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4.0615" calcext:value-type="float">
            <text:p>54.0615</text:p>
          </table:table-cell>
          <table:table-cell office:value-type="float" office:value="1123" calcext:value-type="float">
            <text:p>1123</text:p>
          </table:table-cell>
          <table:table-cell office:value-type="float" office:value="54.0615" calcext:value-type="float">
            <text:p>54.0615</text:p>
          </table:table-cell>
          <table:table-cell office:value-type="float" office:value="1096" calcext:value-type="float">
            <text:p>1096</text:p>
          </table:table-cell>
          <table:table-cell office:value-type="float" office:value="54.0615" calcext:value-type="float">
            <text:p>54.0615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2.583" calcext:value-type="float">
            <text:p>22.583</text:p>
          </table:table-cell>
          <table:table-cell office:value-type="float" office:value="2016" calcext:value-type="float">
            <text:p>2016</text:p>
          </table:table-cell>
          <table:table-cell office:value-type="float" office:value="45.0881" calcext:value-type="float">
            <text:p>45.0881</text:p>
          </table:table-cell>
          <table:table-cell office:value-type="float" office:value="1969" calcext:value-type="float">
            <text:p>1969</text:p>
          </table:table-cell>
          <table:table-cell office:value-type="float" office:value="68.4982" calcext:value-type="float">
            <text:p>68.4982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13.0528" calcext:value-type="float">
            <text:p>13.0528</text:p>
          </table:table-cell>
          <table:table-cell office:value-type="float" office:value="2909" calcext:value-type="float">
            <text:p>2909</text:p>
          </table:table-cell>
          <table:table-cell office:value-type="float" office:value="30.8397" calcext:value-type="float">
            <text:p>30.8397</text:p>
          </table:table-cell>
          <table:table-cell office:value-type="float" office:value="2842" calcext:value-type="float">
            <text:p>2842</text:p>
          </table:table-cell>
          <table:table-cell office:value-type="float" office:value="75.8183" calcext:value-type="float">
            <text:p>75.8183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9.35725" calcext:value-type="float">
            <text:p>9.35725</text:p>
          </table:table-cell>
          <table:table-cell office:value-type="float" office:value="3800" calcext:value-type="float">
            <text:p>3800</text:p>
          </table:table-cell>
          <table:table-cell office:value-type="float" office:value="27.3102" calcext:value-type="float">
            <text:p>27.3102</text:p>
          </table:table-cell>
          <table:table-cell office:value-type="float" office:value="3715" calcext:value-type="float">
            <text:p>3715</text:p>
          </table:table-cell>
          <table:table-cell office:value-type="float" office:value="78.3618" calcext:value-type="float">
            <text:p>78.3618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7.84534" calcext:value-type="float">
            <text:p>7.84534</text:p>
          </table:table-cell>
          <table:table-cell office:value-type="float" office:value="4693" calcext:value-type="float">
            <text:p>4693</text:p>
          </table:table-cell>
          <table:table-cell office:value-type="float" office:value="26.0008" calcext:value-type="float">
            <text:p>26.0008</text:p>
          </table:table-cell>
          <table:table-cell office:value-type="float" office:value="4588" calcext:value-type="float">
            <text:p>4588</text:p>
          </table:table-cell>
          <table:table-cell office:value-type="float" office:value="79.0992" calcext:value-type="float">
            <text:p>79.0992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6.63915" calcext:value-type="float">
            <text:p>6.63915</text:p>
          </table:table-cell>
          <table:table-cell office:value-type="float" office:value="5584" calcext:value-type="float">
            <text:p>5584</text:p>
          </table:table-cell>
          <table:table-cell office:value-type="float" office:value="23.9546" calcext:value-type="float">
            <text:p>23.9546</text:p>
          </table:table-cell>
          <table:table-cell office:value-type="float" office:value="5461" calcext:value-type="float">
            <text:p>5461</text:p>
          </table:table-cell>
          <table:table-cell office:value-type="float" office:value="76.2314" calcext:value-type="float">
            <text:p>76.2314</text:p>
          </table:table-cell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float" office:value="5.89267" calcext:value-type="float">
            <text:p>5.89267</text:p>
          </table:table-cell>
          <table:table-cell office:value-type="float" office:value="6471" calcext:value-type="float">
            <text:p>6471</text:p>
          </table:table-cell>
          <table:table-cell office:value-type="float" office:value="22.424" calcext:value-type="float">
            <text:p>22.424</text:p>
          </table:table-cell>
          <table:table-cell office:value-type="float" office:value="6332" calcext:value-type="float">
            <text:p>6332</text:p>
          </table:table-cell>
          <table:table-cell office:value-type="float" office:value="76.0431" calcext:value-type="float">
            <text:p>76.0431</text:p>
          </table:table-cell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float" office:value="5.3566" calcext:value-type="float">
            <text:p>5.3566</text:p>
          </table:table-cell>
          <table:table-cell office:value-type="float" office:value="7359" calcext:value-type="float">
            <text:p>7359</text:p>
          </table:table-cell>
          <table:table-cell office:value-type="float" office:value="22.1486" calcext:value-type="float">
            <text:p>22.1486</text:p>
          </table:table-cell>
          <table:table-cell office:value-type="float" office:value="7205" calcext:value-type="float">
            <text:p>7205</text:p>
          </table:table-cell>
          <table:table-cell office:value-type="float" office:value="76.0304" calcext:value-type="float">
            <text:p>76.0304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5.03918" calcext:value-type="float">
            <text:p>5.03918</text:p>
          </table:table-cell>
          <table:table-cell office:value-type="float" office:value="8246" calcext:value-type="float">
            <text:p>8246</text:p>
          </table:table-cell>
          <table:table-cell office:value-type="float" office:value="20.0882" calcext:value-type="float">
            <text:p>20.0882</text:p>
          </table:table-cell>
          <table:table-cell office:value-type="float" office:value="8078" calcext:value-type="float">
            <text:p>8078</text:p>
          </table:table-cell>
          <table:table-cell office:value-type="float" office:value="75.741" calcext:value-type="float">
            <text:p>75.741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float" office:value="4.64617" calcext:value-type="float">
            <text:p>4.64617</text:p>
          </table:table-cell>
          <table:table-cell office:value-type="float" office:value="9134" calcext:value-type="float">
            <text:p>9134</text:p>
          </table:table-cell>
          <table:table-cell office:value-type="float" office:value="19.1117" calcext:value-type="float">
            <text:p>19.1117</text:p>
          </table:table-cell>
          <table:table-cell office:value-type="float" office:value="8951" calcext:value-type="float">
            <text:p>8951</text:p>
          </table:table-cell>
          <table:table-cell office:value-type="float" office:value="76.1359" calcext:value-type="float">
            <text:p>76.1359</text:p>
          </table:table-cell>
        </table:table-row>
        <table:table-row table:style-name="ro1">
          <table:table-cell office:value-type="float" office:value="17063" calcext:value-type="float">
            <text:p>17063</text:p>
          </table:table-cell>
          <table:table-cell office:value-type="float" office:value="4.32535" calcext:value-type="float">
            <text:p>4.32535</text:p>
          </table:table-cell>
          <table:table-cell office:value-type="float" office:value="10023" calcext:value-type="float">
            <text:p>10023</text:p>
          </table:table-cell>
          <table:table-cell office:value-type="float" office:value="18.7485" calcext:value-type="float">
            <text:p>18.7485</text:p>
          </table:table-cell>
          <table:table-cell office:value-type="float" office:value="9824" calcext:value-type="float">
            <text:p>9824</text:p>
          </table:table-cell>
          <table:table-cell office:value-type="float" office:value="77.6614" calcext:value-type="float">
            <text:p>77.6614</text:p>
          </table:table-cell>
        </table:table-row>
        <table:table-row table:style-name="ro1">
          <table:table-cell office:value-type="float" office:value="18652" calcext:value-type="float">
            <text:p>18652</text:p>
          </table:table-cell>
          <table:table-cell office:value-type="float" office:value="4.10054" calcext:value-type="float">
            <text:p>4.10054</text:p>
          </table:table-cell>
          <table:table-cell office:value-type="float" office:value="10911" calcext:value-type="float">
            <text:p>10911</text:p>
          </table:table-cell>
          <table:table-cell office:value-type="float" office:value="18.2296" calcext:value-type="float">
            <text:p>18.2296</text:p>
          </table:table-cell>
          <table:table-cell office:value-type="float" office:value="10697" calcext:value-type="float">
            <text:p>10697</text:p>
          </table:table-cell>
          <table:table-cell office:value-type="float" office:value="77.0125" calcext:value-type="float">
            <text:p>77.0125</text:p>
          </table:table-cell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3.84933" calcext:value-type="float">
            <text:p>3.84933</text:p>
          </table:table-cell>
          <table:table-cell office:value-type="float" office:value="11800" calcext:value-type="float">
            <text:p>11800</text:p>
          </table:table-cell>
          <table:table-cell office:value-type="float" office:value="17.9089" calcext:value-type="float">
            <text:p>17.9089</text:p>
          </table:table-cell>
          <table:table-cell office:value-type="float" office:value="11570" calcext:value-type="float">
            <text:p>11570</text:p>
          </table:table-cell>
          <table:table-cell office:value-type="float" office:value="77.7294" calcext:value-type="float">
            <text:p>77.7294</text:p>
          </table:table-cell>
        </table:table-row>
        <table:table-row table:style-name="ro1">
          <table:table-cell office:value-type="float" office:value="21818" calcext:value-type="float">
            <text:p>21818</text:p>
          </table:table-cell>
          <table:table-cell office:value-type="float" office:value="3.65683" calcext:value-type="float">
            <text:p>3.65683</text:p>
          </table:table-cell>
          <table:table-cell office:value-type="float" office:value="12692" calcext:value-type="float">
            <text:p>12692</text:p>
          </table:table-cell>
          <table:table-cell office:value-type="float" office:value="17.5428" calcext:value-type="float">
            <text:p>17.5428</text:p>
          </table:table-cell>
          <table:table-cell office:value-type="float" office:value="12444" calcext:value-type="float">
            <text:p>12444</text:p>
          </table:table-cell>
          <table:table-cell office:value-type="float" office:value="76.7111" calcext:value-type="float">
            <text:p>76.7111</text:p>
          </table:table-cell>
        </table:table-row>
        <table:table-row table:style-name="ro1">
          <table:table-cell office:value-type="float" office:value="23402" calcext:value-type="float">
            <text:p>23402</text:p>
          </table:table-cell>
          <table:table-cell office:value-type="float" office:value="3.51778" calcext:value-type="float">
            <text:p>3.51778</text:p>
          </table:table-cell>
          <table:table-cell office:value-type="float" office:value="13582" calcext:value-type="float">
            <text:p>13582</text:p>
          </table:table-cell>
          <table:table-cell office:value-type="float" office:value="16.6859" calcext:value-type="float">
            <text:p>16.6859</text:p>
          </table:table-cell>
          <table:table-cell office:value-type="float" office:value="13317" calcext:value-type="float">
            <text:p>13317</text:p>
          </table:table-cell>
          <table:table-cell office:value-type="float" office:value="76.8831" calcext:value-type="float">
            <text:p>76.8831</text:p>
          </table:table-cell>
        </table:table-row>
        <table:table-row table:style-name="ro1">
          <table:table-cell office:value-type="float" office:value="24985" calcext:value-type="float">
            <text:p>24985</text:p>
          </table:table-cell>
          <table:table-cell office:value-type="float" office:value="3.34524" calcext:value-type="float">
            <text:p>3.34524</text:p>
          </table:table-cell>
          <table:table-cell office:value-type="float" office:value="14471" calcext:value-type="float">
            <text:p>14471</text:p>
          </table:table-cell>
          <table:table-cell office:value-type="float" office:value="16.3261" calcext:value-type="float">
            <text:p>16.3261</text:p>
          </table:table-cell>
          <table:table-cell office:value-type="float" office:value="14190" calcext:value-type="float">
            <text:p>14190</text:p>
          </table:table-cell>
          <table:table-cell office:value-type="float" office:value="76.369" calcext:value-type="float">
            <text:p>76.369</text:p>
          </table:table-cell>
        </table:table-row>
        <table:table-row table:style-name="ro1">
          <table:table-cell office:value-type="float" office:value="26571" calcext:value-type="float">
            <text:p>26571</text:p>
          </table:table-cell>
          <table:table-cell office:value-type="float" office:value="3.21145" calcext:value-type="float">
            <text:p>3.21145</text:p>
          </table:table-cell>
          <table:table-cell office:value-type="float" office:value="15363" calcext:value-type="float">
            <text:p>15363</text:p>
          </table:table-cell>
          <table:table-cell office:value-type="float" office:value="16.0392" calcext:value-type="float">
            <text:p>16.0392</text:p>
          </table:table-cell>
          <table:table-cell office:value-type="float" office:value="15063" calcext:value-type="float">
            <text:p>15063</text:p>
          </table:table-cell>
          <table:table-cell office:value-type="float" office:value="76.6271" calcext:value-type="float">
            <text:p>76.6271</text:p>
          </table:table-cell>
        </table:table-row>
        <table:table-row table:style-name="ro1">
          <table:table-cell office:value-type="float" office:value="28176" calcext:value-type="float">
            <text:p>28176</text:p>
          </table:table-cell>
          <table:table-cell office:value-type="float" office:value="3.10115" calcext:value-type="float">
            <text:p>3.10115</text:p>
          </table:table-cell>
          <table:table-cell office:value-type="float" office:value="16252" calcext:value-type="float">
            <text:p>16252</text:p>
          </table:table-cell>
          <table:table-cell office:value-type="float" office:value="15.5527" calcext:value-type="float">
            <text:p>15.5527</text:p>
          </table:table-cell>
          <table:table-cell office:value-type="float" office:value="15937" calcext:value-type="float">
            <text:p>15937</text:p>
          </table:table-cell>
          <table:table-cell office:value-type="float" office:value="75.4031" calcext:value-type="float">
            <text:p>75.4031</text:p>
          </table:table-cell>
        </table:table-row>
        <table:table-row table:style-name="ro1">
          <table:table-cell office:value-type="float" office:value="29780" calcext:value-type="float">
            <text:p>29780</text:p>
          </table:table-cell>
          <table:table-cell office:value-type="float" office:value="2.96315" calcext:value-type="float">
            <text:p>2.96315</text:p>
          </table:table-cell>
          <table:table-cell office:value-type="float" office:value="17137" calcext:value-type="float">
            <text:p>17137</text:p>
          </table:table-cell>
          <table:table-cell office:value-type="float" office:value="15.1263" calcext:value-type="float">
            <text:p>15.1263</text:p>
          </table:table-cell>
          <table:table-cell office:value-type="float" office:value="16809" calcext:value-type="float">
            <text:p>16809</text:p>
          </table:table-cell>
          <table:table-cell office:value-type="float" office:value="74.8143" calcext:value-type="float">
            <text:p>74.8143</text:p>
          </table:table-cell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float" office:value="2.84658" calcext:value-type="float">
            <text:p>2.84658</text:p>
          </table:table-cell>
          <table:table-cell office:value-type="float" office:value="18024" calcext:value-type="float">
            <text:p>18024</text:p>
          </table:table-cell>
          <table:table-cell office:value-type="float" office:value="15.1971" calcext:value-type="float">
            <text:p>15.1971</text:p>
          </table:table-cell>
          <table:table-cell office:value-type="float" office:value="17683" calcext:value-type="float">
            <text:p>17683</text:p>
          </table:table-cell>
          <table:table-cell office:value-type="float" office:value="73.8754" calcext:value-type="float">
            <text:p>73.8754</text:p>
          </table:table-cell>
        </table:table-row>
        <table:table-row table:style-name="ro1">
          <table:table-cell office:value-type="float" office:value="32963" calcext:value-type="float">
            <text:p>32963</text:p>
          </table:table-cell>
          <table:table-cell office:value-type="float" office:value="2.71061" calcext:value-type="float">
            <text:p>2.71061</text:p>
          </table:table-cell>
          <table:table-cell office:value-type="float" office:value="18911" calcext:value-type="float">
            <text:p>18911</text:p>
          </table:table-cell>
          <table:table-cell office:value-type="float" office:value="14.0534" calcext:value-type="float">
            <text:p>14.0534</text:p>
          </table:table-cell>
          <table:table-cell office:value-type="float" office:value="18557" calcext:value-type="float">
            <text:p>18557</text:p>
          </table:table-cell>
          <table:table-cell office:value-type="float" office:value="73.0574" calcext:value-type="float">
            <text:p>73.0574</text:p>
          </table:table-cell>
        </table:table-row>
        <table:table-row table:style-name="ro1">
          <table:table-cell office:value-type="float" office:value="34564" calcext:value-type="float">
            <text:p>34564</text:p>
          </table:table-cell>
          <table:table-cell office:value-type="float" office:value="2.58242" calcext:value-type="float">
            <text:p>2.58242</text:p>
          </table:table-cell>
          <table:table-cell office:value-type="float" office:value="19798" calcext:value-type="float">
            <text:p>19798</text:p>
          </table:table-cell>
          <table:table-cell office:value-type="float" office:value="13.7877" calcext:value-type="float">
            <text:p>13.7877</text:p>
          </table:table-cell>
          <table:table-cell office:value-type="float" office:value="19430" calcext:value-type="float">
            <text:p>19430</text:p>
          </table:table-cell>
          <table:table-cell office:value-type="float" office:value="73.2819" calcext:value-type="float">
            <text:p>73.2819</text:p>
          </table:table-cell>
        </table:table-row>
        <table:table-row table:style-name="ro1">
          <table:table-cell office:value-type="float" office:value="36148" calcext:value-type="float">
            <text:p>36148</text:p>
          </table:table-cell>
          <table:table-cell office:value-type="float" office:value="2.48407" calcext:value-type="float">
            <text:p>2.48407</text:p>
          </table:table-cell>
          <table:table-cell office:value-type="float" office:value="20685" calcext:value-type="float">
            <text:p>20685</text:p>
          </table:table-cell>
          <table:table-cell office:value-type="float" office:value="12.8211" calcext:value-type="float">
            <text:p>12.8211</text:p>
          </table:table-cell>
          <table:table-cell office:value-type="float" office:value="20303" calcext:value-type="float">
            <text:p>20303</text:p>
          </table:table-cell>
          <table:table-cell office:value-type="float" office:value="72.5899" calcext:value-type="float">
            <text:p>72.5899</text:p>
          </table:table-cell>
        </table:table-row>
        <table:table-row table:style-name="ro1">
          <table:table-cell office:value-type="float" office:value="37752" calcext:value-type="float">
            <text:p>37752</text:p>
          </table:table-cell>
          <table:table-cell office:value-type="float" office:value="2.38259" calcext:value-type="float">
            <text:p>2.38259</text:p>
          </table:table-cell>
          <table:table-cell office:value-type="float" office:value="21574" calcext:value-type="float">
            <text:p>21574</text:p>
          </table:table-cell>
          <table:table-cell office:value-type="float" office:value="12.6647" calcext:value-type="float">
            <text:p>12.6647</text:p>
          </table:table-cell>
          <table:table-cell office:value-type="float" office:value="21175" calcext:value-type="float">
            <text:p>21175</text:p>
          </table:table-cell>
          <table:table-cell office:value-type="float" office:value="72.2571" calcext:value-type="float">
            <text:p>72.2571</text:p>
          </table:table-cell>
        </table:table-row>
        <table:table-row table:style-name="ro1">
          <table:table-cell office:value-type="float" office:value="39355" calcext:value-type="float">
            <text:p>39355</text:p>
          </table:table-cell>
          <table:table-cell office:value-type="float" office:value="2.28756" calcext:value-type="float">
            <text:p>2.28756</text:p>
          </table:table-cell>
          <table:table-cell office:value-type="float" office:value="22464" calcext:value-type="float">
            <text:p>22464</text:p>
          </table:table-cell>
          <table:table-cell office:value-type="float" office:value="12.385" calcext:value-type="float">
            <text:p>12.385</text:p>
          </table:table-cell>
          <table:table-cell office:value-type="float" office:value="22048" calcext:value-type="float">
            <text:p>22048</text:p>
          </table:table-cell>
          <table:table-cell office:value-type="float" office:value="71.4021" calcext:value-type="float">
            <text:p>71.4021</text:p>
          </table:table-cell>
        </table:table-row>
        <table:table-row table:style-name="ro1">
          <table:table-cell office:value-type="float" office:value="40955" calcext:value-type="float">
            <text:p>40955</text:p>
          </table:table-cell>
          <table:table-cell office:value-type="float" office:value="2.20944" calcext:value-type="float">
            <text:p>2.20944</text:p>
          </table:table-cell>
          <table:table-cell office:value-type="float" office:value="23356" calcext:value-type="float">
            <text:p>23356</text:p>
          </table:table-cell>
          <table:table-cell office:value-type="float" office:value="12.232" calcext:value-type="float">
            <text:p>12.232</text:p>
          </table:table-cell>
          <table:table-cell office:value-type="float" office:value="22923" calcext:value-type="float">
            <text:p>22923</text:p>
          </table:table-cell>
          <table:table-cell office:value-type="float" office:value="70.7849" calcext:value-type="float">
            <text:p>70.7849</text:p>
          </table:table-cell>
        </table:table-row>
        <table:table-row table:style-name="ro1">
          <table:table-cell office:value-type="float" office:value="42548" calcext:value-type="float">
            <text:p>42548</text:p>
          </table:table-cell>
          <table:table-cell office:value-type="float" office:value="2.139" calcext:value-type="float">
            <text:p>2.139</text:p>
          </table:table-cell>
          <table:table-cell office:value-type="float" office:value="24246" calcext:value-type="float">
            <text:p>24246</text:p>
          </table:table-cell>
          <table:table-cell office:value-type="float" office:value="12.0202" calcext:value-type="float">
            <text:p>12.0202</text:p>
          </table:table-cell>
          <table:table-cell office:value-type="float" office:value="23796" calcext:value-type="float">
            <text:p>23796</text:p>
          </table:table-cell>
          <table:table-cell office:value-type="float" office:value="70.4034" calcext:value-type="float">
            <text:p>70.4034</text:p>
          </table:table-cell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float" office:value="2.0843" calcext:value-type="float">
            <text:p>2.0843</text:p>
          </table:table-cell>
          <table:table-cell office:value-type="float" office:value="25133" calcext:value-type="float">
            <text:p>25133</text:p>
          </table:table-cell>
          <table:table-cell office:value-type="float" office:value="11.6954" calcext:value-type="float">
            <text:p>11.6954</text:p>
          </table:table-cell>
          <table:table-cell office:value-type="float" office:value="24669" calcext:value-type="float">
            <text:p>24669</text:p>
          </table:table-cell>
          <table:table-cell office:value-type="float" office:value="70.1331" calcext:value-type="float">
            <text:p>70.1331</text:p>
          </table:table-cell>
        </table:table-row>
        <table:table-row table:style-name="ro1">
          <table:table-cell office:value-type="float" office:value="45752" calcext:value-type="float">
            <text:p>45752</text:p>
          </table:table-cell>
          <table:table-cell office:value-type="float" office:value="2.0205" calcext:value-type="float">
            <text:p>2.0205</text:p>
          </table:table-cell>
          <table:table-cell office:value-type="float" office:value="26019" calcext:value-type="float">
            <text:p>26019</text:p>
          </table:table-cell>
          <table:table-cell office:value-type="float" office:value="11.5206" calcext:value-type="float">
            <text:p>11.5206</text:p>
          </table:table-cell>
          <table:table-cell office:value-type="float" office:value="25543" calcext:value-type="float">
            <text:p>25543</text:p>
          </table:table-cell>
          <table:table-cell office:value-type="float" office:value="69.9624" calcext:value-type="float">
            <text:p>69.9624</text:p>
          </table:table-cell>
        </table:table-row>
        <table:table-row table:style-name="ro1">
          <table:table-cell office:value-type="float" office:value="47371" calcext:value-type="float">
            <text:p>47371</text:p>
          </table:table-cell>
          <table:table-cell office:value-type="float" office:value="1.955" calcext:value-type="float">
            <text:p>1.955</text:p>
          </table:table-cell>
          <table:table-cell office:value-type="float" office:value="26907" calcext:value-type="float">
            <text:p>26907</text:p>
          </table:table-cell>
          <table:table-cell office:value-type="float" office:value="11.3118" calcext:value-type="float">
            <text:p>11.3118</text:p>
          </table:table-cell>
          <table:table-cell office:value-type="float" office:value="26416" calcext:value-type="float">
            <text:p>26416</text:p>
          </table:table-cell>
          <table:table-cell office:value-type="float" office:value="69.9336" calcext:value-type="float">
            <text:p>69.9336</text:p>
          </table:table-cell>
        </table:table-row>
        <table:table-row table:style-name="ro1">
          <table:table-cell office:value-type="float" office:value="49005" calcext:value-type="float">
            <text:p>49005</text:p>
          </table:table-cell>
          <table:table-cell office:value-type="float" office:value="1.89835" calcext:value-type="float">
            <text:p>1.89835</text:p>
          </table:table-cell>
          <table:table-cell office:value-type="float" office:value="27796" calcext:value-type="float">
            <text:p>27796</text:p>
          </table:table-cell>
          <table:table-cell office:value-type="float" office:value="11.0814" calcext:value-type="float">
            <text:p>11.0814</text:p>
          </table:table-cell>
          <table:table-cell office:value-type="float" office:value="27290" calcext:value-type="float">
            <text:p>27290</text:p>
          </table:table-cell>
          <table:table-cell office:value-type="float" office:value="69.5885" calcext:value-type="float">
            <text:p>69.5885</text:p>
          </table:table-cell>
        </table:table-row>
        <table:table-row table:style-name="ro1">
          <table:table-cell office:value-type="float" office:value="50634" calcext:value-type="float">
            <text:p>50634</text:p>
          </table:table-cell>
          <table:table-cell office:value-type="float" office:value="1.84555" calcext:value-type="float">
            <text:p>1.84555</text:p>
          </table:table-cell>
          <table:table-cell office:value-type="float" office:value="28684" calcext:value-type="float">
            <text:p>28684</text:p>
          </table:table-cell>
          <table:table-cell office:value-type="float" office:value="10.8748" calcext:value-type="float">
            <text:p>10.8748</text:p>
          </table:table-cell>
          <table:table-cell office:value-type="float" office:value="28164" calcext:value-type="float">
            <text:p>28164</text:p>
          </table:table-cell>
          <table:table-cell office:value-type="float" office:value="69.1353" calcext:value-type="float">
            <text:p>69.1353</text:p>
          </table:table-cell>
        </table:table-row>
        <table:table-row table:style-name="ro1">
          <table:table-cell office:value-type="float" office:value="52239" calcext:value-type="float">
            <text:p>52239</text:p>
          </table:table-cell>
          <table:table-cell office:value-type="float" office:value="1.80644" calcext:value-type="float">
            <text:p>1.80644</text:p>
          </table:table-cell>
          <table:table-cell office:value-type="float" office:value="29574" calcext:value-type="float">
            <text:p>29574</text:p>
          </table:table-cell>
          <table:table-cell office:value-type="float" office:value="10.5966" calcext:value-type="float">
            <text:p>10.5966</text:p>
          </table:table-cell>
          <table:table-cell office:value-type="float" office:value="29041" calcext:value-type="float">
            <text:p>29041</text:p>
          </table:table-cell>
          <table:table-cell office:value-type="float" office:value="68.7833" calcext:value-type="float">
            <text:p>68.7833</text:p>
          </table:table-cell>
        </table:table-row>
        <table:table-row table:style-name="ro1">
          <table:table-cell office:value-type="float" office:value="53843" calcext:value-type="float">
            <text:p>53843</text:p>
          </table:table-cell>
          <table:table-cell office:value-type="float" office:value="1.765" calcext:value-type="float">
            <text:p>1.765</text:p>
          </table:table-cell>
          <table:table-cell office:value-type="float" office:value="30463" calcext:value-type="float">
            <text:p>30463</text:p>
          </table:table-cell>
          <table:table-cell office:value-type="float" office:value="10.2979" calcext:value-type="float">
            <text:p>10.2979</text:p>
          </table:table-cell>
          <table:table-cell office:value-type="float" office:value="29914" calcext:value-type="float">
            <text:p>29914</text:p>
          </table:table-cell>
          <table:table-cell office:value-type="float" office:value="68.9495" calcext:value-type="float">
            <text:p>68.9495</text:p>
          </table:table-cell>
        </table:table-row>
        <table:table-row table:style-name="ro1">
          <table:table-cell office:value-type="float" office:value="55455" calcext:value-type="float">
            <text:p>55455</text:p>
          </table:table-cell>
          <table:table-cell office:value-type="float" office:value="1.7302" calcext:value-type="float">
            <text:p>1.7302</text:p>
          </table:table-cell>
          <table:table-cell office:value-type="float" office:value="31351" calcext:value-type="float">
            <text:p>31351</text:p>
          </table:table-cell>
          <table:table-cell office:value-type="float" office:value="9.98769" calcext:value-type="float">
            <text:p>9.98769</text:p>
          </table:table-cell>
          <table:table-cell office:value-type="float" office:value="30787" calcext:value-type="float">
            <text:p>30787</text:p>
          </table:table-cell>
          <table:table-cell office:value-type="float" office:value="68.9026" calcext:value-type="float">
            <text:p>68.9026</text:p>
          </table:table-cell>
        </table:table-row>
        <table:table-row table:style-name="ro1">
          <table:table-cell office:value-type="float" office:value="57048" calcext:value-type="float">
            <text:p>57048</text:p>
          </table:table-cell>
          <table:table-cell office:value-type="float" office:value="1.69183" calcext:value-type="float">
            <text:p>1.69183</text:p>
          </table:table-cell>
          <table:table-cell office:value-type="float" office:value="32240" calcext:value-type="float">
            <text:p>32240</text:p>
          </table:table-cell>
          <table:table-cell office:value-type="float" office:value="9.8211" calcext:value-type="float">
            <text:p>9.8211</text:p>
          </table:table-cell>
          <table:table-cell office:value-type="float" office:value="31659" calcext:value-type="float">
            <text:p>31659</text:p>
          </table:table-cell>
          <table:table-cell office:value-type="float" office:value="69.0386" calcext:value-type="float">
            <text:p>69.0386</text:p>
          </table:table-cell>
        </table:table-row>
        <table:table-row table:style-name="ro1">
          <table:table-cell office:value-type="float" office:value="58637" calcext:value-type="float">
            <text:p>58637</text:p>
          </table:table-cell>
          <table:table-cell office:value-type="float" office:value="1.64986" calcext:value-type="float">
            <text:p>1.64986</text:p>
          </table:table-cell>
          <table:table-cell office:value-type="float" office:value="33126" calcext:value-type="float">
            <text:p>33126</text:p>
          </table:table-cell>
          <table:table-cell office:value-type="float" office:value="9.68059" calcext:value-type="float">
            <text:p>9.68059</text:p>
          </table:table-cell>
          <table:table-cell office:value-type="float" office:value="32533" calcext:value-type="float">
            <text:p>32533</text:p>
          </table:table-cell>
          <table:table-cell office:value-type="float" office:value="69.1651" calcext:value-type="float">
            <text:p>69.1651</text:p>
          </table:table-cell>
        </table:table-row>
        <table:table-row table:style-name="ro1">
          <table:table-cell office:value-type="float" office:value="60243" calcext:value-type="float">
            <text:p>60243</text:p>
          </table:table-cell>
          <table:table-cell office:value-type="float" office:value="1.6071" calcext:value-type="float">
            <text:p>1.6071</text:p>
          </table:table-cell>
          <table:table-cell office:value-type="float" office:value="34014" calcext:value-type="float">
            <text:p>34014</text:p>
          </table:table-cell>
          <table:table-cell office:value-type="float" office:value="9.6141" calcext:value-type="float">
            <text:p>9.6141</text:p>
          </table:table-cell>
          <table:table-cell office:value-type="float" office:value="33406" calcext:value-type="float">
            <text:p>33406</text:p>
          </table:table-cell>
          <table:table-cell office:value-type="float" office:value="69.1234" calcext:value-type="float">
            <text:p>69.1234</text:p>
          </table:table-cell>
        </table:table-row>
        <table:table-row table:style-name="ro1">
          <table:table-cell office:value-type="float" office:value="61825" calcext:value-type="float">
            <text:p>61825</text:p>
          </table:table-cell>
          <table:table-cell office:value-type="float" office:value="1.56807" calcext:value-type="float">
            <text:p>1.56807</text:p>
          </table:table-cell>
          <table:table-cell office:value-type="float" office:value="34900" calcext:value-type="float">
            <text:p>34900</text:p>
          </table:table-cell>
          <table:table-cell office:value-type="float" office:value="9.45464" calcext:value-type="float">
            <text:p>9.45464</text:p>
          </table:table-cell>
          <table:table-cell office:value-type="float" office:value="34278" calcext:value-type="float">
            <text:p>34278</text:p>
          </table:table-cell>
          <table:table-cell office:value-type="float" office:value="69.0976" calcext:value-type="float">
            <text:p>69.0976</text:p>
          </table:table-cell>
        </table:table-row>
        <table:table-row table:style-name="ro1">
          <table:table-cell office:value-type="float" office:value="63422" calcext:value-type="float">
            <text:p>63422</text:p>
          </table:table-cell>
          <table:table-cell office:value-type="float" office:value="1.53163" calcext:value-type="float">
            <text:p>1.53163</text:p>
          </table:table-cell>
          <table:table-cell office:value-type="float" office:value="35785" calcext:value-type="float">
            <text:p>35785</text:p>
          </table:table-cell>
          <table:table-cell office:value-type="float" office:value="9.36645" calcext:value-type="float">
            <text:p>9.36645</text:p>
          </table:table-cell>
          <table:table-cell office:value-type="float" office:value="35152" calcext:value-type="float">
            <text:p>35152</text:p>
          </table:table-cell>
          <table:table-cell office:value-type="float" office:value="68.8694" calcext:value-type="float">
            <text:p>68.8694</text:p>
          </table:table-cell>
        </table:table-row>
        <table:table-row table:style-name="ro1">
          <table:table-cell office:value-type="float" office:value="65028" calcext:value-type="float">
            <text:p>65028</text:p>
          </table:table-cell>
          <table:table-cell office:value-type="float" office:value="1.49895" calcext:value-type="float">
            <text:p>1.49895</text:p>
          </table:table-cell>
          <table:table-cell office:value-type="float" office:value="36673" calcext:value-type="float">
            <text:p>36673</text:p>
          </table:table-cell>
          <table:table-cell office:value-type="float" office:value="9.08368" calcext:value-type="float">
            <text:p>9.08368</text:p>
          </table:table-cell>
          <table:table-cell office:value-type="float" office:value="36025" calcext:value-type="float">
            <text:p>36025</text:p>
          </table:table-cell>
          <table:table-cell office:value-type="float" office:value="68.6974" calcext:value-type="float">
            <text:p>68.6974</text:p>
          </table:table-cell>
        </table:table-row>
        <table:table-row table:style-name="ro1">
          <table:table-cell office:value-type="float" office:value="66625" calcext:value-type="float">
            <text:p>66625</text:p>
          </table:table-cell>
          <table:table-cell office:value-type="float" office:value="1.46659" calcext:value-type="float">
            <text:p>1.46659</text:p>
          </table:table-cell>
          <table:table-cell office:value-type="float" office:value="37562" calcext:value-type="float">
            <text:p>37562</text:p>
          </table:table-cell>
          <table:table-cell office:value-type="float" office:value="8.96571" calcext:value-type="float">
            <text:p>8.96571</text:p>
          </table:table-cell>
          <table:table-cell office:value-type="float" office:value="36898" calcext:value-type="float">
            <text:p>36898</text:p>
          </table:table-cell>
          <table:table-cell office:value-type="float" office:value="68.8717" calcext:value-type="float">
            <text:p>68.8717</text:p>
          </table:table-cell>
        </table:table-row>
        <table:table-row table:style-name="ro1">
          <table:table-cell office:value-type="float" office:value="68209" calcext:value-type="float">
            <text:p>68209</text:p>
          </table:table-cell>
          <table:table-cell office:value-type="float" office:value="1.43255" calcext:value-type="float">
            <text:p>1.43255</text:p>
          </table:table-cell>
          <table:table-cell office:value-type="float" office:value="38450" calcext:value-type="float">
            <text:p>38450</text:p>
          </table:table-cell>
          <table:table-cell office:value-type="float" office:value="8.78641" calcext:value-type="float">
            <text:p>8.78641</text:p>
          </table:table-cell>
          <table:table-cell office:value-type="float" office:value="37771" calcext:value-type="float">
            <text:p>37771</text:p>
          </table:table-cell>
          <table:table-cell office:value-type="float" office:value="68.8229" calcext:value-type="float">
            <text:p>68.8229</text:p>
          </table:table-cell>
        </table:table-row>
        <table:table-row table:style-name="ro1">
          <table:table-cell office:value-type="float" office:value="69790" calcext:value-type="float">
            <text:p>69790</text:p>
          </table:table-cell>
          <table:table-cell office:value-type="float" office:value="1.39926" calcext:value-type="float">
            <text:p>1.39926</text:p>
          </table:table-cell>
          <table:table-cell office:value-type="float" office:value="39337" calcext:value-type="float">
            <text:p>39337</text:p>
          </table:table-cell>
          <table:table-cell office:value-type="float" office:value="8.62474" calcext:value-type="float">
            <text:p>8.62474</text:p>
          </table:table-cell>
          <table:table-cell office:value-type="float" office:value="38644" calcext:value-type="float">
            <text:p>38644</text:p>
          </table:table-cell>
          <table:table-cell office:value-type="float" office:value="68.6121" calcext:value-type="float">
            <text:p>68.6121</text:p>
          </table:table-cell>
        </table:table-row>
        <table:table-row table:style-name="ro1">
          <table:table-cell office:value-type="float" office:value="71372" calcext:value-type="float">
            <text:p>71372</text:p>
          </table:table-cell>
          <table:table-cell office:value-type="float" office:value="1.36513" calcext:value-type="float">
            <text:p>1.36513</text:p>
          </table:table-cell>
          <table:table-cell office:value-type="float" office:value="40227" calcext:value-type="float">
            <text:p>40227</text:p>
          </table:table-cell>
          <table:table-cell office:value-type="float" office:value="8.47793" calcext:value-type="float">
            <text:p>8.47793</text:p>
          </table:table-cell>
          <table:table-cell office:value-type="float" office:value="39542" calcext:value-type="float">
            <text:p>39542</text:p>
          </table:table-cell>
          <table:table-cell office:value-type="float" office:value="68.4142" calcext:value-type="float">
            <text:p>68.4142</text:p>
          </table:table-cell>
        </table:table-row>
        <table:table-row table:style-name="ro1">
          <table:table-cell office:value-type="float" office:value="72955" calcext:value-type="float">
            <text:p>72955</text:p>
          </table:table-cell>
          <table:table-cell office:value-type="float" office:value="1.33553" calcext:value-type="float">
            <text:p>1.33553</text:p>
          </table:table-cell>
          <table:table-cell office:value-type="float" office:value="41114" calcext:value-type="float">
            <text:p>41114</text:p>
          </table:table-cell>
          <table:table-cell office:value-type="float" office:value="8.31946" calcext:value-type="float">
            <text:p>8.31946</text:p>
          </table:table-cell>
          <table:table-cell office:value-type="float" office:value="40424" calcext:value-type="float">
            <text:p>40424</text:p>
          </table:table-cell>
          <table:table-cell office:value-type="float" office:value="68.2285" calcext:value-type="float">
            <text:p>68.2285</text:p>
          </table:table-cell>
        </table:table-row>
        <table:table-row table:style-name="ro1">
          <table:table-cell office:value-type="float" office:value="74541" calcext:value-type="float">
            <text:p>74541</text:p>
          </table:table-cell>
          <table:table-cell office:value-type="float" office:value="1.30789" calcext:value-type="float">
            <text:p>1.30789</text:p>
          </table:table-cell>
          <table:table-cell office:value-type="float" office:value="42000" calcext:value-type="float">
            <text:p>42000</text:p>
          </table:table-cell>
          <table:table-cell office:value-type="float" office:value="8.21162" calcext:value-type="float">
            <text:p>8.21162</text:p>
          </table:table-cell>
          <table:table-cell office:value-type="float" office:value="41297" calcext:value-type="float">
            <text:p>41297</text:p>
          </table:table-cell>
          <table:table-cell office:value-type="float" office:value="68.1273" calcext:value-type="float">
            <text:p>68.1273</text:p>
          </table:table-cell>
        </table:table-row>
        <table:table-row table:style-name="ro1">
          <table:table-cell office:value-type="float" office:value="76125" calcext:value-type="float">
            <text:p>76125</text:p>
          </table:table-cell>
          <table:table-cell office:value-type="float" office:value="1.28443" calcext:value-type="float">
            <text:p>1.28443</text:p>
          </table:table-cell>
          <table:table-cell office:value-type="float" office:value="42887" calcext:value-type="float">
            <text:p>42887</text:p>
          </table:table-cell>
          <table:table-cell office:value-type="float" office:value="8.12775" calcext:value-type="float">
            <text:p>8.12775</text:p>
          </table:table-cell>
          <table:table-cell office:value-type="float" office:value="42170" calcext:value-type="float">
            <text:p>42170</text:p>
          </table:table-cell>
          <table:table-cell office:value-type="float" office:value="67.9095" calcext:value-type="float">
            <text:p>67.9095</text:p>
          </table:table-cell>
        </table:table-row>
        <table:table-row table:style-name="ro1">
          <table:table-cell office:value-type="float" office:value="77708" calcext:value-type="float">
            <text:p>77708</text:p>
          </table:table-cell>
          <table:table-cell office:value-type="float" office:value="1.26144" calcext:value-type="float">
            <text:p>1.26144</text:p>
          </table:table-cell>
          <table:table-cell office:value-type="float" office:value="43776" calcext:value-type="float">
            <text:p>43776</text:p>
          </table:table-cell>
          <table:table-cell office:value-type="float" office:value="8.07571" calcext:value-type="float">
            <text:p>8.07571</text:p>
          </table:table-cell>
          <table:table-cell office:value-type="float" office:value="43051" calcext:value-type="float">
            <text:p>43051</text:p>
          </table:table-cell>
          <table:table-cell office:value-type="float" office:value="67.8562" calcext:value-type="float">
            <text:p>67.8562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float" office:value="1.23601" calcext:value-type="float">
            <text:p>1.23601</text:p>
          </table:table-cell>
          <table:table-cell office:value-type="float" office:value="44661" calcext:value-type="float">
            <text:p>44661</text:p>
          </table:table-cell>
          <table:table-cell office:value-type="float" office:value="7.95995" calcext:value-type="float">
            <text:p>7.95995</text:p>
          </table:table-cell>
          <table:table-cell office:value-type="float" office:value="43924" calcext:value-type="float">
            <text:p>43924</text:p>
          </table:table-cell>
          <table:table-cell office:value-type="float" office:value="67.672" calcext:value-type="float">
            <text:p>67.672</text:p>
          </table:table-cell>
        </table:table-row>
        <table:table-row table:style-name="ro1">
          <table:table-cell office:value-type="float" office:value="80878" calcext:value-type="float">
            <text:p>80878</text:p>
          </table:table-cell>
          <table:table-cell office:value-type="float" office:value="1.20929" calcext:value-type="float">
            <text:p>1.20929</text:p>
          </table:table-cell>
          <table:table-cell office:value-type="float" office:value="45547" calcext:value-type="float">
            <text:p>45547</text:p>
          </table:table-cell>
          <table:table-cell office:value-type="float" office:value="7.91404" calcext:value-type="float">
            <text:p>7.91404</text:p>
          </table:table-cell>
          <table:table-cell office:value-type="float" office:value="44796" calcext:value-type="float">
            <text:p>44796</text:p>
          </table:table-cell>
          <table:table-cell office:value-type="float" office:value="67.3344" calcext:value-type="float">
            <text:p>67.3344</text:p>
          </table:table-cell>
        </table:table-row>
        <table:table-row table:style-name="ro1">
          <table:table-cell office:value-type="float" office:value="82474" calcext:value-type="float">
            <text:p>82474</text:p>
          </table:table-cell>
          <table:table-cell office:value-type="float" office:value="1.18276" calcext:value-type="float">
            <text:p>1.18276</text:p>
          </table:table-cell>
          <table:table-cell office:value-type="float" office:value="46439" calcext:value-type="float">
            <text:p>46439</text:p>
          </table:table-cell>
          <table:table-cell office:value-type="float" office:value="7.93301" calcext:value-type="float">
            <text:p>7.93301</text:p>
          </table:table-cell>
          <table:table-cell office:value-type="float" office:value="45670" calcext:value-type="float">
            <text:p>45670</text:p>
          </table:table-cell>
          <table:table-cell office:value-type="float" office:value="67.1895" calcext:value-type="float">
            <text:p>67.1895</text:p>
          </table:table-cell>
        </table:table-row>
        <table:table-row table:style-name="ro1">
          <table:table-cell office:value-type="float" office:value="84060" calcext:value-type="float">
            <text:p>84060</text:p>
          </table:table-cell>
          <table:table-cell office:value-type="float" office:value="1.15002" calcext:value-type="float">
            <text:p>1.15002</text:p>
          </table:table-cell>
          <table:table-cell office:value-type="float" office:value="47328" calcext:value-type="float">
            <text:p>47328</text:p>
          </table:table-cell>
          <table:table-cell office:value-type="float" office:value="7.91564" calcext:value-type="float">
            <text:p>7.91564</text:p>
          </table:table-cell>
          <table:table-cell office:value-type="float" office:value="46543" calcext:value-type="float">
            <text:p>46543</text:p>
          </table:table-cell>
          <table:table-cell office:value-type="float" office:value="66.8763" calcext:value-type="float">
            <text:p>66.8763</text:p>
          </table:table-cell>
        </table:table-row>
        <table:table-row table:style-name="ro1">
          <table:table-cell office:value-type="float" office:value="85648" calcext:value-type="float">
            <text:p>85648</text:p>
          </table:table-cell>
          <table:table-cell office:value-type="float" office:value="1.12169" calcext:value-type="float">
            <text:p>1.12169</text:p>
          </table:table-cell>
          <table:table-cell office:value-type="float" office:value="48219" calcext:value-type="float">
            <text:p>48219</text:p>
          </table:table-cell>
          <table:table-cell office:value-type="float" office:value="7.86769" calcext:value-type="float">
            <text:p>7.86769</text:p>
          </table:table-cell>
          <table:table-cell office:value-type="float" office:value="47415" calcext:value-type="float">
            <text:p>47415</text:p>
          </table:table-cell>
          <table:table-cell office:value-type="float" office:value="66.7855" calcext:value-type="float">
            <text:p>66.7855</text:p>
          </table:table-cell>
        </table:table-row>
        <table:table-row table:style-name="ro1">
          <table:table-cell office:value-type="float" office:value="87238" calcext:value-type="float">
            <text:p>87238</text:p>
          </table:table-cell>
          <table:table-cell office:value-type="float" office:value="1.103" calcext:value-type="float">
            <text:p>1.103</text:p>
          </table:table-cell>
          <table:table-cell office:value-type="float" office:value="49107" calcext:value-type="float">
            <text:p>49107</text:p>
          </table:table-cell>
          <table:table-cell office:value-type="float" office:value="7.78405" calcext:value-type="float">
            <text:p>7.78405</text:p>
          </table:table-cell>
          <table:table-cell office:value-type="float" office:value="48289" calcext:value-type="float">
            <text:p>48289</text:p>
          </table:table-cell>
          <table:table-cell office:value-type="float" office:value="66.448" calcext:value-type="float">
            <text:p>66.448</text:p>
          </table:table-cell>
        </table:table-row>
        <table:table-row table:style-name="ro1">
          <table:table-cell office:value-type="float" office:value="88816" calcext:value-type="float">
            <text:p>88816</text:p>
          </table:table-cell>
          <table:table-cell office:value-type="float" office:value="1.0817" calcext:value-type="float">
            <text:p>1.0817</text:p>
          </table:table-cell>
          <table:table-cell office:value-type="float" office:value="49995" calcext:value-type="float">
            <text:p>49995</text:p>
          </table:table-cell>
          <table:table-cell office:value-type="float" office:value="7.75891" calcext:value-type="float">
            <text:p>7.75891</text:p>
          </table:table-cell>
          <table:table-cell office:value-type="float" office:value="49185" calcext:value-type="float">
            <text:p>49185</text:p>
          </table:table-cell>
          <table:table-cell office:value-type="float" office:value="66.3758" calcext:value-type="float">
            <text:p>66.3758</text:p>
          </table:table-cell>
        </table:table-row>
        <table:table-row table:style-name="ro1">
          <table:table-cell office:value-type="float" office:value="90398" calcext:value-type="float">
            <text:p>90398</text:p>
          </table:table-cell>
          <table:table-cell office:value-type="float" office:value="1.06069" calcext:value-type="float">
            <text:p>1.06069</text:p>
          </table:table-cell>
          <table:table-cell office:value-type="float" office:value="50883" calcext:value-type="float">
            <text:p>50883</text:p>
          </table:table-cell>
          <table:table-cell office:value-type="float" office:value="7.72639" calcext:value-type="float">
            <text:p>7.72639</text:p>
          </table:table-cell>
          <table:table-cell office:value-type="float" office:value="50063" calcext:value-type="float">
            <text:p>50063</text:p>
          </table:table-cell>
          <table:table-cell office:value-type="float" office:value="66.1512" calcext:value-type="float">
            <text:p>66.1512</text:p>
          </table:table-cell>
        </table:table-row>
        <table:table-row table:style-name="ro1">
          <table:table-cell office:value-type="float" office:value="91978" calcext:value-type="float">
            <text:p>9197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51771" calcext:value-type="float">
            <text:p>51771</text:p>
          </table:table-cell>
          <table:table-cell office:value-type="float" office:value="7.68172" calcext:value-type="float">
            <text:p>7.68172</text:p>
          </table:table-cell>
          <table:table-cell office:value-type="float" office:value="50946" calcext:value-type="float">
            <text:p>50946</text:p>
          </table:table-cell>
          <table:table-cell office:value-type="float" office:value="65.958" calcext:value-type="float">
            <text:p>65.958</text:p>
          </table:table-cell>
        </table:table-row>
        <table:table-row table:style-name="ro1">
          <table:table-cell office:value-type="float" office:value="93557" calcext:value-type="float">
            <text:p>93557</text:p>
          </table:table-cell>
          <table:table-cell office:value-type="float" office:value="1.02738" calcext:value-type="float">
            <text:p>1.02738</text:p>
          </table:table-cell>
          <table:table-cell office:value-type="float" office:value="52658" calcext:value-type="float">
            <text:p>52658</text:p>
          </table:table-cell>
          <table:table-cell office:value-type="float" office:value="7.66601" calcext:value-type="float">
            <text:p>7.66601</text:p>
          </table:table-cell>
          <table:table-cell office:value-type="float" office:value="51831" calcext:value-type="float">
            <text:p>51831</text:p>
          </table:table-cell>
          <table:table-cell office:value-type="float" office:value="66.5315" calcext:value-type="float">
            <text:p>66.5315</text:p>
          </table:table-cell>
        </table:table-row>
        <table:table-row table:style-name="ro1">
          <table:table-cell office:value-type="float" office:value="95139" calcext:value-type="float">
            <text:p>95139</text:p>
          </table:table-cell>
          <table:table-cell office:value-type="float" office:value="1.01085" calcext:value-type="float">
            <text:p>1.01085</text:p>
          </table:table-cell>
          <table:table-cell office:value-type="float" office:value="53547" calcext:value-type="float">
            <text:p>53547</text:p>
          </table:table-cell>
          <table:table-cell office:value-type="float" office:value="7.55654" calcext:value-type="float">
            <text:p>7.55654</text:p>
          </table:table-cell>
          <table:table-cell office:value-type="float" office:value="52712" calcext:value-type="float">
            <text:p>52712</text:p>
          </table:table-cell>
          <table:table-cell office:value-type="float" office:value="66.2566" calcext:value-type="float">
            <text:p>66.2566</text:p>
          </table:table-cell>
        </table:table-row>
        <table:table-row table:style-name="ro1">
          <table:table-cell office:value-type="float" office:value="96718" calcext:value-type="float">
            <text:p>96718</text:p>
          </table:table-cell>
          <table:table-cell office:value-type="float" office:value="0.995503" calcext:value-type="float">
            <text:p>0.995503</text:p>
          </table:table-cell>
          <table:table-cell office:value-type="float" office:value="54435" calcext:value-type="float">
            <text:p>54435</text:p>
          </table:table-cell>
          <table:table-cell office:value-type="float" office:value="7.49534" calcext:value-type="float">
            <text:p>7.49534</text:p>
          </table:table-cell>
          <table:table-cell office:value-type="float" office:value="53591" calcext:value-type="float">
            <text:p>53591</text:p>
          </table:table-cell>
          <table:table-cell office:value-type="float" office:value="66.2591" calcext:value-type="float">
            <text:p>66.2591</text:p>
          </table:table-cell>
        </table:table-row>
        <table:table-row table:style-name="ro1">
          <table:table-cell office:value-type="float" office:value="98321" calcext:value-type="float">
            <text:p>98321</text:p>
          </table:table-cell>
          <table:table-cell office:value-type="float" office:value="0.981346" calcext:value-type="float">
            <text:p>0.981346</text:p>
          </table:table-cell>
          <table:table-cell office:value-type="float" office:value="55323" calcext:value-type="float">
            <text:p>55323</text:p>
          </table:table-cell>
          <table:table-cell office:value-type="float" office:value="7.44056" calcext:value-type="float">
            <text:p>7.44056</text:p>
          </table:table-cell>
          <table:table-cell office:value-type="float" office:value="54477" calcext:value-type="float">
            <text:p>54477</text:p>
          </table:table-cell>
          <table:table-cell office:value-type="float" office:value="66.168" calcext:value-type="float">
            <text:p>66.168</text:p>
          </table:table-cell>
        </table:table-row>
        <table:table-row table:style-name="ro1">
          <table:table-cell office:value-type="float" office:value="99914" calcext:value-type="float">
            <text:p>99914</text:p>
          </table:table-cell>
          <table:table-cell office:value-type="float" office:value="0.969604" calcext:value-type="float">
            <text:p>0.969604</text:p>
          </table:table-cell>
          <table:table-cell office:value-type="float" office:value="56210" calcext:value-type="float">
            <text:p>56210</text:p>
          </table:table-cell>
          <table:table-cell office:value-type="float" office:value="7.37228" calcext:value-type="float">
            <text:p>7.37228</text:p>
          </table:table-cell>
          <table:table-cell office:value-type="float" office:value="55371" calcext:value-type="float">
            <text:p>55371</text:p>
          </table:table-cell>
          <table:table-cell office:value-type="float" office:value="65.9704" calcext:value-type="float">
            <text:p>65.9704</text:p>
          </table:table-cell>
        </table:table-row>
        <table:table-row table:style-name="ro1">
          <table:table-cell office:value-type="float" office:value="101513" calcext:value-type="float">
            <text:p>101513</text:p>
          </table:table-cell>
          <table:table-cell office:value-type="float" office:value="0.957516" calcext:value-type="float">
            <text:p>0.957516</text:p>
          </table:table-cell>
          <table:table-cell office:value-type="float" office:value="57097" calcext:value-type="float">
            <text:p>57097</text:p>
          </table:table-cell>
          <table:table-cell office:value-type="float" office:value="7.33495" calcext:value-type="float">
            <text:p>7.33495</text:p>
          </table:table-cell>
          <table:table-cell office:value-type="float" office:value="56303" calcext:value-type="float">
            <text:p>56303</text:p>
          </table:table-cell>
          <table:table-cell office:value-type="float" office:value="65.8145" calcext:value-type="float">
            <text:p>65.8145</text:p>
          </table:table-cell>
        </table:table-row>
        <table:table-row table:style-name="ro1">
          <table:table-cell office:value-type="float" office:value="103110" calcext:value-type="float">
            <text:p>103110</text:p>
          </table:table-cell>
          <table:table-cell office:value-type="float" office:value="0.94442" calcext:value-type="float">
            <text:p>0.94442</text:p>
          </table:table-cell>
          <table:table-cell office:value-type="float" office:value="57985" calcext:value-type="float">
            <text:p>57985</text:p>
          </table:table-cell>
          <table:table-cell office:value-type="float" office:value="7.28305" calcext:value-type="float">
            <text:p>7.28305</text:p>
          </table:table-cell>
          <table:table-cell office:value-type="float" office:value="57206" calcext:value-type="float">
            <text:p>57206</text:p>
          </table:table-cell>
          <table:table-cell office:value-type="float" office:value="65.7261" calcext:value-type="float">
            <text:p>65.7261</text:p>
          </table:table-cell>
        </table:table-row>
        <table:table-row table:style-name="ro1">
          <table:table-cell office:value-type="float" office:value="104700" calcext:value-type="float">
            <text:p>104700</text:p>
          </table:table-cell>
          <table:table-cell office:value-type="float" office:value="0.933161" calcext:value-type="float">
            <text:p>0.933161</text:p>
          </table:table-cell>
          <table:table-cell office:value-type="float" office:value="58873" calcext:value-type="float">
            <text:p>58873</text:p>
          </table:table-cell>
          <table:table-cell office:value-type="float" office:value="7.23939" calcext:value-type="float">
            <text:p>7.23939</text:p>
          </table:table-cell>
          <table:table-cell office:value-type="float" office:value="58114" calcext:value-type="float">
            <text:p>58114</text:p>
          </table:table-cell>
          <table:table-cell office:value-type="float" office:value="65.5316" calcext:value-type="float">
            <text:p>65.5316</text:p>
          </table:table-cell>
        </table:table-row>
        <table:table-row table:style-name="ro1">
          <table:table-cell office:value-type="float" office:value="106291" calcext:value-type="float">
            <text:p>106291</text:p>
          </table:table-cell>
          <table:table-cell office:value-type="float" office:value="0.920753" calcext:value-type="float">
            <text:p>0.920753</text:p>
          </table:table-cell>
          <table:table-cell office:value-type="float" office:value="59759" calcext:value-type="float">
            <text:p>59759</text:p>
          </table:table-cell>
          <table:table-cell office:value-type="float" office:value="7.23608" calcext:value-type="float">
            <text:p>7.23608</text:p>
          </table:table-cell>
          <table:table-cell office:value-type="float" office:value="59016" calcext:value-type="float">
            <text:p>59016</text:p>
          </table:table-cell>
          <table:table-cell office:value-type="float" office:value="65.4297" calcext:value-type="float">
            <text:p>65.4297</text:p>
          </table:table-cell>
        </table:table-row>
        <table:table-row table:style-name="ro1">
          <table:table-cell office:value-type="float" office:value="107906" calcext:value-type="float">
            <text:p>107906</text:p>
          </table:table-cell>
          <table:table-cell office:value-type="float" office:value="0.908031" calcext:value-type="float">
            <text:p>0.908031</text:p>
          </table:table-cell>
          <table:table-cell office:value-type="float" office:value="60649" calcext:value-type="float">
            <text:p>60649</text:p>
          </table:table-cell>
          <table:table-cell office:value-type="float" office:value="7.17991" calcext:value-type="float">
            <text:p>7.17991</text:p>
          </table:table-cell>
          <table:table-cell office:value-type="float" office:value="59893" calcext:value-type="float">
            <text:p>59893</text:p>
          </table:table-cell>
          <table:table-cell office:value-type="float" office:value="65.3317" calcext:value-type="float">
            <text:p>65.3317</text:p>
          </table:table-cell>
        </table:table-row>
        <table:table-row table:style-name="ro1">
          <table:table-cell office:value-type="float" office:value="109538" calcext:value-type="float">
            <text:p>109538</text:p>
          </table:table-cell>
          <table:table-cell office:value-type="float" office:value="0.896525" calcext:value-type="float">
            <text:p>0.896525</text:p>
          </table:table-cell>
          <table:table-cell office:value-type="float" office:value="61539" calcext:value-type="float">
            <text:p>61539</text:p>
          </table:table-cell>
          <table:table-cell office:value-type="float" office:value="7.13733" calcext:value-type="float">
            <text:p>7.13733</text:p>
          </table:table-cell>
          <table:table-cell office:value-type="float" office:value="60769" calcext:value-type="float">
            <text:p>60769</text:p>
          </table:table-cell>
          <table:table-cell office:value-type="float" office:value="65.234" calcext:value-type="float">
            <text:p>65.234</text:p>
          </table:table-cell>
        </table:table-row>
        <table:table-row table:style-name="ro1">
          <table:table-cell office:value-type="float" office:value="111141" calcext:value-type="float">
            <text:p>111141</text:p>
          </table:table-cell>
          <table:table-cell office:value-type="float" office:value="0.884724" calcext:value-type="float">
            <text:p>0.884724</text:p>
          </table:table-cell>
          <table:table-cell office:value-type="float" office:value="62430" calcext:value-type="float">
            <text:p>62430</text:p>
          </table:table-cell>
          <table:table-cell office:value-type="float" office:value="7.13785" calcext:value-type="float">
            <text:p>7.13785</text:p>
          </table:table-cell>
          <table:table-cell office:value-type="float" office:value="61639" calcext:value-type="float">
            <text:p>61639</text:p>
          </table:table-cell>
          <table:table-cell office:value-type="float" office:value="65.1263" calcext:value-type="float">
            <text:p>65.1263</text:p>
          </table:table-cell>
        </table:table-row>
        <table:table-row table:style-name="ro1">
          <table:table-cell office:value-type="float" office:value="112738" calcext:value-type="float">
            <text:p>112738</text:p>
          </table:table-cell>
          <table:table-cell office:value-type="float" office:value="0.873482" calcext:value-type="float">
            <text:p>0.873482</text:p>
          </table:table-cell>
          <table:table-cell office:value-type="float" office:value="63320" calcext:value-type="float">
            <text:p>63320</text:p>
          </table:table-cell>
          <table:table-cell office:value-type="float" office:value="7.04051" calcext:value-type="float">
            <text:p>7.04051</text:p>
          </table:table-cell>
          <table:table-cell office:value-type="float" office:value="62513" calcext:value-type="float">
            <text:p>62513</text:p>
          </table:table-cell>
          <table:table-cell office:value-type="float" office:value="64.9596" calcext:value-type="float">
            <text:p>64.9596</text:p>
          </table:table-cell>
        </table:table-row>
        <table:table-row table:style-name="ro1">
          <table:table-cell office:value-type="float" office:value="114339" calcext:value-type="float">
            <text:p>114339</text:p>
          </table:table-cell>
          <table:table-cell office:value-type="float" office:value="0.865098" calcext:value-type="float">
            <text:p>0.865098</text:p>
          </table:table-cell>
          <table:table-cell office:value-type="float" office:value="64213" calcext:value-type="float">
            <text:p>64213</text:p>
          </table:table-cell>
          <table:table-cell office:value-type="float" office:value="6.99898" calcext:value-type="float">
            <text:p>6.99898</text:p>
          </table:table-cell>
          <table:table-cell office:value-type="float" office:value="63386" calcext:value-type="float">
            <text:p>63386</text:p>
          </table:table-cell>
          <table:table-cell office:value-type="float" office:value="65.1123" calcext:value-type="float">
            <text:p>65.1123</text:p>
          </table:table-cell>
        </table:table-row>
        <table:table-row table:style-name="ro1">
          <table:table-cell office:value-type="float" office:value="115941" calcext:value-type="float">
            <text:p>115941</text:p>
          </table:table-cell>
          <table:table-cell office:value-type="float" office:value="0.855294" calcext:value-type="float">
            <text:p>0.855294</text:p>
          </table:table-cell>
          <table:table-cell office:value-type="float" office:value="65102" calcext:value-type="float">
            <text:p>65102</text:p>
          </table:table-cell>
          <table:table-cell office:value-type="float" office:value="6.98595" calcext:value-type="float">
            <text:p>6.98595</text:p>
          </table:table-cell>
          <table:table-cell office:value-type="float" office:value="64261" calcext:value-type="float">
            <text:p>64261</text:p>
          </table:table-cell>
          <table:table-cell office:value-type="float" office:value="65.2745" calcext:value-type="float">
            <text:p>65.2745</text:p>
          </table:table-cell>
        </table:table-row>
        <table:table-row table:style-name="ro1">
          <table:table-cell office:value-type="float" office:value="117527" calcext:value-type="float">
            <text:p>117527</text:p>
          </table:table-cell>
          <table:table-cell office:value-type="float" office:value="0.843042" calcext:value-type="float">
            <text:p>0.843042</text:p>
          </table:table-cell>
          <table:table-cell office:value-type="float" office:value="65990" calcext:value-type="float">
            <text:p>65990</text:p>
          </table:table-cell>
          <table:table-cell office:value-type="float" office:value="6.93784" calcext:value-type="float">
            <text:p>6.93784</text:p>
          </table:table-cell>
          <table:table-cell office:value-type="float" office:value="65131" calcext:value-type="float">
            <text:p>65131</text:p>
          </table:table-cell>
          <table:table-cell office:value-type="float" office:value="65.1266" calcext:value-type="float">
            <text:p>65.1266</text:p>
          </table:table-cell>
        </table:table-row>
        <table:table-row table:style-name="ro1">
          <table:table-cell office:value-type="float" office:value="119130" calcext:value-type="float">
            <text:p>119130</text:p>
          </table:table-cell>
          <table:table-cell office:value-type="float" office:value="0.825273" calcext:value-type="float">
            <text:p>0.825273</text:p>
          </table:table-cell>
          <table:table-cell office:value-type="float" office:value="66877" calcext:value-type="float">
            <text:p>66877</text:p>
          </table:table-cell>
          <table:table-cell office:value-type="float" office:value="6.89619" calcext:value-type="float">
            <text:p>6.89619</text:p>
          </table:table-cell>
          <table:table-cell office:value-type="float" office:value="66002" calcext:value-type="float">
            <text:p>66002</text:p>
          </table:table-cell>
          <table:table-cell office:value-type="float" office:value="65.0151" calcext:value-type="float">
            <text:p>65.0151</text:p>
          </table:table-cell>
        </table:table-row>
        <table:table-row table:style-name="ro1">
          <table:table-cell office:value-type="float" office:value="120736" calcext:value-type="float">
            <text:p>120736</text:p>
          </table:table-cell>
          <table:table-cell office:value-type="float" office:value="0.816169" calcext:value-type="float">
            <text:p>0.816169</text:p>
          </table:table-cell>
          <table:table-cell office:value-type="float" office:value="67767" calcext:value-type="float">
            <text:p>67767</text:p>
          </table:table-cell>
          <table:table-cell office:value-type="float" office:value="6.84119" calcext:value-type="float">
            <text:p>6.84119</text:p>
          </table:table-cell>
          <table:table-cell office:value-type="float" office:value="66877" calcext:value-type="float">
            <text:p>66877</text:p>
          </table:table-cell>
          <table:table-cell office:value-type="float" office:value="64.9125" calcext:value-type="float">
            <text:p>64.9125</text:p>
          </table:table-cell>
        </table:table-row>
        <table:table-row table:style-name="ro1">
          <table:table-cell office:value-type="float" office:value="122326" calcext:value-type="float">
            <text:p>122326</text:p>
          </table:table-cell>
          <table:table-cell office:value-type="float" office:value="0.80418" calcext:value-type="float">
            <text:p>0.80418</text:p>
          </table:table-cell>
          <table:table-cell office:value-type="float" office:value="68656" calcext:value-type="float">
            <text:p>68656</text:p>
          </table:table-cell>
          <table:table-cell office:value-type="float" office:value="6.827" calcext:value-type="float">
            <text:p>6.827</text:p>
          </table:table-cell>
          <table:table-cell office:value-type="float" office:value="67749" calcext:value-type="float">
            <text:p>67749</text:p>
          </table:table-cell>
          <table:table-cell office:value-type="float" office:value="64.6752" calcext:value-type="float">
            <text:p>64.6752</text:p>
          </table:table-cell>
        </table:table-row>
        <table:table-row table:style-name="ro1">
          <table:table-cell office:value-type="float" office:value="123917" calcext:value-type="float">
            <text:p>123917</text:p>
          </table:table-cell>
          <table:table-cell office:value-type="float" office:value="0.799172" calcext:value-type="float">
            <text:p>0.799172</text:p>
          </table:table-cell>
          <table:table-cell office:value-type="float" office:value="69549" calcext:value-type="float">
            <text:p>69549</text:p>
          </table:table-cell>
          <table:table-cell office:value-type="float" office:value="6.79411" calcext:value-type="float">
            <text:p>6.79411</text:p>
          </table:table-cell>
          <table:table-cell office:value-type="float" office:value="68622" calcext:value-type="float">
            <text:p>68622</text:p>
          </table:table-cell>
          <table:table-cell office:value-type="float" office:value="64.5932" calcext:value-type="float">
            <text:p>64.5932</text:p>
          </table:table-cell>
        </table:table-row>
        <table:table-row table:style-name="ro1">
          <table:table-cell office:value-type="float" office:value="125518" calcext:value-type="float">
            <text:p>125518</text:p>
          </table:table-cell>
          <table:table-cell office:value-type="float" office:value="0.790929" calcext:value-type="float">
            <text:p>0.790929</text:p>
          </table:table-cell>
          <table:table-cell office:value-type="float" office:value="70439" calcext:value-type="float">
            <text:p>70439</text:p>
          </table:table-cell>
          <table:table-cell office:value-type="float" office:value="6.72547" calcext:value-type="float">
            <text:p>6.72547</text:p>
          </table:table-cell>
          <table:table-cell office:value-type="float" office:value="69497" calcext:value-type="float">
            <text:p>69497</text:p>
          </table:table-cell>
          <table:table-cell office:value-type="float" office:value="64.552" calcext:value-type="float">
            <text:p>64.552</text:p>
          </table:table-cell>
        </table:table-row>
        <table:table-row table:style-name="ro1">
          <table:table-cell office:value-type="float" office:value="127119" calcext:value-type="float">
            <text:p>127119</text:p>
          </table:table-cell>
          <table:table-cell office:value-type="float" office:value="0.784039" calcext:value-type="float">
            <text:p>0.784039</text:p>
          </table:table-cell>
          <table:table-cell office:value-type="float" office:value="71327" calcext:value-type="float">
            <text:p>71327</text:p>
          </table:table-cell>
          <table:table-cell office:value-type="float" office:value="6.70016" calcext:value-type="float">
            <text:p>6.70016</text:p>
          </table:table-cell>
          <table:table-cell office:value-type="float" office:value="70370" calcext:value-type="float">
            <text:p>70370</text:p>
          </table:table-cell>
          <table:table-cell office:value-type="float" office:value="64.3162" calcext:value-type="float">
            <text:p>64.3162</text:p>
          </table:table-cell>
        </table:table-row>
        <table:table-row table:style-name="ro1">
          <table:table-cell office:value-type="float" office:value="128720" calcext:value-type="float">
            <text:p>128720</text:p>
          </table:table-cell>
          <table:table-cell office:value-type="float" office:value="0.773616" calcext:value-type="float">
            <text:p>0.773616</text:p>
          </table:table-cell>
          <table:table-cell office:value-type="float" office:value="72215" calcext:value-type="float">
            <text:p>72215</text:p>
          </table:table-cell>
          <table:table-cell office:value-type="float" office:value="6.65269" calcext:value-type="float">
            <text:p>6.65269</text:p>
          </table:table-cell>
          <table:table-cell office:value-type="float" office:value="71243" calcext:value-type="float">
            <text:p>71243</text:p>
          </table:table-cell>
          <table:table-cell office:value-type="float" office:value="64.1429" calcext:value-type="float">
            <text:p>64.1429</text:p>
          </table:table-cell>
        </table:table-row>
        <table:table-row table:style-name="ro1">
          <table:table-cell office:value-type="float" office:value="130315" calcext:value-type="float">
            <text:p>130315</text:p>
          </table:table-cell>
          <table:table-cell office:value-type="float" office:value="0.76181" calcext:value-type="float">
            <text:p>0.76181</text:p>
          </table:table-cell>
          <table:table-cell office:value-type="float" office:value="73104" calcext:value-type="float">
            <text:p>73104</text:p>
          </table:table-cell>
          <table:table-cell office:value-type="float" office:value="6.60252" calcext:value-type="float">
            <text:p>6.60252</text:p>
          </table:table-cell>
          <table:table-cell office:value-type="float" office:value="72116" calcext:value-type="float">
            <text:p>72116</text:p>
          </table:table-cell>
          <table:table-cell office:value-type="float" office:value="64.0276" calcext:value-type="float">
            <text:p>64.0276</text:p>
          </table:table-cell>
        </table:table-row>
        <table:table-row table:style-name="ro1">
          <table:table-cell office:value-type="float" office:value="131903" calcext:value-type="float">
            <text:p>131903</text:p>
          </table:table-cell>
          <table:table-cell office:value-type="float" office:value="0.749414" calcext:value-type="float">
            <text:p>0.749414</text:p>
          </table:table-cell>
          <table:table-cell office:value-type="float" office:value="73997" calcext:value-type="float">
            <text:p>73997</text:p>
          </table:table-cell>
          <table:table-cell office:value-type="float" office:value="6.62418" calcext:value-type="float">
            <text:p>6.62418</text:p>
          </table:table-cell>
          <table:table-cell office:value-type="float" office:value="72990" calcext:value-type="float">
            <text:p>72990</text:p>
          </table:table-cell>
          <table:table-cell office:value-type="float" office:value="63.9658" calcext:value-type="float">
            <text:p>63.9658</text:p>
          </table:table-cell>
        </table:table-row>
        <table:table-row table:style-name="ro1">
          <table:table-cell office:value-type="float" office:value="133491" calcext:value-type="float">
            <text:p>133491</text:p>
          </table:table-cell>
          <table:table-cell office:value-type="float" office:value="0.735889" calcext:value-type="float">
            <text:p>0.735889</text:p>
          </table:table-cell>
          <table:table-cell office:value-type="float" office:value="74888" calcext:value-type="float">
            <text:p>74888</text:p>
          </table:table-cell>
          <table:table-cell office:value-type="float" office:value="6.56764" calcext:value-type="float">
            <text:p>6.56764</text:p>
          </table:table-cell>
          <table:table-cell office:value-type="float" office:value="73863" calcext:value-type="float">
            <text:p>73863</text:p>
          </table:table-cell>
          <table:table-cell office:value-type="float" office:value="64.2328" calcext:value-type="float">
            <text:p>64.2328</text:p>
          </table:table-cell>
        </table:table-row>
        <table:table-row table:style-name="ro1">
          <table:table-cell office:value-type="float" office:value="135082" calcext:value-type="float">
            <text:p>135082</text:p>
          </table:table-cell>
          <table:table-cell office:value-type="float" office:value="0.72458" calcext:value-type="float">
            <text:p>0.72458</text:p>
          </table:table-cell>
          <table:table-cell office:value-type="float" office:value="75778" calcext:value-type="float">
            <text:p>75778</text:p>
          </table:table-cell>
          <table:table-cell office:value-type="float" office:value="6.53" calcext:value-type="float">
            <text:p>6.53</text:p>
          </table:table-cell>
          <table:table-cell office:value-type="float" office:value="74737" calcext:value-type="float">
            <text:p>74737</text:p>
          </table:table-cell>
          <table:table-cell office:value-type="float" office:value="64.2264" calcext:value-type="float">
            <text:p>64.2264</text:p>
          </table:table-cell>
        </table:table-row>
        <table:table-row table:style-name="ro1">
          <table:table-cell office:value-type="float" office:value="136674" calcext:value-type="float">
            <text:p>136674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76666" calcext:value-type="float">
            <text:p>76666</text:p>
          </table:table-cell>
          <table:table-cell office:value-type="float" office:value="6.5056" calcext:value-type="float">
            <text:p>6.5056</text:p>
          </table:table-cell>
          <table:table-cell office:value-type="float" office:value="75610" calcext:value-type="float">
            <text:p>75610</text:p>
          </table:table-cell>
          <table:table-cell office:value-type="float" office:value="64.1142" calcext:value-type="float">
            <text:p>64.1142</text:p>
          </table:table-cell>
        </table:table-row>
        <table:table-row table:style-name="ro1">
          <table:table-cell office:value-type="float" office:value="138266" calcext:value-type="float">
            <text:p>138266</text:p>
          </table:table-cell>
          <table:table-cell office:value-type="float" office:value="0.703542" calcext:value-type="float">
            <text:p>0.703542</text:p>
          </table:table-cell>
          <table:table-cell office:value-type="float" office:value="77554" calcext:value-type="float">
            <text:p>77554</text:p>
          </table:table-cell>
          <table:table-cell office:value-type="float" office:value="6.47841" calcext:value-type="float">
            <text:p>6.47841</text:p>
          </table:table-cell>
          <table:table-cell office:value-type="float" office:value="76488" calcext:value-type="float">
            <text:p>76488</text:p>
          </table:table-cell>
          <table:table-cell office:value-type="float" office:value="63.9856" calcext:value-type="float">
            <text:p>63.9856</text:p>
          </table:table-cell>
        </table:table-row>
        <table:table-row table:style-name="ro1">
          <table:table-cell office:value-type="float" office:value="139864" calcext:value-type="float">
            <text:p>139864</text:p>
          </table:table-cell>
          <table:table-cell office:value-type="float" office:value="0.692993" calcext:value-type="float">
            <text:p>0.692993</text:p>
          </table:table-cell>
          <table:table-cell office:value-type="float" office:value="78443" calcext:value-type="float">
            <text:p>78443</text:p>
          </table:table-cell>
          <table:table-cell office:value-type="float" office:value="6.46678" calcext:value-type="float">
            <text:p>6.46678</text:p>
          </table:table-cell>
          <table:table-cell office:value-type="float" office:value="77362" calcext:value-type="float">
            <text:p>77362</text:p>
          </table:table-cell>
          <table:table-cell office:value-type="float" office:value="63.9716" calcext:value-type="float">
            <text:p>63.9716</text:p>
          </table:table-cell>
        </table:table-row>
        <table:table-row table:style-name="ro1">
          <table:table-cell office:value-type="float" office:value="141447" calcext:value-type="float">
            <text:p>141447</text:p>
          </table:table-cell>
          <table:table-cell office:value-type="float" office:value="0.685489" calcext:value-type="float">
            <text:p>0.685489</text:p>
          </table:table-cell>
          <table:table-cell office:value-type="float" office:value="79335" calcext:value-type="float">
            <text:p>79335</text:p>
          </table:table-cell>
          <table:table-cell office:value-type="float" office:value="6.55533" calcext:value-type="float">
            <text:p>6.55533</text:p>
          </table:table-cell>
          <table:table-cell office:value-type="float" office:value="78235" calcext:value-type="float">
            <text:p>78235</text:p>
          </table:table-cell>
          <table:table-cell office:value-type="float" office:value="63.9193" calcext:value-type="float">
            <text:p>63.9193</text:p>
          </table:table-cell>
        </table:table-row>
        <table:table-row table:style-name="ro1">
          <table:table-cell office:value-type="float" office:value="143026" calcext:value-type="float">
            <text:p>143026</text:p>
          </table:table-cell>
          <table:table-cell office:value-type="float" office:value="0.677656" calcext:value-type="float">
            <text:p>0.677656</text:p>
          </table:table-cell>
          <table:table-cell office:value-type="float" office:value="80223" calcext:value-type="float">
            <text:p>80223</text:p>
          </table:table-cell>
          <table:table-cell office:value-type="float" office:value="6.51944" calcext:value-type="float">
            <text:p>6.51944</text:p>
          </table:table-cell>
          <table:table-cell office:value-type="float" office:value="79108" calcext:value-type="float">
            <text:p>79108</text:p>
          </table:table-cell>
          <table:table-cell office:value-type="float" office:value="63.8625" calcext:value-type="float">
            <text:p>63.8625</text:p>
          </table:table-cell>
        </table:table-row>
        <table:table-row table:style-name="ro1">
          <table:table-cell office:value-type="float" office:value="144608" calcext:value-type="float">
            <text:p>144608</text:p>
          </table:table-cell>
          <table:table-cell office:value-type="float" office:value="0.670437" calcext:value-type="float">
            <text:p>0.670437</text:p>
          </table:table-cell>
          <table:table-cell office:value-type="float" office:value="81112" calcext:value-type="float">
            <text:p>81112</text:p>
          </table:table-cell>
          <table:table-cell office:value-type="float" office:value="6.51436" calcext:value-type="float">
            <text:p>6.51436</text:p>
          </table:table-cell>
          <table:table-cell office:value-type="float" office:value="80013" calcext:value-type="float">
            <text:p>80013</text:p>
          </table:table-cell>
          <table:table-cell office:value-type="float" office:value="63.7971" calcext:value-type="float">
            <text:p>63.7971</text:p>
          </table:table-cell>
        </table:table-row>
        <table:table-row table:style-name="ro1">
          <table:table-cell office:value-type="float" office:value="146190" calcext:value-type="float">
            <text:p>146190</text:p>
          </table:table-cell>
          <table:table-cell office:value-type="float" office:value="0.662883" calcext:value-type="float">
            <text:p>0.662883</text:p>
          </table:table-cell>
          <table:table-cell office:value-type="float" office:value="82003" calcext:value-type="float">
            <text:p>82003</text:p>
          </table:table-cell>
          <table:table-cell office:value-type="float" office:value="6.48513" calcext:value-type="float">
            <text:p>6.48513</text:p>
          </table:table-cell>
          <table:table-cell office:value-type="float" office:value="80933" calcext:value-type="float">
            <text:p>80933</text:p>
          </table:table-cell>
          <table:table-cell office:value-type="float" office:value="63.7423" calcext:value-type="float">
            <text:p>63.7423</text:p>
          </table:table-cell>
        </table:table-row>
        <table:table-row table:style-name="ro1">
          <table:table-cell office:value-type="float" office:value="147778" calcext:value-type="float">
            <text:p>147778</text:p>
          </table:table-cell>
          <table:table-cell office:value-type="float" office:value="0.656036" calcext:value-type="float">
            <text:p>0.656036</text:p>
          </table:table-cell>
          <table:table-cell office:value-type="float" office:value="82892" calcext:value-type="float">
            <text:p>82892</text:p>
          </table:table-cell>
          <table:table-cell office:value-type="float" office:value="6.4742" calcext:value-type="float">
            <text:p>6.4742</text:p>
          </table:table-cell>
          <table:table-cell office:value-type="float" office:value="81839" calcext:value-type="float">
            <text:p>81839</text:p>
          </table:table-cell>
          <table:table-cell office:value-type="float" office:value="63.5363" calcext:value-type="float">
            <text:p>63.5363</text:p>
          </table:table-cell>
        </table:table-row>
        <table:table-row table:style-name="ro1">
          <table:table-cell office:value-type="float" office:value="149360" calcext:value-type="float">
            <text:p>149360</text:p>
          </table:table-cell>
          <table:table-cell office:value-type="float" office:value="0.649959" calcext:value-type="float">
            <text:p>0.649959</text:p>
          </table:table-cell>
          <table:table-cell office:value-type="float" office:value="83781" calcext:value-type="float">
            <text:p>83781</text:p>
          </table:table-cell>
          <table:table-cell office:value-type="float" office:value="6.49209" calcext:value-type="float">
            <text:p>6.49209</text:p>
          </table:table-cell>
          <table:table-cell office:value-type="float" office:value="82769" calcext:value-type="float">
            <text:p>82769</text:p>
          </table:table-cell>
          <table:table-cell office:value-type="float" office:value="63.3973" calcext:value-type="float">
            <text:p>63.3973</text:p>
          </table:table-cell>
        </table:table-row>
        <table:table-row table:style-name="ro1">
          <table:table-cell office:value-type="float" office:value="150943" calcext:value-type="float">
            <text:p>150943</text:p>
          </table:table-cell>
          <table:table-cell office:value-type="float" office:value="0.643674" calcext:value-type="float">
            <text:p>0.643674</text:p>
          </table:table-cell>
          <table:table-cell office:value-type="float" office:value="84667" calcext:value-type="float">
            <text:p>84667</text:p>
          </table:table-cell>
          <table:table-cell office:value-type="float" office:value="6.47164" calcext:value-type="float">
            <text:p>6.47164</text:p>
          </table:table-cell>
          <table:table-cell office:value-type="float" office:value="83702" calcext:value-type="float">
            <text:p>83702</text:p>
          </table:table-cell>
          <table:table-cell office:value-type="float" office:value="63.2944" calcext:value-type="float">
            <text:p>63.2944</text:p>
          </table:table-cell>
        </table:table-row>
        <table:table-row table:style-name="ro1">
          <table:table-cell office:value-type="float" office:value="152523" calcext:value-type="float">
            <text:p>152523</text:p>
          </table:table-cell>
          <table:table-cell office:value-type="float" office:value="0.636626" calcext:value-type="float">
            <text:p>0.636626</text:p>
          </table:table-cell>
          <table:table-cell office:value-type="float" office:value="85553" calcext:value-type="float">
            <text:p>85553</text:p>
          </table:table-cell>
          <table:table-cell office:value-type="float" office:value="6.44175" calcext:value-type="float">
            <text:p>6.44175</text:p>
          </table:table-cell>
          <table:table-cell office:value-type="float" office:value="84598" calcext:value-type="float">
            <text:p>84598</text:p>
          </table:table-cell>
          <table:table-cell office:value-type="float" office:value="63.036" calcext:value-type="float">
            <text:p>63.036</text:p>
          </table:table-cell>
        </table:table-row>
        <table:table-row table:style-name="ro1">
          <table:table-cell office:value-type="float" office:value="154099" calcext:value-type="float">
            <text:p>154099</text:p>
          </table:table-cell>
          <table:table-cell office:value-type="float" office:value="0.632348" calcext:value-type="float">
            <text:p>0.632348</text:p>
          </table:table-cell>
          <table:table-cell office:value-type="float" office:value="86441" calcext:value-type="float">
            <text:p>86441</text:p>
          </table:table-cell>
          <table:table-cell office:value-type="float" office:value="6.42994" calcext:value-type="float">
            <text:p>6.42994</text:p>
          </table:table-cell>
          <table:table-cell office:value-type="float" office:value="85485" calcext:value-type="float">
            <text:p>85485</text:p>
          </table:table-cell>
          <table:table-cell office:value-type="float" office:value="62.8622" calcext:value-type="float">
            <text:p>62.8622</text:p>
          </table:table-cell>
        </table:table-row>
        <table:table-row table:style-name="ro1">
          <table:table-cell office:value-type="float" office:value="155701" calcext:value-type="float">
            <text:p>155701</text:p>
          </table:table-cell>
          <table:table-cell office:value-type="float" office:value="0.626717" calcext:value-type="float">
            <text:p>0.626717</text:p>
          </table:table-cell>
          <table:table-cell office:value-type="float" office:value="87329" calcext:value-type="float">
            <text:p>87329</text:p>
          </table:table-cell>
          <table:table-cell office:value-type="float" office:value="6.41901" calcext:value-type="float">
            <text:p>6.41901</text:p>
          </table:table-cell>
          <table:table-cell office:value-type="float" office:value="86372" calcext:value-type="float">
            <text:p>86372</text:p>
          </table:table-cell>
          <table:table-cell office:value-type="float" office:value="62.7939" calcext:value-type="float">
            <text:p>62.7939</text:p>
          </table:table-cell>
        </table:table-row>
        <table:table-row table:style-name="ro1">
          <table:table-cell office:value-type="float" office:value="157290" calcext:value-type="float">
            <text:p>157290</text:p>
          </table:table-cell>
          <table:table-cell office:value-type="float" office:value="0.621479" calcext:value-type="float">
            <text:p>0.621479</text:p>
          </table:table-cell>
          <table:table-cell office:value-type="float" office:value="88219" calcext:value-type="float">
            <text:p>88219</text:p>
          </table:table-cell>
          <table:table-cell office:value-type="float" office:value="6.41307" calcext:value-type="float">
            <text:p>6.41307</text:p>
          </table:table-cell>
          <table:table-cell office:value-type="float" office:value="87265" calcext:value-type="float">
            <text:p>87265</text:p>
          </table:table-cell>
          <table:table-cell office:value-type="float" office:value="62.623" calcext:value-type="float">
            <text:p>62.623</text:p>
          </table:table-cell>
        </table:table-row>
        <table:table-row table:style-name="ro1">
          <table:table-cell office:value-type="float" office:value="158885" calcext:value-type="float">
            <text:p>158885</text:p>
          </table:table-cell>
          <table:table-cell office:value-type="float" office:value="0.616393" calcext:value-type="float">
            <text:p>0.616393</text:p>
          </table:table-cell>
          <table:table-cell office:value-type="float" office:value="89104" calcext:value-type="float">
            <text:p>89104</text:p>
          </table:table-cell>
          <table:table-cell office:value-type="float" office:value="6.38477" calcext:value-type="float">
            <text:p>6.38477</text:p>
          </table:table-cell>
          <table:table-cell office:value-type="float" office:value="88160" calcext:value-type="float">
            <text:p>88160</text:p>
          </table:table-cell>
          <table:table-cell office:value-type="float" office:value="62.5259" calcext:value-type="float">
            <text:p>62.5259</text:p>
          </table:table-cell>
        </table:table-row>
        <table:table-row table:style-name="ro1">
          <table:table-cell office:value-type="float" office:value="160487" calcext:value-type="float">
            <text:p>160487</text:p>
          </table:table-cell>
          <table:table-cell office:value-type="float" office:value="0.610263" calcext:value-type="float">
            <text:p>0.610263</text:p>
          </table:table-cell>
          <table:table-cell office:value-type="float" office:value="89989" calcext:value-type="float">
            <text:p>89989</text:p>
          </table:table-cell>
          <table:table-cell office:value-type="float" office:value="6.38121" calcext:value-type="float">
            <text:p>6.38121</text:p>
          </table:table-cell>
          <table:table-cell office:value-type="float" office:value="89059" calcext:value-type="float">
            <text:p>89059</text:p>
          </table:table-cell>
          <table:table-cell office:value-type="float" office:value="62.3722" calcext:value-type="float">
            <text:p>62.3722</text:p>
          </table:table-cell>
        </table:table-row>
        <table:table-row table:style-name="ro1">
          <table:table-cell office:value-type="float" office:value="162086" calcext:value-type="float">
            <text:p>162086</text:p>
          </table:table-cell>
          <table:table-cell office:value-type="float" office:value="0.604814" calcext:value-type="float">
            <text:p>0.604814</text:p>
          </table:table-cell>
          <table:table-cell office:value-type="float" office:value="90876" calcext:value-type="float">
            <text:p>90876</text:p>
          </table:table-cell>
          <table:table-cell office:value-type="float" office:value="6.37507" calcext:value-type="float">
            <text:p>6.37507</text:p>
          </table:table-cell>
          <table:table-cell office:value-type="float" office:value="89954" calcext:value-type="float">
            <text:p>89954</text:p>
          </table:table-cell>
          <table:table-cell office:value-type="float" office:value="62.2182" calcext:value-type="float">
            <text:p>62.2182</text:p>
          </table:table-cell>
        </table:table-row>
        <table:table-row table:style-name="ro1">
          <table:table-cell office:value-type="float" office:value="163681" calcext:value-type="float">
            <text:p>163681</text:p>
          </table:table-cell>
          <table:table-cell office:value-type="float" office:value="0.598208" calcext:value-type="float">
            <text:p>0.598208</text:p>
          </table:table-cell>
          <table:table-cell office:value-type="float" office:value="91761" calcext:value-type="float">
            <text:p>91761</text:p>
          </table:table-cell>
          <table:table-cell office:value-type="float" office:value="6.35256" calcext:value-type="float">
            <text:p>6.35256</text:p>
          </table:table-cell>
          <table:table-cell office:value-type="float" office:value="90849" calcext:value-type="float">
            <text:p>90849</text:p>
          </table:table-cell>
          <table:table-cell office:value-type="float" office:value="62.093" calcext:value-type="float">
            <text:p>62.093</text:p>
          </table:table-cell>
        </table:table-row>
        <table:table-row table:style-name="ro1">
          <table:table-cell office:value-type="float" office:value="165270" calcext:value-type="float">
            <text:p>165270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92646" calcext:value-type="float">
            <text:p>92646</text:p>
          </table:table-cell>
          <table:table-cell office:value-type="float" office:value="6.34397" calcext:value-type="float">
            <text:p>6.34397</text:p>
          </table:table-cell>
          <table:table-cell office:value-type="float" office:value="91749" calcext:value-type="float">
            <text:p>91749</text:p>
          </table:table-cell>
          <table:table-cell office:value-type="float" office:value="61.8616" calcext:value-type="float">
            <text:p>61.8616</text:p>
          </table:table-cell>
        </table:table-row>
        <table:table-row table:style-name="ro1">
          <table:table-cell office:value-type="float" office:value="166874" calcext:value-type="float">
            <text:p>166874</text:p>
          </table:table-cell>
          <table:table-cell office:value-type="float" office:value="0.586813" calcext:value-type="float">
            <text:p>0.586813</text:p>
          </table:table-cell>
          <table:table-cell office:value-type="float" office:value="93532" calcext:value-type="float">
            <text:p>93532</text:p>
          </table:table-cell>
          <table:table-cell office:value-type="float" office:value="6.34105" calcext:value-type="float">
            <text:p>6.34105</text:p>
          </table:table-cell>
          <table:table-cell office:value-type="float" office:value="92651" calcext:value-type="float">
            <text:p>92651</text:p>
          </table:table-cell>
          <table:table-cell office:value-type="float" office:value="61.8029" calcext:value-type="float">
            <text:p>61.8029</text:p>
          </table:table-cell>
        </table:table-row>
        <table:table-row table:style-name="ro1">
          <table:table-cell office:value-type="float" office:value="168455" calcext:value-type="float">
            <text:p>168455</text:p>
          </table:table-cell>
          <table:table-cell office:value-type="float" office:value="0.580435" calcext:value-type="float">
            <text:p>0.580435</text:p>
          </table:table-cell>
          <table:table-cell office:value-type="float" office:value="94416" calcext:value-type="float">
            <text:p>94416</text:p>
          </table:table-cell>
          <table:table-cell office:value-type="float" office:value="6.33099" calcext:value-type="float">
            <text:p>6.33099</text:p>
          </table:table-cell>
          <table:table-cell office:value-type="float" office:value="93556" calcext:value-type="float">
            <text:p>93556</text:p>
          </table:table-cell>
          <table:table-cell office:value-type="float" office:value="61.5844" calcext:value-type="float">
            <text:p>61.5844</text:p>
          </table:table-cell>
        </table:table-row>
        <table:table-row table:style-name="ro1">
          <table:table-cell office:value-type="float" office:value="170052" calcext:value-type="float">
            <text:p>170052</text:p>
          </table:table-cell>
          <table:table-cell office:value-type="float" office:value="0.574654" calcext:value-type="float">
            <text:p>0.574654</text:p>
          </table:table-cell>
          <table:table-cell office:value-type="float" office:value="95302" calcext:value-type="float">
            <text:p>95302</text:p>
          </table:table-cell>
          <table:table-cell office:value-type="float" office:value="6.30205" calcext:value-type="float">
            <text:p>6.30205</text:p>
          </table:table-cell>
          <table:table-cell office:value-type="float" office:value="94449" calcext:value-type="float">
            <text:p>94449</text:p>
          </table:table-cell>
          <table:table-cell office:value-type="float" office:value="61.4152" calcext:value-type="float">
            <text:p>61.4152</text:p>
          </table:table-cell>
        </table:table-row>
        <table:table-row table:style-name="ro1">
          <table:table-cell office:value-type="float" office:value="171649" calcext:value-type="float">
            <text:p>171649</text:p>
          </table:table-cell>
          <table:table-cell office:value-type="float" office:value="0.567893" calcext:value-type="float">
            <text:p>0.567893</text:p>
          </table:table-cell>
          <table:table-cell office:value-type="float" office:value="96187" calcext:value-type="float">
            <text:p>96187</text:p>
          </table:table-cell>
          <table:table-cell office:value-type="float" office:value="6.27621" calcext:value-type="float">
            <text:p>6.27621</text:p>
          </table:table-cell>
          <table:table-cell office:value-type="float" office:value="95341" calcext:value-type="float">
            <text:p>95341</text:p>
          </table:table-cell>
          <table:table-cell office:value-type="float" office:value="61.3272" calcext:value-type="float">
            <text:p>61.3272</text:p>
          </table:table-cell>
        </table:table-row>
        <table:table-row table:style-name="ro1">
          <table:table-cell office:value-type="float" office:value="173248" calcext:value-type="float">
            <text:p>173248</text:p>
          </table:table-cell>
          <table:table-cell office:value-type="float" office:value="0.561891" calcext:value-type="float">
            <text:p>0.561891</text:p>
          </table:table-cell>
          <table:table-cell office:value-type="float" office:value="97072" calcext:value-type="float">
            <text:p>97072</text:p>
          </table:table-cell>
          <table:table-cell office:value-type="float" office:value="6.29471" calcext:value-type="float">
            <text:p>6.29471</text:p>
          </table:table-cell>
          <table:table-cell office:value-type="float" office:value="96237" calcext:value-type="float">
            <text:p>96237</text:p>
          </table:table-cell>
          <table:table-cell office:value-type="float" office:value="61.0823" calcext:value-type="float">
            <text:p>61.0823</text:p>
          </table:table-cell>
        </table:table-row>
        <table:table-row table:style-name="ro1">
          <table:table-cell office:value-type="float" office:value="174839" calcext:value-type="float">
            <text:p>174839</text:p>
          </table:table-cell>
          <table:table-cell office:value-type="float" office:value="0.557101" calcext:value-type="float">
            <text:p>0.557101</text:p>
          </table:table-cell>
          <table:table-cell office:value-type="float" office:value="97958" calcext:value-type="float">
            <text:p>97958</text:p>
          </table:table-cell>
          <table:table-cell office:value-type="float" office:value="6.28594" calcext:value-type="float">
            <text:p>6.28594</text:p>
          </table:table-cell>
          <table:table-cell office:value-type="float" office:value="97131" calcext:value-type="float">
            <text:p>97131</text:p>
          </table:table-cell>
          <table:table-cell office:value-type="float" office:value="60.9538" calcext:value-type="float">
            <text:p>60.9538</text:p>
          </table:table-cell>
        </table:table-row>
        <table:table-row table:style-name="ro1">
          <table:table-cell office:value-type="float" office:value="176428" calcext:value-type="float">
            <text:p>176428</text:p>
          </table:table-cell>
          <table:table-cell office:value-type="float" office:value="0.551845" calcext:value-type="float">
            <text:p>0.551845</text:p>
          </table:table-cell>
          <table:table-cell office:value-type="float" office:value="98841" calcext:value-type="float">
            <text:p>98841</text:p>
          </table:table-cell>
          <table:table-cell office:value-type="float" office:value="6.29749" calcext:value-type="float">
            <text:p>6.29749</text:p>
          </table:table-cell>
          <table:table-cell office:value-type="float" office:value="98023" calcext:value-type="float">
            <text:p>98023</text:p>
          </table:table-cell>
          <table:table-cell office:value-type="float" office:value="60.7623" calcext:value-type="float">
            <text:p>60.7623</text:p>
          </table:table-cell>
        </table:table-row>
        <table:table-row table:style-name="ro1">
          <table:table-cell office:value-type="float" office:value="178018" calcext:value-type="float">
            <text:p>178018</text:p>
          </table:table-cell>
          <table:table-cell office:value-type="float" office:value="0.546415" calcext:value-type="float">
            <text:p>0.546415</text:p>
          </table:table-cell>
          <table:table-cell office:value-type="float" office:value="99726" calcext:value-type="float">
            <text:p>99726</text:p>
          </table:table-cell>
          <table:table-cell office:value-type="float" office:value="6.32497" calcext:value-type="float">
            <text:p>6.32497</text:p>
          </table:table-cell>
          <table:table-cell office:value-type="float" office:value="98919" calcext:value-type="float">
            <text:p>98919</text:p>
          </table:table-cell>
          <table:table-cell office:value-type="float" office:value="60.5868" calcext:value-type="float">
            <text:p>60.5868</text:p>
          </table:table-cell>
        </table:table-row>
        <table:table-row table:style-name="ro1">
          <table:table-cell office:value-type="float" office:value="179616" calcext:value-type="float">
            <text:p>179616</text:p>
          </table:table-cell>
          <table:table-cell office:value-type="float" office:value="0.540503" calcext:value-type="float">
            <text:p>0.540503</text:p>
          </table:table-cell>
          <table:table-cell office:value-type="float" office:value="100610" calcext:value-type="float">
            <text:p>100610</text:p>
          </table:table-cell>
          <table:table-cell office:value-type="float" office:value="6.33254" calcext:value-type="float">
            <text:p>6.33254</text:p>
          </table:table-cell>
          <table:table-cell office:value-type="float" office:value="99816" calcext:value-type="float">
            <text:p>99816</text:p>
          </table:table-cell>
          <table:table-cell office:value-type="float" office:value="60.4198" calcext:value-type="float">
            <text:p>60.4198</text:p>
          </table:table-cell>
        </table:table-row>
        <table:table-row table:style-name="ro1">
          <table:table-cell office:value-type="float" office:value="181207" calcext:value-type="float">
            <text:p>181207</text:p>
          </table:table-cell>
          <table:table-cell office:value-type="float" office:value="0.534924" calcext:value-type="float">
            <text:p>0.534924</text:p>
          </table:table-cell>
          <table:table-cell office:value-type="float" office:value="101495" calcext:value-type="float">
            <text:p>101495</text:p>
          </table:table-cell>
          <table:table-cell office:value-type="float" office:value="6.36131" calcext:value-type="float">
            <text:p>6.36131</text:p>
          </table:table-cell>
          <table:table-cell office:value-type="float" office:value="100713" calcext:value-type="float">
            <text:p>100713</text:p>
          </table:table-cell>
          <table:table-cell office:value-type="float" office:value="60.2701" calcext:value-type="float">
            <text:p>60.2701</text:p>
          </table:table-cell>
        </table:table-row>
        <table:table-row table:style-name="ro1">
          <table:table-cell office:value-type="float" office:value="182796" calcext:value-type="float">
            <text:p>182796</text:p>
          </table:table-cell>
          <table:table-cell office:value-type="float" office:value="0.53094" calcext:value-type="float">
            <text:p>0.53094</text:p>
          </table:table-cell>
          <table:table-cell office:value-type="float" office:value="102383" calcext:value-type="float">
            <text:p>102383</text:p>
          </table:table-cell>
          <table:table-cell office:value-type="float" office:value="6.34436" calcext:value-type="float">
            <text:p>6.34436</text:p>
          </table:table-cell>
          <table:table-cell office:value-type="float" office:value="101613" calcext:value-type="float">
            <text:p>101613</text:p>
          </table:table-cell>
          <table:table-cell office:value-type="float" office:value="60.091" calcext:value-type="float">
            <text:p>60.091</text:p>
          </table:table-cell>
        </table:table-row>
        <table:table-row table:style-name="ro1">
          <table:table-cell office:value-type="float" office:value="184393" calcext:value-type="float">
            <text:p>184393</text:p>
          </table:table-cell>
          <table:table-cell office:value-type="float" office:value="0.527734" calcext:value-type="float">
            <text:p>0.527734</text:p>
          </table:table-cell>
          <table:table-cell office:value-type="float" office:value="103268" calcext:value-type="float">
            <text:p>103268</text:p>
          </table:table-cell>
          <table:table-cell office:value-type="float" office:value="6.33992" calcext:value-type="float">
            <text:p>6.33992</text:p>
          </table:table-cell>
          <table:table-cell office:value-type="float" office:value="102510" calcext:value-type="float">
            <text:p>102510</text:p>
          </table:table-cell>
          <table:table-cell office:value-type="float" office:value="59.9331" calcext:value-type="float">
            <text:p>59.9331</text:p>
          </table:table-cell>
        </table:table-row>
        <table:table-row table:style-name="ro1">
          <table:table-cell office:value-type="float" office:value="185977" calcext:value-type="float">
            <text:p>185977</text:p>
          </table:table-cell>
          <table:table-cell office:value-type="float" office:value="0.523791" calcext:value-type="float">
            <text:p>0.523791</text:p>
          </table:table-cell>
          <table:table-cell office:value-type="float" office:value="104154" calcext:value-type="float">
            <text:p>104154</text:p>
          </table:table-cell>
          <table:table-cell office:value-type="float" office:value="6.34163" calcext:value-type="float">
            <text:p>6.34163</text:p>
          </table:table-cell>
          <table:table-cell office:value-type="float" office:value="103409" calcext:value-type="float">
            <text:p>103409</text:p>
          </table:table-cell>
          <table:table-cell office:value-type="float" office:value="59.7474" calcext:value-type="float">
            <text:p>59.7474</text:p>
          </table:table-cell>
        </table:table-row>
        <table:table-row table:style-name="ro1">
          <table:table-cell office:value-type="float" office:value="187559" calcext:value-type="float">
            <text:p>187559</text:p>
          </table:table-cell>
          <table:table-cell office:value-type="float" office:value="0.519791" calcext:value-type="float">
            <text:p>0.519791</text:p>
          </table:table-cell>
          <table:table-cell office:value-type="float" office:value="105039" calcext:value-type="float">
            <text:p>105039</text:p>
          </table:table-cell>
          <table:table-cell office:value-type="float" office:value="6.35255" calcext:value-type="float">
            <text:p>6.35255</text:p>
          </table:table-cell>
          <table:table-cell office:value-type="float" office:value="104305" calcext:value-type="float">
            <text:p>104305</text:p>
          </table:table-cell>
          <table:table-cell office:value-type="float" office:value="59.4979" calcext:value-type="float">
            <text:p>59.4979</text:p>
          </table:table-cell>
        </table:table-row>
        <table:table-row table:style-name="ro1">
          <table:table-cell office:value-type="float" office:value="189142" calcext:value-type="float">
            <text:p>189142</text:p>
          </table:table-cell>
          <table:table-cell office:value-type="float" office:value="0.516225" calcext:value-type="float">
            <text:p>0.516225</text:p>
          </table:table-cell>
          <table:table-cell office:value-type="float" office:value="105924" calcext:value-type="float">
            <text:p>105924</text:p>
          </table:table-cell>
          <table:table-cell office:value-type="float" office:value="6.38201" calcext:value-type="float">
            <text:p>6.38201</text:p>
          </table:table-cell>
          <table:table-cell office:value-type="float" office:value="105198" calcext:value-type="float">
            <text:p>105198</text:p>
          </table:table-cell>
          <table:table-cell office:value-type="float" office:value="59.3646" calcext:value-type="float">
            <text:p>59.3646</text:p>
          </table:table-cell>
        </table:table-row>
        <table:table-row table:style-name="ro1">
          <table:table-cell office:value-type="float" office:value="190721" calcext:value-type="float">
            <text:p>190721</text:p>
          </table:table-cell>
          <table:table-cell office:value-type="float" office:value="0.512677" calcext:value-type="float">
            <text:p>0.512677</text:p>
          </table:table-cell>
          <table:table-cell office:value-type="float" office:value="106809" calcext:value-type="float">
            <text:p>106809</text:p>
          </table:table-cell>
          <table:table-cell office:value-type="float" office:value="6.37679" calcext:value-type="float">
            <text:p>6.37679</text:p>
          </table:table-cell>
          <table:table-cell office:value-type="float" office:value="106099" calcext:value-type="float">
            <text:p>106099</text:p>
          </table:table-cell>
          <table:table-cell office:value-type="float" office:value="59.1213" calcext:value-type="float">
            <text:p>59.1213</text:p>
          </table:table-cell>
        </table:table-row>
        <table:table-row table:style-name="ro1">
          <table:table-cell office:value-type="float" office:value="192299" calcext:value-type="float">
            <text:p>192299</text:p>
          </table:table-cell>
          <table:table-cell office:value-type="float" office:value="0.510567" calcext:value-type="float">
            <text:p>0.510567</text:p>
          </table:table-cell>
          <table:table-cell office:value-type="float" office:value="107693" calcext:value-type="float">
            <text:p>107693</text:p>
          </table:table-cell>
          <table:table-cell office:value-type="float" office:value="6.42349" calcext:value-type="float">
            <text:p>6.42349</text:p>
          </table:table-cell>
          <table:table-cell office:value-type="float" office:value="106988" calcext:value-type="float">
            <text:p>106988</text:p>
          </table:table-cell>
          <table:table-cell office:value-type="float" office:value="58.8719" calcext:value-type="float">
            <text:p>58.8719</text:p>
          </table:table-cell>
        </table:table-row>
        <table:table-row table:style-name="ro1">
          <table:table-cell office:value-type="float" office:value="193880" calcext:value-type="float">
            <text:p>193880</text:p>
          </table:table-cell>
          <table:table-cell office:value-type="float" office:value="0.508318" calcext:value-type="float">
            <text:p>0.508318</text:p>
          </table:table-cell>
          <table:table-cell office:value-type="float" office:value="108579" calcext:value-type="float">
            <text:p>108579</text:p>
          </table:table-cell>
          <table:table-cell office:value-type="float" office:value="6.42123" calcext:value-type="float">
            <text:p>6.42123</text:p>
          </table:table-cell>
          <table:table-cell office:value-type="float" office:value="107874" calcext:value-type="float">
            <text:p>107874</text:p>
          </table:table-cell>
          <table:table-cell office:value-type="float" office:value="58.6586" calcext:value-type="float">
            <text:p>58.6586</text:p>
          </table:table-cell>
        </table:table-row>
        <table:table-row table:style-name="ro1">
          <table:table-cell office:value-type="float" office:value="195463" calcext:value-type="float">
            <text:p>195463</text:p>
          </table:table-cell>
          <table:table-cell office:value-type="float" office:value="0.505846" calcext:value-type="float">
            <text:p>0.505846</text:p>
          </table:table-cell>
          <table:table-cell office:value-type="float" office:value="109467" calcext:value-type="float">
            <text:p>109467</text:p>
          </table:table-cell>
          <table:table-cell office:value-type="float" office:value="6.42093" calcext:value-type="float">
            <text:p>6.42093</text:p>
          </table:table-cell>
          <table:table-cell office:value-type="float" office:value="108762" calcext:value-type="float">
            <text:p>108762</text:p>
          </table:table-cell>
          <table:table-cell office:value-type="float" office:value="58.4544" calcext:value-type="float">
            <text:p>58.4544</text:p>
          </table:table-cell>
        </table:table-row>
        <table:table-row table:style-name="ro1">
          <table:table-cell office:value-type="float" office:value="197041" calcext:value-type="float">
            <text:p>197041</text:p>
          </table:table-cell>
          <table:table-cell office:value-type="float" office:value="0.503685" calcext:value-type="float">
            <text:p>0.503685</text:p>
          </table:table-cell>
          <table:table-cell office:value-type="float" office:value="110351" calcext:value-type="float">
            <text:p>110351</text:p>
          </table:table-cell>
          <table:table-cell office:value-type="float" office:value="6.41203" calcext:value-type="float">
            <text:p>6.41203</text:p>
          </table:table-cell>
          <table:table-cell office:value-type="float" office:value="109651" calcext:value-type="float">
            <text:p>109651</text:p>
          </table:table-cell>
          <table:table-cell office:value-type="float" office:value="58.1663" calcext:value-type="float">
            <text:p>58.1663</text:p>
          </table:table-cell>
        </table:table-row>
        <table:table-row table:style-name="ro1">
          <table:table-cell office:value-type="float" office:value="198622" calcext:value-type="float">
            <text:p>198622</text:p>
          </table:table-cell>
          <table:table-cell office:value-type="float" office:value="0.50124" calcext:value-type="float">
            <text:p>0.50124</text:p>
          </table:table-cell>
          <table:table-cell office:value-type="float" office:value="111236" calcext:value-type="float">
            <text:p>111236</text:p>
          </table:table-cell>
          <table:table-cell office:value-type="float" office:value="6.38261" calcext:value-type="float">
            <text:p>6.38261</text:p>
          </table:table-cell>
          <table:table-cell office:value-type="float" office:value="110539" calcext:value-type="float">
            <text:p>110539</text:p>
          </table:table-cell>
          <table:table-cell office:value-type="float" office:value="57.9154" calcext:value-type="float">
            <text:p>57.9154</text:p>
          </table:table-cell>
        </table:table-row>
        <table:table-row table:style-name="ro1">
          <table:table-cell office:value-type="float" office:value="200227" calcext:value-type="float">
            <text:p>200227</text:p>
          </table:table-cell>
          <table:table-cell office:value-type="float" office:value="0.498487" calcext:value-type="float">
            <text:p>0.498487</text:p>
          </table:table-cell>
          <table:table-cell office:value-type="float" office:value="112123" calcext:value-type="float">
            <text:p>112123</text:p>
          </table:table-cell>
          <table:table-cell office:value-type="float" office:value="6.37873" calcext:value-type="float">
            <text:p>6.37873</text:p>
          </table:table-cell>
          <table:table-cell office:value-type="float" office:value="111426" calcext:value-type="float">
            <text:p>111426</text:p>
          </table:table-cell>
          <table:table-cell office:value-type="float" office:value="57.7238" calcext:value-type="float">
            <text:p>57.7238</text:p>
          </table:table-cell>
        </table:table-row>
        <table:table-row table:style-name="ro1">
          <table:table-cell office:value-type="float" office:value="201820" calcext:value-type="float">
            <text:p>201820</text:p>
          </table:table-cell>
          <table:table-cell office:value-type="float" office:value="0.495038" calcext:value-type="float">
            <text:p>0.495038</text:p>
          </table:table-cell>
          <table:table-cell office:value-type="float" office:value="113006" calcext:value-type="float">
            <text:p>113006</text:p>
          </table:table-cell>
          <table:table-cell office:value-type="float" office:value="6.33302" calcext:value-type="float">
            <text:p>6.33302</text:p>
          </table:table-cell>
          <table:table-cell office:value-type="float" office:value="112313" calcext:value-type="float">
            <text:p>112313</text:p>
          </table:table-cell>
          <table:table-cell office:value-type="float" office:value="57.5191" calcext:value-type="float">
            <text:p>57.5191</text:p>
          </table:table-cell>
        </table:table-row>
        <table:table-row table:style-name="ro1">
          <table:table-cell office:value-type="float" office:value="203420" calcext:value-type="float">
            <text:p>203420</text:p>
          </table:table-cell>
          <table:table-cell office:value-type="float" office:value="0.489411" calcext:value-type="float">
            <text:p>0.489411</text:p>
          </table:table-cell>
          <table:table-cell office:value-type="float" office:value="113891" calcext:value-type="float">
            <text:p>113891</text:p>
          </table:table-cell>
          <table:table-cell office:value-type="float" office:value="6.31334" calcext:value-type="float">
            <text:p>6.31334</text:p>
          </table:table-cell>
          <table:table-cell office:value-type="float" office:value="113201" calcext:value-type="float">
            <text:p>113201</text:p>
          </table:table-cell>
          <table:table-cell office:value-type="float" office:value="57.2957" calcext:value-type="float">
            <text:p>57.2957</text:p>
          </table:table-cell>
        </table:table-row>
        <table:table-row table:style-name="ro1">
          <table:table-cell office:value-type="float" office:value="205021" calcext:value-type="float">
            <text:p>205021</text:p>
          </table:table-cell>
          <table:table-cell office:value-type="float" office:value="0.483568" calcext:value-type="float">
            <text:p>0.483568</text:p>
          </table:table-cell>
          <table:table-cell office:value-type="float" office:value="114775" calcext:value-type="float">
            <text:p>114775</text:p>
          </table:table-cell>
          <table:table-cell office:value-type="float" office:value="6.30908" calcext:value-type="float">
            <text:p>6.30908</text:p>
          </table:table-cell>
          <table:table-cell office:value-type="float" office:value="114091" calcext:value-type="float">
            <text:p>114091</text:p>
          </table:table-cell>
          <table:table-cell office:value-type="float" office:value="57.1056" calcext:value-type="float">
            <text:p>57.1056</text:p>
          </table:table-cell>
        </table:table-row>
        <table:table-row table:style-name="ro1">
          <table:table-cell office:value-type="float" office:value="206618" calcext:value-type="float">
            <text:p>206618</text:p>
          </table:table-cell>
          <table:table-cell office:value-type="float" office:value="0.476914" calcext:value-type="float">
            <text:p>0.476914</text:p>
          </table:table-cell>
          <table:table-cell office:value-type="float" office:value="115661" calcext:value-type="float">
            <text:p>115661</text:p>
          </table:table-cell>
          <table:table-cell office:value-type="float" office:value="6.27621" calcext:value-type="float">
            <text:p>6.27621</text:p>
          </table:table-cell>
          <table:table-cell office:value-type="float" office:value="114978" calcext:value-type="float">
            <text:p>114978</text:p>
          </table:table-cell>
          <table:table-cell office:value-type="float" office:value="56.9423" calcext:value-type="float">
            <text:p>56.9423</text:p>
          </table:table-cell>
        </table:table-row>
        <table:table-row table:style-name="ro1">
          <table:table-cell office:value-type="float" office:value="208210" calcext:value-type="float">
            <text:p>208210</text:p>
          </table:table-cell>
          <table:table-cell office:value-type="float" office:value="0.471868" calcext:value-type="float">
            <text:p>0.471868</text:p>
          </table:table-cell>
          <table:table-cell office:value-type="float" office:value="116547" calcext:value-type="float">
            <text:p>116547</text:p>
          </table:table-cell>
          <table:table-cell office:value-type="float" office:value="6.25578" calcext:value-type="float">
            <text:p>6.25578</text:p>
          </table:table-cell>
          <table:table-cell office:value-type="float" office:value="115865" calcext:value-type="float">
            <text:p>115865</text:p>
          </table:table-cell>
          <table:table-cell office:value-type="float" office:value="56.6137" calcext:value-type="float">
            <text:p>56.6137</text:p>
          </table:table-cell>
        </table:table-row>
        <table:table-row table:style-name="ro1">
          <table:table-cell office:value-type="float" office:value="209800" calcext:value-type="float">
            <text:p>209800</text:p>
          </table:table-cell>
          <table:table-cell office:value-type="float" office:value="0.468419" calcext:value-type="float">
            <text:p>0.468419</text:p>
          </table:table-cell>
          <table:table-cell office:value-type="float" office:value="117431" calcext:value-type="float">
            <text:p>117431</text:p>
          </table:table-cell>
          <table:table-cell office:value-type="float" office:value="6.25074" calcext:value-type="float">
            <text:p>6.25074</text:p>
          </table:table-cell>
          <table:table-cell office:value-type="float" office:value="116754" calcext:value-type="float">
            <text:p>116754</text:p>
          </table:table-cell>
          <table:table-cell office:value-type="float" office:value="56.4216" calcext:value-type="float">
            <text:p>56.4216</text:p>
          </table:table-cell>
        </table:table-row>
        <table:table-row table:style-name="ro1">
          <table:table-cell office:value-type="float" office:value="211400" calcext:value-type="float">
            <text:p>211400</text:p>
          </table:table-cell>
          <table:table-cell office:value-type="float" office:value="0.464281" calcext:value-type="float">
            <text:p>0.464281</text:p>
          </table:table-cell>
          <table:table-cell office:value-type="float" office:value="118315" calcext:value-type="float">
            <text:p>118315</text:p>
          </table:table-cell>
          <table:table-cell office:value-type="float" office:value="6.22135" calcext:value-type="float">
            <text:p>6.22135</text:p>
          </table:table-cell>
          <table:table-cell office:value-type="float" office:value="117639" calcext:value-type="float">
            <text:p>117639</text:p>
          </table:table-cell>
          <table:table-cell office:value-type="float" office:value="56.256" calcext:value-type="float">
            <text:p>56.256</text:p>
          </table:table-cell>
        </table:table-row>
        <table:table-row table:style-name="ro1">
          <table:table-cell office:value-type="float" office:value="212981" calcext:value-type="float">
            <text:p>212981</text:p>
          </table:table-cell>
          <table:table-cell office:value-type="float" office:value="0.461507" calcext:value-type="float">
            <text:p>0.461507</text:p>
          </table:table-cell>
          <table:table-cell office:value-type="float" office:value="119198" calcext:value-type="float">
            <text:p>119198</text:p>
          </table:table-cell>
          <table:table-cell office:value-type="float" office:value="6.21433" calcext:value-type="float">
            <text:p>6.21433</text:p>
          </table:table-cell>
          <table:table-cell office:value-type="float" office:value="118529" calcext:value-type="float">
            <text:p>118529</text:p>
          </table:table-cell>
          <table:table-cell office:value-type="float" office:value="56.0716" calcext:value-type="float">
            <text:p>56.0716</text:p>
          </table:table-cell>
        </table:table-row>
        <table:table-row table:style-name="ro1">
          <table:table-cell office:value-type="float" office:value="214582" calcext:value-type="float">
            <text:p>214582</text:p>
          </table:table-cell>
          <table:table-cell office:value-type="float" office:value="0.458308" calcext:value-type="float">
            <text:p>0.458308</text:p>
          </table:table-cell>
          <table:table-cell office:value-type="float" office:value="120085" calcext:value-type="float">
            <text:p>120085</text:p>
          </table:table-cell>
          <table:table-cell office:value-type="float" office:value="6.18802" calcext:value-type="float">
            <text:p>6.18802</text:p>
          </table:table-cell>
          <table:table-cell office:value-type="float" office:value="119433" calcext:value-type="float">
            <text:p>119433</text:p>
          </table:table-cell>
          <table:table-cell office:value-type="float" office:value="55.7927" calcext:value-type="float">
            <text:p>55.7927</text:p>
          </table:table-cell>
        </table:table-row>
        <table:table-row table:style-name="ro1">
          <table:table-cell office:value-type="float" office:value="216185" calcext:value-type="float">
            <text:p>216185</text:p>
          </table:table-cell>
          <table:table-cell office:value-type="float" office:value="0.455003" calcext:value-type="float">
            <text:p>0.455003</text:p>
          </table:table-cell>
          <table:table-cell office:value-type="float" office:value="120968" calcext:value-type="float">
            <text:p>120968</text:p>
          </table:table-cell>
          <table:table-cell office:value-type="float" office:value="6.16395" calcext:value-type="float">
            <text:p>6.16395</text:p>
          </table:table-cell>
          <table:table-cell office:value-type="float" office:value="120350" calcext:value-type="float">
            <text:p>120350</text:p>
          </table:table-cell>
          <table:table-cell office:value-type="float" office:value="55.5608" calcext:value-type="float">
            <text:p>55.5608</text:p>
          </table:table-cell>
        </table:table-row>
        <table:table-row table:style-name="ro1">
          <table:table-cell office:value-type="float" office:value="217783" calcext:value-type="float">
            <text:p>217783</text:p>
          </table:table-cell>
          <table:table-cell office:value-type="float" office:value="0.452562" calcext:value-type="float">
            <text:p>0.452562</text:p>
          </table:table-cell>
          <table:table-cell office:value-type="float" office:value="121851" calcext:value-type="float">
            <text:p>121851</text:p>
          </table:table-cell>
          <table:table-cell office:value-type="float" office:value="6.14275" calcext:value-type="float">
            <text:p>6.14275</text:p>
          </table:table-cell>
          <table:table-cell office:value-type="float" office:value="121267" calcext:value-type="float">
            <text:p>121267</text:p>
          </table:table-cell>
          <table:table-cell office:value-type="float" office:value="55.3943" calcext:value-type="float">
            <text:p>55.3943</text:p>
          </table:table-cell>
        </table:table-row>
        <table:table-row table:style-name="ro1">
          <table:table-cell office:value-type="float" office:value="219381" calcext:value-type="float">
            <text:p>219381</text:p>
          </table:table-cell>
          <table:table-cell office:value-type="float" office:value="0.449662" calcext:value-type="float">
            <text:p>0.449662</text:p>
          </table:table-cell>
          <table:table-cell office:value-type="float" office:value="122734" calcext:value-type="float">
            <text:p>122734</text:p>
          </table:table-cell>
          <table:table-cell office:value-type="float" office:value="6.13585" calcext:value-type="float">
            <text:p>6.13585</text:p>
          </table:table-cell>
          <table:table-cell office:value-type="float" office:value="122194" calcext:value-type="float">
            <text:p>122194</text:p>
          </table:table-cell>
          <table:table-cell office:value-type="float" office:value="55.2514" calcext:value-type="float">
            <text:p>55.2514</text:p>
          </table:table-cell>
        </table:table-row>
        <table:table-row table:style-name="ro1">
          <table:table-cell office:value-type="float" office:value="220972" calcext:value-type="float">
            <text:p>220972</text:p>
          </table:table-cell>
          <table:table-cell office:value-type="float" office:value="0.446091" calcext:value-type="float">
            <text:p>0.446091</text:p>
          </table:table-cell>
          <table:table-cell office:value-type="float" office:value="123619" calcext:value-type="float">
            <text:p>123619</text:p>
          </table:table-cell>
          <table:table-cell office:value-type="float" office:value="6.12777" calcext:value-type="float">
            <text:p>6.12777</text:p>
          </table:table-cell>
          <table:table-cell office:value-type="float" office:value="123113" calcext:value-type="float">
            <text:p>123113</text:p>
          </table:table-cell>
          <table:table-cell office:value-type="float" office:value="55.098" calcext:value-type="float">
            <text:p>55.098</text:p>
          </table:table-cell>
        </table:table-row>
        <table:table-row table:style-name="ro1">
          <table:table-cell office:value-type="float" office:value="222561" calcext:value-type="float">
            <text:p>222561</text:p>
          </table:table-cell>
          <table:table-cell office:value-type="float" office:value="0.442472" calcext:value-type="float">
            <text:p>0.442472</text:p>
          </table:table-cell>
          <table:table-cell office:value-type="float" office:value="124502" calcext:value-type="float">
            <text:p>124502</text:p>
          </table:table-cell>
          <table:table-cell office:value-type="float" office:value="6.11956" calcext:value-type="float">
            <text:p>6.11956</text:p>
          </table:table-cell>
          <table:table-cell office:value-type="float" office:value="123999" calcext:value-type="float">
            <text:p>123999</text:p>
          </table:table-cell>
          <table:table-cell office:value-type="float" office:value="54.9035" calcext:value-type="float">
            <text:p>54.9035</text:p>
          </table:table-cell>
        </table:table-row>
        <table:table-row table:style-name="ro1">
          <table:table-cell office:value-type="float" office:value="224153" calcext:value-type="float">
            <text:p>224153</text:p>
          </table:table-cell>
          <table:table-cell office:value-type="float" office:value="0.440135" calcext:value-type="float">
            <text:p>0.440135</text:p>
          </table:table-cell>
          <table:table-cell office:value-type="float" office:value="125385" calcext:value-type="float">
            <text:p>125385</text:p>
          </table:table-cell>
          <table:table-cell office:value-type="float" office:value="6.09724" calcext:value-type="float">
            <text:p>6.09724</text:p>
          </table:table-cell>
          <table:table-cell office:value-type="float" office:value="124883" calcext:value-type="float">
            <text:p>124883</text:p>
          </table:table-cell>
          <table:table-cell office:value-type="float" office:value="54.779" calcext:value-type="float">
            <text:p>54.779</text:p>
          </table:table-cell>
        </table:table-row>
        <table:table-row table:style-name="ro1">
          <table:table-cell office:value-type="float" office:value="225746" calcext:value-type="float">
            <text:p>225746</text:p>
          </table:table-cell>
          <table:table-cell office:value-type="float" office:value="0.436885" calcext:value-type="float">
            <text:p>0.436885</text:p>
          </table:table-cell>
          <table:table-cell office:value-type="float" office:value="126270" calcext:value-type="float">
            <text:p>126270</text:p>
          </table:table-cell>
          <table:table-cell office:value-type="float" office:value="6.07514" calcext:value-type="float">
            <text:p>6.07514</text:p>
          </table:table-cell>
          <table:table-cell office:value-type="float" office:value="125757" calcext:value-type="float">
            <text:p>125757</text:p>
          </table:table-cell>
          <table:table-cell office:value-type="float" office:value="54.6818" calcext:value-type="float">
            <text:p>54.6818</text:p>
          </table:table-cell>
        </table:table-row>
        <table:table-row table:style-name="ro1">
          <table:table-cell office:value-type="float" office:value="227337" calcext:value-type="float">
            <text:p>227337</text:p>
          </table:table-cell>
          <table:table-cell office:value-type="float" office:value="0.434132" calcext:value-type="float">
            <text:p>0.434132</text:p>
          </table:table-cell>
          <table:table-cell office:value-type="float" office:value="127155" calcext:value-type="float">
            <text:p>127155</text:p>
          </table:table-cell>
          <table:table-cell office:value-type="float" office:value="6.04774" calcext:value-type="float">
            <text:p>6.04774</text:p>
          </table:table-cell>
          <table:table-cell office:value-type="float" office:value="126660" calcext:value-type="float">
            <text:p>126660</text:p>
          </table:table-cell>
          <table:table-cell office:value-type="float" office:value="54.5944" calcext:value-type="float">
            <text:p>54.5944</text:p>
          </table:table-cell>
        </table:table-row>
        <table:table-row table:style-name="ro1">
          <table:table-cell office:value-type="float" office:value="228938" calcext:value-type="float">
            <text:p>228938</text:p>
          </table:table-cell>
          <table:table-cell office:value-type="float" office:value="0.430994" calcext:value-type="float">
            <text:p>0.430994</text:p>
          </table:table-cell>
          <table:table-cell office:value-type="float" office:value="128040" calcext:value-type="float">
            <text:p>128040</text:p>
          </table:table-cell>
          <table:table-cell office:value-type="float" office:value="6.04001" calcext:value-type="float">
            <text:p>6.04001</text:p>
          </table:table-cell>
          <table:table-cell office:value-type="float" office:value="127573" calcext:value-type="float">
            <text:p>127573</text:p>
          </table:table-cell>
          <table:table-cell office:value-type="float" office:value="54.445" calcext:value-type="float">
            <text:p>54.445</text:p>
          </table:table-cell>
        </table:table-row>
        <table:table-row table:style-name="ro1">
          <table:table-cell office:value-type="float" office:value="230519" calcext:value-type="float">
            <text:p>230519</text:p>
          </table:table-cell>
          <table:table-cell office:value-type="float" office:value="0.428714" calcext:value-type="float">
            <text:p>0.428714</text:p>
          </table:table-cell>
          <table:table-cell office:value-type="float" office:value="128922" calcext:value-type="float">
            <text:p>128922</text:p>
          </table:table-cell>
          <table:table-cell office:value-type="float" office:value="6.02865" calcext:value-type="float">
            <text:p>6.02865</text:p>
          </table:table-cell>
          <table:table-cell office:value-type="float" office:value="128452" calcext:value-type="float">
            <text:p>128452</text:p>
          </table:table-cell>
          <table:table-cell office:value-type="float" office:value="54.2791" calcext:value-type="float">
            <text:p>54.2791</text:p>
          </table:table-cell>
        </table:table-row>
        <table:table-row table:style-name="ro1">
          <table:table-cell office:value-type="float" office:value="232096" calcext:value-type="float">
            <text:p>232096</text:p>
          </table:table-cell>
          <table:table-cell office:value-type="float" office:value="0.426251" calcext:value-type="float">
            <text:p>0.426251</text:p>
          </table:table-cell>
          <table:table-cell office:value-type="float" office:value="129808" calcext:value-type="float">
            <text:p>129808</text:p>
          </table:table-cell>
          <table:table-cell office:value-type="float" office:value="5.99581" calcext:value-type="float">
            <text:p>5.99581</text:p>
          </table:table-cell>
          <table:table-cell office:value-type="float" office:value="129347" calcext:value-type="float">
            <text:p>129347</text:p>
          </table:table-cell>
          <table:table-cell office:value-type="float" office:value="54.1587" calcext:value-type="float">
            <text:p>54.1587</text:p>
          </table:table-cell>
        </table:table-row>
        <table:table-row table:style-name="ro1">
          <table:table-cell office:value-type="float" office:value="233683" calcext:value-type="float">
            <text:p>233683</text:p>
          </table:table-cell>
          <table:table-cell office:value-type="float" office:value="0.424656" calcext:value-type="float">
            <text:p>0.424656</text:p>
          </table:table-cell>
          <table:table-cell office:value-type="float" office:value="130696" calcext:value-type="float">
            <text:p>130696</text:p>
          </table:table-cell>
          <table:table-cell office:value-type="float" office:value="5.9642" calcext:value-type="float">
            <text:p>5.9642</text:p>
          </table:table-cell>
          <table:table-cell office:value-type="float" office:value="130230" calcext:value-type="float">
            <text:p>130230</text:p>
          </table:table-cell>
          <table:table-cell office:value-type="float" office:value="54.0312" calcext:value-type="float">
            <text:p>54.0312</text:p>
          </table:table-cell>
        </table:table-row>
        <table:table-row table:style-name="ro1">
          <table:table-cell office:value-type="float" office:value="235271" calcext:value-type="float">
            <text:p>235271</text:p>
          </table:table-cell>
          <table:table-cell office:value-type="float" office:value="0.422201" calcext:value-type="float">
            <text:p>0.422201</text:p>
          </table:table-cell>
          <table:table-cell office:value-type="float" office:value="131584" calcext:value-type="float">
            <text:p>131584</text:p>
          </table:table-cell>
          <table:table-cell office:value-type="float" office:value="5.95813" calcext:value-type="float">
            <text:p>5.95813</text:p>
          </table:table-cell>
          <table:table-cell office:value-type="float" office:value="131110" calcext:value-type="float">
            <text:p>131110</text:p>
          </table:table-cell>
          <table:table-cell office:value-type="float" office:value="53.8817" calcext:value-type="float">
            <text:p>53.8817</text:p>
          </table:table-cell>
        </table:table-row>
        <table:table-row table:style-name="ro1">
          <table:table-cell office:value-type="float" office:value="236853" calcext:value-type="float">
            <text:p>236853</text:p>
          </table:table-cell>
          <table:table-cell office:value-type="float" office:value="0.419525" calcext:value-type="float">
            <text:p>0.419525</text:p>
          </table:table-cell>
          <table:table-cell office:value-type="float" office:value="132470" calcext:value-type="float">
            <text:p>132470</text:p>
          </table:table-cell>
          <table:table-cell office:value-type="float" office:value="5.94377" calcext:value-type="float">
            <text:p>5.94377</text:p>
          </table:table-cell>
          <table:table-cell office:value-type="float" office:value="131995" calcext:value-type="float">
            <text:p>131995</text:p>
          </table:table-cell>
          <table:table-cell office:value-type="float" office:value="53.76" calcext:value-type="float">
            <text:p>53.76</text:p>
          </table:table-cell>
        </table:table-row>
        <table:table-row table:style-name="ro1">
          <table:table-cell office:value-type="float" office:value="238434" calcext:value-type="float">
            <text:p>238434</text:p>
          </table:table-cell>
          <table:table-cell office:value-type="float" office:value="0.417806" calcext:value-type="float">
            <text:p>0.417806</text:p>
          </table:table-cell>
          <table:table-cell office:value-type="float" office:value="133356" calcext:value-type="float">
            <text:p>133356</text:p>
          </table:table-cell>
          <table:table-cell office:value-type="float" office:value="5.9162" calcext:value-type="float">
            <text:p>5.9162</text:p>
          </table:table-cell>
          <table:table-cell office:value-type="float" office:value="132881" calcext:value-type="float">
            <text:p>132881</text:p>
          </table:table-cell>
          <table:table-cell office:value-type="float" office:value="53.5599" calcext:value-type="float">
            <text:p>53.5599</text:p>
          </table:table-cell>
        </table:table-row>
        <table:table-row table:style-name="ro1">
          <table:table-cell office:value-type="float" office:value="240017" calcext:value-type="float">
            <text:p>240017</text:p>
          </table:table-cell>
          <table:table-cell office:value-type="float" office:value="0.415594" calcext:value-type="float">
            <text:p>0.415594</text:p>
          </table:table-cell>
          <table:table-cell office:value-type="float" office:value="134245" calcext:value-type="float">
            <text:p>134245</text:p>
          </table:table-cell>
          <table:table-cell office:value-type="float" office:value="5.91887" calcext:value-type="float">
            <text:p>5.91887</text:p>
          </table:table-cell>
          <table:table-cell office:value-type="float" office:value="133758" calcext:value-type="float">
            <text:p>133758</text:p>
          </table:table-cell>
          <table:table-cell office:value-type="float" office:value="53.4685" calcext:value-type="float">
            <text:p>53.4685</text:p>
          </table:table-cell>
        </table:table-row>
        <table:table-row table:style-name="ro1">
          <table:table-cell office:value-type="float" office:value="241595" calcext:value-type="float">
            <text:p>241595</text:p>
          </table:table-cell>
          <table:table-cell office:value-type="float" office:value="0.413465" calcext:value-type="float">
            <text:p>0.413465</text:p>
          </table:table-cell>
          <table:table-cell office:value-type="float" office:value="135133" calcext:value-type="float">
            <text:p>135133</text:p>
          </table:table-cell>
          <table:table-cell office:value-type="float" office:value="5.90788" calcext:value-type="float">
            <text:p>5.90788</text:p>
          </table:table-cell>
          <table:table-cell office:value-type="float" office:value="134633" calcext:value-type="float">
            <text:p>134633</text:p>
          </table:table-cell>
          <table:table-cell office:value-type="float" office:value="53.3189" calcext:value-type="float">
            <text:p>53.3189</text:p>
          </table:table-cell>
        </table:table-row>
        <table:table-row table:style-name="ro1">
          <table:table-cell office:value-type="float" office:value="243172" calcext:value-type="float">
            <text:p>243172</text:p>
          </table:table-cell>
          <table:table-cell office:value-type="float" office:value="0.411855" calcext:value-type="float">
            <text:p>0.411855</text:p>
          </table:table-cell>
          <table:table-cell office:value-type="float" office:value="136018" calcext:value-type="float">
            <text:p>136018</text:p>
          </table:table-cell>
          <table:table-cell office:value-type="float" office:value="5.86609" calcext:value-type="float">
            <text:p>5.86609</text:p>
          </table:table-cell>
          <table:table-cell office:value-type="float" office:value="135508" calcext:value-type="float">
            <text:p>135508</text:p>
          </table:table-cell>
          <table:table-cell office:value-type="float" office:value="53.1431" calcext:value-type="float">
            <text:p>53.1431</text:p>
          </table:table-cell>
        </table:table-row>
        <table:table-row table:style-name="ro1">
          <table:table-cell office:value-type="float" office:value="244780" calcext:value-type="float">
            <text:p>244780</text:p>
          </table:table-cell>
          <table:table-cell office:value-type="float" office:value="0.406423" calcext:value-type="float">
            <text:p>0.406423</text:p>
          </table:table-cell>
          <table:table-cell office:value-type="float" office:value="136903" calcext:value-type="float">
            <text:p>136903</text:p>
          </table:table-cell>
          <table:table-cell office:value-type="float" office:value="5.86369" calcext:value-type="float">
            <text:p>5.86369</text:p>
          </table:table-cell>
          <table:table-cell office:value-type="float" office:value="136406" calcext:value-type="float">
            <text:p>136406</text:p>
          </table:table-cell>
          <table:table-cell office:value-type="float" office:value="52.9723" calcext:value-type="float">
            <text:p>52.9723</text:p>
          </table:table-cell>
        </table:table-row>
        <table:table-row table:style-name="ro1">
          <table:table-cell office:value-type="float" office:value="246370" calcext:value-type="float">
            <text:p>246370</text:p>
          </table:table-cell>
          <table:table-cell office:value-type="float" office:value="0.403885" calcext:value-type="float">
            <text:p>0.403885</text:p>
          </table:table-cell>
          <table:table-cell office:value-type="float" office:value="137788" calcext:value-type="float">
            <text:p>137788</text:p>
          </table:table-cell>
          <table:table-cell office:value-type="float" office:value="5.84641" calcext:value-type="float">
            <text:p>5.84641</text:p>
          </table:table-cell>
          <table:table-cell office:value-type="float" office:value="137340" calcext:value-type="float">
            <text:p>137340</text:p>
          </table:table-cell>
          <table:table-cell office:value-type="float" office:value="52.7606" calcext:value-type="float">
            <text:p>52.7606</text:p>
          </table:table-cell>
        </table:table-row>
        <table:table-row table:style-name="ro1">
          <table:table-cell office:value-type="float" office:value="247967" calcext:value-type="float">
            <text:p>247967</text:p>
          </table:table-cell>
          <table:table-cell office:value-type="float" office:value="0.400807" calcext:value-type="float">
            <text:p>0.400807</text:p>
          </table:table-cell>
          <table:table-cell office:value-type="float" office:value="138672" calcext:value-type="float">
            <text:p>138672</text:p>
          </table:table-cell>
          <table:table-cell office:value-type="float" office:value="5.82722" calcext:value-type="float">
            <text:p>5.82722</text:p>
          </table:table-cell>
          <table:table-cell office:value-type="float" office:value="138299" calcext:value-type="float">
            <text:p>138299</text:p>
          </table:table-cell>
          <table:table-cell office:value-type="float" office:value="52.6148" calcext:value-type="float">
            <text:p>52.6148</text:p>
          </table:table-cell>
        </table:table-row>
        <table:table-row table:style-name="ro1">
          <table:table-cell office:value-type="float" office:value="249572" calcext:value-type="float">
            <text:p>249572</text:p>
          </table:table-cell>
          <table:table-cell office:value-type="float" office:value="0.397965" calcext:value-type="float">
            <text:p>0.397965</text:p>
          </table:table-cell>
          <table:table-cell office:value-type="float" office:value="139557" calcext:value-type="float">
            <text:p>139557</text:p>
          </table:table-cell>
          <table:table-cell office:value-type="float" office:value="5.80824" calcext:value-type="float">
            <text:p>5.80824</text:p>
          </table:table-cell>
          <table:table-cell office:value-type="float" office:value="139204" calcext:value-type="float">
            <text:p>139204</text:p>
          </table:table-cell>
          <table:table-cell office:value-type="float" office:value="52.4472" calcext:value-type="float">
            <text:p>52.4472</text:p>
          </table:table-cell>
        </table:table-row>
        <table:table-row table:style-name="ro1">
          <table:table-cell office:value-type="float" office:value="251172" calcext:value-type="float">
            <text:p>251172</text:p>
          </table:table-cell>
          <table:table-cell office:value-type="float" office:value="0.39615" calcext:value-type="float">
            <text:p>0.39615</text:p>
          </table:table-cell>
          <table:table-cell office:value-type="float" office:value="140441" calcext:value-type="float">
            <text:p>140441</text:p>
          </table:table-cell>
          <table:table-cell office:value-type="float" office:value="5.81045" calcext:value-type="float">
            <text:p>5.81045</text:p>
          </table:table-cell>
          <table:table-cell office:value-type="float" office:value="140114" calcext:value-type="float">
            <text:p>140114</text:p>
          </table:table-cell>
          <table:table-cell office:value-type="float" office:value="52.3673" calcext:value-type="float">
            <text:p>52.3673</text:p>
          </table:table-cell>
        </table:table-row>
        <table:table-row table:style-name="ro1">
          <table:table-cell office:value-type="float" office:value="252769" calcext:value-type="float">
            <text:p>252769</text:p>
          </table:table-cell>
          <table:table-cell office:value-type="float" office:value="0.39503" calcext:value-type="float">
            <text:p>0.39503</text:p>
          </table:table-cell>
          <table:table-cell office:value-type="float" office:value="141325" calcext:value-type="float">
            <text:p>141325</text:p>
          </table:table-cell>
          <table:table-cell office:value-type="float" office:value="5.79889" calcext:value-type="float">
            <text:p>5.79889</text:p>
          </table:table-cell>
          <table:table-cell office:value-type="float" office:value="141027" calcext:value-type="float">
            <text:p>141027</text:p>
          </table:table-cell>
          <table:table-cell office:value-type="float" office:value="52.2048" calcext:value-type="float">
            <text:p>52.2048</text:p>
          </table:table-cell>
        </table:table-row>
        <table:table-row table:style-name="ro1">
          <table:table-cell office:value-type="float" office:value="254362" calcext:value-type="float">
            <text:p>254362</text:p>
          </table:table-cell>
          <table:table-cell office:value-type="float" office:value="0.39315" calcext:value-type="float">
            <text:p>0.39315</text:p>
          </table:table-cell>
          <table:table-cell office:value-type="float" office:value="142208" calcext:value-type="float">
            <text:p>142208</text:p>
          </table:table-cell>
          <table:table-cell office:value-type="float" office:value="5.79153" calcext:value-type="float">
            <text:p>5.79153</text:p>
          </table:table-cell>
          <table:table-cell office:value-type="float" office:value="141981" calcext:value-type="float">
            <text:p>141981</text:p>
          </table:table-cell>
          <table:table-cell office:value-type="float" office:value="52.0508" calcext:value-type="float">
            <text:p>52.0508</text:p>
          </table:table-cell>
        </table:table-row>
        <table:table-row table:style-name="ro1">
          <table:table-cell office:value-type="float" office:value="255967" calcext:value-type="float">
            <text:p>255967</text:p>
          </table:table-cell>
          <table:table-cell office:value-type="float" office:value="0.390825" calcext:value-type="float">
            <text:p>0.390825</text:p>
          </table:table-cell>
          <table:table-cell office:value-type="float" office:value="143094" calcext:value-type="float">
            <text:p>143094</text:p>
          </table:table-cell>
          <table:table-cell office:value-type="float" office:value="5.7697" calcext:value-type="float">
            <text:p>5.7697</text:p>
          </table:table-cell>
          <table:table-cell office:value-type="float" office:value="142883" calcext:value-type="float">
            <text:p>142883</text:p>
          </table:table-cell>
          <table:table-cell office:value-type="float" office:value="51.8983" calcext:value-type="float">
            <text:p>51.8983</text:p>
          </table:table-cell>
        </table:table-row>
        <table:table-row table:style-name="ro1">
          <table:table-cell office:value-type="float" office:value="257556" calcext:value-type="float">
            <text:p>257556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143979" calcext:value-type="float">
            <text:p>143979</text:p>
          </table:table-cell>
          <table:table-cell office:value-type="float" office:value="5.73111" calcext:value-type="float">
            <text:p>5.73111</text:p>
          </table:table-cell>
          <table:table-cell office:value-type="float" office:value="143795" calcext:value-type="float">
            <text:p>143795</text:p>
          </table:table-cell>
          <table:table-cell office:value-type="float" office:value="51.7667" calcext:value-type="float">
            <text:p>51.7667</text:p>
          </table:table-cell>
        </table:table-row>
        <table:table-row table:style-name="ro1">
          <table:table-cell office:value-type="float" office:value="259163" calcext:value-type="float">
            <text:p>259163</text:p>
          </table:table-cell>
          <table:table-cell office:value-type="float" office:value="0.387007" calcext:value-type="float">
            <text:p>0.387007</text:p>
          </table:table-cell>
          <table:table-cell office:value-type="float" office:value="144865" calcext:value-type="float">
            <text:p>144865</text:p>
          </table:table-cell>
          <table:table-cell office:value-type="float" office:value="5.7161" calcext:value-type="float">
            <text:p>5.7161</text:p>
          </table:table-cell>
          <table:table-cell office:value-type="float" office:value="144674" calcext:value-type="float">
            <text:p>144674</text:p>
          </table:table-cell>
          <table:table-cell office:value-type="float" office:value="51.6423" calcext:value-type="float">
            <text:p>51.6423</text:p>
          </table:table-cell>
        </table:table-row>
        <table:table-row table:style-name="ro1">
          <table:table-cell office:value-type="float" office:value="260765" calcext:value-type="float">
            <text:p>260765</text:p>
          </table:table-cell>
          <table:table-cell office:value-type="float" office:value="0.385556" calcext:value-type="float">
            <text:p>0.385556</text:p>
          </table:table-cell>
          <table:table-cell office:value-type="float" office:value="145748" calcext:value-type="float">
            <text:p>145748</text:p>
          </table:table-cell>
          <table:table-cell office:value-type="float" office:value="5.71438" calcext:value-type="float">
            <text:p>5.71438</text:p>
          </table:table-cell>
          <table:table-cell office:value-type="float" office:value="145551" calcext:value-type="float">
            <text:p>145551</text:p>
          </table:table-cell>
          <table:table-cell office:value-type="float" office:value="51.5102" calcext:value-type="float">
            <text:p>51.5102</text:p>
          </table:table-cell>
        </table:table-row>
        <table:table-row table:style-name="ro1">
          <table:table-cell office:value-type="float" office:value="262368" calcext:value-type="float">
            <text:p>262368</text:p>
          </table:table-cell>
          <table:table-cell office:value-type="float" office:value="0.38423" calcext:value-type="float">
            <text:p>0.38423</text:p>
          </table:table-cell>
          <table:table-cell office:value-type="float" office:value="146630" calcext:value-type="float">
            <text:p>146630</text:p>
          </table:table-cell>
          <table:table-cell office:value-type="float" office:value="5.71305" calcext:value-type="float">
            <text:p>5.71305</text:p>
          </table:table-cell>
          <table:table-cell office:value-type="float" office:value="146426" calcext:value-type="float">
            <text:p>146426</text:p>
          </table:table-cell>
          <table:table-cell office:value-type="float" office:value="51.3911" calcext:value-type="float">
            <text:p>51.3911</text:p>
          </table:table-cell>
        </table:table-row>
        <table:table-row table:style-name="ro1">
          <table:table-cell office:value-type="float" office:value="263966" calcext:value-type="float">
            <text:p>263966</text:p>
          </table:table-cell>
          <table:table-cell office:value-type="float" office:value="0.383696" calcext:value-type="float">
            <text:p>0.383696</text:p>
          </table:table-cell>
          <table:table-cell office:value-type="float" office:value="147516" calcext:value-type="float">
            <text:p>147516</text:p>
          </table:table-cell>
          <table:table-cell office:value-type="float" office:value="5.69341" calcext:value-type="float">
            <text:p>5.69341</text:p>
          </table:table-cell>
          <table:table-cell office:value-type="float" office:value="147299" calcext:value-type="float">
            <text:p>147299</text:p>
          </table:table-cell>
          <table:table-cell office:value-type="float" office:value="51.2467" calcext:value-type="float">
            <text:p>51.2467</text:p>
          </table:table-cell>
        </table:table-row>
        <table:table-row table:style-name="ro1">
          <table:table-cell office:value-type="float" office:value="265560" calcext:value-type="float">
            <text:p>265560</text:p>
          </table:table-cell>
          <table:table-cell office:value-type="float" office:value="0.381948" calcext:value-type="float">
            <text:p>0.381948</text:p>
          </table:table-cell>
          <table:table-cell office:value-type="float" office:value="148402" calcext:value-type="float">
            <text:p>148402</text:p>
          </table:table-cell>
          <table:table-cell office:value-type="float" office:value="5.69952" calcext:value-type="float">
            <text:p>5.69952</text:p>
          </table:table-cell>
          <table:table-cell office:value-type="float" office:value="148173" calcext:value-type="float">
            <text:p>148173</text:p>
          </table:table-cell>
          <table:table-cell office:value-type="float" office:value="51.1322" calcext:value-type="float">
            <text:p>51.1322</text:p>
          </table:table-cell>
        </table:table-row>
        <table:table-row table:style-name="ro1">
          <table:table-cell office:value-type="float" office:value="267158" calcext:value-type="float">
            <text:p>267158</text:p>
          </table:table-cell>
          <table:table-cell office:value-type="float" office:value="0.380363" calcext:value-type="float">
            <text:p>0.380363</text:p>
          </table:table-cell>
          <table:table-cell office:value-type="float" office:value="149289" calcext:value-type="float">
            <text:p>149289</text:p>
          </table:table-cell>
          <table:table-cell office:value-type="float" office:value="5.69913" calcext:value-type="float">
            <text:p>5.69913</text:p>
          </table:table-cell>
          <table:table-cell office:value-type="float" office:value="149049" calcext:value-type="float">
            <text:p>149049</text:p>
          </table:table-cell>
          <table:table-cell office:value-type="float" office:value="51.0499" calcext:value-type="float">
            <text:p>51.0499</text:p>
          </table:table-cell>
        </table:table-row>
        <table:table-row table:style-name="ro1">
          <table:table-cell office:value-type="float" office:value="268749" calcext:value-type="float">
            <text:p>268749</text:p>
          </table:table-cell>
          <table:table-cell office:value-type="float" office:value="0.378412" calcext:value-type="float">
            <text:p>0.378412</text:p>
          </table:table-cell>
          <table:table-cell office:value-type="float" office:value="150172" calcext:value-type="float">
            <text:p>150172</text:p>
          </table:table-cell>
          <table:table-cell office:value-type="float" office:value="5.68745" calcext:value-type="float">
            <text:p>5.68745</text:p>
          </table:table-cell>
          <table:table-cell office:value-type="float" office:value="149925" calcext:value-type="float">
            <text:p>149925</text:p>
          </table:table-cell>
          <table:table-cell office:value-type="float" office:value="50.9133" calcext:value-type="float">
            <text:p>50.9133</text:p>
          </table:table-cell>
        </table:table-row>
        <table:table-row table:style-name="ro1">
          <table:table-cell office:value-type="float" office:value="270338" calcext:value-type="float">
            <text:p>270338</text:p>
          </table:table-cell>
          <table:table-cell office:value-type="float" office:value="0.37667" calcext:value-type="float">
            <text:p>0.37667</text:p>
          </table:table-cell>
          <table:table-cell office:value-type="float" office:value="151059" calcext:value-type="float">
            <text:p>151059</text:p>
          </table:table-cell>
          <table:table-cell office:value-type="float" office:value="5.67336" calcext:value-type="float">
            <text:p>5.67336</text:p>
          </table:table-cell>
          <table:table-cell office:value-type="float" office:value="150801" calcext:value-type="float">
            <text:p>150801</text:p>
          </table:table-cell>
          <table:table-cell office:value-type="float" office:value="50.7183" calcext:value-type="float">
            <text:p>50.7183</text:p>
          </table:table-cell>
        </table:table-row>
        <table:table-row table:style-name="ro1">
          <table:table-cell office:value-type="float" office:value="271927" calcext:value-type="float">
            <text:p>271927</text:p>
          </table:table-cell>
          <table:table-cell office:value-type="float" office:value="0.374268" calcext:value-type="float">
            <text:p>0.374268</text:p>
          </table:table-cell>
          <table:table-cell office:value-type="float" office:value="151944" calcext:value-type="float">
            <text:p>151944</text:p>
          </table:table-cell>
          <table:table-cell office:value-type="float" office:value="5.65381" calcext:value-type="float">
            <text:p>5.65381</text:p>
          </table:table-cell>
          <table:table-cell office:value-type="float" office:value="151678" calcext:value-type="float">
            <text:p>151678</text:p>
          </table:table-cell>
          <table:table-cell office:value-type="float" office:value="50.609" calcext:value-type="float">
            <text:p>50.609</text:p>
          </table:table-cell>
        </table:table-row>
        <table:table-row table:style-name="ro1">
          <table:table-cell office:value-type="float" office:value="273530" calcext:value-type="float">
            <text:p>273530</text:p>
          </table:table-cell>
          <table:table-cell office:value-type="float" office:value="0.371978" calcext:value-type="float">
            <text:p>0.371978</text:p>
          </table:table-cell>
          <table:table-cell office:value-type="float" office:value="152830" calcext:value-type="float">
            <text:p>152830</text:p>
          </table:table-cell>
          <table:table-cell office:value-type="float" office:value="5.64523" calcext:value-type="float">
            <text:p>5.64523</text:p>
          </table:table-cell>
          <table:table-cell office:value-type="float" office:value="152555" calcext:value-type="float">
            <text:p>152555</text:p>
          </table:table-cell>
          <table:table-cell office:value-type="float" office:value="50.4668" calcext:value-type="float">
            <text:p>50.4668</text:p>
          </table:table-cell>
        </table:table-row>
        <table:table-row table:style-name="ro1">
          <table:table-cell office:value-type="float" office:value="275113" calcext:value-type="float">
            <text:p>275113</text:p>
          </table:table-cell>
          <table:table-cell office:value-type="float" office:value="0.369491" calcext:value-type="float">
            <text:p>0.369491</text:p>
          </table:table-cell>
          <table:table-cell office:value-type="float" office:value="153713" calcext:value-type="float">
            <text:p>153713</text:p>
          </table:table-cell>
          <table:table-cell office:value-type="float" office:value="5.63131" calcext:value-type="float">
            <text:p>5.63131</text:p>
          </table:table-cell>
          <table:table-cell office:value-type="float" office:value="153431" calcext:value-type="float">
            <text:p>153431</text:p>
          </table:table-cell>
          <table:table-cell office:value-type="float" office:value="50.4338" calcext:value-type="float">
            <text:p>50.4338</text:p>
          </table:table-cell>
        </table:table-row>
        <table:table-row table:style-name="ro1">
          <table:table-cell office:value-type="float" office:value="276693" calcext:value-type="float">
            <text:p>276693</text:p>
          </table:table-cell>
          <table:table-cell office:value-type="float" office:value="0.366393" calcext:value-type="float">
            <text:p>0.366393</text:p>
          </table:table-cell>
          <table:table-cell office:value-type="float" office:value="154604" calcext:value-type="float">
            <text:p>154604</text:p>
          </table:table-cell>
          <table:table-cell office:value-type="float" office:value="5.62398" calcext:value-type="float">
            <text:p>5.62398</text:p>
          </table:table-cell>
          <table:table-cell office:value-type="float" office:value="154316" calcext:value-type="float">
            <text:p>154316</text:p>
          </table:table-cell>
          <table:table-cell office:value-type="float" office:value="50.2871" calcext:value-type="float">
            <text:p>50.2871</text:p>
          </table:table-cell>
        </table:table-row>
        <table:table-row table:style-name="ro1">
          <table:table-cell office:value-type="float" office:value="278283" calcext:value-type="float">
            <text:p>278283</text:p>
          </table:table-cell>
          <table:table-cell office:value-type="float" office:value="0.363461" calcext:value-type="float">
            <text:p>0.363461</text:p>
          </table:table-cell>
          <table:table-cell office:value-type="float" office:value="155499" calcext:value-type="float">
            <text:p>155499</text:p>
          </table:table-cell>
          <table:table-cell office:value-type="float" office:value="5.60698" calcext:value-type="float">
            <text:p>5.60698</text:p>
          </table:table-cell>
          <table:table-cell office:value-type="float" office:value="155207" calcext:value-type="float">
            <text:p>155207</text:p>
          </table:table-cell>
          <table:table-cell office:value-type="float" office:value="50.1138" calcext:value-type="float">
            <text:p>50.1138</text:p>
          </table:table-cell>
        </table:table-row>
        <table:table-row table:style-name="ro1">
          <table:table-cell office:value-type="float" office:value="279910" calcext:value-type="float">
            <text:p>279910</text:p>
          </table:table-cell>
          <table:table-cell office:value-type="float" office:value="0.361307" calcext:value-type="float">
            <text:p>0.361307</text:p>
          </table:table-cell>
          <table:table-cell office:value-type="float" office:value="156393" calcext:value-type="float">
            <text:p>156393</text:p>
          </table:table-cell>
          <table:table-cell office:value-type="float" office:value="5.591" calcext:value-type="float">
            <text:p>5.591</text:p>
          </table:table-cell>
          <table:table-cell office:value-type="float" office:value="156104" calcext:value-type="float">
            <text:p>156104</text:p>
          </table:table-cell>
          <table:table-cell office:value-type="float" office:value="50.0334" calcext:value-type="float">
            <text:p>50.0334</text:p>
          </table:table-cell>
        </table:table-row>
        <table:table-row table:style-name="ro1">
          <table:table-cell office:value-type="float" office:value="281489" calcext:value-type="float">
            <text:p>281489</text:p>
          </table:table-cell>
          <table:table-cell office:value-type="float" office:value="0.359275" calcext:value-type="float">
            <text:p>0.359275</text:p>
          </table:table-cell>
          <table:table-cell office:value-type="float" office:value="157291" calcext:value-type="float">
            <text:p>157291</text:p>
          </table:table-cell>
          <table:table-cell office:value-type="float" office:value="5.57859" calcext:value-type="float">
            <text:p>5.57859</text:p>
          </table:table-cell>
          <table:table-cell office:value-type="float" office:value="157025" calcext:value-type="float">
            <text:p>157025</text:p>
          </table:table-cell>
          <table:table-cell office:value-type="float" office:value="49.8964" calcext:value-type="float">
            <text:p>49.8964</text:p>
          </table:table-cell>
        </table:table-row>
        <table:table-row table:style-name="ro1">
          <table:table-cell office:value-type="float" office:value="283068" calcext:value-type="float">
            <text:p>283068</text:p>
          </table:table-cell>
          <table:table-cell office:value-type="float" office:value="0.357051" calcext:value-type="float">
            <text:p>0.357051</text:p>
          </table:table-cell>
          <table:table-cell office:value-type="float" office:value="158201" calcext:value-type="float">
            <text:p>158201</text:p>
          </table:table-cell>
          <table:table-cell office:value-type="float" office:value="5.5705" calcext:value-type="float">
            <text:p>5.5705</text:p>
          </table:table-cell>
          <table:table-cell office:value-type="float" office:value="157948" calcext:value-type="float">
            <text:p>157948</text:p>
          </table:table-cell>
          <table:table-cell office:value-type="float" office:value="49.7925" calcext:value-type="float">
            <text:p>49.7925</text:p>
          </table:table-cell>
        </table:table-row>
        <table:table-row table:style-name="ro1">
          <table:table-cell office:value-type="float" office:value="284647" calcext:value-type="float">
            <text:p>284647</text:p>
          </table:table-cell>
          <table:table-cell office:value-type="float" office:value="0.355229" calcext:value-type="float">
            <text:p>0.355229</text:p>
          </table:table-cell>
          <table:table-cell office:value-type="float" office:value="159119" calcext:value-type="float">
            <text:p>159119</text:p>
          </table:table-cell>
          <table:table-cell office:value-type="float" office:value="5.55975" calcext:value-type="float">
            <text:p>5.55975</text:p>
          </table:table-cell>
          <table:table-cell office:value-type="float" office:value="158862" calcext:value-type="float">
            <text:p>158862</text:p>
          </table:table-cell>
          <table:table-cell office:value-type="float" office:value="49.7021" calcext:value-type="float">
            <text:p>49.7021</text:p>
          </table:table-cell>
        </table:table-row>
        <table:table-row table:style-name="ro1">
          <table:table-cell office:value-type="float" office:value="286226" calcext:value-type="float">
            <text:p>286226</text:p>
          </table:table-cell>
          <table:table-cell office:value-type="float" office:value="0.353383" calcext:value-type="float">
            <text:p>0.353383</text:p>
          </table:table-cell>
          <table:table-cell office:value-type="float" office:value="160015" calcext:value-type="float">
            <text:p>160015</text:p>
          </table:table-cell>
          <table:table-cell office:value-type="float" office:value="5.53585" calcext:value-type="float">
            <text:p>5.53585</text:p>
          </table:table-cell>
          <table:table-cell office:value-type="float" office:value="159753" calcext:value-type="float">
            <text:p>159753</text:p>
          </table:table-cell>
          <table:table-cell office:value-type="float" office:value="49.6217" calcext:value-type="float">
            <text:p>49.6217</text:p>
          </table:table-cell>
        </table:table-row>
        <table:table-row table:style-name="ro1">
          <table:table-cell office:value-type="float" office:value="287803" calcext:value-type="float">
            <text:p>287803</text:p>
          </table:table-cell>
          <table:table-cell office:value-type="float" office:value="0.351596" calcext:value-type="float">
            <text:p>0.351596</text:p>
          </table:table-cell>
          <table:table-cell office:value-type="float" office:value="160907" calcext:value-type="float">
            <text:p>160907</text:p>
          </table:table-cell>
          <table:table-cell office:value-type="float" office:value="5.50505" calcext:value-type="float">
            <text:p>5.50505</text:p>
          </table:table-cell>
          <table:table-cell office:value-type="float" office:value="160634" calcext:value-type="float">
            <text:p>160634</text:p>
          </table:table-cell>
          <table:table-cell office:value-type="float" office:value="49.5185" calcext:value-type="float">
            <text:p>49.5185</text:p>
          </table:table-cell>
        </table:table-row>
        <table:table-row table:style-name="ro1">
          <table:table-cell office:value-type="float" office:value="289405" calcext:value-type="float">
            <text:p>289405</text:p>
          </table:table-cell>
          <table:table-cell office:value-type="float" office:value="0.349712" calcext:value-type="float">
            <text:p>0.349712</text:p>
          </table:table-cell>
          <table:table-cell office:value-type="float" office:value="161799" calcext:value-type="float">
            <text:p>161799</text:p>
          </table:table-cell>
          <table:table-cell office:value-type="float" office:value="5.4861" calcext:value-type="float">
            <text:p>5.4861</text:p>
          </table:table-cell>
          <table:table-cell office:value-type="float" office:value="161518" calcext:value-type="float">
            <text:p>161518</text:p>
          </table:table-cell>
          <table:table-cell office:value-type="float" office:value="49.3686" calcext:value-type="float">
            <text:p>49.3686</text:p>
          </table:table-cell>
        </table:table-row>
        <table:table-row table:style-name="ro1">
          <table:table-cell office:value-type="float" office:value="290997" calcext:value-type="float">
            <text:p>290997</text:p>
          </table:table-cell>
          <table:table-cell office:value-type="float" office:value="0.347719" calcext:value-type="float">
            <text:p>0.347719</text:p>
          </table:table-cell>
          <table:table-cell office:value-type="float" office:value="162692" calcext:value-type="float">
            <text:p>162692</text:p>
          </table:table-cell>
          <table:table-cell office:value-type="float" office:value="5.47535" calcext:value-type="float">
            <text:p>5.47535</text:p>
          </table:table-cell>
          <table:table-cell office:value-type="float" office:value="162401" calcext:value-type="float">
            <text:p>162401</text:p>
          </table:table-cell>
          <table:table-cell office:value-type="float" office:value="49.2853" calcext:value-type="float">
            <text:p>49.2853</text:p>
          </table:table-cell>
        </table:table-row>
        <table:table-row table:style-name="ro1">
          <table:table-cell office:value-type="float" office:value="292594" calcext:value-type="float">
            <text:p>292594</text:p>
          </table:table-cell>
          <table:table-cell office:value-type="float" office:value="0.345754" calcext:value-type="float">
            <text:p>0.345754</text:p>
          </table:table-cell>
          <table:table-cell office:value-type="float" office:value="163585" calcext:value-type="float">
            <text:p>163585</text:p>
          </table:table-cell>
          <table:table-cell office:value-type="float" office:value="5.46955" calcext:value-type="float">
            <text:p>5.46955</text:p>
          </table:table-cell>
          <table:table-cell office:value-type="float" office:value="163281" calcext:value-type="float">
            <text:p>163281</text:p>
          </table:table-cell>
          <table:table-cell office:value-type="float" office:value="49.1828" calcext:value-type="float">
            <text:p>49.1828</text:p>
          </table:table-cell>
        </table:table-row>
        <table:table-row table:style-name="ro1">
          <table:table-cell office:value-type="float" office:value="294194" calcext:value-type="float">
            <text:p>294194</text:p>
          </table:table-cell>
          <table:table-cell office:value-type="float" office:value="0.343822" calcext:value-type="float">
            <text:p>0.343822</text:p>
          </table:table-cell>
          <table:table-cell office:value-type="float" office:value="164478" calcext:value-type="float">
            <text:p>164478</text:p>
          </table:table-cell>
          <table:table-cell office:value-type="float" office:value="5.47606" calcext:value-type="float">
            <text:p>5.47606</text:p>
          </table:table-cell>
          <table:table-cell office:value-type="float" office:value="164155" calcext:value-type="float">
            <text:p>164155</text:p>
          </table:table-cell>
          <table:table-cell office:value-type="float" office:value="49.0998" calcext:value-type="float">
            <text:p>49.0998</text:p>
          </table:table-cell>
        </table:table-row>
        <table:table-row table:style-name="ro1">
          <table:table-cell office:value-type="float" office:value="295791" calcext:value-type="float">
            <text:p>295791</text:p>
          </table:table-cell>
          <table:table-cell office:value-type="float" office:value="0.342551" calcext:value-type="float">
            <text:p>0.342551</text:p>
          </table:table-cell>
          <table:table-cell office:value-type="float" office:value="165372" calcext:value-type="float">
            <text:p>165372</text:p>
          </table:table-cell>
          <table:table-cell office:value-type="float" office:value="5.46828" calcext:value-type="float">
            <text:p>5.46828</text:p>
          </table:table-cell>
          <table:table-cell office:value-type="float" office:value="165045" calcext:value-type="float">
            <text:p>165045</text:p>
          </table:table-cell>
          <table:table-cell office:value-type="float" office:value="49.0346" calcext:value-type="float">
            <text:p>49.0346</text:p>
          </table:table-cell>
        </table:table-row>
        <table:table-row table:style-name="ro1">
          <table:table-cell office:value-type="float" office:value="297382" calcext:value-type="float">
            <text:p>297382</text:p>
          </table:table-cell>
          <table:table-cell office:value-type="float" office:value="0.34167" calcext:value-type="float">
            <text:p>0.34167</text:p>
          </table:table-cell>
          <table:table-cell office:value-type="float" office:value="166266" calcext:value-type="float">
            <text:p>166266</text:p>
          </table:table-cell>
          <table:table-cell office:value-type="float" office:value="5.46459" calcext:value-type="float">
            <text:p>5.46459</text:p>
          </table:table-cell>
          <table:table-cell office:value-type="float" office:value="165949" calcext:value-type="float">
            <text:p>165949</text:p>
          </table:table-cell>
          <table:table-cell office:value-type="float" office:value="48.9393" calcext:value-type="float">
            <text:p>48.9393</text:p>
          </table:table-cell>
        </table:table-row>
        <table:table-row table:style-name="ro1">
          <table:table-cell office:value-type="float" office:value="298972" calcext:value-type="float">
            <text:p>298972</text:p>
          </table:table-cell>
          <table:table-cell office:value-type="float" office:value="0.340768" calcext:value-type="float">
            <text:p>0.340768</text:p>
          </table:table-cell>
          <table:table-cell office:value-type="float" office:value="167157" calcext:value-type="float">
            <text:p>167157</text:p>
          </table:table-cell>
          <table:table-cell office:value-type="float" office:value="5.45193" calcext:value-type="float">
            <text:p>5.45193</text:p>
          </table:table-cell>
          <table:table-cell office:value-type="float" office:value="166871" calcext:value-type="float">
            <text:p>166871</text:p>
          </table:table-cell>
          <table:table-cell office:value-type="float" office:value="48.7867" calcext:value-type="float">
            <text:p>48.7867</text:p>
          </table:table-cell>
        </table:table-row>
        <table:table-row table:style-name="ro1">
          <table:table-cell office:value-type="float" office:value="300569" calcext:value-type="float">
            <text:p>300569</text:p>
          </table:table-cell>
          <table:table-cell office:value-type="float" office:value="0.340133" calcext:value-type="float">
            <text:p>0.340133</text:p>
          </table:table-cell>
          <table:table-cell office:value-type="float" office:value="168049" calcext:value-type="float">
            <text:p>168049</text:p>
          </table:table-cell>
          <table:table-cell office:value-type="float" office:value="5.43742" calcext:value-type="float">
            <text:p>5.43742</text:p>
          </table:table-cell>
          <table:table-cell office:value-type="float" office:value="167753" calcext:value-type="float">
            <text:p>167753</text:p>
          </table:table-cell>
          <table:table-cell office:value-type="float" office:value="48.7042" calcext:value-type="float">
            <text:p>48.7042</text:p>
          </table:table-cell>
        </table:table-row>
        <table:table-row table:style-name="ro1">
          <table:table-cell office:value-type="float" office:value="302154" calcext:value-type="float">
            <text:p>302154</text:p>
          </table:table-cell>
          <table:table-cell office:value-type="float" office:value="0.339044" calcext:value-type="float">
            <text:p>0.339044</text:p>
          </table:table-cell>
          <table:table-cell office:value-type="float" office:value="168942" calcext:value-type="float">
            <text:p>168942</text:p>
          </table:table-cell>
          <table:table-cell office:value-type="float" office:value="5.49623" calcext:value-type="float">
            <text:p>5.49623</text:p>
          </table:table-cell>
          <table:table-cell office:value-type="float" office:value="168634" calcext:value-type="float">
            <text:p>168634</text:p>
          </table:table-cell>
          <table:table-cell office:value-type="float" office:value="48.5675" calcext:value-type="float">
            <text:p>48.5675</text:p>
          </table:table-cell>
        </table:table-row>
        <table:table-row table:style-name="ro1">
          <table:table-cell office:value-type="float" office:value="303753" calcext:value-type="float">
            <text:p>303753</text:p>
          </table:table-cell>
          <table:table-cell office:value-type="float" office:value="0.33798" calcext:value-type="float">
            <text:p>0.33798</text:p>
          </table:table-cell>
          <table:table-cell office:value-type="float" office:value="169833" calcext:value-type="float">
            <text:p>169833</text:p>
          </table:table-cell>
          <table:table-cell office:value-type="float" office:value="5.48326" calcext:value-type="float">
            <text:p>5.48326</text:p>
          </table:table-cell>
          <table:table-cell office:value-type="float" office:value="169519" calcext:value-type="float">
            <text:p>169519</text:p>
          </table:table-cell>
          <table:table-cell office:value-type="float" office:value="48.4602" calcext:value-type="float">
            <text:p>48.4602</text:p>
          </table:table-cell>
        </table:table-row>
        <table:table-row table:style-name="ro1">
          <table:table-cell office:value-type="float" office:value="305354" calcext:value-type="float">
            <text:p>305354</text:p>
          </table:table-cell>
          <table:table-cell office:value-type="float" office:value="0.336886" calcext:value-type="float">
            <text:p>0.336886</text:p>
          </table:table-cell>
          <table:table-cell office:value-type="float" office:value="170730" calcext:value-type="float">
            <text:p>170730</text:p>
          </table:table-cell>
          <table:table-cell office:value-type="float" office:value="5.45321" calcext:value-type="float">
            <text:p>5.45321</text:p>
          </table:table-cell>
          <table:table-cell office:value-type="float" office:value="170417" calcext:value-type="float">
            <text:p>170417</text:p>
          </table:table-cell>
          <table:table-cell office:value-type="float" office:value="48.3833" calcext:value-type="float">
            <text:p>48.3833</text:p>
          </table:table-cell>
        </table:table-row>
        <table:table-row table:style-name="ro1">
          <table:table-cell office:value-type="float" office:value="306954" calcext:value-type="float">
            <text:p>306954</text:p>
          </table:table-cell>
          <table:table-cell office:value-type="float" office:value="0.336323" calcext:value-type="float">
            <text:p>0.336323</text:p>
          </table:table-cell>
          <table:table-cell office:value-type="float" office:value="171623" calcext:value-type="float">
            <text:p>171623</text:p>
          </table:table-cell>
          <table:table-cell office:value-type="float" office:value="5.44515" calcext:value-type="float">
            <text:p>5.44515</text:p>
          </table:table-cell>
          <table:table-cell office:value-type="float" office:value="171296" calcext:value-type="float">
            <text:p>171296</text:p>
          </table:table-cell>
          <table:table-cell office:value-type="float" office:value="48.2884" calcext:value-type="float">
            <text:p>48.2884</text:p>
          </table:table-cell>
        </table:table-row>
        <table:table-row table:style-name="ro1">
          <table:table-cell office:value-type="float" office:value="308549" calcext:value-type="float">
            <text:p>308549</text:p>
          </table:table-cell>
          <table:table-cell office:value-type="float" office:value="0.335563" calcext:value-type="float">
            <text:p>0.335563</text:p>
          </table:table-cell>
          <table:table-cell office:value-type="float" office:value="172514" calcext:value-type="float">
            <text:p>172514</text:p>
          </table:table-cell>
          <table:table-cell office:value-type="float" office:value="5.43453" calcext:value-type="float">
            <text:p>5.43453</text:p>
          </table:table-cell>
          <table:table-cell office:value-type="float" office:value="172173" calcext:value-type="float">
            <text:p>172173</text:p>
          </table:table-cell>
          <table:table-cell office:value-type="float" office:value="48.2257" calcext:value-type="float">
            <text:p>48.2257</text:p>
          </table:table-cell>
        </table:table-row>
        <table:table-row table:style-name="ro1">
          <table:table-cell office:value-type="float" office:value="310143" calcext:value-type="float">
            <text:p>310143</text:p>
          </table:table-cell>
          <table:table-cell office:value-type="float" office:value="0.33473" calcext:value-type="float">
            <text:p>0.33473</text:p>
          </table:table-cell>
          <table:table-cell office:value-type="float" office:value="173406" calcext:value-type="float">
            <text:p>173406</text:p>
          </table:table-cell>
          <table:table-cell office:value-type="float" office:value="5.4269" calcext:value-type="float">
            <text:p>5.4269</text:p>
          </table:table-cell>
          <table:table-cell office:value-type="float" office:value="173050" calcext:value-type="float">
            <text:p>173050</text:p>
          </table:table-cell>
          <table:table-cell office:value-type="float" office:value="48.1289" calcext:value-type="float">
            <text:p>48.1289</text:p>
          </table:table-cell>
        </table:table-row>
        <table:table-row table:style-name="ro1">
          <table:table-cell office:value-type="float" office:value="311732" calcext:value-type="float">
            <text:p>311732</text:p>
          </table:table-cell>
          <table:table-cell office:value-type="float" office:value="0.334171" calcext:value-type="float">
            <text:p>0.334171</text:p>
          </table:table-cell>
          <table:table-cell office:value-type="float" office:value="174297" calcext:value-type="float">
            <text:p>174297</text:p>
          </table:table-cell>
          <table:table-cell office:value-type="float" office:value="5.43263" calcext:value-type="float">
            <text:p>5.43263</text:p>
          </table:table-cell>
          <table:table-cell office:value-type="float" office:value="173924" calcext:value-type="float">
            <text:p>173924</text:p>
          </table:table-cell>
          <table:table-cell office:value-type="float" office:value="48.0534" calcext:value-type="float">
            <text:p>48.0534</text:p>
          </table:table-cell>
        </table:table-row>
        <table:table-row table:style-name="ro1">
          <table:table-cell office:value-type="float" office:value="313324" calcext:value-type="float">
            <text:p>313324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175189" calcext:value-type="float">
            <text:p>175189</text:p>
          </table:table-cell>
          <table:table-cell office:value-type="float" office:value="5.43405" calcext:value-type="float">
            <text:p>5.43405</text:p>
          </table:table-cell>
          <table:table-cell office:value-type="float" office:value="174802" calcext:value-type="float">
            <text:p>174802</text:p>
          </table:table-cell>
          <table:table-cell office:value-type="float" office:value="47.9608" calcext:value-type="float">
            <text:p>47.9608</text:p>
          </table:table-cell>
        </table:table-row>
        <table:table-row table:style-name="ro1">
          <table:table-cell office:value-type="float" office:value="314914" calcext:value-type="float">
            <text:p>314914</text:p>
          </table:table-cell>
          <table:table-cell office:value-type="float" office:value="0.332176" calcext:value-type="float">
            <text:p>0.332176</text:p>
          </table:table-cell>
          <table:table-cell office:value-type="float" office:value="176085" calcext:value-type="float">
            <text:p>176085</text:p>
          </table:table-cell>
          <table:table-cell office:value-type="float" office:value="5.43354" calcext:value-type="float">
            <text:p>5.43354</text:p>
          </table:table-cell>
          <table:table-cell office:value-type="float" office:value="175680" calcext:value-type="float">
            <text:p>175680</text:p>
          </table:table-cell>
          <table:table-cell office:value-type="float" office:value="47.8371" calcext:value-type="float">
            <text:p>47.8371</text:p>
          </table:table-cell>
        </table:table-row>
        <table:table-row table:style-name="ro1">
          <table:table-cell office:value-type="float" office:value="316511" calcext:value-type="float">
            <text:p>316511</text:p>
          </table:table-cell>
          <table:table-cell office:value-type="float" office:value="0.331228" calcext:value-type="float">
            <text:p>0.331228</text:p>
          </table:table-cell>
          <table:table-cell office:value-type="float" office:value="176978" calcext:value-type="float">
            <text:p>176978</text:p>
          </table:table-cell>
          <table:table-cell office:value-type="float" office:value="5.43383" calcext:value-type="float">
            <text:p>5.43383</text:p>
          </table:table-cell>
          <table:table-cell office:value-type="float" office:value="176577" calcext:value-type="float">
            <text:p>176577</text:p>
          </table:table-cell>
          <table:table-cell office:value-type="float" office:value="47.7296" calcext:value-type="float">
            <text:p>47.7296</text:p>
          </table:table-cell>
        </table:table-row>
        <table:table-row table:style-name="ro1">
          <table:table-cell office:value-type="float" office:value="318111" calcext:value-type="float">
            <text:p>318111</text:p>
          </table:table-cell>
          <table:table-cell office:value-type="float" office:value="0.330102" calcext:value-type="float">
            <text:p>0.330102</text:p>
          </table:table-cell>
          <table:table-cell office:value-type="float" office:value="177869" calcext:value-type="float">
            <text:p>177869</text:p>
          </table:table-cell>
          <table:table-cell office:value-type="float" office:value="5.4332" calcext:value-type="float">
            <text:p>5.4332</text:p>
          </table:table-cell>
          <table:table-cell office:value-type="float" office:value="177458" calcext:value-type="float">
            <text:p>177458</text:p>
          </table:table-cell>
          <table:table-cell office:value-type="float" office:value="47.6197" calcext:value-type="float">
            <text:p>47.6197</text:p>
          </table:table-cell>
        </table:table-row>
        <table:table-row table:style-name="ro1">
          <table:table-cell office:value-type="float" office:value="319693" calcext:value-type="float">
            <text:p>319693</text:p>
          </table:table-cell>
          <table:table-cell office:value-type="float" office:value="0.328837" calcext:value-type="float">
            <text:p>0.328837</text:p>
          </table:table-cell>
          <table:table-cell office:value-type="float" office:value="178762" calcext:value-type="float">
            <text:p>178762</text:p>
          </table:table-cell>
          <table:table-cell office:value-type="float" office:value="5.42757" calcext:value-type="float">
            <text:p>5.42757</text:p>
          </table:table-cell>
          <table:table-cell office:value-type="float" office:value="178336" calcext:value-type="float">
            <text:p>178336</text:p>
          </table:table-cell>
          <table:table-cell office:value-type="float" office:value="47.5175" calcext:value-type="float">
            <text:p>47.5175</text:p>
          </table:table-cell>
        </table:table-row>
        <table:table-row table:style-name="ro1">
          <table:table-cell office:value-type="float" office:value="321274" calcext:value-type="float">
            <text:p>321274</text:p>
          </table:table-cell>
          <table:table-cell office:value-type="float" office:value="0.327604" calcext:value-type="float">
            <text:p>0.327604</text:p>
          </table:table-cell>
          <table:table-cell office:value-type="float" office:value="179654" calcext:value-type="float">
            <text:p>179654</text:p>
          </table:table-cell>
          <table:table-cell office:value-type="float" office:value="5.42265" calcext:value-type="float">
            <text:p>5.42265</text:p>
          </table:table-cell>
          <table:table-cell office:value-type="float" office:value="179211" calcext:value-type="float">
            <text:p>179211</text:p>
          </table:table-cell>
          <table:table-cell office:value-type="float" office:value="47.391" calcext:value-type="float">
            <text:p>47.391</text:p>
          </table:table-cell>
        </table:table-row>
        <table:table-row table:style-name="ro1">
          <table:table-cell office:value-type="float" office:value="322861" calcext:value-type="float">
            <text:p>322861</text:p>
          </table:table-cell>
          <table:table-cell office:value-type="float" office:value="0.32596" calcext:value-type="float">
            <text:p>0.32596</text:p>
          </table:table-cell>
          <table:table-cell office:value-type="float" office:value="180547" calcext:value-type="float">
            <text:p>180547</text:p>
          </table:table-cell>
          <table:table-cell office:value-type="float" office:value="5.40836" calcext:value-type="float">
            <text:p>5.40836</text:p>
          </table:table-cell>
          <table:table-cell office:value-type="float" office:value="180090" calcext:value-type="float">
            <text:p>180090</text:p>
          </table:table-cell>
          <table:table-cell office:value-type="float" office:value="47.2805" calcext:value-type="float">
            <text:p>47.2805</text:p>
          </table:table-cell>
        </table:table-row>
        <table:table-row table:style-name="ro1">
          <table:table-cell office:value-type="float" office:value="324450" calcext:value-type="float">
            <text:p>324450</text:p>
          </table:table-cell>
          <table:table-cell office:value-type="float" office:value="0.324182" calcext:value-type="float">
            <text:p>0.324182</text:p>
          </table:table-cell>
          <table:table-cell office:value-type="float" office:value="181442" calcext:value-type="float">
            <text:p>181442</text:p>
          </table:table-cell>
          <table:table-cell office:value-type="float" office:value="5.39631" calcext:value-type="float">
            <text:p>5.39631</text:p>
          </table:table-cell>
          <table:table-cell office:value-type="float" office:value="180969" calcext:value-type="float">
            <text:p>180969</text:p>
          </table:table-cell>
          <table:table-cell office:value-type="float" office:value="47.1725" calcext:value-type="float">
            <text:p>47.1725</text:p>
          </table:table-cell>
        </table:table-row>
        <table:table-row table:style-name="ro1">
          <table:table-cell office:value-type="float" office:value="326033" calcext:value-type="float">
            <text:p>326033</text:p>
          </table:table-cell>
          <table:table-cell office:value-type="float" office:value="0.323087" calcext:value-type="float">
            <text:p>0.323087</text:p>
          </table:table-cell>
          <table:table-cell office:value-type="float" office:value="182336" calcext:value-type="float">
            <text:p>182336</text:p>
          </table:table-cell>
          <table:table-cell office:value-type="float" office:value="5.39148" calcext:value-type="float">
            <text:p>5.39148</text:p>
          </table:table-cell>
          <table:table-cell office:value-type="float" office:value="181849" calcext:value-type="float">
            <text:p>181849</text:p>
          </table:table-cell>
          <table:table-cell office:value-type="float" office:value="47.1525" calcext:value-type="float">
            <text:p>47.1525</text:p>
          </table:table-cell>
        </table:table-row>
        <table:table-row table:style-name="ro1">
          <table:table-cell office:value-type="float" office:value="327629" calcext:value-type="float">
            <text:p>327629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183231" calcext:value-type="float">
            <text:p>183231</text:p>
          </table:table-cell>
          <table:table-cell office:value-type="float" office:value="5.36874" calcext:value-type="float">
            <text:p>5.36874</text:p>
          </table:table-cell>
          <table:table-cell office:value-type="float" office:value="182747" calcext:value-type="float">
            <text:p>182747</text:p>
          </table:table-cell>
          <table:table-cell office:value-type="float" office:value="47.0537" calcext:value-type="float">
            <text:p>47.0537</text:p>
          </table:table-cell>
        </table:table-row>
        <table:table-row table:style-name="ro1">
          <table:table-cell office:value-type="float" office:value="329213" calcext:value-type="float">
            <text:p>329213</text:p>
          </table:table-cell>
          <table:table-cell office:value-type="float" office:value="0.319989" calcext:value-type="float">
            <text:p>0.319989</text:p>
          </table:table-cell>
          <table:table-cell office:value-type="float" office:value="184126" calcext:value-type="float">
            <text:p>184126</text:p>
          </table:table-cell>
          <table:table-cell office:value-type="float" office:value="5.36489" calcext:value-type="float">
            <text:p>5.36489</text:p>
          </table:table-cell>
          <table:table-cell office:value-type="float" office:value="183644" calcext:value-type="float">
            <text:p>183644</text:p>
          </table:table-cell>
          <table:table-cell office:value-type="float" office:value="46.9546" calcext:value-type="float">
            <text:p>46.9546</text:p>
          </table:table-cell>
        </table:table-row>
        <table:table-row table:style-name="ro1">
          <table:table-cell office:value-type="float" office:value="330790" calcext:value-type="float">
            <text:p>330790</text:p>
          </table:table-cell>
          <table:table-cell office:value-type="float" office:value="0.318349" calcext:value-type="float">
            <text:p>0.318349</text:p>
          </table:table-cell>
          <table:table-cell office:value-type="float" office:value="185021" calcext:value-type="float">
            <text:p>185021</text:p>
          </table:table-cell>
          <table:table-cell office:value-type="float" office:value="5.37002" calcext:value-type="float">
            <text:p>5.37002</text:p>
          </table:table-cell>
          <table:table-cell office:value-type="float" office:value="184535" calcext:value-type="float">
            <text:p>184535</text:p>
          </table:table-cell>
          <table:table-cell office:value-type="float" office:value="46.8469" calcext:value-type="float">
            <text:p>46.8469</text:p>
          </table:table-cell>
        </table:table-row>
        <table:table-row table:style-name="ro1">
          <table:table-cell office:value-type="float" office:value="332369" calcext:value-type="float">
            <text:p>332369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185913" calcext:value-type="float">
            <text:p>185913</text:p>
          </table:table-cell>
          <table:table-cell office:value-type="float" office:value="5.37227" calcext:value-type="float">
            <text:p>5.37227</text:p>
          </table:table-cell>
          <table:table-cell office:value-type="float" office:value="185451" calcext:value-type="float">
            <text:p>185451</text:p>
          </table:table-cell>
          <table:table-cell office:value-type="float" office:value="46.762" calcext:value-type="float">
            <text:p>46.762</text:p>
          </table:table-cell>
        </table:table-row>
        <table:table-row table:style-name="ro1">
          <table:table-cell office:value-type="float" office:value="333972" calcext:value-type="float">
            <text:p>333972</text:p>
          </table:table-cell>
          <table:table-cell office:value-type="float" office:value="0.316595" calcext:value-type="float">
            <text:p>0.316595</text:p>
          </table:table-cell>
          <table:table-cell office:value-type="float" office:value="186806" calcext:value-type="float">
            <text:p>186806</text:p>
          </table:table-cell>
          <table:table-cell office:value-type="float" office:value="5.3713" calcext:value-type="float">
            <text:p>5.3713</text:p>
          </table:table-cell>
          <table:table-cell office:value-type="float" office:value="186346" calcext:value-type="float">
            <text:p>186346</text:p>
          </table:table-cell>
          <table:table-cell office:value-type="float" office:value="46.6442" calcext:value-type="float">
            <text:p>46.6442</text:p>
          </table:table-cell>
        </table:table-row>
        <table:table-row table:style-name="ro1">
          <table:table-cell office:value-type="float" office:value="335563" calcext:value-type="float">
            <text:p>335563</text:p>
          </table:table-cell>
          <table:table-cell office:value-type="float" office:value="0.316004" calcext:value-type="float">
            <text:p>0.316004</text:p>
          </table:table-cell>
          <table:table-cell office:value-type="float" office:value="187701" calcext:value-type="float">
            <text:p>187701</text:p>
          </table:table-cell>
          <table:table-cell office:value-type="float" office:value="5.37174" calcext:value-type="float">
            <text:p>5.37174</text:p>
          </table:table-cell>
          <table:table-cell office:value-type="float" office:value="187280" calcext:value-type="float">
            <text:p>187280</text:p>
          </table:table-cell>
          <table:table-cell office:value-type="float" office:value="46.5248" calcext:value-type="float">
            <text:p>46.5248</text:p>
          </table:table-cell>
        </table:table-row>
        <table:table-row table:style-name="ro1">
          <table:table-cell office:value-type="float" office:value="337160" calcext:value-type="float">
            <text:p>337160</text:p>
          </table:table-cell>
          <table:table-cell office:value-type="float" office:value="0.315402" calcext:value-type="float">
            <text:p>0.315402</text:p>
          </table:table-cell>
          <table:table-cell office:value-type="float" office:value="188598" calcext:value-type="float">
            <text:p>188598</text:p>
          </table:table-cell>
          <table:table-cell office:value-type="float" office:value="5.36423" calcext:value-type="float">
            <text:p>5.36423</text:p>
          </table:table-cell>
          <table:table-cell office:value-type="float" office:value="188210" calcext:value-type="float">
            <text:p>188210</text:p>
          </table:table-cell>
          <table:table-cell office:value-type="float" office:value="46.4918" calcext:value-type="float">
            <text:p>46.4918</text:p>
          </table:table-cell>
        </table:table-row>
        <table:table-row table:style-name="ro1">
          <table:table-cell office:value-type="float" office:value="338758" calcext:value-type="float">
            <text:p>338758</text:p>
          </table:table-cell>
          <table:table-cell office:value-type="float" office:value="0.314907" calcext:value-type="float">
            <text:p>0.314907</text:p>
          </table:table-cell>
          <table:table-cell office:value-type="float" office:value="189487" calcext:value-type="float">
            <text:p>189487</text:p>
          </table:table-cell>
          <table:table-cell office:value-type="float" office:value="5.36349" calcext:value-type="float">
            <text:p>5.36349</text:p>
          </table:table-cell>
          <table:table-cell office:value-type="float" office:value="189141" calcext:value-type="float">
            <text:p>189141</text:p>
          </table:table-cell>
          <table:table-cell office:value-type="float" office:value="46.4088" calcext:value-type="float">
            <text:p>46.4088</text:p>
          </table:table-cell>
        </table:table-row>
        <table:table-row table:style-name="ro1">
          <table:table-cell office:value-type="float" office:value="340355" calcext:value-type="float">
            <text:p>340355</text:p>
          </table:table-cell>
          <table:table-cell office:value-type="float" office:value="0.31413" calcext:value-type="float">
            <text:p>0.31413</text:p>
          </table:table-cell>
          <table:table-cell office:value-type="float" office:value="190377" calcext:value-type="float">
            <text:p>190377</text:p>
          </table:table-cell>
          <table:table-cell office:value-type="float" office:value="5.36171" calcext:value-type="float">
            <text:p>5.36171</text:p>
          </table:table-cell>
          <table:table-cell office:value-type="float" office:value="190083" calcext:value-type="float">
            <text:p>190083</text:p>
          </table:table-cell>
          <table:table-cell office:value-type="float" office:value="46.3399" calcext:value-type="float">
            <text:p>46.3399</text:p>
          </table:table-cell>
        </table:table-row>
        <table:table-row table:style-name="ro1">
          <table:table-cell office:value-type="float" office:value="341945" calcext:value-type="float">
            <text:p>341945</text:p>
          </table:table-cell>
          <table:table-cell office:value-type="float" office:value="0.313139" calcext:value-type="float">
            <text:p>0.313139</text:p>
          </table:table-cell>
          <table:table-cell office:value-type="float" office:value="191268" calcext:value-type="float">
            <text:p>191268</text:p>
          </table:table-cell>
          <table:table-cell office:value-type="float" office:value="5.3577" calcext:value-type="float">
            <text:p>5.3577</text:p>
          </table:table-cell>
          <table:table-cell office:value-type="float" office:value="191006" calcext:value-type="float">
            <text:p>191006</text:p>
          </table:table-cell>
          <table:table-cell office:value-type="float" office:value="46.2696" calcext:value-type="float">
            <text:p>46.2696</text:p>
          </table:table-cell>
        </table:table-row>
        <table:table-row table:style-name="ro1">
          <table:table-cell office:value-type="float" office:value="343534" calcext:value-type="float">
            <text:p>343534</text:p>
          </table:table-cell>
          <table:table-cell office:value-type="float" office:value="0.311931" calcext:value-type="float">
            <text:p>0.311931</text:p>
          </table:table-cell>
          <table:table-cell office:value-type="float" office:value="192159" calcext:value-type="float">
            <text:p>192159</text:p>
          </table:table-cell>
          <table:table-cell office:value-type="float" office:value="5.34687" calcext:value-type="float">
            <text:p>5.34687</text:p>
          </table:table-cell>
          <table:table-cell office:value-type="float" office:value="191900" calcext:value-type="float">
            <text:p>191900</text:p>
          </table:table-cell>
          <table:table-cell office:value-type="float" office:value="46.1999" calcext:value-type="float">
            <text:p>46.1999</text:p>
          </table:table-cell>
        </table:table-row>
        <table:table-row table:style-name="ro1">
          <table:table-cell office:value-type="float" office:value="345135" calcext:value-type="float">
            <text:p>345135</text:p>
          </table:table-cell>
          <table:table-cell office:value-type="float" office:value="0.309815" calcext:value-type="float">
            <text:p>0.309815</text:p>
          </table:table-cell>
          <table:table-cell office:value-type="float" office:value="193049" calcext:value-type="float">
            <text:p>193049</text:p>
          </table:table-cell>
          <table:table-cell office:value-type="float" office:value="5.34883" calcext:value-type="float">
            <text:p>5.34883</text:p>
          </table:table-cell>
          <table:table-cell office:value-type="float" office:value="192810" calcext:value-type="float">
            <text:p>192810</text:p>
          </table:table-cell>
          <table:table-cell office:value-type="float" office:value="46.1541" calcext:value-type="float">
            <text:p>46.1541</text:p>
          </table:table-cell>
        </table:table-row>
        <table:table-row table:style-name="ro1">
          <table:table-cell office:value-type="float" office:value="346717" calcext:value-type="float">
            <text:p>346717</text:p>
          </table:table-cell>
          <table:table-cell office:value-type="float" office:value="0.308234" calcext:value-type="float">
            <text:p>0.308234</text:p>
          </table:table-cell>
          <table:table-cell office:value-type="float" office:value="193941" calcext:value-type="float">
            <text:p>193941</text:p>
          </table:table-cell>
          <table:table-cell office:value-type="float" office:value="5.34521" calcext:value-type="float">
            <text:p>5.34521</text:p>
          </table:table-cell>
          <table:table-cell office:value-type="float" office:value="193728" calcext:value-type="float">
            <text:p>193728</text:p>
          </table:table-cell>
          <table:table-cell office:value-type="float" office:value="46.1158" calcext:value-type="float">
            <text:p>46.1158</text:p>
          </table:table-cell>
        </table:table-row>
        <table:table-row table:style-name="ro1">
          <table:table-cell office:value-type="float" office:value="348319" calcext:value-type="float">
            <text:p>348319</text:p>
          </table:table-cell>
          <table:table-cell office:value-type="float" office:value="0.30601" calcext:value-type="float">
            <text:p>0.30601</text:p>
          </table:table-cell>
          <table:table-cell office:value-type="float" office:value="194837" calcext:value-type="float">
            <text:p>194837</text:p>
          </table:table-cell>
          <table:table-cell office:value-type="float" office:value="5.3321" calcext:value-type="float">
            <text:p>5.3321</text:p>
          </table:table-cell>
          <table:table-cell office:value-type="float" office:value="194637" calcext:value-type="float">
            <text:p>194637</text:p>
          </table:table-cell>
          <table:table-cell office:value-type="float" office:value="45.9957" calcext:value-type="float">
            <text:p>45.9957</text:p>
          </table:table-cell>
        </table:table-row>
        <table:table-row table:style-name="ro1">
          <table:table-cell office:value-type="float" office:value="349918" calcext:value-type="float">
            <text:p>349918</text:p>
          </table:table-cell>
          <table:table-cell office:value-type="float" office:value="0.304067" calcext:value-type="float">
            <text:p>0.304067</text:p>
          </table:table-cell>
          <table:table-cell office:value-type="float" office:value="195728" calcext:value-type="float">
            <text:p>195728</text:p>
          </table:table-cell>
          <table:table-cell office:value-type="float" office:value="5.32368" calcext:value-type="float">
            <text:p>5.32368</text:p>
          </table:table-cell>
          <table:table-cell office:value-type="float" office:value="195533" calcext:value-type="float">
            <text:p>195533</text:p>
          </table:table-cell>
          <table:table-cell office:value-type="float" office:value="45.9351" calcext:value-type="float">
            <text:p>45.9351</text:p>
          </table:table-cell>
        </table:table-row>
        <table:table-row table:style-name="ro1">
          <table:table-cell office:value-type="float" office:value="351516" calcext:value-type="float">
            <text:p>351516</text:p>
          </table:table-cell>
          <table:table-cell office:value-type="float" office:value="0.302678" calcext:value-type="float">
            <text:p>0.302678</text:p>
          </table:table-cell>
          <table:table-cell office:value-type="float" office:value="196622" calcext:value-type="float">
            <text:p>196622</text:p>
          </table:table-cell>
          <table:table-cell office:value-type="float" office:value="5.31985" calcext:value-type="float">
            <text:p>5.31985</text:p>
          </table:table-cell>
          <table:table-cell office:value-type="float" office:value="196431" calcext:value-type="float">
            <text:p>196431</text:p>
          </table:table-cell>
          <table:table-cell office:value-type="float" office:value="45.8654" calcext:value-type="float">
            <text:p>45.8654</text:p>
          </table:table-cell>
        </table:table-row>
        <table:table-row table:style-name="ro1">
          <table:table-cell office:value-type="float" office:value="353108" calcext:value-type="float">
            <text:p>353108</text:p>
          </table:table-cell>
          <table:table-cell office:value-type="float" office:value="0.301577" calcext:value-type="float">
            <text:p>0.301577</text:p>
          </table:table-cell>
          <table:table-cell office:value-type="float" office:value="197512" calcext:value-type="float">
            <text:p>197512</text:p>
          </table:table-cell>
          <table:table-cell office:value-type="float" office:value="5.31079" calcext:value-type="float">
            <text:p>5.31079</text:p>
          </table:table-cell>
          <table:table-cell office:value-type="float" office:value="197344" calcext:value-type="float">
            <text:p>197344</text:p>
          </table:table-cell>
          <table:table-cell office:value-type="float" office:value="45.7897" calcext:value-type="float">
            <text:p>45.7897</text:p>
          </table:table-cell>
        </table:table-row>
        <table:table-row table:style-name="ro1">
          <table:table-cell office:value-type="float" office:value="354700" calcext:value-type="float">
            <text:p>354700</text:p>
          </table:table-cell>
          <table:table-cell office:value-type="float" office:value="0.300309" calcext:value-type="float">
            <text:p>0.300309</text:p>
          </table:table-cell>
          <table:table-cell office:value-type="float" office:value="198404" calcext:value-type="float">
            <text:p>198404</text:p>
          </table:table-cell>
          <table:table-cell office:value-type="float" office:value="5.30332" calcext:value-type="float">
            <text:p>5.30332</text:p>
          </table:table-cell>
          <table:table-cell office:value-type="float" office:value="198240" calcext:value-type="float">
            <text:p>198240</text:p>
          </table:table-cell>
          <table:table-cell office:value-type="float" office:value="45.8466" calcext:value-type="float">
            <text:p>45.8466</text:p>
          </table:table-cell>
        </table:table-row>
        <table:table-row table:style-name="ro1">
          <table:table-cell office:value-type="float" office:value="356297" calcext:value-type="float">
            <text:p>356297</text:p>
          </table:table-cell>
          <table:table-cell office:value-type="float" office:value="0.299196" calcext:value-type="float">
            <text:p>0.299196</text:p>
          </table:table-cell>
          <table:table-cell office:value-type="float" office:value="199296" calcext:value-type="float">
            <text:p>199296</text:p>
          </table:table-cell>
          <table:table-cell office:value-type="float" office:value="5.29649" calcext:value-type="float">
            <text:p>5.29649</text:p>
          </table:table-cell>
          <table:table-cell office:value-type="float" office:value="199137" calcext:value-type="float">
            <text:p>199137</text:p>
          </table:table-cell>
          <table:table-cell office:value-type="float" office:value="45.7505" calcext:value-type="float">
            <text:p>45.7505</text:p>
          </table:table-cell>
        </table:table-row>
        <table:table-row table:style-name="ro1">
          <table:table-cell office:value-type="float" office:value="357890" calcext:value-type="float">
            <text:p>357890</text:p>
          </table:table-cell>
          <table:table-cell office:value-type="float" office:value="0.297928" calcext:value-type="float">
            <text:p>0.297928</text:p>
          </table:table-cell>
          <table:table-cell office:value-type="float" office:value="200185" calcext:value-type="float">
            <text:p>200185</text:p>
          </table:table-cell>
          <table:table-cell office:value-type="float" office:value="5.2906" calcext:value-type="float">
            <text:p>5.2906</text:p>
          </table:table-cell>
          <table:table-cell office:value-type="float" office:value="200030" calcext:value-type="float">
            <text:p>200030</text:p>
          </table:table-cell>
          <table:table-cell office:value-type="float" office:value="45.7156" calcext:value-type="float">
            <text:p>45.7156</text:p>
          </table:table-cell>
        </table:table-row>
        <table:table-row table:style-name="ro1">
          <table:table-cell office:value-type="float" office:value="359483" calcext:value-type="float">
            <text:p>359483</text:p>
          </table:table-cell>
          <table:table-cell office:value-type="float" office:value="0.296388" calcext:value-type="float">
            <text:p>0.296388</text:p>
          </table:table-cell>
          <table:table-cell office:value-type="float" office:value="201080" calcext:value-type="float">
            <text:p>201080</text:p>
          </table:table-cell>
          <table:table-cell office:value-type="float" office:value="5.28393" calcext:value-type="float">
            <text:p>5.28393</text:p>
          </table:table-cell>
          <table:table-cell office:value-type="float" office:value="200926" calcext:value-type="float">
            <text:p>200926</text:p>
          </table:table-cell>
          <table:table-cell office:value-type="float" office:value="45.6394" calcext:value-type="float">
            <text:p>45.6394</text:p>
          </table:table-cell>
        </table:table-row>
        <table:table-row table:style-name="ro1">
          <table:table-cell office:value-type="float" office:value="361078" calcext:value-type="float">
            <text:p>361078</text:p>
          </table:table-cell>
          <table:table-cell office:value-type="float" office:value="0.295148" calcext:value-type="float">
            <text:p>0.295148</text:p>
          </table:table-cell>
          <table:table-cell office:value-type="float" office:value="201968" calcext:value-type="float">
            <text:p>201968</text:p>
          </table:table-cell>
          <table:table-cell office:value-type="float" office:value="5.27842" calcext:value-type="float">
            <text:p>5.27842</text:p>
          </table:table-cell>
          <table:table-cell office:value-type="float" office:value="201816" calcext:value-type="float">
            <text:p>201816</text:p>
          </table:table-cell>
          <table:table-cell office:value-type="float" office:value="45.5336" calcext:value-type="float">
            <text:p>45.5336</text:p>
          </table:table-cell>
        </table:table-row>
        <table:table-row table:style-name="ro1">
          <table:table-cell office:value-type="float" office:value="362677" calcext:value-type="float">
            <text:p>362677</text:p>
          </table:table-cell>
          <table:table-cell office:value-type="float" office:value="0.294178" calcext:value-type="float">
            <text:p>0.294178</text:p>
          </table:table-cell>
          <table:table-cell office:value-type="float" office:value="202863" calcext:value-type="float">
            <text:p>202863</text:p>
          </table:table-cell>
          <table:table-cell office:value-type="float" office:value="5.27204" calcext:value-type="float">
            <text:p>5.27204</text:p>
          </table:table-cell>
          <table:table-cell office:value-type="float" office:value="202714" calcext:value-type="float">
            <text:p>202714</text:p>
          </table:table-cell>
          <table:table-cell office:value-type="float" office:value="45.4773" calcext:value-type="float">
            <text:p>45.4773</text:p>
          </table:table-cell>
        </table:table-row>
        <table:table-row table:style-name="ro1">
          <table:table-cell office:value-type="float" office:value="364264" calcext:value-type="float">
            <text:p>364264</text:p>
          </table:table-cell>
          <table:table-cell office:value-type="float" office:value="0.293244" calcext:value-type="float">
            <text:p>0.293244</text:p>
          </table:table-cell>
          <table:table-cell office:value-type="float" office:value="203755" calcext:value-type="float">
            <text:p>203755</text:p>
          </table:table-cell>
          <table:table-cell office:value-type="float" office:value="5.26582" calcext:value-type="float">
            <text:p>5.26582</text:p>
          </table:table-cell>
          <table:table-cell office:value-type="float" office:value="203606" calcext:value-type="float">
            <text:p>203606</text:p>
          </table:table-cell>
          <table:table-cell office:value-type="float" office:value="45.421" calcext:value-type="float">
            <text:p>45.421</text:p>
          </table:table-cell>
        </table:table-row>
        <table:table-row table:style-name="ro1">
          <table:table-cell office:value-type="float" office:value="365847" calcext:value-type="float">
            <text:p>365847</text:p>
          </table:table-cell>
          <table:table-cell office:value-type="float" office:value="0.292374" calcext:value-type="float">
            <text:p>0.292374</text:p>
          </table:table-cell>
          <table:table-cell office:value-type="float" office:value="204648" calcext:value-type="float">
            <text:p>204648</text:p>
          </table:table-cell>
          <table:table-cell office:value-type="float" office:value="5.27127" calcext:value-type="float">
            <text:p>5.27127</text:p>
          </table:table-cell>
          <table:table-cell office:value-type="float" office:value="204501" calcext:value-type="float">
            <text:p>204501</text:p>
          </table:table-cell>
          <table:table-cell office:value-type="float" office:value="45.3591" calcext:value-type="float">
            <text:p>45.3591</text:p>
          </table:table-cell>
        </table:table-row>
        <table:table-row table:style-name="ro1">
          <table:table-cell office:value-type="float" office:value="367431" calcext:value-type="float">
            <text:p>367431</text:p>
          </table:table-cell>
          <table:table-cell office:value-type="float" office:value="0.291645" calcext:value-type="float">
            <text:p>0.291645</text:p>
          </table:table-cell>
          <table:table-cell office:value-type="float" office:value="205542" calcext:value-type="float">
            <text:p>205542</text:p>
          </table:table-cell>
          <table:table-cell office:value-type="float" office:value="5.26409" calcext:value-type="float">
            <text:p>5.26409</text:p>
          </table:table-cell>
          <table:table-cell office:value-type="float" office:value="205409" calcext:value-type="float">
            <text:p>205409</text:p>
          </table:table-cell>
          <table:table-cell office:value-type="float" office:value="45.2451" calcext:value-type="float">
            <text:p>45.2451</text:p>
          </table:table-cell>
        </table:table-row>
        <table:table-row table:style-name="ro1">
          <table:table-cell office:value-type="float" office:value="369011" calcext:value-type="float">
            <text:p>369011</text:p>
          </table:table-cell>
          <table:table-cell office:value-type="float" office:value="0.290732" calcext:value-type="float">
            <text:p>0.290732</text:p>
          </table:table-cell>
          <table:table-cell office:value-type="float" office:value="206436" calcext:value-type="float">
            <text:p>206436</text:p>
          </table:table-cell>
          <table:table-cell office:value-type="float" office:value="5.2468" calcext:value-type="float">
            <text:p>5.2468</text:p>
          </table:table-cell>
          <table:table-cell office:value-type="float" office:value="206326" calcext:value-type="float">
            <text:p>206326</text:p>
          </table:table-cell>
          <table:table-cell office:value-type="float" office:value="45.2053" calcext:value-type="float">
            <text:p>45.2053</text:p>
          </table:table-cell>
        </table:table-row>
        <table:table-row table:style-name="ro1">
          <table:table-cell office:value-type="float" office:value="370590" calcext:value-type="float">
            <text:p>370590</text:p>
          </table:table-cell>
          <table:table-cell office:value-type="float" office:value="0.289503" calcext:value-type="float">
            <text:p>0.289503</text:p>
          </table:table-cell>
          <table:table-cell office:value-type="float" office:value="207325" calcext:value-type="float">
            <text:p>207325</text:p>
          </table:table-cell>
          <table:table-cell office:value-type="float" office:value="5.2303" calcext:value-type="float">
            <text:p>5.2303</text:p>
          </table:table-cell>
          <table:table-cell office:value-type="float" office:value="207228" calcext:value-type="float">
            <text:p>207228</text:p>
          </table:table-cell>
          <table:table-cell office:value-type="float" office:value="45.1282" calcext:value-type="float">
            <text:p>45.1282</text:p>
          </table:table-cell>
        </table:table-row>
        <table:table-row table:style-name="ro1">
          <table:table-cell office:value-type="float" office:value="372169" calcext:value-type="float">
            <text:p>372169</text:p>
          </table:table-cell>
          <table:table-cell office:value-type="float" office:value="0.288071" calcext:value-type="float">
            <text:p>0.288071</text:p>
          </table:table-cell>
          <table:table-cell office:value-type="float" office:value="208216" calcext:value-type="float">
            <text:p>208216</text:p>
          </table:table-cell>
          <table:table-cell office:value-type="float" office:value="5.21985" calcext:value-type="float">
            <text:p>5.21985</text:p>
          </table:table-cell>
          <table:table-cell office:value-type="float" office:value="208137" calcext:value-type="float">
            <text:p>208137</text:p>
          </table:table-cell>
          <table:table-cell office:value-type="float" office:value="45.0373" calcext:value-type="float">
            <text:p>45.0373</text:p>
          </table:table-cell>
        </table:table-row>
        <table:table-row table:style-name="ro1">
          <table:table-cell office:value-type="float" office:value="373751" calcext:value-type="float">
            <text:p>373751</text:p>
          </table:table-cell>
          <table:table-cell office:value-type="float" office:value="0.286931" calcext:value-type="float">
            <text:p>0.286931</text:p>
          </table:table-cell>
          <table:table-cell office:value-type="float" office:value="209107" calcext:value-type="float">
            <text:p>209107</text:p>
          </table:table-cell>
          <table:table-cell office:value-type="float" office:value="5.21949" calcext:value-type="float">
            <text:p>5.21949</text:p>
          </table:table-cell>
          <table:table-cell office:value-type="float" office:value="209049" calcext:value-type="float">
            <text:p>209049</text:p>
          </table:table-cell>
          <table:table-cell office:value-type="float" office:value="45.0025" calcext:value-type="float">
            <text:p>45.0025</text:p>
          </table:table-cell>
        </table:table-row>
        <table:table-row table:style-name="ro1">
          <table:table-cell office:value-type="float" office:value="375332" calcext:value-type="float">
            <text:p>375332</text:p>
          </table:table-cell>
          <table:table-cell office:value-type="float" office:value="0.285678" calcext:value-type="float">
            <text:p>0.285678</text:p>
          </table:table-cell>
          <table:table-cell office:value-type="float" office:value="210002" calcext:value-type="float">
            <text:p>210002</text:p>
          </table:table-cell>
          <table:table-cell office:value-type="float" office:value="5.21232" calcext:value-type="float">
            <text:p>5.21232</text:p>
          </table:table-cell>
          <table:table-cell office:value-type="float" office:value="209947" calcext:value-type="float">
            <text:p>209947</text:p>
          </table:table-cell>
          <table:table-cell office:value-type="float" office:value="44.9168" calcext:value-type="float">
            <text:p>44.9168</text:p>
          </table:table-cell>
        </table:table-row>
        <table:table-row table:style-name="ro1">
          <table:table-cell office:value-type="float" office:value="376920" calcext:value-type="float">
            <text:p>376920</text:p>
          </table:table-cell>
          <table:table-cell office:value-type="float" office:value="0.284159" calcext:value-type="float">
            <text:p>0.284159</text:p>
          </table:table-cell>
          <table:table-cell office:value-type="float" office:value="210898" calcext:value-type="float">
            <text:p>210898</text:p>
          </table:table-cell>
          <table:table-cell office:value-type="float" office:value="5.20643" calcext:value-type="float">
            <text:p>5.20643</text:p>
          </table:table-cell>
          <table:table-cell office:value-type="float" office:value="210843" calcext:value-type="float">
            <text:p>210843</text:p>
          </table:table-cell>
          <table:table-cell office:value-type="float" office:value="44.8522" calcext:value-type="float">
            <text:p>44.8522</text:p>
          </table:table-cell>
        </table:table-row>
        <table:table-row table:style-name="ro1">
          <table:table-cell office:value-type="float" office:value="378525" calcext:value-type="float">
            <text:p>378525</text:p>
          </table:table-cell>
          <table:table-cell office:value-type="float" office:value="0.283049" calcext:value-type="float">
            <text:p>0.283049</text:p>
          </table:table-cell>
          <table:table-cell office:value-type="float" office:value="211791" calcext:value-type="float">
            <text:p>211791</text:p>
          </table:table-cell>
          <table:table-cell office:value-type="float" office:value="5.19863" calcext:value-type="float">
            <text:p>5.19863</text:p>
          </table:table-cell>
          <table:table-cell office:value-type="float" office:value="211738" calcext:value-type="float">
            <text:p>211738</text:p>
          </table:table-cell>
          <table:table-cell office:value-type="float" office:value="44.7861" calcext:value-type="float">
            <text:p>44.7861</text:p>
          </table:table-cell>
        </table:table-row>
        <table:table-row table:style-name="ro1">
          <table:table-cell office:value-type="float" office:value="380125" calcext:value-type="float">
            <text:p>380125</text:p>
          </table:table-cell>
          <table:table-cell office:value-type="float" office:value="0.281839" calcext:value-type="float">
            <text:p>0.281839</text:p>
          </table:table-cell>
          <table:table-cell office:value-type="float" office:value="212682" calcext:value-type="float">
            <text:p>212682</text:p>
          </table:table-cell>
          <table:table-cell office:value-type="float" office:value="5.19363" calcext:value-type="float">
            <text:p>5.19363</text:p>
          </table:table-cell>
          <table:table-cell office:value-type="float" office:value="212629" calcext:value-type="float">
            <text:p>212629</text:p>
          </table:table-cell>
          <table:table-cell office:value-type="float" office:value="44.7537" calcext:value-type="float">
            <text:p>44.7537</text:p>
          </table:table-cell>
        </table:table-row>
        <table:table-row table:style-name="ro1">
          <table:table-cell office:value-type="float" office:value="381727" calcext:value-type="float">
            <text:p>381727</text:p>
          </table:table-cell>
          <table:table-cell office:value-type="float" office:value="0.281043" calcext:value-type="float">
            <text:p>0.281043</text:p>
          </table:table-cell>
          <table:table-cell office:value-type="float" office:value="213571" calcext:value-type="float">
            <text:p>213571</text:p>
          </table:table-cell>
          <table:table-cell office:value-type="float" office:value="5.18942" calcext:value-type="float">
            <text:p>5.18942</text:p>
          </table:table-cell>
          <table:table-cell office:value-type="float" office:value="213533" calcext:value-type="float">
            <text:p>213533</text:p>
          </table:table-cell>
          <table:table-cell office:value-type="float" office:value="44.6922" calcext:value-type="float">
            <text:p>44.6922</text:p>
          </table:table-cell>
        </table:table-row>
        <table:table-row table:style-name="ro1">
          <table:table-cell office:value-type="float" office:value="383329" calcext:value-type="float">
            <text:p>383329</text:p>
          </table:table-cell>
          <table:table-cell office:value-type="float" office:value="0.280273" calcext:value-type="float">
            <text:p>0.280273</text:p>
          </table:table-cell>
          <table:table-cell office:value-type="float" office:value="214462" calcext:value-type="float">
            <text:p>214462</text:p>
          </table:table-cell>
          <table:table-cell office:value-type="float" office:value="5.1799" calcext:value-type="float">
            <text:p>5.1799</text:p>
          </table:table-cell>
          <table:table-cell office:value-type="float" office:value="214427" calcext:value-type="float">
            <text:p>214427</text:p>
          </table:table-cell>
          <table:table-cell office:value-type="float" office:value="44.9036" calcext:value-type="float">
            <text:p>44.9036</text:p>
          </table:table-cell>
        </table:table-row>
        <table:table-row table:style-name="ro1">
          <table:table-cell office:value-type="float" office:value="384928" calcext:value-type="float">
            <text:p>384928</text:p>
          </table:table-cell>
          <table:table-cell office:value-type="float" office:value="0.279157" calcext:value-type="float">
            <text:p>0.279157</text:p>
          </table:table-cell>
          <table:table-cell office:value-type="float" office:value="215353" calcext:value-type="float">
            <text:p>215353</text:p>
          </table:table-cell>
          <table:table-cell office:value-type="float" office:value="5.18033" calcext:value-type="float">
            <text:p>5.18033</text:p>
          </table:table-cell>
          <table:table-cell office:value-type="float" office:value="215318" calcext:value-type="float">
            <text:p>215318</text:p>
          </table:table-cell>
          <table:table-cell office:value-type="float" office:value="44.8984" calcext:value-type="float">
            <text:p>44.8984</text:p>
          </table:table-cell>
        </table:table-row>
        <table:table-row table:style-name="ro1">
          <table:table-cell office:value-type="float" office:value="386527" calcext:value-type="float">
            <text:p>386527</text:p>
          </table:table-cell>
          <table:table-cell office:value-type="float" office:value="0.277941" calcext:value-type="float">
            <text:p>0.277941</text:p>
          </table:table-cell>
          <table:table-cell office:value-type="float" office:value="216242" calcext:value-type="float">
            <text:p>216242</text:p>
          </table:table-cell>
          <table:table-cell office:value-type="float" office:value="5.16801" calcext:value-type="float">
            <text:p>5.16801</text:p>
          </table:table-cell>
          <table:table-cell office:value-type="float" office:value="216214" calcext:value-type="float">
            <text:p>216214</text:p>
          </table:table-cell>
          <table:table-cell office:value-type="float" office:value="44.8419" calcext:value-type="float">
            <text:p>44.8419</text:p>
          </table:table-cell>
        </table:table-row>
        <table:table-row table:style-name="ro1">
          <table:table-cell office:value-type="float" office:value="388118" calcext:value-type="float">
            <text:p>388118</text:p>
          </table:table-cell>
          <table:table-cell office:value-type="float" office:value="0.276682" calcext:value-type="float">
            <text:p>0.276682</text:p>
          </table:table-cell>
          <table:table-cell office:value-type="float" office:value="217134" calcext:value-type="float">
            <text:p>217134</text:p>
          </table:table-cell>
          <table:table-cell office:value-type="float" office:value="5.15844" calcext:value-type="float">
            <text:p>5.15844</text:p>
          </table:table-cell>
          <table:table-cell office:value-type="float" office:value="217112" calcext:value-type="float">
            <text:p>217112</text:p>
          </table:table-cell>
          <table:table-cell office:value-type="float" office:value="44.8258" calcext:value-type="float">
            <text:p>44.8258</text:p>
          </table:table-cell>
        </table:table-row>
        <table:table-row table:style-name="ro1">
          <table:table-cell office:value-type="float" office:value="389718" calcext:value-type="float">
            <text:p>389718</text:p>
          </table:table-cell>
          <table:table-cell office:value-type="float" office:value="0.27488" calcext:value-type="float">
            <text:p>0.27488</text:p>
          </table:table-cell>
          <table:table-cell office:value-type="float" office:value="218024" calcext:value-type="float">
            <text:p>218024</text:p>
          </table:table-cell>
          <table:table-cell office:value-type="float" office:value="5.14903" calcext:value-type="float">
            <text:p>5.14903</text:p>
          </table:table-cell>
          <table:table-cell office:value-type="float" office:value="218018" calcext:value-type="float">
            <text:p>218018</text:p>
          </table:table-cell>
          <table:table-cell office:value-type="float" office:value="44.8157" calcext:value-type="float">
            <text:p>44.8157</text:p>
          </table:table-cell>
        </table:table-row>
        <table:table-row table:style-name="ro1">
          <table:table-cell office:value-type="float" office:value="391301" calcext:value-type="float">
            <text:p>391301</text:p>
          </table:table-cell>
          <table:table-cell office:value-type="float" office:value="0.273389" calcext:value-type="float">
            <text:p>0.273389</text:p>
          </table:table-cell>
          <table:table-cell office:value-type="float" office:value="218918" calcext:value-type="float">
            <text:p>218918</text:p>
          </table:table-cell>
          <table:table-cell office:value-type="float" office:value="5.14325" calcext:value-type="float">
            <text:p>5.14325</text:p>
          </table:table-cell>
          <table:table-cell office:value-type="float" office:value="218914" calcext:value-type="float">
            <text:p>218914</text:p>
          </table:table-cell>
          <table:table-cell office:value-type="float" office:value="44.7458" calcext:value-type="float">
            <text:p>44.7458</text:p>
          </table:table-cell>
        </table:table-row>
        <table:table-row table:style-name="ro1">
          <table:table-cell office:value-type="float" office:value="392899" calcext:value-type="float">
            <text:p>392899</text:p>
          </table:table-cell>
          <table:table-cell office:value-type="float" office:value="0.271843" calcext:value-type="float">
            <text:p>0.271843</text:p>
          </table:table-cell>
          <table:table-cell office:value-type="float" office:value="219809" calcext:value-type="float">
            <text:p>219809</text:p>
          </table:table-cell>
          <table:table-cell office:value-type="float" office:value="5.12872" calcext:value-type="float">
            <text:p>5.12872</text:p>
          </table:table-cell>
          <table:table-cell office:value-type="float" office:value="219812" calcext:value-type="float">
            <text:p>219812</text:p>
          </table:table-cell>
          <table:table-cell office:value-type="float" office:value="44.7508" calcext:value-type="float">
            <text:p>44.7508</text:p>
          </table:table-cell>
        </table:table-row>
        <table:table-row table:style-name="ro1">
          <table:table-cell office:value-type="float" office:value="394503" calcext:value-type="float">
            <text:p>394503</text:p>
          </table:table-cell>
          <table:table-cell office:value-type="float" office:value="0.270454" calcext:value-type="float">
            <text:p>0.270454</text:p>
          </table:table-cell>
          <table:table-cell office:value-type="float" office:value="220699" calcext:value-type="float">
            <text:p>220699</text:p>
          </table:table-cell>
          <table:table-cell office:value-type="float" office:value="5.12239" calcext:value-type="float">
            <text:p>5.12239</text:p>
          </table:table-cell>
          <table:table-cell office:value-type="float" office:value="220711" calcext:value-type="float">
            <text:p>220711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float" office:value="396103" calcext:value-type="float">
            <text:p>396103</text:p>
          </table:table-cell>
          <table:table-cell office:value-type="float" office:value="0.268973" calcext:value-type="float">
            <text:p>0.268973</text:p>
          </table:table-cell>
          <table:table-cell office:value-type="float" office:value="221590" calcext:value-type="float">
            <text:p>221590</text:p>
          </table:table-cell>
          <table:table-cell office:value-type="float" office:value="5.11859" calcext:value-type="float">
            <text:p>5.11859</text:p>
          </table:table-cell>
          <table:table-cell office:value-type="float" office:value="221604" calcext:value-type="float">
            <text:p>221604</text:p>
          </table:table-cell>
          <table:table-cell office:value-type="float" office:value="44.6662" calcext:value-type="float">
            <text:p>44.6662</text:p>
          </table:table-cell>
        </table:table-row>
        <table:table-row table:style-name="ro1">
          <table:table-cell office:value-type="float" office:value="397695" calcext:value-type="float">
            <text:p>397695</text:p>
          </table:table-cell>
          <table:table-cell office:value-type="float" office:value="0.267777" calcext:value-type="float">
            <text:p>0.267777</text:p>
          </table:table-cell>
          <table:table-cell office:value-type="float" office:value="222481" calcext:value-type="float">
            <text:p>222481</text:p>
          </table:table-cell>
          <table:table-cell office:value-type="float" office:value="5.11395" calcext:value-type="float">
            <text:p>5.11395</text:p>
          </table:table-cell>
          <table:table-cell office:value-type="float" office:value="222501" calcext:value-type="float">
            <text:p>222501</text:p>
          </table:table-cell>
          <table:table-cell office:value-type="float" office:value="44.6367" calcext:value-type="float">
            <text:p>44.6367</text:p>
          </table:table-cell>
        </table:table-row>
        <table:table-row table:style-name="ro1">
          <table:table-cell office:value-type="float" office:value="399291" calcext:value-type="float">
            <text:p>399291</text:p>
          </table:table-cell>
          <table:table-cell office:value-type="float" office:value="0.266476" calcext:value-type="float">
            <text:p>0.266476</text:p>
          </table:table-cell>
          <table:table-cell office:value-type="float" office:value="223373" calcext:value-type="float">
            <text:p>223373</text:p>
          </table:table-cell>
          <table:table-cell office:value-type="float" office:value="5.11165" calcext:value-type="float">
            <text:p>5.11165</text:p>
          </table:table-cell>
          <table:table-cell office:value-type="float" office:value="223402" calcext:value-type="float">
            <text:p>223402</text:p>
          </table:table-cell>
          <table:table-cell office:value-type="float" office:value="44.7326" calcext:value-type="float">
            <text:p>44.7326</text:p>
          </table:table-cell>
        </table:table-row>
        <table:table-row table:style-name="ro1">
          <table:table-cell office:value-type="float" office:value="400884" calcext:value-type="float">
            <text:p>400884</text:p>
          </table:table-cell>
          <table:table-cell office:value-type="float" office:value="0.265083" calcext:value-type="float">
            <text:p>0.265083</text:p>
          </table:table-cell>
          <table:table-cell office:value-type="float" office:value="224266" calcext:value-type="float">
            <text:p>224266</text:p>
          </table:table-cell>
          <table:table-cell office:value-type="float" office:value="5.10532" calcext:value-type="float">
            <text:p>5.10532</text:p>
          </table:table-cell>
          <table:table-cell office:value-type="float" office:value="224298" calcext:value-type="float">
            <text:p>224298</text:p>
          </table:table-cell>
          <table:table-cell office:value-type="float" office:value="44.6781" calcext:value-type="float">
            <text:p>44.6781</text:p>
          </table:table-cell>
        </table:table-row>
        <table:table-row table:style-name="ro1">
          <table:table-cell office:value-type="float" office:value="402475" calcext:value-type="float">
            <text:p>402475</text:p>
          </table:table-cell>
          <table:table-cell office:value-type="float" office:value="0.263788" calcext:value-type="float">
            <text:p>0.263788</text:p>
          </table:table-cell>
          <table:table-cell office:value-type="float" office:value="225156" calcext:value-type="float">
            <text:p>225156</text:p>
          </table:table-cell>
          <table:table-cell office:value-type="float" office:value="5.10274" calcext:value-type="float">
            <text:p>5.10274</text:p>
          </table:table-cell>
          <table:table-cell office:value-type="float" office:value="225189" calcext:value-type="float">
            <text:p>225189</text:p>
          </table:table-cell>
          <table:table-cell office:value-type="float" office:value="44.6358" calcext:value-type="float">
            <text:p>44.6358</text:p>
          </table:table-cell>
        </table:table-row>
        <table:table-row table:style-name="ro1">
          <table:table-cell office:value-type="float" office:value="404069" calcext:value-type="float">
            <text:p>404069</text:p>
          </table:table-cell>
          <table:table-cell office:value-type="float" office:value="0.262604" calcext:value-type="float">
            <text:p>0.262604</text:p>
          </table:table-cell>
          <table:table-cell office:value-type="float" office:value="226045" calcext:value-type="float">
            <text:p>226045</text:p>
          </table:table-cell>
          <table:table-cell office:value-type="float" office:value="5.09515" calcext:value-type="float">
            <text:p>5.09515</text:p>
          </table:table-cell>
          <table:table-cell office:value-type="float" office:value="226081" calcext:value-type="float">
            <text:p>226081</text:p>
          </table:table-cell>
          <table:table-cell office:value-type="float" office:value="44.6523" calcext:value-type="float">
            <text:p>44.6523</text:p>
          </table:table-cell>
        </table:table-row>
        <table:table-row table:style-name="ro1">
          <table:table-cell office:value-type="float" office:value="405662" calcext:value-type="float">
            <text:p>405662</text:p>
          </table:table-cell>
          <table:table-cell office:value-type="float" office:value="0.261517" calcext:value-type="float">
            <text:p>0.261517</text:p>
          </table:table-cell>
          <table:table-cell office:value-type="float" office:value="226935" calcext:value-type="float">
            <text:p>226935</text:p>
          </table:table-cell>
          <table:table-cell office:value-type="float" office:value="5.08953" calcext:value-type="float">
            <text:p>5.08953</text:p>
          </table:table-cell>
          <table:table-cell office:value-type="float" office:value="226987" calcext:value-type="float">
            <text:p>226987</text:p>
          </table:table-cell>
          <table:table-cell office:value-type="float" office:value="44.9262" calcext:value-type="float">
            <text:p>44.9262</text:p>
          </table:table-cell>
        </table:table-row>
        <table:table-row table:style-name="ro1">
          <table:table-cell office:value-type="float" office:value="407262" calcext:value-type="float">
            <text:p>407262</text:p>
          </table:table-cell>
          <table:table-cell office:value-type="float" office:value="0.260683" calcext:value-type="float">
            <text:p>0.260683</text:p>
          </table:table-cell>
          <table:table-cell office:value-type="float" office:value="227827" calcext:value-type="float">
            <text:p>227827</text:p>
          </table:table-cell>
          <table:table-cell office:value-type="float" office:value="5.08587" calcext:value-type="float">
            <text:p>5.08587</text:p>
          </table:table-cell>
          <table:table-cell office:value-type="float" office:value="227884" calcext:value-type="float">
            <text:p>227884</text:p>
          </table:table-cell>
          <table:table-cell office:value-type="float" office:value="44.8991" calcext:value-type="float">
            <text:p>44.8991</text:p>
          </table:table-cell>
        </table:table-row>
        <table:table-row table:style-name="ro1">
          <table:table-cell office:value-type="float" office:value="408841" calcext:value-type="float">
            <text:p>408841</text:p>
          </table:table-cell>
          <table:table-cell office:value-type="float" office:value="0.259916" calcext:value-type="float">
            <text:p>0.259916</text:p>
          </table:table-cell>
          <table:table-cell office:value-type="float" office:value="228717" calcext:value-type="float">
            <text:p>228717</text:p>
          </table:table-cell>
          <table:table-cell office:value-type="float" office:value="5.08226" calcext:value-type="float">
            <text:p>5.08226</text:p>
          </table:table-cell>
          <table:table-cell office:value-type="float" office:value="228778" calcext:value-type="float">
            <text:p>228778</text:p>
          </table:table-cell>
          <table:table-cell office:value-type="float" office:value="44.9152" calcext:value-type="float">
            <text:p>44.9152</text:p>
          </table:table-cell>
        </table:table-row>
        <table:table-row table:style-name="ro1">
          <table:table-cell office:value-type="float" office:value="410423" calcext:value-type="float">
            <text:p>410423</text:p>
          </table:table-cell>
          <table:table-cell office:value-type="float" office:value="0.259297" calcext:value-type="float">
            <text:p>0.259297</text:p>
          </table:table-cell>
          <table:table-cell office:value-type="float" office:value="229607" calcext:value-type="float">
            <text:p>229607</text:p>
          </table:table-cell>
          <table:table-cell office:value-type="float" office:value="5.07979" calcext:value-type="float">
            <text:p>5.07979</text:p>
          </table:table-cell>
          <table:table-cell office:value-type="float" office:value="229682" calcext:value-type="float">
            <text:p>229682</text:p>
          </table:table-cell>
          <table:table-cell office:value-type="float" office:value="44.8924" calcext:value-type="float">
            <text:p>44.8924</text:p>
          </table:table-cell>
        </table:table-row>
        <table:table-row table:style-name="ro1">
          <table:table-cell office:value-type="float" office:value="412008" calcext:value-type="float">
            <text:p>412008</text:p>
          </table:table-cell>
          <table:table-cell office:value-type="float" office:value="0.25901" calcext:value-type="float">
            <text:p>0.25901</text:p>
          </table:table-cell>
          <table:table-cell office:value-type="float" office:value="230498" calcext:value-type="float">
            <text:p>230498</text:p>
          </table:table-cell>
          <table:table-cell office:value-type="float" office:value="5.0722" calcext:value-type="float">
            <text:p>5.0722</text:p>
          </table:table-cell>
          <table:table-cell office:value-type="float" office:value="230574" calcext:value-type="float">
            <text:p>230574</text:p>
          </table:table-cell>
          <table:table-cell office:value-type="float" office:value="44.8361" calcext:value-type="float">
            <text:p>44.8361</text:p>
          </table:table-cell>
        </table:table-row>
        <table:table-row table:style-name="ro1">
          <table:table-cell office:value-type="float" office:value="413590" calcext:value-type="float">
            <text:p>413590</text:p>
          </table:table-cell>
          <table:table-cell office:value-type="float" office:value="0.258721" calcext:value-type="float">
            <text:p>0.258721</text:p>
          </table:table-cell>
          <table:table-cell office:value-type="float" office:value="231386" calcext:value-type="float">
            <text:p>231386</text:p>
          </table:table-cell>
          <table:table-cell office:value-type="float" office:value="5.06961" calcext:value-type="float">
            <text:p>5.06961</text:p>
          </table:table-cell>
          <table:table-cell office:value-type="float" office:value="231465" calcext:value-type="float">
            <text:p>231465</text:p>
          </table:table-cell>
          <table:table-cell office:value-type="float" office:value="44.8007" calcext:value-type="float">
            <text:p>44.8007</text:p>
          </table:table-cell>
        </table:table-row>
        <table:table-row table:style-name="ro1">
          <table:table-cell office:value-type="float" office:value="415170" calcext:value-type="float">
            <text:p>415170</text:p>
          </table:table-cell>
          <table:table-cell office:value-type="float" office:value="0.258141" calcext:value-type="float">
            <text:p>0.258141</text:p>
          </table:table-cell>
          <table:table-cell office:value-type="float" office:value="232280" calcext:value-type="float">
            <text:p>232280</text:p>
          </table:table-cell>
          <table:table-cell office:value-type="float" office:value="5.06536" calcext:value-type="float">
            <text:p>5.06536</text:p>
          </table:table-cell>
          <table:table-cell office:value-type="float" office:value="232357" calcext:value-type="float">
            <text:p>232357</text:p>
          </table:table-cell>
          <table:table-cell office:value-type="float" office:value="44.7626" calcext:value-type="float">
            <text:p>44.7626</text:p>
          </table:table-cell>
        </table:table-row>
        <table:table-row table:style-name="ro1">
          <table:table-cell office:value-type="float" office:value="416748" calcext:value-type="float">
            <text:p>416748</text:p>
          </table:table-cell>
          <table:table-cell office:value-type="float" office:value="0.257758" calcext:value-type="float">
            <text:p>0.257758</text:p>
          </table:table-cell>
          <table:table-cell office:value-type="float" office:value="233172" calcext:value-type="float">
            <text:p>233172</text:p>
          </table:table-cell>
          <table:table-cell office:value-type="float" office:value="5.06254" calcext:value-type="float">
            <text:p>5.06254</text:p>
          </table:table-cell>
          <table:table-cell office:value-type="float" office:value="233252" calcext:value-type="float">
            <text:p>233252</text:p>
          </table:table-cell>
          <table:table-cell office:value-type="float" office:value="44.7396" calcext:value-type="float">
            <text:p>44.7396</text:p>
          </table:table-cell>
        </table:table-row>
        <table:table-row table:style-name="ro1">
          <table:table-cell office:value-type="float" office:value="418334" calcext:value-type="float">
            <text:p>418334</text:p>
          </table:table-cell>
          <table:table-cell office:value-type="float" office:value="0.257367" calcext:value-type="float">
            <text:p>0.257367</text:p>
          </table:table-cell>
          <table:table-cell office:value-type="float" office:value="234066" calcext:value-type="float">
            <text:p>234066</text:p>
          </table:table-cell>
          <table:table-cell office:value-type="float" office:value="5.05948" calcext:value-type="float">
            <text:p>5.05948</text:p>
          </table:table-cell>
          <table:table-cell office:value-type="float" office:value="234144" calcext:value-type="float">
            <text:p>234144</text:p>
          </table:table-cell>
          <table:table-cell office:value-type="float" office:value="44.7091" calcext:value-type="float">
            <text:p>44.7091</text:p>
          </table:table-cell>
        </table:table-row>
        <table:table-row table:style-name="ro1">
          <table:table-cell office:value-type="float" office:value="419915" calcext:value-type="float">
            <text:p>419915</text:p>
          </table:table-cell>
          <table:table-cell office:value-type="float" office:value="0.256512" calcext:value-type="float">
            <text:p>0.256512</text:p>
          </table:table-cell>
          <table:table-cell office:value-type="float" office:value="234957" calcext:value-type="float">
            <text:p>234957</text:p>
          </table:table-cell>
          <table:table-cell office:value-type="float" office:value="5.05314" calcext:value-type="float">
            <text:p>5.05314</text:p>
          </table:table-cell>
          <table:table-cell office:value-type="float" office:value="235038" calcext:value-type="float">
            <text:p>235038</text:p>
          </table:table-cell>
          <table:table-cell office:value-type="float" office:value="44.6751" calcext:value-type="float">
            <text:p>44.6751</text:p>
          </table:table-cell>
        </table:table-row>
        <table:table-row table:style-name="ro1">
          <table:table-cell office:value-type="float" office:value="421495" calcext:value-type="float">
            <text:p>421495</text:p>
          </table:table-cell>
          <table:table-cell office:value-type="float" office:value="0.255694" calcext:value-type="float">
            <text:p>0.255694</text:p>
          </table:table-cell>
          <table:table-cell office:value-type="float" office:value="235849" calcext:value-type="float">
            <text:p>235849</text:p>
          </table:table-cell>
          <table:table-cell office:value-type="float" office:value="5.04513" calcext:value-type="float">
            <text:p>5.04513</text:p>
          </table:table-cell>
          <table:table-cell office:value-type="float" office:value="235931" calcext:value-type="float">
            <text:p>235931</text:p>
          </table:table-cell>
          <table:table-cell office:value-type="float" office:value="44.6513" calcext:value-type="float">
            <text:p>44.6513</text:p>
          </table:table-cell>
        </table:table-row>
        <table:table-row table:style-name="ro1">
          <table:table-cell office:value-type="float" office:value="423099" calcext:value-type="float">
            <text:p>423099</text:p>
          </table:table-cell>
          <table:table-cell office:value-type="float" office:value="0.255378" calcext:value-type="float">
            <text:p>0.255378</text:p>
          </table:table-cell>
          <table:table-cell office:value-type="float" office:value="236742" calcext:value-type="float">
            <text:p>236742</text:p>
          </table:table-cell>
          <table:table-cell office:value-type="float" office:value="5.04258" calcext:value-type="float">
            <text:p>5.04258</text:p>
          </table:table-cell>
          <table:table-cell office:value-type="float" office:value="236827" calcext:value-type="float">
            <text:p>236827</text:p>
          </table:table-cell>
          <table:table-cell office:value-type="float" office:value="44.6561" calcext:value-type="float">
            <text:p>44.6561</text:p>
          </table:table-cell>
        </table:table-row>
        <table:table-row table:style-name="ro1">
          <table:table-cell office:value-type="float" office:value="424687" calcext:value-type="float">
            <text:p>424687</text:p>
          </table:table-cell>
          <table:table-cell office:value-type="float" office:value="0.255819" calcext:value-type="float">
            <text:p>0.255819</text:p>
          </table:table-cell>
          <table:table-cell office:value-type="float" office:value="237633" calcext:value-type="float">
            <text:p>237633</text:p>
          </table:table-cell>
          <table:table-cell office:value-type="float" office:value="5.03886" calcext:value-type="float">
            <text:p>5.03886</text:p>
          </table:table-cell>
          <table:table-cell office:value-type="float" office:value="237720" calcext:value-type="float">
            <text:p>237720</text:p>
          </table:table-cell>
          <table:table-cell office:value-type="float" office:value="44.5917" calcext:value-type="float">
            <text:p>44.5917</text:p>
          </table:table-cell>
        </table:table-row>
        <table:table-row table:style-name="ro1">
          <table:table-cell office:value-type="float" office:value="426287" calcext:value-type="float">
            <text:p>426287</text:p>
          </table:table-cell>
          <table:table-cell office:value-type="float" office:value="0.256051" calcext:value-type="float">
            <text:p>0.256051</text:p>
          </table:table-cell>
          <table:table-cell office:value-type="float" office:value="238524" calcext:value-type="float">
            <text:p>238524</text:p>
          </table:table-cell>
          <table:table-cell office:value-type="float" office:value="5.03709" calcext:value-type="float">
            <text:p>5.03709</text:p>
          </table:table-cell>
          <table:table-cell office:value-type="float" office:value="238612" calcext:value-type="float">
            <text:p>238612</text:p>
          </table:table-cell>
          <table:table-cell office:value-type="float" office:value="44.5537" calcext:value-type="float">
            <text:p>44.5537</text:p>
          </table:table-cell>
        </table:table-row>
        <table:table-row table:style-name="ro1">
          <table:table-cell office:value-type="float" office:value="427885" calcext:value-type="float">
            <text:p>427885</text:p>
          </table:table-cell>
          <table:table-cell office:value-type="float" office:value="0.256431" calcext:value-type="float">
            <text:p>0.256431</text:p>
          </table:table-cell>
          <table:table-cell office:value-type="float" office:value="239416" calcext:value-type="float">
            <text:p>239416</text:p>
          </table:table-cell>
          <table:table-cell office:value-type="float" office:value="5.03708" calcext:value-type="float">
            <text:p>5.03708</text:p>
          </table:table-cell>
          <table:table-cell office:value-type="float" office:value="239508" calcext:value-type="float">
            <text:p>239508</text:p>
          </table:table-cell>
          <table:table-cell office:value-type="float" office:value="44.6502" calcext:value-type="float">
            <text:p>44.6502</text:p>
          </table:table-cell>
        </table:table-row>
        <table:table-row table:style-name="ro1">
          <table:table-cell office:value-type="float" office:value="429485" calcext:value-type="float">
            <text:p>429485</text:p>
          </table:table-cell>
          <table:table-cell office:value-type="float" office:value="0.256301" calcext:value-type="float">
            <text:p>0.256301</text:p>
          </table:table-cell>
          <table:table-cell office:value-type="float" office:value="240309" calcext:value-type="float">
            <text:p>240309</text:p>
          </table:table-cell>
          <table:table-cell office:value-type="float" office:value="5.03303" calcext:value-type="float">
            <text:p>5.03303</text:p>
          </table:table-cell>
          <table:table-cell office:value-type="float" office:value="240399" calcext:value-type="float">
            <text:p>240399</text:p>
          </table:table-cell>
          <table:table-cell office:value-type="float" office:value="44.6197" calcext:value-type="float">
            <text:p>44.6197</text:p>
          </table:table-cell>
        </table:table-row>
        <table:table-row table:style-name="ro1">
          <table:table-cell office:value-type="float" office:value="431077" calcext:value-type="float">
            <text:p>431077</text:p>
          </table:table-cell>
          <table:table-cell office:value-type="float" office:value="0.256429" calcext:value-type="float">
            <text:p>0.256429</text:p>
          </table:table-cell>
          <table:table-cell office:value-type="float" office:value="241200" calcext:value-type="float">
            <text:p>241200</text:p>
          </table:table-cell>
          <table:table-cell office:value-type="float" office:value="5.03091" calcext:value-type="float">
            <text:p>5.03091</text:p>
          </table:table-cell>
          <table:table-cell office:value-type="float" office:value="241293" calcext:value-type="float">
            <text:p>241293</text:p>
          </table:table-cell>
          <table:table-cell office:value-type="float" office:value="44.5825" calcext:value-type="float">
            <text:p>44.5825</text:p>
          </table:table-cell>
        </table:table-row>
        <table:table-row table:style-name="ro1">
          <table:table-cell office:value-type="float" office:value="432669" calcext:value-type="float">
            <text:p>432669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242095" calcext:value-type="float">
            <text:p>242095</text:p>
          </table:table-cell>
          <table:table-cell office:value-type="float" office:value="5.02746" calcext:value-type="float">
            <text:p>5.02746</text:p>
          </table:table-cell>
          <table:table-cell office:value-type="float" office:value="242186" calcext:value-type="float">
            <text:p>242186</text:p>
          </table:table-cell>
          <table:table-cell office:value-type="float" office:value="44.5541" calcext:value-type="float">
            <text:p>44.5541</text:p>
          </table:table-cell>
        </table:table-row>
        <table:table-row table:style-name="ro1">
          <table:table-cell office:value-type="float" office:value="434268" calcext:value-type="float">
            <text:p>434268</text:p>
          </table:table-cell>
          <table:table-cell office:value-type="float" office:value="0.25603" calcext:value-type="float">
            <text:p>0.25603</text:p>
          </table:table-cell>
          <table:table-cell office:value-type="float" office:value="242988" calcext:value-type="float">
            <text:p>242988</text:p>
          </table:table-cell>
          <table:table-cell office:value-type="float" office:value="5.02062" calcext:value-type="float">
            <text:p>5.02062</text:p>
          </table:table-cell>
          <table:table-cell office:value-type="float" office:value="243080" calcext:value-type="float">
            <text:p>243080</text:p>
          </table:table-cell>
          <table:table-cell office:value-type="float" office:value="44.5329" calcext:value-type="float">
            <text:p>44.5329</text:p>
          </table:table-cell>
        </table:table-row>
        <table:table-row table:style-name="ro1">
          <table:table-cell office:value-type="float" office:value="435850" calcext:value-type="float">
            <text:p>435850</text:p>
          </table:table-cell>
          <table:table-cell office:value-type="float" office:value="0.255412" calcext:value-type="float">
            <text:p>0.255412</text:p>
          </table:table-cell>
          <table:table-cell office:value-type="float" office:value="243881" calcext:value-type="float">
            <text:p>243881</text:p>
          </table:table-cell>
          <table:table-cell office:value-type="float" office:value="5.04476" calcext:value-type="float">
            <text:p>5.04476</text:p>
          </table:table-cell>
          <table:table-cell office:value-type="float" office:value="243976" calcext:value-type="float">
            <text:p>243976</text:p>
          </table:table-cell>
          <table:table-cell office:value-type="float" office:value="44.5142" calcext:value-type="float">
            <text:p>44.5142</text:p>
          </table:table-cell>
        </table:table-row>
        <table:table-row table:style-name="ro1">
          <table:table-cell office:value-type="float" office:value="437449" calcext:value-type="float">
            <text:p>437449</text:p>
          </table:table-cell>
          <table:table-cell office:value-type="float" office:value="0.254777" calcext:value-type="float">
            <text:p>0.254777</text:p>
          </table:table-cell>
          <table:table-cell office:value-type="float" office:value="244777" calcext:value-type="float">
            <text:p>244777</text:p>
          </table:table-cell>
          <table:table-cell office:value-type="float" office:value="5.0716" calcext:value-type="float">
            <text:p>5.0716</text:p>
          </table:table-cell>
          <table:table-cell office:value-type="float" office:value="244871" calcext:value-type="float">
            <text:p>244871</text:p>
          </table:table-cell>
          <table:table-cell office:value-type="float" office:value="44.4618" calcext:value-type="float">
            <text:p>44.4618</text:p>
          </table:table-cell>
        </table:table-row>
        <table:table-row table:style-name="ro1">
          <table:table-cell office:value-type="float" office:value="439049" calcext:value-type="float">
            <text:p>439049</text:p>
          </table:table-cell>
          <table:table-cell office:value-type="float" office:value="0.254086" calcext:value-type="float">
            <text:p>0.254086</text:p>
          </table:table-cell>
          <table:table-cell office:value-type="float" office:value="245671" calcext:value-type="float">
            <text:p>245671</text:p>
          </table:table-cell>
          <table:table-cell office:value-type="float" office:value="5.07063" calcext:value-type="float">
            <text:p>5.07063</text:p>
          </table:table-cell>
          <table:table-cell office:value-type="float" office:value="245767" calcext:value-type="float">
            <text:p>245767</text:p>
          </table:table-cell>
          <table:table-cell office:value-type="float" office:value="44.4148" calcext:value-type="float">
            <text:p>44.4148</text:p>
          </table:table-cell>
        </table:table-row>
        <table:table-row table:style-name="ro1">
          <table:table-cell office:value-type="float" office:value="440648" calcext:value-type="float">
            <text:p>440648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246565" calcext:value-type="float">
            <text:p>246565</text:p>
          </table:table-cell>
          <table:table-cell office:value-type="float" office:value="5.06265" calcext:value-type="float">
            <text:p>5.06265</text:p>
          </table:table-cell>
          <table:table-cell office:value-type="float" office:value="246661" calcext:value-type="float">
            <text:p>246661</text:p>
          </table:table-cell>
          <table:table-cell office:value-type="float" office:value="44.3974" calcext:value-type="float">
            <text:p>44.3974</text:p>
          </table:table-cell>
        </table:table-row>
        <table:table-row table:style-name="ro1">
          <table:table-cell office:value-type="float" office:value="442242" calcext:value-type="float">
            <text:p>442242</text:p>
          </table:table-cell>
          <table:table-cell office:value-type="float" office:value="0.253745" calcext:value-type="float">
            <text:p>0.253745</text:p>
          </table:table-cell>
          <table:table-cell office:value-type="float" office:value="247458" calcext:value-type="float">
            <text:p>247458</text:p>
          </table:table-cell>
          <table:table-cell office:value-type="float" office:value="5.0601" calcext:value-type="float">
            <text:p>5.0601</text:p>
          </table:table-cell>
          <table:table-cell office:value-type="float" office:value="247552" calcext:value-type="float">
            <text:p>247552</text:p>
          </table:table-cell>
          <table:table-cell office:value-type="float" office:value="44.3665" calcext:value-type="float">
            <text:p>44.3665</text:p>
          </table:table-cell>
        </table:table-row>
        <table:table-row table:style-name="ro1">
          <table:table-cell office:value-type="float" office:value="443833" calcext:value-type="float">
            <text:p>443833</text:p>
          </table:table-cell>
          <table:table-cell office:value-type="float" office:value="0.25384" calcext:value-type="float">
            <text:p>0.25384</text:p>
          </table:table-cell>
          <table:table-cell office:value-type="float" office:value="248349" calcext:value-type="float">
            <text:p>248349</text:p>
          </table:table-cell>
          <table:table-cell office:value-type="float" office:value="5.05492" calcext:value-type="float">
            <text:p>5.05492</text:p>
          </table:table-cell>
          <table:table-cell office:value-type="float" office:value="248448" calcext:value-type="float">
            <text:p>248448</text:p>
          </table:table-cell>
          <table:table-cell office:value-type="float" office:value="44.3404" calcext:value-type="float">
            <text:p>44.3404</text:p>
          </table:table-cell>
        </table:table-row>
        <table:table-row table:style-name="ro1">
          <table:table-cell office:value-type="float" office:value="445426" calcext:value-type="float">
            <text:p>445426</text:p>
          </table:table-cell>
          <table:table-cell office:value-type="float" office:value="0.253613" calcext:value-type="float">
            <text:p>0.253613</text:p>
          </table:table-cell>
          <table:table-cell office:value-type="float" office:value="249242" calcext:value-type="float">
            <text:p>249242</text:p>
          </table:table-cell>
          <table:table-cell office:value-type="float" office:value="5.05196" calcext:value-type="float">
            <text:p>5.05196</text:p>
          </table:table-cell>
          <table:table-cell office:value-type="float" office:value="249344" calcext:value-type="float">
            <text:p>249344</text:p>
          </table:table-cell>
          <table:table-cell office:value-type="float" office:value="44.3191" calcext:value-type="float">
            <text:p>44.3191</text:p>
          </table:table-cell>
        </table:table-row>
        <table:table-row table:style-name="ro1">
          <table:table-cell office:value-type="float" office:value="447016" calcext:value-type="float">
            <text:p>447016</text:p>
          </table:table-cell>
          <table:table-cell office:value-type="float" office:value="0.252914" calcext:value-type="float">
            <text:p>0.252914</text:p>
          </table:table-cell>
          <table:table-cell office:value-type="float" office:value="250134" calcext:value-type="float">
            <text:p>250134</text:p>
          </table:table-cell>
          <table:table-cell office:value-type="float" office:value="5.04582" calcext:value-type="float">
            <text:p>5.04582</text:p>
          </table:table-cell>
          <table:table-cell office:value-type="float" office:value="250236" calcext:value-type="float">
            <text:p>250236</text:p>
          </table:table-cell>
          <table:table-cell office:value-type="float" office:value="44.3019" calcext:value-type="float">
            <text:p>44.3019</text:p>
          </table:table-cell>
        </table:table-row>
        <table:table-row table:style-name="ro1">
          <table:table-cell office:value-type="float" office:value="448606" calcext:value-type="float">
            <text:p>448606</text:p>
          </table:table-cell>
          <table:table-cell office:value-type="float" office:value="0.252201" calcext:value-type="float">
            <text:p>0.252201</text:p>
          </table:table-cell>
          <table:table-cell office:value-type="float" office:value="251026" calcext:value-type="float">
            <text:p>251026</text:p>
          </table:table-cell>
          <table:table-cell office:value-type="float" office:value="5.03935" calcext:value-type="float">
            <text:p>5.03935</text:p>
          </table:table-cell>
          <table:table-cell office:value-type="float" office:value="251156" calcext:value-type="float">
            <text:p>251156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450196" calcext:value-type="float">
            <text:p>450196</text:p>
          </table:table-cell>
          <table:table-cell office:value-type="float" office:value="0.251234" calcext:value-type="float">
            <text:p>0.251234</text:p>
          </table:table-cell>
          <table:table-cell office:value-type="float" office:value="251921" calcext:value-type="float">
            <text:p>251921</text:p>
          </table:table-cell>
          <table:table-cell office:value-type="float" office:value="5.02991" calcext:value-type="float">
            <text:p>5.02991</text:p>
          </table:table-cell>
          <table:table-cell office:value-type="float" office:value="252076" calcext:value-type="float">
            <text:p>252076</text:p>
          </table:table-cell>
          <table:table-cell office:value-type="float" office:value="44.2067" calcext:value-type="float">
            <text:p>44.2067</text:p>
          </table:table-cell>
        </table:table-row>
        <table:table-row table:style-name="ro1">
          <table:table-cell office:value-type="float" office:value="451795" calcext:value-type="float">
            <text:p>451795</text:p>
          </table:table-cell>
          <table:table-cell office:value-type="float" office:value="0.250773" calcext:value-type="float">
            <text:p>0.250773</text:p>
          </table:table-cell>
          <table:table-cell office:value-type="float" office:value="252815" calcext:value-type="float">
            <text:p>252815</text:p>
          </table:table-cell>
          <table:table-cell office:value-type="float" office:value="5.03188" calcext:value-type="float">
            <text:p>5.03188</text:p>
          </table:table-cell>
          <table:table-cell office:value-type="float" office:value="252986" calcext:value-type="float">
            <text:p>252986</text:p>
          </table:table-cell>
          <table:table-cell office:value-type="float" office:value="44.1657" calcext:value-type="float">
            <text:p>44.1657</text:p>
          </table:table-cell>
        </table:table-row>
        <table:table-row table:style-name="ro1">
          <table:table-cell office:value-type="float" office:value="453376" calcext:value-type="float">
            <text:p>453376</text:p>
          </table:table-cell>
          <table:table-cell office:value-type="float" office:value="0.249966" calcext:value-type="float">
            <text:p>0.249966</text:p>
          </table:table-cell>
          <table:table-cell office:value-type="float" office:value="253706" calcext:value-type="float">
            <text:p>253706</text:p>
          </table:table-cell>
          <table:table-cell office:value-type="float" office:value="5.03304" calcext:value-type="float">
            <text:p>5.03304</text:p>
          </table:table-cell>
          <table:table-cell office:value-type="float" office:value="253887" calcext:value-type="float">
            <text:p>253887</text:p>
          </table:table-cell>
          <table:table-cell office:value-type="float" office:value="44.1382" calcext:value-type="float">
            <text:p>44.1382</text:p>
          </table:table-cell>
        </table:table-row>
        <table:table-row table:style-name="ro1">
          <table:table-cell office:value-type="float" office:value="454953" calcext:value-type="float">
            <text:p>454953</text:p>
          </table:table-cell>
          <table:table-cell office:value-type="float" office:value="0.249232" calcext:value-type="float">
            <text:p>0.249232</text:p>
          </table:table-cell>
          <table:table-cell office:value-type="float" office:value="254599" calcext:value-type="float">
            <text:p>254599</text:p>
          </table:table-cell>
          <table:table-cell office:value-type="float" office:value="5.02883" calcext:value-type="float">
            <text:p>5.02883</text:p>
          </table:table-cell>
          <table:table-cell office:value-type="float" office:value="254783" calcext:value-type="float">
            <text:p>254783</text:p>
          </table:table-cell>
          <table:table-cell office:value-type="float" office:value="44.075" calcext:value-type="float">
            <text:p>44.075</text:p>
          </table:table-cell>
        </table:table-row>
        <table:table-row table:style-name="ro1">
          <table:table-cell office:value-type="float" office:value="456534" calcext:value-type="float">
            <text:p>456534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255492" calcext:value-type="float">
            <text:p>255492</text:p>
          </table:table-cell>
          <table:table-cell office:value-type="float" office:value="5.0193" calcext:value-type="float">
            <text:p>5.0193</text:p>
          </table:table-cell>
          <table:table-cell office:value-type="float" office:value="255676" calcext:value-type="float">
            <text:p>255676</text:p>
          </table:table-cell>
          <table:table-cell office:value-type="float" office:value="44.0458" calcext:value-type="float">
            <text:p>44.0458</text:p>
          </table:table-cell>
        </table:table-row>
        <table:table-row table:style-name="ro1">
          <table:table-cell office:value-type="float" office:value="458113" calcext:value-type="float">
            <text:p>458113</text:p>
          </table:table-cell>
          <table:table-cell office:value-type="float" office:value="0.247004" calcext:value-type="float">
            <text:p>0.247004</text:p>
          </table:table-cell>
          <table:table-cell office:value-type="float" office:value="256386" calcext:value-type="float">
            <text:p>256386</text:p>
          </table:table-cell>
          <table:table-cell office:value-type="float" office:value="5.01224" calcext:value-type="float">
            <text:p>5.01224</text:p>
          </table:table-cell>
          <table:table-cell office:value-type="float" office:value="256587" calcext:value-type="float">
            <text:p>256587</text:p>
          </table:table-cell>
          <table:table-cell office:value-type="float" office:value="44.0087" calcext:value-type="float">
            <text:p>44.0087</text:p>
          </table:table-cell>
        </table:table-row>
        <table:table-row table:style-name="ro1">
          <table:table-cell office:value-type="float" office:value="459690" calcext:value-type="float">
            <text:p>459690</text:p>
          </table:table-cell>
          <table:table-cell office:value-type="float" office:value="0.246009" calcext:value-type="float">
            <text:p>0.246009</text:p>
          </table:table-cell>
          <table:table-cell office:value-type="float" office:value="257280" calcext:value-type="float">
            <text:p>257280</text:p>
          </table:table-cell>
          <table:table-cell office:value-type="float" office:value="5.00861" calcext:value-type="float">
            <text:p>5.00861</text:p>
          </table:table-cell>
          <table:table-cell office:value-type="float" office:value="257481" calcext:value-type="float">
            <text:p>257481</text:p>
          </table:table-cell>
          <table:table-cell office:value-type="float" office:value="44.0228" calcext:value-type="float">
            <text:p>44.0228</text:p>
          </table:table-cell>
        </table:table-row>
        <table:table-row table:style-name="ro1">
          <table:table-cell office:value-type="float" office:value="461267" calcext:value-type="float">
            <text:p>461267</text:p>
          </table:table-cell>
          <table:table-cell office:value-type="float" office:value="0.244794" calcext:value-type="float">
            <text:p>0.244794</text:p>
          </table:table-cell>
          <table:table-cell office:value-type="float" office:value="258171" calcext:value-type="float">
            <text:p>258171</text:p>
          </table:table-cell>
          <table:table-cell office:value-type="float" office:value="5.00711" calcext:value-type="float">
            <text:p>5.00711</text:p>
          </table:table-cell>
          <table:table-cell office:value-type="float" office:value="258375" calcext:value-type="float">
            <text:p>258375</text:p>
          </table:table-cell>
          <table:table-cell office:value-type="float" office:value="43.9747" calcext:value-type="float">
            <text:p>43.9747</text:p>
          </table:table-cell>
        </table:table-row>
        <table:table-row table:style-name="ro1">
          <table:table-cell office:value-type="float" office:value="462847" calcext:value-type="float">
            <text:p>462847</text:p>
          </table:table-cell>
          <table:table-cell office:value-type="float" office:value="0.243123" calcext:value-type="float">
            <text:p>0.243123</text:p>
          </table:table-cell>
          <table:table-cell office:value-type="float" office:value="259065" calcext:value-type="float">
            <text:p>259065</text:p>
          </table:table-cell>
          <table:table-cell office:value-type="float" office:value="5.00412" calcext:value-type="float">
            <text:p>5.00412</text:p>
          </table:table-cell>
          <table:table-cell office:value-type="float" office:value="259270" calcext:value-type="float">
            <text:p>259270</text:p>
          </table:table-cell>
          <table:table-cell office:value-type="float" office:value="43.931" calcext:value-type="float">
            <text:p>43.931</text:p>
          </table:table-cell>
        </table:table-row>
        <table:table-row table:style-name="ro1">
          <table:table-cell office:value-type="float" office:value="464424" calcext:value-type="float">
            <text:p>464424</text:p>
          </table:table-cell>
          <table:table-cell office:value-type="float" office:value="0.241885" calcext:value-type="float">
            <text:p>0.241885</text:p>
          </table:table-cell>
          <table:table-cell office:value-type="float" office:value="259959" calcext:value-type="float">
            <text:p>259959</text:p>
          </table:table-cell>
          <table:table-cell office:value-type="float" office:value="5.00356" calcext:value-type="float">
            <text:p>5.00356</text:p>
          </table:table-cell>
          <table:table-cell office:value-type="float" office:value="260161" calcext:value-type="float">
            <text:p>260161</text:p>
          </table:table-cell>
          <table:table-cell office:value-type="float" office:value="43.9058" calcext:value-type="float">
            <text:p>43.9058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.240476" calcext:value-type="float">
            <text:p>0.240476</text:p>
          </table:table-cell>
          <table:table-cell office:value-type="float" office:value="260850" calcext:value-type="float">
            <text:p>260850</text:p>
          </table:table-cell>
          <table:table-cell office:value-type="float" office:value="5.0095" calcext:value-type="float">
            <text:p>5.0095</text:p>
          </table:table-cell>
          <table:table-cell office:value-type="float" office:value="261053" calcext:value-type="float">
            <text:p>261053</text:p>
          </table:table-cell>
          <table:table-cell office:value-type="float" office:value="43.8647" calcext:value-type="float">
            <text:p>43.8647</text:p>
          </table:table-cell>
        </table:table-row>
        <table:table-row table:style-name="ro1">
          <table:table-cell office:value-type="float" office:value="467599" calcext:value-type="float">
            <text:p>467599</text:p>
          </table:table-cell>
          <table:table-cell office:value-type="float" office:value="0.239531" calcext:value-type="float">
            <text:p>0.239531</text:p>
          </table:table-cell>
          <table:table-cell office:value-type="float" office:value="261745" calcext:value-type="float">
            <text:p>261745</text:p>
          </table:table-cell>
          <table:table-cell office:value-type="float" office:value="5.00471" calcext:value-type="float">
            <text:p>5.00471</text:p>
          </table:table-cell>
          <table:table-cell office:value-type="float" office:value="261948" calcext:value-type="float">
            <text:p>261948</text:p>
          </table:table-cell>
          <table:table-cell office:value-type="float" office:value="43.8415" calcext:value-type="float">
            <text:p>43.8415</text:p>
          </table:table-cell>
        </table:table-row>
        <table:table-row table:style-name="ro1">
          <table:table-cell office:value-type="float" office:value="469191" calcext:value-type="float">
            <text:p>469191</text:p>
          </table:table-cell>
          <table:table-cell office:value-type="float" office:value="0.238415" calcext:value-type="float">
            <text:p>0.238415</text:p>
          </table:table-cell>
          <table:table-cell office:value-type="float" office:value="262638" calcext:value-type="float">
            <text:p>262638</text:p>
          </table:table-cell>
          <table:table-cell office:value-type="float" office:value="5.00824" calcext:value-type="float">
            <text:p>5.00824</text:p>
          </table:table-cell>
          <table:table-cell office:value-type="float" office:value="262843" calcext:value-type="float">
            <text:p>262843</text:p>
          </table:table-cell>
          <table:table-cell office:value-type="float" office:value="43.8057" calcext:value-type="float">
            <text:p>43.8057</text:p>
          </table:table-cell>
        </table:table-row>
        <table:table-row table:style-name="ro1">
          <table:table-cell office:value-type="float" office:value="470787" calcext:value-type="float">
            <text:p>470787</text:p>
          </table:table-cell>
          <table:table-cell office:value-type="float" office:value="0.237347" calcext:value-type="float">
            <text:p>0.237347</text:p>
          </table:table-cell>
          <table:table-cell office:value-type="float" office:value="263533" calcext:value-type="float">
            <text:p>263533</text:p>
          </table:table-cell>
          <table:table-cell office:value-type="float" office:value="5.00988" calcext:value-type="float">
            <text:p>5.00988</text:p>
          </table:table-cell>
          <table:table-cell office:value-type="float" office:value="263736" calcext:value-type="float">
            <text:p>263736</text:p>
          </table:table-cell>
          <table:table-cell office:value-type="float" office:value="43.7511" calcext:value-type="float">
            <text:p>43.7511</text:p>
          </table:table-cell>
        </table:table-row>
        <table:table-row table:style-name="ro1">
          <table:table-cell office:value-type="float" office:value="472388" calcext:value-type="float">
            <text:p>472388</text:p>
          </table:table-cell>
          <table:table-cell office:value-type="float" office:value="0.235937" calcext:value-type="float">
            <text:p>0.235937</text:p>
          </table:table-cell>
          <table:table-cell office:value-type="float" office:value="264428" calcext:value-type="float">
            <text:p>264428</text:p>
          </table:table-cell>
          <table:table-cell office:value-type="float" office:value="5.01018" calcext:value-type="float">
            <text:p>5.01018</text:p>
          </table:table-cell>
          <table:table-cell office:value-type="float" office:value="264628" calcext:value-type="float">
            <text:p>264628</text:p>
          </table:table-cell>
          <table:table-cell office:value-type="float" office:value="43.7328" calcext:value-type="float">
            <text:p>43.7328</text:p>
          </table:table-cell>
        </table:table-row>
        <table:table-row table:style-name="ro1">
          <table:table-cell office:value-type="float" office:value="473983" calcext:value-type="float">
            <text:p>473983</text:p>
          </table:table-cell>
          <table:table-cell office:value-type="float" office:value="0.235086" calcext:value-type="float">
            <text:p>0.235086</text:p>
          </table:table-cell>
          <table:table-cell office:value-type="float" office:value="265319" calcext:value-type="float">
            <text:p>265319</text:p>
          </table:table-cell>
          <table:table-cell office:value-type="float" office:value="5.02017" calcext:value-type="float">
            <text:p>5.02017</text:p>
          </table:table-cell>
          <table:table-cell office:value-type="float" office:value="265521" calcext:value-type="float">
            <text:p>265521</text:p>
          </table:table-cell>
          <table:table-cell office:value-type="float" office:value="43.6865" calcext:value-type="float">
            <text:p>43.6865</text:p>
          </table:table-cell>
        </table:table-row>
        <table:table-row table:style-name="ro1">
          <table:table-cell office:value-type="float" office:value="475575" calcext:value-type="float">
            <text:p>475575</text:p>
          </table:table-cell>
          <table:table-cell office:value-type="float" office:value="0.233875" calcext:value-type="float">
            <text:p>0.233875</text:p>
          </table:table-cell>
          <table:table-cell office:value-type="float" office:value="266210" calcext:value-type="float">
            <text:p>266210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266414" calcext:value-type="float">
            <text:p>266414</text:p>
          </table:table-cell>
          <table:table-cell office:value-type="float" office:value="43.6833" calcext:value-type="float">
            <text:p>43.6833</text:p>
          </table:table-cell>
        </table:table-row>
        <table:table-row table:style-name="ro1">
          <table:table-cell office:value-type="float" office:value="477161" calcext:value-type="float">
            <text:p>477161</text:p>
          </table:table-cell>
          <table:table-cell office:value-type="float" office:value="0.232774" calcext:value-type="float">
            <text:p>0.232774</text:p>
          </table:table-cell>
          <table:table-cell office:value-type="float" office:value="267104" calcext:value-type="float">
            <text:p>267104</text:p>
          </table:table-cell>
          <table:table-cell office:value-type="float" office:value="5.02522" calcext:value-type="float">
            <text:p>5.02522</text:p>
          </table:table-cell>
          <table:table-cell office:value-type="float" office:value="267305" calcext:value-type="float">
            <text:p>267305</text:p>
          </table:table-cell>
          <table:table-cell office:value-type="float" office:value="43.676" calcext:value-type="float">
            <text:p>43.676</text:p>
          </table:table-cell>
        </table:table-row>
        <table:table-row table:style-name="ro1">
          <table:table-cell office:value-type="float" office:value="478759" calcext:value-type="float">
            <text:p>478759</text:p>
          </table:table-cell>
          <table:table-cell office:value-type="float" office:value="0.231721" calcext:value-type="float">
            <text:p>0.231721</text:p>
          </table:table-cell>
          <table:table-cell office:value-type="float" office:value="267997" calcext:value-type="float">
            <text:p>267997</text:p>
          </table:table-cell>
          <table:table-cell office:value-type="float" office:value="5.0255" calcext:value-type="float">
            <text:p>5.0255</text:p>
          </table:table-cell>
          <table:table-cell office:value-type="float" office:value="268197" calcext:value-type="float">
            <text:p>268197</text:p>
          </table:table-cell>
          <table:table-cell office:value-type="float" office:value="43.6604" calcext:value-type="float">
            <text:p>43.6604</text:p>
          </table:table-cell>
        </table:table-row>
        <table:table-row table:style-name="ro1">
          <table:table-cell office:value-type="float" office:value="480342" calcext:value-type="float">
            <text:p>480342</text:p>
          </table:table-cell>
          <table:table-cell office:value-type="float" office:value="0.230784" calcext:value-type="float">
            <text:p>0.230784</text:p>
          </table:table-cell>
          <table:table-cell office:value-type="float" office:value="268890" calcext:value-type="float">
            <text:p>268890</text:p>
          </table:table-cell>
          <table:table-cell office:value-type="float" office:value="5.02205" calcext:value-type="float">
            <text:p>5.02205</text:p>
          </table:table-cell>
          <table:table-cell office:value-type="float" office:value="269090" calcext:value-type="float">
            <text:p>269090</text:p>
          </table:table-cell>
          <table:table-cell office:value-type="float" office:value="43.672" calcext:value-type="float">
            <text:p>43.672</text:p>
          </table:table-cell>
        </table:table-row>
        <table:table-row table:style-name="ro1">
          <table:table-cell office:value-type="float" office:value="481946" calcext:value-type="float">
            <text:p>481946</text:p>
          </table:table-cell>
          <table:table-cell office:value-type="float" office:value="0.229797" calcext:value-type="float">
            <text:p>0.229797</text:p>
          </table:table-cell>
          <table:table-cell office:value-type="float" office:value="269779" calcext:value-type="float">
            <text:p>269779</text:p>
          </table:table-cell>
          <table:table-cell office:value-type="float" office:value="5.01639" calcext:value-type="float">
            <text:p>5.01639</text:p>
          </table:table-cell>
          <table:table-cell office:value-type="float" office:value="269981" calcext:value-type="float">
            <text:p>269981</text:p>
          </table:table-cell>
          <table:table-cell office:value-type="float" office:value="43.7177" calcext:value-type="float">
            <text:p>43.7177</text:p>
          </table:table-cell>
        </table:table-row>
        <table:table-row table:style-name="ro1">
          <table:table-cell office:value-type="float" office:value="483547" calcext:value-type="float">
            <text:p>483547</text:p>
          </table:table-cell>
          <table:table-cell office:value-type="float" office:value="0.228891" calcext:value-type="float">
            <text:p>0.228891</text:p>
          </table:table-cell>
          <table:table-cell office:value-type="float" office:value="270666" calcext:value-type="float">
            <text:p>270666</text:p>
          </table:table-cell>
          <table:table-cell office:value-type="float" office:value="5.01878" calcext:value-type="float">
            <text:p>5.01878</text:p>
          </table:table-cell>
          <table:table-cell office:value-type="float" office:value="270871" calcext:value-type="float">
            <text:p>270871</text:p>
          </table:table-cell>
          <table:table-cell office:value-type="float" office:value="43.7051" calcext:value-type="float">
            <text:p>43.7051</text:p>
          </table:table-cell>
        </table:table-row>
        <table:table-row table:style-name="ro1">
          <table:table-cell office:value-type="float" office:value="485148" calcext:value-type="float">
            <text:p>485148</text:p>
          </table:table-cell>
          <table:table-cell office:value-type="float" office:value="0.228495" calcext:value-type="float">
            <text:p>0.228495</text:p>
          </table:table-cell>
          <table:table-cell office:value-type="float" office:value="271557" calcext:value-type="float">
            <text:p>271557</text:p>
          </table:table-cell>
          <table:table-cell office:value-type="float" office:value="5.01747" calcext:value-type="float">
            <text:p>5.01747</text:p>
          </table:table-cell>
          <table:table-cell office:value-type="float" office:value="271763" calcext:value-type="float">
            <text:p>271763</text:p>
          </table:table-cell>
          <table:table-cell office:value-type="float" office:value="43.6977" calcext:value-type="float">
            <text:p>43.6977</text:p>
          </table:table-cell>
        </table:table-row>
        <table:table-row table:style-name="ro1">
          <table:table-cell office:value-type="float" office:value="486747" calcext:value-type="float">
            <text:p>486747</text:p>
          </table:table-cell>
          <table:table-cell office:value-type="float" office:value="0.227631" calcext:value-type="float">
            <text:p>0.227631</text:p>
          </table:table-cell>
          <table:table-cell office:value-type="float" office:value="272449" calcext:value-type="float">
            <text:p>272449</text:p>
          </table:table-cell>
          <table:table-cell office:value-type="float" office:value="5.01438" calcext:value-type="float">
            <text:p>5.01438</text:p>
          </table:table-cell>
          <table:table-cell office:value-type="float" office:value="272656" calcext:value-type="float">
            <text:p>272656</text:p>
          </table:table-cell>
          <table:table-cell office:value-type="float" office:value="43.6675" calcext:value-type="float">
            <text:p>43.6675</text:p>
          </table:table-cell>
        </table:table-row>
        <table:table-row table:style-name="ro1">
          <table:table-cell office:value-type="float" office:value="488343" calcext:value-type="float">
            <text:p>488343</text:p>
          </table:table-cell>
          <table:table-cell office:value-type="float" office:value="0.227141" calcext:value-type="float">
            <text:p>0.227141</text:p>
          </table:table-cell>
          <table:table-cell office:value-type="float" office:value="273341" calcext:value-type="float">
            <text:p>273341</text:p>
          </table:table-cell>
          <table:table-cell office:value-type="float" office:value="5.01491" calcext:value-type="float">
            <text:p>5.01491</text:p>
          </table:table-cell>
          <table:table-cell office:value-type="float" office:value="273550" calcext:value-type="float">
            <text:p>273550</text:p>
          </table:table-cell>
          <table:table-cell office:value-type="float" office:value="43.6315" calcext:value-type="float">
            <text:p>43.6315</text:p>
          </table:table-cell>
        </table:table-row>
        <table:table-row table:style-name="ro1">
          <table:table-cell office:value-type="float" office:value="489939" calcext:value-type="float">
            <text:p>489939</text:p>
          </table:table-cell>
          <table:table-cell office:value-type="float" office:value="0.226773" calcext:value-type="float">
            <text:p>0.226773</text:p>
          </table:table-cell>
          <table:table-cell office:value-type="float" office:value="274233" calcext:value-type="float">
            <text:p>274233</text:p>
          </table:table-cell>
          <table:table-cell office:value-type="float" office:value="5.01459" calcext:value-type="float">
            <text:p>5.01459</text:p>
          </table:table-cell>
          <table:table-cell office:value-type="float" office:value="274441" calcext:value-type="float">
            <text:p>274441</text:p>
          </table:table-cell>
          <table:table-cell office:value-type="float" office:value="43.6306" calcext:value-type="float">
            <text:p>43.6306</text:p>
          </table:table-cell>
        </table:table-row>
        <table:table-row table:style-name="ro1">
          <table:table-cell office:value-type="float" office:value="491535" calcext:value-type="float">
            <text:p>491535</text:p>
          </table:table-cell>
          <table:table-cell office:value-type="float" office:value="0.226427" calcext:value-type="float">
            <text:p>0.226427</text:p>
          </table:table-cell>
          <table:table-cell office:value-type="float" office:value="275122" calcext:value-type="float">
            <text:p>275122</text:p>
          </table:table-cell>
          <table:table-cell office:value-type="float" office:value="5.01012" calcext:value-type="float">
            <text:p>5.01012</text:p>
          </table:table-cell>
          <table:table-cell office:value-type="float" office:value="275330" calcext:value-type="float">
            <text:p>275330</text:p>
          </table:table-cell>
          <table:table-cell office:value-type="float" office:value="43.6951" calcext:value-type="float">
            <text:p>43.6951</text:p>
          </table:table-cell>
        </table:table-row>
        <table:table-row table:style-name="ro1">
          <table:table-cell office:value-type="float" office:value="493131" calcext:value-type="float">
            <text:p>493131</text:p>
          </table:table-cell>
          <table:table-cell office:value-type="float" office:value="0.226282" calcext:value-type="float">
            <text:p>0.226282</text:p>
          </table:table-cell>
          <table:table-cell office:value-type="float" office:value="276013" calcext:value-type="float">
            <text:p>276013</text:p>
          </table:table-cell>
          <table:table-cell office:value-type="float" office:value="5.00596" calcext:value-type="float">
            <text:p>5.00596</text:p>
          </table:table-cell>
          <table:table-cell office:value-type="float" office:value="276271" calcext:value-type="float">
            <text:p>276271</text:p>
          </table:table-cell>
          <table:table-cell office:value-type="float" office:value="43.6835" calcext:value-type="float">
            <text:p>43.6835</text:p>
          </table:table-cell>
        </table:table-row>
        <table:table-row table:style-name="ro1">
          <table:table-cell office:value-type="float" office:value="494724" calcext:value-type="float">
            <text:p>494724</text:p>
          </table:table-cell>
          <table:table-cell office:value-type="float" office:value="0.226224" calcext:value-type="float">
            <text:p>0.226224</text:p>
          </table:table-cell>
          <table:table-cell office:value-type="float" office:value="276902" calcext:value-type="float">
            <text:p>276902</text:p>
          </table:table-cell>
          <table:table-cell office:value-type="float" office:value="5.00462" calcext:value-type="float">
            <text:p>5.00462</text:p>
          </table:table-cell>
          <table:table-cell office:value-type="float" office:value="277171" calcext:value-type="float">
            <text:p>277171</text:p>
          </table:table-cell>
          <table:table-cell office:value-type="float" office:value="43.6885" calcext:value-type="float">
            <text:p>43.6885</text:p>
          </table:table-cell>
        </table:table-row>
        <table:table-row table:style-name="ro1">
          <table:table-cell office:value-type="float" office:value="496331" calcext:value-type="float">
            <text:p>496331</text:p>
          </table:table-cell>
          <table:table-cell office:value-type="float" office:value="0.225977" calcext:value-type="float">
            <text:p>0.225977</text:p>
          </table:table-cell>
          <table:table-cell office:value-type="float" office:value="277793" calcext:value-type="float">
            <text:p>277793</text:p>
          </table:table-cell>
          <table:table-cell office:value-type="float" office:value="5.00136" calcext:value-type="float">
            <text:p>5.00136</text:p>
          </table:table-cell>
          <table:table-cell office:value-type="float" office:value="278068" calcext:value-type="float">
            <text:p>278068</text:p>
          </table:table-cell>
          <table:table-cell office:value-type="float" office:value="43.6775" calcext:value-type="float">
            <text:p>43.6775</text:p>
          </table:table-cell>
        </table:table-row>
        <table:table-row table:style-name="ro1">
          <table:table-cell office:value-type="float" office:value="497919" calcext:value-type="float">
            <text:p>497919</text:p>
          </table:table-cell>
          <table:table-cell office:value-type="float" office:value="0.225605" calcext:value-type="float">
            <text:p>0.225605</text:p>
          </table:table-cell>
          <table:table-cell office:value-type="float" office:value="278683" calcext:value-type="float">
            <text:p>278683</text:p>
          </table:table-cell>
          <table:table-cell office:value-type="float" office:value="4.99137" calcext:value-type="float">
            <text:p>4.99137</text:p>
          </table:table-cell>
          <table:table-cell office:value-type="float" office:value="278982" calcext:value-type="float">
            <text:p>278982</text:p>
          </table:table-cell>
          <table:table-cell office:value-type="float" office:value="43.7854" calcext:value-type="float">
            <text:p>43.7854</text:p>
          </table:table-cell>
        </table:table-row>
        <table:table-row table:style-name="ro1">
          <table:table-cell office:value-type="float" office:value="499502" calcext:value-type="float">
            <text:p>499502</text:p>
          </table:table-cell>
          <table:table-cell office:value-type="float" office:value="0.225215" calcext:value-type="float">
            <text:p>0.225215</text:p>
          </table:table-cell>
          <table:table-cell office:value-type="float" office:value="279573" calcext:value-type="float">
            <text:p>279573</text:p>
          </table:table-cell>
          <table:table-cell office:value-type="float" office:value="4.98977" calcext:value-type="float">
            <text:p>4.98977</text:p>
          </table:table-cell>
          <table:table-cell office:value-type="float" office:value="279904" calcext:value-type="float">
            <text:p>279904</text:p>
          </table:table-cell>
          <table:table-cell office:value-type="float" office:value="43.8042" calcext:value-type="float">
            <text:p>43.8042</text:p>
          </table:table-cell>
        </table:table-row>
        <table:table-row table:style-name="ro1">
          <table:table-cell office:value-type="float" office:value="501082" calcext:value-type="float">
            <text:p>501082</text:p>
          </table:table-cell>
          <table:table-cell office:value-type="float" office:value="0.224942" calcext:value-type="float">
            <text:p>0.224942</text:p>
          </table:table-cell>
          <table:table-cell office:value-type="float" office:value="280467" calcext:value-type="float">
            <text:p>280467</text:p>
          </table:table-cell>
          <table:table-cell office:value-type="float" office:value="4.98497" calcext:value-type="float">
            <text:p>4.98497</text:p>
          </table:table-cell>
          <table:table-cell office:value-type="float" office:value="280816" calcext:value-type="float">
            <text:p>280816</text:p>
          </table:table-cell>
          <table:table-cell office:value-type="float" office:value="43.8001" calcext:value-type="float">
            <text:p>43.8001</text:p>
          </table:table-cell>
        </table:table-row>
        <table:table-row table:style-name="ro1">
          <table:table-cell office:value-type="float" office:value="502662" calcext:value-type="float">
            <text:p>502662</text:p>
          </table:table-cell>
          <table:table-cell office:value-type="float" office:value="0.224377" calcext:value-type="float">
            <text:p>0.224377</text:p>
          </table:table-cell>
          <table:table-cell office:value-type="float" office:value="281361" calcext:value-type="float">
            <text:p>281361</text:p>
          </table:table-cell>
          <table:table-cell office:value-type="float" office:value="4.97912" calcext:value-type="float">
            <text:p>4.97912</text:p>
          </table:table-cell>
          <table:table-cell office:value-type="float" office:value="281725" calcext:value-type="float">
            <text:p>281725</text:p>
          </table:table-cell>
          <table:table-cell office:value-type="float" office:value="43.8142" calcext:value-type="float">
            <text:p>43.8142</text:p>
          </table:table-cell>
        </table:table-row>
        <table:table-row table:style-name="ro1">
          <table:table-cell office:value-type="float" office:value="504239" calcext:value-type="float">
            <text:p>504239</text:p>
          </table:table-cell>
          <table:table-cell office:value-type="float" office:value="0.22406" calcext:value-type="float">
            <text:p>0.22406</text:p>
          </table:table-cell>
          <table:table-cell office:value-type="float" office:value="282249" calcext:value-type="float">
            <text:p>282249</text:p>
          </table:table-cell>
          <table:table-cell office:value-type="float" office:value="4.97472" calcext:value-type="float">
            <text:p>4.97472</text:p>
          </table:table-cell>
          <table:table-cell office:value-type="float" office:value="282634" calcext:value-type="float">
            <text:p>282634</text:p>
          </table:table-cell>
          <table:table-cell office:value-type="float" office:value="43.8588" calcext:value-type="float">
            <text:p>43.8588</text:p>
          </table:table-cell>
        </table:table-row>
        <table:table-row table:style-name="ro1">
          <table:table-cell office:value-type="float" office:value="505818" calcext:value-type="float">
            <text:p>505818</text:p>
          </table:table-cell>
          <table:table-cell office:value-type="float" office:value="0.22441" calcext:value-type="float">
            <text:p>0.22441</text:p>
          </table:table-cell>
          <table:table-cell office:value-type="float" office:value="283141" calcext:value-type="float">
            <text:p>283141</text:p>
          </table:table-cell>
          <table:table-cell office:value-type="float" office:value="4.96984" calcext:value-type="float">
            <text:p>4.96984</text:p>
          </table:table-cell>
          <table:table-cell office:value-type="float" office:value="283529" calcext:value-type="float">
            <text:p>283529</text:p>
          </table:table-cell>
          <table:table-cell office:value-type="float" office:value="43.8965" calcext:value-type="float">
            <text:p>43.8965</text:p>
          </table:table-cell>
        </table:table-row>
        <table:table-row table:style-name="ro1">
          <table:table-cell office:value-type="float" office:value="507397" calcext:value-type="float">
            <text:p>507397</text:p>
          </table:table-cell>
          <table:table-cell office:value-type="float" office:value="0.224121" calcext:value-type="float">
            <text:p>0.224121</text:p>
          </table:table-cell>
          <table:table-cell office:value-type="float" office:value="284030" calcext:value-type="float">
            <text:p>284030</text:p>
          </table:table-cell>
          <table:table-cell office:value-type="float" office:value="4.96884" calcext:value-type="float">
            <text:p>4.96884</text:p>
          </table:table-cell>
          <table:table-cell office:value-type="float" office:value="284416" calcext:value-type="float">
            <text:p>284416</text:p>
          </table:table-cell>
          <table:table-cell office:value-type="float" office:value="43.8872" calcext:value-type="float">
            <text:p>43.8872</text:p>
          </table:table-cell>
        </table:table-row>
        <table:table-row table:style-name="ro1">
          <table:table-cell office:value-type="float" office:value="508975" calcext:value-type="float">
            <text:p>508975</text:p>
          </table:table-cell>
          <table:table-cell office:value-type="float" office:value="0.224001" calcext:value-type="float">
            <text:p>0.224001</text:p>
          </table:table-cell>
          <table:table-cell office:value-type="float" office:value="284922" calcext:value-type="float">
            <text:p>284922</text:p>
          </table:table-cell>
          <table:table-cell office:value-type="float" office:value="4.96451" calcext:value-type="float">
            <text:p>4.96451</text:p>
          </table:table-cell>
          <table:table-cell office:value-type="float" office:value="285334" calcext:value-type="float">
            <text:p>285334</text:p>
          </table:table-cell>
          <table:table-cell office:value-type="float" office:value="43.901" calcext:value-type="float">
            <text:p>43.901</text:p>
          </table:table-cell>
        </table:table-row>
        <table:table-row table:style-name="ro1">
          <table:table-cell office:value-type="float" office:value="510554" calcext:value-type="float">
            <text:p>510554</text:p>
          </table:table-cell>
          <table:table-cell office:value-type="float" office:value="0.224336" calcext:value-type="float">
            <text:p>0.224336</text:p>
          </table:table-cell>
          <table:table-cell office:value-type="float" office:value="285812" calcext:value-type="float">
            <text:p>285812</text:p>
          </table:table-cell>
          <table:table-cell office:value-type="float" office:value="4.96069" calcext:value-type="float">
            <text:p>4.96069</text:p>
          </table:table-cell>
          <table:table-cell office:value-type="float" office:value="286241" calcext:value-type="float">
            <text:p>286241</text:p>
          </table:table-cell>
          <table:table-cell office:value-type="float" office:value="43.9393" calcext:value-type="float">
            <text:p>43.9393</text:p>
          </table:table-cell>
        </table:table-row>
        <table:table-row table:style-name="ro1">
          <table:table-cell office:value-type="float" office:value="512158" calcext:value-type="float">
            <text:p>512158</text:p>
          </table:table-cell>
          <table:table-cell office:value-type="float" office:value="0.22458" calcext:value-type="float">
            <text:p>0.22458</text:p>
          </table:table-cell>
          <table:table-cell office:value-type="float" office:value="286700" calcext:value-type="float">
            <text:p>286700</text:p>
          </table:table-cell>
          <table:table-cell office:value-type="float" office:value="4.9577" calcext:value-type="float">
            <text:p>4.9577</text:p>
          </table:table-cell>
          <table:table-cell office:value-type="float" office:value="287130" calcext:value-type="float">
            <text:p>287130</text:p>
          </table:table-cell>
          <table:table-cell office:value-type="float" office:value="43.9328" calcext:value-type="float">
            <text:p>43.9328</text:p>
          </table:table-cell>
        </table:table-row>
        <table:table-row table:style-name="ro1">
          <table:table-cell office:value-type="float" office:value="513749" calcext:value-type="float">
            <text:p>513749</text:p>
          </table:table-cell>
          <table:table-cell office:value-type="float" office:value="0.225113" calcext:value-type="float">
            <text:p>0.225113</text:p>
          </table:table-cell>
          <table:table-cell office:value-type="float" office:value="287594" calcext:value-type="float">
            <text:p>287594</text:p>
          </table:table-cell>
          <table:table-cell office:value-type="float" office:value="4.95334" calcext:value-type="float">
            <text:p>4.95334</text:p>
          </table:table-cell>
          <table:table-cell office:value-type="float" office:value="288009" calcext:value-type="float">
            <text:p>288009</text:p>
          </table:table-cell>
          <table:table-cell office:value-type="float" office:value="43.9689" calcext:value-type="float">
            <text:p>43.9689</text:p>
          </table:table-cell>
        </table:table-row>
        <table:table-row table:style-name="ro1">
          <table:table-cell office:value-type="float" office:value="515344" calcext:value-type="float">
            <text:p>515344</text:p>
          </table:table-cell>
          <table:table-cell office:value-type="float" office:value="0.225359" calcext:value-type="float">
            <text:p>0.225359</text:p>
          </table:table-cell>
          <table:table-cell office:value-type="float" office:value="288484" calcext:value-type="float">
            <text:p>288484</text:p>
          </table:table-cell>
          <table:table-cell office:value-type="float" office:value="4.94896" calcext:value-type="float">
            <text:p>4.94896</text:p>
          </table:table-cell>
          <table:table-cell office:value-type="float" office:value="288885" calcext:value-type="float">
            <text:p>288885</text:p>
          </table:table-cell>
          <table:table-cell office:value-type="float" office:value="43.9725" calcext:value-type="float">
            <text:p>43.9725</text:p>
          </table:table-cell>
        </table:table-row>
        <table:table-row table:style-name="ro1">
          <table:table-cell office:value-type="float" office:value="516940" calcext:value-type="float">
            <text:p>516940</text:p>
          </table:table-cell>
          <table:table-cell office:value-type="float" office:value="0.225689" calcext:value-type="float">
            <text:p>0.225689</text:p>
          </table:table-cell>
          <table:table-cell office:value-type="float" office:value="289376" calcext:value-type="float">
            <text:p>289376</text:p>
          </table:table-cell>
          <table:table-cell office:value-type="float" office:value="4.94527" calcext:value-type="float">
            <text:p>4.94527</text:p>
          </table:table-cell>
          <table:table-cell office:value-type="float" office:value="289761" calcext:value-type="float">
            <text:p>289761</text:p>
          </table:table-cell>
          <table:table-cell office:value-type="float" office:value="43.9918" calcext:value-type="float">
            <text:p>43.9918</text:p>
          </table:table-cell>
        </table:table-row>
        <table:table-row table:style-name="ro1">
          <table:table-cell office:value-type="float" office:value="518537" calcext:value-type="float">
            <text:p>518537</text:p>
          </table:table-cell>
          <table:table-cell office:value-type="float" office:value="0.226411" calcext:value-type="float">
            <text:p>0.226411</text:p>
          </table:table-cell>
          <table:table-cell office:value-type="float" office:value="290265" calcext:value-type="float">
            <text:p>290265</text:p>
          </table:table-cell>
          <table:table-cell office:value-type="float" office:value="4.94062" calcext:value-type="float">
            <text:p>4.94062</text:p>
          </table:table-cell>
          <table:table-cell office:value-type="float" office:value="290641" calcext:value-type="float">
            <text:p>290641</text:p>
          </table:table-cell>
          <table:table-cell office:value-type="float" office:value="43.9913" calcext:value-type="float">
            <text:p>43.9913</text:p>
          </table:table-cell>
        </table:table-row>
        <table:table-row table:style-name="ro1">
          <table:table-cell office:value-type="float" office:value="520127" calcext:value-type="float">
            <text:p>520127</text:p>
          </table:table-cell>
          <table:table-cell office:value-type="float" office:value="0.226954" calcext:value-type="float">
            <text:p>0.226954</text:p>
          </table:table-cell>
          <table:table-cell office:value-type="float" office:value="291154" calcext:value-type="float">
            <text:p>291154</text:p>
          </table:table-cell>
          <table:table-cell office:value-type="float" office:value="4.93801" calcext:value-type="float">
            <text:p>4.93801</text:p>
          </table:table-cell>
          <table:table-cell office:value-type="float" office:value="291521" calcext:value-type="float">
            <text:p>291521</text:p>
          </table:table-cell>
          <table:table-cell office:value-type="float" office:value="43.975" calcext:value-type="float">
            <text:p>43.975</text:p>
          </table:table-cell>
        </table:table-row>
        <table:table-row table:style-name="ro1">
          <table:table-cell office:value-type="float" office:value="521713" calcext:value-type="float">
            <text:p>521713</text:p>
          </table:table-cell>
          <table:table-cell office:value-type="float" office:value="0.227461" calcext:value-type="float">
            <text:p>0.227461</text:p>
          </table:table-cell>
          <table:table-cell office:value-type="float" office:value="292045" calcext:value-type="float">
            <text:p>292045</text:p>
          </table:table-cell>
          <table:table-cell office:value-type="float" office:value="4.93561" calcext:value-type="float">
            <text:p>4.93561</text:p>
          </table:table-cell>
          <table:table-cell office:value-type="float" office:value="292399" calcext:value-type="float">
            <text:p>292399</text:p>
          </table:table-cell>
          <table:table-cell office:value-type="float" office:value="43.9628" calcext:value-type="float">
            <text:p>43.9628</text:p>
          </table:table-cell>
        </table:table-row>
        <table:table-row table:style-name="ro1">
          <table:table-cell office:value-type="float" office:value="523311" calcext:value-type="float">
            <text:p>523311</text:p>
          </table:table-cell>
          <table:table-cell office:value-type="float" office:value="0.227705" calcext:value-type="float">
            <text:p>0.227705</text:p>
          </table:table-cell>
          <table:table-cell office:value-type="float" office:value="292936" calcext:value-type="float">
            <text:p>292936</text:p>
          </table:table-cell>
          <table:table-cell office:value-type="float" office:value="4.93211" calcext:value-type="float">
            <text:p>4.93211</text:p>
          </table:table-cell>
          <table:table-cell office:value-type="float" office:value="293281" calcext:value-type="float">
            <text:p>293281</text:p>
          </table:table-cell>
          <table:table-cell office:value-type="float" office:value="43.961" calcext:value-type="float">
            <text:p>43.961</text:p>
          </table:table-cell>
        </table:table-row>
        <table:table-row table:style-name="ro1">
          <table:table-cell office:value-type="float" office:value="524895" calcext:value-type="float">
            <text:p>524895</text:p>
          </table:table-cell>
          <table:table-cell office:value-type="float" office:value="0.227774" calcext:value-type="float">
            <text:p>0.227774</text:p>
          </table:table-cell>
          <table:table-cell office:value-type="float" office:value="293826" calcext:value-type="float">
            <text:p>293826</text:p>
          </table:table-cell>
          <table:table-cell office:value-type="float" office:value="4.9278" calcext:value-type="float">
            <text:p>4.9278</text:p>
          </table:table-cell>
          <table:table-cell office:value-type="float" office:value="294159" calcext:value-type="float">
            <text:p>294159</text:p>
          </table:table-cell>
          <table:table-cell office:value-type="float" office:value="44.0092" calcext:value-type="float">
            <text:p>44.0092</text:p>
          </table:table-cell>
        </table:table-row>
        <table:table-row table:style-name="ro1">
          <table:table-cell office:value-type="float" office:value="526500" calcext:value-type="float">
            <text:p>526500</text:p>
          </table:table-cell>
          <table:table-cell office:value-type="float" office:value="0.228038" calcext:value-type="float">
            <text:p>0.228038</text:p>
          </table:table-cell>
          <table:table-cell office:value-type="float" office:value="294716" calcext:value-type="float">
            <text:p>294716</text:p>
          </table:table-cell>
          <table:table-cell office:value-type="float" office:value="4.92508" calcext:value-type="float">
            <text:p>4.92508</text:p>
          </table:table-cell>
          <table:table-cell office:value-type="float" office:value="295037" calcext:value-type="float">
            <text:p>295037</text:p>
          </table:table-cell>
          <table:table-cell office:value-type="float" office:value="44.014" calcext:value-type="float">
            <text:p>44.014</text:p>
          </table:table-cell>
        </table:table-row>
        <table:table-row table:style-name="ro1">
          <table:table-cell office:value-type="float" office:value="528104" calcext:value-type="float">
            <text:p>528104</text:p>
          </table:table-cell>
          <table:table-cell office:value-type="float" office:value="0.228118" calcext:value-type="float">
            <text:p>0.228118</text:p>
          </table:table-cell>
          <table:table-cell office:value-type="float" office:value="295606" calcext:value-type="float">
            <text:p>295606</text:p>
          </table:table-cell>
          <table:table-cell office:value-type="float" office:value="4.9212" calcext:value-type="float">
            <text:p>4.9212</text:p>
          </table:table-cell>
          <table:table-cell office:value-type="float" office:value="295911" calcext:value-type="float">
            <text:p>295911</text:p>
          </table:table-cell>
          <table:table-cell office:value-type="float" office:value="44.0305" calcext:value-type="float">
            <text:p>44.0305</text:p>
          </table:table-cell>
        </table:table-row>
        <table:table-row table:style-name="ro1">
          <table:table-cell office:value-type="float" office:value="529704" calcext:value-type="float">
            <text:p>529704</text:p>
          </table:table-cell>
          <table:table-cell office:value-type="float" office:value="0.228066" calcext:value-type="float">
            <text:p>0.228066</text:p>
          </table:table-cell>
          <table:table-cell office:value-type="float" office:value="296495" calcext:value-type="float">
            <text:p>296495</text:p>
          </table:table-cell>
          <table:table-cell office:value-type="float" office:value="4.91905" calcext:value-type="float">
            <text:p>4.91905</text:p>
          </table:table-cell>
          <table:table-cell office:value-type="float" office:value="296790" calcext:value-type="float">
            <text:p>296790</text:p>
          </table:table-cell>
          <table:table-cell office:value-type="float" office:value="44.1426" calcext:value-type="float">
            <text:p>44.1426</text:p>
          </table:table-cell>
        </table:table-row>
        <table:table-row table:style-name="ro1">
          <table:table-cell office:value-type="float" office:value="531297" calcext:value-type="float">
            <text:p>531297</text:p>
          </table:table-cell>
          <table:table-cell office:value-type="float" office:value="0.22782" calcext:value-type="float">
            <text:p>0.22782</text:p>
          </table:table-cell>
          <table:table-cell office:value-type="float" office:value="297386" calcext:value-type="float">
            <text:p>297386</text:p>
          </table:table-cell>
          <table:table-cell office:value-type="float" office:value="4.91657" calcext:value-type="float">
            <text:p>4.91657</text:p>
          </table:table-cell>
          <table:table-cell office:value-type="float" office:value="297667" calcext:value-type="float">
            <text:p>297667</text:p>
          </table:table-cell>
          <table:table-cell office:value-type="float" office:value="44.1529" calcext:value-type="float">
            <text:p>44.1529</text:p>
          </table:table-cell>
        </table:table-row>
        <table:table-row table:style-name="ro1">
          <table:table-cell office:value-type="float" office:value="532892" calcext:value-type="float">
            <text:p>532892</text:p>
          </table:table-cell>
          <table:table-cell office:value-type="float" office:value="0.227441" calcext:value-type="float">
            <text:p>0.227441</text:p>
          </table:table-cell>
          <table:table-cell office:value-type="float" office:value="298277" calcext:value-type="float">
            <text:p>298277</text:p>
          </table:table-cell>
          <table:table-cell office:value-type="float" office:value="4.91276" calcext:value-type="float">
            <text:p>4.91276</text:p>
          </table:table-cell>
          <table:table-cell office:value-type="float" office:value="298545" calcext:value-type="float">
            <text:p>298545</text:p>
          </table:table-cell>
          <table:table-cell office:value-type="float" office:value="44.1455" calcext:value-type="float">
            <text:p>44.1455</text:p>
          </table:table-cell>
        </table:table-row>
        <table:table-row table:style-name="ro1">
          <table:table-cell office:value-type="float" office:value="534489" calcext:value-type="float">
            <text:p>534489</text:p>
          </table:table-cell>
          <table:table-cell office:value-type="float" office:value="0.227061" calcext:value-type="float">
            <text:p>0.227061</text:p>
          </table:table-cell>
          <table:table-cell office:value-type="float" office:value="299170" calcext:value-type="float">
            <text:p>299170</text:p>
          </table:table-cell>
          <table:table-cell office:value-type="float" office:value="4.90999" calcext:value-type="float">
            <text:p>4.90999</text:p>
          </table:table-cell>
          <table:table-cell office:value-type="float" office:value="299422" calcext:value-type="float">
            <text:p>299422</text:p>
          </table:table-cell>
          <table:table-cell office:value-type="float" office:value="44.1457" calcext:value-type="float">
            <text:p>44.1457</text:p>
          </table:table-cell>
        </table:table-row>
        <table:table-row table:style-name="ro1">
          <table:table-cell office:value-type="float" office:value="536080" calcext:value-type="float">
            <text:p>536080</text:p>
          </table:table-cell>
          <table:table-cell office:value-type="float" office:value="0.22623" calcext:value-type="float">
            <text:p>0.22623</text:p>
          </table:table-cell>
          <table:table-cell office:value-type="float" office:value="300061" calcext:value-type="float">
            <text:p>300061</text:p>
          </table:table-cell>
          <table:table-cell office:value-type="float" office:value="4.90593" calcext:value-type="float">
            <text:p>4.90593</text:p>
          </table:table-cell>
          <table:table-cell office:value-type="float" office:value="300301" calcext:value-type="float">
            <text:p>300301</text:p>
          </table:table-cell>
          <table:table-cell office:value-type="float" office:value="44.1734" calcext:value-type="float">
            <text:p>44.1734</text:p>
          </table:table-cell>
        </table:table-row>
        <table:table-row table:style-name="ro1">
          <table:table-cell office:value-type="float" office:value="537671" calcext:value-type="float">
            <text:p>537671</text:p>
          </table:table-cell>
          <table:table-cell office:value-type="float" office:value="0.225462" calcext:value-type="float">
            <text:p>0.225462</text:p>
          </table:table-cell>
          <table:table-cell office:value-type="float" office:value="300951" calcext:value-type="float">
            <text:p>300951</text:p>
          </table:table-cell>
          <table:table-cell office:value-type="float" office:value="4.90324" calcext:value-type="float">
            <text:p>4.90324</text:p>
          </table:table-cell>
          <table:table-cell office:value-type="float" office:value="301176" calcext:value-type="float">
            <text:p>301176</text:p>
          </table:table-cell>
          <table:table-cell office:value-type="float" office:value="44.1576" calcext:value-type="float">
            <text:p>44.1576</text:p>
          </table:table-cell>
        </table:table-row>
        <table:table-row table:style-name="ro1">
          <table:table-cell office:value-type="float" office:value="539262" calcext:value-type="float">
            <text:p>539262</text:p>
          </table:table-cell>
          <table:table-cell office:value-type="float" office:value="0.224596" calcext:value-type="float">
            <text:p>0.224596</text:p>
          </table:table-cell>
          <table:table-cell office:value-type="float" office:value="301839" calcext:value-type="float">
            <text:p>301839</text:p>
          </table:table-cell>
          <table:table-cell office:value-type="float" office:value="4.90516" calcext:value-type="float">
            <text:p>4.90516</text:p>
          </table:table-cell>
          <table:table-cell office:value-type="float" office:value="302067" calcext:value-type="float">
            <text:p>302067</text:p>
          </table:table-cell>
          <table:table-cell office:value-type="float" office:value="44.1926" calcext:value-type="float">
            <text:p>44.1926</text:p>
          </table:table-cell>
        </table:table-row>
        <table:table-row table:style-name="ro1">
          <table:table-cell office:value-type="float" office:value="540860" calcext:value-type="float">
            <text:p>540860</text:p>
          </table:table-cell>
          <table:table-cell office:value-type="float" office:value="0.223307" calcext:value-type="float">
            <text:p>0.223307</text:p>
          </table:table-cell>
          <table:table-cell office:value-type="float" office:value="302727" calcext:value-type="float">
            <text:p>302727</text:p>
          </table:table-cell>
          <table:table-cell office:value-type="float" office:value="4.89885" calcext:value-type="float">
            <text:p>4.89885</text:p>
          </table:table-cell>
          <table:table-cell office:value-type="float" office:value="302954" calcext:value-type="float">
            <text:p>302954</text:p>
          </table:table-cell>
          <table:table-cell office:value-type="float" office:value="44.1955" calcext:value-type="float">
            <text:p>44.1955</text:p>
          </table:table-cell>
        </table:table-row>
        <table:table-row table:style-name="ro1">
          <table:table-cell office:value-type="float" office:value="542439" calcext:value-type="float">
            <text:p>542439</text:p>
          </table:table-cell>
          <table:table-cell office:value-type="float" office:value="0.222619" calcext:value-type="float">
            <text:p>0.222619</text:p>
          </table:table-cell>
          <table:table-cell office:value-type="float" office:value="303615" calcext:value-type="float">
            <text:p>303615</text:p>
          </table:table-cell>
          <table:table-cell office:value-type="float" office:value="4.8966" calcext:value-type="float">
            <text:p>4.8966</text:p>
          </table:table-cell>
          <table:table-cell office:value-type="float" office:value="303863" calcext:value-type="float">
            <text:p>303863</text:p>
          </table:table-cell>
          <table:table-cell office:value-type="float" office:value="44.1921" calcext:value-type="float">
            <text:p>44.1921</text:p>
          </table:table-cell>
        </table:table-row>
        <table:table-row table:style-name="ro1">
          <table:table-cell office:value-type="float" office:value="544019" calcext:value-type="float">
            <text:p>544019</text:p>
          </table:table-cell>
          <table:table-cell office:value-type="float" office:value="0.221736" calcext:value-type="float">
            <text:p>0.221736</text:p>
          </table:table-cell>
          <table:table-cell office:value-type="float" office:value="304506" calcext:value-type="float">
            <text:p>304506</text:p>
          </table:table-cell>
          <table:table-cell office:value-type="float" office:value="4.89362" calcext:value-type="float">
            <text:p>4.89362</text:p>
          </table:table-cell>
          <table:table-cell office:value-type="float" office:value="304755" calcext:value-type="float">
            <text:p>304755</text:p>
          </table:table-cell>
          <table:table-cell office:value-type="float" office:value="44.1936" calcext:value-type="float">
            <text:p>44.1936</text:p>
          </table:table-cell>
        </table:table-row>
        <table:table-row table:style-name="ro1">
          <table:table-cell office:value-type="float" office:value="545602" calcext:value-type="float">
            <text:p>545602</text:p>
          </table:table-cell>
          <table:table-cell office:value-type="float" office:value="0.220957" calcext:value-type="float">
            <text:p>0.220957</text:p>
          </table:table-cell>
          <table:table-cell office:value-type="float" office:value="305395" calcext:value-type="float">
            <text:p>305395</text:p>
          </table:table-cell>
          <table:table-cell office:value-type="float" office:value="4.90219" calcext:value-type="float">
            <text:p>4.90219</text:p>
          </table:table-cell>
          <table:table-cell office:value-type="float" office:value="305652" calcext:value-type="float">
            <text:p>305652</text:p>
          </table:table-cell>
          <table:table-cell office:value-type="float" office:value="44.1894" calcext:value-type="float">
            <text:p>44.1894</text:p>
          </table:table-cell>
        </table:table-row>
        <table:table-row table:style-name="ro1">
          <table:table-cell office:value-type="float" office:value="547179" calcext:value-type="float">
            <text:p>547179</text:p>
          </table:table-cell>
          <table:table-cell office:value-type="float" office:value="0.22018" calcext:value-type="float">
            <text:p>0.22018</text:p>
          </table:table-cell>
          <table:table-cell office:value-type="float" office:value="306287" calcext:value-type="float">
            <text:p>306287</text:p>
          </table:table-cell>
          <table:table-cell office:value-type="float" office:value="4.89849" calcext:value-type="float">
            <text:p>4.89849</text:p>
          </table:table-cell>
          <table:table-cell office:value-type="float" office:value="306539" calcext:value-type="float">
            <text:p>306539</text:p>
          </table:table-cell>
          <table:table-cell office:value-type="float" office:value="44.2166" calcext:value-type="float">
            <text:p>44.2166</text:p>
          </table:table-cell>
        </table:table-row>
        <table:table-row table:style-name="ro1">
          <table:table-cell office:value-type="float" office:value="548756" calcext:value-type="float">
            <text:p>548756</text:p>
          </table:table-cell>
          <table:table-cell office:value-type="float" office:value="0.219376" calcext:value-type="float">
            <text:p>0.219376</text:p>
          </table:table-cell>
          <table:table-cell office:value-type="float" office:value="307180" calcext:value-type="float">
            <text:p>307180</text:p>
          </table:table-cell>
          <table:table-cell office:value-type="float" office:value="4.89363" calcext:value-type="float">
            <text:p>4.89363</text:p>
          </table:table-cell>
          <table:table-cell office:value-type="float" office:value="307431" calcext:value-type="float">
            <text:p>307431</text:p>
          </table:table-cell>
          <table:table-cell office:value-type="float" office:value="44.2422" calcext:value-type="float">
            <text:p>44.2422</text:p>
          </table:table-cell>
        </table:table-row>
        <table:table-row table:style-name="ro1">
          <table:table-cell office:value-type="float" office:value="550334" calcext:value-type="float">
            <text:p>550334</text:p>
          </table:table-cell>
          <table:table-cell office:value-type="float" office:value="0.218537" calcext:value-type="float">
            <text:p>0.218537</text:p>
          </table:table-cell>
          <table:table-cell office:value-type="float" office:value="308073" calcext:value-type="float">
            <text:p>308073</text:p>
          </table:table-cell>
          <table:table-cell office:value-type="float" office:value="4.88943" calcext:value-type="float">
            <text:p>4.88943</text:p>
          </table:table-cell>
          <table:table-cell office:value-type="float" office:value="308356" calcext:value-type="float">
            <text:p>308356</text:p>
          </table:table-cell>
          <table:table-cell office:value-type="float" office:value="44.2473" calcext:value-type="float">
            <text:p>44.2473</text:p>
          </table:table-cell>
        </table:table-row>
        <table:table-row table:style-name="ro1">
          <table:table-cell office:value-type="float" office:value="551915" calcext:value-type="float">
            <text:p>551915</text:p>
          </table:table-cell>
          <table:table-cell office:value-type="float" office:value="0.217874" calcext:value-type="float">
            <text:p>0.217874</text:p>
          </table:table-cell>
          <table:table-cell office:value-type="float" office:value="308964" calcext:value-type="float">
            <text:p>308964</text:p>
          </table:table-cell>
          <table:table-cell office:value-type="float" office:value="4.88565" calcext:value-type="float">
            <text:p>4.88565</text:p>
          </table:table-cell>
          <table:table-cell office:value-type="float" office:value="309290" calcext:value-type="float">
            <text:p>309290</text:p>
          </table:table-cell>
          <table:table-cell office:value-type="float" office:value="44.2596" calcext:value-type="float">
            <text:p>44.2596</text:p>
          </table:table-cell>
        </table:table-row>
        <table:table-row table:style-name="ro1">
          <table:table-cell office:value-type="float" office:value="553494" calcext:value-type="float">
            <text:p>553494</text:p>
          </table:table-cell>
          <table:table-cell office:value-type="float" office:value="0.21703" calcext:value-type="float">
            <text:p>0.21703</text:p>
          </table:table-cell>
          <table:table-cell office:value-type="float" office:value="309853" calcext:value-type="float">
            <text:p>309853</text:p>
          </table:table-cell>
          <table:table-cell office:value-type="float" office:value="4.88402" calcext:value-type="float">
            <text:p>4.88402</text:p>
          </table:table-cell>
          <table:table-cell office:value-type="float" office:value="310200" calcext:value-type="float">
            <text:p>310200</text:p>
          </table:table-cell>
          <table:table-cell office:value-type="float" office:value="44.2625" calcext:value-type="float">
            <text:p>44.2625</text:p>
          </table:table-cell>
        </table:table-row>
        <table:table-row table:style-name="ro1">
          <table:table-cell office:value-type="float" office:value="555073" calcext:value-type="float">
            <text:p>555073</text:p>
          </table:table-cell>
          <table:table-cell office:value-type="float" office:value="0.216108" calcext:value-type="float">
            <text:p>0.216108</text:p>
          </table:table-cell>
          <table:table-cell office:value-type="float" office:value="310745" calcext:value-type="float">
            <text:p>310745</text:p>
          </table:table-cell>
          <table:table-cell office:value-type="float" office:value="4.87857" calcext:value-type="float">
            <text:p>4.87857</text:p>
          </table:table-cell>
          <table:table-cell office:value-type="float" office:value="311098" calcext:value-type="float">
            <text:p>311098</text:p>
          </table:table-cell>
          <table:table-cell office:value-type="float" office:value="44.2888" calcext:value-type="float">
            <text:p>44.2888</text:p>
          </table:table-cell>
        </table:table-row>
        <table:table-row table:style-name="ro1">
          <table:table-cell office:value-type="float" office:value="556681" calcext:value-type="float">
            <text:p>556681</text:p>
          </table:table-cell>
          <table:table-cell office:value-type="float" office:value="0.215028" calcext:value-type="float">
            <text:p>0.215028</text:p>
          </table:table-cell>
          <table:table-cell office:value-type="float" office:value="311634" calcext:value-type="float">
            <text:p>311634</text:p>
          </table:table-cell>
          <table:table-cell office:value-type="float" office:value="4.8747" calcext:value-type="float">
            <text:p>4.8747</text:p>
          </table:table-cell>
          <table:table-cell office:value-type="float" office:value="311980" calcext:value-type="float">
            <text:p>311980</text:p>
          </table:table-cell>
          <table:table-cell office:value-type="float" office:value="44.2944" calcext:value-type="float">
            <text:p>44.2944</text:p>
          </table:table-cell>
        </table:table-row>
        <table:table-row table:style-name="ro1">
          <table:table-cell office:value-type="float" office:value="558276" calcext:value-type="float">
            <text:p>558276</text:p>
          </table:table-cell>
          <table:table-cell office:value-type="float" office:value="0.213966" calcext:value-type="float">
            <text:p>0.213966</text:p>
          </table:table-cell>
          <table:table-cell office:value-type="float" office:value="312528" calcext:value-type="float">
            <text:p>312528</text:p>
          </table:table-cell>
          <table:table-cell office:value-type="float" office:value="4.86984" calcext:value-type="float">
            <text:p>4.86984</text:p>
          </table:table-cell>
          <table:table-cell office:value-type="float" office:value="312859" calcext:value-type="float">
            <text:p>312859</text:p>
          </table:table-cell>
          <table:table-cell office:value-type="float" office:value="44.3066" calcext:value-type="float">
            <text:p>44.3066</text:p>
          </table:table-cell>
        </table:table-row>
        <table:table-row table:style-name="ro1">
          <table:table-cell office:value-type="float" office:value="559874" calcext:value-type="float">
            <text:p>559874</text:p>
          </table:table-cell>
          <table:table-cell office:value-type="float" office:value="0.212955" calcext:value-type="float">
            <text:p>0.212955</text:p>
          </table:table-cell>
          <table:table-cell office:value-type="float" office:value="313418" calcext:value-type="float">
            <text:p>313418</text:p>
          </table:table-cell>
          <table:table-cell office:value-type="float" office:value="4.86003" calcext:value-type="float">
            <text:p>4.86003</text:p>
          </table:table-cell>
          <table:table-cell office:value-type="float" office:value="313733" calcext:value-type="float">
            <text:p>313733</text:p>
          </table:table-cell>
          <table:table-cell office:value-type="float" office:value="44.3341" calcext:value-type="float">
            <text:p>44.3341</text:p>
          </table:table-cell>
        </table:table-row>
        <table:table-row table:style-name="ro1">
          <table:table-cell office:value-type="float" office:value="561475" calcext:value-type="float">
            <text:p>561475</text:p>
          </table:table-cell>
          <table:table-cell office:value-type="float" office:value="0.212033" calcext:value-type="float">
            <text:p>0.212033</text:p>
          </table:table-cell>
          <table:table-cell office:value-type="float" office:value="314311" calcext:value-type="float">
            <text:p>314311</text:p>
          </table:table-cell>
          <table:table-cell office:value-type="float" office:value="4.85265" calcext:value-type="float">
            <text:p>4.85265</text:p>
          </table:table-cell>
          <table:table-cell office:value-type="float" office:value="314658" calcext:value-type="float">
            <text:p>314658</text:p>
          </table:table-cell>
          <table:table-cell office:value-type="float" office:value="44.3371" calcext:value-type="float">
            <text:p>44.3371</text:p>
          </table:table-cell>
        </table:table-row>
        <table:table-row table:style-name="ro1">
          <table:table-cell office:value-type="float" office:value="563075" calcext:value-type="float">
            <text:p>563075</text:p>
          </table:table-cell>
          <table:table-cell office:value-type="float" office:value="0.211275" calcext:value-type="float">
            <text:p>0.211275</text:p>
          </table:table-cell>
          <table:table-cell office:value-type="float" office:value="315199" calcext:value-type="float">
            <text:p>315199</text:p>
          </table:table-cell>
          <table:table-cell office:value-type="float" office:value="4.8455" calcext:value-type="float">
            <text:p>4.8455</text:p>
          </table:table-cell>
          <table:table-cell office:value-type="float" office:value="315587" calcext:value-type="float">
            <text:p>315587</text:p>
          </table:table-cell>
          <table:table-cell office:value-type="float" office:value="44.3465" calcext:value-type="float">
            <text:p>44.3465</text:p>
          </table:table-cell>
        </table:table-row>
        <table:table-row table:style-name="ro1">
          <table:table-cell office:value-type="float" office:value="564668" calcext:value-type="float">
            <text:p>564668</text:p>
          </table:table-cell>
          <table:table-cell office:value-type="float" office:value="0.210419" calcext:value-type="float">
            <text:p>0.210419</text:p>
          </table:table-cell>
          <table:table-cell office:value-type="float" office:value="316091" calcext:value-type="float">
            <text:p>316091</text:p>
          </table:table-cell>
          <table:table-cell office:value-type="float" office:value="4.84143" calcext:value-type="float">
            <text:p>4.84143</text:p>
          </table:table-cell>
          <table:table-cell office:value-type="float" office:value="316523" calcext:value-type="float">
            <text:p>316523</text:p>
          </table:table-cell>
          <table:table-cell office:value-type="float" office:value="44.3494" calcext:value-type="float">
            <text:p>44.3494</text:p>
          </table:table-cell>
        </table:table-row>
        <table:table-row table:style-name="ro1">
          <table:table-cell office:value-type="float" office:value="566259" calcext:value-type="float">
            <text:p>566259</text:p>
          </table:table-cell>
          <table:table-cell office:value-type="float" office:value="0.209532" calcext:value-type="float">
            <text:p>0.209532</text:p>
          </table:table-cell>
          <table:table-cell office:value-type="float" office:value="316983" calcext:value-type="float">
            <text:p>316983</text:p>
          </table:table-cell>
          <table:table-cell office:value-type="float" office:value="4.8351" calcext:value-type="float">
            <text:p>4.8351</text:p>
          </table:table-cell>
          <table:table-cell office:value-type="float" office:value="317444" calcext:value-type="float">
            <text:p>317444</text:p>
          </table:table-cell>
          <table:table-cell office:value-type="float" office:value="44.375" calcext:value-type="float">
            <text:p>44.375</text:p>
          </table:table-cell>
        </table:table-row>
        <table:table-row table:style-name="ro1">
          <table:table-cell office:value-type="float" office:value="567858" calcext:value-type="float">
            <text:p>567858</text:p>
          </table:table-cell>
          <table:table-cell office:value-type="float" office:value="0.208536" calcext:value-type="float">
            <text:p>0.208536</text:p>
          </table:table-cell>
          <table:table-cell office:value-type="float" office:value="317877" calcext:value-type="float">
            <text:p>317877</text:p>
          </table:table-cell>
          <table:table-cell office:value-type="float" office:value="4.82183" calcext:value-type="float">
            <text:p>4.82183</text:p>
          </table:table-cell>
          <table:table-cell office:value-type="float" office:value="318349" calcext:value-type="float">
            <text:p>318349</text:p>
          </table:table-cell>
          <table:table-cell office:value-type="float" office:value="44.3834" calcext:value-type="float">
            <text:p>44.3834</text:p>
          </table:table-cell>
        </table:table-row>
        <table:table-row table:style-name="ro1">
          <table:table-cell office:value-type="float" office:value="569441" calcext:value-type="float">
            <text:p>569441</text:p>
          </table:table-cell>
          <table:table-cell office:value-type="float" office:value="0.207689" calcext:value-type="float">
            <text:p>0.207689</text:p>
          </table:table-cell>
          <table:table-cell office:value-type="float" office:value="318769" calcext:value-type="float">
            <text:p>318769</text:p>
          </table:table-cell>
          <table:table-cell office:value-type="float" office:value="4.81379" calcext:value-type="float">
            <text:p>4.81379</text:p>
          </table:table-cell>
          <table:table-cell office:value-type="float" office:value="319267" calcext:value-type="float">
            <text:p>319267</text:p>
          </table:table-cell>
          <table:table-cell office:value-type="float" office:value="44.4205" calcext:value-type="float">
            <text:p>44.4205</text:p>
          </table:table-cell>
        </table:table-row>
        <table:table-row table:style-name="ro1">
          <table:table-cell office:value-type="float" office:value="571039" calcext:value-type="float">
            <text:p>571039</text:p>
          </table:table-cell>
          <table:table-cell office:value-type="float" office:value="0.206674" calcext:value-type="float">
            <text:p>0.206674</text:p>
          </table:table-cell>
          <table:table-cell office:value-type="float" office:value="319661" calcext:value-type="float">
            <text:p>319661</text:p>
          </table:table-cell>
          <table:table-cell office:value-type="float" office:value="4.80895" calcext:value-type="float">
            <text:p>4.80895</text:p>
          </table:table-cell>
          <table:table-cell office:value-type="float" office:value="320161" calcext:value-type="float">
            <text:p>320161</text:p>
          </table:table-cell>
          <table:table-cell office:value-type="float" office:value="44.4452" calcext:value-type="float">
            <text:p>44.4452</text:p>
          </table:table-cell>
        </table:table-row>
        <table:table-row table:style-name="ro1">
          <table:table-cell office:value-type="float" office:value="572639" calcext:value-type="float">
            <text:p>572639</text:p>
          </table:table-cell>
          <table:table-cell office:value-type="float" office:value="0.205814" calcext:value-type="float">
            <text:p>0.205814</text:p>
          </table:table-cell>
          <table:table-cell office:value-type="float" office:value="320549" calcext:value-type="float">
            <text:p>320549</text:p>
          </table:table-cell>
          <table:table-cell office:value-type="float" office:value="4.78852" calcext:value-type="float">
            <text:p>4.78852</text:p>
          </table:table-cell>
          <table:table-cell office:value-type="float" office:value="321059" calcext:value-type="float">
            <text:p>321059</text:p>
          </table:table-cell>
          <table:table-cell office:value-type="float" office:value="44.4358" calcext:value-type="float">
            <text:p>44.4358</text:p>
          </table:table-cell>
        </table:table-row>
        <table:table-row table:style-name="ro1">
          <table:table-cell office:value-type="float" office:value="574240" calcext:value-type="float">
            <text:p>574240</text:p>
          </table:table-cell>
          <table:table-cell office:value-type="float" office:value="0.205467" calcext:value-type="float">
            <text:p>0.205467</text:p>
          </table:table-cell>
          <table:table-cell office:value-type="float" office:value="321440" calcext:value-type="float">
            <text:p>321440</text:p>
          </table:table-cell>
          <table:table-cell office:value-type="float" office:value="4.78474" calcext:value-type="float">
            <text:p>4.78474</text:p>
          </table:table-cell>
          <table:table-cell office:value-type="float" office:value="321954" calcext:value-type="float">
            <text:p>321954</text:p>
          </table:table-cell>
          <table:table-cell office:value-type="float" office:value="44.4708" calcext:value-type="float">
            <text:p>44.4708</text:p>
          </table:table-cell>
        </table:table-row>
        <table:table-row table:style-name="ro1">
          <table:table-cell office:value-type="float" office:value="575835" calcext:value-type="float">
            <text:p>575835</text:p>
          </table:table-cell>
          <table:table-cell office:value-type="float" office:value="0.205112" calcext:value-type="float">
            <text:p>0.205112</text:p>
          </table:table-cell>
          <table:table-cell office:value-type="float" office:value="322332" calcext:value-type="float">
            <text:p>322332</text:p>
          </table:table-cell>
          <table:table-cell office:value-type="float" office:value="4.78191" calcext:value-type="float">
            <text:p>4.78191</text:p>
          </table:table-cell>
          <table:table-cell office:value-type="float" office:value="322867" calcext:value-type="float">
            <text:p>322867</text:p>
          </table:table-cell>
          <table:table-cell office:value-type="float" office:value="44.4729" calcext:value-type="float">
            <text:p>44.4729</text:p>
          </table:table-cell>
        </table:table-row>
        <table:table-row table:style-name="ro1">
          <table:table-cell office:value-type="float" office:value="577428" calcext:value-type="float">
            <text:p>577428</text:p>
          </table:table-cell>
          <table:table-cell office:value-type="float" office:value="0.204594" calcext:value-type="float">
            <text:p>0.204594</text:p>
          </table:table-cell>
          <table:table-cell office:value-type="float" office:value="323223" calcext:value-type="float">
            <text:p>323223</text:p>
          </table:table-cell>
          <table:table-cell office:value-type="float" office:value="4.76718" calcext:value-type="float">
            <text:p>4.76718</text:p>
          </table:table-cell>
          <table:table-cell office:value-type="float" office:value="323762" calcext:value-type="float">
            <text:p>323762</text:p>
          </table:table-cell>
          <table:table-cell office:value-type="float" office:value="44.4867" calcext:value-type="float">
            <text:p>44.4867</text:p>
          </table:table-cell>
        </table:table-row>
        <table:table-row table:style-name="ro1">
          <table:table-cell office:value-type="float" office:value="579021" calcext:value-type="float">
            <text:p>579021</text:p>
          </table:table-cell>
          <table:table-cell office:value-type="float" office:value="0.204158" calcext:value-type="float">
            <text:p>0.204158</text:p>
          </table:table-cell>
          <table:table-cell office:value-type="float" office:value="324114" calcext:value-type="float">
            <text:p>324114</text:p>
          </table:table-cell>
          <table:table-cell office:value-type="float" office:value="4.7632" calcext:value-type="float">
            <text:p>4.7632</text:p>
          </table:table-cell>
          <table:table-cell office:value-type="float" office:value="324662" calcext:value-type="float">
            <text:p>324662</text:p>
          </table:table-cell>
          <table:table-cell office:value-type="float" office:value="44.5043" calcext:value-type="float">
            <text:p>44.5043</text:p>
          </table:table-cell>
        </table:table-row>
        <table:table-row table:style-name="ro1">
          <table:table-cell office:value-type="float" office:value="580611" calcext:value-type="float">
            <text:p>580611</text:p>
          </table:table-cell>
          <table:table-cell office:value-type="float" office:value="0.203896" calcext:value-type="float">
            <text:p>0.203896</text:p>
          </table:table-cell>
          <table:table-cell office:value-type="float" office:value="325005" calcext:value-type="float">
            <text:p>325005</text:p>
          </table:table-cell>
          <table:table-cell office:value-type="float" office:value="4.75733" calcext:value-type="float">
            <text:p>4.75733</text:p>
          </table:table-cell>
          <table:table-cell office:value-type="float" office:value="325556" calcext:value-type="float">
            <text:p>325556</text:p>
          </table:table-cell>
          <table:table-cell office:value-type="float" office:value="44.4959" calcext:value-type="float">
            <text:p>44.4959</text:p>
          </table:table-cell>
        </table:table-row>
        <table:table-row table:style-name="ro1">
          <table:table-cell office:value-type="float" office:value="582202" calcext:value-type="float">
            <text:p>582202</text:p>
          </table:table-cell>
          <table:table-cell office:value-type="float" office:value="0.203336" calcext:value-type="float">
            <text:p>0.203336</text:p>
          </table:table-cell>
          <table:table-cell office:value-type="float" office:value="325896" calcext:value-type="float">
            <text:p>325896</text:p>
          </table:table-cell>
          <table:table-cell office:value-type="float" office:value="4.74973" calcext:value-type="float">
            <text:p>4.74973</text:p>
          </table:table-cell>
          <table:table-cell office:value-type="float" office:value="326450" calcext:value-type="float">
            <text:p>326450</text:p>
          </table:table-cell>
          <table:table-cell office:value-type="float" office:value="44.4762" calcext:value-type="float">
            <text:p>44.4762</text:p>
          </table:table-cell>
        </table:table-row>
        <table:table-row table:style-name="ro1">
          <table:table-cell office:value-type="float" office:value="583794" calcext:value-type="float">
            <text:p>583794</text:p>
          </table:table-cell>
          <table:table-cell office:value-type="float" office:value="0.202878" calcext:value-type="float">
            <text:p>0.202878</text:p>
          </table:table-cell>
          <table:table-cell office:value-type="float" office:value="326784" calcext:value-type="float">
            <text:p>326784</text:p>
          </table:table-cell>
          <table:table-cell office:value-type="float" office:value="4.73764" calcext:value-type="float">
            <text:p>4.73764</text:p>
          </table:table-cell>
          <table:table-cell office:value-type="float" office:value="327345" calcext:value-type="float">
            <text:p>327345</text:p>
          </table:table-cell>
          <table:table-cell office:value-type="float" office:value="44.4943" calcext:value-type="float">
            <text:p>44.4943</text:p>
          </table:table-cell>
        </table:table-row>
        <table:table-row table:style-name="ro1">
          <table:table-cell office:value-type="float" office:value="585396" calcext:value-type="float">
            <text:p>585396</text:p>
          </table:table-cell>
          <table:table-cell office:value-type="float" office:value="0.202133" calcext:value-type="float">
            <text:p>0.202133</text:p>
          </table:table-cell>
          <table:table-cell office:value-type="float" office:value="327679" calcext:value-type="float">
            <text:p>327679</text:p>
          </table:table-cell>
          <table:table-cell office:value-type="float" office:value="4.6934" calcext:value-type="float">
            <text:p>4.6934</text:p>
          </table:table-cell>
          <table:table-cell office:value-type="float" office:value="328238" calcext:value-type="float">
            <text:p>328238</text:p>
          </table:table-cell>
          <table:table-cell office:value-type="float" office:value="44.5013" calcext:value-type="float">
            <text:p>44.5013</text:p>
          </table:table-cell>
        </table:table-row>
        <table:table-row table:style-name="ro1">
          <table:table-cell office:value-type="float" office:value="586984" calcext:value-type="float">
            <text:p>586984</text:p>
          </table:table-cell>
          <table:table-cell office:value-type="float" office:value="0.201818" calcext:value-type="float">
            <text:p>0.201818</text:p>
          </table:table-cell>
          <table:table-cell office:value-type="float" office:value="328569" calcext:value-type="float">
            <text:p>328569</text:p>
          </table:table-cell>
          <table:table-cell office:value-type="float" office:value="4.66666" calcext:value-type="float">
            <text:p>4.66666</text:p>
          </table:table-cell>
          <table:table-cell office:value-type="float" office:value="329136" calcext:value-type="float">
            <text:p>329136</text:p>
          </table:table-cell>
          <table:table-cell office:value-type="float" office:value="44.53" calcext:value-type="float">
            <text:p>44.53</text:p>
          </table:table-cell>
        </table:table-row>
        <table:table-row table:style-name="ro1">
          <table:table-cell office:value-type="float" office:value="588565" calcext:value-type="float">
            <text:p>588565</text:p>
          </table:table-cell>
          <table:table-cell office:value-type="float" office:value="0.20143" calcext:value-type="float">
            <text:p>0.20143</text:p>
          </table:table-cell>
          <table:table-cell office:value-type="float" office:value="329461" calcext:value-type="float">
            <text:p>329461</text:p>
          </table:table-cell>
          <table:table-cell office:value-type="float" office:value="4.66193" calcext:value-type="float">
            <text:p>4.66193</text:p>
          </table:table-cell>
          <table:table-cell office:value-type="float" office:value="330035" calcext:value-type="float">
            <text:p>330035</text:p>
          </table:table-cell>
          <table:table-cell office:value-type="float" office:value="44.5237" calcext:value-type="float">
            <text:p>44.5237</text:p>
          </table:table-cell>
        </table:table-row>
        <table:table-row table:style-name="ro1">
          <table:table-cell office:value-type="float" office:value="590150" calcext:value-type="float">
            <text:p>590150</text:p>
          </table:table-cell>
          <table:table-cell office:value-type="float" office:value="0.201142" calcext:value-type="float">
            <text:p>0.201142</text:p>
          </table:table-cell>
          <table:table-cell office:value-type="float" office:value="330352" calcext:value-type="float">
            <text:p>330352</text:p>
          </table:table-cell>
          <table:table-cell office:value-type="float" office:value="4.65921" calcext:value-type="float">
            <text:p>4.65921</text:p>
          </table:table-cell>
          <table:table-cell office:value-type="float" office:value="330931" calcext:value-type="float">
            <text:p>330931</text:p>
          </table:table-cell>
          <table:table-cell office:value-type="float" office:value="44.5109" calcext:value-type="float">
            <text:p>44.5109</text:p>
          </table:table-cell>
        </table:table-row>
        <table:table-row table:style-name="ro1">
          <table:table-cell office:value-type="float" office:value="591734" calcext:value-type="float">
            <text:p>591734</text:p>
          </table:table-cell>
          <table:table-cell office:value-type="float" office:value="0.200931" calcext:value-type="float">
            <text:p>0.200931</text:p>
          </table:table-cell>
          <table:table-cell office:value-type="float" office:value="331238" calcext:value-type="float">
            <text:p>331238</text:p>
          </table:table-cell>
          <table:table-cell office:value-type="float" office:value="4.65629" calcext:value-type="float">
            <text:p>4.65629</text:p>
          </table:table-cell>
          <table:table-cell office:value-type="float" office:value="331841" calcext:value-type="float">
            <text:p>331841</text:p>
          </table:table-cell>
          <table:table-cell office:value-type="float" office:value="44.5062" calcext:value-type="float">
            <text:p>44.5062</text:p>
          </table:table-cell>
        </table:table-row>
        <table:table-row table:style-name="ro1">
          <table:table-cell office:value-type="float" office:value="593316" calcext:value-type="float">
            <text:p>593316</text:p>
          </table:table-cell>
          <table:table-cell office:value-type="float" office:value="0.200689" calcext:value-type="float">
            <text:p>0.200689</text:p>
          </table:table-cell>
          <table:table-cell office:value-type="float" office:value="332128" calcext:value-type="float">
            <text:p>332128</text:p>
          </table:table-cell>
          <table:table-cell office:value-type="float" office:value="4.65297" calcext:value-type="float">
            <text:p>4.65297</text:p>
          </table:table-cell>
          <table:table-cell office:value-type="float" office:value="332735" calcext:value-type="float">
            <text:p>332735</text:p>
          </table:table-cell>
          <table:table-cell office:value-type="float" office:value="44.5109" calcext:value-type="float">
            <text:p>44.5109</text:p>
          </table:table-cell>
        </table:table-row>
        <table:table-row table:style-name="ro1">
          <table:table-cell office:value-type="float" office:value="594897" calcext:value-type="float">
            <text:p>594897</text:p>
          </table:table-cell>
          <table:table-cell office:value-type="float" office:value="0.200532" calcext:value-type="float">
            <text:p>0.200532</text:p>
          </table:table-cell>
          <table:table-cell office:value-type="float" office:value="333020" calcext:value-type="float">
            <text:p>333020</text:p>
          </table:table-cell>
          <table:table-cell office:value-type="float" office:value="4.65217" calcext:value-type="float">
            <text:p>4.65217</text:p>
          </table:table-cell>
          <table:table-cell office:value-type="float" office:value="333630" calcext:value-type="float">
            <text:p>333630</text:p>
          </table:table-cell>
          <table:table-cell office:value-type="float" office:value="44.5181" calcext:value-type="float">
            <text:p>44.5181</text:p>
          </table:table-cell>
        </table:table-row>
        <table:table-row table:style-name="ro1">
          <table:table-cell office:value-type="float" office:value="596481" calcext:value-type="float">
            <text:p>596481</text:p>
          </table:table-cell>
          <table:table-cell office:value-type="float" office:value="0.200188" calcext:value-type="float">
            <text:p>0.200188</text:p>
          </table:table-cell>
          <table:table-cell office:value-type="float" office:value="333914" calcext:value-type="float">
            <text:p>333914</text:p>
          </table:table-cell>
          <table:table-cell office:value-type="float" office:value="4.64941" calcext:value-type="float">
            <text:p>4.64941</text:p>
          </table:table-cell>
          <table:table-cell office:value-type="float" office:value="334528" calcext:value-type="float">
            <text:p>334528</text:p>
          </table:table-cell>
          <table:table-cell office:value-type="float" office:value="44.5214" calcext:value-type="float">
            <text:p>44.5214</text:p>
          </table:table-cell>
        </table:table-row>
        <table:table-row table:style-name="ro1">
          <table:table-cell office:value-type="float" office:value="598062" calcext:value-type="float">
            <text:p>598062</text:p>
          </table:table-cell>
          <table:table-cell office:value-type="float" office:value="0.199975" calcext:value-type="float">
            <text:p>0.199975</text:p>
          </table:table-cell>
          <table:table-cell office:value-type="float" office:value="334805" calcext:value-type="float">
            <text:p>334805</text:p>
          </table:table-cell>
          <table:table-cell office:value-type="float" office:value="4.64791" calcext:value-type="float">
            <text:p>4.64791</text:p>
          </table:table-cell>
          <table:table-cell office:value-type="float" office:value="335423" calcext:value-type="float">
            <text:p>335423</text:p>
          </table:table-cell>
          <table:table-cell office:value-type="float" office:value="44.5236" calcext:value-type="float">
            <text:p>44.5236</text:p>
          </table:table-cell>
        </table:table-row>
        <table:table-row table:style-name="ro1">
          <table:table-cell office:value-type="float" office:value="599641" calcext:value-type="float">
            <text:p>599641</text:p>
          </table:table-cell>
          <table:table-cell office:value-type="float" office:value="0.199881" calcext:value-type="float">
            <text:p>0.199881</text:p>
          </table:table-cell>
          <table:table-cell office:value-type="float" office:value="335694" calcext:value-type="float">
            <text:p>335694</text:p>
          </table:table-cell>
          <table:table-cell office:value-type="float" office:value="4.64672" calcext:value-type="float">
            <text:p>4.64672</text:p>
          </table:table-cell>
          <table:table-cell office:value-type="float" office:value="336317" calcext:value-type="float">
            <text:p>336317</text:p>
          </table:table-cell>
          <table:table-cell office:value-type="float" office:value="44.5137" calcext:value-type="float">
            <text:p>44.5137</text:p>
          </table:table-cell>
        </table:table-row>
        <table:table-row table:style-name="ro1">
          <table:table-cell office:value-type="float" office:value="601245" calcext:value-type="float">
            <text:p>601245</text:p>
          </table:table-cell>
          <table:table-cell office:value-type="float" office:value="0.199669" calcext:value-type="float">
            <text:p>0.199669</text:p>
          </table:table-cell>
          <table:table-cell office:value-type="float" office:value="336584" calcext:value-type="float">
            <text:p>336584</text:p>
          </table:table-cell>
          <table:table-cell office:value-type="float" office:value="4.64374" calcext:value-type="float">
            <text:p>4.64374</text:p>
          </table:table-cell>
          <table:table-cell office:value-type="float" office:value="337212" calcext:value-type="float">
            <text:p>337212</text:p>
          </table:table-cell>
          <table:table-cell office:value-type="float" office:value="44.5126" calcext:value-type="float">
            <text:p>44.5126</text:p>
          </table:table-cell>
        </table:table-row>
        <table:table-row table:style-name="ro1">
          <table:table-cell office:value-type="float" office:value="602837" calcext:value-type="float">
            <text:p>602837</text:p>
          </table:table-cell>
          <table:table-cell office:value-type="float" office:value="0.199322" calcext:value-type="float">
            <text:p>0.199322</text:p>
          </table:table-cell>
          <table:table-cell office:value-type="float" office:value="337476" calcext:value-type="float">
            <text:p>337476</text:p>
          </table:table-cell>
          <table:table-cell office:value-type="float" office:value="4.64129" calcext:value-type="float">
            <text:p>4.64129</text:p>
          </table:table-cell>
          <table:table-cell office:value-type="float" office:value="338112" calcext:value-type="float">
            <text:p>338112</text:p>
          </table:table-cell>
          <table:table-cell office:value-type="float" office:value="44.5213" calcext:value-type="float">
            <text:p>44.5213</text:p>
          </table:table-cell>
        </table:table-row>
        <table:table-row table:style-name="ro1">
          <table:table-cell office:value-type="float" office:value="604440" calcext:value-type="float">
            <text:p>604440</text:p>
          </table:table-cell>
          <table:table-cell office:value-type="float" office:value="0.198987" calcext:value-type="float">
            <text:p>0.198987</text:p>
          </table:table-cell>
          <table:table-cell office:value-type="float" office:value="338365" calcext:value-type="float">
            <text:p>338365</text:p>
          </table:table-cell>
          <table:table-cell office:value-type="float" office:value="4.63531" calcext:value-type="float">
            <text:p>4.63531</text:p>
          </table:table-cell>
          <table:table-cell office:value-type="float" office:value="339006" calcext:value-type="float">
            <text:p>339006</text:p>
          </table:table-cell>
          <table:table-cell office:value-type="float" office:value="44.5355" calcext:value-type="float">
            <text:p>44.5355</text:p>
          </table:table-cell>
        </table:table-row>
        <table:table-row table:style-name="ro1">
          <table:table-cell office:value-type="float" office:value="606042" calcext:value-type="float">
            <text:p>606042</text:p>
          </table:table-cell>
          <table:table-cell office:value-type="float" office:value="0.198817" calcext:value-type="float">
            <text:p>0.198817</text:p>
          </table:table-cell>
          <table:table-cell office:value-type="float" office:value="339258" calcext:value-type="float">
            <text:p>339258</text:p>
          </table:table-cell>
          <table:table-cell office:value-type="float" office:value="4.63277" calcext:value-type="float">
            <text:p>4.63277</text:p>
          </table:table-cell>
          <table:table-cell office:value-type="float" office:value="339906" calcext:value-type="float">
            <text:p>339906</text:p>
          </table:table-cell>
          <table:table-cell office:value-type="float" office:value="44.5354" calcext:value-type="float">
            <text:p>44.5354</text:p>
          </table:table-cell>
        </table:table-row>
        <table:table-row table:style-name="ro1">
          <table:table-cell office:value-type="float" office:value="607637" calcext:value-type="float">
            <text:p>607637</text:p>
          </table:table-cell>
          <table:table-cell office:value-type="float" office:value="0.19854" calcext:value-type="float">
            <text:p>0.19854</text:p>
          </table:table-cell>
          <table:table-cell office:value-type="float" office:value="340149" calcext:value-type="float">
            <text:p>340149</text:p>
          </table:table-cell>
          <table:table-cell office:value-type="float" office:value="4.62814" calcext:value-type="float">
            <text:p>4.62814</text:p>
          </table:table-cell>
          <table:table-cell office:value-type="float" office:value="340800" calcext:value-type="float">
            <text:p>340800</text:p>
          </table:table-cell>
          <table:table-cell office:value-type="float" office:value="44.5448" calcext:value-type="float">
            <text:p>44.5448</text:p>
          </table:table-cell>
        </table:table-row>
        <table:table-row table:style-name="ro1">
          <table:table-cell office:value-type="float" office:value="609237" calcext:value-type="float">
            <text:p>609237</text:p>
          </table:table-cell>
          <table:table-cell office:value-type="float" office:value="0.19862" calcext:value-type="float">
            <text:p>0.19862</text:p>
          </table:table-cell>
          <table:table-cell office:value-type="float" office:value="341039" calcext:value-type="float">
            <text:p>341039</text:p>
          </table:table-cell>
          <table:table-cell office:value-type="float" office:value="4.62391" calcext:value-type="float">
            <text:p>4.62391</text:p>
          </table:table-cell>
          <table:table-cell office:value-type="float" office:value="341694" calcext:value-type="float">
            <text:p>341694</text:p>
          </table:table-cell>
          <table:table-cell office:value-type="float" office:value="44.6726" calcext:value-type="float">
            <text:p>44.6726</text:p>
          </table:table-cell>
        </table:table-row>
        <table:table-row table:style-name="ro1">
          <table:table-cell office:value-type="float" office:value="610826" calcext:value-type="float">
            <text:p>610826</text:p>
          </table:table-cell>
          <table:table-cell office:value-type="float" office:value="0.198855" calcext:value-type="float">
            <text:p>0.198855</text:p>
          </table:table-cell>
          <table:table-cell office:value-type="float" office:value="341931" calcext:value-type="float">
            <text:p>341931</text:p>
          </table:table-cell>
          <table:table-cell office:value-type="float" office:value="4.62179" calcext:value-type="float">
            <text:p>4.62179</text:p>
          </table:table-cell>
          <table:table-cell office:value-type="float" office:value="342588" calcext:value-type="float">
            <text:p>342588</text:p>
          </table:table-cell>
          <table:table-cell office:value-type="float" office:value="44.6667" calcext:value-type="float">
            <text:p>44.6667</text:p>
          </table:table-cell>
        </table:table-row>
        <table:table-row table:style-name="ro1">
          <table:table-cell office:value-type="float" office:value="612428" calcext:value-type="float">
            <text:p>612428</text:p>
          </table:table-cell>
          <table:table-cell office:value-type="float" office:value="0.199184" calcext:value-type="float">
            <text:p>0.199184</text:p>
          </table:table-cell>
          <table:table-cell office:value-type="float" office:value="342825" calcext:value-type="float">
            <text:p>342825</text:p>
          </table:table-cell>
          <table:table-cell office:value-type="float" office:value="4.61678" calcext:value-type="float">
            <text:p>4.61678</text:p>
          </table:table-cell>
          <table:table-cell office:value-type="float" office:value="343483" calcext:value-type="float">
            <text:p>343483</text:p>
          </table:table-cell>
          <table:table-cell office:value-type="float" office:value="44.6553" calcext:value-type="float">
            <text:p>44.6553</text:p>
          </table:table-cell>
        </table:table-row>
        <table:table-row table:style-name="ro1">
          <table:table-cell office:value-type="float" office:value="614009" calcext:value-type="float">
            <text:p>614009</text:p>
          </table:table-cell>
          <table:table-cell office:value-type="float" office:value="0.199438" calcext:value-type="float">
            <text:p>0.199438</text:p>
          </table:table-cell>
          <table:table-cell office:value-type="float" office:value="343718" calcext:value-type="float">
            <text:p>343718</text:p>
          </table:table-cell>
          <table:table-cell office:value-type="float" office:value="4.6145" calcext:value-type="float">
            <text:p>4.6145</text:p>
          </table:table-cell>
          <table:table-cell office:value-type="float" office:value="344378" calcext:value-type="float">
            <text:p>344378</text:p>
          </table:table-cell>
          <table:table-cell office:value-type="float" office:value="44.6684" calcext:value-type="float">
            <text:p>44.6684</text:p>
          </table:table-cell>
        </table:table-row>
        <table:table-row table:style-name="ro1">
          <table:table-cell office:value-type="float" office:value="615614" calcext:value-type="float">
            <text:p>615614</text:p>
          </table:table-cell>
          <table:table-cell office:value-type="float" office:value="0.199368" calcext:value-type="float">
            <text:p>0.199368</text:p>
          </table:table-cell>
          <table:table-cell office:value-type="float" office:value="344611" calcext:value-type="float">
            <text:p>344611</text:p>
          </table:table-cell>
          <table:table-cell office:value-type="float" office:value="4.61246" calcext:value-type="float">
            <text:p>4.61246</text:p>
          </table:table-cell>
          <table:table-cell office:value-type="float" office:value="345274" calcext:value-type="float">
            <text:p>345274</text:p>
          </table:table-cell>
          <table:table-cell office:value-type="float" office:value="44.6458" calcext:value-type="float">
            <text:p>44.6458</text:p>
          </table:table-cell>
        </table:table-row>
        <table:table-row table:style-name="ro1">
          <table:table-cell office:value-type="float" office:value="617221" calcext:value-type="float">
            <text:p>617221</text:p>
          </table:table-cell>
          <table:table-cell office:value-type="float" office:value="0.199051" calcext:value-type="float">
            <text:p>0.199051</text:p>
          </table:table-cell>
          <table:table-cell office:value-type="float" office:value="345506" calcext:value-type="float">
            <text:p>345506</text:p>
          </table:table-cell>
          <table:table-cell office:value-type="float" office:value="4.60847" calcext:value-type="float">
            <text:p>4.60847</text:p>
          </table:table-cell>
          <table:table-cell office:value-type="float" office:value="346177" calcext:value-type="float">
            <text:p>346177</text:p>
          </table:table-cell>
          <table:table-cell office:value-type="float" office:value="44.6795" calcext:value-type="float">
            <text:p>44.6795</text:p>
          </table:table-cell>
        </table:table-row>
        <table:table-row table:style-name="ro1">
          <table:table-cell office:value-type="float" office:value="618826" calcext:value-type="float">
            <text:p>618826</text:p>
          </table:table-cell>
          <table:table-cell office:value-type="float" office:value="0.198743" calcext:value-type="float">
            <text:p>0.198743</text:p>
          </table:table-cell>
          <table:table-cell office:value-type="float" office:value="346395" calcext:value-type="float">
            <text:p>346395</text:p>
          </table:table-cell>
          <table:table-cell office:value-type="float" office:value="4.60597" calcext:value-type="float">
            <text:p>4.60597</text:p>
          </table:table-cell>
          <table:table-cell office:value-type="float" office:value="347110" calcext:value-type="float">
            <text:p>347110</text:p>
          </table:table-cell>
          <table:table-cell office:value-type="float" office:value="44.6677" calcext:value-type="float">
            <text:p>44.6677</text:p>
          </table:table-cell>
        </table:table-row>
        <table:table-row table:style-name="ro1">
          <table:table-cell office:value-type="float" office:value="620426" calcext:value-type="float">
            <text:p>620426</text:p>
          </table:table-cell>
          <table:table-cell office:value-type="float" office:value="0.198516" calcext:value-type="float">
            <text:p>0.198516</text:p>
          </table:table-cell>
          <table:table-cell office:value-type="float" office:value="347287" calcext:value-type="float">
            <text:p>347287</text:p>
          </table:table-cell>
          <table:table-cell office:value-type="float" office:value="4.60266" calcext:value-type="float">
            <text:p>4.60266</text:p>
          </table:table-cell>
          <table:table-cell office:value-type="float" office:value="348025" calcext:value-type="float">
            <text:p>348025</text:p>
          </table:table-cell>
          <table:table-cell office:value-type="float" office:value="44.6495" calcext:value-type="float">
            <text:p>44.6495</text:p>
          </table:table-cell>
        </table:table-row>
        <table:table-row table:style-name="ro1">
          <table:table-cell office:value-type="float" office:value="622019" calcext:value-type="float">
            <text:p>622019</text:p>
          </table:table-cell>
          <table:table-cell office:value-type="float" office:value="0.198312" calcext:value-type="float">
            <text:p>0.198312</text:p>
          </table:table-cell>
          <table:table-cell office:value-type="float" office:value="348178" calcext:value-type="float">
            <text:p>348178</text:p>
          </table:table-cell>
          <table:table-cell office:value-type="float" office:value="4.60021" calcext:value-type="float">
            <text:p>4.60021</text:p>
          </table:table-cell>
          <table:table-cell office:value-type="float" office:value="348943" calcext:value-type="float">
            <text:p>348943</text:p>
          </table:table-cell>
          <table:table-cell office:value-type="float" office:value="44.6428" calcext:value-type="float">
            <text:p>44.6428</text:p>
          </table:table-cell>
        </table:table-row>
        <table:table-row table:style-name="ro1">
          <table:table-cell office:value-type="float" office:value="623609" calcext:value-type="float">
            <text:p>623609</text:p>
          </table:table-cell>
          <table:table-cell office:value-type="float" office:value="0.197985" calcext:value-type="float">
            <text:p>0.197985</text:p>
          </table:table-cell>
          <table:table-cell office:value-type="float" office:value="349071" calcext:value-type="float">
            <text:p>349071</text:p>
          </table:table-cell>
          <table:table-cell office:value-type="float" office:value="4.59644" calcext:value-type="float">
            <text:p>4.59644</text:p>
          </table:table-cell>
          <table:table-cell office:value-type="float" office:value="349832" calcext:value-type="float">
            <text:p>349832</text:p>
          </table:table-cell>
          <table:table-cell office:value-type="float" office:value="44.6347" calcext:value-type="float">
            <text:p>44.6347</text:p>
          </table:table-cell>
        </table:table-row>
        <table:table-row table:style-name="ro1">
          <table:table-cell office:value-type="float" office:value="625203" calcext:value-type="float">
            <text:p>625203</text:p>
          </table:table-cell>
          <table:table-cell office:value-type="float" office:value="0.19768" calcext:value-type="float">
            <text:p>0.19768</text:p>
          </table:table-cell>
          <table:table-cell office:value-type="float" office:value="349963" calcext:value-type="float">
            <text:p>349963</text:p>
          </table:table-cell>
          <table:table-cell office:value-type="float" office:value="4.59448" calcext:value-type="float">
            <text:p>4.59448</text:p>
          </table:table-cell>
          <table:table-cell office:value-type="float" office:value="350718" calcext:value-type="float">
            <text:p>350718</text:p>
          </table:table-cell>
          <table:table-cell office:value-type="float" office:value="44.6233" calcext:value-type="float">
            <text:p>44.6233</text:p>
          </table:table-cell>
        </table:table-row>
        <table:table-row table:style-name="ro1">
          <table:table-cell office:value-type="float" office:value="626795" calcext:value-type="float">
            <text:p>626795</text:p>
          </table:table-cell>
          <table:table-cell office:value-type="float" office:value="0.197557" calcext:value-type="float">
            <text:p>0.197557</text:p>
          </table:table-cell>
          <table:table-cell office:value-type="float" office:value="350854" calcext:value-type="float">
            <text:p>350854</text:p>
          </table:table-cell>
          <table:table-cell office:value-type="float" office:value="4.58748" calcext:value-type="float">
            <text:p>4.58748</text:p>
          </table:table-cell>
          <table:table-cell office:value-type="float" office:value="351609" calcext:value-type="float">
            <text:p>351609</text:p>
          </table:table-cell>
          <table:table-cell office:value-type="float" office:value="44.6176" calcext:value-type="float">
            <text:p>44.6176</text:p>
          </table:table-cell>
        </table:table-row>
        <table:table-row table:style-name="ro1">
          <table:table-cell office:value-type="float" office:value="628385" calcext:value-type="float">
            <text:p>628385</text:p>
          </table:table-cell>
          <table:table-cell office:value-type="float" office:value="0.19745" calcext:value-type="float">
            <text:p>0.19745</text:p>
          </table:table-cell>
          <table:table-cell office:value-type="float" office:value="351748" calcext:value-type="float">
            <text:p>351748</text:p>
          </table:table-cell>
          <table:table-cell office:value-type="float" office:value="4.58499" calcext:value-type="float">
            <text:p>4.58499</text:p>
          </table:table-cell>
          <table:table-cell office:value-type="float" office:value="352518" calcext:value-type="float">
            <text:p>352518</text:p>
          </table:table-cell>
          <table:table-cell office:value-type="float" office:value="44.6135" calcext:value-type="float">
            <text:p>44.6135</text:p>
          </table:table-cell>
        </table:table-row>
        <table:table-row table:style-name="ro1">
          <table:table-cell office:value-type="float" office:value="629986" calcext:value-type="float">
            <text:p>629986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352641" calcext:value-type="float">
            <text:p>352641</text:p>
          </table:table-cell>
          <table:table-cell office:value-type="float" office:value="4.58259" calcext:value-type="float">
            <text:p>4.58259</text:p>
          </table:table-cell>
          <table:table-cell office:value-type="float" office:value="353408" calcext:value-type="float">
            <text:p>353408</text:p>
          </table:table-cell>
          <table:table-cell office:value-type="float" office:value="44.6169" calcext:value-type="float">
            <text:p>44.6169</text:p>
          </table:table-cell>
        </table:table-row>
        <table:table-row table:style-name="ro1">
          <table:table-cell office:value-type="float" office:value="631570" calcext:value-type="float">
            <text:p>631570</text:p>
          </table:table-cell>
          <table:table-cell office:value-type="float" office:value="0.196959" calcext:value-type="float">
            <text:p>0.196959</text:p>
          </table:table-cell>
          <table:table-cell office:value-type="float" office:value="353539" calcext:value-type="float">
            <text:p>353539</text:p>
          </table:table-cell>
          <table:table-cell office:value-type="float" office:value="4.5789" calcext:value-type="float">
            <text:p>4.5789</text:p>
          </table:table-cell>
          <table:table-cell office:value-type="float" office:value="354293" calcext:value-type="float">
            <text:p>354293</text:p>
          </table:table-cell>
          <table:table-cell office:value-type="float" office:value="44.6168" calcext:value-type="float">
            <text:p>44.6168</text:p>
          </table:table-cell>
        </table:table-row>
        <table:table-row table:style-name="ro1">
          <table:table-cell office:value-type="float" office:value="633156" calcext:value-type="float">
            <text:p>633156</text:p>
          </table:table-cell>
          <table:table-cell office:value-type="float" office:value="0.196618" calcext:value-type="float">
            <text:p>0.196618</text:p>
          </table:table-cell>
          <table:table-cell office:value-type="float" office:value="354434" calcext:value-type="float">
            <text:p>354434</text:p>
          </table:table-cell>
          <table:table-cell office:value-type="float" office:value="4.57705" calcext:value-type="float">
            <text:p>4.57705</text:p>
          </table:table-cell>
          <table:table-cell office:value-type="float" office:value="355182" calcext:value-type="float">
            <text:p>355182</text:p>
          </table:table-cell>
          <table:table-cell office:value-type="float" office:value="44.5954" calcext:value-type="float">
            <text:p>44.5954</text:p>
          </table:table-cell>
        </table:table-row>
        <table:table-row table:style-name="ro1">
          <table:table-cell office:value-type="float" office:value="634743" calcext:value-type="float">
            <text:p>634743</text:p>
          </table:table-cell>
          <table:table-cell office:value-type="float" office:value="0.196328" calcext:value-type="float">
            <text:p>0.196328</text:p>
          </table:table-cell>
          <table:table-cell office:value-type="float" office:value="355325" calcext:value-type="float">
            <text:p>355325</text:p>
          </table:table-cell>
          <table:table-cell office:value-type="float" office:value="4.57429" calcext:value-type="float">
            <text:p>4.57429</text:p>
          </table:table-cell>
          <table:table-cell office:value-type="float" office:value="356065" calcext:value-type="float">
            <text:p>356065</text:p>
          </table:table-cell>
          <table:table-cell office:value-type="float" office:value="44.5783" calcext:value-type="float">
            <text:p>44.5783</text:p>
          </table:table-cell>
        </table:table-row>
        <table:table-row table:style-name="ro1">
          <table:table-cell office:value-type="float" office:value="636327" calcext:value-type="float">
            <text:p>636327</text:p>
          </table:table-cell>
          <table:table-cell office:value-type="float" office:value="0.196061" calcext:value-type="float">
            <text:p>0.196061</text:p>
          </table:table-cell>
          <table:table-cell office:value-type="float" office:value="356219" calcext:value-type="float">
            <text:p>356219</text:p>
          </table:table-cell>
          <table:table-cell office:value-type="float" office:value="4.57225" calcext:value-type="float">
            <text:p>4.57225</text:p>
          </table:table-cell>
          <table:table-cell office:value-type="float" office:value="356949" calcext:value-type="float">
            <text:p>356949</text:p>
          </table:table-cell>
          <table:table-cell office:value-type="float" office:value="44.5676" calcext:value-type="float">
            <text:p>44.5676</text:p>
          </table:table-cell>
        </table:table-row>
        <table:table-row table:style-name="ro1">
          <table:table-cell office:value-type="float" office:value="637905" calcext:value-type="float">
            <text:p>637905</text:p>
          </table:table-cell>
          <table:table-cell office:value-type="float" office:value="0.195423" calcext:value-type="float">
            <text:p>0.195423</text:p>
          </table:table-cell>
          <table:table-cell office:value-type="float" office:value="357111" calcext:value-type="float">
            <text:p>357111</text:p>
          </table:table-cell>
          <table:table-cell office:value-type="float" office:value="4.56959" calcext:value-type="float">
            <text:p>4.56959</text:p>
          </table:table-cell>
          <table:table-cell office:value-type="float" office:value="357833" calcext:value-type="float">
            <text:p>357833</text:p>
          </table:table-cell>
          <table:table-cell office:value-type="float" office:value="44.5458" calcext:value-type="float">
            <text:p>44.5458</text:p>
          </table:table-cell>
        </table:table-row>
        <table:table-row table:style-name="ro1">
          <table:table-cell office:value-type="float" office:value="639483" calcext:value-type="float">
            <text:p>639483</text:p>
          </table:table-cell>
          <table:table-cell office:value-type="float" office:value="0.194968" calcext:value-type="float">
            <text:p>0.194968</text:p>
          </table:table-cell>
          <table:table-cell office:value-type="float" office:value="358002" calcext:value-type="float">
            <text:p>358002</text:p>
          </table:table-cell>
          <table:table-cell office:value-type="float" office:value="4.56749" calcext:value-type="float">
            <text:p>4.56749</text:p>
          </table:table-cell>
          <table:table-cell office:value-type="float" office:value="358714" calcext:value-type="float">
            <text:p>358714</text:p>
          </table:table-cell>
          <table:table-cell office:value-type="float" office:value="44.5408" calcext:value-type="float">
            <text:p>44.5408</text:p>
          </table:table-cell>
        </table:table-row>
        <table:table-row table:style-name="ro1">
          <table:table-cell office:value-type="float" office:value="641064" calcext:value-type="float">
            <text:p>641064</text:p>
          </table:table-cell>
          <table:table-cell office:value-type="float" office:value="0.19431" calcext:value-type="float">
            <text:p>0.19431</text:p>
          </table:table-cell>
          <table:table-cell office:value-type="float" office:value="358890" calcext:value-type="float">
            <text:p>358890</text:p>
          </table:table-cell>
          <table:table-cell office:value-type="float" office:value="4.56588" calcext:value-type="float">
            <text:p>4.56588</text:p>
          </table:table-cell>
          <table:table-cell office:value-type="float" office:value="359597" calcext:value-type="float">
            <text:p>359597</text:p>
          </table:table-cell>
          <table:table-cell office:value-type="float" office:value="44.5357" calcext:value-type="float">
            <text:p>44.5357</text:p>
          </table:table-cell>
        </table:table-row>
        <table:table-row table:style-name="ro1">
          <table:table-cell office:value-type="float" office:value="642643" calcext:value-type="float">
            <text:p>642643</text:p>
          </table:table-cell>
          <table:table-cell office:value-type="float" office:value="0.193739" calcext:value-type="float">
            <text:p>0.193739</text:p>
          </table:table-cell>
          <table:table-cell office:value-type="float" office:value="359785" calcext:value-type="float">
            <text:p>359785</text:p>
          </table:table-cell>
          <table:table-cell office:value-type="float" office:value="4.56314" calcext:value-type="float">
            <text:p>4.56314</text:p>
          </table:table-cell>
          <table:table-cell office:value-type="float" office:value="360479" calcext:value-type="float">
            <text:p>360479</text:p>
          </table:table-cell>
          <table:table-cell office:value-type="float" office:value="44.5473" calcext:value-type="float">
            <text:p>44.5473</text:p>
          </table:table-cell>
        </table:table-row>
        <table:table-row table:style-name="ro1">
          <table:table-cell office:value-type="float" office:value="644218" calcext:value-type="float">
            <text:p>644218</text:p>
          </table:table-cell>
          <table:table-cell office:value-type="float" office:value="0.19333" calcext:value-type="float">
            <text:p>0.19333</text:p>
          </table:table-cell>
          <table:table-cell office:value-type="float" office:value="360678" calcext:value-type="float">
            <text:p>360678</text:p>
          </table:table-cell>
          <table:table-cell office:value-type="float" office:value="4.56113" calcext:value-type="float">
            <text:p>4.56113</text:p>
          </table:table-cell>
          <table:table-cell office:value-type="float" office:value="361376" calcext:value-type="float">
            <text:p>361376</text:p>
          </table:table-cell>
          <table:table-cell office:value-type="float" office:value="44.5299" calcext:value-type="float">
            <text:p>44.5299</text:p>
          </table:table-cell>
        </table:table-row>
        <table:table-row table:style-name="ro1">
          <table:table-cell office:value-type="float" office:value="645819" calcext:value-type="float">
            <text:p>645819</text:p>
          </table:table-cell>
          <table:table-cell office:value-type="float" office:value="0.192699" calcext:value-type="float">
            <text:p>0.192699</text:p>
          </table:table-cell>
          <table:table-cell office:value-type="float" office:value="361571" calcext:value-type="float">
            <text:p>361571</text:p>
          </table:table-cell>
          <table:table-cell office:value-type="float" office:value="4.54391" calcext:value-type="float">
            <text:p>4.54391</text:p>
          </table:table-cell>
          <table:table-cell office:value-type="float" office:value="362288" calcext:value-type="float">
            <text:p>362288</text:p>
          </table:table-cell>
          <table:table-cell office:value-type="float" office:value="44.5322" calcext:value-type="float">
            <text:p>44.5322</text:p>
          </table:table-cell>
        </table:table-row>
        <table:table-row table:style-name="ro1">
          <table:table-cell office:value-type="float" office:value="647408" calcext:value-type="float">
            <text:p>647408</text:p>
          </table:table-cell>
          <table:table-cell office:value-type="float" office:value="0.192223" calcext:value-type="float">
            <text:p>0.192223</text:p>
          </table:table-cell>
          <table:table-cell office:value-type="float" office:value="362466" calcext:value-type="float">
            <text:p>362466</text:p>
          </table:table-cell>
          <table:table-cell office:value-type="float" office:value="4.5411" calcext:value-type="float">
            <text:p>4.5411</text:p>
          </table:table-cell>
          <table:table-cell office:value-type="float" office:value="363172" calcext:value-type="float">
            <text:p>363172</text:p>
          </table:table-cell>
          <table:table-cell office:value-type="float" office:value="44.5212" calcext:value-type="float">
            <text:p>44.5212</text:p>
          </table:table-cell>
        </table:table-row>
        <table:table-row table:style-name="ro1">
          <table:table-cell office:value-type="float" office:value="649007" calcext:value-type="float">
            <text:p>649007</text:p>
          </table:table-cell>
          <table:table-cell office:value-type="float" office:value="0.191512" calcext:value-type="float">
            <text:p>0.191512</text:p>
          </table:table-cell>
          <table:table-cell office:value-type="float" office:value="363359" calcext:value-type="float">
            <text:p>363359</text:p>
          </table:table-cell>
          <table:table-cell office:value-type="float" office:value="4.52574" calcext:value-type="float">
            <text:p>4.52574</text:p>
          </table:table-cell>
          <table:table-cell office:value-type="float" office:value="364048" calcext:value-type="float">
            <text:p>364048</text:p>
          </table:table-cell>
          <table:table-cell office:value-type="float" office:value="44.5194" calcext:value-type="float">
            <text:p>44.5194</text:p>
          </table:table-cell>
        </table:table-row>
        <table:table-row table:style-name="ro1">
          <table:table-cell office:value-type="float" office:value="650613" calcext:value-type="float">
            <text:p>650613</text:p>
          </table:table-cell>
          <table:table-cell office:value-type="float" office:value="0.190885" calcext:value-type="float">
            <text:p>0.190885</text:p>
          </table:table-cell>
          <table:table-cell office:value-type="float" office:value="364249" calcext:value-type="float">
            <text:p>364249</text:p>
          </table:table-cell>
          <table:table-cell office:value-type="float" office:value="4.52376" calcext:value-type="float">
            <text:p>4.52376</text:p>
          </table:table-cell>
          <table:table-cell office:value-type="float" office:value="364924" calcext:value-type="float">
            <text:p>364924</text:p>
          </table:table-cell>
          <table:table-cell office:value-type="float" office:value="44.5113" calcext:value-type="float">
            <text:p>44.5113</text:p>
          </table:table-cell>
        </table:table-row>
        <table:table-row table:style-name="ro1">
          <table:table-cell office:value-type="float" office:value="652206" calcext:value-type="float">
            <text:p>652206</text:p>
          </table:table-cell>
          <table:table-cell office:value-type="float" office:value="0.190117" calcext:value-type="float">
            <text:p>0.190117</text:p>
          </table:table-cell>
          <table:table-cell office:value-type="float" office:value="365143" calcext:value-type="float">
            <text:p>365143</text:p>
          </table:table-cell>
          <table:table-cell office:value-type="float" office:value="4.51782" calcext:value-type="float">
            <text:p>4.51782</text:p>
          </table:table-cell>
          <table:table-cell office:value-type="float" office:value="365800" calcext:value-type="float">
            <text:p>365800</text:p>
          </table:table-cell>
          <table:table-cell office:value-type="float" office:value="44.5115" calcext:value-type="float">
            <text:p>44.5115</text:p>
          </table:table-cell>
        </table:table-row>
        <table:table-row table:style-name="ro1">
          <table:table-cell office:value-type="float" office:value="653798" calcext:value-type="float">
            <text:p>653798</text:p>
          </table:table-cell>
          <table:table-cell office:value-type="float" office:value="0.189568" calcext:value-type="float">
            <text:p>0.189568</text:p>
          </table:table-cell>
          <table:table-cell office:value-type="float" office:value="366037" calcext:value-type="float">
            <text:p>366037</text:p>
          </table:table-cell>
          <table:table-cell office:value-type="float" office:value="4.51404" calcext:value-type="float">
            <text:p>4.51404</text:p>
          </table:table-cell>
          <table:table-cell office:value-type="float" office:value="366675" calcext:value-type="float">
            <text:p>366675</text:p>
          </table:table-cell>
          <table:table-cell office:value-type="float" office:value="44.507" calcext:value-type="float">
            <text:p>44.507</text:p>
          </table:table-cell>
        </table:table-row>
        <table:table-row table:style-name="ro1">
          <table:table-cell office:value-type="float" office:value="655384" calcext:value-type="float">
            <text:p>655384</text:p>
          </table:table-cell>
          <table:table-cell office:value-type="float" office:value="0.188962" calcext:value-type="float">
            <text:p>0.188962</text:p>
          </table:table-cell>
          <table:table-cell office:value-type="float" office:value="366929" calcext:value-type="float">
            <text:p>366929</text:p>
          </table:table-cell>
          <table:table-cell office:value-type="float" office:value="4.51095" calcext:value-type="float">
            <text:p>4.51095</text:p>
          </table:table-cell>
          <table:table-cell office:value-type="float" office:value="367550" calcext:value-type="float">
            <text:p>367550</text:p>
          </table:table-cell>
          <table:table-cell office:value-type="float" office:value="44.4693" calcext:value-type="float">
            <text:p>44.4693</text:p>
          </table:table-cell>
        </table:table-row>
        <table:table-row table:style-name="ro1">
          <table:table-cell office:value-type="float" office:value="656981" calcext:value-type="float">
            <text:p>656981</text:p>
          </table:table-cell>
          <table:table-cell office:value-type="float" office:value="0.188405" calcext:value-type="float">
            <text:p>0.188405</text:p>
          </table:table-cell>
          <table:table-cell office:value-type="float" office:value="367827" calcext:value-type="float">
            <text:p>367827</text:p>
          </table:table-cell>
          <table:table-cell office:value-type="float" office:value="4.50926" calcext:value-type="float">
            <text:p>4.50926</text:p>
          </table:table-cell>
          <table:table-cell office:value-type="float" office:value="368428" calcext:value-type="float">
            <text:p>368428</text:p>
          </table:table-cell>
          <table:table-cell office:value-type="float" office:value="44.4411" calcext:value-type="float">
            <text:p>44.4411</text:p>
          </table:table-cell>
        </table:table-row>
        <table:table-row table:style-name="ro1">
          <table:table-cell office:value-type="float" office:value="658559" calcext:value-type="float">
            <text:p>658559</text:p>
          </table:table-cell>
          <table:table-cell office:value-type="float" office:value="0.187741" calcext:value-type="float">
            <text:p>0.187741</text:p>
          </table:table-cell>
          <table:table-cell office:value-type="float" office:value="368718" calcext:value-type="float">
            <text:p>368718</text:p>
          </table:table-cell>
          <table:table-cell office:value-type="float" office:value="4.50349" calcext:value-type="float">
            <text:p>4.50349</text:p>
          </table:table-cell>
          <table:table-cell office:value-type="float" office:value="369306" calcext:value-type="float">
            <text:p>369306</text:p>
          </table:table-cell>
          <table:table-cell office:value-type="float" office:value="44.4289" calcext:value-type="float">
            <text:p>44.4289</text:p>
          </table:table-cell>
        </table:table-row>
        <table:table-row table:style-name="ro1">
          <table:table-cell office:value-type="float" office:value="660158" calcext:value-type="float">
            <text:p>660158</text:p>
          </table:table-cell>
          <table:table-cell office:value-type="float" office:value="0.187061" calcext:value-type="float">
            <text:p>0.187061</text:p>
          </table:table-cell>
          <table:table-cell office:value-type="float" office:value="369607" calcext:value-type="float">
            <text:p>369607</text:p>
          </table:table-cell>
          <table:table-cell office:value-type="float" office:value="4.49847" calcext:value-type="float">
            <text:p>4.49847</text:p>
          </table:table-cell>
          <table:table-cell office:value-type="float" office:value="370182" calcext:value-type="float">
            <text:p>370182</text:p>
          </table:table-cell>
          <table:table-cell office:value-type="float" office:value="44.4325" calcext:value-type="float">
            <text:p>44.4325</text:p>
          </table:table-cell>
        </table:table-row>
        <table:table-row table:style-name="ro1">
          <table:table-cell office:value-type="float" office:value="661760" calcext:value-type="float">
            <text:p>661760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370500" calcext:value-type="float">
            <text:p>370500</text:p>
          </table:table-cell>
          <table:table-cell office:value-type="float" office:value="4.4945" calcext:value-type="float">
            <text:p>4.4945</text:p>
          </table:table-cell>
          <table:table-cell office:value-type="float" office:value="371056" calcext:value-type="float">
            <text:p>371056</text:p>
          </table:table-cell>
          <table:table-cell office:value-type="float" office:value="44.4169" calcext:value-type="float">
            <text:p>44.4169</text:p>
          </table:table-cell>
        </table:table-row>
        <table:table-row table:style-name="ro1">
          <table:table-cell office:value-type="float" office:value="663358" calcext:value-type="float">
            <text:p>663358</text:p>
          </table:table-cell>
          <table:table-cell office:value-type="float" office:value="0.185378" calcext:value-type="float">
            <text:p>0.185378</text:p>
          </table:table-cell>
          <table:table-cell office:value-type="float" office:value="371392" calcext:value-type="float">
            <text:p>371392</text:p>
          </table:table-cell>
          <table:table-cell office:value-type="float" office:value="4.48745" calcext:value-type="float">
            <text:p>4.48745</text:p>
          </table:table-cell>
          <table:table-cell office:value-type="float" office:value="371932" calcext:value-type="float">
            <text:p>371932</text:p>
          </table:table-cell>
          <table:table-cell office:value-type="float" office:value="44.3818" calcext:value-type="float">
            <text:p>44.3818</text:p>
          </table:table-cell>
        </table:table-row>
        <table:table-row table:style-name="ro1">
          <table:table-cell office:value-type="float" office:value="664952" calcext:value-type="float">
            <text:p>664952</text:p>
          </table:table-cell>
          <table:table-cell office:value-type="float" office:value="0.184431" calcext:value-type="float">
            <text:p>0.184431</text:p>
          </table:table-cell>
          <table:table-cell office:value-type="float" office:value="372284" calcext:value-type="float">
            <text:p>372284</text:p>
          </table:table-cell>
          <table:table-cell office:value-type="float" office:value="4.47317" calcext:value-type="float">
            <text:p>4.47317</text:p>
          </table:table-cell>
          <table:table-cell office:value-type="float" office:value="372809" calcext:value-type="float">
            <text:p>372809</text:p>
          </table:table-cell>
          <table:table-cell office:value-type="float" office:value="44.3592" calcext:value-type="float">
            <text:p>44.3592</text:p>
          </table:table-cell>
        </table:table-row>
        <table:table-row table:style-name="ro1">
          <table:table-cell office:value-type="float" office:value="666542" calcext:value-type="float">
            <text:p>666542</text:p>
          </table:table-cell>
          <table:table-cell office:value-type="float" office:value="0.183787" calcext:value-type="float">
            <text:p>0.183787</text:p>
          </table:table-cell>
          <table:table-cell office:value-type="float" office:value="373173" calcext:value-type="float">
            <text:p>373173</text:p>
          </table:table-cell>
          <table:table-cell office:value-type="float" office:value="4.46339" calcext:value-type="float">
            <text:p>4.46339</text:p>
          </table:table-cell>
          <table:table-cell office:value-type="float" office:value="373687" calcext:value-type="float">
            <text:p>373687</text:p>
          </table:table-cell>
          <table:table-cell office:value-type="float" office:value="44.3435" calcext:value-type="float">
            <text:p>44.3435</text:p>
          </table:table-cell>
        </table:table-row>
        <table:table-row table:style-name="ro1">
          <table:table-cell office:value-type="float" office:value="668132" calcext:value-type="float">
            <text:p>668132</text:p>
          </table:table-cell>
          <table:table-cell office:value-type="float" office:value="0.183016" calcext:value-type="float">
            <text:p>0.183016</text:p>
          </table:table-cell>
          <table:table-cell office:value-type="float" office:value="374067" calcext:value-type="float">
            <text:p>374067</text:p>
          </table:table-cell>
          <table:table-cell office:value-type="float" office:value="4.45727" calcext:value-type="float">
            <text:p>4.45727</text:p>
          </table:table-cell>
          <table:table-cell office:value-type="float" office:value="374565" calcext:value-type="float">
            <text:p>374565</text:p>
          </table:table-cell>
          <table:table-cell office:value-type="float" office:value="44.3236" calcext:value-type="float">
            <text:p>44.3236</text:p>
          </table:table-cell>
        </table:table-row>
        <table:table-row table:style-name="ro1">
          <table:table-cell office:value-type="float" office:value="669723" calcext:value-type="float">
            <text:p>669723</text:p>
          </table:table-cell>
          <table:table-cell office:value-type="float" office:value="0.182527" calcext:value-type="float">
            <text:p>0.182527</text:p>
          </table:table-cell>
          <table:table-cell office:value-type="float" office:value="374962" calcext:value-type="float">
            <text:p>374962</text:p>
          </table:table-cell>
          <table:table-cell office:value-type="float" office:value="4.44564" calcext:value-type="float">
            <text:p>4.44564</text:p>
          </table:table-cell>
          <table:table-cell office:value-type="float" office:value="375442" calcext:value-type="float">
            <text:p>375442</text:p>
          </table:table-cell>
          <table:table-cell office:value-type="float" office:value="44.2936" calcext:value-type="float">
            <text:p>44.2936</text:p>
          </table:table-cell>
        </table:table-row>
        <table:table-row table:style-name="ro1">
          <table:table-cell office:value-type="float" office:value="671315" calcext:value-type="float">
            <text:p>671315</text:p>
          </table:table-cell>
          <table:table-cell office:value-type="float" office:value="0.181786" calcext:value-type="float">
            <text:p>0.181786</text:p>
          </table:table-cell>
          <table:table-cell office:value-type="float" office:value="375851" calcext:value-type="float">
            <text:p>375851</text:p>
          </table:table-cell>
          <table:table-cell office:value-type="float" office:value="4.43649" calcext:value-type="float">
            <text:p>4.43649</text:p>
          </table:table-cell>
          <table:table-cell office:value-type="float" office:value="376320" calcext:value-type="float">
            <text:p>376320</text:p>
          </table:table-cell>
          <table:table-cell office:value-type="float" office:value="44.2687" calcext:value-type="float">
            <text:p>44.2687</text:p>
          </table:table-cell>
        </table:table-row>
        <table:table-row table:style-name="ro1">
          <table:table-cell office:value-type="float" office:value="672910" calcext:value-type="float">
            <text:p>672910</text:p>
          </table:table-cell>
          <table:table-cell office:value-type="float" office:value="0.180955" calcext:value-type="float">
            <text:p>0.180955</text:p>
          </table:table-cell>
          <table:table-cell office:value-type="float" office:value="376742" calcext:value-type="float">
            <text:p>376742</text:p>
          </table:table-cell>
          <table:table-cell office:value-type="float" office:value="4.42456" calcext:value-type="float">
            <text:p>4.42456</text:p>
          </table:table-cell>
          <table:table-cell office:value-type="float" office:value="377199" calcext:value-type="float">
            <text:p>377199</text:p>
          </table:table-cell>
          <table:table-cell office:value-type="float" office:value="44.252" calcext:value-type="float">
            <text:p>44.252</text:p>
          </table:table-cell>
        </table:table-row>
        <table:table-row table:style-name="ro1">
          <table:table-cell office:value-type="float" office:value="674510" calcext:value-type="float">
            <text:p>674510</text:p>
          </table:table-cell>
          <table:table-cell office:value-type="float" office:value="0.1807" calcext:value-type="float">
            <text:p>0.1807</text:p>
          </table:table-cell>
          <table:table-cell office:value-type="float" office:value="377636" calcext:value-type="float">
            <text:p>377636</text:p>
          </table:table-cell>
          <table:table-cell office:value-type="float" office:value="4.41607" calcext:value-type="float">
            <text:p>4.41607</text:p>
          </table:table-cell>
          <table:table-cell office:value-type="float" office:value="378080" calcext:value-type="float">
            <text:p>378080</text:p>
          </table:table-cell>
          <table:table-cell office:value-type="float" office:value="44.2481" calcext:value-type="float">
            <text:p>44.2481</text:p>
          </table:table-cell>
        </table:table-row>
        <table:table-row table:style-name="ro1">
          <table:table-cell office:value-type="float" office:value="676091" calcext:value-type="float">
            <text:p>676091</text:p>
          </table:table-cell>
          <table:table-cell office:value-type="float" office:value="0.179916" calcext:value-type="float">
            <text:p>0.179916</text:p>
          </table:table-cell>
          <table:table-cell office:value-type="float" office:value="378525" calcext:value-type="float">
            <text:p>378525</text:p>
          </table:table-cell>
          <table:table-cell office:value-type="float" office:value="4.40839" calcext:value-type="float">
            <text:p>4.40839</text:p>
          </table:table-cell>
          <table:table-cell office:value-type="float" office:value="378961" calcext:value-type="float">
            <text:p>378961</text:p>
          </table:table-cell>
          <table:table-cell office:value-type="float" office:value="44.2211" calcext:value-type="float">
            <text:p>44.2211</text:p>
          </table:table-cell>
        </table:table-row>
        <table:table-row table:style-name="ro1">
          <table:table-cell office:value-type="float" office:value="677671" calcext:value-type="float">
            <text:p>677671</text:p>
          </table:table-cell>
          <table:table-cell office:value-type="float" office:value="0.179019" calcext:value-type="float">
            <text:p>0.179019</text:p>
          </table:table-cell>
          <table:table-cell office:value-type="float" office:value="379420" calcext:value-type="float">
            <text:p>379420</text:p>
          </table:table-cell>
          <table:table-cell office:value-type="float" office:value="4.40155" calcext:value-type="float">
            <text:p>4.40155</text:p>
          </table:table-cell>
          <table:table-cell office:value-type="float" office:value="379838" calcext:value-type="float">
            <text:p>379838</text:p>
          </table:table-cell>
          <table:table-cell office:value-type="float" office:value="44.1839" calcext:value-type="float">
            <text:p>44.1839</text:p>
          </table:table-cell>
        </table:table-row>
        <table:table-row table:style-name="ro1">
          <table:table-cell office:value-type="float" office:value="679252" calcext:value-type="float">
            <text:p>679252</text:p>
          </table:table-cell>
          <table:table-cell office:value-type="float" office:value="0.178251" calcext:value-type="float">
            <text:p>0.178251</text:p>
          </table:table-cell>
          <table:table-cell office:value-type="float" office:value="380311" calcext:value-type="float">
            <text:p>380311</text:p>
          </table:table-cell>
          <table:table-cell office:value-type="float" office:value="4.39515" calcext:value-type="float">
            <text:p>4.39515</text:p>
          </table:table-cell>
          <table:table-cell office:value-type="float" office:value="380714" calcext:value-type="float">
            <text:p>380714</text:p>
          </table:table-cell>
          <table:table-cell office:value-type="float" office:value="44.1532" calcext:value-type="float">
            <text:p>44.1532</text:p>
          </table:table-cell>
        </table:table-row>
        <table:table-row table:style-name="ro1">
          <table:table-cell office:value-type="float" office:value="680829" calcext:value-type="float">
            <text:p>680829</text:p>
          </table:table-cell>
          <table:table-cell office:value-type="float" office:value="0.177329" calcext:value-type="float">
            <text:p>0.177329</text:p>
          </table:table-cell>
          <table:table-cell office:value-type="float" office:value="381202" calcext:value-type="float">
            <text:p>381202</text:p>
          </table:table-cell>
          <table:table-cell office:value-type="float" office:value="4.38581" calcext:value-type="float">
            <text:p>4.38581</text:p>
          </table:table-cell>
          <table:table-cell office:value-type="float" office:value="381590" calcext:value-type="float">
            <text:p>381590</text:p>
          </table:table-cell>
          <table:table-cell office:value-type="float" office:value="44.132" calcext:value-type="float">
            <text:p>44.132</text:p>
          </table:table-cell>
        </table:table-row>
        <table:table-row table:style-name="ro1">
          <table:table-cell office:value-type="float" office:value="682406" calcext:value-type="float">
            <text:p>682406</text:p>
          </table:table-cell>
          <table:table-cell office:value-type="float" office:value="0.176712" calcext:value-type="float">
            <text:p>0.176712</text:p>
          </table:table-cell>
          <table:table-cell office:value-type="float" office:value="382093" calcext:value-type="float">
            <text:p>382093</text:p>
          </table:table-cell>
          <table:table-cell office:value-type="float" office:value="4.38022" calcext:value-type="float">
            <text:p>4.38022</text:p>
          </table:table-cell>
          <table:table-cell office:value-type="float" office:value="382465" calcext:value-type="float">
            <text:p>382465</text:p>
          </table:table-cell>
          <table:table-cell office:value-type="float" office:value="44.32" calcext:value-type="float">
            <text:p>44.32</text:p>
          </table:table-cell>
        </table:table-row>
        <table:table-row table:style-name="ro1">
          <table:table-cell office:value-type="float" office:value="683989" calcext:value-type="float">
            <text:p>683989</text:p>
          </table:table-cell>
          <table:table-cell office:value-type="float" office:value="0.175637" calcext:value-type="float">
            <text:p>0.175637</text:p>
          </table:table-cell>
          <table:table-cell office:value-type="float" office:value="382986" calcext:value-type="float">
            <text:p>382986</text:p>
          </table:table-cell>
          <table:table-cell office:value-type="float" office:value="4.37212" calcext:value-type="float">
            <text:p>4.37212</text:p>
          </table:table-cell>
          <table:table-cell office:value-type="float" office:value="383341" calcext:value-type="float">
            <text:p>383341</text:p>
          </table:table-cell>
          <table:table-cell office:value-type="float" office:value="44.3539" calcext:value-type="float">
            <text:p>44.3539</text:p>
          </table:table-cell>
        </table:table-row>
        <table:table-row table:style-name="ro1">
          <table:table-cell office:value-type="float" office:value="685572" calcext:value-type="float">
            <text:p>685572</text:p>
          </table:table-cell>
          <table:table-cell office:value-type="float" office:value="0.174707" calcext:value-type="float">
            <text:p>0.174707</text:p>
          </table:table-cell>
          <table:table-cell office:value-type="float" office:value="383879" calcext:value-type="float">
            <text:p>383879</text:p>
          </table:table-cell>
          <table:table-cell office:value-type="float" office:value="4.36253" calcext:value-type="float">
            <text:p>4.36253</text:p>
          </table:table-cell>
          <table:table-cell office:value-type="float" office:value="384220" calcext:value-type="float">
            <text:p>384220</text:p>
          </table:table-cell>
          <table:table-cell office:value-type="float" office:value="44.3327" calcext:value-type="float">
            <text:p>44.3327</text:p>
          </table:table-cell>
        </table:table-row>
        <table:table-row table:style-name="ro1">
          <table:table-cell office:value-type="float" office:value="687160" calcext:value-type="float">
            <text:p>687160</text:p>
          </table:table-cell>
          <table:table-cell office:value-type="float" office:value="0.173927" calcext:value-type="float">
            <text:p>0.173927</text:p>
          </table:table-cell>
          <table:table-cell office:value-type="float" office:value="384775" calcext:value-type="float">
            <text:p>384775</text:p>
          </table:table-cell>
          <table:table-cell office:value-type="float" office:value="4.35791" calcext:value-type="float">
            <text:p>4.35791</text:p>
          </table:table-cell>
          <table:table-cell office:value-type="float" office:value="385096" calcext:value-type="float">
            <text:p>385096</text:p>
          </table:table-cell>
          <table:table-cell office:value-type="float" office:value="44.3037" calcext:value-type="float">
            <text:p>44.3037</text:p>
          </table:table-cell>
        </table:table-row>
        <table:table-row table:style-name="ro1">
          <table:table-cell office:value-type="float" office:value="688741" calcext:value-type="float">
            <text:p>688741</text:p>
          </table:table-cell>
          <table:table-cell office:value-type="float" office:value="0.173417" calcext:value-type="float">
            <text:p>0.173417</text:p>
          </table:table-cell>
          <table:table-cell office:value-type="float" office:value="385667" calcext:value-type="float">
            <text:p>385667</text:p>
          </table:table-cell>
          <table:table-cell office:value-type="float" office:value="4.34976" calcext:value-type="float">
            <text:p>4.34976</text:p>
          </table:table-cell>
          <table:table-cell office:value-type="float" office:value="385971" calcext:value-type="float">
            <text:p>385971</text:p>
          </table:table-cell>
          <table:table-cell office:value-type="float" office:value="44.2869" calcext:value-type="float">
            <text:p>44.2869</text:p>
          </table:table-cell>
        </table:table-row>
        <table:table-row table:style-name="ro1">
          <table:table-cell office:value-type="float" office:value="690345" calcext:value-type="float">
            <text:p>690345</text:p>
          </table:table-cell>
          <table:table-cell office:value-type="float" office:value="0.172977" calcext:value-type="float">
            <text:p>0.172977</text:p>
          </table:table-cell>
          <table:table-cell office:value-type="float" office:value="386563" calcext:value-type="float">
            <text:p>386563</text:p>
          </table:table-cell>
          <table:table-cell office:value-type="float" office:value="4.33936" calcext:value-type="float">
            <text:p>4.33936</text:p>
          </table:table-cell>
          <table:table-cell office:value-type="float" office:value="386845" calcext:value-type="float">
            <text:p>386845</text:p>
          </table:table-cell>
          <table:table-cell office:value-type="float" office:value="44.2654" calcext:value-type="float">
            <text:p>44.2654</text:p>
          </table:table-cell>
        </table:table-row>
        <table:table-row table:style-name="ro1">
          <table:table-cell office:value-type="float" office:value="691933" calcext:value-type="float">
            <text:p>691933</text:p>
          </table:table-cell>
          <table:table-cell office:value-type="float" office:value="0.172553" calcext:value-type="float">
            <text:p>0.172553</text:p>
          </table:table-cell>
          <table:table-cell office:value-type="float" office:value="387456" calcext:value-type="float">
            <text:p>387456</text:p>
          </table:table-cell>
          <table:table-cell office:value-type="float" office:value="4.32515" calcext:value-type="float">
            <text:p>4.32515</text:p>
          </table:table-cell>
          <table:table-cell office:value-type="float" office:value="387718" calcext:value-type="float">
            <text:p>387718</text:p>
          </table:table-cell>
          <table:table-cell office:value-type="float" office:value="44.2536" calcext:value-type="float">
            <text:p>44.2536</text:p>
          </table:table-cell>
        </table:table-row>
        <table:table-row table:style-name="ro1">
          <table:table-cell office:value-type="float" office:value="693529" calcext:value-type="float">
            <text:p>693529</text:p>
          </table:table-cell>
          <table:table-cell office:value-type="float" office:value="0.172209" calcext:value-type="float">
            <text:p>0.172209</text:p>
          </table:table-cell>
          <table:table-cell office:value-type="float" office:value="388348" calcext:value-type="float">
            <text:p>388348</text:p>
          </table:table-cell>
          <table:table-cell office:value-type="float" office:value="4.30642" calcext:value-type="float">
            <text:p>4.30642</text:p>
          </table:table-cell>
          <table:table-cell office:value-type="float" office:value="388595" calcext:value-type="float">
            <text:p>388595</text:p>
          </table:table-cell>
          <table:table-cell office:value-type="float" office:value="44.2329" calcext:value-type="float">
            <text:p>44.2329</text:p>
          </table:table-cell>
        </table:table-row>
        <table:table-row table:style-name="ro1">
          <table:table-cell office:value-type="float" office:value="695125" calcext:value-type="float">
            <text:p>695125</text:p>
          </table:table-cell>
          <table:table-cell office:value-type="float" office:value="0.171827" calcext:value-type="float">
            <text:p>0.171827</text:p>
          </table:table-cell>
          <table:table-cell office:value-type="float" office:value="389241" calcext:value-type="float">
            <text:p>389241</text:p>
          </table:table-cell>
          <table:table-cell office:value-type="float" office:value="4.29735" calcext:value-type="float">
            <text:p>4.29735</text:p>
          </table:table-cell>
          <table:table-cell office:value-type="float" office:value="389470" calcext:value-type="float">
            <text:p>389470</text:p>
          </table:table-cell>
          <table:table-cell office:value-type="float" office:value="44.2096" calcext:value-type="float">
            <text:p>44.2096</text:p>
          </table:table-cell>
        </table:table-row>
        <table:table-row table:style-name="ro1">
          <table:table-cell office:value-type="float" office:value="696719" calcext:value-type="float">
            <text:p>696719</text:p>
          </table:table-cell>
          <table:table-cell office:value-type="float" office:value="0.171317" calcext:value-type="float">
            <text:p>0.171317</text:p>
          </table:table-cell>
          <table:table-cell office:value-type="float" office:value="390132" calcext:value-type="float">
            <text:p>390132</text:p>
          </table:table-cell>
          <table:table-cell office:value-type="float" office:value="4.29133" calcext:value-type="float">
            <text:p>4.29133</text:p>
          </table:table-cell>
          <table:table-cell office:value-type="float" office:value="390353" calcext:value-type="float">
            <text:p>390353</text:p>
          </table:table-cell>
          <table:table-cell office:value-type="float" office:value="44.1887" calcext:value-type="float">
            <text:p>44.1887</text:p>
          </table:table-cell>
        </table:table-row>
        <table:table-row table:style-name="ro1">
          <table:table-cell office:value-type="float" office:value="698312" calcext:value-type="float">
            <text:p>698312</text:p>
          </table:table-cell>
          <table:table-cell office:value-type="float" office:value="0.170965" calcext:value-type="float">
            <text:p>0.170965</text:p>
          </table:table-cell>
          <table:table-cell office:value-type="float" office:value="391020" calcext:value-type="float">
            <text:p>391020</text:p>
          </table:table-cell>
          <table:table-cell office:value-type="float" office:value="4.29097" calcext:value-type="float">
            <text:p>4.29097</text:p>
          </table:table-cell>
          <table:table-cell office:value-type="float" office:value="391254" calcext:value-type="float">
            <text:p>391254</text:p>
          </table:table-cell>
          <table:table-cell office:value-type="float" office:value="44.1623" calcext:value-type="float">
            <text:p>44.1623</text:p>
          </table:table-cell>
        </table:table-row>
        <table:table-row table:style-name="ro1">
          <table:table-cell office:value-type="float" office:value="699902" calcext:value-type="float">
            <text:p>699902</text:p>
          </table:table-cell>
          <table:table-cell office:value-type="float" office:value="0.170394" calcext:value-type="float">
            <text:p>0.170394</text:p>
          </table:table-cell>
          <table:table-cell office:value-type="float" office:value="391910" calcext:value-type="float">
            <text:p>391910</text:p>
          </table:table-cell>
          <table:table-cell office:value-type="float" office:value="4.28791" calcext:value-type="float">
            <text:p>4.28791</text:p>
          </table:table-cell>
          <table:table-cell office:value-type="float" office:value="392135" calcext:value-type="float">
            <text:p>392135</text:p>
          </table:table-cell>
          <table:table-cell office:value-type="float" office:value="44.1464" calcext:value-type="float">
            <text:p>44.1464</text:p>
          </table:table-cell>
        </table:table-row>
        <table:table-row table:style-name="ro1">
          <table:table-cell office:value-type="float" office:value="701504" calcext:value-type="float">
            <text:p>701504</text:p>
          </table:table-cell>
          <table:table-cell office:value-type="float" office:value="0.170079" calcext:value-type="float">
            <text:p>0.170079</text:p>
          </table:table-cell>
          <table:table-cell office:value-type="float" office:value="392800" calcext:value-type="float">
            <text:p>392800</text:p>
          </table:table-cell>
          <table:table-cell office:value-type="float" office:value="4.28082" calcext:value-type="float">
            <text:p>4.28082</text:p>
          </table:table-cell>
          <table:table-cell office:value-type="float" office:value="393012" calcext:value-type="float">
            <text:p>393012</text:p>
          </table:table-cell>
          <table:table-cell office:value-type="float" office:value="44.1253" calcext:value-type="float">
            <text:p>44.1253</text:p>
          </table:table-cell>
        </table:table-row>
        <table:table-row table:style-name="ro1">
          <table:table-cell office:value-type="float" office:value="703087" calcext:value-type="float">
            <text:p>703087</text:p>
          </table:table-cell>
          <table:table-cell office:value-type="float" office:value="0.169717" calcext:value-type="float">
            <text:p>0.169717</text:p>
          </table:table-cell>
          <table:table-cell office:value-type="float" office:value="393691" calcext:value-type="float">
            <text:p>393691</text:p>
          </table:table-cell>
          <table:table-cell office:value-type="float" office:value="4.27602" calcext:value-type="float">
            <text:p>4.27602</text:p>
          </table:table-cell>
          <table:table-cell office:value-type="float" office:value="393890" calcext:value-type="float">
            <text:p>393890</text:p>
          </table:table-cell>
          <table:table-cell office:value-type="float" office:value="44.1136" calcext:value-type="float">
            <text:p>44.1136</text:p>
          </table:table-cell>
        </table:table-row>
        <table:table-row table:style-name="ro1">
          <table:table-cell office:value-type="float" office:value="704684" calcext:value-type="float">
            <text:p>704684</text:p>
          </table:table-cell>
          <table:table-cell office:value-type="float" office:value="0.169518" calcext:value-type="float">
            <text:p>0.169518</text:p>
          </table:table-cell>
          <table:table-cell office:value-type="float" office:value="394582" calcext:value-type="float">
            <text:p>394582</text:p>
          </table:table-cell>
          <table:table-cell office:value-type="float" office:value="4.27153" calcext:value-type="float">
            <text:p>4.27153</text:p>
          </table:table-cell>
          <table:table-cell office:value-type="float" office:value="394769" calcext:value-type="float">
            <text:p>394769</text:p>
          </table:table-cell>
          <table:table-cell office:value-type="float" office:value="44.1021" calcext:value-type="float">
            <text:p>44.1021</text:p>
          </table:table-cell>
        </table:table-row>
        <table:table-row table:style-name="ro1">
          <table:table-cell office:value-type="float" office:value="706286" calcext:value-type="float">
            <text:p>706286</text:p>
          </table:table-cell>
          <table:table-cell office:value-type="float" office:value="0.169208" calcext:value-type="float">
            <text:p>0.169208</text:p>
          </table:table-cell>
          <table:table-cell office:value-type="float" office:value="395474" calcext:value-type="float">
            <text:p>395474</text:p>
          </table:table-cell>
          <table:table-cell office:value-type="float" office:value="4.26797" calcext:value-type="float">
            <text:p>4.26797</text:p>
          </table:table-cell>
          <table:table-cell office:value-type="float" office:value="395646" calcext:value-type="float">
            <text:p>395646</text:p>
          </table:table-cell>
          <table:table-cell office:value-type="float" office:value="44.0747" calcext:value-type="float">
            <text:p>44.0747</text:p>
          </table:table-cell>
        </table:table-row>
        <table:table-row table:style-name="ro1">
          <table:table-cell office:value-type="float" office:value="707885" calcext:value-type="float">
            <text:p>707885</text:p>
          </table:table-cell>
          <table:table-cell office:value-type="float" office:value="0.168997" calcext:value-type="float">
            <text:p>0.168997</text:p>
          </table:table-cell>
          <table:table-cell office:value-type="float" office:value="396365" calcext:value-type="float">
            <text:p>396365</text:p>
          </table:table-cell>
          <table:table-cell office:value-type="float" office:value="4.26472" calcext:value-type="float">
            <text:p>4.26472</text:p>
          </table:table-cell>
          <table:table-cell office:value-type="float" office:value="396525" calcext:value-type="float">
            <text:p>396525</text:p>
          </table:table-cell>
          <table:table-cell office:value-type="float" office:value="44.0395" calcext:value-type="float">
            <text:p>44.0395</text:p>
          </table:table-cell>
        </table:table-row>
        <table:table-row table:style-name="ro1">
          <table:table-cell office:value-type="float" office:value="709479" calcext:value-type="float">
            <text:p>709479</text:p>
          </table:table-cell>
          <table:table-cell office:value-type="float" office:value="0.168968" calcext:value-type="float">
            <text:p>0.168968</text:p>
          </table:table-cell>
          <table:table-cell office:value-type="float" office:value="397261" calcext:value-type="float">
            <text:p>397261</text:p>
          </table:table-cell>
          <table:table-cell office:value-type="float" office:value="4.26562" calcext:value-type="float">
            <text:p>4.26562</text:p>
          </table:table-cell>
          <table:table-cell office:value-type="float" office:value="397402" calcext:value-type="float">
            <text:p>397402</text:p>
          </table:table-cell>
          <table:table-cell office:value-type="float" office:value="44.0168" calcext:value-type="float">
            <text:p>44.0168</text:p>
          </table:table-cell>
        </table:table-row>
        <table:table-row table:style-name="ro1">
          <table:table-cell office:value-type="float" office:value="711069" calcext:value-type="float">
            <text:p>711069</text:p>
          </table:table-cell>
          <table:table-cell office:value-type="float" office:value="0.16868" calcext:value-type="float">
            <text:p>0.16868</text:p>
          </table:table-cell>
          <table:table-cell office:value-type="float" office:value="398153" calcext:value-type="float">
            <text:p>398153</text:p>
          </table:table-cell>
          <table:table-cell office:value-type="float" office:value="4.26569" calcext:value-type="float">
            <text:p>4.26569</text:p>
          </table:table-cell>
          <table:table-cell office:value-type="float" office:value="398281" calcext:value-type="float">
            <text:p>398281</text:p>
          </table:table-cell>
          <table:table-cell office:value-type="float" office:value="43.9877" calcext:value-type="float">
            <text:p>43.9877</text:p>
          </table:table-cell>
        </table:table-row>
        <table:table-row table:style-name="ro1">
          <table:table-cell office:value-type="float" office:value="712657" calcext:value-type="float">
            <text:p>712657</text:p>
          </table:table-cell>
          <table:table-cell office:value-type="float" office:value="0.168712" calcext:value-type="float">
            <text:p>0.168712</text:p>
          </table:table-cell>
          <table:table-cell office:value-type="float" office:value="399048" calcext:value-type="float">
            <text:p>399048</text:p>
          </table:table-cell>
          <table:table-cell office:value-type="float" office:value="4.26792" calcext:value-type="float">
            <text:p>4.26792</text:p>
          </table:table-cell>
          <table:table-cell office:value-type="float" office:value="399158" calcext:value-type="float">
            <text:p>399158</text:p>
          </table:table-cell>
          <table:table-cell office:value-type="float" office:value="43.9674" calcext:value-type="float">
            <text:p>43.9674</text:p>
          </table:table-cell>
        </table:table-row>
        <table:table-row table:style-name="ro1">
          <table:table-cell office:value-type="float" office:value="714247" calcext:value-type="float">
            <text:p>714247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399943" calcext:value-type="float">
            <text:p>399943</text:p>
          </table:table-cell>
          <table:table-cell office:value-type="float" office:value="4.2676" calcext:value-type="float">
            <text:p>4.2676</text:p>
          </table:table-cell>
          <table:table-cell office:value-type="float" office:value="400039" calcext:value-type="float">
            <text:p>400039</text:p>
          </table:table-cell>
          <table:table-cell office:value-type="float" office:value="43.9432" calcext:value-type="float">
            <text:p>43.9432</text:p>
          </table:table-cell>
        </table:table-row>
        <table:table-row table:style-name="ro1">
          <table:table-cell office:value-type="float" office:value="715836" calcext:value-type="float">
            <text:p>715836</text:p>
          </table:table-cell>
          <table:table-cell office:value-type="float" office:value="0.168814" calcext:value-type="float">
            <text:p>0.168814</text:p>
          </table:table-cell>
          <table:table-cell office:value-type="float" office:value="400837" calcext:value-type="float">
            <text:p>400837</text:p>
          </table:table-cell>
          <table:table-cell office:value-type="float" office:value="4.26664" calcext:value-type="float">
            <text:p>4.26664</text:p>
          </table:table-cell>
          <table:table-cell office:value-type="float" office:value="400916" calcext:value-type="float">
            <text:p>400916</text:p>
          </table:table-cell>
          <table:table-cell office:value-type="float" office:value="43.9369" calcext:value-type="float">
            <text:p>43.9369</text:p>
          </table:table-cell>
        </table:table-row>
        <table:table-row table:style-name="ro1">
          <table:table-cell office:value-type="float" office:value="717427" calcext:value-type="float">
            <text:p>717427</text:p>
          </table:table-cell>
          <table:table-cell office:value-type="float" office:value="0.168721" calcext:value-type="float">
            <text:p>0.168721</text:p>
          </table:table-cell>
          <table:table-cell office:value-type="float" office:value="401730" calcext:value-type="float">
            <text:p>401730</text:p>
          </table:table-cell>
          <table:table-cell office:value-type="float" office:value="4.26841" calcext:value-type="float">
            <text:p>4.26841</text:p>
          </table:table-cell>
          <table:table-cell office:value-type="float" office:value="401792" calcext:value-type="float">
            <text:p>401792</text:p>
          </table:table-cell>
          <table:table-cell office:value-type="float" office:value="43.9172" calcext:value-type="float">
            <text:p>43.9172</text:p>
          </table:table-cell>
        </table:table-row>
        <table:table-row table:style-name="ro1">
          <table:table-cell office:value-type="float" office:value="719027" calcext:value-type="float">
            <text:p>719027</text:p>
          </table:table-cell>
          <table:table-cell office:value-type="float" office:value="0.168717" calcext:value-type="float">
            <text:p>0.168717</text:p>
          </table:table-cell>
          <table:table-cell office:value-type="float" office:value="402621" calcext:value-type="float">
            <text:p>402621</text:p>
          </table:table-cell>
          <table:table-cell office:value-type="float" office:value="4.26786" calcext:value-type="float">
            <text:p>4.26786</text:p>
          </table:table-cell>
          <table:table-cell office:value-type="float" office:value="402670" calcext:value-type="float">
            <text:p>402670</text:p>
          </table:table-cell>
          <table:table-cell office:value-type="float" office:value="43.8933" calcext:value-type="float">
            <text:p>43.8933</text:p>
          </table:table-cell>
        </table:table-row>
        <table:table-row table:style-name="ro1">
          <table:table-cell office:value-type="float" office:value="720609" calcext:value-type="float">
            <text:p>720609</text:p>
          </table:table-cell>
          <table:table-cell office:value-type="float" office:value="0.168655" calcext:value-type="float">
            <text:p>0.168655</text:p>
          </table:table-cell>
          <table:table-cell office:value-type="float" office:value="403513" calcext:value-type="float">
            <text:p>403513</text:p>
          </table:table-cell>
          <table:table-cell office:value-type="float" office:value="4.26703" calcext:value-type="float">
            <text:p>4.26703</text:p>
          </table:table-cell>
          <table:table-cell office:value-type="float" office:value="403548" calcext:value-type="float">
            <text:p>403548</text:p>
          </table:table-cell>
          <table:table-cell office:value-type="float" office:value="43.8817" calcext:value-type="float">
            <text:p>43.8817</text:p>
          </table:table-cell>
        </table:table-row>
        <table:table-row table:style-name="ro1">
          <table:table-cell office:value-type="float" office:value="722192" calcext:value-type="float">
            <text:p>722192</text:p>
          </table:table-cell>
          <table:table-cell office:value-type="float" office:value="0.168676" calcext:value-type="float">
            <text:p>0.168676</text:p>
          </table:table-cell>
          <table:table-cell office:value-type="float" office:value="404405" calcext:value-type="float">
            <text:p>404405</text:p>
          </table:table-cell>
          <table:table-cell office:value-type="float" office:value="4.26944" calcext:value-type="float">
            <text:p>4.26944</text:p>
          </table:table-cell>
          <table:table-cell office:value-type="float" office:value="404424" calcext:value-type="float">
            <text:p>404424</text:p>
          </table:table-cell>
          <table:table-cell office:value-type="float" office:value="43.8484" calcext:value-type="float">
            <text:p>43.8484</text:p>
          </table:table-cell>
        </table:table-row>
        <table:table-row table:style-name="ro1">
          <table:table-cell office:value-type="float" office:value="723775" calcext:value-type="float">
            <text:p>723775</text:p>
          </table:table-cell>
          <table:table-cell office:value-type="float" office:value="0.168664" calcext:value-type="float">
            <text:p>0.168664</text:p>
          </table:table-cell>
          <table:table-cell office:value-type="float" office:value="405297" calcext:value-type="float">
            <text:p>405297</text:p>
          </table:table-cell>
          <table:table-cell office:value-type="float" office:value="4.26785" calcext:value-type="float">
            <text:p>4.26785</text:p>
          </table:table-cell>
          <table:table-cell office:value-type="float" office:value="405299" calcext:value-type="float">
            <text:p>405299</text:p>
          </table:table-cell>
          <table:table-cell office:value-type="float" office:value="43.8379" calcext:value-type="float">
            <text:p>43.8379</text:p>
          </table:table-cell>
        </table:table-row>
        <table:table-row table:style-name="ro1">
          <table:table-cell office:value-type="float" office:value="725355" calcext:value-type="float">
            <text:p>725355</text:p>
          </table:table-cell>
          <table:table-cell office:value-type="float" office:value="0.168533" calcext:value-type="float">
            <text:p>0.168533</text:p>
          </table:table-cell>
          <table:table-cell office:value-type="float" office:value="406189" calcext:value-type="float">
            <text:p>406189</text:p>
          </table:table-cell>
          <table:table-cell office:value-type="float" office:value="4.27396" calcext:value-type="float">
            <text:p>4.27396</text:p>
          </table:table-cell>
          <table:table-cell office:value-type="float" office:value="406175" calcext:value-type="float">
            <text:p>406175</text:p>
          </table:table-cell>
          <table:table-cell office:value-type="float" office:value="43.8167" calcext:value-type="float">
            <text:p>43.8167</text:p>
          </table:table-cell>
        </table:table-row>
        <table:table-row table:style-name="ro1">
          <table:table-cell office:value-type="float" office:value="726936" calcext:value-type="float">
            <text:p>726936</text:p>
          </table:table-cell>
          <table:table-cell office:value-type="float" office:value="0.16849" calcext:value-type="float">
            <text:p>0.16849</text:p>
          </table:table-cell>
          <table:table-cell office:value-type="float" office:value="407081" calcext:value-type="float">
            <text:p>407081</text:p>
          </table:table-cell>
          <table:table-cell office:value-type="float" office:value="4.28175" calcext:value-type="float">
            <text:p>4.28175</text:p>
          </table:table-cell>
          <table:table-cell office:value-type="float" office:value="407053" calcext:value-type="float">
            <text:p>407053</text:p>
          </table:table-cell>
          <table:table-cell office:value-type="float" office:value="43.8317" calcext:value-type="float">
            <text:p>43.8317</text:p>
          </table:table-cell>
        </table:table-row>
        <table:table-row table:style-name="ro1">
          <table:table-cell office:value-type="float" office:value="728517" calcext:value-type="float">
            <text:p>728517</text:p>
          </table:table-cell>
          <table:table-cell office:value-type="float" office:value="0.168576" calcext:value-type="float">
            <text:p>0.168576</text:p>
          </table:table-cell>
          <table:table-cell office:value-type="float" office:value="407975" calcext:value-type="float">
            <text:p>407975</text:p>
          </table:table-cell>
          <table:table-cell office:value-type="float" office:value="4.2831" calcext:value-type="float">
            <text:p>4.2831</text:p>
          </table:table-cell>
          <table:table-cell office:value-type="float" office:value="407930" calcext:value-type="float">
            <text:p>407930</text:p>
          </table:table-cell>
          <table:table-cell office:value-type="float" office:value="43.8145" calcext:value-type="float">
            <text:p>43.8145</text:p>
          </table:table-cell>
        </table:table-row>
        <table:table-row table:style-name="ro1">
          <table:table-cell office:value-type="float" office:value="730101" calcext:value-type="float">
            <text:p>730101</text:p>
          </table:table-cell>
          <table:table-cell office:value-type="float" office:value="0.16876" calcext:value-type="float">
            <text:p>0.16876</text:p>
          </table:table-cell>
          <table:table-cell office:value-type="float" office:value="408869" calcext:value-type="float">
            <text:p>408869</text:p>
          </table:table-cell>
          <table:table-cell office:value-type="float" office:value="4.28121" calcext:value-type="float">
            <text:p>4.28121</text:p>
          </table:table-cell>
          <table:table-cell office:value-type="float" office:value="408810" calcext:value-type="float">
            <text:p>408810</text:p>
          </table:table-cell>
          <table:table-cell office:value-type="float" office:value="43.797" calcext:value-type="float">
            <text:p>43.797</text:p>
          </table:table-cell>
        </table:table-row>
        <table:table-row table:style-name="ro1">
          <table:table-cell office:value-type="float" office:value="731680" calcext:value-type="float">
            <text:p>731680</text:p>
          </table:table-cell>
          <table:table-cell office:value-type="float" office:value="0.168923" calcext:value-type="float">
            <text:p>0.168923</text:p>
          </table:table-cell>
          <table:table-cell office:value-type="float" office:value="409764" calcext:value-type="float">
            <text:p>409764</text:p>
          </table:table-cell>
          <table:table-cell office:value-type="float" office:value="4.28972" calcext:value-type="float">
            <text:p>4.28972</text:p>
          </table:table-cell>
          <table:table-cell office:value-type="float" office:value="409686" calcext:value-type="float">
            <text:p>409686</text:p>
          </table:table-cell>
          <table:table-cell office:value-type="float" office:value="43.7872" calcext:value-type="float">
            <text:p>43.7872</text:p>
          </table:table-cell>
        </table:table-row>
        <table:table-row table:style-name="ro1">
          <table:table-cell office:value-type="float" office:value="733259" calcext:value-type="float">
            <text:p>733259</text:p>
          </table:table-cell>
          <table:table-cell office:value-type="float" office:value="0.169263" calcext:value-type="float">
            <text:p>0.169263</text:p>
          </table:table-cell>
          <table:table-cell office:value-type="float" office:value="410657" calcext:value-type="float">
            <text:p>410657</text:p>
          </table:table-cell>
          <table:table-cell office:value-type="float" office:value="4.29081" calcext:value-type="float">
            <text:p>4.29081</text:p>
          </table:table-cell>
          <table:table-cell office:value-type="float" office:value="410562" calcext:value-type="float">
            <text:p>410562</text:p>
          </table:table-cell>
          <table:table-cell office:value-type="float" office:value="43.7727" calcext:value-type="float">
            <text:p>43.7727</text:p>
          </table:table-cell>
        </table:table-row>
        <table:table-row table:style-name="ro1">
          <table:table-cell office:value-type="float" office:value="734864" calcext:value-type="float">
            <text:p>734864</text:p>
          </table:table-cell>
          <table:table-cell office:value-type="float" office:value="0.169439" calcext:value-type="float">
            <text:p>0.169439</text:p>
          </table:table-cell>
          <table:table-cell office:value-type="float" office:value="411551" calcext:value-type="float">
            <text:p>411551</text:p>
          </table:table-cell>
          <table:table-cell office:value-type="float" office:value="4.28957" calcext:value-type="float">
            <text:p>4.28957</text:p>
          </table:table-cell>
          <table:table-cell office:value-type="float" office:value="411437" calcext:value-type="float">
            <text:p>411437</text:p>
          </table:table-cell>
          <table:table-cell office:value-type="float" office:value="43.7687" calcext:value-type="float">
            <text:p>43.7687</text:p>
          </table:table-cell>
        </table:table-row>
        <table:table-row table:style-name="ro1">
          <table:table-cell office:value-type="float" office:value="736460" calcext:value-type="float">
            <text:p>736460</text:p>
          </table:table-cell>
          <table:table-cell office:value-type="float" office:value="0.169495" calcext:value-type="float">
            <text:p>0.169495</text:p>
          </table:table-cell>
          <table:table-cell office:value-type="float" office:value="412446" calcext:value-type="float">
            <text:p>412446</text:p>
          </table:table-cell>
          <table:table-cell office:value-type="float" office:value="4.28107" calcext:value-type="float">
            <text:p>4.28107</text:p>
          </table:table-cell>
          <table:table-cell office:value-type="float" office:value="412314" calcext:value-type="float">
            <text:p>412314</text:p>
          </table:table-cell>
          <table:table-cell office:value-type="float" office:value="43.7384" calcext:value-type="float">
            <text:p>43.7384</text:p>
          </table:table-cell>
        </table:table-row>
        <table:table-row table:style-name="ro1">
          <table:table-cell office:value-type="float" office:value="738058" calcext:value-type="float">
            <text:p>738058</text:p>
          </table:table-cell>
          <table:table-cell office:value-type="float" office:value="0.169486" calcext:value-type="float">
            <text:p>0.169486</text:p>
          </table:table-cell>
          <table:table-cell office:value-type="float" office:value="413339" calcext:value-type="float">
            <text:p>413339</text:p>
          </table:table-cell>
          <table:table-cell office:value-type="float" office:value="4.28001" calcext:value-type="float">
            <text:p>4.28001</text:p>
          </table:table-cell>
          <table:table-cell office:value-type="float" office:value="413190" calcext:value-type="float">
            <text:p>413190</text:p>
          </table:table-cell>
          <table:table-cell office:value-type="float" office:value="43.7099" calcext:value-type="float">
            <text:p>43.7099</text:p>
          </table:table-cell>
        </table:table-row>
        <table:table-row table:style-name="ro1">
          <table:table-cell office:value-type="float" office:value="739658" calcext:value-type="float">
            <text:p>739658</text:p>
          </table:table-cell>
          <table:table-cell office:value-type="float" office:value="0.169569" calcext:value-type="float">
            <text:p>0.169569</text:p>
          </table:table-cell>
          <table:table-cell office:value-type="float" office:value="414230" calcext:value-type="float">
            <text:p>414230</text:p>
          </table:table-cell>
          <table:table-cell office:value-type="float" office:value="4.27895" calcext:value-type="float">
            <text:p>4.27895</text:p>
          </table:table-cell>
          <table:table-cell office:value-type="float" office:value="414066" calcext:value-type="float">
            <text:p>414066</text:p>
          </table:table-cell>
          <table:table-cell office:value-type="float" office:value="43.6669" calcext:value-type="float">
            <text:p>43.6669</text:p>
          </table:table-cell>
        </table:table-row>
        <table:table-row table:style-name="ro1">
          <table:table-cell office:value-type="float" office:value="741251" calcext:value-type="float">
            <text:p>741251</text:p>
          </table:table-cell>
          <table:table-cell office:value-type="float" office:value="0.169486" calcext:value-type="float">
            <text:p>0.169486</text:p>
          </table:table-cell>
          <table:table-cell office:value-type="float" office:value="415121" calcext:value-type="float">
            <text:p>415121</text:p>
          </table:table-cell>
          <table:table-cell office:value-type="float" office:value="4.27804" calcext:value-type="float">
            <text:p>4.27804</text:p>
          </table:table-cell>
          <table:table-cell office:value-type="float" office:value="414942" calcext:value-type="float">
            <text:p>414942</text:p>
          </table:table-cell>
          <table:table-cell office:value-type="float" office:value="43.628" calcext:value-type="float">
            <text:p>43.628</text:p>
          </table:table-cell>
        </table:table-row>
        <table:table-row table:style-name="ro1">
          <table:table-cell office:value-type="float" office:value="742842" calcext:value-type="float">
            <text:p>742842</text:p>
          </table:table-cell>
          <table:table-cell office:value-type="float" office:value="0.169109" calcext:value-type="float">
            <text:p>0.169109</text:p>
          </table:table-cell>
          <table:table-cell office:value-type="float" office:value="416014" calcext:value-type="float">
            <text:p>416014</text:p>
          </table:table-cell>
          <table:table-cell office:value-type="float" office:value="4.27687" calcext:value-type="float">
            <text:p>4.27687</text:p>
          </table:table-cell>
          <table:table-cell office:value-type="float" office:value="415817" calcext:value-type="float">
            <text:p>415817</text:p>
          </table:table-cell>
          <table:table-cell office:value-type="float" office:value="43.591" calcext:value-type="float">
            <text:p>43.591</text:p>
          </table:table-cell>
        </table:table-row>
        <table:table-row table:style-name="ro1">
          <table:table-cell office:value-type="float" office:value="744428" calcext:value-type="float">
            <text:p>744428</text:p>
          </table:table-cell>
          <table:table-cell office:value-type="float" office:value="0.168863" calcext:value-type="float">
            <text:p>0.168863</text:p>
          </table:table-cell>
          <table:table-cell office:value-type="float" office:value="416906" calcext:value-type="float">
            <text:p>416906</text:p>
          </table:table-cell>
          <table:table-cell office:value-type="float" office:value="4.27502" calcext:value-type="float">
            <text:p>4.27502</text:p>
          </table:table-cell>
          <table:table-cell office:value-type="float" office:value="416693" calcext:value-type="float">
            <text:p>416693</text:p>
          </table:table-cell>
          <table:table-cell office:value-type="float" office:value="43.5524" calcext:value-type="float">
            <text:p>43.5524</text:p>
          </table:table-cell>
        </table:table-row>
        <table:table-row table:style-name="ro1">
          <table:table-cell office:value-type="float" office:value="746028" calcext:value-type="float">
            <text:p>746028</text:p>
          </table:table-cell>
          <table:table-cell office:value-type="float" office:value="0.168703" calcext:value-type="float">
            <text:p>0.168703</text:p>
          </table:table-cell>
          <table:table-cell office:value-type="float" office:value="417800" calcext:value-type="float">
            <text:p>417800</text:p>
          </table:table-cell>
          <table:table-cell office:value-type="float" office:value="4.27373" calcext:value-type="float">
            <text:p>4.27373</text:p>
          </table:table-cell>
          <table:table-cell office:value-type="float" office:value="417569" calcext:value-type="float">
            <text:p>417569</text:p>
          </table:table-cell>
          <table:table-cell office:value-type="float" office:value="43.5113" calcext:value-type="float">
            <text:p>43.5113</text:p>
          </table:table-cell>
        </table:table-row>
        <table:table-row table:style-name="ro1">
          <table:table-cell office:value-type="float" office:value="747611" calcext:value-type="float">
            <text:p>747611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418692" calcext:value-type="float">
            <text:p>418692</text:p>
          </table:table-cell>
          <table:table-cell office:value-type="float" office:value="4.26636" calcext:value-type="float">
            <text:p>4.26636</text:p>
          </table:table-cell>
          <table:table-cell office:value-type="float" office:value="418445" calcext:value-type="float">
            <text:p>418445</text:p>
          </table:table-cell>
          <table:table-cell office:value-type="float" office:value="43.4697" calcext:value-type="float">
            <text:p>43.4697</text:p>
          </table:table-cell>
        </table:table-row>
        <table:table-row table:style-name="ro1">
          <table:table-cell office:value-type="float" office:value="749212" calcext:value-type="float">
            <text:p>749212</text:p>
          </table:table-cell>
          <table:table-cell office:value-type="float" office:value="0.168212" calcext:value-type="float">
            <text:p>0.168212</text:p>
          </table:table-cell>
          <table:table-cell office:value-type="float" office:value="419582" calcext:value-type="float">
            <text:p>419582</text:p>
          </table:table-cell>
          <table:table-cell office:value-type="float" office:value="4.26446" calcext:value-type="float">
            <text:p>4.26446</text:p>
          </table:table-cell>
          <table:table-cell office:value-type="float" office:value="419321" calcext:value-type="float">
            <text:p>419321</text:p>
          </table:table-cell>
          <table:table-cell office:value-type="float" office:value="43.4362" calcext:value-type="float">
            <text:p>43.4362</text:p>
          </table:table-cell>
        </table:table-row>
        <table:table-row table:style-name="ro1">
          <table:table-cell office:value-type="float" office:value="750812" calcext:value-type="float">
            <text:p>750812</text:p>
          </table:table-cell>
          <table:table-cell office:value-type="float" office:value="0.167896" calcext:value-type="float">
            <text:p>0.167896</text:p>
          </table:table-cell>
          <table:table-cell office:value-type="float" office:value="420474" calcext:value-type="float">
            <text:p>420474</text:p>
          </table:table-cell>
          <table:table-cell office:value-type="float" office:value="4.26389" calcext:value-type="float">
            <text:p>4.26389</text:p>
          </table:table-cell>
          <table:table-cell office:value-type="float" office:value="420196" calcext:value-type="float">
            <text:p>420196</text:p>
          </table:table-cell>
          <table:table-cell office:value-type="float" office:value="43.396" calcext:value-type="float">
            <text:p>43.396</text:p>
          </table:table-cell>
        </table:table-row>
        <table:table-row table:style-name="ro1">
          <table:table-cell office:value-type="float" office:value="752410" calcext:value-type="float">
            <text:p>752410</text:p>
          </table:table-cell>
          <table:table-cell office:value-type="float" office:value="0.167903" calcext:value-type="float">
            <text:p>0.167903</text:p>
          </table:table-cell>
          <table:table-cell office:value-type="float" office:value="421368" calcext:value-type="float">
            <text:p>421368</text:p>
          </table:table-cell>
          <table:table-cell office:value-type="float" office:value="4.2647" calcext:value-type="float">
            <text:p>4.2647</text:p>
          </table:table-cell>
          <table:table-cell office:value-type="float" office:value="421072" calcext:value-type="float">
            <text:p>421072</text:p>
          </table:table-cell>
          <table:table-cell office:value-type="float" office:value="43.3641" calcext:value-type="float">
            <text:p>43.3641</text:p>
          </table:table-cell>
        </table:table-row>
        <table:table-row table:style-name="ro1">
          <table:table-cell office:value-type="float" office:value="754005" calcext:value-type="float">
            <text:p>754005</text:p>
          </table:table-cell>
          <table:table-cell office:value-type="float" office:value="0.167825" calcext:value-type="float">
            <text:p>0.167825</text:p>
          </table:table-cell>
          <table:table-cell office:value-type="float" office:value="422259" calcext:value-type="float">
            <text:p>422259</text:p>
          </table:table-cell>
          <table:table-cell office:value-type="float" office:value="4.26405" calcext:value-type="float">
            <text:p>4.26405</text:p>
          </table:table-cell>
          <table:table-cell office:value-type="float" office:value="421949" calcext:value-type="float">
            <text:p>421949</text:p>
          </table:table-cell>
          <table:table-cell office:value-type="float" office:value="43.3218" calcext:value-type="float">
            <text:p>43.3218</text:p>
          </table:table-cell>
        </table:table-row>
        <table:table-row table:style-name="ro1">
          <table:table-cell office:value-type="float" office:value="755596" calcext:value-type="float">
            <text:p>755596</text:p>
          </table:table-cell>
          <table:table-cell office:value-type="float" office:value="0.167712" calcext:value-type="float">
            <text:p>0.167712</text:p>
          </table:table-cell>
          <table:table-cell office:value-type="float" office:value="423151" calcext:value-type="float">
            <text:p>423151</text:p>
          </table:table-cell>
          <table:table-cell office:value-type="float" office:value="4.26008" calcext:value-type="float">
            <text:p>4.26008</text:p>
          </table:table-cell>
          <table:table-cell office:value-type="float" office:value="422825" calcext:value-type="float">
            <text:p>422825</text:p>
          </table:table-cell>
          <table:table-cell office:value-type="float" office:value="43.3009" calcext:value-type="float">
            <text:p>43.3009</text:p>
          </table:table-cell>
        </table:table-row>
        <table:table-row table:style-name="ro1">
          <table:table-cell office:value-type="float" office:value="757186" calcext:value-type="float">
            <text:p>757186</text:p>
          </table:table-cell>
          <table:table-cell office:value-type="float" office:value="0.167585" calcext:value-type="float">
            <text:p>0.167585</text:p>
          </table:table-cell>
          <table:table-cell office:value-type="float" office:value="424043" calcext:value-type="float">
            <text:p>424043</text:p>
          </table:table-cell>
          <table:table-cell office:value-type="float" office:value="4.25862" calcext:value-type="float">
            <text:p>4.25862</text:p>
          </table:table-cell>
          <table:table-cell office:value-type="float" office:value="423700" calcext:value-type="float">
            <text:p>423700</text:p>
          </table:table-cell>
          <table:table-cell office:value-type="float" office:value="43.2584" calcext:value-type="float">
            <text:p>43.2584</text:p>
          </table:table-cell>
        </table:table-row>
        <table:table-row table:style-name="ro1">
          <table:table-cell office:value-type="float" office:value="758778" calcext:value-type="float">
            <text:p>758778</text:p>
          </table:table-cell>
          <table:table-cell office:value-type="float" office:value="0.167481" calcext:value-type="float">
            <text:p>0.167481</text:p>
          </table:table-cell>
          <table:table-cell office:value-type="float" office:value="424934" calcext:value-type="float">
            <text:p>424934</text:p>
          </table:table-cell>
          <table:table-cell office:value-type="float" office:value="4.25181" calcext:value-type="float">
            <text:p>4.25181</text:p>
          </table:table-cell>
          <table:table-cell office:value-type="float" office:value="424578" calcext:value-type="float">
            <text:p>424578</text:p>
          </table:table-cell>
          <table:table-cell office:value-type="float" office:value="43.2326" calcext:value-type="float">
            <text:p>43.2326</text:p>
          </table:table-cell>
        </table:table-row>
        <table:table-row table:style-name="ro1">
          <table:table-cell office:value-type="float" office:value="760367" calcext:value-type="float">
            <text:p>760367</text:p>
          </table:table-cell>
          <table:table-cell office:value-type="float" office:value="0.167421" calcext:value-type="float">
            <text:p>0.167421</text:p>
          </table:table-cell>
          <table:table-cell office:value-type="float" office:value="425827" calcext:value-type="float">
            <text:p>425827</text:p>
          </table:table-cell>
          <table:table-cell office:value-type="float" office:value="4.25093" calcext:value-type="float">
            <text:p>4.25093</text:p>
          </table:table-cell>
          <table:table-cell office:value-type="float" office:value="425455" calcext:value-type="float">
            <text:p>425455</text:p>
          </table:table-cell>
          <table:table-cell office:value-type="float" office:value="43.1907" calcext:value-type="float">
            <text:p>43.1907</text:p>
          </table:table-cell>
        </table:table-row>
        <table:table-row table:style-name="ro1">
          <table:table-cell office:value-type="float" office:value="761957" calcext:value-type="float">
            <text:p>761957</text:p>
          </table:table-cell>
          <table:table-cell office:value-type="float" office:value="0.167269" calcext:value-type="float">
            <text:p>0.167269</text:p>
          </table:table-cell>
          <table:table-cell office:value-type="float" office:value="426718" calcext:value-type="float">
            <text:p>426718</text:p>
          </table:table-cell>
          <table:table-cell office:value-type="float" office:value="4.24886" calcext:value-type="float">
            <text:p>4.24886</text:p>
          </table:table-cell>
          <table:table-cell office:value-type="float" office:value="426330" calcext:value-type="float">
            <text:p>426330</text:p>
          </table:table-cell>
          <table:table-cell office:value-type="float" office:value="43.1428" calcext:value-type="float">
            <text:p>43.1428</text:p>
          </table:table-cell>
        </table:table-row>
        <table:table-row table:style-name="ro1">
          <table:table-cell office:value-type="float" office:value="763553" calcext:value-type="float">
            <text:p>763553</text:p>
          </table:table-cell>
          <table:table-cell office:value-type="float" office:value="0.167154" calcext:value-type="float">
            <text:p>0.167154</text:p>
          </table:table-cell>
          <table:table-cell office:value-type="float" office:value="427611" calcext:value-type="float">
            <text:p>427611</text:p>
          </table:table-cell>
          <table:table-cell office:value-type="float" office:value="4.24712" calcext:value-type="float">
            <text:p>4.24712</text:p>
          </table:table-cell>
          <table:table-cell office:value-type="float" office:value="427207" calcext:value-type="float">
            <text:p>427207</text:p>
          </table:table-cell>
          <table:table-cell office:value-type="float" office:value="43.0975" calcext:value-type="float">
            <text:p>43.0975</text:p>
          </table:table-cell>
        </table:table-row>
        <table:table-row table:style-name="ro1">
          <table:table-cell office:value-type="float" office:value="765135" calcext:value-type="float">
            <text:p>765135</text:p>
          </table:table-cell>
          <table:table-cell office:value-type="float" office:value="0.166884" calcext:value-type="float">
            <text:p>0.166884</text:p>
          </table:table-cell>
          <table:table-cell office:value-type="float" office:value="428504" calcext:value-type="float">
            <text:p>428504</text:p>
          </table:table-cell>
          <table:table-cell office:value-type="float" office:value="4.24478" calcext:value-type="float">
            <text:p>4.24478</text:p>
          </table:table-cell>
          <table:table-cell office:value-type="float" office:value="428082" calcext:value-type="float">
            <text:p>428082</text:p>
          </table:table-cell>
          <table:table-cell office:value-type="float" office:value="43.0644" calcext:value-type="float">
            <text:p>43.0644</text:p>
          </table:table-cell>
        </table:table-row>
        <table:table-row table:style-name="ro1">
          <table:table-cell office:value-type="float" office:value="766716" calcext:value-type="float">
            <text:p>766716</text:p>
          </table:table-cell>
          <table:table-cell office:value-type="float" office:value="0.16661" calcext:value-type="float">
            <text:p>0.16661</text:p>
          </table:table-cell>
          <table:table-cell office:value-type="float" office:value="429398" calcext:value-type="float">
            <text:p>429398</text:p>
          </table:table-cell>
          <table:table-cell office:value-type="float" office:value="4.24466" calcext:value-type="float">
            <text:p>4.24466</text:p>
          </table:table-cell>
          <table:table-cell office:value-type="float" office:value="428962" calcext:value-type="float">
            <text:p>428962</text:p>
          </table:table-cell>
          <table:table-cell office:value-type="float" office:value="43.019" calcext:value-type="float">
            <text:p>43.019</text:p>
          </table:table-cell>
        </table:table-row>
        <table:table-row table:style-name="ro1">
          <table:table-cell office:value-type="float" office:value="768298" calcext:value-type="float">
            <text:p>768298</text:p>
          </table:table-cell>
          <table:table-cell office:value-type="float" office:value="0.166275" calcext:value-type="float">
            <text:p>0.166275</text:p>
          </table:table-cell>
          <table:table-cell office:value-type="float" office:value="430292" calcext:value-type="float">
            <text:p>430292</text:p>
          </table:table-cell>
          <table:table-cell office:value-type="float" office:value="4.24271" calcext:value-type="float">
            <text:p>4.24271</text:p>
          </table:table-cell>
          <table:table-cell office:value-type="float" office:value="429840" calcext:value-type="float">
            <text:p>429840</text:p>
          </table:table-cell>
          <table:table-cell office:value-type="float" office:value="42.9755" calcext:value-type="float">
            <text:p>42.9755</text:p>
          </table:table-cell>
        </table:table-row>
        <table:table-row table:style-name="ro1">
          <table:table-cell office:value-type="float" office:value="769880" calcext:value-type="float">
            <text:p>769880</text:p>
          </table:table-cell>
          <table:table-cell office:value-type="float" office:value="0.165877" calcext:value-type="float">
            <text:p>0.165877</text:p>
          </table:table-cell>
          <table:table-cell office:value-type="float" office:value="431184" calcext:value-type="float">
            <text:p>431184</text:p>
          </table:table-cell>
          <table:table-cell office:value-type="float" office:value="4.23884" calcext:value-type="float">
            <text:p>4.23884</text:p>
          </table:table-cell>
          <table:table-cell office:value-type="float" office:value="430715" calcext:value-type="float">
            <text:p>430715</text:p>
          </table:table-cell>
          <table:table-cell office:value-type="float" office:value="42.9286" calcext:value-type="float">
            <text:p>42.9286</text:p>
          </table:table-cell>
        </table:table-row>
        <table:table-row table:style-name="ro1">
          <table:table-cell office:value-type="float" office:value="771460" calcext:value-type="float">
            <text:p>771460</text:p>
          </table:table-cell>
          <table:table-cell office:value-type="float" office:value="0.165459" calcext:value-type="float">
            <text:p>0.165459</text:p>
          </table:table-cell>
          <table:table-cell office:value-type="float" office:value="432075" calcext:value-type="float">
            <text:p>432075</text:p>
          </table:table-cell>
          <table:table-cell office:value-type="float" office:value="4.23683" calcext:value-type="float">
            <text:p>4.23683</text:p>
          </table:table-cell>
          <table:table-cell office:value-type="float" office:value="431588" calcext:value-type="float">
            <text:p>431588</text:p>
          </table:table-cell>
          <table:table-cell office:value-type="float" office:value="42.8642" calcext:value-type="float">
            <text:p>42.8642</text:p>
          </table:table-cell>
        </table:table-row>
        <table:table-row table:style-name="ro1">
          <table:table-cell office:value-type="float" office:value="773038" calcext:value-type="float">
            <text:p>773038</text:p>
          </table:table-cell>
          <table:table-cell office:value-type="float" office:value="0.16498" calcext:value-type="float">
            <text:p>0.16498</text:p>
          </table:table-cell>
          <table:table-cell office:value-type="float" office:value="432965" calcext:value-type="float">
            <text:p>432965</text:p>
          </table:table-cell>
          <table:table-cell office:value-type="float" office:value="4.24133" calcext:value-type="float">
            <text:p>4.24133</text:p>
          </table:table-cell>
          <table:table-cell office:value-type="float" office:value="432463" calcext:value-type="float">
            <text:p>432463</text:p>
          </table:table-cell>
          <table:table-cell office:value-type="float" office:value="42.8244" calcext:value-type="float">
            <text:p>42.8244</text:p>
          </table:table-cell>
        </table:table-row>
        <table:table-row table:style-name="ro1">
          <table:table-cell office:value-type="float" office:value="774623" calcext:value-type="float">
            <text:p>774623</text:p>
          </table:table-cell>
          <table:table-cell office:value-type="float" office:value="0.164614" calcext:value-type="float">
            <text:p>0.164614</text:p>
          </table:table-cell>
          <table:table-cell office:value-type="float" office:value="433860" calcext:value-type="float">
            <text:p>433860</text:p>
          </table:table-cell>
          <table:table-cell office:value-type="float" office:value="4.2429" calcext:value-type="float">
            <text:p>4.2429</text:p>
          </table:table-cell>
          <table:table-cell office:value-type="float" office:value="433338" calcext:value-type="float">
            <text:p>433338</text:p>
          </table:table-cell>
          <table:table-cell office:value-type="float" office:value="42.7788" calcext:value-type="float">
            <text:p>42.7788</text:p>
          </table:table-cell>
        </table:table-row>
        <table:table-row table:style-name="ro1">
          <table:table-cell office:value-type="float" office:value="776205" calcext:value-type="float">
            <text:p>776205</text:p>
          </table:table-cell>
          <table:table-cell office:value-type="float" office:value="0.16418" calcext:value-type="float">
            <text:p>0.16418</text:p>
          </table:table-cell>
          <table:table-cell office:value-type="float" office:value="434751" calcext:value-type="float">
            <text:p>434751</text:p>
          </table:table-cell>
          <table:table-cell office:value-type="float" office:value="4.23833" calcext:value-type="float">
            <text:p>4.23833</text:p>
          </table:table-cell>
          <table:table-cell office:value-type="float" office:value="434213" calcext:value-type="float">
            <text:p>434213</text:p>
          </table:table-cell>
          <table:table-cell office:value-type="float" office:value="42.7212" calcext:value-type="float">
            <text:p>42.7212</text:p>
          </table:table-cell>
        </table:table-row>
        <table:table-row table:style-name="ro1">
          <table:table-cell office:value-type="float" office:value="777786" calcext:value-type="float">
            <text:p>777786</text:p>
          </table:table-cell>
          <table:table-cell office:value-type="float" office:value="0.163655" calcext:value-type="float">
            <text:p>0.163655</text:p>
          </table:table-cell>
          <table:table-cell office:value-type="float" office:value="435645" calcext:value-type="float">
            <text:p>435645</text:p>
          </table:table-cell>
          <table:table-cell office:value-type="float" office:value="4.23503" calcext:value-type="float">
            <text:p>4.23503</text:p>
          </table:table-cell>
          <table:table-cell office:value-type="float" office:value="435088" calcext:value-type="float">
            <text:p>435088</text:p>
          </table:table-cell>
          <table:table-cell office:value-type="float" office:value="42.689" calcext:value-type="float">
            <text:p>42.689</text:p>
          </table:table-cell>
        </table:table-row>
        <table:table-row table:style-name="ro1">
          <table:table-cell office:value-type="float" office:value="779391" calcext:value-type="float">
            <text:p>779391</text:p>
          </table:table-cell>
          <table:table-cell office:value-type="float" office:value="0.163419" calcext:value-type="float">
            <text:p>0.163419</text:p>
          </table:table-cell>
          <table:table-cell office:value-type="float" office:value="436537" calcext:value-type="float">
            <text:p>436537</text:p>
          </table:table-cell>
          <table:table-cell office:value-type="float" office:value="4.2361" calcext:value-type="float">
            <text:p>4.2361</text:p>
          </table:table-cell>
          <table:table-cell office:value-type="float" office:value="435969" calcext:value-type="float">
            <text:p>435969</text:p>
          </table:table-cell>
          <table:table-cell office:value-type="float" office:value="42.6498" calcext:value-type="float">
            <text:p>42.6498</text:p>
          </table:table-cell>
        </table:table-row>
        <table:table-row table:style-name="ro1">
          <table:table-cell office:value-type="float" office:value="780986" calcext:value-type="float">
            <text:p>780986</text:p>
          </table:table-cell>
          <table:table-cell office:value-type="float" office:value="0.163176" calcext:value-type="float">
            <text:p>0.163176</text:p>
          </table:table-cell>
          <table:table-cell office:value-type="float" office:value="437431" calcext:value-type="float">
            <text:p>437431</text:p>
          </table:table-cell>
          <table:table-cell office:value-type="float" office:value="4.23738" calcext:value-type="float">
            <text:p>4.23738</text:p>
          </table:table-cell>
          <table:table-cell office:value-type="float" office:value="436848" calcext:value-type="float">
            <text:p>436848</text:p>
          </table:table-cell>
          <table:table-cell office:value-type="float" office:value="42.6167" calcext:value-type="float">
            <text:p>42.6167</text:p>
          </table:table-cell>
        </table:table-row>
        <table:table-row table:style-name="ro1">
          <table:table-cell office:value-type="float" office:value="782580" calcext:value-type="float">
            <text:p>782580</text:p>
          </table:table-cell>
          <table:table-cell office:value-type="float" office:value="0.162989" calcext:value-type="float">
            <text:p>0.162989</text:p>
          </table:table-cell>
          <table:table-cell office:value-type="float" office:value="438328" calcext:value-type="float">
            <text:p>438328</text:p>
          </table:table-cell>
          <table:table-cell office:value-type="float" office:value="4.23612" calcext:value-type="float">
            <text:p>4.23612</text:p>
          </table:table-cell>
          <table:table-cell office:value-type="float" office:value="437724" calcext:value-type="float">
            <text:p>437724</text:p>
          </table:table-cell>
          <table:table-cell office:value-type="float" office:value="42.5658" calcext:value-type="float">
            <text:p>42.5658</text:p>
          </table:table-cell>
        </table:table-row>
        <table:table-row table:style-name="ro1">
          <table:table-cell office:value-type="float" office:value="784178" calcext:value-type="float">
            <text:p>784178</text:p>
          </table:table-cell>
          <table:table-cell office:value-type="float" office:value="0.162744" calcext:value-type="float">
            <text:p>0.162744</text:p>
          </table:table-cell>
          <table:table-cell office:value-type="float" office:value="439221" calcext:value-type="float">
            <text:p>439221</text:p>
          </table:table-cell>
          <table:table-cell office:value-type="float" office:value="4.23471" calcext:value-type="float">
            <text:p>4.23471</text:p>
          </table:table-cell>
          <table:table-cell office:value-type="float" office:value="438599" calcext:value-type="float">
            <text:p>438599</text:p>
          </table:table-cell>
          <table:table-cell office:value-type="float" office:value="42.5238" calcext:value-type="float">
            <text:p>42.5238</text:p>
          </table:table-cell>
        </table:table-row>
        <table:table-row table:style-name="ro1">
          <table:table-cell office:value-type="float" office:value="785770" calcext:value-type="float">
            <text:p>785770</text:p>
          </table:table-cell>
          <table:table-cell office:value-type="float" office:value="0.162362" calcext:value-type="float">
            <text:p>0.162362</text:p>
          </table:table-cell>
          <table:table-cell office:value-type="float" office:value="440117" calcext:value-type="float">
            <text:p>440117</text:p>
          </table:table-cell>
          <table:table-cell office:value-type="float" office:value="4.23186" calcext:value-type="float">
            <text:p>4.23186</text:p>
          </table:table-cell>
          <table:table-cell office:value-type="float" office:value="439475" calcext:value-type="float">
            <text:p>439475</text:p>
          </table:table-cell>
          <table:table-cell office:value-type="float" office:value="42.4756" calcext:value-type="float">
            <text:p>42.4756</text:p>
          </table:table-cell>
        </table:table-row>
        <table:table-row table:style-name="ro1">
          <table:table-cell office:value-type="float" office:value="787362" calcext:value-type="float">
            <text:p>787362</text:p>
          </table:table-cell>
          <table:table-cell office:value-type="float" office:value="0.161998" calcext:value-type="float">
            <text:p>0.161998</text:p>
          </table:table-cell>
          <table:table-cell office:value-type="float" office:value="441009" calcext:value-type="float">
            <text:p>441009</text:p>
          </table:table-cell>
          <table:table-cell office:value-type="float" office:value="4.23085" calcext:value-type="float">
            <text:p>4.23085</text:p>
          </table:table-cell>
          <table:table-cell office:value-type="float" office:value="440350" calcext:value-type="float">
            <text:p>440350</text:p>
          </table:table-cell>
          <table:table-cell office:value-type="float" office:value="42.4292" calcext:value-type="float">
            <text:p>42.4292</text:p>
          </table:table-cell>
        </table:table-row>
        <table:table-row table:style-name="ro1">
          <table:table-cell office:value-type="float" office:value="788950" calcext:value-type="float">
            <text:p>788950</text:p>
          </table:table-cell>
          <table:table-cell office:value-type="float" office:value="0.161706" calcext:value-type="float">
            <text:p>0.161706</text:p>
          </table:table-cell>
          <table:table-cell office:value-type="float" office:value="441903" calcext:value-type="float">
            <text:p>441903</text:p>
          </table:table-cell>
          <table:table-cell office:value-type="float" office:value="4.22947" calcext:value-type="float">
            <text:p>4.22947</text:p>
          </table:table-cell>
          <table:table-cell office:value-type="float" office:value="441224" calcext:value-type="float">
            <text:p>441224</text:p>
          </table:table-cell>
          <table:table-cell office:value-type="float" office:value="42.3915" calcext:value-type="float">
            <text:p>42.3915</text:p>
          </table:table-cell>
        </table:table-row>
        <table:table-row table:style-name="ro1">
          <table:table-cell office:value-type="float" office:value="790548" calcext:value-type="float">
            <text:p>790548</text:p>
          </table:table-cell>
          <table:table-cell office:value-type="float" office:value="0.161333" calcext:value-type="float">
            <text:p>0.161333</text:p>
          </table:table-cell>
          <table:table-cell office:value-type="float" office:value="442795" calcext:value-type="float">
            <text:p>442795</text:p>
          </table:table-cell>
          <table:table-cell office:value-type="float" office:value="4.23047" calcext:value-type="float">
            <text:p>4.23047</text:p>
          </table:table-cell>
          <table:table-cell office:value-type="float" office:value="442100" calcext:value-type="float">
            <text:p>442100</text:p>
          </table:table-cell>
          <table:table-cell office:value-type="float" office:value="42.3767" calcext:value-type="float">
            <text:p>42.3767</text:p>
          </table:table-cell>
        </table:table-row>
        <table:table-row table:style-name="ro1">
          <table:table-cell office:value-type="float" office:value="792128" calcext:value-type="float">
            <text:p>792128</text:p>
          </table:table-cell>
          <table:table-cell office:value-type="float" office:value="0.161011" calcext:value-type="float">
            <text:p>0.161011</text:p>
          </table:table-cell>
          <table:table-cell office:value-type="float" office:value="443687" calcext:value-type="float">
            <text:p>443687</text:p>
          </table:table-cell>
          <table:table-cell office:value-type="float" office:value="4.23424" calcext:value-type="float">
            <text:p>4.23424</text:p>
          </table:table-cell>
          <table:table-cell office:value-type="float" office:value="442979" calcext:value-type="float">
            <text:p>442979</text:p>
          </table:table-cell>
          <table:table-cell office:value-type="float" office:value="42.3486" calcext:value-type="float">
            <text:p>42.3486</text:p>
          </table:table-cell>
        </table:table-row>
        <table:table-row table:style-name="ro1">
          <table:table-cell office:value-type="float" office:value="793726" calcext:value-type="float">
            <text:p>793726</text:p>
          </table:table-cell>
          <table:table-cell office:value-type="float" office:value="0.160676" calcext:value-type="float">
            <text:p>0.160676</text:p>
          </table:table-cell>
          <table:table-cell office:value-type="float" office:value="444575" calcext:value-type="float">
            <text:p>444575</text:p>
          </table:table-cell>
          <table:table-cell office:value-type="float" office:value="4.2315" calcext:value-type="float">
            <text:p>4.2315</text:p>
          </table:table-cell>
          <table:table-cell office:value-type="float" office:value="443857" calcext:value-type="float">
            <text:p>443857</text:p>
          </table:table-cell>
          <table:table-cell office:value-type="float" office:value="42.3203" calcext:value-type="float">
            <text:p>42.3203</text:p>
          </table:table-cell>
        </table:table-row>
        <table:table-row table:style-name="ro1">
          <table:table-cell office:value-type="float" office:value="795323" calcext:value-type="float">
            <text:p>795323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445467" calcext:value-type="float">
            <text:p>445467</text:p>
          </table:table-cell>
          <table:table-cell office:value-type="float" office:value="4.22775" calcext:value-type="float">
            <text:p>4.22775</text:p>
          </table:table-cell>
          <table:table-cell office:value-type="float" office:value="444733" calcext:value-type="float">
            <text:p>444733</text:p>
          </table:table-cell>
          <table:table-cell office:value-type="float" office:value="42.2928" calcext:value-type="float">
            <text:p>42.2928</text:p>
          </table:table-cell>
        </table:table-row>
        <table:table-row table:style-name="ro1">
          <table:table-cell office:value-type="float" office:value="796921" calcext:value-type="float">
            <text:p>796921</text:p>
          </table:table-cell>
          <table:table-cell office:value-type="float" office:value="0.15968" calcext:value-type="float">
            <text:p>0.15968</text:p>
          </table:table-cell>
          <table:table-cell office:value-type="float" office:value="446356" calcext:value-type="float">
            <text:p>446356</text:p>
          </table:table-cell>
          <table:table-cell office:value-type="float" office:value="4.22849" calcext:value-type="float">
            <text:p>4.22849</text:p>
          </table:table-cell>
          <table:table-cell office:value-type="float" office:value="445611" calcext:value-type="float">
            <text:p>445611</text:p>
          </table:table-cell>
          <table:table-cell office:value-type="float" office:value="42.2536" calcext:value-type="float">
            <text:p>42.2536</text:p>
          </table:table-cell>
        </table:table-row>
        <table:table-row table:style-name="ro1">
          <table:table-cell office:value-type="float" office:value="798514" calcext:value-type="float">
            <text:p>798514</text:p>
          </table:table-cell>
          <table:table-cell office:value-type="float" office:value="0.159156" calcext:value-type="float">
            <text:p>0.159156</text:p>
          </table:table-cell>
          <table:table-cell office:value-type="float" office:value="447249" calcext:value-type="float">
            <text:p>447249</text:p>
          </table:table-cell>
          <table:table-cell office:value-type="float" office:value="4.2241" calcext:value-type="float">
            <text:p>4.2241</text:p>
          </table:table-cell>
          <table:table-cell office:value-type="float" office:value="446489" calcext:value-type="float">
            <text:p>446489</text:p>
          </table:table-cell>
          <table:table-cell office:value-type="float" office:value="42.2117" calcext:value-type="float">
            <text:p>42.2117</text:p>
          </table:table-cell>
        </table:table-row>
        <table:table-row table:style-name="ro1">
          <table:table-cell office:value-type="float" office:value="800103" calcext:value-type="float">
            <text:p>800103</text:p>
          </table:table-cell>
          <table:table-cell office:value-type="float" office:value="0.158808" calcext:value-type="float">
            <text:p>0.158808</text:p>
          </table:table-cell>
          <table:table-cell office:value-type="float" office:value="448139" calcext:value-type="float">
            <text:p>448139</text:p>
          </table:table-cell>
          <table:table-cell office:value-type="float" office:value="4.22831" calcext:value-type="float">
            <text:p>4.22831</text:p>
          </table:table-cell>
          <table:table-cell office:value-type="float" office:value="447366" calcext:value-type="float">
            <text:p>447366</text:p>
          </table:table-cell>
          <table:table-cell office:value-type="float" office:value="42.1665" calcext:value-type="float">
            <text:p>42.1665</text:p>
          </table:table-cell>
        </table:table-row>
        <table:table-row table:style-name="ro1">
          <table:table-cell office:value-type="float" office:value="801692" calcext:value-type="float">
            <text:p>801692</text:p>
          </table:table-cell>
          <table:table-cell office:value-type="float" office:value="0.158316" calcext:value-type="float">
            <text:p>0.158316</text:p>
          </table:table-cell>
          <table:table-cell office:value-type="float" office:value="449028" calcext:value-type="float">
            <text:p>449028</text:p>
          </table:table-cell>
          <table:table-cell office:value-type="float" office:value="4.23" calcext:value-type="float">
            <text:p>4.23</text:p>
          </table:table-cell>
          <table:table-cell office:value-type="float" office:value="448243" calcext:value-type="float">
            <text:p>448243</text:p>
          </table:table-cell>
          <table:table-cell office:value-type="float" office:value="42.1445" calcext:value-type="float">
            <text:p>42.1445</text:p>
          </table:table-cell>
        </table:table-row>
        <table:table-row table:style-name="ro1">
          <table:table-cell office:value-type="float" office:value="803279" calcext:value-type="float">
            <text:p>803279</text:p>
          </table:table-cell>
          <table:table-cell office:value-type="float" office:value="0.158035" calcext:value-type="float">
            <text:p>0.158035</text:p>
          </table:table-cell>
          <table:table-cell office:value-type="float" office:value="449920" calcext:value-type="float">
            <text:p>449920</text:p>
          </table:table-cell>
          <table:table-cell office:value-type="float" office:value="4.2354" calcext:value-type="float">
            <text:p>4.2354</text:p>
          </table:table-cell>
          <table:table-cell office:value-type="float" office:value="449125" calcext:value-type="float">
            <text:p>449125</text:p>
          </table:table-cell>
          <table:table-cell office:value-type="float" office:value="42.1248" calcext:value-type="float">
            <text:p>42.1248</text:p>
          </table:table-cell>
        </table:table-row>
        <table:table-row table:style-name="ro1">
          <table:table-cell office:value-type="float" office:value="804870" calcext:value-type="float">
            <text:p>804870</text:p>
          </table:table-cell>
          <table:table-cell office:value-type="float" office:value="0.157648" calcext:value-type="float">
            <text:p>0.157648</text:p>
          </table:table-cell>
          <table:table-cell office:value-type="float" office:value="450829" calcext:value-type="float">
            <text:p>450829</text:p>
          </table:table-cell>
          <table:table-cell office:value-type="float" office:value="4.23377" calcext:value-type="float">
            <text:p>4.23377</text:p>
          </table:table-cell>
          <table:table-cell office:value-type="float" office:value="450000" calcext:value-type="float">
            <text:p>450000</text:p>
          </table:table-cell>
          <table:table-cell office:value-type="float" office:value="42.0961" calcext:value-type="float">
            <text:p>42.0961</text:p>
          </table:table-cell>
        </table:table-row>
        <table:table-row table:style-name="ro1">
          <table:table-cell office:value-type="float" office:value="806459" calcext:value-type="float">
            <text:p>806459</text:p>
          </table:table-cell>
          <table:table-cell office:value-type="float" office:value="0.157279" calcext:value-type="float">
            <text:p>0.157279</text:p>
          </table:table-cell>
          <table:table-cell office:value-type="float" office:value="451734" calcext:value-type="float">
            <text:p>451734</text:p>
          </table:table-cell>
          <table:table-cell office:value-type="float" office:value="4.2308" calcext:value-type="float">
            <text:p>4.2308</text:p>
          </table:table-cell>
          <table:table-cell office:value-type="float" office:value="450878" calcext:value-type="float">
            <text:p>450878</text:p>
          </table:table-cell>
          <table:table-cell office:value-type="float" office:value="42.0492" calcext:value-type="float">
            <text:p>42.0492</text:p>
          </table:table-cell>
        </table:table-row>
        <table:table-row table:style-name="ro1">
          <table:table-cell office:value-type="float" office:value="808057" calcext:value-type="float">
            <text:p>808057</text:p>
          </table:table-cell>
          <table:table-cell office:value-type="float" office:value="0.15701" calcext:value-type="float">
            <text:p>0.15701</text:p>
          </table:table-cell>
          <table:table-cell office:value-type="float" office:value="452637" calcext:value-type="float">
            <text:p>452637</text:p>
          </table:table-cell>
          <table:table-cell office:value-type="float" office:value="4.23019" calcext:value-type="float">
            <text:p>4.23019</text:p>
          </table:table-cell>
          <table:table-cell office:value-type="float" office:value="451754" calcext:value-type="float">
            <text:p>451754</text:p>
          </table:table-cell>
          <table:table-cell office:value-type="float" office:value="42.0104" calcext:value-type="float">
            <text:p>42.0104</text:p>
          </table:table-cell>
        </table:table-row>
        <table:table-row table:style-name="ro1">
          <table:table-cell office:value-type="float" office:value="809638" calcext:value-type="float">
            <text:p>809638</text:p>
          </table:table-cell>
          <table:table-cell office:value-type="float" office:value="0.156775" calcext:value-type="float">
            <text:p>0.156775</text:p>
          </table:table-cell>
          <table:table-cell office:value-type="float" office:value="453533" calcext:value-type="float">
            <text:p>453533</text:p>
          </table:table-cell>
          <table:table-cell office:value-type="float" office:value="4.22881" calcext:value-type="float">
            <text:p>4.22881</text:p>
          </table:table-cell>
          <table:table-cell office:value-type="float" office:value="452631" calcext:value-type="float">
            <text:p>452631</text:p>
          </table:table-cell>
          <table:table-cell office:value-type="float" office:value="41.9551" calcext:value-type="float">
            <text:p>41.9551</text:p>
          </table:table-cell>
        </table:table-row>
        <table:table-row table:style-name="ro1">
          <table:table-cell office:value-type="float" office:value="811219" calcext:value-type="float">
            <text:p>811219</text:p>
          </table:table-cell>
          <table:table-cell office:value-type="float" office:value="0.156586" calcext:value-type="float">
            <text:p>0.156586</text:p>
          </table:table-cell>
          <table:table-cell office:value-type="float" office:value="454424" calcext:value-type="float">
            <text:p>454424</text:p>
          </table:table-cell>
          <table:table-cell office:value-type="float" office:value="4.22798" calcext:value-type="float">
            <text:p>4.22798</text:p>
          </table:table-cell>
          <table:table-cell office:value-type="float" office:value="453509" calcext:value-type="float">
            <text:p>453509</text:p>
          </table:table-cell>
          <table:table-cell office:value-type="float" office:value="41.9022" calcext:value-type="float">
            <text:p>41.9022</text:p>
          </table:table-cell>
        </table:table-row>
        <table:table-row table:style-name="ro1">
          <table:table-cell office:value-type="float" office:value="812798" calcext:value-type="float">
            <text:p>812798</text:p>
          </table:table-cell>
          <table:table-cell office:value-type="float" office:value="0.156374" calcext:value-type="float">
            <text:p>0.156374</text:p>
          </table:table-cell>
          <table:table-cell office:value-type="float" office:value="455316" calcext:value-type="float">
            <text:p>455316</text:p>
          </table:table-cell>
          <table:table-cell office:value-type="float" office:value="4.22754" calcext:value-type="float">
            <text:p>4.22754</text:p>
          </table:table-cell>
          <table:table-cell office:value-type="float" office:value="454388" calcext:value-type="float">
            <text:p>454388</text:p>
          </table:table-cell>
          <table:table-cell office:value-type="float" office:value="41.8662" calcext:value-type="float">
            <text:p>41.8662</text:p>
          </table:table-cell>
        </table:table-row>
        <table:table-row table:style-name="ro1">
          <table:table-cell office:value-type="float" office:value="814377" calcext:value-type="float">
            <text:p>814377</text:p>
          </table:table-cell>
          <table:table-cell office:value-type="float" office:value="0.15615" calcext:value-type="float">
            <text:p>0.15615</text:p>
          </table:table-cell>
          <table:table-cell office:value-type="float" office:value="456210" calcext:value-type="float">
            <text:p>456210</text:p>
          </table:table-cell>
          <table:table-cell office:value-type="float" office:value="4.22586" calcext:value-type="float">
            <text:p>4.22586</text:p>
          </table:table-cell>
          <table:table-cell office:value-type="float" office:value="455264" calcext:value-type="float">
            <text:p>455264</text:p>
          </table:table-cell>
          <table:table-cell office:value-type="float" office:value="41.8138" calcext:value-type="float">
            <text:p>41.8138</text:p>
          </table:table-cell>
        </table:table-row>
        <table:table-row table:style-name="ro1">
          <table:table-cell office:value-type="float" office:value="815955" calcext:value-type="float">
            <text:p>815955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457100" calcext:value-type="float">
            <text:p>457100</text:p>
          </table:table-cell>
          <table:table-cell office:value-type="float" office:value="4.22573" calcext:value-type="float">
            <text:p>4.22573</text:p>
          </table:table-cell>
          <table:table-cell office:value-type="float" office:value="456139" calcext:value-type="float">
            <text:p>456139</text:p>
          </table:table-cell>
          <table:table-cell office:value-type="float" office:value="41.7686" calcext:value-type="float">
            <text:p>41.7686</text:p>
          </table:table-cell>
        </table:table-row>
        <table:table-row table:style-name="ro1">
          <table:table-cell office:value-type="float" office:value="817532" calcext:value-type="float">
            <text:p>817532</text:p>
          </table:table-cell>
          <table:table-cell office:value-type="float" office:value="0.155892" calcext:value-type="float">
            <text:p>0.155892</text:p>
          </table:table-cell>
          <table:table-cell office:value-type="float" office:value="457993" calcext:value-type="float">
            <text:p>457993</text:p>
          </table:table-cell>
          <table:table-cell office:value-type="float" office:value="4.22274" calcext:value-type="float">
            <text:p>4.22274</text:p>
          </table:table-cell>
          <table:table-cell office:value-type="float" office:value="457014" calcext:value-type="float">
            <text:p>457014</text:p>
          </table:table-cell>
          <table:table-cell office:value-type="float" office:value="41.7283" calcext:value-type="float">
            <text:p>41.7283</text:p>
          </table:table-cell>
        </table:table-row>
        <table:table-row table:style-name="ro1">
          <table:table-cell office:value-type="float" office:value="819115" calcext:value-type="float">
            <text:p>819115</text:p>
          </table:table-cell>
          <table:table-cell office:value-type="float" office:value="0.155755" calcext:value-type="float">
            <text:p>0.155755</text:p>
          </table:table-cell>
          <table:table-cell office:value-type="float" office:value="458885" calcext:value-type="float">
            <text:p>458885</text:p>
          </table:table-cell>
          <table:table-cell office:value-type="float" office:value="4.22088" calcext:value-type="float">
            <text:p>4.22088</text:p>
          </table:table-cell>
          <table:table-cell office:value-type="float" office:value="457890" calcext:value-type="float">
            <text:p>457890</text:p>
          </table:table-cell>
          <table:table-cell office:value-type="float" office:value="41.6916" calcext:value-type="float">
            <text:p>41.6916</text:p>
          </table:table-cell>
        </table:table-row>
        <table:table-row table:style-name="ro1">
          <table:table-cell office:value-type="float" office:value="820693" calcext:value-type="float">
            <text:p>820693</text:p>
          </table:table-cell>
          <table:table-cell office:value-type="float" office:value="0.155594" calcext:value-type="float">
            <text:p>0.155594</text:p>
          </table:table-cell>
          <table:table-cell office:value-type="float" office:value="459775" calcext:value-type="float">
            <text:p>459775</text:p>
          </table:table-cell>
          <table:table-cell office:value-type="float" office:value="4.22005" calcext:value-type="float">
            <text:p>4.22005</text:p>
          </table:table-cell>
          <table:table-cell office:value-type="float" office:value="458765" calcext:value-type="float">
            <text:p>458765</text:p>
          </table:table-cell>
          <table:table-cell office:value-type="float" office:value="41.653" calcext:value-type="float">
            <text:p>41.653</text:p>
          </table:table-cell>
        </table:table-row>
        <table:table-row table:style-name="ro1">
          <table:table-cell office:value-type="float" office:value="822270" calcext:value-type="float">
            <text:p>822270</text:p>
          </table:table-cell>
          <table:table-cell office:value-type="float" office:value="0.155389" calcext:value-type="float">
            <text:p>0.155389</text:p>
          </table:table-cell>
          <table:table-cell office:value-type="float" office:value="460666" calcext:value-type="float">
            <text:p>460666</text:p>
          </table:table-cell>
          <table:table-cell office:value-type="float" office:value="4.21805" calcext:value-type="float">
            <text:p>4.21805</text:p>
          </table:table-cell>
          <table:table-cell office:value-type="float" office:value="459641" calcext:value-type="float">
            <text:p>459641</text:p>
          </table:table-cell>
          <table:table-cell office:value-type="float" office:value="41.6129" calcext:value-type="float">
            <text:p>41.6129</text:p>
          </table:table-cell>
        </table:table-row>
        <table:table-row table:style-name="ro1">
          <table:table-cell office:value-type="float" office:value="823873" calcext:value-type="float">
            <text:p>823873</text:p>
          </table:table-cell>
          <table:table-cell office:value-type="float" office:value="0.15532" calcext:value-type="float">
            <text:p>0.15532</text:p>
          </table:table-cell>
          <table:table-cell office:value-type="float" office:value="461558" calcext:value-type="float">
            <text:p>461558</text:p>
          </table:table-cell>
          <table:table-cell office:value-type="float" office:value="4.21429" calcext:value-type="float">
            <text:p>4.21429</text:p>
          </table:table-cell>
          <table:table-cell office:value-type="float" office:value="460520" calcext:value-type="float">
            <text:p>460520</text:p>
          </table:table-cell>
          <table:table-cell office:value-type="float" office:value="41.5602" calcext:value-type="float">
            <text:p>41.5602</text:p>
          </table:table-cell>
        </table:table-row>
        <table:table-row table:style-name="ro1">
          <table:table-cell office:value-type="float" office:value="825462" calcext:value-type="float">
            <text:p>825462</text:p>
          </table:table-cell>
          <table:table-cell office:value-type="float" office:value="0.155244" calcext:value-type="float">
            <text:p>0.155244</text:p>
          </table:table-cell>
          <table:table-cell office:value-type="float" office:value="462450" calcext:value-type="float">
            <text:p>462450</text:p>
          </table:table-cell>
          <table:table-cell office:value-type="float" office:value="4.21278" calcext:value-type="float">
            <text:p>4.21278</text:p>
          </table:table-cell>
          <table:table-cell office:value-type="float" office:value="461393" calcext:value-type="float">
            <text:p>461393</text:p>
          </table:table-cell>
          <table:table-cell office:value-type="float" office:value="41.5164" calcext:value-type="float">
            <text:p>41.5164</text:p>
          </table:table-cell>
        </table:table-row>
        <table:table-row table:style-name="ro1">
          <table:table-cell office:value-type="float" office:value="827063" calcext:value-type="float">
            <text:p>827063</text:p>
          </table:table-cell>
          <table:table-cell office:value-type="float" office:value="0.15524" calcext:value-type="float">
            <text:p>0.15524</text:p>
          </table:table-cell>
          <table:table-cell office:value-type="float" office:value="463345" calcext:value-type="float">
            <text:p>463345</text:p>
          </table:table-cell>
          <table:table-cell office:value-type="float" office:value="4.21166" calcext:value-type="float">
            <text:p>4.21166</text:p>
          </table:table-cell>
          <table:table-cell office:value-type="float" office:value="462268" calcext:value-type="float">
            <text:p>462268</text:p>
          </table:table-cell>
          <table:table-cell office:value-type="float" office:value="41.4444" calcext:value-type="float">
            <text:p>41.4444</text:p>
          </table:table-cell>
        </table:table-row>
        <table:table-row table:style-name="ro1">
          <table:table-cell office:value-type="float" office:value="828663" calcext:value-type="float">
            <text:p>828663</text:p>
          </table:table-cell>
          <table:table-cell office:value-type="float" office:value="0.155297" calcext:value-type="float">
            <text:p>0.155297</text:p>
          </table:table-cell>
          <table:table-cell office:value-type="float" office:value="464235" calcext:value-type="float">
            <text:p>464235</text:p>
          </table:table-cell>
          <table:table-cell office:value-type="float" office:value="4.20762" calcext:value-type="float">
            <text:p>4.20762</text:p>
          </table:table-cell>
          <table:table-cell office:value-type="float" office:value="463143" calcext:value-type="float">
            <text:p>463143</text:p>
          </table:table-cell>
          <table:table-cell office:value-type="float" office:value="41.4118" calcext:value-type="float">
            <text:p>41.4118</text:p>
          </table:table-cell>
        </table:table-row>
        <table:table-row table:style-name="ro1">
          <table:table-cell office:value-type="float" office:value="830257" calcext:value-type="float">
            <text:p>830257</text:p>
          </table:table-cell>
          <table:table-cell office:value-type="float" office:value="0.155277" calcext:value-type="float">
            <text:p>0.155277</text:p>
          </table:table-cell>
          <table:table-cell office:value-type="float" office:value="465127" calcext:value-type="float">
            <text:p>465127</text:p>
          </table:table-cell>
          <table:table-cell office:value-type="float" office:value="4.20961" calcext:value-type="float">
            <text:p>4.20961</text:p>
          </table:table-cell>
          <table:table-cell office:value-type="float" office:value="464021" calcext:value-type="float">
            <text:p>464021</text:p>
          </table:table-cell>
          <table:table-cell office:value-type="float" office:value="41.3883" calcext:value-type="float">
            <text:p>41.3883</text:p>
          </table:table-cell>
        </table:table-row>
        <table:table-row table:style-name="ro1">
          <table:table-cell office:value-type="float" office:value="831849" calcext:value-type="float">
            <text:p>831849</text:p>
          </table:table-cell>
          <table:table-cell office:value-type="float" office:value="0.155432" calcext:value-type="float">
            <text:p>0.155432</text:p>
          </table:table-cell>
          <table:table-cell office:value-type="float" office:value="466016" calcext:value-type="float">
            <text:p>466016</text:p>
          </table:table-cell>
          <table:table-cell office:value-type="float" office:value="4.20782" calcext:value-type="float">
            <text:p>4.20782</text:p>
          </table:table-cell>
          <table:table-cell office:value-type="float" office:value="464897" calcext:value-type="float">
            <text:p>464897</text:p>
          </table:table-cell>
          <table:table-cell office:value-type="float" office:value="41.327" calcext:value-type="float">
            <text:p>41.327</text:p>
          </table:table-cell>
        </table:table-row>
        <table:table-row table:style-name="ro1">
          <table:table-cell office:value-type="float" office:value="833437" calcext:value-type="float">
            <text:p>833437</text:p>
          </table:table-cell>
          <table:table-cell office:value-type="float" office:value="0.155499" calcext:value-type="float">
            <text:p>0.155499</text:p>
          </table:table-cell>
          <table:table-cell office:value-type="float" office:value="466906" calcext:value-type="float">
            <text:p>466906</text:p>
          </table:table-cell>
          <table:table-cell office:value-type="float" office:value="4.20545" calcext:value-type="float">
            <text:p>4.20545</text:p>
          </table:table-cell>
          <table:table-cell office:value-type="float" office:value="465771" calcext:value-type="float">
            <text:p>465771</text:p>
          </table:table-cell>
          <table:table-cell office:value-type="float" office:value="41.2824" calcext:value-type="float">
            <text:p>41.2824</text:p>
          </table:table-cell>
        </table:table-row>
        <table:table-row table:style-name="ro1">
          <table:table-cell office:value-type="float" office:value="835038" calcext:value-type="float">
            <text:p>835038</text:p>
          </table:table-cell>
          <table:table-cell office:value-type="float" office:value="0.155654" calcext:value-type="float">
            <text:p>0.155654</text:p>
          </table:table-cell>
          <table:table-cell office:value-type="float" office:value="467796" calcext:value-type="float">
            <text:p>467796</text:p>
          </table:table-cell>
          <table:table-cell office:value-type="float" office:value="4.20432" calcext:value-type="float">
            <text:p>4.20432</text:p>
          </table:table-cell>
          <table:table-cell office:value-type="float" office:value="466646" calcext:value-type="float">
            <text:p>466646</text:p>
          </table:table-cell>
          <table:table-cell office:value-type="float" office:value="41.2239" calcext:value-type="float">
            <text:p>41.2239</text:p>
          </table:table-cell>
        </table:table-row>
        <table:table-row table:style-name="ro1">
          <table:table-cell office:value-type="float" office:value="836620" calcext:value-type="float">
            <text:p>836620</text:p>
          </table:table-cell>
          <table:table-cell office:value-type="float" office:value="0.155694" calcext:value-type="float">
            <text:p>0.155694</text:p>
          </table:table-cell>
          <table:table-cell office:value-type="float" office:value="468686" calcext:value-type="float">
            <text:p>468686</text:p>
          </table:table-cell>
          <table:table-cell office:value-type="float" office:value="4.2029" calcext:value-type="float">
            <text:p>4.2029</text:p>
          </table:table-cell>
          <table:table-cell office:value-type="float" office:value="467523" calcext:value-type="float">
            <text:p>467523</text:p>
          </table:table-cell>
          <table:table-cell office:value-type="float" office:value="41.1884" calcext:value-type="float">
            <text:p>41.1884</text:p>
          </table:table-cell>
        </table:table-row>
        <table:table-row table:style-name="ro1">
          <table:table-cell office:value-type="float" office:value="838221" calcext:value-type="float">
            <text:p>838221</text:p>
          </table:table-cell>
          <table:table-cell office:value-type="float" office:value="0.155678" calcext:value-type="float">
            <text:p>0.155678</text:p>
          </table:table-cell>
          <table:table-cell office:value-type="float" office:value="469576" calcext:value-type="float">
            <text:p>469576</text:p>
          </table:table-cell>
          <table:table-cell office:value-type="float" office:value="4.20217" calcext:value-type="float">
            <text:p>4.20217</text:p>
          </table:table-cell>
          <table:table-cell office:value-type="float" office:value="468398" calcext:value-type="float">
            <text:p>468398</text:p>
          </table:table-cell>
          <table:table-cell office:value-type="float" office:value="41.1386" calcext:value-type="float">
            <text:p>41.1386</text:p>
          </table:table-cell>
        </table:table-row>
        <table:table-row table:style-name="ro1">
          <table:table-cell office:value-type="float" office:value="839822" calcext:value-type="float">
            <text:p>839822</text:p>
          </table:table-cell>
          <table:table-cell office:value-type="float" office:value="0.155548" calcext:value-type="float">
            <text:p>0.155548</text:p>
          </table:table-cell>
          <table:table-cell office:value-type="float" office:value="470473" calcext:value-type="float">
            <text:p>470473</text:p>
          </table:table-cell>
          <table:table-cell office:value-type="float" office:value="4.20077" calcext:value-type="float">
            <text:p>4.20077</text:p>
          </table:table-cell>
          <table:table-cell office:value-type="float" office:value="469276" calcext:value-type="float">
            <text:p>469276</text:p>
          </table:table-cell>
          <table:table-cell office:value-type="float" office:value="41.1178" calcext:value-type="float">
            <text:p>41.1178</text:p>
          </table:table-cell>
        </table:table-row>
        <table:table-row table:style-name="ro1">
          <table:table-cell office:value-type="float" office:value="841422" calcext:value-type="float">
            <text:p>841422</text:p>
          </table:table-cell>
          <table:table-cell office:value-type="float" office:value="0.155637" calcext:value-type="float">
            <text:p>0.155637</text:p>
          </table:table-cell>
          <table:table-cell office:value-type="float" office:value="471367" calcext:value-type="float">
            <text:p>471367</text:p>
          </table:table-cell>
          <table:table-cell office:value-type="float" office:value="4.19864" calcext:value-type="float">
            <text:p>4.19864</text:p>
          </table:table-cell>
          <table:table-cell office:value-type="float" office:value="470150" calcext:value-type="float">
            <text:p>470150</text:p>
          </table:table-cell>
          <table:table-cell office:value-type="float" office:value="41.0992" calcext:value-type="float">
            <text:p>41.0992</text:p>
          </table:table-cell>
        </table:table-row>
        <table:table-row table:style-name="ro1">
          <table:table-cell office:value-type="float" office:value="843018" calcext:value-type="float">
            <text:p>843018</text:p>
          </table:table-cell>
          <table:table-cell office:value-type="float" office:value="0.155588" calcext:value-type="float">
            <text:p>0.155588</text:p>
          </table:table-cell>
          <table:table-cell office:value-type="float" office:value="472258" calcext:value-type="float">
            <text:p>472258</text:p>
          </table:table-cell>
          <table:table-cell office:value-type="float" office:value="4.19789" calcext:value-type="float">
            <text:p>4.19789</text:p>
          </table:table-cell>
          <table:table-cell office:value-type="float" office:value="471025" calcext:value-type="float">
            <text:p>471025</text:p>
          </table:table-cell>
          <table:table-cell office:value-type="float" office:value="41.055" calcext:value-type="float">
            <text:p>41.055</text:p>
          </table:table-cell>
        </table:table-row>
        <table:table-row table:style-name="ro1">
          <table:table-cell office:value-type="float" office:value="844610" calcext:value-type="float">
            <text:p>844610</text:p>
          </table:table-cell>
          <table:table-cell office:value-type="float" office:value="0.155384" calcext:value-type="float">
            <text:p>0.155384</text:p>
          </table:table-cell>
          <table:table-cell office:value-type="float" office:value="473153" calcext:value-type="float">
            <text:p>473153</text:p>
          </table:table-cell>
          <table:table-cell office:value-type="float" office:value="4.19671" calcext:value-type="float">
            <text:p>4.19671</text:p>
          </table:table-cell>
          <table:table-cell office:value-type="float" office:value="471898" calcext:value-type="float">
            <text:p>471898</text:p>
          </table:table-cell>
          <table:table-cell office:value-type="float" office:value="41.0063" calcext:value-type="float">
            <text:p>41.0063</text:p>
          </table:table-cell>
        </table:table-row>
        <table:table-row table:style-name="ro1">
          <table:table-cell office:value-type="float" office:value="846198" calcext:value-type="float">
            <text:p>846198</text:p>
          </table:table-cell>
          <table:table-cell office:value-type="float" office:value="0.155214" calcext:value-type="float">
            <text:p>0.155214</text:p>
          </table:table-cell>
          <table:table-cell office:value-type="float" office:value="474045" calcext:value-type="float">
            <text:p>474045</text:p>
          </table:table-cell>
          <table:table-cell office:value-type="float" office:value="4.19634" calcext:value-type="float">
            <text:p>4.19634</text:p>
          </table:table-cell>
          <table:table-cell office:value-type="float" office:value="472773" calcext:value-type="float">
            <text:p>472773</text:p>
          </table:table-cell>
          <table:table-cell office:value-type="float" office:value="40.9595" calcext:value-type="float">
            <text:p>40.9595</text:p>
          </table:table-cell>
        </table:table-row>
        <table:table-row table:style-name="ro1">
          <table:table-cell office:value-type="float" office:value="847792" calcext:value-type="float">
            <text:p>847792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474937" calcext:value-type="float">
            <text:p>474937</text:p>
          </table:table-cell>
          <table:table-cell office:value-type="float" office:value="4.19442" calcext:value-type="float">
            <text:p>4.19442</text:p>
          </table:table-cell>
          <table:table-cell office:value-type="float" office:value="473648" calcext:value-type="float">
            <text:p>473648</text:p>
          </table:table-cell>
          <table:table-cell office:value-type="float" office:value="40.9215" calcext:value-type="float">
            <text:p>40.9215</text:p>
          </table:table-cell>
        </table:table-row>
        <table:table-row table:style-name="ro1">
          <table:table-cell office:value-type="float" office:value="849387" calcext:value-type="float">
            <text:p>849387</text:p>
          </table:table-cell>
          <table:table-cell office:value-type="float" office:value="0.154767" calcext:value-type="float">
            <text:p>0.154767</text:p>
          </table:table-cell>
          <table:table-cell office:value-type="float" office:value="475829" calcext:value-type="float">
            <text:p>475829</text:p>
          </table:table-cell>
          <table:table-cell office:value-type="float" office:value="4.19304" calcext:value-type="float">
            <text:p>4.19304</text:p>
          </table:table-cell>
          <table:table-cell office:value-type="float" office:value="474521" calcext:value-type="float">
            <text:p>474521</text:p>
          </table:table-cell>
          <table:table-cell office:value-type="float" office:value="40.8863" calcext:value-type="float">
            <text:p>40.8863</text:p>
          </table:table-cell>
        </table:table-row>
        <table:table-row table:style-name="ro1">
          <table:table-cell office:value-type="float" office:value="850975" calcext:value-type="float">
            <text:p>850975</text:p>
          </table:table-cell>
          <table:table-cell office:value-type="float" office:value="0.154344" calcext:value-type="float">
            <text:p>0.154344</text:p>
          </table:table-cell>
          <table:table-cell office:value-type="float" office:value="476723" calcext:value-type="float">
            <text:p>476723</text:p>
          </table:table-cell>
          <table:table-cell office:value-type="float" office:value="4.19178" calcext:value-type="float">
            <text:p>4.19178</text:p>
          </table:table-cell>
          <table:table-cell office:value-type="float" office:value="475396" calcext:value-type="float">
            <text:p>475396</text:p>
          </table:table-cell>
          <table:table-cell office:value-type="float" office:value="40.8623" calcext:value-type="float">
            <text:p>40.8623</text:p>
          </table:table-cell>
        </table:table-row>
        <table:table-row table:style-name="ro1">
          <table:table-cell office:value-type="float" office:value="852576" calcext:value-type="float">
            <text:p>852576</text:p>
          </table:table-cell>
          <table:table-cell office:value-type="float" office:value="0.153973" calcext:value-type="float">
            <text:p>0.153973</text:p>
          </table:table-cell>
          <table:table-cell office:value-type="float" office:value="477619" calcext:value-type="float">
            <text:p>477619</text:p>
          </table:table-cell>
          <table:table-cell office:value-type="float" office:value="4.19058" calcext:value-type="float">
            <text:p>4.19058</text:p>
          </table:table-cell>
          <table:table-cell office:value-type="float" office:value="476272" calcext:value-type="float">
            <text:p>476272</text:p>
          </table:table-cell>
          <table:table-cell office:value-type="float" office:value="40.8261" calcext:value-type="float">
            <text:p>40.8261</text:p>
          </table:table-cell>
        </table:table-row>
        <table:table-row table:style-name="ro1">
          <table:table-cell office:value-type="float" office:value="854156" calcext:value-type="float">
            <text:p>854156</text:p>
          </table:table-cell>
          <table:table-cell office:value-type="float" office:value="0.153666" calcext:value-type="float">
            <text:p>0.153666</text:p>
          </table:table-cell>
          <table:table-cell office:value-type="float" office:value="478511" calcext:value-type="float">
            <text:p>478511</text:p>
          </table:table-cell>
          <table:table-cell office:value-type="float" office:value="4.18944" calcext:value-type="float">
            <text:p>4.18944</text:p>
          </table:table-cell>
          <table:table-cell office:value-type="float" office:value="477150" calcext:value-type="float">
            <text:p>477150</text:p>
          </table:table-cell>
          <table:table-cell office:value-type="float" office:value="40.7842" calcext:value-type="float">
            <text:p>40.7842</text:p>
          </table:table-cell>
        </table:table-row>
        <table:table-row table:style-name="ro1">
          <table:table-cell office:value-type="float" office:value="855735" calcext:value-type="float">
            <text:p>855735</text:p>
          </table:table-cell>
          <table:table-cell office:value-type="float" office:value="0.153102" calcext:value-type="float">
            <text:p>0.153102</text:p>
          </table:table-cell>
          <table:table-cell office:value-type="float" office:value="479406" calcext:value-type="float">
            <text:p>479406</text:p>
          </table:table-cell>
          <table:table-cell office:value-type="float" office:value="4.1856" calcext:value-type="float">
            <text:p>4.1856</text:p>
          </table:table-cell>
          <table:table-cell office:value-type="float" office:value="478026" calcext:value-type="float">
            <text:p>478026</text:p>
          </table:table-cell>
          <table:table-cell office:value-type="float" office:value="40.7596" calcext:value-type="float">
            <text:p>40.7596</text:p>
          </table:table-cell>
        </table:table-row>
        <table:table-row table:style-name="ro1">
          <table:table-cell office:value-type="float" office:value="857324" calcext:value-type="float">
            <text:p>857324</text:p>
          </table:table-cell>
          <table:table-cell office:value-type="float" office:value="0.152589" calcext:value-type="float">
            <text:p>0.152589</text:p>
          </table:table-cell>
          <table:table-cell office:value-type="float" office:value="480302" calcext:value-type="float">
            <text:p>480302</text:p>
          </table:table-cell>
          <table:table-cell office:value-type="float" office:value="4.18437" calcext:value-type="float">
            <text:p>4.18437</text:p>
          </table:table-cell>
          <table:table-cell office:value-type="float" office:value="478901" calcext:value-type="float">
            <text:p>478901</text:p>
          </table:table-cell>
          <table:table-cell office:value-type="float" office:value="40.6746" calcext:value-type="float">
            <text:p>40.6746</text:p>
          </table:table-cell>
        </table:table-row>
        <table:table-row table:style-name="ro1">
          <table:table-cell office:value-type="float" office:value="858907" calcext:value-type="float">
            <text:p>858907</text:p>
          </table:table-cell>
          <table:table-cell office:value-type="float" office:value="0.152156" calcext:value-type="float">
            <text:p>0.152156</text:p>
          </table:table-cell>
          <table:table-cell office:value-type="float" office:value="481195" calcext:value-type="float">
            <text:p>481195</text:p>
          </table:table-cell>
          <table:table-cell office:value-type="float" office:value="4.18273" calcext:value-type="float">
            <text:p>4.18273</text:p>
          </table:table-cell>
          <table:table-cell office:value-type="float" office:value="479776" calcext:value-type="float">
            <text:p>479776</text:p>
          </table:table-cell>
          <table:table-cell office:value-type="float" office:value="40.6589" calcext:value-type="float">
            <text:p>40.6589</text:p>
          </table:table-cell>
        </table:table-row>
        <table:table-row table:style-name="ro1">
          <table:table-cell office:value-type="float" office:value="860485" calcext:value-type="float">
            <text:p>860485</text:p>
          </table:table-cell>
          <table:table-cell office:value-type="float" office:value="0.151765" calcext:value-type="float">
            <text:p>0.151765</text:p>
          </table:table-cell>
          <table:table-cell office:value-type="float" office:value="482090" calcext:value-type="float">
            <text:p>482090</text:p>
          </table:table-cell>
          <table:table-cell office:value-type="float" office:value="4.18123" calcext:value-type="float">
            <text:p>4.18123</text:p>
          </table:table-cell>
          <table:table-cell office:value-type="float" office:value="480650" calcext:value-type="float">
            <text:p>480650</text:p>
          </table:table-cell>
          <table:table-cell office:value-type="float" office:value="40.63" calcext:value-type="float">
            <text:p>40.63</text:p>
          </table:table-cell>
        </table:table-row>
        <table:table-row table:style-name="ro1">
          <table:table-cell office:value-type="float" office:value="862066" calcext:value-type="float">
            <text:p>862066</text:p>
          </table:table-cell>
          <table:table-cell office:value-type="float" office:value="0.151051" calcext:value-type="float">
            <text:p>0.151051</text:p>
          </table:table-cell>
          <table:table-cell office:value-type="float" office:value="482984" calcext:value-type="float">
            <text:p>482984</text:p>
          </table:table-cell>
          <table:table-cell office:value-type="float" office:value="4.18053" calcext:value-type="float">
            <text:p>4.18053</text:p>
          </table:table-cell>
          <table:table-cell office:value-type="float" office:value="481526" calcext:value-type="float">
            <text:p>481526</text:p>
          </table:table-cell>
          <table:table-cell office:value-type="float" office:value="40.6086" calcext:value-type="float">
            <text:p>40.6086</text:p>
          </table:table-cell>
        </table:table-row>
        <table:table-row table:style-name="ro1">
          <table:table-cell office:value-type="float" office:value="863650" calcext:value-type="float">
            <text:p>863650</text:p>
          </table:table-cell>
          <table:table-cell office:value-type="float" office:value="0.150505" calcext:value-type="float">
            <text:p>0.150505</text:p>
          </table:table-cell>
          <table:table-cell office:value-type="float" office:value="483877" calcext:value-type="float">
            <text:p>483877</text:p>
          </table:table-cell>
          <table:table-cell office:value-type="float" office:value="4.17954" calcext:value-type="float">
            <text:p>4.17954</text:p>
          </table:table-cell>
          <table:table-cell office:value-type="float" office:value="482400" calcext:value-type="float">
            <text:p>482400</text:p>
          </table:table-cell>
          <table:table-cell office:value-type="float" office:value="40.6225" calcext:value-type="float">
            <text:p>40.6225</text:p>
          </table:table-cell>
        </table:table-row>
        <table:table-row table:style-name="ro1">
          <table:table-cell office:value-type="float" office:value="865230" calcext:value-type="float">
            <text:p>865230</text:p>
          </table:table-cell>
          <table:table-cell office:value-type="float" office:value="0.149966" calcext:value-type="float">
            <text:p>0.149966</text:p>
          </table:table-cell>
          <table:table-cell office:value-type="float" office:value="484769" calcext:value-type="float">
            <text:p>484769</text:p>
          </table:table-cell>
          <table:table-cell office:value-type="float" office:value="4.17802" calcext:value-type="float">
            <text:p>4.17802</text:p>
          </table:table-cell>
          <table:table-cell office:value-type="float" office:value="483276" calcext:value-type="float">
            <text:p>483276</text:p>
          </table:table-cell>
          <table:table-cell office:value-type="float" office:value="40.5891" calcext:value-type="float">
            <text:p>40.5891</text:p>
          </table:table-cell>
        </table:table-row>
        <table:table-row table:style-name="ro1">
          <table:table-cell office:value-type="float" office:value="866811" calcext:value-type="float">
            <text:p>866811</text:p>
          </table:table-cell>
          <table:table-cell office:value-type="float" office:value="0.149589" calcext:value-type="float">
            <text:p>0.149589</text:p>
          </table:table-cell>
          <table:table-cell office:value-type="float" office:value="485662" calcext:value-type="float">
            <text:p>485662</text:p>
          </table:table-cell>
          <table:table-cell office:value-type="float" office:value="4.17691" calcext:value-type="float">
            <text:p>4.17691</text:p>
          </table:table-cell>
          <table:table-cell office:value-type="float" office:value="484151" calcext:value-type="float">
            <text:p>484151</text:p>
          </table:table-cell>
          <table:table-cell office:value-type="float" office:value="40.5576" calcext:value-type="float">
            <text:p>40.5576</text:p>
          </table:table-cell>
        </table:table-row>
        <table:table-row table:style-name="ro1">
          <table:table-cell office:value-type="float" office:value="868419" calcext:value-type="float">
            <text:p>868419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486555" calcext:value-type="float">
            <text:p>486555</text:p>
          </table:table-cell>
          <table:table-cell office:value-type="float" office:value="4.17519" calcext:value-type="float">
            <text:p>4.17519</text:p>
          </table:table-cell>
          <table:table-cell office:value-type="float" office:value="485026" calcext:value-type="float">
            <text:p>485026</text:p>
          </table:table-cell>
          <table:table-cell office:value-type="float" office:value="40.5187" calcext:value-type="float">
            <text:p>40.5187</text:p>
          </table:table-cell>
        </table:table-row>
        <table:table-row table:style-name="ro1">
          <table:table-cell office:value-type="float" office:value="870010" calcext:value-type="float">
            <text:p>870010</text:p>
          </table:table-cell>
          <table:table-cell office:value-type="float" office:value="0.148587" calcext:value-type="float">
            <text:p>0.148587</text:p>
          </table:table-cell>
          <table:table-cell office:value-type="float" office:value="487448" calcext:value-type="float">
            <text:p>487448</text:p>
          </table:table-cell>
          <table:table-cell office:value-type="float" office:value="4.1738" calcext:value-type="float">
            <text:p>4.1738</text:p>
          </table:table-cell>
          <table:table-cell office:value-type="float" office:value="485906" calcext:value-type="float">
            <text:p>485906</text:p>
          </table:table-cell>
          <table:table-cell office:value-type="float" office:value="40.4775" calcext:value-type="float">
            <text:p>40.4775</text:p>
          </table:table-cell>
        </table:table-row>
        <table:table-row table:style-name="ro1">
          <table:table-cell office:value-type="float" office:value="871607" calcext:value-type="float">
            <text:p>871607</text:p>
          </table:table-cell>
          <table:table-cell office:value-type="float" office:value="0.148199" calcext:value-type="float">
            <text:p>0.148199</text:p>
          </table:table-cell>
          <table:table-cell office:value-type="float" office:value="488341" calcext:value-type="float">
            <text:p>488341</text:p>
          </table:table-cell>
          <table:table-cell office:value-type="float" office:value="4.17265" calcext:value-type="float">
            <text:p>4.17265</text:p>
          </table:table-cell>
          <table:table-cell office:value-type="float" office:value="486781" calcext:value-type="float">
            <text:p>486781</text:p>
          </table:table-cell>
          <table:table-cell office:value-type="float" office:value="40.4701" calcext:value-type="float">
            <text:p>40.4701</text:p>
          </table:table-cell>
        </table:table-row>
        <table:table-row table:style-name="ro1">
          <table:table-cell office:value-type="float" office:value="873208" calcext:value-type="float">
            <text:p>873208</text:p>
          </table:table-cell>
          <table:table-cell office:value-type="float" office:value="0.147744" calcext:value-type="float">
            <text:p>0.147744</text:p>
          </table:table-cell>
          <table:table-cell office:value-type="float" office:value="489238" calcext:value-type="float">
            <text:p>489238</text:p>
          </table:table-cell>
          <table:table-cell office:value-type="float" office:value="4.1711" calcext:value-type="float">
            <text:p>4.1711</text:p>
          </table:table-cell>
          <table:table-cell office:value-type="float" office:value="487657" calcext:value-type="float">
            <text:p>487657</text:p>
          </table:table-cell>
          <table:table-cell office:value-type="float" office:value="40.4466" calcext:value-type="float">
            <text:p>40.4466</text:p>
          </table:table-cell>
        </table:table-row>
        <table:table-row table:style-name="ro1">
          <table:table-cell office:value-type="float" office:value="874802" calcext:value-type="float">
            <text:p>874802</text:p>
          </table:table-cell>
          <table:table-cell office:value-type="float" office:value="0.147479" calcext:value-type="float">
            <text:p>0.147479</text:p>
          </table:table-cell>
          <table:table-cell office:value-type="float" office:value="490130" calcext:value-type="float">
            <text:p>490130</text:p>
          </table:table-cell>
          <table:table-cell office:value-type="float" office:value="4.16988" calcext:value-type="float">
            <text:p>4.16988</text:p>
          </table:table-cell>
          <table:table-cell office:value-type="float" office:value="488536" calcext:value-type="float">
            <text:p>488536</text:p>
          </table:table-cell>
          <table:table-cell office:value-type="float" office:value="40.409" calcext:value-type="float">
            <text:p>40.409</text:p>
          </table:table-cell>
        </table:table-row>
        <table:table-row table:style-name="ro1">
          <table:table-cell office:value-type="float" office:value="876392" calcext:value-type="float">
            <text:p>876392</text:p>
          </table:table-cell>
          <table:table-cell office:value-type="float" office:value="0.147076" calcext:value-type="float">
            <text:p>0.147076</text:p>
          </table:table-cell>
          <table:table-cell office:value-type="float" office:value="491023" calcext:value-type="float">
            <text:p>491023</text:p>
          </table:table-cell>
          <table:table-cell office:value-type="float" office:value="4.16801" calcext:value-type="float">
            <text:p>4.16801</text:p>
          </table:table-cell>
          <table:table-cell office:value-type="float" office:value="489412" calcext:value-type="float">
            <text:p>489412</text:p>
          </table:table-cell>
          <table:table-cell office:value-type="float" office:value="40.3883" calcext:value-type="float">
            <text:p>40.3883</text:p>
          </table:table-cell>
        </table:table-row>
        <table:table-row table:style-name="ro1">
          <table:table-cell office:value-type="float" office:value="877980" calcext:value-type="float">
            <text:p>877980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491914" calcext:value-type="float">
            <text:p>491914</text:p>
          </table:table-cell>
          <table:table-cell office:value-type="float" office:value="4.16664" calcext:value-type="float">
            <text:p>4.16664</text:p>
          </table:table-cell>
          <table:table-cell office:value-type="float" office:value="490289" calcext:value-type="float">
            <text:p>490289</text:p>
          </table:table-cell>
          <table:table-cell office:value-type="float" office:value="40.335" calcext:value-type="float">
            <text:p>40.335</text:p>
          </table:table-cell>
        </table:table-row>
        <table:table-row table:style-name="ro1">
          <table:table-cell office:value-type="float" office:value="879581" calcext:value-type="float">
            <text:p>879581</text:p>
          </table:table-cell>
          <table:table-cell office:value-type="float" office:value="0.146505" calcext:value-type="float">
            <text:p>0.146505</text:p>
          </table:table-cell>
          <table:table-cell office:value-type="float" office:value="492810" calcext:value-type="float">
            <text:p>492810</text:p>
          </table:table-cell>
          <table:table-cell office:value-type="float" office:value="4.16488" calcext:value-type="float">
            <text:p>4.16488</text:p>
          </table:table-cell>
          <table:table-cell office:value-type="float" office:value="491164" calcext:value-type="float">
            <text:p>491164</text:p>
          </table:table-cell>
          <table:table-cell office:value-type="float" office:value="40.3074" calcext:value-type="float">
            <text:p>40.3074</text:p>
          </table:table-cell>
        </table:table-row>
        <table:table-row table:style-name="ro1">
          <table:table-cell office:value-type="float" office:value="881162" calcext:value-type="float">
            <text:p>881162</text:p>
          </table:table-cell>
          <table:table-cell office:value-type="float" office:value="0.146338" calcext:value-type="float">
            <text:p>0.146338</text:p>
          </table:table-cell>
          <table:table-cell office:value-type="float" office:value="493703" calcext:value-type="float">
            <text:p>493703</text:p>
          </table:table-cell>
          <table:table-cell office:value-type="float" office:value="4.16317" calcext:value-type="float">
            <text:p>4.16317</text:p>
          </table:table-cell>
          <table:table-cell office:value-type="float" office:value="492038" calcext:value-type="float">
            <text:p>492038</text:p>
          </table:table-cell>
          <table:table-cell office:value-type="float" office:value="40.2872" calcext:value-type="float">
            <text:p>40.2872</text:p>
          </table:table-cell>
        </table:table-row>
        <table:table-row table:style-name="ro1">
          <table:table-cell office:value-type="float" office:value="882759" calcext:value-type="float">
            <text:p>882759</text:p>
          </table:table-cell>
          <table:table-cell office:value-type="float" office:value="0.14603" calcext:value-type="float">
            <text:p>0.14603</text:p>
          </table:table-cell>
          <table:table-cell office:value-type="float" office:value="494595" calcext:value-type="float">
            <text:p>494595</text:p>
          </table:table-cell>
          <table:table-cell office:value-type="float" office:value="4.16054" calcext:value-type="float">
            <text:p>4.16054</text:p>
          </table:table-cell>
          <table:table-cell office:value-type="float" office:value="492914" calcext:value-type="float">
            <text:p>492914</text:p>
          </table:table-cell>
          <table:table-cell office:value-type="float" office:value="40.2563" calcext:value-type="float">
            <text:p>40.2563</text:p>
          </table:table-cell>
        </table:table-row>
        <table:table-row table:style-name="ro1">
          <table:table-cell office:value-type="float" office:value="884362" calcext:value-type="float">
            <text:p>884362</text:p>
          </table:table-cell>
          <table:table-cell office:value-type="float" office:value="0.145822" calcext:value-type="float">
            <text:p>0.145822</text:p>
          </table:table-cell>
          <table:table-cell office:value-type="float" office:value="495490" calcext:value-type="float">
            <text:p>495490</text:p>
          </table:table-cell>
          <table:table-cell office:value-type="float" office:value="4.1593" calcext:value-type="float">
            <text:p>4.1593</text:p>
          </table:table-cell>
          <table:table-cell office:value-type="float" office:value="493789" calcext:value-type="float">
            <text:p>493789</text:p>
          </table:table-cell>
          <table:table-cell office:value-type="float" office:value="40.2149" calcext:value-type="float">
            <text:p>40.2149</text:p>
          </table:table-cell>
        </table:table-row>
        <table:table-row table:style-name="ro1">
          <table:table-cell office:value-type="float" office:value="885962" calcext:value-type="float">
            <text:p>885962</text:p>
          </table:table-cell>
          <table:table-cell office:value-type="float" office:value="0.145637" calcext:value-type="float">
            <text:p>0.145637</text:p>
          </table:table-cell>
          <table:table-cell office:value-type="float" office:value="496386" calcext:value-type="float">
            <text:p>496386</text:p>
          </table:table-cell>
          <table:table-cell office:value-type="float" office:value="4.15581" calcext:value-type="float">
            <text:p>4.15581</text:p>
          </table:table-cell>
          <table:table-cell office:value-type="float" office:value="494666" calcext:value-type="float">
            <text:p>494666</text:p>
          </table:table-cell>
          <table:table-cell office:value-type="float" office:value="40.1773" calcext:value-type="float">
            <text:p>40.1773</text:p>
          </table:table-cell>
        </table:table-row>
        <table:table-row table:style-name="ro1">
          <table:table-cell office:value-type="float" office:value="887557" calcext:value-type="float">
            <text:p>887557</text:p>
          </table:table-cell>
          <table:table-cell office:value-type="float" office:value="0.145355" calcext:value-type="float">
            <text:p>0.145355</text:p>
          </table:table-cell>
          <table:table-cell office:value-type="float" office:value="497271" calcext:value-type="float">
            <text:p>497271</text:p>
          </table:table-cell>
          <table:table-cell office:value-type="float" office:value="4.15381" calcext:value-type="float">
            <text:p>4.15381</text:p>
          </table:table-cell>
          <table:table-cell office:value-type="float" office:value="495543" calcext:value-type="float">
            <text:p>495543</text:p>
          </table:table-cell>
          <table:table-cell office:value-type="float" office:value="40.1483" calcext:value-type="float">
            <text:p>40.1483</text:p>
          </table:table-cell>
        </table:table-row>
        <table:table-row table:style-name="ro1">
          <table:table-cell office:value-type="float" office:value="889149" calcext:value-type="float">
            <text:p>889149</text:p>
          </table:table-cell>
          <table:table-cell office:value-type="float" office:value="0.14505" calcext:value-type="float">
            <text:p>0.14505</text:p>
          </table:table-cell>
          <table:table-cell office:value-type="float" office:value="498152" calcext:value-type="float">
            <text:p>498152</text:p>
          </table:table-cell>
          <table:table-cell office:value-type="float" office:value="4.15231" calcext:value-type="float">
            <text:p>4.15231</text:p>
          </table:table-cell>
          <table:table-cell office:value-type="float" office:value="496421" calcext:value-type="float">
            <text:p>496421</text:p>
          </table:table-cell>
          <table:table-cell office:value-type="float" office:value="40.1125" calcext:value-type="float">
            <text:p>40.1125</text:p>
          </table:table-cell>
        </table:table-row>
        <table:table-row table:style-name="ro1">
          <table:table-cell office:value-type="float" office:value="890742" calcext:value-type="float">
            <text:p>890742</text:p>
          </table:table-cell>
          <table:table-cell office:value-type="float" office:value="0.144917" calcext:value-type="float">
            <text:p>0.144917</text:p>
          </table:table-cell>
          <table:table-cell office:value-type="float" office:value="499036" calcext:value-type="float">
            <text:p>499036</text:p>
          </table:table-cell>
          <table:table-cell office:value-type="float" office:value="4.15051" calcext:value-type="float">
            <text:p>4.15051</text:p>
          </table:table-cell>
          <table:table-cell office:value-type="float" office:value="497297" calcext:value-type="float">
            <text:p>497297</text:p>
          </table:table-cell>
          <table:table-cell office:value-type="float" office:value="40.0776" calcext:value-type="float">
            <text:p>40.0776</text:p>
          </table:table-cell>
        </table:table-row>
        <table:table-row table:style-name="ro1">
          <table:table-cell office:value-type="float" office:value="892333" calcext:value-type="float">
            <text:p>892333</text:p>
          </table:table-cell>
          <table:table-cell office:value-type="float" office:value="0.144701" calcext:value-type="float">
            <text:p>0.144701</text:p>
          </table:table-cell>
          <table:table-cell office:value-type="float" office:value="499920" calcext:value-type="float">
            <text:p>499920</text:p>
          </table:table-cell>
          <table:table-cell office:value-type="float" office:value="4.14865" calcext:value-type="float">
            <text:p>4.14865</text:p>
          </table:table-cell>
          <table:table-cell office:value-type="float" office:value="498176" calcext:value-type="float">
            <text:p>498176</text:p>
          </table:table-cell>
          <table:table-cell office:value-type="float" office:value="40.0184" calcext:value-type="float">
            <text:p>40.0184</text:p>
          </table:table-cell>
        </table:table-row>
        <table:table-row table:style-name="ro1">
          <table:table-cell office:value-type="float" office:value="893925" calcext:value-type="float">
            <text:p>893925</text:p>
          </table:table-cell>
          <table:table-cell office:value-type="float" office:value="0.144437" calcext:value-type="float">
            <text:p>0.144437</text:p>
          </table:table-cell>
          <table:table-cell office:value-type="float" office:value="500800" calcext:value-type="float">
            <text:p>500800</text:p>
          </table:table-cell>
          <table:table-cell office:value-type="float" office:value="4.14531" calcext:value-type="float">
            <text:p>4.14531</text:p>
          </table:table-cell>
          <table:table-cell office:value-type="float" office:value="499052" calcext:value-type="float">
            <text:p>499052</text:p>
          </table:table-cell>
          <table:table-cell office:value-type="float" office:value="39.982" calcext:value-type="float">
            <text:p>39.982</text:p>
          </table:table-cell>
        </table:table-row>
        <table:table-row table:style-name="ro1">
          <table:table-cell office:value-type="float" office:value="895520" calcext:value-type="float">
            <text:p>895520</text:p>
          </table:table-cell>
          <table:table-cell office:value-type="float" office:value="0.144351" calcext:value-type="float">
            <text:p>0.144351</text:p>
          </table:table-cell>
          <table:table-cell office:value-type="float" office:value="501680" calcext:value-type="float">
            <text:p>501680</text:p>
          </table:table-cell>
          <table:table-cell office:value-type="float" office:value="4.14371" calcext:value-type="float">
            <text:p>4.14371</text:p>
          </table:table-cell>
          <table:table-cell office:value-type="float" office:value="499926" calcext:value-type="float">
            <text:p>499926</text:p>
          </table:table-cell>
          <table:table-cell office:value-type="float" office:value="39.979" calcext:value-type="float">
            <text:p>39.979</text:p>
          </table:table-cell>
        </table:table-row>
        <table:table-row table:style-name="ro1">
          <table:table-cell office:value-type="float" office:value="897116" calcext:value-type="float">
            <text:p>897116</text:p>
          </table:table-cell>
          <table:table-cell office:value-type="float" office:value="0.144118" calcext:value-type="float">
            <text:p>0.144118</text:p>
          </table:table-cell>
          <table:table-cell office:value-type="float" office:value="502564" calcext:value-type="float">
            <text:p>502564</text:p>
          </table:table-cell>
          <table:table-cell office:value-type="float" office:value="4.13914" calcext:value-type="float">
            <text:p>4.13914</text:p>
          </table:table-cell>
          <table:table-cell office:value-type="float" office:value="500802" calcext:value-type="float">
            <text:p>500802</text:p>
          </table:table-cell>
          <table:table-cell office:value-type="float" office:value="39.9498" calcext:value-type="float">
            <text:p>39.9498</text:p>
          </table:table-cell>
        </table:table-row>
        <table:table-row table:style-name="ro1">
          <table:table-cell office:value-type="float" office:value="898698" calcext:value-type="float">
            <text:p>898698</text:p>
          </table:table-cell>
          <table:table-cell office:value-type="float" office:value="0.143799" calcext:value-type="float">
            <text:p>0.143799</text:p>
          </table:table-cell>
          <table:table-cell office:value-type="float" office:value="503449" calcext:value-type="float">
            <text:p>503449</text:p>
          </table:table-cell>
          <table:table-cell office:value-type="float" office:value="4.13882" calcext:value-type="float">
            <text:p>4.13882</text:p>
          </table:table-cell>
          <table:table-cell office:value-type="float" office:value="501676" calcext:value-type="float">
            <text:p>501676</text:p>
          </table:table-cell>
          <table:table-cell office:value-type="float" office:value="39.9288" calcext:value-type="float">
            <text:p>39.9288</text:p>
          </table:table-cell>
        </table:table-row>
        <table:table-row table:style-name="ro1">
          <table:table-cell office:value-type="float" office:value="900278" calcext:value-type="float">
            <text:p>900278</text:p>
          </table:table-cell>
          <table:table-cell office:value-type="float" office:value="0.143596" calcext:value-type="float">
            <text:p>0.143596</text:p>
          </table:table-cell>
          <table:table-cell office:value-type="float" office:value="504330" calcext:value-type="float">
            <text:p>504330</text:p>
          </table:table-cell>
          <table:table-cell office:value-type="float" office:value="4.13841" calcext:value-type="float">
            <text:p>4.13841</text:p>
          </table:table-cell>
          <table:table-cell office:value-type="float" office:value="502551" calcext:value-type="float">
            <text:p>502551</text:p>
          </table:table-cell>
          <table:table-cell office:value-type="float" office:value="39.8971" calcext:value-type="float">
            <text:p>39.8971</text:p>
          </table:table-cell>
        </table:table-row>
        <table:table-row table:style-name="ro1">
          <table:table-cell office:value-type="float" office:value="901863" calcext:value-type="float">
            <text:p>901863</text:p>
          </table:table-cell>
          <table:table-cell office:value-type="float" office:value="0.143571" calcext:value-type="float">
            <text:p>0.143571</text:p>
          </table:table-cell>
          <table:table-cell office:value-type="float" office:value="505215" calcext:value-type="float">
            <text:p>505215</text:p>
          </table:table-cell>
          <table:table-cell office:value-type="float" office:value="4.13764" calcext:value-type="float">
            <text:p>4.13764</text:p>
          </table:table-cell>
          <table:table-cell office:value-type="float" office:value="503426" calcext:value-type="float">
            <text:p>503426</text:p>
          </table:table-cell>
          <table:table-cell office:value-type="float" office:value="39.8987" calcext:value-type="float">
            <text:p>39.8987</text:p>
          </table:table-cell>
        </table:table-row>
        <table:table-row table:style-name="ro1">
          <table:table-cell office:value-type="float" office:value="903442" calcext:value-type="float">
            <text:p>903442</text:p>
          </table:table-cell>
          <table:table-cell office:value-type="float" office:value="0.143454" calcext:value-type="float">
            <text:p>0.143454</text:p>
          </table:table-cell>
          <table:table-cell office:value-type="float" office:value="506100" calcext:value-type="float">
            <text:p>506100</text:p>
          </table:table-cell>
          <table:table-cell office:value-type="float" office:value="4.14385" calcext:value-type="float">
            <text:p>4.14385</text:p>
          </table:table-cell>
          <table:table-cell office:value-type="float" office:value="504300" calcext:value-type="float">
            <text:p>504300</text:p>
          </table:table-cell>
          <table:table-cell office:value-type="float" office:value="39.8549" calcext:value-type="float">
            <text:p>39.8549</text:p>
          </table:table-cell>
        </table:table-row>
        <table:table-row table:style-name="ro1">
          <table:table-cell office:value-type="float" office:value="905020" calcext:value-type="float">
            <text:p>905020</text:p>
          </table:table-cell>
          <table:table-cell office:value-type="float" office:value="0.143498" calcext:value-type="float">
            <text:p>0.143498</text:p>
          </table:table-cell>
          <table:table-cell office:value-type="float" office:value="506982" calcext:value-type="float">
            <text:p>506982</text:p>
          </table:table-cell>
          <table:table-cell office:value-type="float" office:value="4.14272" calcext:value-type="float">
            <text:p>4.14272</text:p>
          </table:table-cell>
          <table:table-cell office:value-type="float" office:value="505175" calcext:value-type="float">
            <text:p>505175</text:p>
          </table:table-cell>
          <table:table-cell office:value-type="float" office:value="39.8309" calcext:value-type="float">
            <text:p>39.8309</text:p>
          </table:table-cell>
        </table:table-row>
        <table:table-row table:style-name="ro1">
          <table:table-cell office:value-type="float" office:value="906599" calcext:value-type="float">
            <text:p>906599</text:p>
          </table:table-cell>
          <table:table-cell office:value-type="float" office:value="0.143436" calcext:value-type="float">
            <text:p>0.143436</text:p>
          </table:table-cell>
          <table:table-cell office:value-type="float" office:value="507866" calcext:value-type="float">
            <text:p>507866</text:p>
          </table:table-cell>
          <table:table-cell office:value-type="float" office:value="4.14606" calcext:value-type="float">
            <text:p>4.14606</text:p>
          </table:table-cell>
          <table:table-cell office:value-type="float" office:value="506052" calcext:value-type="float">
            <text:p>506052</text:p>
          </table:table-cell>
          <table:table-cell office:value-type="float" office:value="39.8044" calcext:value-type="float">
            <text:p>39.8044</text:p>
          </table:table-cell>
        </table:table-row>
        <table:table-row table:style-name="ro1">
          <table:table-cell office:value-type="float" office:value="908181" calcext:value-type="float">
            <text:p>908181</text:p>
          </table:table-cell>
          <table:table-cell office:value-type="float" office:value="0.143394" calcext:value-type="float">
            <text:p>0.143394</text:p>
          </table:table-cell>
          <table:table-cell office:value-type="float" office:value="508751" calcext:value-type="float">
            <text:p>508751</text:p>
          </table:table-cell>
          <table:table-cell office:value-type="float" office:value="4.14578" calcext:value-type="float">
            <text:p>4.14578</text:p>
          </table:table-cell>
          <table:table-cell office:value-type="float" office:value="506927" calcext:value-type="float">
            <text:p>506927</text:p>
          </table:table-cell>
          <table:table-cell office:value-type="float" office:value="39.7649" calcext:value-type="float">
            <text:p>39.7649</text:p>
          </table:table-cell>
        </table:table-row>
        <table:table-row table:style-name="ro1">
          <table:table-cell office:value-type="float" office:value="909759" calcext:value-type="float">
            <text:p>909759</text:p>
          </table:table-cell>
          <table:table-cell office:value-type="float" office:value="0.14317" calcext:value-type="float">
            <text:p>0.14317</text:p>
          </table:table-cell>
          <table:table-cell office:value-type="float" office:value="509633" calcext:value-type="float">
            <text:p>509633</text:p>
          </table:table-cell>
          <table:table-cell office:value-type="float" office:value="4.14382" calcext:value-type="float">
            <text:p>4.14382</text:p>
          </table:table-cell>
          <table:table-cell office:value-type="float" office:value="507802" calcext:value-type="float">
            <text:p>507802</text:p>
          </table:table-cell>
          <table:table-cell office:value-type="float" office:value="39.7333" calcext:value-type="float">
            <text:p>39.7333</text:p>
          </table:table-cell>
        </table:table-row>
        <table:table-row table:style-name="ro1">
          <table:table-cell office:value-type="float" office:value="911336" calcext:value-type="float">
            <text:p>911336</text:p>
          </table:table-cell>
          <table:table-cell office:value-type="float" office:value="0.14308" calcext:value-type="float">
            <text:p>0.14308</text:p>
          </table:table-cell>
          <table:table-cell office:value-type="float" office:value="510516" calcext:value-type="float">
            <text:p>510516</text:p>
          </table:table-cell>
          <table:table-cell office:value-type="float" office:value="4.14161" calcext:value-type="float">
            <text:p>4.14161</text:p>
          </table:table-cell>
          <table:table-cell office:value-type="float" office:value="508681" calcext:value-type="float">
            <text:p>508681</text:p>
          </table:table-cell>
          <table:table-cell office:value-type="float" office:value="39.6809" calcext:value-type="float">
            <text:p>39.6809</text:p>
          </table:table-cell>
        </table:table-row>
        <table:table-row table:style-name="ro1">
          <table:table-cell office:value-type="float" office:value="912940" calcext:value-type="float">
            <text:p>912940</text:p>
          </table:table-cell>
          <table:table-cell office:value-type="float" office:value="0.142965" calcext:value-type="float">
            <text:p>0.142965</text:p>
          </table:table-cell>
          <table:table-cell office:value-type="float" office:value="511400" calcext:value-type="float">
            <text:p>511400</text:p>
          </table:table-cell>
          <table:table-cell office:value-type="float" office:value="4.13518" calcext:value-type="float">
            <text:p>4.13518</text:p>
          </table:table-cell>
          <table:table-cell office:value-type="float" office:value="509556" calcext:value-type="float">
            <text:p>509556</text:p>
          </table:table-cell>
          <table:table-cell office:value-type="float" office:value="39.6533" calcext:value-type="float">
            <text:p>39.6533</text:p>
          </table:table-cell>
        </table:table-row>
        <table:table-row table:style-name="ro1">
          <table:table-cell office:value-type="float" office:value="914531" calcext:value-type="float">
            <text:p>914531</text:p>
          </table:table-cell>
          <table:table-cell office:value-type="float" office:value="0.142987" calcext:value-type="float">
            <text:p>0.142987</text:p>
          </table:table-cell>
          <table:table-cell office:value-type="float" office:value="512282" calcext:value-type="float">
            <text:p>512282</text:p>
          </table:table-cell>
          <table:table-cell office:value-type="float" office:value="4.12711" calcext:value-type="float">
            <text:p>4.12711</text:p>
          </table:table-cell>
          <table:table-cell office:value-type="float" office:value="510430" calcext:value-type="float">
            <text:p>510430</text:p>
          </table:table-cell>
          <table:table-cell office:value-type="float" office:value="39.6271" calcext:value-type="float">
            <text:p>39.6271</text:p>
          </table:table-cell>
        </table:table-row>
        <table:table-row table:style-name="ro1">
          <table:table-cell office:value-type="float" office:value="916128" calcext:value-type="float">
            <text:p>916128</text:p>
          </table:table-cell>
          <table:table-cell office:value-type="float" office:value="0.142944" calcext:value-type="float">
            <text:p>0.142944</text:p>
          </table:table-cell>
          <table:table-cell office:value-type="float" office:value="513166" calcext:value-type="float">
            <text:p>513166</text:p>
          </table:table-cell>
          <table:table-cell office:value-type="float" office:value="4.13436" calcext:value-type="float">
            <text:p>4.13436</text:p>
          </table:table-cell>
          <table:table-cell office:value-type="float" office:value="511305" calcext:value-type="float">
            <text:p>511305</text:p>
          </table:table-cell>
          <table:table-cell office:value-type="float" office:value="39.6072" calcext:value-type="float">
            <text:p>39.6072</text:p>
          </table:table-cell>
        </table:table-row>
        <table:table-row table:style-name="ro1">
          <table:table-cell office:value-type="float" office:value="917727" calcext:value-type="float">
            <text:p>917727</text:p>
          </table:table-cell>
          <table:table-cell office:value-type="float" office:value="0.142849" calcext:value-type="float">
            <text:p>0.142849</text:p>
          </table:table-cell>
          <table:table-cell office:value-type="float" office:value="514050" calcext:value-type="float">
            <text:p>514050</text:p>
          </table:table-cell>
          <table:table-cell office:value-type="float" office:value="4.1321" calcext:value-type="float">
            <text:p>4.1321</text:p>
          </table:table-cell>
          <table:table-cell office:value-type="float" office:value="512180" calcext:value-type="float">
            <text:p>512180</text:p>
          </table:table-cell>
          <table:table-cell office:value-type="float" office:value="39.5792" calcext:value-type="float">
            <text:p>39.5792</text:p>
          </table:table-cell>
        </table:table-row>
        <table:table-row table:style-name="ro1">
          <table:table-cell office:value-type="float" office:value="919325" calcext:value-type="float">
            <text:p>919325</text:p>
          </table:table-cell>
          <table:table-cell office:value-type="float" office:value="0.142826" calcext:value-type="float">
            <text:p>0.142826</text:p>
          </table:table-cell>
          <table:table-cell office:value-type="float" office:value="514935" calcext:value-type="float">
            <text:p>514935</text:p>
          </table:table-cell>
          <table:table-cell office:value-type="float" office:value="4.13393" calcext:value-type="float">
            <text:p>4.13393</text:p>
          </table:table-cell>
          <table:table-cell office:value-type="float" office:value="513054" calcext:value-type="float">
            <text:p>513054</text:p>
          </table:table-cell>
          <table:table-cell office:value-type="float" office:value="39.5408" calcext:value-type="float">
            <text:p>39.5408</text:p>
          </table:table-cell>
        </table:table-row>
        <table:table-row table:style-name="ro1">
          <table:table-cell office:value-type="float" office:value="920920" calcext:value-type="float">
            <text:p>920920</text:p>
          </table:table-cell>
          <table:table-cell office:value-type="float" office:value="0.142779" calcext:value-type="float">
            <text:p>0.142779</text:p>
          </table:table-cell>
          <table:table-cell office:value-type="float" office:value="515820" calcext:value-type="float">
            <text:p>515820</text:p>
          </table:table-cell>
          <table:table-cell office:value-type="float" office:value="4.15189" calcext:value-type="float">
            <text:p>4.15189</text:p>
          </table:table-cell>
          <table:table-cell office:value-type="float" office:value="513929" calcext:value-type="float">
            <text:p>513929</text:p>
          </table:table-cell>
          <table:table-cell office:value-type="float" office:value="39.4965" calcext:value-type="float">
            <text:p>39.4965</text:p>
          </table:table-cell>
        </table:table-row>
        <table:table-row table:style-name="ro1">
          <table:table-cell office:value-type="float" office:value="922509" calcext:value-type="float">
            <text:p>922509</text:p>
          </table:table-cell>
          <table:table-cell office:value-type="float" office:value="0.142591" calcext:value-type="float">
            <text:p>0.142591</text:p>
          </table:table-cell>
          <table:table-cell office:value-type="float" office:value="516701" calcext:value-type="float">
            <text:p>516701</text:p>
          </table:table-cell>
          <table:table-cell office:value-type="float" office:value="4.15685" calcext:value-type="float">
            <text:p>4.15685</text:p>
          </table:table-cell>
          <table:table-cell office:value-type="float" office:value="514806" calcext:value-type="float">
            <text:p>514806</text:p>
          </table:table-cell>
          <table:table-cell office:value-type="float" office:value="39.4731" calcext:value-type="float">
            <text:p>39.4731</text:p>
          </table:table-cell>
        </table:table-row>
        <table:table-row table:style-name="ro1">
          <table:table-cell office:value-type="float" office:value="924111" calcext:value-type="float">
            <text:p>924111</text:p>
          </table:table-cell>
          <table:table-cell office:value-type="float" office:value="0.142434" calcext:value-type="float">
            <text:p>0.142434</text:p>
          </table:table-cell>
          <table:table-cell office:value-type="float" office:value="517585" calcext:value-type="float">
            <text:p>517585</text:p>
          </table:table-cell>
          <table:table-cell office:value-type="float" office:value="4.16542" calcext:value-type="float">
            <text:p>4.16542</text:p>
          </table:table-cell>
          <table:table-cell office:value-type="float" office:value="515688" calcext:value-type="float">
            <text:p>515688</text:p>
          </table:table-cell>
          <table:table-cell office:value-type="float" office:value="39.444" calcext:value-type="float">
            <text:p>39.444</text:p>
          </table:table-cell>
        </table:table-row>
        <table:table-row table:style-name="ro1">
          <table:table-cell office:value-type="float" office:value="925697" calcext:value-type="float">
            <text:p>925697</text:p>
          </table:table-cell>
          <table:table-cell office:value-type="float" office:value="0.142263" calcext:value-type="float">
            <text:p>0.142263</text:p>
          </table:table-cell>
          <table:table-cell office:value-type="float" office:value="518471" calcext:value-type="float">
            <text:p>518471</text:p>
          </table:table-cell>
          <table:table-cell office:value-type="float" office:value="4.16555" calcext:value-type="float">
            <text:p>4.16555</text:p>
          </table:table-cell>
          <table:table-cell office:value-type="float" office:value="516563" calcext:value-type="float">
            <text:p>516563</text:p>
          </table:table-cell>
          <table:table-cell office:value-type="float" office:value="39.4381" calcext:value-type="float">
            <text:p>39.4381</text:p>
          </table:table-cell>
        </table:table-row>
        <table:table-row table:style-name="ro1">
          <table:table-cell office:value-type="float" office:value="927296" calcext:value-type="float">
            <text:p>927296</text:p>
          </table:table-cell>
          <table:table-cell office:value-type="float" office:value="0.142137" calcext:value-type="float">
            <text:p>0.142137</text:p>
          </table:table-cell>
          <table:table-cell office:value-type="float" office:value="519358" calcext:value-type="float">
            <text:p>519358</text:p>
          </table:table-cell>
          <table:table-cell office:value-type="float" office:value="4.16255" calcext:value-type="float">
            <text:p>4.16255</text:p>
          </table:table-cell>
          <table:table-cell office:value-type="float" office:value="517438" calcext:value-type="float">
            <text:p>517438</text:p>
          </table:table-cell>
          <table:table-cell office:value-type="float" office:value="39.4247" calcext:value-type="float">
            <text:p>39.4247</text:p>
          </table:table-cell>
        </table:table-row>
        <table:table-row table:style-name="ro1">
          <table:table-cell office:value-type="float" office:value="928898" calcext:value-type="float">
            <text:p>928898</text:p>
          </table:table-cell>
          <table:table-cell office:value-type="float" office:value="0.141883" calcext:value-type="float">
            <text:p>0.141883</text:p>
          </table:table-cell>
          <table:table-cell office:value-type="float" office:value="520242" calcext:value-type="float">
            <text:p>520242</text:p>
          </table:table-cell>
          <table:table-cell office:value-type="float" office:value="4.17011" calcext:value-type="float">
            <text:p>4.17011</text:p>
          </table:table-cell>
          <table:table-cell office:value-type="float" office:value="518313" calcext:value-type="float">
            <text:p>518313</text:p>
          </table:table-cell>
          <table:table-cell office:value-type="float" office:value="39.3934" calcext:value-type="float">
            <text:p>39.3934</text:p>
          </table:table-cell>
        </table:table-row>
        <table:table-row table:style-name="ro1">
          <table:table-cell office:value-type="float" office:value="930499" calcext:value-type="float">
            <text:p>930499</text:p>
          </table:table-cell>
          <table:table-cell office:value-type="float" office:value="0.141675" calcext:value-type="float">
            <text:p>0.141675</text:p>
          </table:table-cell>
          <table:table-cell office:value-type="float" office:value="521125" calcext:value-type="float">
            <text:p>521125</text:p>
          </table:table-cell>
          <table:table-cell office:value-type="float" office:value="4.1735" calcext:value-type="float">
            <text:p>4.1735</text:p>
          </table:table-cell>
          <table:table-cell office:value-type="float" office:value="519188" calcext:value-type="float">
            <text:p>519188</text:p>
          </table:table-cell>
          <table:table-cell office:value-type="float" office:value="39.3679" calcext:value-type="float">
            <text:p>39.3679</text:p>
          </table:table-cell>
        </table:table-row>
        <table:table-row table:style-name="ro1">
          <table:table-cell office:value-type="float" office:value="932100" calcext:value-type="float">
            <text:p>932100</text:p>
          </table:table-cell>
          <table:table-cell office:value-type="float" office:value="0.141329" calcext:value-type="float">
            <text:p>0.141329</text:p>
          </table:table-cell>
          <table:table-cell office:value-type="float" office:value="522010" calcext:value-type="float">
            <text:p>522010</text:p>
          </table:table-cell>
          <table:table-cell office:value-type="float" office:value="4.16956" calcext:value-type="float">
            <text:p>4.16956</text:p>
          </table:table-cell>
          <table:table-cell office:value-type="float" office:value="520063" calcext:value-type="float">
            <text:p>520063</text:p>
          </table:table-cell>
          <table:table-cell office:value-type="float" office:value="39.3271" calcext:value-type="float">
            <text:p>39.3271</text:p>
          </table:table-cell>
        </table:table-row>
        <table:table-row table:style-name="ro1">
          <table:table-cell office:value-type="float" office:value="933690" calcext:value-type="float">
            <text:p>933690</text:p>
          </table:table-cell>
          <table:table-cell office:value-type="float" office:value="0.141058" calcext:value-type="float">
            <text:p>0.141058</text:p>
          </table:table-cell>
          <table:table-cell office:value-type="float" office:value="522895" calcext:value-type="float">
            <text:p>522895</text:p>
          </table:table-cell>
          <table:table-cell office:value-type="float" office:value="4.16981" calcext:value-type="float">
            <text:p>4.16981</text:p>
          </table:table-cell>
          <table:table-cell office:value-type="float" office:value="520937" calcext:value-type="float">
            <text:p>520937</text:p>
          </table:table-cell>
          <table:table-cell office:value-type="float" office:value="39.3151" calcext:value-type="float">
            <text:p>39.3151</text:p>
          </table:table-cell>
        </table:table-row>
        <table:table-row table:style-name="ro1">
          <table:table-cell office:value-type="float" office:value="935281" calcext:value-type="float">
            <text:p>935281</text:p>
          </table:table-cell>
          <table:table-cell office:value-type="float" office:value="0.140832" calcext:value-type="float">
            <text:p>0.140832</text:p>
          </table:table-cell>
          <table:table-cell office:value-type="float" office:value="523782" calcext:value-type="float">
            <text:p>523782</text:p>
          </table:table-cell>
          <table:table-cell office:value-type="float" office:value="4.16897" calcext:value-type="float">
            <text:p>4.16897</text:p>
          </table:table-cell>
          <table:table-cell office:value-type="float" office:value="521812" calcext:value-type="float">
            <text:p>521812</text:p>
          </table:table-cell>
          <table:table-cell office:value-type="float" office:value="39.2862" calcext:value-type="float">
            <text:p>39.2862</text:p>
          </table:table-cell>
        </table:table-row>
        <table:table-row table:style-name="ro1">
          <table:table-cell office:value-type="float" office:value="936872" calcext:value-type="float">
            <text:p>936872</text:p>
          </table:table-cell>
          <table:table-cell office:value-type="float" office:value="0.140776" calcext:value-type="float">
            <text:p>0.140776</text:p>
          </table:table-cell>
          <table:table-cell office:value-type="float" office:value="524668" calcext:value-type="float">
            <text:p>524668</text:p>
          </table:table-cell>
          <table:table-cell office:value-type="float" office:value="4.17683" calcext:value-type="float">
            <text:p>4.17683</text:p>
          </table:table-cell>
          <table:table-cell office:value-type="float" office:value="522687" calcext:value-type="float">
            <text:p>522687</text:p>
          </table:table-cell>
          <table:table-cell office:value-type="float" office:value="39.2651" calcext:value-type="float">
            <text:p>39.2651</text:p>
          </table:table-cell>
        </table:table-row>
        <table:table-row table:style-name="ro1">
          <table:table-cell office:value-type="float" office:value="938464" calcext:value-type="float">
            <text:p>938464</text:p>
          </table:table-cell>
          <table:table-cell office:value-type="float" office:value="0.140451" calcext:value-type="float">
            <text:p>0.140451</text:p>
          </table:table-cell>
          <table:table-cell office:value-type="float" office:value="525557" calcext:value-type="float">
            <text:p>525557</text:p>
          </table:table-cell>
          <table:table-cell office:value-type="float" office:value="4.17281" calcext:value-type="float">
            <text:p>4.17281</text:p>
          </table:table-cell>
          <table:table-cell office:value-type="float" office:value="523565" calcext:value-type="float">
            <text:p>523565</text:p>
          </table:table-cell>
          <table:table-cell office:value-type="float" office:value="39.257" calcext:value-type="float">
            <text:p>39.257</text:p>
          </table:table-cell>
        </table:table-row>
        <table:table-row table:style-name="ro1">
          <table:table-cell office:value-type="float" office:value="940057" calcext:value-type="float">
            <text:p>940057</text:p>
          </table:table-cell>
          <table:table-cell office:value-type="float" office:value="0.140181" calcext:value-type="float">
            <text:p>0.140181</text:p>
          </table:table-cell>
          <table:table-cell office:value-type="float" office:value="526440" calcext:value-type="float">
            <text:p>526440</text:p>
          </table:table-cell>
          <table:table-cell office:value-type="float" office:value="4.17481" calcext:value-type="float">
            <text:p>4.17481</text:p>
          </table:table-cell>
          <table:table-cell office:value-type="float" office:value="524441" calcext:value-type="float">
            <text:p>524441</text:p>
          </table:table-cell>
          <table:table-cell office:value-type="float" office:value="39.2319" calcext:value-type="float">
            <text:p>39.2319</text:p>
          </table:table-cell>
        </table:table-row>
        <table:table-row table:style-name="ro1">
          <table:table-cell office:value-type="float" office:value="941658" calcext:value-type="float">
            <text:p>941658</text:p>
          </table:table-cell>
          <table:table-cell office:value-type="float" office:value="0.139926" calcext:value-type="float">
            <text:p>0.139926</text:p>
          </table:table-cell>
          <table:table-cell office:value-type="float" office:value="527326" calcext:value-type="float">
            <text:p>527326</text:p>
          </table:table-cell>
          <table:table-cell office:value-type="float" office:value="4.17648" calcext:value-type="float">
            <text:p>4.17648</text:p>
          </table:table-cell>
          <table:table-cell office:value-type="float" office:value="525317" calcext:value-type="float">
            <text:p>525317</text:p>
          </table:table-cell>
          <table:table-cell office:value-type="float" office:value="39.2156" calcext:value-type="float">
            <text:p>39.2156</text:p>
          </table:table-cell>
        </table:table-row>
        <table:table-row table:style-name="ro1">
          <table:table-cell office:value-type="float" office:value="943246" calcext:value-type="float">
            <text:p>943246</text:p>
          </table:table-cell>
          <table:table-cell office:value-type="float" office:value="0.139502" calcext:value-type="float">
            <text:p>0.139502</text:p>
          </table:table-cell>
          <table:table-cell office:value-type="float" office:value="528214" calcext:value-type="float">
            <text:p>528214</text:p>
          </table:table-cell>
          <table:table-cell office:value-type="float" office:value="4.1745" calcext:value-type="float">
            <text:p>4.1745</text:p>
          </table:table-cell>
          <table:table-cell office:value-type="float" office:value="526194" calcext:value-type="float">
            <text:p>526194</text:p>
          </table:table-cell>
          <table:table-cell office:value-type="float" office:value="39.1948" calcext:value-type="float">
            <text:p>39.1948</text:p>
          </table:table-cell>
        </table:table-row>
        <table:table-row table:style-name="ro1">
          <table:table-cell office:value-type="float" office:value="944826" calcext:value-type="float">
            <text:p>944826</text:p>
          </table:table-cell>
          <table:table-cell office:value-type="float" office:value="0.139194" calcext:value-type="float">
            <text:p>0.139194</text:p>
          </table:table-cell>
          <table:table-cell office:value-type="float" office:value="529099" calcext:value-type="float">
            <text:p>529099</text:p>
          </table:table-cell>
          <table:table-cell office:value-type="float" office:value="4.16939" calcext:value-type="float">
            <text:p>4.16939</text:p>
          </table:table-cell>
          <table:table-cell office:value-type="float" office:value="527069" calcext:value-type="float">
            <text:p>527069</text:p>
          </table:table-cell>
          <table:table-cell office:value-type="float" office:value="39.1771" calcext:value-type="float">
            <text:p>39.1771</text:p>
          </table:table-cell>
        </table:table-row>
        <table:table-row table:style-name="ro1">
          <table:table-cell office:value-type="float" office:value="946408" calcext:value-type="float">
            <text:p>946408</text:p>
          </table:table-cell>
          <table:table-cell office:value-type="float" office:value="0.138766" calcext:value-type="float">
            <text:p>0.138766</text:p>
          </table:table-cell>
          <table:table-cell office:value-type="float" office:value="529983" calcext:value-type="float">
            <text:p>529983</text:p>
          </table:table-cell>
          <table:table-cell office:value-type="float" office:value="4.16701" calcext:value-type="float">
            <text:p>4.16701</text:p>
          </table:table-cell>
          <table:table-cell office:value-type="float" office:value="527946" calcext:value-type="float">
            <text:p>527946</text:p>
          </table:table-cell>
          <table:table-cell office:value-type="float" office:value="39.1582" calcext:value-type="float">
            <text:p>39.1582</text:p>
          </table:table-cell>
        </table:table-row>
        <table:table-row table:style-name="ro1">
          <table:table-cell office:value-type="float" office:value="947987" calcext:value-type="float">
            <text:p>947987</text:p>
          </table:table-cell>
          <table:table-cell office:value-type="float" office:value="0.138637" calcext:value-type="float">
            <text:p>0.138637</text:p>
          </table:table-cell>
          <table:table-cell office:value-type="float" office:value="530869" calcext:value-type="float">
            <text:p>530869</text:p>
          </table:table-cell>
          <table:table-cell office:value-type="float" office:value="4.17247" calcext:value-type="float">
            <text:p>4.17247</text:p>
          </table:table-cell>
          <table:table-cell office:value-type="float" office:value="528825" calcext:value-type="float">
            <text:p>528825</text:p>
          </table:table-cell>
          <table:table-cell office:value-type="float" office:value="39.1292" calcext:value-type="float">
            <text:p>39.1292</text:p>
          </table:table-cell>
        </table:table-row>
        <table:table-row table:style-name="ro1">
          <table:table-cell office:value-type="float" office:value="949566" calcext:value-type="float">
            <text:p>949566</text:p>
          </table:table-cell>
          <table:table-cell office:value-type="float" office:value="0.13847" calcext:value-type="float">
            <text:p>0.13847</text:p>
          </table:table-cell>
          <table:table-cell office:value-type="float" office:value="531752" calcext:value-type="float">
            <text:p>531752</text:p>
          </table:table-cell>
          <table:table-cell office:value-type="float" office:value="4.17013" calcext:value-type="float">
            <text:p>4.17013</text:p>
          </table:table-cell>
          <table:table-cell office:value-type="float" office:value="529699" calcext:value-type="float">
            <text:p>529699</text:p>
          </table:table-cell>
          <table:table-cell office:value-type="float" office:value="39.1338" calcext:value-type="float">
            <text:p>39.1338</text:p>
          </table:table-cell>
        </table:table-row>
        <table:table-row table:style-name="ro1">
          <table:table-cell office:value-type="float" office:value="951152" calcext:value-type="float">
            <text:p>951152</text:p>
          </table:table-cell>
          <table:table-cell office:value-type="float" office:value="0.13829" calcext:value-type="float">
            <text:p>0.13829</text:p>
          </table:table-cell>
          <table:table-cell office:value-type="float" office:value="532637" calcext:value-type="float">
            <text:p>532637</text:p>
          </table:table-cell>
          <table:table-cell office:value-type="float" office:value="4.17302" calcext:value-type="float">
            <text:p>4.17302</text:p>
          </table:table-cell>
          <table:table-cell office:value-type="float" office:value="530573" calcext:value-type="float">
            <text:p>530573</text:p>
          </table:table-cell>
          <table:table-cell office:value-type="float" office:value="39.102" calcext:value-type="float">
            <text:p>39.102</text:p>
          </table:table-cell>
        </table:table-row>
        <table:table-row table:style-name="ro1">
          <table:table-cell office:value-type="float" office:value="952731" calcext:value-type="float">
            <text:p>952731</text:p>
          </table:table-cell>
          <table:table-cell office:value-type="float" office:value="0.137972" calcext:value-type="float">
            <text:p>0.137972</text:p>
          </table:table-cell>
          <table:table-cell office:value-type="float" office:value="533521" calcext:value-type="float">
            <text:p>533521</text:p>
          </table:table-cell>
          <table:table-cell office:value-type="float" office:value="4.17173" calcext:value-type="float">
            <text:p>4.17173</text:p>
          </table:table-cell>
          <table:table-cell office:value-type="float" office:value="531448" calcext:value-type="float">
            <text:p>531448</text:p>
          </table:table-cell>
          <table:table-cell office:value-type="float" office:value="39.0789" calcext:value-type="float">
            <text:p>39.0789</text:p>
          </table:table-cell>
        </table:table-row>
        <table:table-row table:style-name="ro1">
          <table:table-cell office:value-type="float" office:value="954311" calcext:value-type="float">
            <text:p>954311</text:p>
          </table:table-cell>
          <table:table-cell office:value-type="float" office:value="0.137737" calcext:value-type="float">
            <text:p>0.137737</text:p>
          </table:table-cell>
          <table:table-cell office:value-type="float" office:value="534408" calcext:value-type="float">
            <text:p>534408</text:p>
          </table:table-cell>
          <table:table-cell office:value-type="float" office:value="4.17017" calcext:value-type="float">
            <text:p>4.17017</text:p>
          </table:table-cell>
          <table:table-cell office:value-type="float" office:value="532322" calcext:value-type="float">
            <text:p>532322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1">
          <table:table-cell office:value-type="float" office:value="955888" calcext:value-type="float">
            <text:p>955888</text:p>
          </table:table-cell>
          <table:table-cell office:value-type="float" office:value="0.137542" calcext:value-type="float">
            <text:p>0.137542</text:p>
          </table:table-cell>
          <table:table-cell office:value-type="float" office:value="535295" calcext:value-type="float">
            <text:p>535295</text:p>
          </table:table-cell>
          <table:table-cell office:value-type="float" office:value="4.16872" calcext:value-type="float">
            <text:p>4.16872</text:p>
          </table:table-cell>
          <table:table-cell office:value-type="float" office:value="533199" calcext:value-type="float">
            <text:p>533199</text:p>
          </table:table-cell>
          <table:table-cell office:value-type="float" office:value="38.9804" calcext:value-type="float">
            <text:p>38.9804</text:p>
          </table:table-cell>
        </table:table-row>
        <table:table-row table:style-name="ro1">
          <table:table-cell office:value-type="float" office:value="957490" calcext:value-type="float">
            <text:p>957490</text:p>
          </table:table-cell>
          <table:table-cell office:value-type="float" office:value="0.137404" calcext:value-type="float">
            <text:p>0.137404</text:p>
          </table:table-cell>
          <table:table-cell office:value-type="float" office:value="536181" calcext:value-type="float">
            <text:p>536181</text:p>
          </table:table-cell>
          <table:table-cell office:value-type="float" office:value="4.16664" calcext:value-type="float">
            <text:p>4.16664</text:p>
          </table:table-cell>
          <table:table-cell office:value-type="float" office:value="534074" calcext:value-type="float">
            <text:p>534074</text:p>
          </table:table-cell>
          <table:table-cell office:value-type="float" office:value="38.9396" calcext:value-type="float">
            <text:p>38.9396</text:p>
          </table:table-cell>
        </table:table-row>
        <table:table-row table:style-name="ro1">
          <table:table-cell office:value-type="float" office:value="959078" calcext:value-type="float">
            <text:p>959078</text:p>
          </table:table-cell>
          <table:table-cell office:value-type="float" office:value="0.137209" calcext:value-type="float">
            <text:p>0.137209</text:p>
          </table:table-cell>
          <table:table-cell office:value-type="float" office:value="537067" calcext:value-type="float">
            <text:p>537067</text:p>
          </table:table-cell>
          <table:table-cell office:value-type="float" office:value="4.1651" calcext:value-type="float">
            <text:p>4.1651</text:p>
          </table:table-cell>
          <table:table-cell office:value-type="float" office:value="534948" calcext:value-type="float">
            <text:p>534948</text:p>
          </table:table-cell>
          <table:table-cell office:value-type="float" office:value="38.915" calcext:value-type="float">
            <text:p>38.915</text:p>
          </table:table-cell>
        </table:table-row>
        <table:table-row table:style-name="ro1">
          <table:table-cell office:value-type="float" office:value="960674" calcext:value-type="float">
            <text:p>960674</text:p>
          </table:table-cell>
          <table:table-cell office:value-type="float" office:value="0.137129" calcext:value-type="float">
            <text:p>0.137129</text:p>
          </table:table-cell>
          <table:table-cell office:value-type="float" office:value="537952" calcext:value-type="float">
            <text:p>537952</text:p>
          </table:table-cell>
          <table:table-cell office:value-type="float" office:value="4.16522" calcext:value-type="float">
            <text:p>4.16522</text:p>
          </table:table-cell>
          <table:table-cell office:value-type="float" office:value="535822" calcext:value-type="float">
            <text:p>535822</text:p>
          </table:table-cell>
          <table:table-cell office:value-type="float" office:value="38.8756" calcext:value-type="float">
            <text:p>38.8756</text:p>
          </table:table-cell>
        </table:table-row>
        <table:table-row table:style-name="ro1">
          <table:table-cell office:value-type="float" office:value="962270" calcext:value-type="float">
            <text:p>962270</text:p>
          </table:table-cell>
          <table:table-cell office:value-type="float" office:value="0.137041" calcext:value-type="float">
            <text:p>0.137041</text:p>
          </table:table-cell>
          <table:table-cell office:value-type="float" office:value="538837" calcext:value-type="float">
            <text:p>538837</text:p>
          </table:table-cell>
          <table:table-cell office:value-type="float" office:value="4.1642" calcext:value-type="float">
            <text:p>4.1642</text:p>
          </table:table-cell>
          <table:table-cell office:value-type="float" office:value="536697" calcext:value-type="float">
            <text:p>536697</text:p>
          </table:table-cell>
          <table:table-cell office:value-type="float" office:value="38.8653" calcext:value-type="float">
            <text:p>38.8653</text:p>
          </table:table-cell>
        </table:table-row>
        <table:table-row table:style-name="ro1">
          <table:table-cell office:value-type="float" office:value="963863" calcext:value-type="float">
            <text:p>963863</text:p>
          </table:table-cell>
          <table:table-cell office:value-type="float" office:value="0.137" calcext:value-type="float">
            <text:p>0.137</text:p>
          </table:table-cell>
          <table:table-cell office:value-type="float" office:value="539721" calcext:value-type="float">
            <text:p>539721</text:p>
          </table:table-cell>
          <table:table-cell office:value-type="float" office:value="4.16326" calcext:value-type="float">
            <text:p>4.16326</text:p>
          </table:table-cell>
          <table:table-cell office:value-type="float" office:value="537571" calcext:value-type="float">
            <text:p>537571</text:p>
          </table:table-cell>
          <table:table-cell office:value-type="float" office:value="38.8527" calcext:value-type="float">
            <text:p>38.8527</text:p>
          </table:table-cell>
        </table:table-row>
        <table:table-row table:style-name="ro1">
          <table:table-cell office:value-type="float" office:value="965456" calcext:value-type="float">
            <text:p>965456</text:p>
          </table:table-cell>
          <table:table-cell office:value-type="float" office:value="0.13675" calcext:value-type="float">
            <text:p>0.13675</text:p>
          </table:table-cell>
          <table:table-cell office:value-type="float" office:value="540608" calcext:value-type="float">
            <text:p>540608</text:p>
          </table:table-cell>
          <table:table-cell office:value-type="float" office:value="4.16215" calcext:value-type="float">
            <text:p>4.16215</text:p>
          </table:table-cell>
          <table:table-cell office:value-type="float" office:value="538446" calcext:value-type="float">
            <text:p>538446</text:p>
          </table:table-cell>
          <table:table-cell office:value-type="float" office:value="38.828" calcext:value-type="float">
            <text:p>38.828</text:p>
          </table:table-cell>
        </table:table-row>
        <table:table-row table:style-name="ro1">
          <table:table-cell office:value-type="float" office:value="967045" calcext:value-type="float">
            <text:p>967045</text:p>
          </table:table-cell>
          <table:table-cell office:value-type="float" office:value="0.136476" calcext:value-type="float">
            <text:p>0.136476</text:p>
          </table:table-cell>
          <table:table-cell office:value-type="float" office:value="541494" calcext:value-type="float">
            <text:p>541494</text:p>
          </table:table-cell>
          <table:table-cell office:value-type="float" office:value="4.16062" calcext:value-type="float">
            <text:p>4.16062</text:p>
          </table:table-cell>
          <table:table-cell office:value-type="float" office:value="539321" calcext:value-type="float">
            <text:p>539321</text:p>
          </table:table-cell>
          <table:table-cell office:value-type="float" office:value="38.8081" calcext:value-type="float">
            <text:p>38.8081</text:p>
          </table:table-cell>
        </table:table-row>
        <table:table-row table:style-name="ro1">
          <table:table-cell office:value-type="float" office:value="968646" calcext:value-type="float">
            <text:p>968646</text:p>
          </table:table-cell>
          <table:table-cell office:value-type="float" office:value="0.136342" calcext:value-type="float">
            <text:p>0.136342</text:p>
          </table:table-cell>
          <table:table-cell office:value-type="float" office:value="542382" calcext:value-type="float">
            <text:p>542382</text:p>
          </table:table-cell>
          <table:table-cell office:value-type="float" office:value="4.15745" calcext:value-type="float">
            <text:p>4.15745</text:p>
          </table:table-cell>
          <table:table-cell office:value-type="float" office:value="540196" calcext:value-type="float">
            <text:p>540196</text:p>
          </table:table-cell>
          <table:table-cell office:value-type="float" office:value="38.7751" calcext:value-type="float">
            <text:p>38.7751</text:p>
          </table:table-cell>
        </table:table-row>
        <table:table-row table:style-name="ro1">
          <table:table-cell office:value-type="float" office:value="970228" calcext:value-type="float">
            <text:p>970228</text:p>
          </table:table-cell>
          <table:table-cell office:value-type="float" office:value="0.136271" calcext:value-type="float">
            <text:p>0.136271</text:p>
          </table:table-cell>
          <table:table-cell office:value-type="float" office:value="543268" calcext:value-type="float">
            <text:p>543268</text:p>
          </table:table-cell>
          <table:table-cell office:value-type="float" office:value="4.14301" calcext:value-type="float">
            <text:p>4.14301</text:p>
          </table:table-cell>
          <table:table-cell office:value-type="float" office:value="541069" calcext:value-type="float">
            <text:p>541069</text:p>
          </table:table-cell>
          <table:table-cell office:value-type="float" office:value="38.7267" calcext:value-type="float">
            <text:p>38.7267</text:p>
          </table:table-cell>
        </table:table-row>
        <table:table-row table:style-name="ro1">
          <table:table-cell office:value-type="float" office:value="971827" calcext:value-type="float">
            <text:p>971827</text:p>
          </table:table-cell>
          <table:table-cell office:value-type="float" office:value="0.136114" calcext:value-type="float">
            <text:p>0.136114</text:p>
          </table:table-cell>
          <table:table-cell office:value-type="float" office:value="544154" calcext:value-type="float">
            <text:p>544154</text:p>
          </table:table-cell>
          <table:table-cell office:value-type="float" office:value="4.12903" calcext:value-type="float">
            <text:p>4.12903</text:p>
          </table:table-cell>
          <table:table-cell office:value-type="float" office:value="541945" calcext:value-type="float">
            <text:p>541945</text:p>
          </table:table-cell>
          <table:table-cell office:value-type="float" office:value="38.7077" calcext:value-type="float">
            <text:p>38.7077</text:p>
          </table:table-cell>
        </table:table-row>
        <table:table-row table:style-name="ro1">
          <table:table-cell office:value-type="float" office:value="973428" calcext:value-type="float">
            <text:p>973428</text:p>
          </table:table-cell>
          <table:table-cell office:value-type="float" office:value="0.135669" calcext:value-type="float">
            <text:p>0.135669</text:p>
          </table:table-cell>
          <table:table-cell office:value-type="float" office:value="545041" calcext:value-type="float">
            <text:p>545041</text:p>
          </table:table-cell>
          <table:table-cell office:value-type="float" office:value="4.12695" calcext:value-type="float">
            <text:p>4.12695</text:p>
          </table:table-cell>
          <table:table-cell office:value-type="float" office:value="542821" calcext:value-type="float">
            <text:p>542821</text:p>
          </table:table-cell>
          <table:table-cell office:value-type="float" office:value="38.6756" calcext:value-type="float">
            <text:p>38.6756</text:p>
          </table:table-cell>
        </table:table-row>
        <table:table-row table:style-name="ro1">
          <table:table-cell office:value-type="float" office:value="975023" calcext:value-type="float">
            <text:p>975023</text:p>
          </table:table-cell>
          <table:table-cell office:value-type="float" office:value="0.135639" calcext:value-type="float">
            <text:p>0.135639</text:p>
          </table:table-cell>
          <table:table-cell office:value-type="float" office:value="545926" calcext:value-type="float">
            <text:p>545926</text:p>
          </table:table-cell>
          <table:table-cell office:value-type="float" office:value="4.12592" calcext:value-type="float">
            <text:p>4.12592</text:p>
          </table:table-cell>
          <table:table-cell office:value-type="float" office:value="543697" calcext:value-type="float">
            <text:p>543697</text:p>
          </table:table-cell>
          <table:table-cell office:value-type="float" office:value="38.6443" calcext:value-type="float">
            <text:p>38.6443</text:p>
          </table:table-cell>
        </table:table-row>
        <table:table-row table:style-name="ro1">
          <table:table-cell office:value-type="float" office:value="976616" calcext:value-type="float">
            <text:p>976616</text:p>
          </table:table-cell>
          <table:table-cell office:value-type="float" office:value="0.135423" calcext:value-type="float">
            <text:p>0.135423</text:p>
          </table:table-cell>
          <table:table-cell office:value-type="float" office:value="546810" calcext:value-type="float">
            <text:p>546810</text:p>
          </table:table-cell>
          <table:table-cell office:value-type="float" office:value="4.13782" calcext:value-type="float">
            <text:p>4.13782</text:p>
          </table:table-cell>
          <table:table-cell office:value-type="float" office:value="544572" calcext:value-type="float">
            <text:p>544572</text:p>
          </table:table-cell>
          <table:table-cell office:value-type="float" office:value="38.6317" calcext:value-type="float">
            <text:p>38.6317</text:p>
          </table:table-cell>
        </table:table-row>
        <table:table-row table:style-name="ro1">
          <table:table-cell office:value-type="float" office:value="978208" calcext:value-type="float">
            <text:p>978208</text:p>
          </table:table-cell>
          <table:table-cell office:value-type="float" office:value="0.135348" calcext:value-type="float">
            <text:p>0.135348</text:p>
          </table:table-cell>
          <table:table-cell office:value-type="float" office:value="547698" calcext:value-type="float">
            <text:p>547698</text:p>
          </table:table-cell>
          <table:table-cell office:value-type="float" office:value="4.13637" calcext:value-type="float">
            <text:p>4.13637</text:p>
          </table:table-cell>
          <table:table-cell office:value-type="float" office:value="545447" calcext:value-type="float">
            <text:p>545447</text:p>
          </table:table-cell>
          <table:table-cell office:value-type="float" office:value="38.6029" calcext:value-type="float">
            <text:p>38.6029</text:p>
          </table:table-cell>
        </table:table-row>
        <table:table-row table:style-name="ro1">
          <table:table-cell office:value-type="float" office:value="979796" calcext:value-type="float">
            <text:p>979796</text:p>
          </table:table-cell>
          <table:table-cell office:value-type="float" office:value="0.135228" calcext:value-type="float">
            <text:p>0.135228</text:p>
          </table:table-cell>
          <table:table-cell office:value-type="float" office:value="548581" calcext:value-type="float">
            <text:p>548581</text:p>
          </table:table-cell>
          <table:table-cell office:value-type="float" office:value="4.13346" calcext:value-type="float">
            <text:p>4.13346</text:p>
          </table:table-cell>
          <table:table-cell office:value-type="float" office:value="546324" calcext:value-type="float">
            <text:p>546324</text:p>
          </table:table-cell>
          <table:table-cell office:value-type="float" office:value="38.5588" calcext:value-type="float">
            <text:p>38.5588</text:p>
          </table:table-cell>
        </table:table-row>
        <table:table-row table:style-name="ro1">
          <table:table-cell office:value-type="float" office:value="981384" calcext:value-type="float">
            <text:p>981384</text:p>
          </table:table-cell>
          <table:table-cell office:value-type="float" office:value="0.134907" calcext:value-type="float">
            <text:p>0.134907</text:p>
          </table:table-cell>
          <table:table-cell office:value-type="float" office:value="549466" calcext:value-type="float">
            <text:p>549466</text:p>
          </table:table-cell>
          <table:table-cell office:value-type="float" office:value="4.13257" calcext:value-type="float">
            <text:p>4.13257</text:p>
          </table:table-cell>
          <table:table-cell office:value-type="float" office:value="547203" calcext:value-type="float">
            <text:p>547203</text:p>
          </table:table-cell>
          <table:table-cell office:value-type="float" office:value="38.5337" calcext:value-type="float">
            <text:p>38.5337</text:p>
          </table:table-cell>
        </table:table-row>
        <table:table-row table:style-name="ro1">
          <table:table-cell office:value-type="float" office:value="982973" calcext:value-type="float">
            <text:p>982973</text:p>
          </table:table-cell>
          <table:table-cell office:value-type="float" office:value="0.134706" calcext:value-type="float">
            <text:p>0.134706</text:p>
          </table:table-cell>
          <table:table-cell office:value-type="float" office:value="550347" calcext:value-type="float">
            <text:p>550347</text:p>
          </table:table-cell>
          <table:table-cell office:value-type="float" office:value="4.13138" calcext:value-type="float">
            <text:p>4.13138</text:p>
          </table:table-cell>
          <table:table-cell office:value-type="float" office:value="548080" calcext:value-type="float">
            <text:p>548080</text:p>
          </table:table-cell>
          <table:table-cell office:value-type="float" office:value="38.5015" calcext:value-type="float">
            <text:p>38.5015</text:p>
          </table:table-cell>
        </table:table-row>
        <table:table-row table:style-name="ro1">
          <table:table-cell office:value-type="float" office:value="984567" calcext:value-type="float">
            <text:p>984567</text:p>
          </table:table-cell>
          <table:table-cell office:value-type="float" office:value="0.134529" calcext:value-type="float">
            <text:p>0.134529</text:p>
          </table:table-cell>
          <table:table-cell office:value-type="float" office:value="551230" calcext:value-type="float">
            <text:p>551230</text:p>
          </table:table-cell>
          <table:table-cell office:value-type="float" office:value="4.13025" calcext:value-type="float">
            <text:p>4.13025</text:p>
          </table:table-cell>
          <table:table-cell office:value-type="float" office:value="548959" calcext:value-type="float">
            <text:p>548959</text:p>
          </table:table-cell>
          <table:table-cell office:value-type="float" office:value="38.4669" calcext:value-type="float">
            <text:p>38.4669</text:p>
          </table:table-cell>
        </table:table-row>
        <table:table-row table:style-name="ro1">
          <table:table-cell office:value-type="float" office:value="986166" calcext:value-type="float">
            <text:p>986166</text:p>
          </table:table-cell>
          <table:table-cell office:value-type="float" office:value="0.134398" calcext:value-type="float">
            <text:p>0.134398</text:p>
          </table:table-cell>
          <table:table-cell office:value-type="float" office:value="552112" calcext:value-type="float">
            <text:p>552112</text:p>
          </table:table-cell>
          <table:table-cell office:value-type="float" office:value="4.12931" calcext:value-type="float">
            <text:p>4.12931</text:p>
          </table:table-cell>
          <table:table-cell office:value-type="float" office:value="549834" calcext:value-type="float">
            <text:p>549834</text:p>
          </table:table-cell>
          <table:table-cell office:value-type="float" office:value="38.4432" calcext:value-type="float">
            <text:p>38.4432</text:p>
          </table:table-cell>
        </table:table-row>
        <table:table-row table:style-name="ro1">
          <table:table-cell office:value-type="float" office:value="987751" calcext:value-type="float">
            <text:p>987751</text:p>
          </table:table-cell>
          <table:table-cell office:value-type="float" office:value="0.134304" calcext:value-type="float">
            <text:p>0.134304</text:p>
          </table:table-cell>
          <table:table-cell office:value-type="float" office:value="552996" calcext:value-type="float">
            <text:p>552996</text:p>
          </table:table-cell>
          <table:table-cell office:value-type="float" office:value="4.12829" calcext:value-type="float">
            <text:p>4.12829</text:p>
          </table:table-cell>
          <table:table-cell office:value-type="float" office:value="550708" calcext:value-type="float">
            <text:p>550708</text:p>
          </table:table-cell>
          <table:table-cell office:value-type="float" office:value="38.4183" calcext:value-type="float">
            <text:p>38.4183</text:p>
          </table:table-cell>
        </table:table-row>
        <table:table-row table:style-name="ro1">
          <table:table-cell office:value-type="float" office:value="989338" calcext:value-type="float">
            <text:p>989338</text:p>
          </table:table-cell>
          <table:table-cell office:value-type="float" office:value="0.133726" calcext:value-type="float">
            <text:p>0.133726</text:p>
          </table:table-cell>
          <table:table-cell office:value-type="float" office:value="553882" calcext:value-type="float">
            <text:p>553882</text:p>
          </table:table-cell>
          <table:table-cell office:value-type="float" office:value="4.12705" calcext:value-type="float">
            <text:p>4.12705</text:p>
          </table:table-cell>
          <table:table-cell office:value-type="float" office:value="551583" calcext:value-type="float">
            <text:p>551583</text:p>
          </table:table-cell>
          <table:table-cell office:value-type="float" office:value="38.399" calcext:value-type="float">
            <text:p>38.399</text:p>
          </table:table-cell>
        </table:table-row>
        <table:table-row table:style-name="ro1">
          <table:table-cell office:value-type="float" office:value="990922" calcext:value-type="float">
            <text:p>990922</text:p>
          </table:table-cell>
          <table:table-cell office:value-type="float" office:value="0.133487" calcext:value-type="float">
            <text:p>0.133487</text:p>
          </table:table-cell>
          <table:table-cell office:value-type="float" office:value="554767" calcext:value-type="float">
            <text:p>554767</text:p>
          </table:table-cell>
          <table:table-cell office:value-type="float" office:value="4.12612" calcext:value-type="float">
            <text:p>4.12612</text:p>
          </table:table-cell>
          <table:table-cell office:value-type="float" office:value="552460" calcext:value-type="float">
            <text:p>552460</text:p>
          </table:table-cell>
          <table:table-cell office:value-type="float" office:value="38.378" calcext:value-type="float">
            <text:p>38.378</text:p>
          </table:table-cell>
        </table:table-row>
        <table:table-row table:style-name="ro1">
          <table:table-cell office:value-type="float" office:value="992499" calcext:value-type="float">
            <text:p>992499</text:p>
          </table:table-cell>
          <table:table-cell office:value-type="float" office:value="0.13321" calcext:value-type="float">
            <text:p>0.13321</text:p>
          </table:table-cell>
          <table:table-cell office:value-type="float" office:value="555654" calcext:value-type="float">
            <text:p>555654</text:p>
          </table:table-cell>
          <table:table-cell office:value-type="float" office:value="4.12506" calcext:value-type="float">
            <text:p>4.12506</text:p>
          </table:table-cell>
          <table:table-cell office:value-type="float" office:value="553337" calcext:value-type="float">
            <text:p>553337</text:p>
          </table:table-cell>
          <table:table-cell office:value-type="float" office:value="38.3454" calcext:value-type="float">
            <text:p>38.3454</text:p>
          </table:table-cell>
        </table:table-row>
        <table:table-row table:style-name="ro1">
          <table:table-cell office:value-type="float" office:value="994078" calcext:value-type="float">
            <text:p>994078</text:p>
          </table:table-cell>
          <table:table-cell office:value-type="float" office:value="0.132976" calcext:value-type="float">
            <text:p>0.132976</text:p>
          </table:table-cell>
          <table:table-cell office:value-type="float" office:value="556540" calcext:value-type="float">
            <text:p>556540</text:p>
          </table:table-cell>
          <table:table-cell office:value-type="float" office:value="4.1243" calcext:value-type="float">
            <text:p>4.1243</text:p>
          </table:table-cell>
          <table:table-cell office:value-type="float" office:value="554215" calcext:value-type="float">
            <text:p>554215</text:p>
          </table:table-cell>
          <table:table-cell office:value-type="float" office:value="38.3245" calcext:value-type="float">
            <text:p>38.3245</text:p>
          </table:table-cell>
        </table:table-row>
        <table:table-row table:style-name="ro1">
          <table:table-cell office:value-type="float" office:value="995657" calcext:value-type="float">
            <text:p>995657</text:p>
          </table:table-cell>
          <table:table-cell office:value-type="float" office:value="0.132758" calcext:value-type="float">
            <text:p>0.132758</text:p>
          </table:table-cell>
          <table:table-cell office:value-type="float" office:value="557426" calcext:value-type="float">
            <text:p>557426</text:p>
          </table:table-cell>
          <table:table-cell office:value-type="float" office:value="4.12336" calcext:value-type="float">
            <text:p>4.12336</text:p>
          </table:table-cell>
          <table:table-cell office:value-type="float" office:value="555093" calcext:value-type="float">
            <text:p>555093</text:p>
          </table:table-cell>
          <table:table-cell office:value-type="float" office:value="38.3014" calcext:value-type="float">
            <text:p>38.3014</text:p>
          </table:table-cell>
        </table:table-row>
        <table:table-row table:style-name="ro1">
          <table:table-cell office:value-type="float" office:value="997239" calcext:value-type="float">
            <text:p>997239</text:p>
          </table:table-cell>
          <table:table-cell office:value-type="float" office:value="0.13239" calcext:value-type="float">
            <text:p>0.13239</text:p>
          </table:table-cell>
          <table:table-cell office:value-type="float" office:value="558311" calcext:value-type="float">
            <text:p>558311</text:p>
          </table:table-cell>
          <table:table-cell office:value-type="float" office:value="4.11682" calcext:value-type="float">
            <text:p>4.11682</text:p>
          </table:table-cell>
          <table:table-cell office:value-type="float" office:value="555971" calcext:value-type="float">
            <text:p>555971</text:p>
          </table:table-cell>
          <table:table-cell office:value-type="float" office:value="38.281" calcext:value-type="float">
            <text:p>38.281</text:p>
          </table:table-cell>
        </table:table-row>
        <table:table-row table:style-name="ro1">
          <table:table-cell office:value-type="float" office:value="998817" calcext:value-type="float">
            <text:p>998817</text:p>
          </table:table-cell>
          <table:table-cell office:value-type="float" office:value="0.132038" calcext:value-type="float">
            <text:p>0.132038</text:p>
          </table:table-cell>
          <table:table-cell office:value-type="float" office:value="559197" calcext:value-type="float">
            <text:p>559197</text:p>
          </table:table-cell>
          <table:table-cell office:value-type="float" office:value="4.11553" calcext:value-type="float">
            <text:p>4.11553</text:p>
          </table:table-cell>
          <table:table-cell office:value-type="float" office:value="556849" calcext:value-type="float">
            <text:p>556849</text:p>
          </table:table-cell>
          <table:table-cell office:value-type="float" office:value="38.2534" calcext:value-type="float">
            <text:p>38.2534</text:p>
          </table:table-cell>
        </table:table-row>
        <table:table-row table:style-name="ro1">
          <table:table-cell office:value-type="float" office:value="1000394" calcext:value-type="float">
            <text:p>1000394</text:p>
          </table:table-cell>
          <table:table-cell office:value-type="float" office:value="0.131788" calcext:value-type="float">
            <text:p>0.131788</text:p>
          </table:table-cell>
          <table:table-cell office:value-type="float" office:value="560080" calcext:value-type="float">
            <text:p>560080</text:p>
          </table:table-cell>
          <table:table-cell office:value-type="float" office:value="4.11388" calcext:value-type="float">
            <text:p>4.11388</text:p>
          </table:table-cell>
          <table:table-cell office:value-type="float" office:value="557727" calcext:value-type="float">
            <text:p>557727</text:p>
          </table:table-cell>
          <table:table-cell office:value-type="float" office:value="38.2369" calcext:value-type="float">
            <text:p>38.2369</text:p>
          </table:table-cell>
        </table:table-row>
        <table:table-row table:style-name="ro1">
          <table:table-cell office:value-type="float" office:value="1001992" calcext:value-type="float">
            <text:p>1001992</text:p>
          </table:table-cell>
          <table:table-cell office:value-type="float" office:value="0.131358" calcext:value-type="float">
            <text:p>0.131358</text:p>
          </table:table-cell>
          <table:table-cell office:value-type="float" office:value="560963" calcext:value-type="float">
            <text:p>560963</text:p>
          </table:table-cell>
          <table:table-cell office:value-type="float" office:value="4.11306" calcext:value-type="float">
            <text:p>4.11306</text:p>
          </table:table-cell>
          <table:table-cell office:value-type="float" office:value="558607" calcext:value-type="float">
            <text:p>558607</text:p>
          </table:table-cell>
          <table:table-cell office:value-type="float" office:value="38.2169" calcext:value-type="float">
            <text:p>38.2169</text:p>
          </table:table-cell>
        </table:table-row>
        <table:table-row table:style-name="ro1">
          <table:table-cell office:value-type="float" office:value="1003581" calcext:value-type="float">
            <text:p>1003581</text:p>
          </table:table-cell>
          <table:table-cell office:value-type="float" office:value="0.131078" calcext:value-type="float">
            <text:p>0.131078</text:p>
          </table:table-cell>
          <table:table-cell office:value-type="float" office:value="561844" calcext:value-type="float">
            <text:p>561844</text:p>
          </table:table-cell>
          <table:table-cell office:value-type="float" office:value="4.10739" calcext:value-type="float">
            <text:p>4.10739</text:p>
          </table:table-cell>
          <table:table-cell office:value-type="float" office:value="559485" calcext:value-type="float">
            <text:p>559485</text:p>
          </table:table-cell>
          <table:table-cell office:value-type="float" office:value="38.202" calcext:value-type="float">
            <text:p>38.202</text:p>
          </table:table-cell>
        </table:table-row>
        <table:table-row table:style-name="ro1">
          <table:table-cell office:value-type="float" office:value="1005178" calcext:value-type="float">
            <text:p>1005178</text:p>
          </table:table-cell>
          <table:table-cell office:value-type="float" office:value="0.130751" calcext:value-type="float">
            <text:p>0.130751</text:p>
          </table:table-cell>
          <table:table-cell office:value-type="float" office:value="562731" calcext:value-type="float">
            <text:p>562731</text:p>
          </table:table-cell>
          <table:table-cell office:value-type="float" office:value="4.10666" calcext:value-type="float">
            <text:p>4.10666</text:p>
          </table:table-cell>
          <table:table-cell office:value-type="float" office:value="560367" calcext:value-type="float">
            <text:p>560367</text:p>
          </table:table-cell>
          <table:table-cell office:value-type="float" office:value="38.1799" calcext:value-type="float">
            <text:p>38.1799</text:p>
          </table:table-cell>
        </table:table-row>
        <table:table-row table:style-name="ro1">
          <table:table-cell office:value-type="float" office:value="1006778" calcext:value-type="float">
            <text:p>1006778</text:p>
          </table:table-cell>
          <table:table-cell office:value-type="float" office:value="0.130391" calcext:value-type="float">
            <text:p>0.130391</text:p>
          </table:table-cell>
          <table:table-cell office:value-type="float" office:value="563617" calcext:value-type="float">
            <text:p>563617</text:p>
          </table:table-cell>
          <table:table-cell office:value-type="float" office:value="4.10565" calcext:value-type="float">
            <text:p>4.10565</text:p>
          </table:table-cell>
          <table:table-cell office:value-type="float" office:value="561246" calcext:value-type="float">
            <text:p>561246</text:p>
          </table:table-cell>
          <table:table-cell office:value-type="float" office:value="38.1488" calcext:value-type="float">
            <text:p>38.1488</text:p>
          </table:table-cell>
        </table:table-row>
        <table:table-row table:style-name="ro1">
          <table:table-cell office:value-type="float" office:value="1008373" calcext:value-type="float">
            <text:p>1008373</text:p>
          </table:table-cell>
          <table:table-cell office:value-type="float" office:value="0.130056" calcext:value-type="float">
            <text:p>0.130056</text:p>
          </table:table-cell>
          <table:table-cell office:value-type="float" office:value="564504" calcext:value-type="float">
            <text:p>564504</text:p>
          </table:table-cell>
          <table:table-cell office:value-type="float" office:value="4.09516" calcext:value-type="float">
            <text:p>4.09516</text:p>
          </table:table-cell>
          <table:table-cell office:value-type="float" office:value="562125" calcext:value-type="float">
            <text:p>562125</text:p>
          </table:table-cell>
          <table:table-cell office:value-type="float" office:value="38.1256" calcext:value-type="float">
            <text:p>38.1256</text:p>
          </table:table-cell>
        </table:table-row>
        <table:table-row table:style-name="ro1">
          <table:table-cell office:value-type="float" office:value="1009966" calcext:value-type="float">
            <text:p>1009966</text:p>
          </table:table-cell>
          <table:table-cell office:value-type="float" office:value="0.129705" calcext:value-type="float">
            <text:p>0.129705</text:p>
          </table:table-cell>
          <table:table-cell office:value-type="float" office:value="565388" calcext:value-type="float">
            <text:p>565388</text:p>
          </table:table-cell>
          <table:table-cell office:value-type="float" office:value="4.09366" calcext:value-type="float">
            <text:p>4.09366</text:p>
          </table:table-cell>
          <table:table-cell office:value-type="float" office:value="563005" calcext:value-type="float">
            <text:p>563005</text:p>
          </table:table-cell>
          <table:table-cell office:value-type="float" office:value="38.0969" calcext:value-type="float">
            <text:p>38.0969</text:p>
          </table:table-cell>
        </table:table-row>
        <table:table-row table:style-name="ro1">
          <table:table-cell office:value-type="float" office:value="1011554" calcext:value-type="float">
            <text:p>1011554</text:p>
          </table:table-cell>
          <table:table-cell office:value-type="float" office:value="0.129442" calcext:value-type="float">
            <text:p>0.129442</text:p>
          </table:table-cell>
          <table:table-cell office:value-type="float" office:value="566278" calcext:value-type="float">
            <text:p>566278</text:p>
          </table:table-cell>
          <table:table-cell office:value-type="float" office:value="4.09184" calcext:value-type="float">
            <text:p>4.09184</text:p>
          </table:table-cell>
          <table:table-cell office:value-type="float" office:value="563884" calcext:value-type="float">
            <text:p>563884</text:p>
          </table:table-cell>
          <table:table-cell office:value-type="float" office:value="38.0601" calcext:value-type="float">
            <text:p>38.0601</text:p>
          </table:table-cell>
        </table:table-row>
        <table:table-row table:style-name="ro1">
          <table:table-cell office:value-type="float" office:value="1013151" calcext:value-type="float">
            <text:p>1013151</text:p>
          </table:table-cell>
          <table:table-cell office:value-type="float" office:value="0.129392" calcext:value-type="float">
            <text:p>0.129392</text:p>
          </table:table-cell>
          <table:table-cell office:value-type="float" office:value="567171" calcext:value-type="float">
            <text:p>567171</text:p>
          </table:table-cell>
          <table:table-cell office:value-type="float" office:value="4.09055" calcext:value-type="float">
            <text:p>4.09055</text:p>
          </table:table-cell>
          <table:table-cell office:value-type="float" office:value="564764" calcext:value-type="float">
            <text:p>564764</text:p>
          </table:table-cell>
          <table:table-cell office:value-type="float" office:value="38.0347" calcext:value-type="float">
            <text:p>38.0347</text:p>
          </table:table-cell>
        </table:table-row>
        <table:table-row table:style-name="ro1">
          <table:table-cell office:value-type="float" office:value="1014730" calcext:value-type="float">
            <text:p>1014730</text:p>
          </table:table-cell>
          <table:table-cell office:value-type="float" office:value="0.129258" calcext:value-type="float">
            <text:p>0.129258</text:p>
          </table:table-cell>
          <table:table-cell office:value-type="float" office:value="568064" calcext:value-type="float">
            <text:p>568064</text:p>
          </table:table-cell>
          <table:table-cell office:value-type="float" office:value="4.08906" calcext:value-type="float">
            <text:p>4.08906</text:p>
          </table:table-cell>
          <table:table-cell office:value-type="float" office:value="565644" calcext:value-type="float">
            <text:p>565644</text:p>
          </table:table-cell>
          <table:table-cell office:value-type="float" office:value="38.013" calcext:value-type="float">
            <text:p>38.013</text:p>
          </table:table-cell>
        </table:table-row>
        <table:table-row table:style-name="ro1">
          <table:table-cell office:value-type="float" office:value="1016326" calcext:value-type="float">
            <text:p>1016326</text:p>
          </table:table-cell>
          <table:table-cell office:value-type="float" office:value="0.129161" calcext:value-type="float">
            <text:p>0.129161</text:p>
          </table:table-cell>
          <table:table-cell office:value-type="float" office:value="568956" calcext:value-type="float">
            <text:p>568956</text:p>
          </table:table-cell>
          <table:table-cell office:value-type="float" office:value="4.08763" calcext:value-type="float">
            <text:p>4.08763</text:p>
          </table:table-cell>
          <table:table-cell office:value-type="float" office:value="566523" calcext:value-type="float">
            <text:p>566523</text:p>
          </table:table-cell>
          <table:table-cell office:value-type="float" office:value="37.9922" calcext:value-type="float">
            <text:p>37.9922</text:p>
          </table:table-cell>
        </table:table-row>
        <table:table-row table:style-name="ro1">
          <table:table-cell office:value-type="float" office:value="1017923" calcext:value-type="float">
            <text:p>1017923</text:p>
          </table:table-cell>
          <table:table-cell office:value-type="float" office:value="0.128907" calcext:value-type="float">
            <text:p>0.128907</text:p>
          </table:table-cell>
          <table:table-cell office:value-type="float" office:value="569849" calcext:value-type="float">
            <text:p>569849</text:p>
          </table:table-cell>
          <table:table-cell office:value-type="float" office:value="4.08626" calcext:value-type="float">
            <text:p>4.08626</text:p>
          </table:table-cell>
          <table:table-cell office:value-type="float" office:value="567401" calcext:value-type="float">
            <text:p>567401</text:p>
          </table:table-cell>
          <table:table-cell office:value-type="float" office:value="37.9815" calcext:value-type="float">
            <text:p>37.9815</text:p>
          </table:table-cell>
        </table:table-row>
        <table:table-row table:style-name="ro1">
          <table:table-cell office:value-type="float" office:value="1019519" calcext:value-type="float">
            <text:p>1019519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570743" calcext:value-type="float">
            <text:p>570743</text:p>
          </table:table-cell>
          <table:table-cell office:value-type="float" office:value="4.09116" calcext:value-type="float">
            <text:p>4.09116</text:p>
          </table:table-cell>
          <table:table-cell office:value-type="float" office:value="568279" calcext:value-type="float">
            <text:p>568279</text:p>
          </table:table-cell>
          <table:table-cell office:value-type="float" office:value="37.9429" calcext:value-type="float">
            <text:p>37.9429</text:p>
          </table:table-cell>
        </table:table-row>
        <table:table-row table:style-name="ro1">
          <table:table-cell office:value-type="float" office:value="1021112" calcext:value-type="float">
            <text:p>1021112</text:p>
          </table:table-cell>
          <table:table-cell office:value-type="float" office:value="0.128462" calcext:value-type="float">
            <text:p>0.128462</text:p>
          </table:table-cell>
          <table:table-cell office:value-type="float" office:value="571633" calcext:value-type="float">
            <text:p>571633</text:p>
          </table:table-cell>
          <table:table-cell office:value-type="float" office:value="4.09037" calcext:value-type="float">
            <text:p>4.09037</text:p>
          </table:table-cell>
          <table:table-cell office:value-type="float" office:value="569161" calcext:value-type="float">
            <text:p>569161</text:p>
          </table:table-cell>
          <table:table-cell office:value-type="float" office:value="37.9271" calcext:value-type="float">
            <text:p>37.9271</text:p>
          </table:table-cell>
        </table:table-row>
        <table:table-row table:style-name="ro1">
          <table:table-cell office:value-type="float" office:value="1022700" calcext:value-type="float">
            <text:p>1022700</text:p>
          </table:table-cell>
          <table:table-cell office:value-type="float" office:value="0.128143" calcext:value-type="float">
            <text:p>0.128143</text:p>
          </table:table-cell>
          <table:table-cell office:value-type="float" office:value="572526" calcext:value-type="float">
            <text:p>572526</text:p>
          </table:table-cell>
          <table:table-cell office:value-type="float" office:value="4.08877" calcext:value-type="float">
            <text:p>4.08877</text:p>
          </table:table-cell>
          <table:table-cell office:value-type="float" office:value="570037" calcext:value-type="float">
            <text:p>570037</text:p>
          </table:table-cell>
          <table:table-cell office:value-type="float" office:value="37.8838" calcext:value-type="float">
            <text:p>37.8838</text:p>
          </table:table-cell>
        </table:table-row>
        <table:table-row table:style-name="ro1">
          <table:table-cell office:value-type="float" office:value="1024290" calcext:value-type="float">
            <text:p>1024290</text:p>
          </table:table-cell>
          <table:table-cell office:value-type="float" office:value="0.127935" calcext:value-type="float">
            <text:p>0.127935</text:p>
          </table:table-cell>
          <table:table-cell office:value-type="float" office:value="573419" calcext:value-type="float">
            <text:p>573419</text:p>
          </table:table-cell>
          <table:table-cell office:value-type="float" office:value="4.08762" calcext:value-type="float">
            <text:p>4.08762</text:p>
          </table:table-cell>
          <table:table-cell office:value-type="float" office:value="570915" calcext:value-type="float">
            <text:p>570915</text:p>
          </table:table-cell>
          <table:table-cell office:value-type="float" office:value="37.8502" calcext:value-type="float">
            <text:p>37.8502</text:p>
          </table:table-cell>
        </table:table-row>
        <table:table-row table:style-name="ro1">
          <table:table-cell office:value-type="float" office:value="1025880" calcext:value-type="float">
            <text:p>1025880</text:p>
          </table:table-cell>
          <table:table-cell office:value-type="float" office:value="0.127811" calcext:value-type="float">
            <text:p>0.127811</text:p>
          </table:table-cell>
          <table:table-cell office:value-type="float" office:value="574312" calcext:value-type="float">
            <text:p>574312</text:p>
          </table:table-cell>
          <table:table-cell office:value-type="float" office:value="4.09003" calcext:value-type="float">
            <text:p>4.09003</text:p>
          </table:table-cell>
          <table:table-cell office:value-type="float" office:value="571793" calcext:value-type="float">
            <text:p>571793</text:p>
          </table:table-cell>
          <table:table-cell office:value-type="float" office:value="37.8249" calcext:value-type="float">
            <text:p>37.8249</text:p>
          </table:table-cell>
        </table:table-row>
        <table:table-row table:style-name="ro1">
          <table:table-cell office:value-type="float" office:value="1027471" calcext:value-type="float">
            <text:p>1027471</text:p>
          </table:table-cell>
          <table:table-cell office:value-type="float" office:value="0.127646" calcext:value-type="float">
            <text:p>0.127646</text:p>
          </table:table-cell>
          <table:table-cell office:value-type="float" office:value="575205" calcext:value-type="float">
            <text:p>575205</text:p>
          </table:table-cell>
          <table:table-cell office:value-type="float" office:value="4.08867" calcext:value-type="float">
            <text:p>4.08867</text:p>
          </table:table-cell>
          <table:table-cell office:value-type="float" office:value="572670" calcext:value-type="float">
            <text:p>572670</text:p>
          </table:table-cell>
          <table:table-cell office:value-type="float" office:value="37.8107" calcext:value-type="float">
            <text:p>37.8107</text:p>
          </table:table-cell>
        </table:table-row>
        <table:table-row table:style-name="ro1">
          <table:table-cell office:value-type="float" office:value="1029066" calcext:value-type="float">
            <text:p>1029066</text:p>
          </table:table-cell>
          <table:table-cell office:value-type="float" office:value="0.127376" calcext:value-type="float">
            <text:p>0.127376</text:p>
          </table:table-cell>
          <table:table-cell office:value-type="float" office:value="576098" calcext:value-type="float">
            <text:p>576098</text:p>
          </table:table-cell>
          <table:table-cell office:value-type="float" office:value="4.08811" calcext:value-type="float">
            <text:p>4.08811</text:p>
          </table:table-cell>
          <table:table-cell office:value-type="float" office:value="573548" calcext:value-type="float">
            <text:p>573548</text:p>
          </table:table-cell>
          <table:table-cell office:value-type="float" office:value="37.7936" calcext:value-type="float">
            <text:p>37.7936</text:p>
          </table:table-cell>
        </table:table-row>
        <table:table-row table:style-name="ro1">
          <table:table-cell office:value-type="float" office:value="1030666" calcext:value-type="float">
            <text:p>1030666</text:p>
          </table:table-cell>
          <table:table-cell office:value-type="float" office:value="0.127071" calcext:value-type="float">
            <text:p>0.127071</text:p>
          </table:table-cell>
          <table:table-cell office:value-type="float" office:value="576989" calcext:value-type="float">
            <text:p>576989</text:p>
          </table:table-cell>
          <table:table-cell office:value-type="float" office:value="4.08728" calcext:value-type="float">
            <text:p>4.08728</text:p>
          </table:table-cell>
          <table:table-cell office:value-type="float" office:value="574427" calcext:value-type="float">
            <text:p>574427</text:p>
          </table:table-cell>
          <table:table-cell office:value-type="float" office:value="38.1792" calcext:value-type="float">
            <text:p>38.1792</text:p>
          </table:table-cell>
        </table:table-row>
        <table:table-row table:style-name="ro1">
          <table:table-cell office:value-type="float" office:value="1032244" calcext:value-type="float">
            <text:p>1032244</text:p>
          </table:table-cell>
          <table:table-cell office:value-type="float" office:value="0.126838" calcext:value-type="float">
            <text:p>0.126838</text:p>
          </table:table-cell>
          <table:table-cell office:value-type="float" office:value="577884" calcext:value-type="float">
            <text:p>577884</text:p>
          </table:table-cell>
          <table:table-cell office:value-type="float" office:value="4.0858" calcext:value-type="float">
            <text:p>4.0858</text:p>
          </table:table-cell>
          <table:table-cell office:value-type="float" office:value="575304" calcext:value-type="float">
            <text:p>575304</text:p>
          </table:table-cell>
          <table:table-cell office:value-type="float" office:value="38.1526" calcext:value-type="float">
            <text:p>38.1526</text:p>
          </table:table-cell>
        </table:table-row>
        <table:table-row table:style-name="ro1">
          <table:table-cell office:value-type="float" office:value="1033824" calcext:value-type="float">
            <text:p>1033824</text:p>
          </table:table-cell>
          <table:table-cell office:value-type="float" office:value="0.126608" calcext:value-type="float">
            <text:p>0.126608</text:p>
          </table:table-cell>
          <table:table-cell office:value-type="float" office:value="578777" calcext:value-type="float">
            <text:p>578777</text:p>
          </table:table-cell>
          <table:table-cell office:value-type="float" office:value="4.08464" calcext:value-type="float">
            <text:p>4.08464</text:p>
          </table:table-cell>
          <table:table-cell office:value-type="float" office:value="576183" calcext:value-type="float">
            <text:p>576183</text:p>
          </table:table-cell>
          <table:table-cell office:value-type="float" office:value="38.1281" calcext:value-type="float">
            <text:p>38.1281</text:p>
          </table:table-cell>
        </table:table-row>
        <table:table-row table:style-name="ro1">
          <table:table-cell office:value-type="float" office:value="1035406" calcext:value-type="float">
            <text:p>1035406</text:p>
          </table:table-cell>
          <table:table-cell office:value-type="float" office:value="0.126289" calcext:value-type="float">
            <text:p>0.126289</text:p>
          </table:table-cell>
          <table:table-cell office:value-type="float" office:value="579672" calcext:value-type="float">
            <text:p>579672</text:p>
          </table:table-cell>
          <table:table-cell office:value-type="float" office:value="4.08366" calcext:value-type="float">
            <text:p>4.08366</text:p>
          </table:table-cell>
          <table:table-cell office:value-type="float" office:value="577060" calcext:value-type="float">
            <text:p>577060</text:p>
          </table:table-cell>
          <table:table-cell office:value-type="float" office:value="38.1049" calcext:value-type="float">
            <text:p>38.1049</text:p>
          </table:table-cell>
        </table:table-row>
        <table:table-row table:style-name="ro1">
          <table:table-cell office:value-type="float" office:value="1036987" calcext:value-type="float">
            <text:p>1036987</text:p>
          </table:table-cell>
          <table:table-cell office:value-type="float" office:value="0.126026" calcext:value-type="float">
            <text:p>0.126026</text:p>
          </table:table-cell>
          <table:table-cell office:value-type="float" office:value="580566" calcext:value-type="float">
            <text:p>580566</text:p>
          </table:table-cell>
          <table:table-cell office:value-type="float" office:value="4.08161" calcext:value-type="float">
            <text:p>4.08161</text:p>
          </table:table-cell>
          <table:table-cell office:value-type="float" office:value="577939" calcext:value-type="float">
            <text:p>577939</text:p>
          </table:table-cell>
          <table:table-cell office:value-type="float" office:value="38.0716" calcext:value-type="float">
            <text:p>38.0716</text:p>
          </table:table-cell>
        </table:table-row>
        <table:table-row table:style-name="ro1">
          <table:table-cell office:value-type="float" office:value="1038569" calcext:value-type="float">
            <text:p>1038569</text:p>
          </table:table-cell>
          <table:table-cell office:value-type="float" office:value="0.125745" calcext:value-type="float">
            <text:p>0.125745</text:p>
          </table:table-cell>
          <table:table-cell office:value-type="float" office:value="581460" calcext:value-type="float">
            <text:p>581460</text:p>
          </table:table-cell>
          <table:table-cell office:value-type="float" office:value="4.08067" calcext:value-type="float">
            <text:p>4.08067</text:p>
          </table:table-cell>
          <table:table-cell office:value-type="float" office:value="578816" calcext:value-type="float">
            <text:p>578816</text:p>
          </table:table-cell>
          <table:table-cell office:value-type="float" office:value="38.0487" calcext:value-type="float">
            <text:p>38.0487</text:p>
          </table:table-cell>
        </table:table-row>
        <table:table-row table:style-name="ro1">
          <table:table-cell office:value-type="float" office:value="1040150" calcext:value-type="float">
            <text:p>1040150</text:p>
          </table:table-cell>
          <table:table-cell office:value-type="float" office:value="0.125406" calcext:value-type="float">
            <text:p>0.125406</text:p>
          </table:table-cell>
          <table:table-cell office:value-type="float" office:value="582354" calcext:value-type="float">
            <text:p>582354</text:p>
          </table:table-cell>
          <table:table-cell office:value-type="float" office:value="4.07017" calcext:value-type="float">
            <text:p>4.07017</text:p>
          </table:table-cell>
          <table:table-cell office:value-type="float" office:value="579692" calcext:value-type="float">
            <text:p>579692</text:p>
          </table:table-cell>
          <table:table-cell office:value-type="float" office:value="38.0358" calcext:value-type="float">
            <text:p>38.0358</text:p>
          </table:table-cell>
        </table:table-row>
        <table:table-row table:style-name="ro1">
          <table:table-cell office:value-type="float" office:value="1041732" calcext:value-type="float">
            <text:p>1041732</text:p>
          </table:table-cell>
          <table:table-cell office:value-type="float" office:value="0.125116" calcext:value-type="float">
            <text:p>0.125116</text:p>
          </table:table-cell>
          <table:table-cell office:value-type="float" office:value="583248" calcext:value-type="float">
            <text:p>583248</text:p>
          </table:table-cell>
          <table:table-cell office:value-type="float" office:value="4.07472" calcext:value-type="float">
            <text:p>4.07472</text:p>
          </table:table-cell>
          <table:table-cell office:value-type="float" office:value="580567" calcext:value-type="float">
            <text:p>580567</text:p>
          </table:table-cell>
          <table:table-cell office:value-type="float" office:value="38.0133" calcext:value-type="float">
            <text:p>38.0133</text:p>
          </table:table-cell>
        </table:table-row>
        <table:table-row table:style-name="ro1">
          <table:table-cell office:value-type="float" office:value="1043313" calcext:value-type="float">
            <text:p>1043313</text:p>
          </table:table-cell>
          <table:table-cell office:value-type="float" office:value="0.12493" calcext:value-type="float">
            <text:p>0.12493</text:p>
          </table:table-cell>
          <table:table-cell office:value-type="float" office:value="584144" calcext:value-type="float">
            <text:p>584144</text:p>
          </table:table-cell>
          <table:table-cell office:value-type="float" office:value="4.07713" calcext:value-type="float">
            <text:p>4.07713</text:p>
          </table:table-cell>
          <table:table-cell office:value-type="float" office:value="581442" calcext:value-type="float">
            <text:p>581442</text:p>
          </table:table-cell>
          <table:table-cell office:value-type="float" office:value="37.9973" calcext:value-type="float">
            <text:p>37.9973</text:p>
          </table:table-cell>
        </table:table-row>
        <table:table-row table:style-name="ro1">
          <table:table-cell office:value-type="float" office:value="1044891" calcext:value-type="float">
            <text:p>1044891</text:p>
          </table:table-cell>
          <table:table-cell office:value-type="float" office:value="0.12484" calcext:value-type="float">
            <text:p>0.12484</text:p>
          </table:table-cell>
          <table:table-cell office:value-type="float" office:value="585038" calcext:value-type="float">
            <text:p>585038</text:p>
          </table:table-cell>
          <table:table-cell office:value-type="float" office:value="4.07621" calcext:value-type="float">
            <text:p>4.07621</text:p>
          </table:table-cell>
          <table:table-cell office:value-type="float" office:value="582318" calcext:value-type="float">
            <text:p>582318</text:p>
          </table:table-cell>
          <table:table-cell office:value-type="float" office:value="37.9785" calcext:value-type="float">
            <text:p>37.9785</text:p>
          </table:table-cell>
        </table:table-row>
        <table:table-row table:style-name="ro1">
          <table:table-cell office:value-type="float" office:value="1046496" calcext:value-type="float">
            <text:p>1046496</text:p>
          </table:table-cell>
          <table:table-cell office:value-type="float" office:value="0.124766" calcext:value-type="float">
            <text:p>0.124766</text:p>
          </table:table-cell>
          <table:table-cell office:value-type="float" office:value="585929" calcext:value-type="float">
            <text:p>585929</text:p>
          </table:table-cell>
          <table:table-cell office:value-type="float" office:value="4.07568" calcext:value-type="float">
            <text:p>4.07568</text:p>
          </table:table-cell>
          <table:table-cell office:value-type="float" office:value="583193" calcext:value-type="float">
            <text:p>583193</text:p>
          </table:table-cell>
          <table:table-cell office:value-type="float" office:value="37.9629" calcext:value-type="float">
            <text:p>37.9629</text:p>
          </table:table-cell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float" office:value="0.124627" calcext:value-type="float">
            <text:p>0.124627</text:p>
          </table:table-cell>
          <table:table-cell office:value-type="float" office:value="586822" calcext:value-type="float">
            <text:p>586822</text:p>
          </table:table-cell>
          <table:table-cell office:value-type="float" office:value="4.0739" calcext:value-type="float">
            <text:p>4.0739</text:p>
          </table:table-cell>
          <table:table-cell office:value-type="float" office:value="584069" calcext:value-type="float">
            <text:p>584069</text:p>
          </table:table-cell>
          <table:table-cell office:value-type="float" office:value="37.9405" calcext:value-type="float">
            <text:p>37.9405</text:p>
          </table:table-cell>
        </table:table-row>
        <table:table-row table:style-name="ro1">
          <table:table-cell office:value-type="float" office:value="1049690" calcext:value-type="float">
            <text:p>1049690</text:p>
          </table:table-cell>
          <table:table-cell office:value-type="float" office:value="0.12455" calcext:value-type="float">
            <text:p>0.12455</text:p>
          </table:table-cell>
          <table:table-cell office:value-type="float" office:value="587713" calcext:value-type="float">
            <text:p>587713</text:p>
          </table:table-cell>
          <table:table-cell office:value-type="float" office:value="4.0777" calcext:value-type="float">
            <text:p>4.0777</text:p>
          </table:table-cell>
          <table:table-cell office:value-type="float" office:value="584943" calcext:value-type="float">
            <text:p>584943</text:p>
          </table:table-cell>
          <table:table-cell office:value-type="float" office:value="37.9252" calcext:value-type="float">
            <text:p>37.9252</text:p>
          </table:table-cell>
        </table:table-row>
        <table:table-row table:style-name="ro1">
          <table:table-cell office:value-type="float" office:value="1051291" calcext:value-type="float">
            <text:p>1051291</text:p>
          </table:table-cell>
          <table:table-cell office:value-type="float" office:value="0.124499" calcext:value-type="float">
            <text:p>0.124499</text:p>
          </table:table-cell>
          <table:table-cell office:value-type="float" office:value="588607" calcext:value-type="float">
            <text:p>588607</text:p>
          </table:table-cell>
          <table:table-cell office:value-type="float" office:value="4.07551" calcext:value-type="float">
            <text:p>4.07551</text:p>
          </table:table-cell>
          <table:table-cell office:value-type="float" office:value="585822" calcext:value-type="float">
            <text:p>585822</text:p>
          </table:table-cell>
          <table:table-cell office:value-type="float" office:value="38.016" calcext:value-type="float">
            <text:p>38.016</text:p>
          </table:table-cell>
        </table:table-row>
        <table:table-row table:style-name="ro1">
          <table:table-cell office:value-type="float" office:value="1052889" calcext:value-type="float">
            <text:p>1052889</text:p>
          </table:table-cell>
          <table:table-cell office:value-type="float" office:value="0.124238" calcext:value-type="float">
            <text:p>0.124238</text:p>
          </table:table-cell>
          <table:table-cell office:value-type="float" office:value="589503" calcext:value-type="float">
            <text:p>589503</text:p>
          </table:table-cell>
          <table:table-cell office:value-type="float" office:value="4.0756" calcext:value-type="float">
            <text:p>4.0756</text:p>
          </table:table-cell>
          <table:table-cell office:value-type="float" office:value="586697" calcext:value-type="float">
            <text:p>586697</text:p>
          </table:table-cell>
          <table:table-cell office:value-type="float" office:value="38.0001" calcext:value-type="float">
            <text:p>38.0001</text:p>
          </table:table-cell>
        </table:table-row>
        <table:table-row table:style-name="ro1">
          <table:table-cell office:value-type="float" office:value="1054486" calcext:value-type="float">
            <text:p>1054486</text:p>
          </table:table-cell>
          <table:table-cell office:value-type="float" office:value="0.124098" calcext:value-type="float">
            <text:p>0.124098</text:p>
          </table:table-cell>
          <table:table-cell office:value-type="float" office:value="590396" calcext:value-type="float">
            <text:p>590396</text:p>
          </table:table-cell>
          <table:table-cell office:value-type="float" office:value="4.07331" calcext:value-type="float">
            <text:p>4.07331</text:p>
          </table:table-cell>
          <table:table-cell office:value-type="float" office:value="587572" calcext:value-type="float">
            <text:p>587572</text:p>
          </table:table-cell>
          <table:table-cell office:value-type="float" office:value="37.9861" calcext:value-type="float">
            <text:p>37.9861</text:p>
          </table:table-cell>
        </table:table-row>
        <table:table-row table:style-name="ro1">
          <table:table-cell office:value-type="float" office:value="1056079" calcext:value-type="float">
            <text:p>1056079</text:p>
          </table:table-cell>
          <table:table-cell office:value-type="float" office:value="0.123998" calcext:value-type="float">
            <text:p>0.123998</text:p>
          </table:table-cell>
          <table:table-cell office:value-type="float" office:value="591289" calcext:value-type="float">
            <text:p>591289</text:p>
          </table:table-cell>
          <table:table-cell office:value-type="float" office:value="4.07275" calcext:value-type="float">
            <text:p>4.07275</text:p>
          </table:table-cell>
          <table:table-cell office:value-type="float" office:value="588446" calcext:value-type="float">
            <text:p>588446</text:p>
          </table:table-cell>
          <table:table-cell office:value-type="float" office:value="37.959" calcext:value-type="float">
            <text:p>37.959</text:p>
          </table:table-cell>
        </table:table-row>
        <table:table-row table:style-name="ro1">
          <table:table-cell office:value-type="float" office:value="1057679" calcext:value-type="float">
            <text:p>1057679</text:p>
          </table:table-cell>
          <table:table-cell office:value-type="float" office:value="0.123914" calcext:value-type="float">
            <text:p>0.123914</text:p>
          </table:table-cell>
          <table:table-cell office:value-type="float" office:value="592182" calcext:value-type="float">
            <text:p>592182</text:p>
          </table:table-cell>
          <table:table-cell office:value-type="float" office:value="4.07044" calcext:value-type="float">
            <text:p>4.07044</text:p>
          </table:table-cell>
          <table:table-cell office:value-type="float" office:value="589324" calcext:value-type="float">
            <text:p>589324</text:p>
          </table:table-cell>
          <table:table-cell office:value-type="float" office:value="37.9575" calcext:value-type="float">
            <text:p>37.9575</text:p>
          </table:table-cell>
        </table:table-row>
        <table:table-row table:style-name="ro1">
          <table:table-cell office:value-type="float" office:value="1059265" calcext:value-type="float">
            <text:p>1059265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593075" calcext:value-type="float">
            <text:p>593075</text:p>
          </table:table-cell>
          <table:table-cell office:value-type="float" office:value="4.06927" calcext:value-type="float">
            <text:p>4.06927</text:p>
          </table:table-cell>
          <table:table-cell office:value-type="float" office:value="590199" calcext:value-type="float">
            <text:p>590199</text:p>
          </table:table-cell>
          <table:table-cell office:value-type="float" office:value="37.9395" calcext:value-type="float">
            <text:p>37.9395</text:p>
          </table:table-cell>
        </table:table-row>
        <table:table-row table:style-name="ro1">
          <table:table-cell office:value-type="float" office:value="1060864" calcext:value-type="float">
            <text:p>1060864</text:p>
          </table:table-cell>
          <table:table-cell office:value-type="float" office:value="0.123645" calcext:value-type="float">
            <text:p>0.123645</text:p>
          </table:table-cell>
          <table:table-cell office:value-type="float" office:value="593967" calcext:value-type="float">
            <text:p>593967</text:p>
          </table:table-cell>
          <table:table-cell office:value-type="float" office:value="4.06866" calcext:value-type="float">
            <text:p>4.06866</text:p>
          </table:table-cell>
          <table:table-cell office:value-type="float" office:value="591074" calcext:value-type="float">
            <text:p>591074</text:p>
          </table:table-cell>
          <table:table-cell office:value-type="float" office:value="37.929" calcext:value-type="float">
            <text:p>37.929</text:p>
          </table:table-cell>
        </table:table-row>
        <table:table-row table:style-name="ro1">
          <table:table-cell office:value-type="float" office:value="1062466" calcext:value-type="float">
            <text:p>1062466</text:p>
          </table:table-cell>
          <table:table-cell office:value-type="float" office:value="0.123359" calcext:value-type="float">
            <text:p>0.123359</text:p>
          </table:table-cell>
          <table:table-cell office:value-type="float" office:value="594859" calcext:value-type="float">
            <text:p>594859</text:p>
          </table:table-cell>
          <table:table-cell office:value-type="float" office:value="4.07015" calcext:value-type="float">
            <text:p>4.07015</text:p>
          </table:table-cell>
          <table:table-cell office:value-type="float" office:value="591952" calcext:value-type="float">
            <text:p>591952</text:p>
          </table:table-cell>
          <table:table-cell office:value-type="float" office:value="37.906" calcext:value-type="float">
            <text:p>37.906</text:p>
          </table:table-cell>
        </table:table-row>
        <table:table-row table:style-name="ro1">
          <table:table-cell office:value-type="float" office:value="1064062" calcext:value-type="float">
            <text:p>1064062</text:p>
          </table:table-cell>
          <table:table-cell office:value-type="float" office:value="0.123354" calcext:value-type="float">
            <text:p>0.123354</text:p>
          </table:table-cell>
          <table:table-cell office:value-type="float" office:value="595752" calcext:value-type="float">
            <text:p>595752</text:p>
          </table:table-cell>
          <table:table-cell office:value-type="float" office:value="4.06925" calcext:value-type="float">
            <text:p>4.06925</text:p>
          </table:table-cell>
          <table:table-cell office:value-type="float" office:value="592829" calcext:value-type="float">
            <text:p>592829</text:p>
          </table:table-cell>
          <table:table-cell office:value-type="float" office:value="37.8931" calcext:value-type="float">
            <text:p>37.8931</text:p>
          </table:table-cell>
        </table:table-row>
        <table:table-row table:style-name="ro1">
          <table:table-cell office:value-type="float" office:value="1065658" calcext:value-type="float">
            <text:p>1065658</text:p>
          </table:table-cell>
          <table:table-cell office:value-type="float" office:value="0.123229" calcext:value-type="float">
            <text:p>0.123229</text:p>
          </table:table-cell>
          <table:table-cell office:value-type="float" office:value="596645" calcext:value-type="float">
            <text:p>596645</text:p>
          </table:table-cell>
          <table:table-cell office:value-type="float" office:value="4.06973" calcext:value-type="float">
            <text:p>4.06973</text:p>
          </table:table-cell>
          <table:table-cell office:value-type="float" office:value="593709" calcext:value-type="float">
            <text:p>593709</text:p>
          </table:table-cell>
          <table:table-cell office:value-type="float" office:value="37.8755" calcext:value-type="float">
            <text:p>37.8755</text:p>
          </table:table-cell>
        </table:table-row>
        <table:table-row table:style-name="ro1">
          <table:table-cell office:value-type="float" office:value="1067256" calcext:value-type="float">
            <text:p>1067256</text:p>
          </table:table-cell>
          <table:table-cell office:value-type="float" office:value="0.12313" calcext:value-type="float">
            <text:p>0.12313</text:p>
          </table:table-cell>
          <table:table-cell office:value-type="float" office:value="597536" calcext:value-type="float">
            <text:p>597536</text:p>
          </table:table-cell>
          <table:table-cell office:value-type="float" office:value="4.06757" calcext:value-type="float">
            <text:p>4.06757</text:p>
          </table:table-cell>
          <table:table-cell office:value-type="float" office:value="594590" calcext:value-type="float">
            <text:p>594590</text:p>
          </table:table-cell>
          <table:table-cell office:value-type="float" office:value="37.8625" calcext:value-type="float">
            <text:p>37.8625</text:p>
          </table:table-cell>
        </table:table-row>
        <table:table-row table:style-name="ro1">
          <table:table-cell office:value-type="float" office:value="1068853" calcext:value-type="float">
            <text:p>1068853</text:p>
          </table:table-cell>
          <table:table-cell office:value-type="float" office:value="0.122986" calcext:value-type="float">
            <text:p>0.122986</text:p>
          </table:table-cell>
          <table:table-cell office:value-type="float" office:value="598427" calcext:value-type="float">
            <text:p>598427</text:p>
          </table:table-cell>
          <table:table-cell office:value-type="float" office:value="4.06692" calcext:value-type="float">
            <text:p>4.06692</text:p>
          </table:table-cell>
          <table:table-cell office:value-type="float" office:value="595470" calcext:value-type="float">
            <text:p>595470</text:p>
          </table:table-cell>
          <table:table-cell office:value-type="float" office:value="37.8419" calcext:value-type="float">
            <text:p>37.8419</text:p>
          </table:table-cell>
        </table:table-row>
        <table:table-row table:style-name="ro1">
          <table:table-cell office:value-type="float" office:value="1070444" calcext:value-type="float">
            <text:p>1070444</text:p>
          </table:table-cell>
          <table:table-cell office:value-type="float" office:value="0.122818" calcext:value-type="float">
            <text:p>0.122818</text:p>
          </table:table-cell>
          <table:table-cell office:value-type="float" office:value="599319" calcext:value-type="float">
            <text:p>599319</text:p>
          </table:table-cell>
          <table:table-cell office:value-type="float" office:value="4.06038" calcext:value-type="float">
            <text:p>4.06038</text:p>
          </table:table-cell>
          <table:table-cell office:value-type="float" office:value="596349" calcext:value-type="float">
            <text:p>596349</text:p>
          </table:table-cell>
          <table:table-cell office:value-type="float" office:value="37.8271" calcext:value-type="float">
            <text:p>37.8271</text:p>
          </table:table-cell>
        </table:table-row>
        <table:table-row table:style-name="ro1">
          <table:table-cell office:value-type="float" office:value="1072037" calcext:value-type="float">
            <text:p>1072037</text:p>
          </table:table-cell>
          <table:table-cell office:value-type="float" office:value="0.122751" calcext:value-type="float">
            <text:p>0.122751</text:p>
          </table:table-cell>
          <table:table-cell office:value-type="float" office:value="600210" calcext:value-type="float">
            <text:p>600210</text:p>
          </table:table-cell>
          <table:table-cell office:value-type="float" office:value="4.05728" calcext:value-type="float">
            <text:p>4.05728</text:p>
          </table:table-cell>
          <table:table-cell office:value-type="float" office:value="597229" calcext:value-type="float">
            <text:p>597229</text:p>
          </table:table-cell>
          <table:table-cell office:value-type="float" office:value="37.8119" calcext:value-type="float">
            <text:p>37.8119</text:p>
          </table:table-cell>
        </table:table-row>
        <table:table-row table:style-name="ro1">
          <table:table-cell office:value-type="float" office:value="1073633" calcext:value-type="float">
            <text:p>1073633</text:p>
          </table:table-cell>
          <table:table-cell office:value-type="float" office:value="0.122578" calcext:value-type="float">
            <text:p>0.122578</text:p>
          </table:table-cell>
          <table:table-cell office:value-type="float" office:value="601103" calcext:value-type="float">
            <text:p>601103</text:p>
          </table:table-cell>
          <table:table-cell office:value-type="float" office:value="4.0547" calcext:value-type="float">
            <text:p>4.0547</text:p>
          </table:table-cell>
          <table:table-cell office:value-type="float" office:value="598108" calcext:value-type="float">
            <text:p>598108</text:p>
          </table:table-cell>
          <table:table-cell office:value-type="float" office:value="37.8536" calcext:value-type="float">
            <text:p>37.8536</text:p>
          </table:table-cell>
        </table:table-row>
        <table:table-row table:style-name="ro1">
          <table:table-cell office:value-type="float" office:value="1075234" calcext:value-type="float">
            <text:p>1075234</text:p>
          </table:table-cell>
          <table:table-cell office:value-type="float" office:value="0.122411" calcext:value-type="float">
            <text:p>0.122411</text:p>
          </table:table-cell>
          <table:table-cell office:value-type="float" office:value="601996" calcext:value-type="float">
            <text:p>601996</text:p>
          </table:table-cell>
          <table:table-cell office:value-type="float" office:value="4.05269" calcext:value-type="float">
            <text:p>4.05269</text:p>
          </table:table-cell>
          <table:table-cell office:value-type="float" office:value="598988" calcext:value-type="float">
            <text:p>598988</text:p>
          </table:table-cell>
          <table:table-cell office:value-type="float" office:value="37.8317" calcext:value-type="float">
            <text:p>37.8317</text:p>
          </table:table-cell>
        </table:table-row>
        <table:table-row table:style-name="ro1">
          <table:table-cell office:value-type="float" office:value="1076821" calcext:value-type="float">
            <text:p>1076821</text:p>
          </table:table-cell>
          <table:table-cell office:value-type="float" office:value="0.122154" calcext:value-type="float">
            <text:p>0.122154</text:p>
          </table:table-cell>
          <table:table-cell office:value-type="float" office:value="602889" calcext:value-type="float">
            <text:p>602889</text:p>
          </table:table-cell>
          <table:table-cell office:value-type="float" office:value="4.05121" calcext:value-type="float">
            <text:p>4.05121</text:p>
          </table:table-cell>
          <table:table-cell office:value-type="float" office:value="599866" calcext:value-type="float">
            <text:p>599866</text:p>
          </table:table-cell>
          <table:table-cell office:value-type="float" office:value="37.8122" calcext:value-type="float">
            <text:p>37.8122</text:p>
          </table:table-cell>
        </table:table-row>
        <table:table-row table:style-name="ro1">
          <table:table-cell office:value-type="float" office:value="1078408" calcext:value-type="float">
            <text:p>1078408</text:p>
          </table:table-cell>
          <table:table-cell office:value-type="float" office:value="0.121715" calcext:value-type="float">
            <text:p>0.121715</text:p>
          </table:table-cell>
          <table:table-cell office:value-type="float" office:value="603781" calcext:value-type="float">
            <text:p>603781</text:p>
          </table:table-cell>
          <table:table-cell office:value-type="float" office:value="4.0502" calcext:value-type="float">
            <text:p>4.0502</text:p>
          </table:table-cell>
          <table:table-cell office:value-type="float" office:value="600743" calcext:value-type="float">
            <text:p>600743</text:p>
          </table:table-cell>
          <table:table-cell office:value-type="float" office:value="37.7972" calcext:value-type="float">
            <text:p>37.7972</text:p>
          </table:table-cell>
        </table:table-row>
        <table:table-row table:style-name="ro1">
          <table:table-cell office:value-type="float" office:value="1079991" calcext:value-type="float">
            <text:p>1079991</text:p>
          </table:table-cell>
          <table:table-cell office:value-type="float" office:value="0.121399" calcext:value-type="float">
            <text:p>0.121399</text:p>
          </table:table-cell>
          <table:table-cell office:value-type="float" office:value="604677" calcext:value-type="float">
            <text:p>604677</text:p>
          </table:table-cell>
          <table:table-cell office:value-type="float" office:value="4.04939" calcext:value-type="float">
            <text:p>4.04939</text:p>
          </table:table-cell>
          <table:table-cell office:value-type="float" office:value="601622" calcext:value-type="float">
            <text:p>601622</text:p>
          </table:table-cell>
          <table:table-cell office:value-type="float" office:value="37.7939" calcext:value-type="float">
            <text:p>37.7939</text:p>
          </table:table-cell>
        </table:table-row>
        <table:table-row table:style-name="ro1">
          <table:table-cell office:value-type="float" office:value="1081568" calcext:value-type="float">
            <text:p>1081568</text:p>
          </table:table-cell>
          <table:table-cell office:value-type="float" office:value="0.121025" calcext:value-type="float">
            <text:p>0.121025</text:p>
          </table:table-cell>
          <table:table-cell office:value-type="float" office:value="605570" calcext:value-type="float">
            <text:p>605570</text:p>
          </table:table-cell>
          <table:table-cell office:value-type="float" office:value="4.05064" calcext:value-type="float">
            <text:p>4.05064</text:p>
          </table:table-cell>
          <table:table-cell office:value-type="float" office:value="602499" calcext:value-type="float">
            <text:p>602499</text:p>
          </table:table-cell>
          <table:table-cell office:value-type="float" office:value="37.7761" calcext:value-type="float">
            <text:p>37.7761</text:p>
          </table:table-cell>
        </table:table-row>
        <table:table-row table:style-name="ro1">
          <table:table-cell office:value-type="float" office:value="1083143" calcext:value-type="float">
            <text:p>1083143</text:p>
          </table:table-cell>
          <table:table-cell office:value-type="float" office:value="0.120789" calcext:value-type="float">
            <text:p>0.120789</text:p>
          </table:table-cell>
          <table:table-cell office:value-type="float" office:value="606461" calcext:value-type="float">
            <text:p>606461</text:p>
          </table:table-cell>
          <table:table-cell office:value-type="float" office:value="4.0486" calcext:value-type="float">
            <text:p>4.0486</text:p>
          </table:table-cell>
          <table:table-cell office:value-type="float" office:value="603378" calcext:value-type="float">
            <text:p>603378</text:p>
          </table:table-cell>
          <table:table-cell office:value-type="float" office:value="37.7607" calcext:value-type="float">
            <text:p>37.7607</text:p>
          </table:table-cell>
        </table:table-row>
        <table:table-row table:style-name="ro1">
          <table:table-cell office:value-type="float" office:value="1084723" calcext:value-type="float">
            <text:p>1084723</text:p>
          </table:table-cell>
          <table:table-cell office:value-type="float" office:value="0.120422" calcext:value-type="float">
            <text:p>0.120422</text:p>
          </table:table-cell>
          <table:table-cell office:value-type="float" office:value="607354" calcext:value-type="float">
            <text:p>607354</text:p>
          </table:table-cell>
          <table:table-cell office:value-type="float" office:value="4.04622" calcext:value-type="float">
            <text:p>4.04622</text:p>
          </table:table-cell>
          <table:table-cell office:value-type="float" office:value="604255" calcext:value-type="float">
            <text:p>604255</text:p>
          </table:table-cell>
          <table:table-cell office:value-type="float" office:value="37.7455" calcext:value-type="float">
            <text:p>37.7455</text:p>
          </table:table-cell>
        </table:table-row>
        <table:table-row table:style-name="ro1">
          <table:table-cell office:value-type="float" office:value="1086301" calcext:value-type="float">
            <text:p>1086301</text:p>
          </table:table-cell>
          <table:table-cell office:value-type="float" office:value="0.120115" calcext:value-type="float">
            <text:p>0.120115</text:p>
          </table:table-cell>
          <table:table-cell office:value-type="float" office:value="608248" calcext:value-type="float">
            <text:p>608248</text:p>
          </table:table-cell>
          <table:table-cell office:value-type="float" office:value="4.04315" calcext:value-type="float">
            <text:p>4.04315</text:p>
          </table:table-cell>
          <table:table-cell office:value-type="float" office:value="605133" calcext:value-type="float">
            <text:p>605133</text:p>
          </table:table-cell>
          <table:table-cell office:value-type="float" office:value="37.7236" calcext:value-type="float">
            <text:p>37.7236</text:p>
          </table:table-cell>
        </table:table-row>
        <table:table-row table:style-name="ro1">
          <table:table-cell office:value-type="float" office:value="1087878" calcext:value-type="float">
            <text:p>1087878</text:p>
          </table:table-cell>
          <table:table-cell office:value-type="float" office:value="0.119812" calcext:value-type="float">
            <text:p>0.119812</text:p>
          </table:table-cell>
          <table:table-cell office:value-type="float" office:value="609138" calcext:value-type="float">
            <text:p>609138</text:p>
          </table:table-cell>
          <table:table-cell office:value-type="float" office:value="4.04259" calcext:value-type="float">
            <text:p>4.04259</text:p>
          </table:table-cell>
          <table:table-cell office:value-type="float" office:value="606012" calcext:value-type="float">
            <text:p>606012</text:p>
          </table:table-cell>
          <table:table-cell office:value-type="float" office:value="37.7044" calcext:value-type="float">
            <text:p>37.7044</text:p>
          </table:table-cell>
        </table:table-row>
        <table:table-row table:style-name="ro1">
          <table:table-cell office:value-type="float" office:value="1089459" calcext:value-type="float">
            <text:p>1089459</text:p>
          </table:table-cell>
          <table:table-cell office:value-type="float" office:value="0.119741" calcext:value-type="float">
            <text:p>0.119741</text:p>
          </table:table-cell>
          <table:table-cell office:value-type="float" office:value="610033" calcext:value-type="float">
            <text:p>610033</text:p>
          </table:table-cell>
          <table:table-cell office:value-type="float" office:value="4.04143" calcext:value-type="float">
            <text:p>4.04143</text:p>
          </table:table-cell>
          <table:table-cell office:value-type="float" office:value="606890" calcext:value-type="float">
            <text:p>606890</text:p>
          </table:table-cell>
          <table:table-cell office:value-type="float" office:value="37.6872" calcext:value-type="float">
            <text:p>37.6872</text:p>
          </table:table-cell>
        </table:table-row>
        <table:table-row table:style-name="ro1">
          <table:table-cell office:value-type="float" office:value="1091059" calcext:value-type="float">
            <text:p>1091059</text:p>
          </table:table-cell>
          <table:table-cell office:value-type="float" office:value="0.119578" calcext:value-type="float">
            <text:p>0.119578</text:p>
          </table:table-cell>
          <table:table-cell office:value-type="float" office:value="610925" calcext:value-type="float">
            <text:p>610925</text:p>
          </table:table-cell>
          <table:table-cell office:value-type="float" office:value="4.04054" calcext:value-type="float">
            <text:p>4.04054</text:p>
          </table:table-cell>
          <table:table-cell office:value-type="float" office:value="607769" calcext:value-type="float">
            <text:p>607769</text:p>
          </table:table-cell>
          <table:table-cell office:value-type="float" office:value="37.6712" calcext:value-type="float">
            <text:p>37.6712</text:p>
          </table:table-cell>
        </table:table-row>
        <table:table-row table:style-name="ro1">
          <table:table-cell office:value-type="float" office:value="1092651" calcext:value-type="float">
            <text:p>1092651</text:p>
          </table:table-cell>
          <table:table-cell office:value-type="float" office:value="0.11937" calcext:value-type="float">
            <text:p>0.11937</text:p>
          </table:table-cell>
          <table:table-cell office:value-type="float" office:value="611817" calcext:value-type="float">
            <text:p>611817</text:p>
          </table:table-cell>
          <table:table-cell office:value-type="float" office:value="4.03997" calcext:value-type="float">
            <text:p>4.03997</text:p>
          </table:table-cell>
          <table:table-cell office:value-type="float" office:value="608652" calcext:value-type="float">
            <text:p>608652</text:p>
          </table:table-cell>
          <table:table-cell office:value-type="float" office:value="37.6532" calcext:value-type="float">
            <text:p>37.6532</text:p>
          </table:table-cell>
        </table:table-row>
        <table:table-row table:style-name="ro1">
          <table:table-cell office:value-type="float" office:value="1094251" calcext:value-type="float">
            <text:p>1094251</text:p>
          </table:table-cell>
          <table:table-cell office:value-type="float" office:value="0.119209" calcext:value-type="float">
            <text:p>0.119209</text:p>
          </table:table-cell>
          <table:table-cell office:value-type="float" office:value="612707" calcext:value-type="float">
            <text:p>612707</text:p>
          </table:table-cell>
          <table:table-cell office:value-type="float" office:value="4.03926" calcext:value-type="float">
            <text:p>4.03926</text:p>
          </table:table-cell>
          <table:table-cell office:value-type="float" office:value="609535" calcext:value-type="float">
            <text:p>609535</text:p>
          </table:table-cell>
          <table:table-cell office:value-type="float" office:value="37.6397" calcext:value-type="float">
            <text:p>37.6397</text:p>
          </table:table-cell>
        </table:table-row>
        <table:table-row table:style-name="ro1">
          <table:table-cell office:value-type="float" office:value="1095851" calcext:value-type="float">
            <text:p>1095851</text:p>
          </table:table-cell>
          <table:table-cell office:value-type="float" office:value="0.11909" calcext:value-type="float">
            <text:p>0.11909</text:p>
          </table:table-cell>
          <table:table-cell office:value-type="float" office:value="613600" calcext:value-type="float">
            <text:p>613600</text:p>
          </table:table-cell>
          <table:table-cell office:value-type="float" office:value="4.03835" calcext:value-type="float">
            <text:p>4.03835</text:p>
          </table:table-cell>
          <table:table-cell office:value-type="float" office:value="610413" calcext:value-type="float">
            <text:p>610413</text:p>
          </table:table-cell>
          <table:table-cell office:value-type="float" office:value="37.6291" calcext:value-type="float">
            <text:p>37.6291</text:p>
          </table:table-cell>
        </table:table-row>
        <table:table-row table:style-name="ro1">
          <table:table-cell office:value-type="float" office:value="1097445" calcext:value-type="float">
            <text:p>1097445</text:p>
          </table:table-cell>
          <table:table-cell office:value-type="float" office:value="0.119071" calcext:value-type="float">
            <text:p>0.119071</text:p>
          </table:table-cell>
          <table:table-cell office:value-type="float" office:value="614492" calcext:value-type="float">
            <text:p>614492</text:p>
          </table:table-cell>
          <table:table-cell office:value-type="float" office:value="4.03739" calcext:value-type="float">
            <text:p>4.03739</text:p>
          </table:table-cell>
          <table:table-cell office:value-type="float" office:value="611294" calcext:value-type="float">
            <text:p>611294</text:p>
          </table:table-cell>
          <table:table-cell office:value-type="float" office:value="37.6039" calcext:value-type="float">
            <text:p>37.6039</text:p>
          </table:table-cell>
        </table:table-row>
        <table:table-row table:style-name="ro1">
          <table:table-cell office:value-type="float" office:value="1099038" calcext:value-type="float">
            <text:p>1099038</text:p>
          </table:table-cell>
          <table:table-cell office:value-type="float" office:value="0.118958" calcext:value-type="float">
            <text:p>0.118958</text:p>
          </table:table-cell>
          <table:table-cell office:value-type="float" office:value="615384" calcext:value-type="float">
            <text:p>615384</text:p>
          </table:table-cell>
          <table:table-cell office:value-type="float" office:value="4.0364" calcext:value-type="float">
            <text:p>4.0364</text:p>
          </table:table-cell>
          <table:table-cell office:value-type="float" office:value="612176" calcext:value-type="float">
            <text:p>612176</text:p>
          </table:table-cell>
          <table:table-cell office:value-type="float" office:value="37.5861" calcext:value-type="float">
            <text:p>37.5861</text:p>
          </table:table-cell>
        </table:table-row>
        <table:table-row table:style-name="ro1">
          <table:table-cell office:value-type="float" office:value="1100624" calcext:value-type="float">
            <text:p>1100624</text:p>
          </table:table-cell>
          <table:table-cell office:value-type="float" office:value="0.118923" calcext:value-type="float">
            <text:p>0.118923</text:p>
          </table:table-cell>
          <table:table-cell office:value-type="float" office:value="616278" calcext:value-type="float">
            <text:p>616278</text:p>
          </table:table-cell>
          <table:table-cell office:value-type="float" office:value="4.03592" calcext:value-type="float">
            <text:p>4.03592</text:p>
          </table:table-cell>
          <table:table-cell office:value-type="float" office:value="613057" calcext:value-type="float">
            <text:p>613057</text:p>
          </table:table-cell>
          <table:table-cell office:value-type="float" office:value="37.5671" calcext:value-type="float">
            <text:p>37.5671</text:p>
          </table:table-cell>
        </table:table-row>
        <table:table-row table:style-name="ro1">
          <table:table-cell office:value-type="float" office:value="1102220" calcext:value-type="float">
            <text:p>1102220</text:p>
          </table:table-cell>
          <table:table-cell office:value-type="float" office:value="0.118877" calcext:value-type="float">
            <text:p>0.118877</text:p>
          </table:table-cell>
          <table:table-cell office:value-type="float" office:value="617171" calcext:value-type="float">
            <text:p>617171</text:p>
          </table:table-cell>
          <table:table-cell office:value-type="float" office:value="4.03489" calcext:value-type="float">
            <text:p>4.03489</text:p>
          </table:table-cell>
          <table:table-cell office:value-type="float" office:value="613937" calcext:value-type="float">
            <text:p>613937</text:p>
          </table:table-cell>
          <table:table-cell office:value-type="float" office:value="37.555" calcext:value-type="float">
            <text:p>37.555</text:p>
          </table:table-cell>
        </table:table-row>
        <table:table-row table:style-name="ro1">
          <table:table-cell office:value-type="float" office:value="1103797" calcext:value-type="float">
            <text:p>1103797</text:p>
          </table:table-cell>
          <table:table-cell office:value-type="float" office:value="0.119045" calcext:value-type="float">
            <text:p>0.119045</text:p>
          </table:table-cell>
          <table:table-cell office:value-type="float" office:value="618062" calcext:value-type="float">
            <text:p>618062</text:p>
          </table:table-cell>
          <table:table-cell office:value-type="float" office:value="4.03383" calcext:value-type="float">
            <text:p>4.03383</text:p>
          </table:table-cell>
          <table:table-cell office:value-type="float" office:value="614817" calcext:value-type="float">
            <text:p>614817</text:p>
          </table:table-cell>
          <table:table-cell office:value-type="float" office:value="37.5465" calcext:value-type="float">
            <text:p>37.5465</text:p>
          </table:table-cell>
        </table:table-row>
        <table:table-row table:style-name="ro1">
          <table:table-cell office:value-type="float" office:value="1105395" calcext:value-type="float">
            <text:p>1105395</text:p>
          </table:table-cell>
          <table:table-cell office:value-type="float" office:value="0.118902" calcext:value-type="float">
            <text:p>0.118902</text:p>
          </table:table-cell>
          <table:table-cell office:value-type="float" office:value="618953" calcext:value-type="float">
            <text:p>618953</text:p>
          </table:table-cell>
          <table:table-cell office:value-type="float" office:value="4.03237" calcext:value-type="float">
            <text:p>4.03237</text:p>
          </table:table-cell>
          <table:table-cell office:value-type="float" office:value="615698" calcext:value-type="float">
            <text:p>615698</text:p>
          </table:table-cell>
          <table:table-cell office:value-type="float" office:value="37.5357" calcext:value-type="float">
            <text:p>37.5357</text:p>
          </table:table-cell>
        </table:table-row>
        <table:table-row table:style-name="ro1">
          <table:table-cell office:value-type="float" office:value="1106993" calcext:value-type="float">
            <text:p>1106993</text:p>
          </table:table-cell>
          <table:table-cell office:value-type="float" office:value="0.118777" calcext:value-type="float">
            <text:p>0.118777</text:p>
          </table:table-cell>
          <table:table-cell office:value-type="float" office:value="619844" calcext:value-type="float">
            <text:p>619844</text:p>
          </table:table-cell>
          <table:table-cell office:value-type="float" office:value="4.03156" calcext:value-type="float">
            <text:p>4.03156</text:p>
          </table:table-cell>
          <table:table-cell office:value-type="float" office:value="616578" calcext:value-type="float">
            <text:p>616578</text:p>
          </table:table-cell>
          <table:table-cell office:value-type="float" office:value="37.5075" calcext:value-type="float">
            <text:p>37.5075</text:p>
          </table:table-cell>
        </table:table-row>
        <table:table-row table:style-name="ro1">
          <table:table-cell office:value-type="float" office:value="1108590" calcext:value-type="float">
            <text:p>1108590</text:p>
          </table:table-cell>
          <table:table-cell office:value-type="float" office:value="0.118836" calcext:value-type="float">
            <text:p>0.118836</text:p>
          </table:table-cell>
          <table:table-cell office:value-type="float" office:value="620735" calcext:value-type="float">
            <text:p>620735</text:p>
          </table:table-cell>
          <table:table-cell office:value-type="float" office:value="4.03052" calcext:value-type="float">
            <text:p>4.03052</text:p>
          </table:table-cell>
          <table:table-cell office:value-type="float" office:value="617458" calcext:value-type="float">
            <text:p>617458</text:p>
          </table:table-cell>
          <table:table-cell office:value-type="float" office:value="37.494" calcext:value-type="float">
            <text:p>37.494</text:p>
          </table:table-cell>
        </table:table-row>
        <table:table-row table:style-name="ro1">
          <table:table-cell office:value-type="float" office:value="1110184" calcext:value-type="float">
            <text:p>1110184</text:p>
          </table:table-cell>
          <table:table-cell office:value-type="float" office:value="0.118834" calcext:value-type="float">
            <text:p>0.118834</text:p>
          </table:table-cell>
          <table:table-cell office:value-type="float" office:value="621627" calcext:value-type="float">
            <text:p>621627</text:p>
          </table:table-cell>
          <table:table-cell office:value-type="float" office:value="4.02874" calcext:value-type="float">
            <text:p>4.02874</text:p>
          </table:table-cell>
          <table:table-cell office:value-type="float" office:value="618336" calcext:value-type="float">
            <text:p>618336</text:p>
          </table:table-cell>
          <table:table-cell office:value-type="float" office:value="37.4881" calcext:value-type="float">
            <text:p>37.4881</text:p>
          </table:table-cell>
        </table:table-row>
        <table:table-row table:style-name="ro1">
          <table:table-cell office:value-type="float" office:value="1111776" calcext:value-type="float">
            <text:p>1111776</text:p>
          </table:table-cell>
          <table:table-cell office:value-type="float" office:value="0.11885" calcext:value-type="float">
            <text:p>0.11885</text:p>
          </table:table-cell>
          <table:table-cell office:value-type="float" office:value="622520" calcext:value-type="float">
            <text:p>622520</text:p>
          </table:table-cell>
          <table:table-cell office:value-type="float" office:value="4.0275" calcext:value-type="float">
            <text:p>4.0275</text:p>
          </table:table-cell>
          <table:table-cell office:value-type="float" office:value="619214" calcext:value-type="float">
            <text:p>619214</text:p>
          </table:table-cell>
          <table:table-cell office:value-type="float" office:value="37.4743" calcext:value-type="float">
            <text:p>37.4743</text:p>
          </table:table-cell>
        </table:table-row>
        <table:table-row table:style-name="ro1">
          <table:table-cell office:value-type="float" office:value="1113372" calcext:value-type="float">
            <text:p>1113372</text:p>
          </table:table-cell>
          <table:table-cell office:value-type="float" office:value="0.118912" calcext:value-type="float">
            <text:p>0.118912</text:p>
          </table:table-cell>
          <table:table-cell office:value-type="float" office:value="623412" calcext:value-type="float">
            <text:p>623412</text:p>
          </table:table-cell>
          <table:table-cell office:value-type="float" office:value="4.02666" calcext:value-type="float">
            <text:p>4.02666</text:p>
          </table:table-cell>
          <table:table-cell office:value-type="float" office:value="620091" calcext:value-type="float">
            <text:p>620091</text:p>
          </table:table-cell>
          <table:table-cell office:value-type="float" office:value="37.4616" calcext:value-type="float">
            <text:p>37.4616</text:p>
          </table:table-cell>
        </table:table-row>
        <table:table-row table:style-name="ro1">
          <table:table-cell office:value-type="float" office:value="1114975" calcext:value-type="float">
            <text:p>1114975</text:p>
          </table:table-cell>
          <table:table-cell office:value-type="float" office:value="0.119076" calcext:value-type="float">
            <text:p>0.119076</text:p>
          </table:table-cell>
          <table:table-cell office:value-type="float" office:value="624306" calcext:value-type="float">
            <text:p>624306</text:p>
          </table:table-cell>
          <table:table-cell office:value-type="float" office:value="4.02534" calcext:value-type="float">
            <text:p>4.02534</text:p>
          </table:table-cell>
          <table:table-cell office:value-type="float" office:value="620970" calcext:value-type="float">
            <text:p>620970</text:p>
          </table:table-cell>
          <table:table-cell office:value-type="float" office:value="37.4289" calcext:value-type="float">
            <text:p>37.4289</text:p>
          </table:table-cell>
        </table:table-row>
        <table:table-row table:style-name="ro1">
          <table:table-cell office:value-type="float" office:value="1116569" calcext:value-type="float">
            <text:p>1116569</text:p>
          </table:table-cell>
          <table:table-cell office:value-type="float" office:value="0.119039" calcext:value-type="float">
            <text:p>0.119039</text:p>
          </table:table-cell>
          <table:table-cell office:value-type="float" office:value="625198" calcext:value-type="float">
            <text:p>625198</text:p>
          </table:table-cell>
          <table:table-cell office:value-type="float" office:value="4.02416" calcext:value-type="float">
            <text:p>4.02416</text:p>
          </table:table-cell>
          <table:table-cell office:value-type="float" office:value="621847" calcext:value-type="float">
            <text:p>621847</text:p>
          </table:table-cell>
          <table:table-cell office:value-type="float" office:value="37.4117" calcext:value-type="float">
            <text:p>37.4117</text:p>
          </table:table-cell>
        </table:table-row>
        <table:table-row table:style-name="ro1">
          <table:table-cell office:value-type="float" office:value="1118166" calcext:value-type="float">
            <text:p>1118166</text:p>
          </table:table-cell>
          <table:table-cell office:value-type="float" office:value="0.119087" calcext:value-type="float">
            <text:p>0.119087</text:p>
          </table:table-cell>
          <table:table-cell office:value-type="float" office:value="626091" calcext:value-type="float">
            <text:p>626091</text:p>
          </table:table-cell>
          <table:table-cell office:value-type="float" office:value="4.0233" calcext:value-type="float">
            <text:p>4.0233</text:p>
          </table:table-cell>
          <table:table-cell office:value-type="float" office:value="622726" calcext:value-type="float">
            <text:p>622726</text:p>
          </table:table-cell>
          <table:table-cell office:value-type="float" office:value="37.3983" calcext:value-type="float">
            <text:p>37.3983</text:p>
          </table:table-cell>
        </table:table-row>
        <table:table-row table:style-name="ro1">
          <table:table-cell office:value-type="float" office:value="1119767" calcext:value-type="float">
            <text:p>1119767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626983" calcext:value-type="float">
            <text:p>626983</text:p>
          </table:table-cell>
          <table:table-cell office:value-type="float" office:value="4.0218" calcext:value-type="float">
            <text:p>4.0218</text:p>
          </table:table-cell>
          <table:table-cell office:value-type="float" office:value="623605" calcext:value-type="float">
            <text:p>623605</text:p>
          </table:table-cell>
          <table:table-cell office:value-type="float" office:value="37.3875" calcext:value-type="float">
            <text:p>37.3875</text:p>
          </table:table-cell>
        </table:table-row>
        <table:table-row table:style-name="ro1">
          <table:table-cell office:value-type="float" office:value="1121344" calcext:value-type="float">
            <text:p>1121344</text:p>
          </table:table-cell>
          <table:table-cell office:value-type="float" office:value="0.11931" calcext:value-type="float">
            <text:p>0.11931</text:p>
          </table:table-cell>
          <table:table-cell office:value-type="float" office:value="627875" calcext:value-type="float">
            <text:p>627875</text:p>
          </table:table-cell>
          <table:table-cell office:value-type="float" office:value="4.02059" calcext:value-type="float">
            <text:p>4.02059</text:p>
          </table:table-cell>
          <table:table-cell office:value-type="float" office:value="624481" calcext:value-type="float">
            <text:p>624481</text:p>
          </table:table-cell>
          <table:table-cell office:value-type="float" office:value="37.3733" calcext:value-type="float">
            <text:p>37.3733</text:p>
          </table:table-cell>
        </table:table-row>
        <table:table-row table:style-name="ro1">
          <table:table-cell office:value-type="float" office:value="1122921" calcext:value-type="float">
            <text:p>1122921</text:p>
          </table:table-cell>
          <table:table-cell office:value-type="float" office:value="0.11934" calcext:value-type="float">
            <text:p>0.11934</text:p>
          </table:table-cell>
          <table:table-cell office:value-type="float" office:value="628768" calcext:value-type="float">
            <text:p>628768</text:p>
          </table:table-cell>
          <table:table-cell office:value-type="float" office:value="4.01928" calcext:value-type="float">
            <text:p>4.01928</text:p>
          </table:table-cell>
          <table:table-cell office:value-type="float" office:value="625358" calcext:value-type="float">
            <text:p>625358</text:p>
          </table:table-cell>
          <table:table-cell office:value-type="float" office:value="37.368" calcext:value-type="float">
            <text:p>37.368</text:p>
          </table:table-cell>
        </table:table-row>
        <table:table-row table:style-name="ro1">
          <table:table-cell office:value-type="float" office:value="1124506" calcext:value-type="float">
            <text:p>1124506</text:p>
          </table:table-cell>
          <table:table-cell office:value-type="float" office:value="0.119216" calcext:value-type="float">
            <text:p>0.119216</text:p>
          </table:table-cell>
          <table:table-cell office:value-type="float" office:value="629661" calcext:value-type="float">
            <text:p>629661</text:p>
          </table:table-cell>
          <table:table-cell office:value-type="float" office:value="4.01807" calcext:value-type="float">
            <text:p>4.01807</text:p>
          </table:table-cell>
          <table:table-cell office:value-type="float" office:value="626235" calcext:value-type="float">
            <text:p>626235</text:p>
          </table:table-cell>
          <table:table-cell office:value-type="float" office:value="37.3548" calcext:value-type="float">
            <text:p>37.3548</text:p>
          </table:table-cell>
        </table:table-row>
        <table:table-row table:style-name="ro1">
          <table:table-cell office:value-type="float" office:value="1126087" calcext:value-type="float">
            <text:p>1126087</text:p>
          </table:table-cell>
          <table:table-cell office:value-type="float" office:value="0.119246" calcext:value-type="float">
            <text:p>0.119246</text:p>
          </table:table-cell>
          <table:table-cell office:value-type="float" office:value="630555" calcext:value-type="float">
            <text:p>630555</text:p>
          </table:table-cell>
          <table:table-cell office:value-type="float" office:value="4.01693" calcext:value-type="float">
            <text:p>4.01693</text:p>
          </table:table-cell>
          <table:table-cell office:value-type="float" office:value="627114" calcext:value-type="float">
            <text:p>627114</text:p>
          </table:table-cell>
          <table:table-cell office:value-type="float" office:value="37.3432" calcext:value-type="float">
            <text:p>37.3432</text:p>
          </table:table-cell>
        </table:table-row>
        <table:table-row table:style-name="ro1">
          <table:table-cell office:value-type="float" office:value="1127665" calcext:value-type="float">
            <text:p>1127665</text:p>
          </table:table-cell>
          <table:table-cell office:value-type="float" office:value="0.119329" calcext:value-type="float">
            <text:p>0.119329</text:p>
          </table:table-cell>
          <table:table-cell office:value-type="float" office:value="631448" calcext:value-type="float">
            <text:p>631448</text:p>
          </table:table-cell>
          <table:table-cell office:value-type="float" office:value="4.01659" calcext:value-type="float">
            <text:p>4.01659</text:p>
          </table:table-cell>
          <table:table-cell office:value-type="float" office:value="627993" calcext:value-type="float">
            <text:p>627993</text:p>
          </table:table-cell>
          <table:table-cell office:value-type="float" office:value="37.3374" calcext:value-type="float">
            <text:p>37.3374</text:p>
          </table:table-cell>
        </table:table-row>
        <table:table-row table:style-name="ro1">
          <table:table-cell office:value-type="float" office:value="1129246" calcext:value-type="float">
            <text:p>1129246</text:p>
          </table:table-cell>
          <table:table-cell office:value-type="float" office:value="0.119326" calcext:value-type="float">
            <text:p>0.119326</text:p>
          </table:table-cell>
          <table:table-cell office:value-type="float" office:value="632340" calcext:value-type="float">
            <text:p>632340</text:p>
          </table:table-cell>
          <table:table-cell office:value-type="float" office:value="4.01589" calcext:value-type="float">
            <text:p>4.01589</text:p>
          </table:table-cell>
          <table:table-cell office:value-type="float" office:value="628874" calcext:value-type="float">
            <text:p>628874</text:p>
          </table:table-cell>
          <table:table-cell office:value-type="float" office:value="37.3302" calcext:value-type="float">
            <text:p>37.3302</text:p>
          </table:table-cell>
        </table:table-row>
        <table:table-row table:style-name="ro1">
          <table:table-cell office:value-type="float" office:value="1130826" calcext:value-type="float">
            <text:p>1130826</text:p>
          </table:table-cell>
          <table:table-cell office:value-type="float" office:value="0.119309" calcext:value-type="float">
            <text:p>0.119309</text:p>
          </table:table-cell>
          <table:table-cell office:value-type="float" office:value="633233" calcext:value-type="float">
            <text:p>633233</text:p>
          </table:table-cell>
          <table:table-cell office:value-type="float" office:value="4.01524" calcext:value-type="float">
            <text:p>4.01524</text:p>
          </table:table-cell>
          <table:table-cell office:value-type="float" office:value="629752" calcext:value-type="float">
            <text:p>629752</text:p>
          </table:table-cell>
          <table:table-cell office:value-type="float" office:value="37.3134" calcext:value-type="float">
            <text:p>37.3134</text:p>
          </table:table-cell>
        </table:table-row>
        <table:table-row table:style-name="ro1">
          <table:table-cell office:value-type="float" office:value="1132403" calcext:value-type="float">
            <text:p>1132403</text:p>
          </table:table-cell>
          <table:table-cell office:value-type="float" office:value="0.119126" calcext:value-type="float">
            <text:p>0.119126</text:p>
          </table:table-cell>
          <table:table-cell office:value-type="float" office:value="634125" calcext:value-type="float">
            <text:p>634125</text:p>
          </table:table-cell>
          <table:table-cell office:value-type="float" office:value="4.0144" calcext:value-type="float">
            <text:p>4.0144</text:p>
          </table:table-cell>
          <table:table-cell office:value-type="float" office:value="630629" calcext:value-type="float">
            <text:p>630629</text:p>
          </table:table-cell>
          <table:table-cell office:value-type="float" office:value="37.3026" calcext:value-type="float">
            <text:p>37.3026</text:p>
          </table:table-cell>
        </table:table-row>
        <table:table-row table:style-name="ro1">
          <table:table-cell office:value-type="float" office:value="1133981" calcext:value-type="float">
            <text:p>1133981</text:p>
          </table:table-cell>
          <table:table-cell office:value-type="float" office:value="0.119163" calcext:value-type="float">
            <text:p>0.119163</text:p>
          </table:table-cell>
          <table:table-cell office:value-type="float" office:value="635015" calcext:value-type="float">
            <text:p>635015</text:p>
          </table:table-cell>
          <table:table-cell office:value-type="float" office:value="4.01336" calcext:value-type="float">
            <text:p>4.01336</text:p>
          </table:table-cell>
          <table:table-cell office:value-type="float" office:value="631506" calcext:value-type="float">
            <text:p>631506</text:p>
          </table:table-cell>
          <table:table-cell office:value-type="float" office:value="37.2881" calcext:value-type="float">
            <text:p>37.2881</text:p>
          </table:table-cell>
        </table:table-row>
        <table:table-row table:style-name="ro1">
          <table:table-cell office:value-type="float" office:value="1135582" calcext:value-type="float">
            <text:p>1135582</text:p>
          </table:table-cell>
          <table:table-cell office:value-type="float" office:value="0.118954" calcext:value-type="float">
            <text:p>0.118954</text:p>
          </table:table-cell>
          <table:table-cell office:value-type="float" office:value="635906" calcext:value-type="float">
            <text:p>635906</text:p>
          </table:table-cell>
          <table:table-cell office:value-type="float" office:value="4.01183" calcext:value-type="float">
            <text:p>4.01183</text:p>
          </table:table-cell>
          <table:table-cell office:value-type="float" office:value="632382" calcext:value-type="float">
            <text:p>632382</text:p>
          </table:table-cell>
          <table:table-cell office:value-type="float" office:value="37.4797" calcext:value-type="float">
            <text:p>37.4797</text:p>
          </table:table-cell>
        </table:table-row>
        <table:table-row table:style-name="ro1">
          <table:table-cell office:value-type="float" office:value="1137168" calcext:value-type="float">
            <text:p>1137168</text:p>
          </table:table-cell>
          <table:table-cell office:value-type="float" office:value="0.118745" calcext:value-type="float">
            <text:p>0.118745</text:p>
          </table:table-cell>
          <table:table-cell office:value-type="float" office:value="636799" calcext:value-type="float">
            <text:p>636799</text:p>
          </table:table-cell>
          <table:table-cell office:value-type="float" office:value="4.01123" calcext:value-type="float">
            <text:p>4.01123</text:p>
          </table:table-cell>
          <table:table-cell office:value-type="float" office:value="633259" calcext:value-type="float">
            <text:p>633259</text:p>
          </table:table-cell>
          <table:table-cell office:value-type="float" office:value="37.4613" calcext:value-type="float">
            <text:p>37.4613</text:p>
          </table:table-cell>
        </table:table-row>
        <table:table-row table:style-name="ro1">
          <table:table-cell office:value-type="float" office:value="1138766" calcext:value-type="float">
            <text:p>1138766</text:p>
          </table:table-cell>
          <table:table-cell office:value-type="float" office:value="0.118679" calcext:value-type="float">
            <text:p>0.118679</text:p>
          </table:table-cell>
          <table:table-cell office:value-type="float" office:value="637695" calcext:value-type="float">
            <text:p>637695</text:p>
          </table:table-cell>
          <table:table-cell office:value-type="float" office:value="4.0103" calcext:value-type="float">
            <text:p>4.0103</text:p>
          </table:table-cell>
          <table:table-cell office:value-type="float" office:value="634136" calcext:value-type="float">
            <text:p>634136</text:p>
          </table:table-cell>
          <table:table-cell office:value-type="float" office:value="37.4476" calcext:value-type="float">
            <text:p>37.4476</text:p>
          </table:table-cell>
        </table:table-row>
        <table:table-row table:style-name="ro1">
          <table:table-cell office:value-type="float" office:value="1140362" calcext:value-type="float">
            <text:p>1140362</text:p>
          </table:table-cell>
          <table:table-cell office:value-type="float" office:value="0.1185" calcext:value-type="float">
            <text:p>0.1185</text:p>
          </table:table-cell>
          <table:table-cell office:value-type="float" office:value="638589" calcext:value-type="float">
            <text:p>638589</text:p>
          </table:table-cell>
          <table:table-cell office:value-type="float" office:value="4.00949" calcext:value-type="float">
            <text:p>4.00949</text:p>
          </table:table-cell>
          <table:table-cell office:value-type="float" office:value="635013" calcext:value-type="float">
            <text:p>635013</text:p>
          </table:table-cell>
          <table:table-cell office:value-type="float" office:value="37.4312" calcext:value-type="float">
            <text:p>37.4312</text:p>
          </table:table-cell>
        </table:table-row>
        <table:table-row table:style-name="ro1">
          <table:table-cell office:value-type="float" office:value="1141957" calcext:value-type="float">
            <text:p>1141957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639481" calcext:value-type="float">
            <text:p>639481</text:p>
          </table:table-cell>
          <table:table-cell office:value-type="float" office:value="4.00877" calcext:value-type="float">
            <text:p>4.00877</text:p>
          </table:table-cell>
          <table:table-cell office:value-type="float" office:value="635890" calcext:value-type="float">
            <text:p>635890</text:p>
          </table:table-cell>
          <table:table-cell office:value-type="float" office:value="37.4131" calcext:value-type="float">
            <text:p>37.4131</text:p>
          </table:table-cell>
        </table:table-row>
        <table:table-row table:style-name="ro1">
          <table:table-cell office:value-type="float" office:value="1143547" calcext:value-type="float">
            <text:p>1143547</text:p>
          </table:table-cell>
          <table:table-cell office:value-type="float" office:value="0.118063" calcext:value-type="float">
            <text:p>0.118063</text:p>
          </table:table-cell>
          <table:table-cell office:value-type="float" office:value="640373" calcext:value-type="float">
            <text:p>640373</text:p>
          </table:table-cell>
          <table:table-cell office:value-type="float" office:value="4.00804" calcext:value-type="float">
            <text:p>4.00804</text:p>
          </table:table-cell>
          <table:table-cell office:value-type="float" office:value="636767" calcext:value-type="float">
            <text:p>636767</text:p>
          </table:table-cell>
          <table:table-cell office:value-type="float" office:value="37.3859" calcext:value-type="float">
            <text:p>37.3859</text:p>
          </table:table-cell>
        </table:table-row>
        <table:table-row table:style-name="ro1">
          <table:table-cell office:value-type="float" office:value="1145131" calcext:value-type="float">
            <text:p>1145131</text:p>
          </table:table-cell>
          <table:table-cell office:value-type="float" office:value="0.117875" calcext:value-type="float">
            <text:p>0.117875</text:p>
          </table:table-cell>
          <table:table-cell office:value-type="float" office:value="641267" calcext:value-type="float">
            <text:p>641267</text:p>
          </table:table-cell>
          <table:table-cell office:value-type="float" office:value="4.00702" calcext:value-type="float">
            <text:p>4.00702</text:p>
          </table:table-cell>
          <table:table-cell office:value-type="float" office:value="637646" calcext:value-type="float">
            <text:p>637646</text:p>
          </table:table-cell>
          <table:table-cell office:value-type="float" office:value="37.3719" calcext:value-type="float">
            <text:p>37.3719</text:p>
          </table:table-cell>
        </table:table-row>
        <table:table-row table:style-name="ro1">
          <table:table-cell office:value-type="float" office:value="1146725" calcext:value-type="float">
            <text:p>1146725</text:p>
          </table:table-cell>
          <table:table-cell office:value-type="float" office:value="0.117552" calcext:value-type="float">
            <text:p>0.117552</text:p>
          </table:table-cell>
          <table:table-cell office:value-type="float" office:value="642159" calcext:value-type="float">
            <text:p>642159</text:p>
          </table:table-cell>
          <table:table-cell office:value-type="float" office:value="4.00588" calcext:value-type="float">
            <text:p>4.00588</text:p>
          </table:table-cell>
          <table:table-cell office:value-type="float" office:value="638524" calcext:value-type="float">
            <text:p>638524</text:p>
          </table:table-cell>
          <table:table-cell office:value-type="float" office:value="37.3565" calcext:value-type="float">
            <text:p>37.3565</text:p>
          </table:table-cell>
        </table:table-row>
        <table:table-row table:style-name="ro1">
          <table:table-cell office:value-type="float" office:value="1148304" calcext:value-type="float">
            <text:p>1148304</text:p>
          </table:table-cell>
          <table:table-cell office:value-type="float" office:value="0.117411" calcext:value-type="float">
            <text:p>0.117411</text:p>
          </table:table-cell>
          <table:table-cell office:value-type="float" office:value="643051" calcext:value-type="float">
            <text:p>643051</text:p>
          </table:table-cell>
          <table:table-cell office:value-type="float" office:value="4.00542" calcext:value-type="float">
            <text:p>4.00542</text:p>
          </table:table-cell>
          <table:table-cell office:value-type="float" office:value="639402" calcext:value-type="float">
            <text:p>639402</text:p>
          </table:table-cell>
          <table:table-cell office:value-type="float" office:value="37.3403" calcext:value-type="float">
            <text:p>37.3403</text:p>
          </table:table-cell>
        </table:table-row>
        <table:table-row table:style-name="ro1">
          <table:table-cell office:value-type="float" office:value="1149899" calcext:value-type="float">
            <text:p>1149899</text:p>
          </table:table-cell>
          <table:table-cell office:value-type="float" office:value="0.117166" calcext:value-type="float">
            <text:p>0.117166</text:p>
          </table:table-cell>
          <table:table-cell office:value-type="float" office:value="643947" calcext:value-type="float">
            <text:p>643947</text:p>
          </table:table-cell>
          <table:table-cell office:value-type="float" office:value="4.0043" calcext:value-type="float">
            <text:p>4.0043</text:p>
          </table:table-cell>
          <table:table-cell office:value-type="float" office:value="640278" calcext:value-type="float">
            <text:p>640278</text:p>
          </table:table-cell>
          <table:table-cell office:value-type="float" office:value="37.3244" calcext:value-type="float">
            <text:p>37.3244</text:p>
          </table:table-cell>
        </table:table-row>
        <table:table-row table:style-name="ro1">
          <table:table-cell office:value-type="float" office:value="1151495" calcext:value-type="float">
            <text:p>1151495</text:p>
          </table:table-cell>
          <table:table-cell office:value-type="float" office:value="0.117005" calcext:value-type="float">
            <text:p>0.117005</text:p>
          </table:table-cell>
          <table:table-cell office:value-type="float" office:value="644842" calcext:value-type="float">
            <text:p>644842</text:p>
          </table:table-cell>
          <table:table-cell office:value-type="float" office:value="4.0033" calcext:value-type="float">
            <text:p>4.0033</text:p>
          </table:table-cell>
          <table:table-cell office:value-type="float" office:value="641156" calcext:value-type="float">
            <text:p>641156</text:p>
          </table:table-cell>
          <table:table-cell office:value-type="float" office:value="37.3063" calcext:value-type="float">
            <text:p>37.3063</text:p>
          </table:table-cell>
        </table:table-row>
        <table:table-row table:style-name="ro1">
          <table:table-cell office:value-type="float" office:value="1153089" calcext:value-type="float">
            <text:p>1153089</text:p>
          </table:table-cell>
          <table:table-cell office:value-type="float" office:value="0.116706" calcext:value-type="float">
            <text:p>0.116706</text:p>
          </table:table-cell>
          <table:table-cell office:value-type="float" office:value="645737" calcext:value-type="float">
            <text:p>645737</text:p>
          </table:table-cell>
          <table:table-cell office:value-type="float" office:value="4.00235" calcext:value-type="float">
            <text:p>4.00235</text:p>
          </table:table-cell>
          <table:table-cell office:value-type="float" office:value="642031" calcext:value-type="float">
            <text:p>642031</text:p>
          </table:table-cell>
          <table:table-cell office:value-type="float" office:value="37.292" calcext:value-type="float">
            <text:p>37.292</text:p>
          </table:table-cell>
        </table:table-row>
        <table:table-row table:style-name="ro1">
          <table:table-cell office:value-type="float" office:value="1154681" calcext:value-type="float">
            <text:p>1154681</text:p>
          </table:table-cell>
          <table:table-cell office:value-type="float" office:value="0.116475" calcext:value-type="float">
            <text:p>0.116475</text:p>
          </table:table-cell>
          <table:table-cell office:value-type="float" office:value="646629" calcext:value-type="float">
            <text:p>646629</text:p>
          </table:table-cell>
          <table:table-cell office:value-type="float" office:value="4.00166" calcext:value-type="float">
            <text:p>4.00166</text:p>
          </table:table-cell>
          <table:table-cell office:value-type="float" office:value="642909" calcext:value-type="float">
            <text:p>642909</text:p>
          </table:table-cell>
          <table:table-cell office:value-type="float" office:value="37.2767" calcext:value-type="float">
            <text:p>37.2767</text:p>
          </table:table-cell>
        </table:table-row>
        <table:table-row table:style-name="ro1">
          <table:table-cell office:value-type="float" office:value="1156269" calcext:value-type="float">
            <text:p>1156269</text:p>
          </table:table-cell>
          <table:table-cell office:value-type="float" office:value="0.116231" calcext:value-type="float">
            <text:p>0.116231</text:p>
          </table:table-cell>
          <table:table-cell office:value-type="float" office:value="647523" calcext:value-type="float">
            <text:p>647523</text:p>
          </table:table-cell>
          <table:table-cell office:value-type="float" office:value="4.0011" calcext:value-type="float">
            <text:p>4.0011</text:p>
          </table:table-cell>
          <table:table-cell office:value-type="float" office:value="643788" calcext:value-type="float">
            <text:p>643788</text:p>
          </table:table-cell>
          <table:table-cell office:value-type="float" office:value="37.2547" calcext:value-type="float">
            <text:p>37.2547</text:p>
          </table:table-cell>
        </table:table-row>
        <table:table-row table:style-name="ro1">
          <table:table-cell office:value-type="float" office:value="1157857" calcext:value-type="float">
            <text:p>1157857</text:p>
          </table:table-cell>
          <table:table-cell office:value-type="float" office:value="0.115954" calcext:value-type="float">
            <text:p>0.115954</text:p>
          </table:table-cell>
          <table:table-cell office:value-type="float" office:value="648411" calcext:value-type="float">
            <text:p>648411</text:p>
          </table:table-cell>
          <table:table-cell office:value-type="float" office:value="4.00026" calcext:value-type="float">
            <text:p>4.00026</text:p>
          </table:table-cell>
          <table:table-cell office:value-type="float" office:value="644665" calcext:value-type="float">
            <text:p>644665</text:p>
          </table:table-cell>
          <table:table-cell office:value-type="float" office:value="37.2524" calcext:value-type="float">
            <text:p>37.2524</text:p>
          </table:table-cell>
        </table:table-row>
        <table:table-row table:style-name="ro1">
          <table:table-cell office:value-type="float" office:value="1159448" calcext:value-type="float">
            <text:p>1159448</text:p>
          </table:table-cell>
          <table:table-cell office:value-type="float" office:value="0.115605" calcext:value-type="float">
            <text:p>0.115605</text:p>
          </table:table-cell>
          <table:table-cell office:value-type="float" office:value="649300" calcext:value-type="float">
            <text:p>649300</text:p>
          </table:table-cell>
          <table:table-cell office:value-type="float" office:value="3.99868" calcext:value-type="float">
            <text:p>3.99868</text:p>
          </table:table-cell>
          <table:table-cell office:value-type="float" office:value="645542" calcext:value-type="float">
            <text:p>645542</text:p>
          </table:table-cell>
          <table:table-cell office:value-type="float" office:value="37.2372" calcext:value-type="float">
            <text:p>37.2372</text:p>
          </table:table-cell>
        </table:table-row>
        <table:table-row table:style-name="ro1">
          <table:table-cell office:value-type="float" office:value="1161039" calcext:value-type="float">
            <text:p>1161039</text:p>
          </table:table-cell>
          <table:table-cell office:value-type="float" office:value="0.11543" calcext:value-type="float">
            <text:p>0.11543</text:p>
          </table:table-cell>
          <table:table-cell office:value-type="float" office:value="650193" calcext:value-type="float">
            <text:p>650193</text:p>
          </table:table-cell>
          <table:table-cell office:value-type="float" office:value="3.99776" calcext:value-type="float">
            <text:p>3.99776</text:p>
          </table:table-cell>
          <table:table-cell office:value-type="float" office:value="646419" calcext:value-type="float">
            <text:p>646419</text:p>
          </table:table-cell>
          <table:table-cell office:value-type="float" office:value="37.2218" calcext:value-type="float">
            <text:p>37.2218</text:p>
          </table:table-cell>
        </table:table-row>
        <table:table-row table:style-name="ro1">
          <table:table-cell office:value-type="float" office:value="1162629" calcext:value-type="float">
            <text:p>1162629</text:p>
          </table:table-cell>
          <table:table-cell office:value-type="float" office:value="0.11513" calcext:value-type="float">
            <text:p>0.11513</text:p>
          </table:table-cell>
          <table:table-cell office:value-type="float" office:value="651085" calcext:value-type="float">
            <text:p>651085</text:p>
          </table:table-cell>
          <table:table-cell office:value-type="float" office:value="3.997" calcext:value-type="float">
            <text:p>3.997</text:p>
          </table:table-cell>
          <table:table-cell office:value-type="float" office:value="647296" calcext:value-type="float">
            <text:p>647296</text:p>
          </table:table-cell>
          <table:table-cell office:value-type="float" office:value="37.1977" calcext:value-type="float">
            <text:p>37.1977</text:p>
          </table:table-cell>
        </table:table-row>
        <table:table-row table:style-name="ro1">
          <table:table-cell office:value-type="float" office:value="1164227" calcext:value-type="float">
            <text:p>1164227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651977" calcext:value-type="float">
            <text:p>651977</text:p>
          </table:table-cell>
          <table:table-cell office:value-type="float" office:value="3.99582" calcext:value-type="float">
            <text:p>3.99582</text:p>
          </table:table-cell>
          <table:table-cell office:value-type="float" office:value="648173" calcext:value-type="float">
            <text:p>648173</text:p>
          </table:table-cell>
          <table:table-cell office:value-type="float" office:value="37.1774" calcext:value-type="float">
            <text:p>37.1774</text:p>
          </table:table-cell>
        </table:table-row>
        <table:table-row table:style-name="ro1">
          <table:table-cell office:value-type="float" office:value="1165810" calcext:value-type="float">
            <text:p>1165810</text:p>
          </table:table-cell>
          <table:table-cell office:value-type="float" office:value="0.114553" calcext:value-type="float">
            <text:p>0.114553</text:p>
          </table:table-cell>
          <table:table-cell office:value-type="float" office:value="652873" calcext:value-type="float">
            <text:p>652873</text:p>
          </table:table-cell>
          <table:table-cell office:value-type="float" office:value="3.99449" calcext:value-type="float">
            <text:p>3.99449</text:p>
          </table:table-cell>
          <table:table-cell office:value-type="float" office:value="649054" calcext:value-type="float">
            <text:p>649054</text:p>
          </table:table-cell>
          <table:table-cell office:value-type="float" office:value="37.1622" calcext:value-type="float">
            <text:p>37.1622</text:p>
          </table:table-cell>
        </table:table-row>
        <table:table-row table:style-name="ro1">
          <table:table-cell office:value-type="float" office:value="1167390" calcext:value-type="float">
            <text:p>1167390</text:p>
          </table:table-cell>
          <table:table-cell office:value-type="float" office:value="0.114282" calcext:value-type="float">
            <text:p>0.114282</text:p>
          </table:table-cell>
          <table:table-cell office:value-type="float" office:value="653767" calcext:value-type="float">
            <text:p>653767</text:p>
          </table:table-cell>
          <table:table-cell office:value-type="float" office:value="3.99396" calcext:value-type="float">
            <text:p>3.99396</text:p>
          </table:table-cell>
          <table:table-cell office:value-type="float" office:value="649931" calcext:value-type="float">
            <text:p>649931</text:p>
          </table:table-cell>
          <table:table-cell office:value-type="float" office:value="37.1498" calcext:value-type="float">
            <text:p>37.1498</text:p>
          </table:table-cell>
        </table:table-row>
        <table:table-row table:style-name="ro1">
          <table:table-cell office:value-type="float" office:value="1168978" calcext:value-type="float">
            <text:p>1168978</text:p>
          </table:table-cell>
          <table:table-cell office:value-type="float" office:value="0.113943" calcext:value-type="float">
            <text:p>0.113943</text:p>
          </table:table-cell>
          <table:table-cell office:value-type="float" office:value="654660" calcext:value-type="float">
            <text:p>654660</text:p>
          </table:table-cell>
          <table:table-cell office:value-type="float" office:value="3.99258" calcext:value-type="float">
            <text:p>3.99258</text:p>
          </table:table-cell>
          <table:table-cell office:value-type="float" office:value="650806" calcext:value-type="float">
            <text:p>650806</text:p>
          </table:table-cell>
          <table:table-cell office:value-type="float" office:value="37.1405" calcext:value-type="float">
            <text:p>37.1405</text:p>
          </table:table-cell>
        </table:table-row>
        <table:table-row table:style-name="ro1">
          <table:table-cell office:value-type="float" office:value="1170563" calcext:value-type="float">
            <text:p>1170563</text:p>
          </table:table-cell>
          <table:table-cell office:value-type="float" office:value="0.113755" calcext:value-type="float">
            <text:p>0.113755</text:p>
          </table:table-cell>
          <table:table-cell office:value-type="float" office:value="655555" calcext:value-type="float">
            <text:p>655555</text:p>
          </table:table-cell>
          <table:table-cell office:value-type="float" office:value="3.99172" calcext:value-type="float">
            <text:p>3.99172</text:p>
          </table:table-cell>
          <table:table-cell office:value-type="float" office:value="651684" calcext:value-type="float">
            <text:p>651684</text:p>
          </table:table-cell>
          <table:table-cell office:value-type="float" office:value="37.151" calcext:value-type="float">
            <text:p>37.151</text:p>
          </table:table-cell>
        </table:table-row>
        <table:table-row table:style-name="ro1">
          <table:table-cell office:value-type="float" office:value="1172148" calcext:value-type="float">
            <text:p>1172148</text:p>
          </table:table-cell>
          <table:table-cell office:value-type="float" office:value="0.113584" calcext:value-type="float">
            <text:p>0.113584</text:p>
          </table:table-cell>
          <table:table-cell office:value-type="float" office:value="656448" calcext:value-type="float">
            <text:p>656448</text:p>
          </table:table-cell>
          <table:table-cell office:value-type="float" office:value="3.99081" calcext:value-type="float">
            <text:p>3.99081</text:p>
          </table:table-cell>
          <table:table-cell office:value-type="float" office:value="652560" calcext:value-type="float">
            <text:p>652560</text:p>
          </table:table-cell>
          <table:table-cell office:value-type="float" office:value="37.1336" calcext:value-type="float">
            <text:p>37.1336</text:p>
          </table:table-cell>
        </table:table-row>
        <table:table-row table:style-name="ro1">
          <table:table-cell office:value-type="float" office:value="1173728" calcext:value-type="float">
            <text:p>1173728</text:p>
          </table:table-cell>
          <table:table-cell office:value-type="float" office:value="0.113486" calcext:value-type="float">
            <text:p>0.113486</text:p>
          </table:table-cell>
          <table:table-cell office:value-type="float" office:value="657341" calcext:value-type="float">
            <text:p>657341</text:p>
          </table:table-cell>
          <table:table-cell office:value-type="float" office:value="3.99002" calcext:value-type="float">
            <text:p>3.99002</text:p>
          </table:table-cell>
          <table:table-cell office:value-type="float" office:value="653438" calcext:value-type="float">
            <text:p>653438</text:p>
          </table:table-cell>
          <table:table-cell office:value-type="float" office:value="37.1228" calcext:value-type="float">
            <text:p>37.1228</text:p>
          </table:table-cell>
        </table:table-row>
        <table:table-row table:style-name="ro1">
          <table:table-cell office:value-type="float" office:value="1175307" calcext:value-type="float">
            <text:p>1175307</text:p>
          </table:table-cell>
          <table:table-cell office:value-type="float" office:value="0.113349" calcext:value-type="float">
            <text:p>0.113349</text:p>
          </table:table-cell>
          <table:table-cell office:value-type="float" office:value="658237" calcext:value-type="float">
            <text:p>658237</text:p>
          </table:table-cell>
          <table:table-cell office:value-type="float" office:value="3.98897" calcext:value-type="float">
            <text:p>3.98897</text:p>
          </table:table-cell>
          <table:table-cell office:value-type="float" office:value="654317" calcext:value-type="float">
            <text:p>654317</text:p>
          </table:table-cell>
          <table:table-cell office:value-type="float" office:value="37.1102" calcext:value-type="float">
            <text:p>37.1102</text:p>
          </table:table-cell>
        </table:table-row>
        <table:table-row table:style-name="ro1">
          <table:table-cell office:value-type="float" office:value="1176886" calcext:value-type="float">
            <text:p>1176886</text:p>
          </table:table-cell>
          <table:table-cell office:value-type="float" office:value="0.113404" calcext:value-type="float">
            <text:p>0.113404</text:p>
          </table:table-cell>
          <table:table-cell office:value-type="float" office:value="659128" calcext:value-type="float">
            <text:p>659128</text:p>
          </table:table-cell>
          <table:table-cell office:value-type="float" office:value="3.98817" calcext:value-type="float">
            <text:p>3.98817</text:p>
          </table:table-cell>
          <table:table-cell office:value-type="float" office:value="655194" calcext:value-type="float">
            <text:p>655194</text:p>
          </table:table-cell>
          <table:table-cell office:value-type="float" office:value="37.0881" calcext:value-type="float">
            <text:p>37.0881</text:p>
          </table:table-cell>
        </table:table-row>
        <table:table-row table:style-name="ro1">
          <table:table-cell office:value-type="float" office:value="1178464" calcext:value-type="float">
            <text:p>1178464</text:p>
          </table:table-cell>
          <table:table-cell office:value-type="float" office:value="0.113369" calcext:value-type="float">
            <text:p>0.113369</text:p>
          </table:table-cell>
          <table:table-cell office:value-type="float" office:value="660024" calcext:value-type="float">
            <text:p>660024</text:p>
          </table:table-cell>
          <table:table-cell office:value-type="float" office:value="3.98749" calcext:value-type="float">
            <text:p>3.98749</text:p>
          </table:table-cell>
          <table:table-cell office:value-type="float" office:value="656070" calcext:value-type="float">
            <text:p>656070</text:p>
          </table:table-cell>
          <table:table-cell office:value-type="float" office:value="37.0851" calcext:value-type="float">
            <text:p>37.0851</text:p>
          </table:table-cell>
        </table:table-row>
        <table:table-row table:style-name="ro1">
          <table:table-cell office:value-type="float" office:value="1180067" calcext:value-type="float">
            <text:p>1180067</text:p>
          </table:table-cell>
          <table:table-cell office:value-type="float" office:value="0.113292" calcext:value-type="float">
            <text:p>0.113292</text:p>
          </table:table-cell>
          <table:table-cell office:value-type="float" office:value="660915" calcext:value-type="float">
            <text:p>660915</text:p>
          </table:table-cell>
          <table:table-cell office:value-type="float" office:value="3.98726" calcext:value-type="float">
            <text:p>3.98726</text:p>
          </table:table-cell>
          <table:table-cell office:value-type="float" office:value="656945" calcext:value-type="float">
            <text:p>656945</text:p>
          </table:table-cell>
          <table:table-cell office:value-type="float" office:value="37.0953" calcext:value-type="float">
            <text:p>37.0953</text:p>
          </table:table-cell>
        </table:table-row>
        <table:table-row table:style-name="ro1">
          <table:table-cell office:value-type="float" office:value="1181655" calcext:value-type="float">
            <text:p>1181655</text:p>
          </table:table-cell>
          <table:table-cell office:value-type="float" office:value="0.113143" calcext:value-type="float">
            <text:p>0.113143</text:p>
          </table:table-cell>
          <table:table-cell office:value-type="float" office:value="661806" calcext:value-type="float">
            <text:p>661806</text:p>
          </table:table-cell>
          <table:table-cell office:value-type="float" office:value="3.98605" calcext:value-type="float">
            <text:p>3.98605</text:p>
          </table:table-cell>
          <table:table-cell office:value-type="float" office:value="657819" calcext:value-type="float">
            <text:p>657819</text:p>
          </table:table-cell>
          <table:table-cell office:value-type="float" office:value="37.0852" calcext:value-type="float">
            <text:p>37.0852</text:p>
          </table:table-cell>
        </table:table-row>
        <table:table-row table:style-name="ro1">
          <table:table-cell office:value-type="float" office:value="1183248" calcext:value-type="float">
            <text:p>1183248</text:p>
          </table:table-cell>
          <table:table-cell office:value-type="float" office:value="0.113104" calcext:value-type="float">
            <text:p>0.113104</text:p>
          </table:table-cell>
          <table:table-cell office:value-type="float" office:value="662702" calcext:value-type="float">
            <text:p>662702</text:p>
          </table:table-cell>
          <table:table-cell office:value-type="float" office:value="3.98632" calcext:value-type="float">
            <text:p>3.98632</text:p>
          </table:table-cell>
          <table:table-cell office:value-type="float" office:value="658694" calcext:value-type="float">
            <text:p>658694</text:p>
          </table:table-cell>
          <table:table-cell office:value-type="float" office:value="37.0677" calcext:value-type="float">
            <text:p>37.0677</text:p>
          </table:table-cell>
        </table:table-row>
        <table:table-row table:style-name="ro1">
          <table:table-cell office:value-type="float" office:value="1184844" calcext:value-type="float">
            <text:p>1184844</text:p>
          </table:table-cell>
          <table:table-cell office:value-type="float" office:value="0.113127" calcext:value-type="float">
            <text:p>0.113127</text:p>
          </table:table-cell>
          <table:table-cell office:value-type="float" office:value="663593" calcext:value-type="float">
            <text:p>663593</text:p>
          </table:table-cell>
          <table:table-cell office:value-type="float" office:value="3.98595" calcext:value-type="float">
            <text:p>3.98595</text:p>
          </table:table-cell>
          <table:table-cell office:value-type="float" office:value="659569" calcext:value-type="float">
            <text:p>659569</text:p>
          </table:table-cell>
          <table:table-cell office:value-type="float" office:value="37.0547" calcext:value-type="float">
            <text:p>37.0547</text:p>
          </table:table-cell>
        </table:table-row>
        <table:table-row table:style-name="ro1">
          <table:table-cell office:value-type="float" office:value="1186441" calcext:value-type="float">
            <text:p>1186441</text:p>
          </table:table-cell>
          <table:table-cell office:value-type="float" office:value="0.113229" calcext:value-type="float">
            <text:p>0.113229</text:p>
          </table:table-cell>
          <table:table-cell office:value-type="float" office:value="664486" calcext:value-type="float">
            <text:p>664486</text:p>
          </table:table-cell>
          <table:table-cell office:value-type="float" office:value="3.98522" calcext:value-type="float">
            <text:p>3.98522</text:p>
          </table:table-cell>
          <table:table-cell office:value-type="float" office:value="660444" calcext:value-type="float">
            <text:p>660444</text:p>
          </table:table-cell>
          <table:table-cell office:value-type="float" office:value="37.0365" calcext:value-type="float">
            <text:p>37.0365</text:p>
          </table:table-cell>
        </table:table-row>
        <table:table-row table:style-name="ro1">
          <table:table-cell office:value-type="float" office:value="1188033" calcext:value-type="float">
            <text:p>1188033</text:p>
          </table:table-cell>
          <table:table-cell office:value-type="float" office:value="0.113223" calcext:value-type="float">
            <text:p>0.113223</text:p>
          </table:table-cell>
          <table:table-cell office:value-type="float" office:value="665380" calcext:value-type="float">
            <text:p>665380</text:p>
          </table:table-cell>
          <table:table-cell office:value-type="float" office:value="3.98446" calcext:value-type="float">
            <text:p>3.98446</text:p>
          </table:table-cell>
          <table:table-cell office:value-type="float" office:value="661317" calcext:value-type="float">
            <text:p>661317</text:p>
          </table:table-cell>
          <table:table-cell office:value-type="float" office:value="37.0279" calcext:value-type="float">
            <text:p>37.0279</text:p>
          </table:table-cell>
        </table:table-row>
        <table:table-row table:style-name="ro1">
          <table:table-cell office:value-type="float" office:value="1189620" calcext:value-type="float">
            <text:p>1189620</text:p>
          </table:table-cell>
          <table:table-cell office:value-type="float" office:value="0.113267" calcext:value-type="float">
            <text:p>0.113267</text:p>
          </table:table-cell>
          <table:table-cell office:value-type="float" office:value="666271" calcext:value-type="float">
            <text:p>666271</text:p>
          </table:table-cell>
          <table:table-cell office:value-type="float" office:value="3.98356" calcext:value-type="float">
            <text:p>3.98356</text:p>
          </table:table-cell>
          <table:table-cell office:value-type="float" office:value="662192" calcext:value-type="float">
            <text:p>662192</text:p>
          </table:table-cell>
          <table:table-cell office:value-type="float" office:value="37.0137" calcext:value-type="float">
            <text:p>37.0137</text:p>
          </table:table-cell>
        </table:table-row>
        <table:table-row table:style-name="ro1">
          <table:table-cell office:value-type="float" office:value="1191217" calcext:value-type="float">
            <text:p>1191217</text:p>
          </table:table-cell>
          <table:table-cell office:value-type="float" office:value="0.113235" calcext:value-type="float">
            <text:p>0.113235</text:p>
          </table:table-cell>
          <table:table-cell office:value-type="float" office:value="667162" calcext:value-type="float">
            <text:p>667162</text:p>
          </table:table-cell>
          <table:table-cell office:value-type="float" office:value="3.98126" calcext:value-type="float">
            <text:p>3.98126</text:p>
          </table:table-cell>
          <table:table-cell office:value-type="float" office:value="663066" calcext:value-type="float">
            <text:p>663066</text:p>
          </table:table-cell>
          <table:table-cell office:value-type="float" office:value="37.0029" calcext:value-type="float">
            <text:p>37.0029</text:p>
          </table:table-cell>
        </table:table-row>
        <table:table-row table:style-name="ro1">
          <table:table-cell office:value-type="float" office:value="1192796" calcext:value-type="float">
            <text:p>1192796</text:p>
          </table:table-cell>
          <table:table-cell office:value-type="float" office:value="0.11327" calcext:value-type="float">
            <text:p>0.11327</text:p>
          </table:table-cell>
          <table:table-cell office:value-type="float" office:value="668052" calcext:value-type="float">
            <text:p>668052</text:p>
          </table:table-cell>
          <table:table-cell office:value-type="float" office:value="3.98078" calcext:value-type="float">
            <text:p>3.98078</text:p>
          </table:table-cell>
          <table:table-cell office:value-type="float" office:value="663941" calcext:value-type="float">
            <text:p>663941</text:p>
          </table:table-cell>
          <table:table-cell office:value-type="float" office:value="36.976" calcext:value-type="float">
            <text:p>36.976</text:p>
          </table:table-cell>
        </table:table-row>
        <table:table-row table:style-name="ro1">
          <table:table-cell office:value-type="float" office:value="1194391" calcext:value-type="float">
            <text:p>1194391</text:p>
          </table:table-cell>
          <table:table-cell office:value-type="float" office:value="0.113271" calcext:value-type="float">
            <text:p>0.113271</text:p>
          </table:table-cell>
          <table:table-cell office:value-type="float" office:value="668943" calcext:value-type="float">
            <text:p>668943</text:p>
          </table:table-cell>
          <table:table-cell office:value-type="float" office:value="3.98095" calcext:value-type="float">
            <text:p>3.98095</text:p>
          </table:table-cell>
          <table:table-cell office:value-type="float" office:value="664818" calcext:value-type="float">
            <text:p>664818</text:p>
          </table:table-cell>
          <table:table-cell office:value-type="float" office:value="36.9608" calcext:value-type="float">
            <text:p>36.9608</text:p>
          </table:table-cell>
        </table:table-row>
        <table:table-row table:style-name="ro1">
          <table:table-cell office:value-type="float" office:value="1195989" calcext:value-type="float">
            <text:p>1195989</text:p>
          </table:table-cell>
          <table:table-cell office:value-type="float" office:value="0.113214" calcext:value-type="float">
            <text:p>0.113214</text:p>
          </table:table-cell>
          <table:table-cell office:value-type="float" office:value="669834" calcext:value-type="float">
            <text:p>669834</text:p>
          </table:table-cell>
          <table:table-cell office:value-type="float" office:value="3.9838" calcext:value-type="float">
            <text:p>3.9838</text:p>
          </table:table-cell>
          <table:table-cell office:value-type="float" office:value="665694" calcext:value-type="float">
            <text:p>665694</text:p>
          </table:table-cell>
          <table:table-cell office:value-type="float" office:value="36.9257" calcext:value-type="float">
            <text:p>36.9257</text:p>
          </table:table-cell>
        </table:table-row>
        <table:table-row table:style-name="ro1">
          <table:table-cell office:value-type="float" office:value="1197584" calcext:value-type="float">
            <text:p>1197584</text:p>
          </table:table-cell>
          <table:table-cell office:value-type="float" office:value="0.113161" calcext:value-type="float">
            <text:p>0.113161</text:p>
          </table:table-cell>
          <table:table-cell office:value-type="float" office:value="670728" calcext:value-type="float">
            <text:p>670728</text:p>
          </table:table-cell>
          <table:table-cell office:value-type="float" office:value="3.98066" calcext:value-type="float">
            <text:p>3.98066</text:p>
          </table:table-cell>
          <table:table-cell office:value-type="float" office:value="666569" calcext:value-type="float">
            <text:p>666569</text:p>
          </table:table-cell>
          <table:table-cell office:value-type="float" office:value="36.9131" calcext:value-type="float">
            <text:p>36.9131</text:p>
          </table:table-cell>
        </table:table-row>
        <table:table-row table:style-name="ro1">
          <table:table-cell office:value-type="float" office:value="1199179" calcext:value-type="float">
            <text:p>1199179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671620" calcext:value-type="float">
            <text:p>671620</text:p>
          </table:table-cell>
          <table:table-cell office:value-type="float" office:value="3.97822" calcext:value-type="float">
            <text:p>3.97822</text:p>
          </table:table-cell>
          <table:table-cell office:value-type="float" office:value="667445" calcext:value-type="float">
            <text:p>667445</text:p>
          </table:table-cell>
          <table:table-cell office:value-type="float" office:value="36.8979" calcext:value-type="float">
            <text:p>36.8979</text:p>
          </table:table-cell>
        </table:table-row>
        <table:table-row table:style-name="ro1">
          <table:table-cell office:value-type="float" office:value="1200770" calcext:value-type="float">
            <text:p>1200770</text:p>
          </table:table-cell>
          <table:table-cell office:value-type="float" office:value="0.112999" calcext:value-type="float">
            <text:p>0.112999</text:p>
          </table:table-cell>
          <table:table-cell office:value-type="float" office:value="672513" calcext:value-type="float">
            <text:p>672513</text:p>
          </table:table-cell>
          <table:table-cell office:value-type="float" office:value="3.98057" calcext:value-type="float">
            <text:p>3.98057</text:p>
          </table:table-cell>
          <table:table-cell office:value-type="float" office:value="668321" calcext:value-type="float">
            <text:p>668321</text:p>
          </table:table-cell>
          <table:table-cell office:value-type="float" office:value="36.8746" calcext:value-type="float">
            <text:p>36.8746</text:p>
          </table:table-cell>
        </table:table-row>
        <table:table-row table:style-name="ro1">
          <table:table-cell office:value-type="float" office:value="1202362" calcext:value-type="float">
            <text:p>1202362</text:p>
          </table:table-cell>
          <table:table-cell office:value-type="float" office:value="0.112965" calcext:value-type="float">
            <text:p>0.112965</text:p>
          </table:table-cell>
          <table:table-cell office:value-type="float" office:value="673405" calcext:value-type="float">
            <text:p>673405</text:p>
          </table:table-cell>
          <table:table-cell office:value-type="float" office:value="3.97609" calcext:value-type="float">
            <text:p>3.97609</text:p>
          </table:table-cell>
          <table:table-cell office:value-type="float" office:value="669202" calcext:value-type="float">
            <text:p>669202</text:p>
          </table:table-cell>
          <table:table-cell office:value-type="float" office:value="36.8628" calcext:value-type="float">
            <text:p>36.8628</text:p>
          </table:table-cell>
        </table:table-row>
        <table:table-row table:style-name="ro1">
          <table:table-cell office:value-type="float" office:value="1203949" calcext:value-type="float">
            <text:p>1203949</text:p>
          </table:table-cell>
          <table:table-cell office:value-type="float" office:value="0.112948" calcext:value-type="float">
            <text:p>0.112948</text:p>
          </table:table-cell>
          <table:table-cell office:value-type="float" office:value="674297" calcext:value-type="float">
            <text:p>674297</text:p>
          </table:table-cell>
          <table:table-cell office:value-type="float" office:value="3.97392" calcext:value-type="float">
            <text:p>3.97392</text:p>
          </table:table-cell>
          <table:table-cell office:value-type="float" office:value="670077" calcext:value-type="float">
            <text:p>670077</text:p>
          </table:table-cell>
          <table:table-cell office:value-type="float" office:value="36.8523" calcext:value-type="float">
            <text:p>36.8523</text:p>
          </table:table-cell>
        </table:table-row>
        <table:table-row table:style-name="ro1">
          <table:table-cell office:value-type="float" office:value="1205539" calcext:value-type="float">
            <text:p>1205539</text:p>
          </table:table-cell>
          <table:table-cell office:value-type="float" office:value="0.112961" calcext:value-type="float">
            <text:p>0.112961</text:p>
          </table:table-cell>
          <table:table-cell office:value-type="float" office:value="675192" calcext:value-type="float">
            <text:p>675192</text:p>
          </table:table-cell>
          <table:table-cell office:value-type="float" office:value="3.9724" calcext:value-type="float">
            <text:p>3.9724</text:p>
          </table:table-cell>
          <table:table-cell office:value-type="float" office:value="670952" calcext:value-type="float">
            <text:p>670952</text:p>
          </table:table-cell>
          <table:table-cell office:value-type="float" office:value="36.8401" calcext:value-type="float">
            <text:p>36.8401</text:p>
          </table:table-cell>
        </table:table-row>
        <table:table-row table:style-name="ro1">
          <table:table-cell office:value-type="float" office:value="1207126" calcext:value-type="float">
            <text:p>1207126</text:p>
          </table:table-cell>
          <table:table-cell office:value-type="float" office:value="0.112962" calcext:value-type="float">
            <text:p>0.112962</text:p>
          </table:table-cell>
          <table:table-cell office:value-type="float" office:value="676088" calcext:value-type="float">
            <text:p>676088</text:p>
          </table:table-cell>
          <table:table-cell office:value-type="float" office:value="3.97371" calcext:value-type="float">
            <text:p>3.97371</text:p>
          </table:table-cell>
          <table:table-cell office:value-type="float" office:value="671827" calcext:value-type="float">
            <text:p>671827</text:p>
          </table:table-cell>
          <table:table-cell office:value-type="float" office:value="36.8313" calcext:value-type="float">
            <text:p>36.8313</text:p>
          </table:table-cell>
        </table:table-row>
        <table:table-row table:style-name="ro1">
          <table:table-cell office:value-type="float" office:value="1208725" calcext:value-type="float">
            <text:p>1208725</text:p>
          </table:table-cell>
          <table:table-cell office:value-type="float" office:value="0.112932" calcext:value-type="float">
            <text:p>0.112932</text:p>
          </table:table-cell>
          <table:table-cell office:value-type="float" office:value="676977" calcext:value-type="float">
            <text:p>676977</text:p>
          </table:table-cell>
          <table:table-cell office:value-type="float" office:value="3.97138" calcext:value-type="float">
            <text:p>3.97138</text:p>
          </table:table-cell>
          <table:table-cell office:value-type="float" office:value="672708" calcext:value-type="float">
            <text:p>672708</text:p>
          </table:table-cell>
          <table:table-cell office:value-type="float" office:value="36.8199" calcext:value-type="float">
            <text:p>36.8199</text:p>
          </table:table-cell>
        </table:table-row>
        <table:table-row table:style-name="ro1">
          <table:table-cell office:value-type="float" office:value="1210311" calcext:value-type="float">
            <text:p>1210311</text:p>
          </table:table-cell>
          <table:table-cell office:value-type="float" office:value="0.112957" calcext:value-type="float">
            <text:p>0.112957</text:p>
          </table:table-cell>
          <table:table-cell office:value-type="float" office:value="677867" calcext:value-type="float">
            <text:p>677867</text:p>
          </table:table-cell>
          <table:table-cell office:value-type="float" office:value="3.96941" calcext:value-type="float">
            <text:p>3.96941</text:p>
          </table:table-cell>
          <table:table-cell office:value-type="float" office:value="673585" calcext:value-type="float">
            <text:p>673585</text:p>
          </table:table-cell>
          <table:table-cell office:value-type="float" office:value="36.8011" calcext:value-type="float">
            <text:p>36.8011</text:p>
          </table:table-cell>
        </table:table-row>
        <table:table-row table:style-name="ro1">
          <table:table-cell office:value-type="float" office:value="1211894" calcext:value-type="float">
            <text:p>1211894</text:p>
          </table:table-cell>
          <table:table-cell office:value-type="float" office:value="0.11294" calcext:value-type="float">
            <text:p>0.11294</text:p>
          </table:table-cell>
          <table:table-cell office:value-type="float" office:value="678755" calcext:value-type="float">
            <text:p>678755</text:p>
          </table:table-cell>
          <table:table-cell office:value-type="float" office:value="3.96866" calcext:value-type="float">
            <text:p>3.96866</text:p>
          </table:table-cell>
          <table:table-cell office:value-type="float" office:value="674461" calcext:value-type="float">
            <text:p>674461</text:p>
          </table:table-cell>
          <table:table-cell office:value-type="float" office:value="36.7913" calcext:value-type="float">
            <text:p>36.7913</text:p>
          </table:table-cell>
        </table:table-row>
        <table:table-row table:style-name="ro1">
          <table:table-cell office:value-type="float" office:value="1213475" calcext:value-type="float">
            <text:p>1213475</text:p>
          </table:table-cell>
          <table:table-cell office:value-type="float" office:value="0.112864" calcext:value-type="float">
            <text:p>0.112864</text:p>
          </table:table-cell>
          <table:table-cell office:value-type="float" office:value="679645" calcext:value-type="float">
            <text:p>679645</text:p>
          </table:table-cell>
          <table:table-cell office:value-type="float" office:value="3.96915" calcext:value-type="float">
            <text:p>3.96915</text:p>
          </table:table-cell>
          <table:table-cell office:value-type="float" office:value="675336" calcext:value-type="float">
            <text:p>675336</text:p>
          </table:table-cell>
          <table:table-cell office:value-type="float" office:value="36.7748" calcext:value-type="float">
            <text:p>36.7748</text:p>
          </table:table-cell>
        </table:table-row>
        <table:table-row table:style-name="ro1">
          <table:table-cell office:value-type="float" office:value="1215056" calcext:value-type="float">
            <text:p>1215056</text:p>
          </table:table-cell>
          <table:table-cell office:value-type="float" office:value="0.11272" calcext:value-type="float">
            <text:p>0.11272</text:p>
          </table:table-cell>
          <table:table-cell office:value-type="float" office:value="680535" calcext:value-type="float">
            <text:p>680535</text:p>
          </table:table-cell>
          <table:table-cell office:value-type="float" office:value="3.96882" calcext:value-type="float">
            <text:p>3.96882</text:p>
          </table:table-cell>
          <table:table-cell office:value-type="float" office:value="676213" calcext:value-type="float">
            <text:p>676213</text:p>
          </table:table-cell>
          <table:table-cell office:value-type="float" office:value="36.7635" calcext:value-type="float">
            <text:p>36.7635</text:p>
          </table:table-cell>
        </table:table-row>
        <table:table-row table:style-name="ro1">
          <table:table-cell office:value-type="float" office:value="1216639" calcext:value-type="float">
            <text:p>1216639</text:p>
          </table:table-cell>
          <table:table-cell office:value-type="float" office:value="0.112547" calcext:value-type="float">
            <text:p>0.112547</text:p>
          </table:table-cell>
          <table:table-cell office:value-type="float" office:value="681428" calcext:value-type="float">
            <text:p>681428</text:p>
          </table:table-cell>
          <table:table-cell office:value-type="float" office:value="3.96817" calcext:value-type="float">
            <text:p>3.96817</text:p>
          </table:table-cell>
          <table:table-cell office:value-type="float" office:value="677089" calcext:value-type="float">
            <text:p>677089</text:p>
          </table:table-cell>
          <table:table-cell office:value-type="float" office:value="36.7526" calcext:value-type="float">
            <text:p>36.7526</text:p>
          </table:table-cell>
        </table:table-row>
        <table:table-row table:style-name="ro1">
          <table:table-cell office:value-type="float" office:value="1218222" calcext:value-type="float">
            <text:p>1218222</text:p>
          </table:table-cell>
          <table:table-cell office:value-type="float" office:value="0.112334" calcext:value-type="float">
            <text:p>0.112334</text:p>
          </table:table-cell>
          <table:table-cell office:value-type="float" office:value="682324" calcext:value-type="float">
            <text:p>682324</text:p>
          </table:table-cell>
          <table:table-cell office:value-type="float" office:value="3.96756" calcext:value-type="float">
            <text:p>3.96756</text:p>
          </table:table-cell>
          <table:table-cell office:value-type="float" office:value="677965" calcext:value-type="float">
            <text:p>677965</text:p>
          </table:table-cell>
          <table:table-cell office:value-type="float" office:value="36.7449" calcext:value-type="float">
            <text:p>36.7449</text:p>
          </table:table-cell>
        </table:table-row>
        <table:table-row table:style-name="ro1">
          <table:table-cell office:value-type="float" office:value="1219809" calcext:value-type="float">
            <text:p>1219809</text:p>
          </table:table-cell>
          <table:table-cell office:value-type="float" office:value="0.112156" calcext:value-type="float">
            <text:p>0.112156</text:p>
          </table:table-cell>
          <table:table-cell office:value-type="float" office:value="683217" calcext:value-type="float">
            <text:p>683217</text:p>
          </table:table-cell>
          <table:table-cell office:value-type="float" office:value="3.96676" calcext:value-type="float">
            <text:p>3.96676</text:p>
          </table:table-cell>
          <table:table-cell office:value-type="float" office:value="678841" calcext:value-type="float">
            <text:p>678841</text:p>
          </table:table-cell>
          <table:table-cell office:value-type="float" office:value="36.7362" calcext:value-type="float">
            <text:p>36.7362</text:p>
          </table:table-cell>
        </table:table-row>
        <table:table-row table:style-name="ro1">
          <table:table-cell office:value-type="float" office:value="1221392" calcext:value-type="float">
            <text:p>1221392</text:p>
          </table:table-cell>
          <table:table-cell office:value-type="float" office:value="0.11227" calcext:value-type="float">
            <text:p>0.11227</text:p>
          </table:table-cell>
          <table:table-cell office:value-type="float" office:value="684111" calcext:value-type="float">
            <text:p>684111</text:p>
          </table:table-cell>
          <table:table-cell office:value-type="float" office:value="3.96614" calcext:value-type="float">
            <text:p>3.96614</text:p>
          </table:table-cell>
          <table:table-cell office:value-type="float" office:value="679716" calcext:value-type="float">
            <text:p>679716</text:p>
          </table:table-cell>
          <table:table-cell office:value-type="float" office:value="36.7345" calcext:value-type="float">
            <text:p>36.7345</text:p>
          </table:table-cell>
        </table:table-row>
        <table:table-row table:style-name="ro1">
          <table:table-cell office:value-type="float" office:value="1222968" calcext:value-type="float">
            <text:p>1222968</text:p>
          </table:table-cell>
          <table:table-cell office:value-type="float" office:value="0.112405" calcext:value-type="float">
            <text:p>0.112405</text:p>
          </table:table-cell>
          <table:table-cell office:value-type="float" office:value="685002" calcext:value-type="float">
            <text:p>685002</text:p>
          </table:table-cell>
          <table:table-cell office:value-type="float" office:value="3.96544" calcext:value-type="float">
            <text:p>3.96544</text:p>
          </table:table-cell>
          <table:table-cell office:value-type="float" office:value="680592" calcext:value-type="float">
            <text:p>680592</text:p>
          </table:table-cell>
          <table:table-cell office:value-type="float" office:value="36.7161" calcext:value-type="float">
            <text:p>36.7161</text:p>
          </table:table-cell>
        </table:table-row>
        <table:table-row table:style-name="ro1">
          <table:table-cell office:value-type="float" office:value="1224569" calcext:value-type="float">
            <text:p>1224569</text:p>
          </table:table-cell>
          <table:table-cell office:value-type="float" office:value="0.112543" calcext:value-type="float">
            <text:p>0.112543</text:p>
          </table:table-cell>
          <table:table-cell office:value-type="float" office:value="685894" calcext:value-type="float">
            <text:p>685894</text:p>
          </table:table-cell>
          <table:table-cell office:value-type="float" office:value="3.96476" calcext:value-type="float">
            <text:p>3.96476</text:p>
          </table:table-cell>
          <table:table-cell office:value-type="float" office:value="681466" calcext:value-type="float">
            <text:p>681466</text:p>
          </table:table-cell>
          <table:table-cell office:value-type="float" office:value="36.7065" calcext:value-type="float">
            <text:p>36.7065</text:p>
          </table:table-cell>
        </table:table-row>
        <table:table-row table:style-name="ro1">
          <table:table-cell office:value-type="float" office:value="1226160" calcext:value-type="float">
            <text:p>1226160</text:p>
          </table:table-cell>
          <table:table-cell office:value-type="float" office:value="0.112854" calcext:value-type="float">
            <text:p>0.112854</text:p>
          </table:table-cell>
          <table:table-cell office:value-type="float" office:value="686785" calcext:value-type="float">
            <text:p>686785</text:p>
          </table:table-cell>
          <table:table-cell office:value-type="float" office:value="3.96421" calcext:value-type="float">
            <text:p>3.96421</text:p>
          </table:table-cell>
          <table:table-cell office:value-type="float" office:value="682341" calcext:value-type="float">
            <text:p>682341</text:p>
          </table:table-cell>
          <table:table-cell office:value-type="float" office:value="36.6961" calcext:value-type="float">
            <text:p>36.6961</text:p>
          </table:table-cell>
        </table:table-row>
        <table:table-row table:style-name="ro1">
          <table:table-cell office:value-type="float" office:value="1227755" calcext:value-type="float">
            <text:p>1227755</text:p>
          </table:table-cell>
          <table:table-cell office:value-type="float" office:value="0.113027" calcext:value-type="float">
            <text:p>0.113027</text:p>
          </table:table-cell>
          <table:table-cell office:value-type="float" office:value="687677" calcext:value-type="float">
            <text:p>687677</text:p>
          </table:table-cell>
          <table:table-cell office:value-type="float" office:value="3.96343" calcext:value-type="float">
            <text:p>3.96343</text:p>
          </table:table-cell>
          <table:table-cell office:value-type="float" office:value="683216" calcext:value-type="float">
            <text:p>683216</text:p>
          </table:table-cell>
          <table:table-cell office:value-type="float" office:value="36.6921" calcext:value-type="float">
            <text:p>36.6921</text:p>
          </table:table-cell>
        </table:table-row>
        <table:table-row table:style-name="ro1">
          <table:table-cell office:value-type="float" office:value="1229355" calcext:value-type="float">
            <text:p>1229355</text:p>
          </table:table-cell>
          <table:table-cell office:value-type="float" office:value="0.113223" calcext:value-type="float">
            <text:p>0.113223</text:p>
          </table:table-cell>
          <table:table-cell office:value-type="float" office:value="688566" calcext:value-type="float">
            <text:p>688566</text:p>
          </table:table-cell>
          <table:table-cell office:value-type="float" office:value="3.96277" calcext:value-type="float">
            <text:p>3.96277</text:p>
          </table:table-cell>
          <table:table-cell office:value-type="float" office:value="684093" calcext:value-type="float">
            <text:p>684093</text:p>
          </table:table-cell>
          <table:table-cell office:value-type="float" office:value="36.6888" calcext:value-type="float">
            <text:p>36.6888</text:p>
          </table:table-cell>
        </table:table-row>
        <table:table-row table:style-name="ro1">
          <table:table-cell office:value-type="float" office:value="1230951" calcext:value-type="float">
            <text:p>1230951</text:p>
          </table:table-cell>
          <table:table-cell office:value-type="float" office:value="0.113508" calcext:value-type="float">
            <text:p>0.113508</text:p>
          </table:table-cell>
          <table:table-cell office:value-type="float" office:value="689459" calcext:value-type="float">
            <text:p>689459</text:p>
          </table:table-cell>
          <table:table-cell office:value-type="float" office:value="3.96197" calcext:value-type="float">
            <text:p>3.96197</text:p>
          </table:table-cell>
          <table:table-cell office:value-type="float" office:value="684967" calcext:value-type="float">
            <text:p>684967</text:p>
          </table:table-cell>
          <table:table-cell office:value-type="float" office:value="36.6809" calcext:value-type="float">
            <text:p>36.6809</text:p>
          </table:table-cell>
        </table:table-row>
        <table:table-row table:style-name="ro1">
          <table:table-cell office:value-type="float" office:value="1232542" calcext:value-type="float">
            <text:p>1232542</text:p>
          </table:table-cell>
          <table:table-cell office:value-type="float" office:value="0.113719" calcext:value-type="float">
            <text:p>0.113719</text:p>
          </table:table-cell>
          <table:table-cell office:value-type="float" office:value="690351" calcext:value-type="float">
            <text:p>690351</text:p>
          </table:table-cell>
          <table:table-cell office:value-type="float" office:value="3.96149" calcext:value-type="float">
            <text:p>3.96149</text:p>
          </table:table-cell>
          <table:table-cell office:value-type="float" office:value="685843" calcext:value-type="float">
            <text:p>685843</text:p>
          </table:table-cell>
          <table:table-cell office:value-type="float" office:value="36.6696" calcext:value-type="float">
            <text:p>36.6696</text:p>
          </table:table-cell>
        </table:table-row>
        <table:table-row table:style-name="ro1">
          <table:table-cell office:value-type="float" office:value="1234130" calcext:value-type="float">
            <text:p>1234130</text:p>
          </table:table-cell>
          <table:table-cell office:value-type="float" office:value="0.113803" calcext:value-type="float">
            <text:p>0.113803</text:p>
          </table:table-cell>
          <table:table-cell office:value-type="float" office:value="691242" calcext:value-type="float">
            <text:p>691242</text:p>
          </table:table-cell>
          <table:table-cell office:value-type="float" office:value="3.96218" calcext:value-type="float">
            <text:p>3.96218</text:p>
          </table:table-cell>
          <table:table-cell office:value-type="float" office:value="686717" calcext:value-type="float">
            <text:p>686717</text:p>
          </table:table-cell>
          <table:table-cell office:value-type="float" office:value="36.6563" calcext:value-type="float">
            <text:p>36.6563</text:p>
          </table:table-cell>
        </table:table-row>
        <table:table-row table:style-name="ro1">
          <table:table-cell office:value-type="float" office:value="1235730" calcext:value-type="float">
            <text:p>1235730</text:p>
          </table:table-cell>
          <table:table-cell office:value-type="float" office:value="0.11406" calcext:value-type="float">
            <text:p>0.11406</text:p>
          </table:table-cell>
          <table:table-cell office:value-type="float" office:value="692134" calcext:value-type="float">
            <text:p>692134</text:p>
          </table:table-cell>
          <table:table-cell office:value-type="float" office:value="3.96163" calcext:value-type="float">
            <text:p>3.96163</text:p>
          </table:table-cell>
          <table:table-cell office:value-type="float" office:value="687595" calcext:value-type="float">
            <text:p>687595</text:p>
          </table:table-cell>
          <table:table-cell office:value-type="float" office:value="36.6416" calcext:value-type="float">
            <text:p>36.6416</text:p>
          </table:table-cell>
        </table:table-row>
        <table:table-row table:style-name="ro1">
          <table:table-cell office:value-type="float" office:value="1237312" calcext:value-type="float">
            <text:p>1237312</text:p>
          </table:table-cell>
          <table:table-cell office:value-type="float" office:value="0.114207" calcext:value-type="float">
            <text:p>0.114207</text:p>
          </table:table-cell>
          <table:table-cell office:value-type="float" office:value="693027" calcext:value-type="float">
            <text:p>693027</text:p>
          </table:table-cell>
          <table:table-cell office:value-type="float" office:value="3.96092" calcext:value-type="float">
            <text:p>3.96092</text:p>
          </table:table-cell>
          <table:table-cell office:value-type="float" office:value="688471" calcext:value-type="float">
            <text:p>688471</text:p>
          </table:table-cell>
          <table:table-cell office:value-type="float" office:value="36.6296" calcext:value-type="float">
            <text:p>36.6296</text:p>
          </table:table-cell>
        </table:table-row>
        <table:table-row table:style-name="ro1">
          <table:table-cell office:value-type="float" office:value="1238911" calcext:value-type="float">
            <text:p>1238911</text:p>
          </table:table-cell>
          <table:table-cell office:value-type="float" office:value="0.114382" calcext:value-type="float">
            <text:p>0.114382</text:p>
          </table:table-cell>
          <table:table-cell office:value-type="float" office:value="693919" calcext:value-type="float">
            <text:p>693919</text:p>
          </table:table-cell>
          <table:table-cell office:value-type="float" office:value="3.96045" calcext:value-type="float">
            <text:p>3.96045</text:p>
          </table:table-cell>
          <table:table-cell office:value-type="float" office:value="689349" calcext:value-type="float">
            <text:p>689349</text:p>
          </table:table-cell>
          <table:table-cell office:value-type="float" office:value="36.6045" calcext:value-type="float">
            <text:p>36.6045</text:p>
          </table:table-cell>
        </table:table-row>
        <table:table-row table:style-name="ro1">
          <table:table-cell office:value-type="float" office:value="1240512" calcext:value-type="float">
            <text:p>1240512</text:p>
          </table:table-cell>
          <table:table-cell office:value-type="float" office:value="0.11457" calcext:value-type="float">
            <text:p>0.11457</text:p>
          </table:table-cell>
          <table:table-cell office:value-type="float" office:value="694812" calcext:value-type="float">
            <text:p>694812</text:p>
          </table:table-cell>
          <table:table-cell office:value-type="float" office:value="3.95974" calcext:value-type="float">
            <text:p>3.95974</text:p>
          </table:table-cell>
          <table:table-cell office:value-type="float" office:value="690224" calcext:value-type="float">
            <text:p>690224</text:p>
          </table:table-cell>
          <table:table-cell office:value-type="float" office:value="36.5981" calcext:value-type="float">
            <text:p>36.5981</text:p>
          </table:table-cell>
        </table:table-row>
        <table:table-row table:style-name="ro1">
          <table:table-cell office:value-type="float" office:value="1242110" calcext:value-type="float">
            <text:p>1242110</text:p>
          </table:table-cell>
          <table:table-cell office:value-type="float" office:value="0.114788" calcext:value-type="float">
            <text:p>0.114788</text:p>
          </table:table-cell>
          <table:table-cell office:value-type="float" office:value="695707" calcext:value-type="float">
            <text:p>695707</text:p>
          </table:table-cell>
          <table:table-cell office:value-type="float" office:value="3.96044" calcext:value-type="float">
            <text:p>3.96044</text:p>
          </table:table-cell>
          <table:table-cell office:value-type="float" office:value="691098" calcext:value-type="float">
            <text:p>691098</text:p>
          </table:table-cell>
          <table:table-cell office:value-type="float" office:value="36.5876" calcext:value-type="float">
            <text:p>36.5876</text:p>
          </table:table-cell>
        </table:table-row>
        <table:table-row table:style-name="ro1">
          <table:table-cell office:value-type="float" office:value="1243703" calcext:value-type="float">
            <text:p>1243703</text:p>
          </table:table-cell>
          <table:table-cell office:value-type="float" office:value="0.114934" calcext:value-type="float">
            <text:p>0.114934</text:p>
          </table:table-cell>
          <table:table-cell office:value-type="float" office:value="696600" calcext:value-type="float">
            <text:p>696600</text:p>
          </table:table-cell>
          <table:table-cell office:value-type="float" office:value="3.95795" calcext:value-type="float">
            <text:p>3.95795</text:p>
          </table:table-cell>
          <table:table-cell office:value-type="float" office:value="691972" calcext:value-type="float">
            <text:p>691972</text:p>
          </table:table-cell>
          <table:table-cell office:value-type="float" office:value="36.5825" calcext:value-type="float">
            <text:p>36.5825</text:p>
          </table:table-cell>
        </table:table-row>
        <table:table-row table:style-name="ro1">
          <table:table-cell office:value-type="float" office:value="1245295" calcext:value-type="float">
            <text:p>1245295</text:p>
          </table:table-cell>
          <table:table-cell office:value-type="float" office:value="0.115121" calcext:value-type="float">
            <text:p>0.115121</text:p>
          </table:table-cell>
          <table:table-cell office:value-type="float" office:value="697492" calcext:value-type="float">
            <text:p>697492</text:p>
          </table:table-cell>
          <table:table-cell office:value-type="float" office:value="3.95756" calcext:value-type="float">
            <text:p>3.95756</text:p>
          </table:table-cell>
          <table:table-cell office:value-type="float" office:value="692847" calcext:value-type="float">
            <text:p>692847</text:p>
          </table:table-cell>
          <table:table-cell office:value-type="float" office:value="36.6118" calcext:value-type="float">
            <text:p>36.6118</text:p>
          </table:table-cell>
        </table:table-row>
        <table:table-row table:style-name="ro1">
          <table:table-cell office:value-type="float" office:value="1246890" calcext:value-type="float">
            <text:p>1246890</text:p>
          </table:table-cell>
          <table:table-cell office:value-type="float" office:value="0.115376" calcext:value-type="float">
            <text:p>0.115376</text:p>
          </table:table-cell>
          <table:table-cell office:value-type="float" office:value="698386" calcext:value-type="float">
            <text:p>698386</text:p>
          </table:table-cell>
          <table:table-cell office:value-type="float" office:value="3.95536" calcext:value-type="float">
            <text:p>3.95536</text:p>
          </table:table-cell>
          <table:table-cell office:value-type="float" office:value="693722" calcext:value-type="float">
            <text:p>693722</text:p>
          </table:table-cell>
          <table:table-cell office:value-type="float" office:value="36.5923" calcext:value-type="float">
            <text:p>36.5923</text:p>
          </table:table-cell>
        </table:table-row>
        <table:table-row table:style-name="ro1">
          <table:table-cell office:value-type="float" office:value="1248482" calcext:value-type="float">
            <text:p>1248482</text:p>
          </table:table-cell>
          <table:table-cell office:value-type="float" office:value="0.115562" calcext:value-type="float">
            <text:p>0.115562</text:p>
          </table:table-cell>
          <table:table-cell office:value-type="float" office:value="699282" calcext:value-type="float">
            <text:p>699282</text:p>
          </table:table-cell>
          <table:table-cell office:value-type="float" office:value="3.95482" calcext:value-type="float">
            <text:p>3.95482</text:p>
          </table:table-cell>
          <table:table-cell office:value-type="float" office:value="694597" calcext:value-type="float">
            <text:p>694597</text:p>
          </table:table-cell>
          <table:table-cell office:value-type="float" office:value="36.5811" calcext:value-type="float">
            <text:p>36.5811</text:p>
          </table:table-cell>
        </table:table-row>
        <table:table-row table:style-name="ro1">
          <table:table-cell office:value-type="float" office:value="1250079" calcext:value-type="float">
            <text:p>1250079</text:p>
          </table:table-cell>
          <table:table-cell office:value-type="float" office:value="0.115703" calcext:value-type="float">
            <text:p>0.115703</text:p>
          </table:table-cell>
          <table:table-cell office:value-type="float" office:value="700176" calcext:value-type="float">
            <text:p>700176</text:p>
          </table:table-cell>
          <table:table-cell office:value-type="float" office:value="3.95426" calcext:value-type="float">
            <text:p>3.95426</text:p>
          </table:table-cell>
          <table:table-cell office:value-type="float" office:value="695472" calcext:value-type="float">
            <text:p>695472</text:p>
          </table:table-cell>
          <table:table-cell office:value-type="float" office:value="36.5693" calcext:value-type="float">
            <text:p>36.5693</text:p>
          </table:table-cell>
        </table:table-row>
        <table:table-row table:style-name="ro1">
          <table:table-cell office:value-type="float" office:value="1251669" calcext:value-type="float">
            <text:p>1251669</text:p>
          </table:table-cell>
          <table:table-cell office:value-type="float" office:value="0.11593" calcext:value-type="float">
            <text:p>0.11593</text:p>
          </table:table-cell>
          <table:table-cell office:value-type="float" office:value="701067" calcext:value-type="float">
            <text:p>701067</text:p>
          </table:table-cell>
          <table:table-cell office:value-type="float" office:value="3.95379" calcext:value-type="float">
            <text:p>3.95379</text:p>
          </table:table-cell>
          <table:table-cell office:value-type="float" office:value="696345" calcext:value-type="float">
            <text:p>696345</text:p>
          </table:table-cell>
          <table:table-cell office:value-type="float" office:value="36.5611" calcext:value-type="float">
            <text:p>36.5611</text:p>
          </table:table-cell>
        </table:table-row>
        <table:table-row table:style-name="ro1">
          <table:table-cell office:value-type="float" office:value="1253271" calcext:value-type="float">
            <text:p>1253271</text:p>
          </table:table-cell>
          <table:table-cell office:value-type="float" office:value="0.115978" calcext:value-type="float">
            <text:p>0.115978</text:p>
          </table:table-cell>
          <table:table-cell office:value-type="float" office:value="701961" calcext:value-type="float">
            <text:p>701961</text:p>
          </table:table-cell>
          <table:table-cell office:value-type="float" office:value="3.95308" calcext:value-type="float">
            <text:p>3.95308</text:p>
          </table:table-cell>
          <table:table-cell office:value-type="float" office:value="697220" calcext:value-type="float">
            <text:p>697220</text:p>
          </table:table-cell>
          <table:table-cell office:value-type="float" office:value="36.5453" calcext:value-type="float">
            <text:p>36.5453</text:p>
          </table:table-cell>
        </table:table-row>
        <table:table-row table:style-name="ro1">
          <table:table-cell office:value-type="float" office:value="1254856" calcext:value-type="float">
            <text:p>1254856</text:p>
          </table:table-cell>
          <table:table-cell office:value-type="float" office:value="0.116164" calcext:value-type="float">
            <text:p>0.116164</text:p>
          </table:table-cell>
          <table:table-cell office:value-type="float" office:value="702855" calcext:value-type="float">
            <text:p>702855</text:p>
          </table:table-cell>
          <table:table-cell office:value-type="float" office:value="3.95209" calcext:value-type="float">
            <text:p>3.95209</text:p>
          </table:table-cell>
          <table:table-cell office:value-type="float" office:value="698095" calcext:value-type="float">
            <text:p>698095</text:p>
          </table:table-cell>
          <table:table-cell office:value-type="float" office:value="36.5317" calcext:value-type="float">
            <text:p>36.5317</text:p>
          </table:table-cell>
        </table:table-row>
        <table:table-row table:style-name="ro1">
          <table:table-cell office:value-type="float" office:value="1256438" calcext:value-type="float">
            <text:p>1256438</text:p>
          </table:table-cell>
          <table:table-cell office:value-type="float" office:value="0.116423" calcext:value-type="float">
            <text:p>0.116423</text:p>
          </table:table-cell>
          <table:table-cell office:value-type="float" office:value="703747" calcext:value-type="float">
            <text:p>703747</text:p>
          </table:table-cell>
          <table:table-cell office:value-type="float" office:value="3.9513" calcext:value-type="float">
            <text:p>3.9513</text:p>
          </table:table-cell>
          <table:table-cell office:value-type="float" office:value="698970" calcext:value-type="float">
            <text:p>698970</text:p>
          </table:table-cell>
          <table:table-cell office:value-type="float" office:value="36.5165" calcext:value-type="float">
            <text:p>36.5165</text:p>
          </table:table-cell>
        </table:table-row>
        <table:table-row table:style-name="ro1">
          <table:table-cell office:value-type="float" office:value="1258025" calcext:value-type="float">
            <text:p>1258025</text:p>
          </table:table-cell>
          <table:table-cell office:value-type="float" office:value="0.116711" calcext:value-type="float">
            <text:p>0.116711</text:p>
          </table:table-cell>
          <table:table-cell office:value-type="float" office:value="704637" calcext:value-type="float">
            <text:p>704637</text:p>
          </table:table-cell>
          <table:table-cell office:value-type="float" office:value="3.95062" calcext:value-type="float">
            <text:p>3.95062</text:p>
          </table:table-cell>
          <table:table-cell office:value-type="float" office:value="699845" calcext:value-type="float">
            <text:p>699845</text:p>
          </table:table-cell>
          <table:table-cell office:value-type="float" office:value="36.5051" calcext:value-type="float">
            <text:p>36.5051</text:p>
          </table:table-cell>
        </table:table-row>
        <table:table-row table:style-name="ro1">
          <table:table-cell office:value-type="float" office:value="1259606" calcext:value-type="float">
            <text:p>1259606</text:p>
          </table:table-cell>
          <table:table-cell office:value-type="float" office:value="0.116837" calcext:value-type="float">
            <text:p>0.116837</text:p>
          </table:table-cell>
          <table:table-cell office:value-type="float" office:value="705531" calcext:value-type="float">
            <text:p>705531</text:p>
          </table:table-cell>
          <table:table-cell office:value-type="float" office:value="3.9501" calcext:value-type="float">
            <text:p>3.9501</text:p>
          </table:table-cell>
          <table:table-cell office:value-type="float" office:value="700720" calcext:value-type="float">
            <text:p>700720</text:p>
          </table:table-cell>
          <table:table-cell office:value-type="float" office:value="36.469" calcext:value-type="float">
            <text:p>36.469</text:p>
          </table:table-cell>
        </table:table-row>
        <table:table-row table:style-name="ro1">
          <table:table-cell office:value-type="float" office:value="1261188" calcext:value-type="float">
            <text:p>1261188</text:p>
          </table:table-cell>
          <table:table-cell office:value-type="float" office:value="0.116879" calcext:value-type="float">
            <text:p>0.116879</text:p>
          </table:table-cell>
          <table:table-cell office:value-type="float" office:value="706419" calcext:value-type="float">
            <text:p>706419</text:p>
          </table:table-cell>
          <table:table-cell office:value-type="float" office:value="3.94944" calcext:value-type="float">
            <text:p>3.94944</text:p>
          </table:table-cell>
          <table:table-cell office:value-type="float" office:value="701595" calcext:value-type="float">
            <text:p>701595</text:p>
          </table:table-cell>
          <table:table-cell office:value-type="float" office:value="36.4433" calcext:value-type="float">
            <text:p>36.4433</text:p>
          </table:table-cell>
        </table:table-row>
        <table:table-row table:style-name="ro1">
          <table:table-cell office:value-type="float" office:value="1262770" calcext:value-type="float">
            <text:p>1262770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707313" calcext:value-type="float">
            <text:p>707313</text:p>
          </table:table-cell>
          <table:table-cell office:value-type="float" office:value="3.9484" calcext:value-type="float">
            <text:p>3.9484</text:p>
          </table:table-cell>
          <table:table-cell office:value-type="float" office:value="702470" calcext:value-type="float">
            <text:p>702470</text:p>
          </table:table-cell>
          <table:table-cell office:value-type="float" office:value="36.426" calcext:value-type="float">
            <text:p>36.426</text:p>
          </table:table-cell>
        </table:table-row>
        <table:table-row table:style-name="ro1">
          <table:table-cell office:value-type="float" office:value="1264352" calcext:value-type="float">
            <text:p>1264352</text:p>
          </table:table-cell>
          <table:table-cell office:value-type="float" office:value="0.116948" calcext:value-type="float">
            <text:p>0.116948</text:p>
          </table:table-cell>
          <table:table-cell office:value-type="float" office:value="708206" calcext:value-type="float">
            <text:p>708206</text:p>
          </table:table-cell>
          <table:table-cell office:value-type="float" office:value="3.94688" calcext:value-type="float">
            <text:p>3.94688</text:p>
          </table:table-cell>
          <table:table-cell office:value-type="float" office:value="703345" calcext:value-type="float">
            <text:p>703345</text:p>
          </table:table-cell>
          <table:table-cell office:value-type="float" office:value="36.4184" calcext:value-type="float">
            <text:p>36.4184</text:p>
          </table:table-cell>
        </table:table-row>
        <table:table-row table:style-name="ro1">
          <table:table-cell office:value-type="float" office:value="1265932" calcext:value-type="float">
            <text:p>1265932</text:p>
          </table:table-cell>
          <table:table-cell office:value-type="float" office:value="0.117022" calcext:value-type="float">
            <text:p>0.117022</text:p>
          </table:table-cell>
          <table:table-cell office:value-type="float" office:value="709098" calcext:value-type="float">
            <text:p>709098</text:p>
          </table:table-cell>
          <table:table-cell office:value-type="float" office:value="3.94791" calcext:value-type="float">
            <text:p>3.94791</text:p>
          </table:table-cell>
          <table:table-cell office:value-type="float" office:value="704221" calcext:value-type="float">
            <text:p>704221</text:p>
          </table:table-cell>
          <table:table-cell office:value-type="float" office:value="36.374" calcext:value-type="float">
            <text:p>36.374</text:p>
          </table:table-cell>
        </table:table-row>
        <table:table-row table:style-name="ro1">
          <table:table-cell office:value-type="float" office:value="1267510" calcext:value-type="float">
            <text:p>1267510</text:p>
          </table:table-cell>
          <table:table-cell office:value-type="float" office:value="0.117118" calcext:value-type="float">
            <text:p>0.117118</text:p>
          </table:table-cell>
          <table:table-cell office:value-type="float" office:value="709990" calcext:value-type="float">
            <text:p>709990</text:p>
          </table:table-cell>
          <table:table-cell office:value-type="float" office:value="3.9479" calcext:value-type="float">
            <text:p>3.9479</text:p>
          </table:table-cell>
          <table:table-cell office:value-type="float" office:value="705097" calcext:value-type="float">
            <text:p>705097</text:p>
          </table:table-cell>
          <table:table-cell office:value-type="float" office:value="36.3601" calcext:value-type="float">
            <text:p>36.3601</text:p>
          </table:table-cell>
        </table:table-row>
        <table:table-row table:style-name="ro1">
          <table:table-cell office:value-type="float" office:value="1269110" calcext:value-type="float">
            <text:p>1269110</text:p>
          </table:table-cell>
          <table:table-cell office:value-type="float" office:value="0.117169" calcext:value-type="float">
            <text:p>0.117169</text:p>
          </table:table-cell>
          <table:table-cell office:value-type="float" office:value="710881" calcext:value-type="float">
            <text:p>710881</text:p>
          </table:table-cell>
          <table:table-cell office:value-type="float" office:value="3.94836" calcext:value-type="float">
            <text:p>3.94836</text:p>
          </table:table-cell>
          <table:table-cell office:value-type="float" office:value="705973" calcext:value-type="float">
            <text:p>705973</text:p>
          </table:table-cell>
          <table:table-cell office:value-type="float" office:value="36.3538" calcext:value-type="float">
            <text:p>36.3538</text:p>
          </table:table-cell>
        </table:table-row>
        <table:table-row table:style-name="ro1">
          <table:table-cell office:value-type="float" office:value="1270700" calcext:value-type="float">
            <text:p>1270700</text:p>
          </table:table-cell>
          <table:table-cell office:value-type="float" office:value="0.117175" calcext:value-type="float">
            <text:p>0.117175</text:p>
          </table:table-cell>
          <table:table-cell office:value-type="float" office:value="711773" calcext:value-type="float">
            <text:p>711773</text:p>
          </table:table-cell>
          <table:table-cell office:value-type="float" office:value="3.94826" calcext:value-type="float">
            <text:p>3.94826</text:p>
          </table:table-cell>
          <table:table-cell office:value-type="float" office:value="706848" calcext:value-type="float">
            <text:p>706848</text:p>
          </table:table-cell>
          <table:table-cell office:value-type="float" office:value="36.3283" calcext:value-type="float">
            <text:p>36.3283</text:p>
          </table:table-cell>
        </table:table-row>
        <table:table-row table:style-name="ro1">
          <table:table-cell office:value-type="float" office:value="1272300" calcext:value-type="float">
            <text:p>1272300</text:p>
          </table:table-cell>
          <table:table-cell office:value-type="float" office:value="0.11721" calcext:value-type="float">
            <text:p>0.11721</text:p>
          </table:table-cell>
          <table:table-cell office:value-type="float" office:value="712667" calcext:value-type="float">
            <text:p>712667</text:p>
          </table:table-cell>
          <table:table-cell office:value-type="float" office:value="3.94876" calcext:value-type="float">
            <text:p>3.94876</text:p>
          </table:table-cell>
          <table:table-cell office:value-type="float" office:value="707724" calcext:value-type="float">
            <text:p>707724</text:p>
          </table:table-cell>
          <table:table-cell office:value-type="float" office:value="36.305" calcext:value-type="float">
            <text:p>36.305</text:p>
          </table:table-cell>
        </table:table-row>
        <table:table-row table:style-name="ro1">
          <table:table-cell office:value-type="float" office:value="1273898" calcext:value-type="float">
            <text:p>1273898</text:p>
          </table:table-cell>
          <table:table-cell office:value-type="float" office:value="0.11712" calcext:value-type="float">
            <text:p>0.11712</text:p>
          </table:table-cell>
          <table:table-cell office:value-type="float" office:value="713560" calcext:value-type="float">
            <text:p>713560</text:p>
          </table:table-cell>
          <table:table-cell office:value-type="float" office:value="3.94865" calcext:value-type="float">
            <text:p>3.94865</text:p>
          </table:table-cell>
          <table:table-cell office:value-type="float" office:value="708604" calcext:value-type="float">
            <text:p>708604</text:p>
          </table:table-cell>
          <table:table-cell office:value-type="float" office:value="36.2757" calcext:value-type="float">
            <text:p>36.2757</text:p>
          </table:table-cell>
        </table:table-row>
        <table:table-row table:style-name="ro1">
          <table:table-cell office:value-type="float" office:value="1275494" calcext:value-type="float">
            <text:p>1275494</text:p>
          </table:table-cell>
          <table:table-cell office:value-type="float" office:value="0.117058" calcext:value-type="float">
            <text:p>0.117058</text:p>
          </table:table-cell>
          <table:table-cell office:value-type="float" office:value="714452" calcext:value-type="float">
            <text:p>714452</text:p>
          </table:table-cell>
          <table:table-cell office:value-type="float" office:value="3.94929" calcext:value-type="float">
            <text:p>3.94929</text:p>
          </table:table-cell>
          <table:table-cell office:value-type="float" office:value="709479" calcext:value-type="float">
            <text:p>709479</text:p>
          </table:table-cell>
          <table:table-cell office:value-type="float" office:value="36.2685" calcext:value-type="float">
            <text:p>36.2685</text:p>
          </table:table-cell>
        </table:table-row>
        <table:table-row table:style-name="ro1">
          <table:table-cell office:value-type="float" office:value="1277088" calcext:value-type="float">
            <text:p>1277088</text:p>
          </table:table-cell>
          <table:table-cell office:value-type="float" office:value="0.116792" calcext:value-type="float">
            <text:p>0.116792</text:p>
          </table:table-cell>
          <table:table-cell office:value-type="float" office:value="715343" calcext:value-type="float">
            <text:p>715343</text:p>
          </table:table-cell>
          <table:table-cell office:value-type="float" office:value="3.95041" calcext:value-type="float">
            <text:p>3.95041</text:p>
          </table:table-cell>
          <table:table-cell office:value-type="float" office:value="710354" calcext:value-type="float">
            <text:p>710354</text:p>
          </table:table-cell>
          <table:table-cell office:value-type="float" office:value="36.2527" calcext:value-type="float">
            <text:p>36.2527</text:p>
          </table:table-cell>
        </table:table-row>
        <table:table-row table:style-name="ro1">
          <table:table-cell office:value-type="float" office:value="1278675" calcext:value-type="float">
            <text:p>1278675</text:p>
          </table:table-cell>
          <table:table-cell office:value-type="float" office:value="0.116648" calcext:value-type="float">
            <text:p>0.116648</text:p>
          </table:table-cell>
          <table:table-cell office:value-type="float" office:value="716239" calcext:value-type="float">
            <text:p>716239</text:p>
          </table:table-cell>
          <table:table-cell office:value-type="float" office:value="3.94947" calcext:value-type="float">
            <text:p>3.94947</text:p>
          </table:table-cell>
          <table:table-cell office:value-type="float" office:value="711229" calcext:value-type="float">
            <text:p>711229</text:p>
          </table:table-cell>
          <table:table-cell office:value-type="float" office:value="36.2391" calcext:value-type="float">
            <text:p>36.2391</text:p>
          </table:table-cell>
        </table:table-row>
        <table:table-row table:style-name="ro1">
          <table:table-cell office:value-type="float" office:value="1280272" calcext:value-type="float">
            <text:p>1280272</text:p>
          </table:table-cell>
          <table:table-cell office:value-type="float" office:value="0.116475" calcext:value-type="float">
            <text:p>0.116475</text:p>
          </table:table-cell>
          <table:table-cell office:value-type="float" office:value="717132" calcext:value-type="float">
            <text:p>717132</text:p>
          </table:table-cell>
          <table:table-cell office:value-type="float" office:value="3.95029" calcext:value-type="float">
            <text:p>3.95029</text:p>
          </table:table-cell>
          <table:table-cell office:value-type="float" office:value="712103" calcext:value-type="float">
            <text:p>712103</text:p>
          </table:table-cell>
          <table:table-cell office:value-type="float" office:value="36.2336" calcext:value-type="float">
            <text:p>36.2336</text:p>
          </table:table-cell>
        </table:table-row>
        <table:table-row table:style-name="ro1">
          <table:table-cell office:value-type="float" office:value="1281851" calcext:value-type="float">
            <text:p>1281851</text:p>
          </table:table-cell>
          <table:table-cell office:value-type="float" office:value="0.11633" calcext:value-type="float">
            <text:p>0.11633</text:p>
          </table:table-cell>
          <table:table-cell office:value-type="float" office:value="718025" calcext:value-type="float">
            <text:p>718025</text:p>
          </table:table-cell>
          <table:table-cell office:value-type="float" office:value="3.952" calcext:value-type="float">
            <text:p>3.952</text:p>
          </table:table-cell>
          <table:table-cell office:value-type="float" office:value="712978" calcext:value-type="float">
            <text:p>712978</text:p>
          </table:table-cell>
          <table:table-cell office:value-type="float" office:value="36.2221" calcext:value-type="float">
            <text:p>36.2221</text:p>
          </table:table-cell>
        </table:table-row>
        <table:table-row table:style-name="ro1">
          <table:table-cell office:value-type="float" office:value="1283448" calcext:value-type="float">
            <text:p>1283448</text:p>
          </table:table-cell>
          <table:table-cell office:value-type="float" office:value="0.116095" calcext:value-type="float">
            <text:p>0.116095</text:p>
          </table:table-cell>
          <table:table-cell office:value-type="float" office:value="718916" calcext:value-type="float">
            <text:p>718916</text:p>
          </table:table-cell>
          <table:table-cell office:value-type="float" office:value="3.95248" calcext:value-type="float">
            <text:p>3.95248</text:p>
          </table:table-cell>
          <table:table-cell office:value-type="float" office:value="713852" calcext:value-type="float">
            <text:p>713852</text:p>
          </table:table-cell>
          <table:table-cell office:value-type="float" office:value="36.2079" calcext:value-type="float">
            <text:p>36.2079</text:p>
          </table:table-cell>
        </table:table-row>
        <table:table-row table:style-name="ro1">
          <table:table-cell office:value-type="float" office:value="1285047" calcext:value-type="float">
            <text:p>1285047</text:p>
          </table:table-cell>
          <table:table-cell office:value-type="float" office:value="0.115925" calcext:value-type="float">
            <text:p>0.115925</text:p>
          </table:table-cell>
          <table:table-cell office:value-type="float" office:value="719810" calcext:value-type="float">
            <text:p>719810</text:p>
          </table:table-cell>
          <table:table-cell office:value-type="float" office:value="3.95284" calcext:value-type="float">
            <text:p>3.95284</text:p>
          </table:table-cell>
          <table:table-cell office:value-type="float" office:value="714730" calcext:value-type="float">
            <text:p>714730</text:p>
          </table:table-cell>
          <table:table-cell office:value-type="float" office:value="36.192" calcext:value-type="float">
            <text:p>36.192</text:p>
          </table:table-cell>
        </table:table-row>
        <table:table-row table:style-name="ro1">
          <table:table-cell office:value-type="float" office:value="1286644" calcext:value-type="float">
            <text:p>1286644</text:p>
          </table:table-cell>
          <table:table-cell office:value-type="float" office:value="0.115724" calcext:value-type="float">
            <text:p>0.115724</text:p>
          </table:table-cell>
          <table:table-cell office:value-type="float" office:value="720700" calcext:value-type="float">
            <text:p>720700</text:p>
          </table:table-cell>
          <table:table-cell office:value-type="float" office:value="3.95422" calcext:value-type="float">
            <text:p>3.95422</text:p>
          </table:table-cell>
          <table:table-cell office:value-type="float" office:value="715607" calcext:value-type="float">
            <text:p>715607</text:p>
          </table:table-cell>
          <table:table-cell office:value-type="float" office:value="36.1701" calcext:value-type="float">
            <text:p>36.1701</text:p>
          </table:table-cell>
        </table:table-row>
        <table:table-row table:style-name="ro1">
          <table:table-cell office:value-type="float" office:value="1288247" calcext:value-type="float">
            <text:p>1288247</text:p>
          </table:table-cell>
          <table:table-cell office:value-type="float" office:value="0.11551" calcext:value-type="float">
            <text:p>0.11551</text:p>
          </table:table-cell>
          <table:table-cell office:value-type="float" office:value="721591" calcext:value-type="float">
            <text:p>721591</text:p>
          </table:table-cell>
          <table:table-cell office:value-type="float" office:value="3.95384" calcext:value-type="float">
            <text:p>3.95384</text:p>
          </table:table-cell>
          <table:table-cell office:value-type="float" office:value="716481" calcext:value-type="float">
            <text:p>716481</text:p>
          </table:table-cell>
          <table:table-cell office:value-type="float" office:value="36.1571" calcext:value-type="float">
            <text:p>36.1571</text:p>
          </table:table-cell>
        </table:table-row>
        <table:table-row table:style-name="ro1">
          <table:table-cell office:value-type="float" office:value="1289836" calcext:value-type="float">
            <text:p>1289836</text:p>
          </table:table-cell>
          <table:table-cell office:value-type="float" office:value="0.115359" calcext:value-type="float">
            <text:p>0.115359</text:p>
          </table:table-cell>
          <table:table-cell office:value-type="float" office:value="722483" calcext:value-type="float">
            <text:p>722483</text:p>
          </table:table-cell>
          <table:table-cell office:value-type="float" office:value="3.95328" calcext:value-type="float">
            <text:p>3.95328</text:p>
          </table:table-cell>
          <table:table-cell office:value-type="float" office:value="717357" calcext:value-type="float">
            <text:p>717357</text:p>
          </table:table-cell>
          <table:table-cell office:value-type="float" office:value="36.1541" calcext:value-type="float">
            <text:p>36.1541</text:p>
          </table:table-cell>
        </table:table-row>
        <table:table-row table:style-name="ro1">
          <table:table-cell office:value-type="float" office:value="1291426" calcext:value-type="float">
            <text:p>1291426</text:p>
          </table:table-cell>
          <table:table-cell office:value-type="float" office:value="0.115161" calcext:value-type="float">
            <text:p>0.115161</text:p>
          </table:table-cell>
          <table:table-cell office:value-type="float" office:value="723372" calcext:value-type="float">
            <text:p>723372</text:p>
          </table:table-cell>
          <table:table-cell office:value-type="float" office:value="3.9522" calcext:value-type="float">
            <text:p>3.9522</text:p>
          </table:table-cell>
          <table:table-cell office:value-type="float" office:value="718233" calcext:value-type="float">
            <text:p>718233</text:p>
          </table:table-cell>
          <table:table-cell office:value-type="float" office:value="36.1346" calcext:value-type="float">
            <text:p>36.1346</text:p>
          </table:table-cell>
        </table:table-row>
        <table:table-row table:style-name="ro1">
          <table:table-cell office:value-type="float" office:value="1293017" calcext:value-type="float">
            <text:p>1293017</text:p>
          </table:table-cell>
          <table:table-cell office:value-type="float" office:value="0.11501" calcext:value-type="float">
            <text:p>0.11501</text:p>
          </table:table-cell>
          <table:table-cell office:value-type="float" office:value="724262" calcext:value-type="float">
            <text:p>724262</text:p>
          </table:table-cell>
          <table:table-cell office:value-type="float" office:value="3.95176" calcext:value-type="float">
            <text:p>3.95176</text:p>
          </table:table-cell>
          <table:table-cell office:value-type="float" office:value="719107" calcext:value-type="float">
            <text:p>719107</text:p>
          </table:table-cell>
          <table:table-cell office:value-type="float" office:value="36.1251" calcext:value-type="float">
            <text:p>36.1251</text:p>
          </table:table-cell>
        </table:table-row>
        <table:table-row table:style-name="ro1">
          <table:table-cell office:value-type="float" office:value="1294610" calcext:value-type="float">
            <text:p>1294610</text:p>
          </table:table-cell>
          <table:table-cell office:value-type="float" office:value="0.114809" calcext:value-type="float">
            <text:p>0.114809</text:p>
          </table:table-cell>
          <table:table-cell office:value-type="float" office:value="725157" calcext:value-type="float">
            <text:p>725157</text:p>
          </table:table-cell>
          <table:table-cell office:value-type="float" office:value="3.95124" calcext:value-type="float">
            <text:p>3.95124</text:p>
          </table:table-cell>
          <table:table-cell office:value-type="float" office:value="719982" calcext:value-type="float">
            <text:p>719982</text:p>
          </table:table-cell>
          <table:table-cell office:value-type="float" office:value="36.1058" calcext:value-type="float">
            <text:p>36.1058</text:p>
          </table:table-cell>
        </table:table-row>
        <table:table-row table:style-name="ro1">
          <table:table-cell office:value-type="float" office:value="1296200" calcext:value-type="float">
            <text:p>1296200</text:p>
          </table:table-cell>
          <table:table-cell office:value-type="float" office:value="0.114757" calcext:value-type="float">
            <text:p>0.114757</text:p>
          </table:table-cell>
          <table:table-cell office:value-type="float" office:value="726052" calcext:value-type="float">
            <text:p>726052</text:p>
          </table:table-cell>
          <table:table-cell office:value-type="float" office:value="3.9504" calcext:value-type="float">
            <text:p>3.9504</text:p>
          </table:table-cell>
          <table:table-cell office:value-type="float" office:value="720857" calcext:value-type="float">
            <text:p>720857</text:p>
          </table:table-cell>
          <table:table-cell office:value-type="float" office:value="36.0856" calcext:value-type="float">
            <text:p>36.0856</text:p>
          </table:table-cell>
        </table:table-row>
        <table:table-row table:style-name="ro1">
          <table:table-cell office:value-type="float" office:value="1297798" calcext:value-type="float">
            <text:p>1297798</text:p>
          </table:table-cell>
          <table:table-cell office:value-type="float" office:value="0.11462" calcext:value-type="float">
            <text:p>0.11462</text:p>
          </table:table-cell>
          <table:table-cell office:value-type="float" office:value="726945" calcext:value-type="float">
            <text:p>726945</text:p>
          </table:table-cell>
          <table:table-cell office:value-type="float" office:value="3.94955" calcext:value-type="float">
            <text:p>3.94955</text:p>
          </table:table-cell>
          <table:table-cell office:value-type="float" office:value="721731" calcext:value-type="float">
            <text:p>721731</text:p>
          </table:table-cell>
          <table:table-cell office:value-type="float" office:value="36.0565" calcext:value-type="float">
            <text:p>36.0565</text:p>
          </table:table-cell>
        </table:table-row>
        <table:table-row table:style-name="ro1">
          <table:table-cell office:value-type="float" office:value="1299387" calcext:value-type="float">
            <text:p>1299387</text:p>
          </table:table-cell>
          <table:table-cell office:value-type="float" office:value="0.114475" calcext:value-type="float">
            <text:p>0.114475</text:p>
          </table:table-cell>
          <table:table-cell office:value-type="float" office:value="727839" calcext:value-type="float">
            <text:p>727839</text:p>
          </table:table-cell>
          <table:table-cell office:value-type="float" office:value="3.94891" calcext:value-type="float">
            <text:p>3.94891</text:p>
          </table:table-cell>
          <table:table-cell office:value-type="float" office:value="722605" calcext:value-type="float">
            <text:p>722605</text:p>
          </table:table-cell>
          <table:table-cell office:value-type="float" office:value="36.0247" calcext:value-type="float">
            <text:p>36.0247</text:p>
          </table:table-cell>
        </table:table-row>
        <table:table-row table:style-name="ro1">
          <table:table-cell office:value-type="float" office:value="1300967" calcext:value-type="float">
            <text:p>1300967</text:p>
          </table:table-cell>
          <table:table-cell office:value-type="float" office:value="0.114342" calcext:value-type="float">
            <text:p>0.114342</text:p>
          </table:table-cell>
          <table:table-cell office:value-type="float" office:value="728735" calcext:value-type="float">
            <text:p>728735</text:p>
          </table:table-cell>
          <table:table-cell office:value-type="float" office:value="3.94817" calcext:value-type="float">
            <text:p>3.94817</text:p>
          </table:table-cell>
          <table:table-cell office:value-type="float" office:value="723480" calcext:value-type="float">
            <text:p>723480</text:p>
          </table:table-cell>
          <table:table-cell office:value-type="float" office:value="35.9788" calcext:value-type="float">
            <text:p>35.9788</text:p>
          </table:table-cell>
        </table:table-row>
        <table:table-row table:style-name="ro1">
          <table:table-cell office:value-type="float" office:value="1302550" calcext:value-type="float">
            <text:p>1302550</text:p>
          </table:table-cell>
          <table:table-cell office:value-type="float" office:value="0.114243" calcext:value-type="float">
            <text:p>0.114243</text:p>
          </table:table-cell>
          <table:table-cell office:value-type="float" office:value="729628" calcext:value-type="float">
            <text:p>729628</text:p>
          </table:table-cell>
          <table:table-cell office:value-type="float" office:value="3.94763" calcext:value-type="float">
            <text:p>3.94763</text:p>
          </table:table-cell>
          <table:table-cell office:value-type="float" office:value="724356" calcext:value-type="float">
            <text:p>724356</text:p>
          </table:table-cell>
          <table:table-cell office:value-type="float" office:value="35.9566" calcext:value-type="float">
            <text:p>35.9566</text:p>
          </table:table-cell>
        </table:table-row>
        <table:table-row table:style-name="ro1">
          <table:table-cell office:value-type="float" office:value="1304128" calcext:value-type="float">
            <text:p>1304128</text:p>
          </table:table-cell>
          <table:table-cell office:value-type="float" office:value="0.11412" calcext:value-type="float">
            <text:p>0.11412</text:p>
          </table:table-cell>
          <table:table-cell office:value-type="float" office:value="730523" calcext:value-type="float">
            <text:p>730523</text:p>
          </table:table-cell>
          <table:table-cell office:value-type="float" office:value="3.9469" calcext:value-type="float">
            <text:p>3.9469</text:p>
          </table:table-cell>
          <table:table-cell office:value-type="float" office:value="725234" calcext:value-type="float">
            <text:p>725234</text:p>
          </table:table-cell>
          <table:table-cell office:value-type="float" office:value="35.9373" calcext:value-type="float">
            <text:p>35.9373</text:p>
          </table:table-cell>
        </table:table-row>
        <table:table-row table:style-name="ro1">
          <table:table-cell office:value-type="float" office:value="1305706" calcext:value-type="float">
            <text:p>1305706</text:p>
          </table:table-cell>
          <table:table-cell office:value-type="float" office:value="0.113886" calcext:value-type="float">
            <text:p>0.113886</text:p>
          </table:table-cell>
          <table:table-cell office:value-type="float" office:value="731417" calcext:value-type="float">
            <text:p>731417</text:p>
          </table:table-cell>
          <table:table-cell office:value-type="float" office:value="3.94628" calcext:value-type="float">
            <text:p>3.94628</text:p>
          </table:table-cell>
          <table:table-cell office:value-type="float" office:value="726110" calcext:value-type="float">
            <text:p>726110</text:p>
          </table:table-cell>
          <table:table-cell office:value-type="float" office:value="35.8502" calcext:value-type="float">
            <text:p>35.8502</text:p>
          </table:table-cell>
        </table:table-row>
        <table:table-row table:style-name="ro1">
          <table:table-cell office:value-type="float" office:value="1307285" calcext:value-type="float">
            <text:p>1307285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732309" calcext:value-type="float">
            <text:p>732309</text:p>
          </table:table-cell>
          <table:table-cell office:value-type="float" office:value="3.94551" calcext:value-type="float">
            <text:p>3.94551</text:p>
          </table:table-cell>
          <table:table-cell office:value-type="float" office:value="726984" calcext:value-type="float">
            <text:p>726984</text:p>
          </table:table-cell>
          <table:table-cell office:value-type="float" office:value="35.8323" calcext:value-type="float">
            <text:p>35.8323</text:p>
          </table:table-cell>
        </table:table-row>
        <table:table-row table:style-name="ro1">
          <table:table-cell office:value-type="float" office:value="1308870" calcext:value-type="float">
            <text:p>1308870</text:p>
          </table:table-cell>
          <table:table-cell office:value-type="float" office:value="0.113918" calcext:value-type="float">
            <text:p>0.113918</text:p>
          </table:table-cell>
          <table:table-cell office:value-type="float" office:value="733200" calcext:value-type="float">
            <text:p>733200</text:p>
          </table:table-cell>
          <table:table-cell office:value-type="float" office:value="3.94494" calcext:value-type="float">
            <text:p>3.94494</text:p>
          </table:table-cell>
          <table:table-cell office:value-type="float" office:value="727860" calcext:value-type="float">
            <text:p>727860</text:p>
          </table:table-cell>
          <table:table-cell office:value-type="float" office:value="35.8055" calcext:value-type="float">
            <text:p>35.8055</text:p>
          </table:table-cell>
        </table:table-row>
        <table:table-row table:style-name="ro1">
          <table:table-cell office:value-type="float" office:value="1310452" calcext:value-type="float">
            <text:p>1310452</text:p>
          </table:table-cell>
          <table:table-cell office:value-type="float" office:value="0.113884" calcext:value-type="float">
            <text:p>0.113884</text:p>
          </table:table-cell>
          <table:table-cell office:value-type="float" office:value="734093" calcext:value-type="float">
            <text:p>734093</text:p>
          </table:table-cell>
          <table:table-cell office:value-type="float" office:value="3.94449" calcext:value-type="float">
            <text:p>3.94449</text:p>
          </table:table-cell>
          <table:table-cell office:value-type="float" office:value="728738" calcext:value-type="float">
            <text:p>728738</text:p>
          </table:table-cell>
          <table:table-cell office:value-type="float" office:value="35.7896" calcext:value-type="float">
            <text:p>35.7896</text:p>
          </table:table-cell>
        </table:table-row>
        <table:table-row table:style-name="ro1">
          <table:table-cell office:value-type="float" office:value="1312034" calcext:value-type="float">
            <text:p>1312034</text:p>
          </table:table-cell>
          <table:table-cell office:value-type="float" office:value="0.113829" calcext:value-type="float">
            <text:p>0.113829</text:p>
          </table:table-cell>
          <table:table-cell office:value-type="float" office:value="734988" calcext:value-type="float">
            <text:p>734988</text:p>
          </table:table-cell>
          <table:table-cell office:value-type="float" office:value="3.94348" calcext:value-type="float">
            <text:p>3.94348</text:p>
          </table:table-cell>
          <table:table-cell office:value-type="float" office:value="729614" calcext:value-type="float">
            <text:p>729614</text:p>
          </table:table-cell>
          <table:table-cell office:value-type="float" office:value="35.7659" calcext:value-type="float">
            <text:p>35.7659</text:p>
          </table:table-cell>
        </table:table-row>
        <table:table-row table:style-name="ro1">
          <table:table-cell office:value-type="float" office:value="1313636" calcext:value-type="float">
            <text:p>1313636</text:p>
          </table:table-cell>
          <table:table-cell office:value-type="float" office:value="0.113721" calcext:value-type="float">
            <text:p>0.113721</text:p>
          </table:table-cell>
          <table:table-cell office:value-type="float" office:value="735881" calcext:value-type="float">
            <text:p>735881</text:p>
          </table:table-cell>
          <table:table-cell office:value-type="float" office:value="3.94229" calcext:value-type="float">
            <text:p>3.94229</text:p>
          </table:table-cell>
          <table:table-cell office:value-type="float" office:value="730488" calcext:value-type="float">
            <text:p>730488</text:p>
          </table:table-cell>
          <table:table-cell office:value-type="float" office:value="35.7398" calcext:value-type="float">
            <text:p>35.7398</text:p>
          </table:table-cell>
        </table:table-row>
        <table:table-row table:style-name="ro1">
          <table:table-cell office:value-type="float" office:value="1315227" calcext:value-type="float">
            <text:p>1315227</text:p>
          </table:table-cell>
          <table:table-cell office:value-type="float" office:value="0.113578" calcext:value-type="float">
            <text:p>0.113578</text:p>
          </table:table-cell>
          <table:table-cell office:value-type="float" office:value="736775" calcext:value-type="float">
            <text:p>736775</text:p>
          </table:table-cell>
          <table:table-cell office:value-type="float" office:value="3.94176" calcext:value-type="float">
            <text:p>3.94176</text:p>
          </table:table-cell>
          <table:table-cell office:value-type="float" office:value="731363" calcext:value-type="float">
            <text:p>731363</text:p>
          </table:table-cell>
          <table:table-cell office:value-type="float" office:value="35.7256" calcext:value-type="float">
            <text:p>35.7256</text:p>
          </table:table-cell>
        </table:table-row>
        <table:table-row table:style-name="ro1">
          <table:table-cell office:value-type="float" office:value="1316823" calcext:value-type="float">
            <text:p>1316823</text:p>
          </table:table-cell>
          <table:table-cell office:value-type="float" office:value="0.113316" calcext:value-type="float">
            <text:p>0.113316</text:p>
          </table:table-cell>
          <table:table-cell office:value-type="float" office:value="737666" calcext:value-type="float">
            <text:p>737666</text:p>
          </table:table-cell>
          <table:table-cell office:value-type="float" office:value="3.94076" calcext:value-type="float">
            <text:p>3.94076</text:p>
          </table:table-cell>
          <table:table-cell office:value-type="float" office:value="732237" calcext:value-type="float">
            <text:p>732237</text:p>
          </table:table-cell>
          <table:table-cell office:value-type="float" office:value="35.7123" calcext:value-type="float">
            <text:p>35.7123</text:p>
          </table:table-cell>
        </table:table-row>
        <table:table-row table:style-name="ro1">
          <table:table-cell office:value-type="float" office:value="1318423" calcext:value-type="float">
            <text:p>1318423</text:p>
          </table:table-cell>
          <table:table-cell office:value-type="float" office:value="0.113129" calcext:value-type="float">
            <text:p>0.113129</text:p>
          </table:table-cell>
          <table:table-cell office:value-type="float" office:value="738557" calcext:value-type="float">
            <text:p>738557</text:p>
          </table:table-cell>
          <table:table-cell office:value-type="float" office:value="3.93921" calcext:value-type="float">
            <text:p>3.93921</text:p>
          </table:table-cell>
          <table:table-cell office:value-type="float" office:value="733113" calcext:value-type="float">
            <text:p>733113</text:p>
          </table:table-cell>
          <table:table-cell office:value-type="float" office:value="35.6945" calcext:value-type="float">
            <text:p>35.6945</text:p>
          </table:table-cell>
        </table:table-row>
        <table:table-row table:style-name="ro1">
          <table:table-cell office:value-type="float" office:value="1320016" calcext:value-type="float">
            <text:p>1320016</text:p>
          </table:table-cell>
          <table:table-cell office:value-type="float" office:value="0.113032" calcext:value-type="float">
            <text:p>0.113032</text:p>
          </table:table-cell>
          <table:table-cell office:value-type="float" office:value="739452" calcext:value-type="float">
            <text:p>739452</text:p>
          </table:table-cell>
          <table:table-cell office:value-type="float" office:value="3.93884" calcext:value-type="float">
            <text:p>3.93884</text:p>
          </table:table-cell>
          <table:table-cell office:value-type="float" office:value="733987" calcext:value-type="float">
            <text:p>733987</text:p>
          </table:table-cell>
          <table:table-cell office:value-type="float" office:value="35.6717" calcext:value-type="float">
            <text:p>35.6717</text:p>
          </table:table-cell>
        </table:table-row>
        <table:table-row table:style-name="ro1">
          <table:table-cell office:value-type="float" office:value="1321612" calcext:value-type="float">
            <text:p>1321612</text:p>
          </table:table-cell>
          <table:table-cell office:value-type="float" office:value="0.113051" calcext:value-type="float">
            <text:p>0.113051</text:p>
          </table:table-cell>
          <table:table-cell office:value-type="float" office:value="740345" calcext:value-type="float">
            <text:p>740345</text:p>
          </table:table-cell>
          <table:table-cell office:value-type="float" office:value="3.93796" calcext:value-type="float">
            <text:p>3.93796</text:p>
          </table:table-cell>
          <table:table-cell office:value-type="float" office:value="734862" calcext:value-type="float">
            <text:p>734862</text:p>
          </table:table-cell>
          <table:table-cell office:value-type="float" office:value="35.6504" calcext:value-type="float">
            <text:p>35.6504</text:p>
          </table:table-cell>
        </table:table-row>
        <table:table-row table:style-name="ro1">
          <table:table-cell office:value-type="float" office:value="1323202" calcext:value-type="float">
            <text:p>1323202</text:p>
          </table:table-cell>
          <table:table-cell office:value-type="float" office:value="0.112968" calcext:value-type="float">
            <text:p>0.112968</text:p>
          </table:table-cell>
          <table:table-cell office:value-type="float" office:value="741237" calcext:value-type="float">
            <text:p>741237</text:p>
          </table:table-cell>
          <table:table-cell office:value-type="float" office:value="3.93666" calcext:value-type="float">
            <text:p>3.93666</text:p>
          </table:table-cell>
          <table:table-cell office:value-type="float" office:value="735737" calcext:value-type="float">
            <text:p>735737</text:p>
          </table:table-cell>
          <table:table-cell office:value-type="float" office:value="35.6323" calcext:value-type="float">
            <text:p>35.6323</text:p>
          </table:table-cell>
        </table:table-row>
        <table:table-row table:style-name="ro1">
          <table:table-cell office:value-type="float" office:value="1324802" calcext:value-type="float">
            <text:p>1324802</text:p>
          </table:table-cell>
          <table:table-cell office:value-type="float" office:value="0.112894" calcext:value-type="float">
            <text:p>0.112894</text:p>
          </table:table-cell>
          <table:table-cell office:value-type="float" office:value="742132" calcext:value-type="float">
            <text:p>742132</text:p>
          </table:table-cell>
          <table:table-cell office:value-type="float" office:value="3.93608" calcext:value-type="float">
            <text:p>3.93608</text:p>
          </table:table-cell>
          <table:table-cell office:value-type="float" office:value="736611" calcext:value-type="float">
            <text:p>736611</text:p>
          </table:table-cell>
          <table:table-cell office:value-type="float" office:value="35.6093" calcext:value-type="float">
            <text:p>35.6093</text:p>
          </table:table-cell>
        </table:table-row>
        <table:table-row table:style-name="ro1">
          <table:table-cell office:value-type="float" office:value="1326382" calcext:value-type="float">
            <text:p>1326382</text:p>
          </table:table-cell>
          <table:table-cell office:value-type="float" office:value="0.112768" calcext:value-type="float">
            <text:p>0.112768</text:p>
          </table:table-cell>
          <table:table-cell office:value-type="float" office:value="743023" calcext:value-type="float">
            <text:p>743023</text:p>
          </table:table-cell>
          <table:table-cell office:value-type="float" office:value="3.93423" calcext:value-type="float">
            <text:p>3.93423</text:p>
          </table:table-cell>
          <table:table-cell office:value-type="float" office:value="737485" calcext:value-type="float">
            <text:p>737485</text:p>
          </table:table-cell>
          <table:table-cell office:value-type="float" office:value="35.5994" calcext:value-type="float">
            <text:p>35.5994</text:p>
          </table:table-cell>
        </table:table-row>
        <table:table-row table:style-name="ro1">
          <table:table-cell office:value-type="float" office:value="1327983" calcext:value-type="float">
            <text:p>1327983</text:p>
          </table:table-cell>
          <table:table-cell office:value-type="float" office:value="0.112671" calcext:value-type="float">
            <text:p>0.112671</text:p>
          </table:table-cell>
          <table:table-cell office:value-type="float" office:value="743917" calcext:value-type="float">
            <text:p>743917</text:p>
          </table:table-cell>
          <table:table-cell office:value-type="float" office:value="3.93287" calcext:value-type="float">
            <text:p>3.93287</text:p>
          </table:table-cell>
          <table:table-cell office:value-type="float" office:value="738361" calcext:value-type="float">
            <text:p>738361</text:p>
          </table:table-cell>
          <table:table-cell office:value-type="float" office:value="35.5813" calcext:value-type="float">
            <text:p>35.5813</text:p>
          </table:table-cell>
        </table:table-row>
        <table:table-row table:style-name="ro1">
          <table:table-cell office:value-type="float" office:value="1329585" calcext:value-type="float">
            <text:p>1329585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744810" calcext:value-type="float">
            <text:p>744810</text:p>
          </table:table-cell>
          <table:table-cell office:value-type="float" office:value="3.93181" calcext:value-type="float">
            <text:p>3.93181</text:p>
          </table:table-cell>
          <table:table-cell office:value-type="float" office:value="739237" calcext:value-type="float">
            <text:p>739237</text:p>
          </table:table-cell>
          <table:table-cell office:value-type="float" office:value="35.5675" calcext:value-type="float">
            <text:p>35.5675</text:p>
          </table:table-cell>
        </table:table-row>
        <table:table-row table:style-name="ro1">
          <table:table-cell office:value-type="float" office:value="1331184" calcext:value-type="float">
            <text:p>1331184</text:p>
          </table:table-cell>
          <table:table-cell office:value-type="float" office:value="0.112264" calcext:value-type="float">
            <text:p>0.112264</text:p>
          </table:table-cell>
          <table:table-cell office:value-type="float" office:value="745703" calcext:value-type="float">
            <text:p>745703</text:p>
          </table:table-cell>
          <table:table-cell office:value-type="float" office:value="3.93062" calcext:value-type="float">
            <text:p>3.93062</text:p>
          </table:table-cell>
          <table:table-cell office:value-type="float" office:value="740112" calcext:value-type="float">
            <text:p>740112</text:p>
          </table:table-cell>
          <table:table-cell office:value-type="float" office:value="35.5586" calcext:value-type="float">
            <text:p>35.5586</text:p>
          </table:table-cell>
        </table:table-row>
        <table:table-row table:style-name="ro1">
          <table:table-cell office:value-type="float" office:value="1332777" calcext:value-type="float">
            <text:p>1332777</text:p>
          </table:table-cell>
          <table:table-cell office:value-type="float" office:value="0.112013" calcext:value-type="float">
            <text:p>0.112013</text:p>
          </table:table-cell>
          <table:table-cell office:value-type="float" office:value="746598" calcext:value-type="float">
            <text:p>746598</text:p>
          </table:table-cell>
          <table:table-cell office:value-type="float" office:value="3.9301" calcext:value-type="float">
            <text:p>3.9301</text:p>
          </table:table-cell>
          <table:table-cell office:value-type="float" office:value="740988" calcext:value-type="float">
            <text:p>740988</text:p>
          </table:table-cell>
          <table:table-cell office:value-type="float" office:value="35.5455" calcext:value-type="float">
            <text:p>35.5455</text:p>
          </table:table-cell>
        </table:table-row>
        <table:table-row table:style-name="ro1">
          <table:table-cell office:value-type="float" office:value="1334368" calcext:value-type="float">
            <text:p>1334368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747492" calcext:value-type="float">
            <text:p>747492</text:p>
          </table:table-cell>
          <table:table-cell office:value-type="float" office:value="3.92897" calcext:value-type="float">
            <text:p>3.92897</text:p>
          </table:table-cell>
          <table:table-cell office:value-type="float" office:value="741863" calcext:value-type="float">
            <text:p>741863</text:p>
          </table:table-cell>
          <table:table-cell office:value-type="float" office:value="35.532" calcext:value-type="float">
            <text:p>35.532</text:p>
          </table:table-cell>
        </table:table-row>
        <table:table-row table:style-name="ro1">
          <table:table-cell office:value-type="float" office:value="1335959" calcext:value-type="float">
            <text:p>1335959</text:p>
          </table:table-cell>
          <table:table-cell office:value-type="float" office:value="0.111552" calcext:value-type="float">
            <text:p>0.111552</text:p>
          </table:table-cell>
          <table:table-cell office:value-type="float" office:value="748386" calcext:value-type="float">
            <text:p>748386</text:p>
          </table:table-cell>
          <table:table-cell office:value-type="float" office:value="3.92775" calcext:value-type="float">
            <text:p>3.92775</text:p>
          </table:table-cell>
          <table:table-cell office:value-type="float" office:value="742738" calcext:value-type="float">
            <text:p>742738</text:p>
          </table:table-cell>
          <table:table-cell office:value-type="float" office:value="35.5111" calcext:value-type="float">
            <text:p>35.5111</text:p>
          </table:table-cell>
        </table:table-row>
        <table:table-row table:style-name="ro1">
          <table:table-cell office:value-type="float" office:value="1337546" calcext:value-type="float">
            <text:p>1337546</text:p>
          </table:table-cell>
          <table:table-cell office:value-type="float" office:value="0.111383" calcext:value-type="float">
            <text:p>0.111383</text:p>
          </table:table-cell>
          <table:table-cell office:value-type="float" office:value="749279" calcext:value-type="float">
            <text:p>749279</text:p>
          </table:table-cell>
          <table:table-cell office:value-type="float" office:value="3.92597" calcext:value-type="float">
            <text:p>3.92597</text:p>
          </table:table-cell>
          <table:table-cell office:value-type="float" office:value="743618" calcext:value-type="float">
            <text:p>743618</text:p>
          </table:table-cell>
          <table:table-cell office:value-type="float" office:value="35.4954" calcext:value-type="float">
            <text:p>35.4954</text:p>
          </table:table-cell>
        </table:table-row>
        <table:table-row table:style-name="ro1">
          <table:table-cell office:value-type="float" office:value="1339137" calcext:value-type="float">
            <text:p>1339137</text:p>
          </table:table-cell>
          <table:table-cell office:value-type="float" office:value="0.111241" calcext:value-type="float">
            <text:p>0.111241</text:p>
          </table:table-cell>
          <table:table-cell office:value-type="float" office:value="750174" calcext:value-type="float">
            <text:p>750174</text:p>
          </table:table-cell>
          <table:table-cell office:value-type="float" office:value="3.92402" calcext:value-type="float">
            <text:p>3.92402</text:p>
          </table:table-cell>
          <table:table-cell office:value-type="float" office:value="744497" calcext:value-type="float">
            <text:p>744497</text:p>
          </table:table-cell>
          <table:table-cell office:value-type="float" office:value="35.4822" calcext:value-type="float">
            <text:p>35.4822</text:p>
          </table:table-cell>
        </table:table-row>
        <table:table-row table:style-name="ro1">
          <table:table-cell office:value-type="float" office:value="1340729" calcext:value-type="float">
            <text:p>1340729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751066" calcext:value-type="float">
            <text:p>751066</text:p>
          </table:table-cell>
          <table:table-cell office:value-type="float" office:value="3.92332" calcext:value-type="float">
            <text:p>3.92332</text:p>
          </table:table-cell>
          <table:table-cell office:value-type="float" office:value="745371" calcext:value-type="float">
            <text:p>745371</text:p>
          </table:table-cell>
          <table:table-cell office:value-type="float" office:value="35.453" calcext:value-type="float">
            <text:p>35.453</text:p>
          </table:table-cell>
        </table:table-row>
        <table:table-row table:style-name="ro1">
          <table:table-cell office:value-type="float" office:value="1342327" calcext:value-type="float">
            <text:p>1342327</text:p>
          </table:table-cell>
          <table:table-cell office:value-type="float" office:value="0.110927" calcext:value-type="float">
            <text:p>0.110927</text:p>
          </table:table-cell>
          <table:table-cell office:value-type="float" office:value="751961" calcext:value-type="float">
            <text:p>751961</text:p>
          </table:table-cell>
          <table:table-cell office:value-type="float" office:value="3.92221" calcext:value-type="float">
            <text:p>3.92221</text:p>
          </table:table-cell>
          <table:table-cell office:value-type="float" office:value="746246" calcext:value-type="float">
            <text:p>746246</text:p>
          </table:table-cell>
          <table:table-cell office:value-type="float" office:value="35.4383" calcext:value-type="float">
            <text:p>35.4383</text:p>
          </table:table-cell>
        </table:table-row>
        <table:table-row table:style-name="ro1">
          <table:table-cell office:value-type="float" office:value="1343907" calcext:value-type="float">
            <text:p>1343907</text:p>
          </table:table-cell>
          <table:table-cell office:value-type="float" office:value="0.11078" calcext:value-type="float">
            <text:p>0.11078</text:p>
          </table:table-cell>
          <table:table-cell office:value-type="float" office:value="752854" calcext:value-type="float">
            <text:p>752854</text:p>
          </table:table-cell>
          <table:table-cell office:value-type="float" office:value="3.92111" calcext:value-type="float">
            <text:p>3.92111</text:p>
          </table:table-cell>
          <table:table-cell office:value-type="float" office:value="747122" calcext:value-type="float">
            <text:p>747122</text:p>
          </table:table-cell>
          <table:table-cell office:value-type="float" office:value="35.4096" calcext:value-type="float">
            <text:p>35.4096</text:p>
          </table:table-cell>
        </table:table-row>
        <table:table-row table:style-name="ro1">
          <table:table-cell office:value-type="float" office:value="1345485" calcext:value-type="float">
            <text:p>1345485</text:p>
          </table:table-cell>
          <table:table-cell office:value-type="float" office:value="0.110707" calcext:value-type="float">
            <text:p>0.110707</text:p>
          </table:table-cell>
          <table:table-cell office:value-type="float" office:value="753747" calcext:value-type="float">
            <text:p>753747</text:p>
          </table:table-cell>
          <table:table-cell office:value-type="float" office:value="3.91877" calcext:value-type="float">
            <text:p>3.91877</text:p>
          </table:table-cell>
          <table:table-cell office:value-type="float" office:value="747997" calcext:value-type="float">
            <text:p>747997</text:p>
          </table:table-cell>
          <table:table-cell office:value-type="float" office:value="35.3792" calcext:value-type="float">
            <text:p>35.3792</text:p>
          </table:table-cell>
        </table:table-row>
        <table:table-row table:style-name="ro1">
          <table:table-cell office:value-type="float" office:value="1347067" calcext:value-type="float">
            <text:p>1347067</text:p>
          </table:table-cell>
          <table:table-cell office:value-type="float" office:value="0.110487" calcext:value-type="float">
            <text:p>0.110487</text:p>
          </table:table-cell>
          <table:table-cell office:value-type="float" office:value="754637" calcext:value-type="float">
            <text:p>754637</text:p>
          </table:table-cell>
          <table:table-cell office:value-type="float" office:value="3.91858" calcext:value-type="float">
            <text:p>3.91858</text:p>
          </table:table-cell>
          <table:table-cell office:value-type="float" office:value="748877" calcext:value-type="float">
            <text:p>748877</text:p>
          </table:table-cell>
          <table:table-cell office:value-type="float" office:value="35.355" calcext:value-type="float">
            <text:p>35.355</text:p>
          </table:table-cell>
        </table:table-row>
        <table:table-row table:style-name="ro1">
          <table:table-cell office:value-type="float" office:value="1348646" calcext:value-type="float">
            <text:p>1348646</text:p>
          </table:table-cell>
          <table:table-cell office:value-type="float" office:value="0.110373" calcext:value-type="float">
            <text:p>0.110373</text:p>
          </table:table-cell>
          <table:table-cell office:value-type="float" office:value="755532" calcext:value-type="float">
            <text:p>755532</text:p>
          </table:table-cell>
          <table:table-cell office:value-type="float" office:value="3.91756" calcext:value-type="float">
            <text:p>3.91756</text:p>
          </table:table-cell>
          <table:table-cell office:value-type="float" office:value="749753" calcext:value-type="float">
            <text:p>749753</text:p>
          </table:table-cell>
          <table:table-cell office:value-type="float" office:value="35.3284" calcext:value-type="float">
            <text:p>35.3284</text:p>
          </table:table-cell>
        </table:table-row>
        <table:table-row table:style-name="ro1">
          <table:table-cell office:value-type="float" office:value="1350223" calcext:value-type="float">
            <text:p>1350223</text:p>
          </table:table-cell>
          <table:table-cell office:value-type="float" office:value="0.1102" calcext:value-type="float">
            <text:p>0.1102</text:p>
          </table:table-cell>
          <table:table-cell office:value-type="float" office:value="756424" calcext:value-type="float">
            <text:p>756424</text:p>
          </table:table-cell>
          <table:table-cell office:value-type="float" office:value="3.91672" calcext:value-type="float">
            <text:p>3.91672</text:p>
          </table:table-cell>
          <table:table-cell office:value-type="float" office:value="750627" calcext:value-type="float">
            <text:p>750627</text:p>
          </table:table-cell>
          <table:table-cell office:value-type="float" office:value="35.3054" calcext:value-type="float">
            <text:p>35.3054</text:p>
          </table:table-cell>
        </table:table-row>
        <table:table-row table:style-name="ro1">
          <table:table-cell office:value-type="float" office:value="1351803" calcext:value-type="float">
            <text:p>1351803</text:p>
          </table:table-cell>
          <table:table-cell office:value-type="float" office:value="0.109995" calcext:value-type="float">
            <text:p>0.109995</text:p>
          </table:table-cell>
          <table:table-cell office:value-type="float" office:value="757315" calcext:value-type="float">
            <text:p>757315</text:p>
          </table:table-cell>
          <table:table-cell office:value-type="float" office:value="3.91619" calcext:value-type="float">
            <text:p>3.91619</text:p>
          </table:table-cell>
          <table:table-cell office:value-type="float" office:value="751501" calcext:value-type="float">
            <text:p>751501</text:p>
          </table:table-cell>
          <table:table-cell office:value-type="float" office:value="35.2861" calcext:value-type="float">
            <text:p>35.2861</text:p>
          </table:table-cell>
        </table:table-row>
        <table:table-row table:style-name="ro1">
          <table:table-cell office:value-type="float" office:value="1353385" calcext:value-type="float">
            <text:p>1353385</text:p>
          </table:table-cell>
          <table:table-cell office:value-type="float" office:value="0.109854" calcext:value-type="float">
            <text:p>0.109854</text:p>
          </table:table-cell>
          <table:table-cell office:value-type="float" office:value="758208" calcext:value-type="float">
            <text:p>758208</text:p>
          </table:table-cell>
          <table:table-cell office:value-type="float" office:value="3.91376" calcext:value-type="float">
            <text:p>3.91376</text:p>
          </table:table-cell>
          <table:table-cell office:value-type="float" office:value="752377" calcext:value-type="float">
            <text:p>752377</text:p>
          </table:table-cell>
          <table:table-cell office:value-type="float" office:value="35.2717" calcext:value-type="float">
            <text:p>35.2717</text:p>
          </table:table-cell>
        </table:table-row>
        <table:table-row table:style-name="ro1">
          <table:table-cell office:value-type="float" office:value="1354970" calcext:value-type="float">
            <text:p>1354970</text:p>
          </table:table-cell>
          <table:table-cell office:value-type="float" office:value="0.109674" calcext:value-type="float">
            <text:p>0.109674</text:p>
          </table:table-cell>
          <table:table-cell office:value-type="float" office:value="759102" calcext:value-type="float">
            <text:p>759102</text:p>
          </table:table-cell>
          <table:table-cell office:value-type="float" office:value="3.9127" calcext:value-type="float">
            <text:p>3.9127</text:p>
          </table:table-cell>
          <table:table-cell office:value-type="float" office:value="753251" calcext:value-type="float">
            <text:p>753251</text:p>
          </table:table-cell>
          <table:table-cell office:value-type="float" office:value="35.2796" calcext:value-type="float">
            <text:p>35.2796</text:p>
          </table:table-cell>
        </table:table-row>
        <table:table-row table:style-name="ro1">
          <table:table-cell office:value-type="float" office:value="1356549" calcext:value-type="float">
            <text:p>1356549</text:p>
          </table:table-cell>
          <table:table-cell office:value-type="float" office:value="0.109463" calcext:value-type="float">
            <text:p>0.109463</text:p>
          </table:table-cell>
          <table:table-cell office:value-type="float" office:value="759997" calcext:value-type="float">
            <text:p>759997</text:p>
          </table:table-cell>
          <table:table-cell office:value-type="float" office:value="3.91084" calcext:value-type="float">
            <text:p>3.91084</text:p>
          </table:table-cell>
          <table:table-cell office:value-type="float" office:value="754126" calcext:value-type="float">
            <text:p>754126</text:p>
          </table:table-cell>
          <table:table-cell office:value-type="float" office:value="35.2704" calcext:value-type="float">
            <text:p>35.2704</text:p>
          </table:table-cell>
        </table:table-row>
        <table:table-row table:style-name="ro1">
          <table:table-cell office:value-type="float" office:value="1358153" calcext:value-type="float">
            <text:p>1358153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760890" calcext:value-type="float">
            <text:p>760890</text:p>
          </table:table-cell>
          <table:table-cell office:value-type="float" office:value="3.9091" calcext:value-type="float">
            <text:p>3.9091</text:p>
          </table:table-cell>
          <table:table-cell office:value-type="float" office:value="755001" calcext:value-type="float">
            <text:p>755001</text:p>
          </table:table-cell>
          <table:table-cell office:value-type="float" office:value="35.2428" calcext:value-type="float">
            <text:p>35.2428</text:p>
          </table:table-cell>
        </table:table-row>
        <table:table-row table:style-name="ro1">
          <table:table-cell office:value-type="float" office:value="1359754" calcext:value-type="float">
            <text:p>1359754</text:p>
          </table:table-cell>
          <table:table-cell office:value-type="float" office:value="0.109193" calcext:value-type="float">
            <text:p>0.109193</text:p>
          </table:table-cell>
          <table:table-cell office:value-type="float" office:value="761782" calcext:value-type="float">
            <text:p>761782</text:p>
          </table:table-cell>
          <table:table-cell office:value-type="float" office:value="3.90817" calcext:value-type="float">
            <text:p>3.90817</text:p>
          </table:table-cell>
          <table:table-cell office:value-type="float" office:value="755875" calcext:value-type="float">
            <text:p>755875</text:p>
          </table:table-cell>
          <table:table-cell office:value-type="float" office:value="35.223" calcext:value-type="float">
            <text:p>35.223</text:p>
          </table:table-cell>
        </table:table-row>
        <table:table-row table:style-name="ro1">
          <table:table-cell office:value-type="float" office:value="1361358" calcext:value-type="float">
            <text:p>1361358</text:p>
          </table:table-cell>
          <table:table-cell office:value-type="float" office:value="0.109095" calcext:value-type="float">
            <text:p>0.109095</text:p>
          </table:table-cell>
          <table:table-cell office:value-type="float" office:value="762675" calcext:value-type="float">
            <text:p>762675</text:p>
          </table:table-cell>
          <table:table-cell office:value-type="float" office:value="3.90734" calcext:value-type="float">
            <text:p>3.90734</text:p>
          </table:table-cell>
          <table:table-cell office:value-type="float" office:value="756749" calcext:value-type="float">
            <text:p>756749</text:p>
          </table:table-cell>
          <table:table-cell office:value-type="float" office:value="35.2045" calcext:value-type="float">
            <text:p>35.2045</text:p>
          </table:table-cell>
        </table:table-row>
        <table:table-row table:style-name="ro1">
          <table:table-cell office:value-type="float" office:value="1362965" calcext:value-type="float">
            <text:p>1362965</text:p>
          </table:table-cell>
          <table:table-cell office:value-type="float" office:value="0.109024" calcext:value-type="float">
            <text:p>0.109024</text:p>
          </table:table-cell>
          <table:table-cell office:value-type="float" office:value="763568" calcext:value-type="float">
            <text:p>763568</text:p>
          </table:table-cell>
          <table:table-cell office:value-type="float" office:value="3.90642" calcext:value-type="float">
            <text:p>3.90642</text:p>
          </table:table-cell>
          <table:table-cell office:value-type="float" office:value="757624" calcext:value-type="float">
            <text:p>757624</text:p>
          </table:table-cell>
          <table:table-cell office:value-type="float" office:value="35.1914" calcext:value-type="float">
            <text:p>35.1914</text:p>
          </table:table-cell>
        </table:table-row>
        <table:table-row table:style-name="ro1">
          <table:table-cell office:value-type="float" office:value="1364565" calcext:value-type="float">
            <text:p>1364565</text:p>
          </table:table-cell>
          <table:table-cell office:value-type="float" office:value="0.108864" calcext:value-type="float">
            <text:p>0.108864</text:p>
          </table:table-cell>
          <table:table-cell office:value-type="float" office:value="764458" calcext:value-type="float">
            <text:p>764458</text:p>
          </table:table-cell>
          <table:table-cell office:value-type="float" office:value="3.90601" calcext:value-type="float">
            <text:p>3.90601</text:p>
          </table:table-cell>
          <table:table-cell office:value-type="float" office:value="758499" calcext:value-type="float">
            <text:p>758499</text:p>
          </table:table-cell>
          <table:table-cell office:value-type="float" office:value="35.1842" calcext:value-type="float">
            <text:p>35.1842</text:p>
          </table:table-cell>
        </table:table-row>
        <table:table-row table:style-name="ro1">
          <table:table-cell office:value-type="float" office:value="1366163" calcext:value-type="float">
            <text:p>1366163</text:p>
          </table:table-cell>
          <table:table-cell office:value-type="float" office:value="0.108871" calcext:value-type="float">
            <text:p>0.108871</text:p>
          </table:table-cell>
          <table:table-cell office:value-type="float" office:value="765349" calcext:value-type="float">
            <text:p>765349</text:p>
          </table:table-cell>
          <table:table-cell office:value-type="float" office:value="3.90538" calcext:value-type="float">
            <text:p>3.90538</text:p>
          </table:table-cell>
          <table:table-cell office:value-type="float" office:value="759373" calcext:value-type="float">
            <text:p>759373</text:p>
          </table:table-cell>
          <table:table-cell office:value-type="float" office:value="35.168" calcext:value-type="float">
            <text:p>35.168</text:p>
          </table:table-cell>
        </table:table-row>
        <table:table-row table:style-name="ro1">
          <table:table-cell office:value-type="float" office:value="1367758" calcext:value-type="float">
            <text:p>1367758</text:p>
          </table:table-cell>
          <table:table-cell office:value-type="float" office:value="0.108665" calcext:value-type="float">
            <text:p>0.108665</text:p>
          </table:table-cell>
          <table:table-cell office:value-type="float" office:value="766243" calcext:value-type="float">
            <text:p>766243</text:p>
          </table:table-cell>
          <table:table-cell office:value-type="float" office:value="3.90493" calcext:value-type="float">
            <text:p>3.90493</text:p>
          </table:table-cell>
          <table:table-cell office:value-type="float" office:value="760248" calcext:value-type="float">
            <text:p>760248</text:p>
          </table:table-cell>
          <table:table-cell office:value-type="float" office:value="35.1565" calcext:value-type="float">
            <text:p>35.1565</text:p>
          </table:table-cell>
        </table:table-row>
        <table:table-row table:style-name="ro1">
          <table:table-cell office:value-type="float" office:value="1369362" calcext:value-type="float">
            <text:p>1369362</text:p>
          </table:table-cell>
          <table:table-cell office:value-type="float" office:value="0.108609" calcext:value-type="float">
            <text:p>0.108609</text:p>
          </table:table-cell>
          <table:table-cell office:value-type="float" office:value="767137" calcext:value-type="float">
            <text:p>767137</text:p>
          </table:table-cell>
          <table:table-cell office:value-type="float" office:value="3.9042" calcext:value-type="float">
            <text:p>3.9042</text:p>
          </table:table-cell>
          <table:table-cell office:value-type="float" office:value="761127" calcext:value-type="float">
            <text:p>761127</text:p>
          </table:table-cell>
          <table:table-cell office:value-type="float" office:value="35.1506" calcext:value-type="float">
            <text:p>35.1506</text:p>
          </table:table-cell>
        </table:table-row>
        <table:table-row table:style-name="ro1">
          <table:table-cell office:value-type="float" office:value="1370947" calcext:value-type="float">
            <text:p>1370947</text:p>
          </table:table-cell>
          <table:table-cell office:value-type="float" office:value="0.108422" calcext:value-type="float">
            <text:p>0.108422</text:p>
          </table:table-cell>
          <table:table-cell office:value-type="float" office:value="768030" calcext:value-type="float">
            <text:p>768030</text:p>
          </table:table-cell>
          <table:table-cell office:value-type="float" office:value="3.90401" calcext:value-type="float">
            <text:p>3.90401</text:p>
          </table:table-cell>
          <table:table-cell office:value-type="float" office:value="762002" calcext:value-type="float">
            <text:p>762002</text:p>
          </table:table-cell>
          <table:table-cell office:value-type="float" office:value="35.1393" calcext:value-type="float">
            <text:p>35.1393</text:p>
          </table:table-cell>
        </table:table-row>
        <table:table-row table:style-name="ro1">
          <table:table-cell office:value-type="float" office:value="1372550" calcext:value-type="float">
            <text:p>1372550</text:p>
          </table:table-cell>
          <table:table-cell office:value-type="float" office:value="0.108293" calcext:value-type="float">
            <text:p>0.108293</text:p>
          </table:table-cell>
          <table:table-cell office:value-type="float" office:value="768924" calcext:value-type="float">
            <text:p>768924</text:p>
          </table:table-cell>
          <table:table-cell office:value-type="float" office:value="3.9035" calcext:value-type="float">
            <text:p>3.9035</text:p>
          </table:table-cell>
          <table:table-cell office:value-type="float" office:value="762878" calcext:value-type="float">
            <text:p>762878</text:p>
          </table:table-cell>
          <table:table-cell office:value-type="float" office:value="35.1232" calcext:value-type="float">
            <text:p>35.1232</text:p>
          </table:table-cell>
        </table:table-row>
        <table:table-row table:style-name="ro1">
          <table:table-cell office:value-type="float" office:value="1374157" calcext:value-type="float">
            <text:p>1374157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769817" calcext:value-type="float">
            <text:p>769817</text:p>
          </table:table-cell>
          <table:table-cell office:value-type="float" office:value="3.90301" calcext:value-type="float">
            <text:p>3.90301</text:p>
          </table:table-cell>
          <table:table-cell office:value-type="float" office:value="763755" calcext:value-type="float">
            <text:p>763755</text:p>
          </table:table-cell>
          <table:table-cell office:value-type="float" office:value="35.1155" calcext:value-type="float">
            <text:p>35.1155</text:p>
          </table:table-cell>
        </table:table-row>
        <table:table-row table:style-name="ro1">
          <table:table-cell office:value-type="float" office:value="1375759" calcext:value-type="float">
            <text:p>1375759</text:p>
          </table:table-cell>
          <table:table-cell office:value-type="float" office:value="0.108094" calcext:value-type="float">
            <text:p>0.108094</text:p>
          </table:table-cell>
          <table:table-cell office:value-type="float" office:value="770709" calcext:value-type="float">
            <text:p>770709</text:p>
          </table:table-cell>
          <table:table-cell office:value-type="float" office:value="3.90217" calcext:value-type="float">
            <text:p>3.90217</text:p>
          </table:table-cell>
          <table:table-cell office:value-type="float" office:value="764631" calcext:value-type="float">
            <text:p>764631</text:p>
          </table:table-cell>
          <table:table-cell office:value-type="float" office:value="35.0987" calcext:value-type="float">
            <text:p>35.0987</text:p>
          </table:table-cell>
        </table:table-row>
        <table:table-row table:style-name="ro1">
          <table:table-cell office:value-type="float" office:value="1377355" calcext:value-type="float">
            <text:p>1377355</text:p>
          </table:table-cell>
          <table:table-cell office:value-type="float" office:value="0.107915" calcext:value-type="float">
            <text:p>0.107915</text:p>
          </table:table-cell>
          <table:table-cell office:value-type="float" office:value="771601" calcext:value-type="float">
            <text:p>771601</text:p>
          </table:table-cell>
          <table:table-cell office:value-type="float" office:value="3.90167" calcext:value-type="float">
            <text:p>3.90167</text:p>
          </table:table-cell>
          <table:table-cell office:value-type="float" office:value="765508" calcext:value-type="float">
            <text:p>765508</text:p>
          </table:table-cell>
          <table:table-cell office:value-type="float" office:value="35.0748" calcext:value-type="float">
            <text:p>35.0748</text:p>
          </table:table-cell>
        </table:table-row>
        <table:table-row table:style-name="ro1">
          <table:table-cell office:value-type="float" office:value="1378952" calcext:value-type="float">
            <text:p>1378952</text:p>
          </table:table-cell>
          <table:table-cell office:value-type="float" office:value="0.107728" calcext:value-type="float">
            <text:p>0.107728</text:p>
          </table:table-cell>
          <table:table-cell office:value-type="float" office:value="772497" calcext:value-type="float">
            <text:p>772497</text:p>
          </table:table-cell>
          <table:table-cell office:value-type="float" office:value="3.90111" calcext:value-type="float">
            <text:p>3.90111</text:p>
          </table:table-cell>
          <table:table-cell office:value-type="float" office:value="766383" calcext:value-type="float">
            <text:p>766383</text:p>
          </table:table-cell>
          <table:table-cell office:value-type="float" office:value="35.0539" calcext:value-type="float">
            <text:p>35.0539</text:p>
          </table:table-cell>
        </table:table-row>
        <table:table-row table:style-name="ro1">
          <table:table-cell office:value-type="float" office:value="1380549" calcext:value-type="float">
            <text:p>1380549</text:p>
          </table:table-cell>
          <table:table-cell office:value-type="float" office:value="0.107632" calcext:value-type="float">
            <text:p>0.107632</text:p>
          </table:table-cell>
          <table:table-cell office:value-type="float" office:value="773394" calcext:value-type="float">
            <text:p>773394</text:p>
          </table:table-cell>
          <table:table-cell office:value-type="float" office:value="3.90052" calcext:value-type="float">
            <text:p>3.90052</text:p>
          </table:table-cell>
          <table:table-cell office:value-type="float" office:value="767264" calcext:value-type="float">
            <text:p>767264</text:p>
          </table:table-cell>
          <table:table-cell office:value-type="float" office:value="35.0419" calcext:value-type="float">
            <text:p>35.0419</text:p>
          </table:table-cell>
        </table:table-row>
        <table:table-row table:style-name="ro1">
          <table:table-cell office:value-type="float" office:value="1382146" calcext:value-type="float">
            <text:p>1382146</text:p>
          </table:table-cell>
          <table:table-cell office:value-type="float" office:value="0.107691" calcext:value-type="float">
            <text:p>0.107691</text:p>
          </table:table-cell>
          <table:table-cell office:value-type="float" office:value="774285" calcext:value-type="float">
            <text:p>774285</text:p>
          </table:table-cell>
          <table:table-cell office:value-type="float" office:value="3.89974" calcext:value-type="float">
            <text:p>3.89974</text:p>
          </table:table-cell>
          <table:table-cell office:value-type="float" office:value="768148" calcext:value-type="float">
            <text:p>768148</text:p>
          </table:table-cell>
          <table:table-cell office:value-type="float" office:value="35.0369" calcext:value-type="float">
            <text:p>35.0369</text:p>
          </table:table-cell>
        </table:table-row>
        <table:table-row table:style-name="ro1">
          <table:table-cell office:value-type="float" office:value="1383741" calcext:value-type="float">
            <text:p>1383741</text:p>
          </table:table-cell>
          <table:table-cell office:value-type="float" office:value="0.10743" calcext:value-type="float">
            <text:p>0.10743</text:p>
          </table:table-cell>
          <table:table-cell office:value-type="float" office:value="775180" calcext:value-type="float">
            <text:p>775180</text:p>
          </table:table-cell>
          <table:table-cell office:value-type="float" office:value="3.8992" calcext:value-type="float">
            <text:p>3.8992</text:p>
          </table:table-cell>
          <table:table-cell office:value-type="float" office:value="769027" calcext:value-type="float">
            <text:p>769027</text:p>
          </table:table-cell>
          <table:table-cell office:value-type="float" office:value="35.0091" calcext:value-type="float">
            <text:p>35.0091</text:p>
          </table:table-cell>
        </table:table-row>
        <table:table-row table:style-name="ro1">
          <table:table-cell office:value-type="float" office:value="1385334" calcext:value-type="float">
            <text:p>1385334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776074" calcext:value-type="float">
            <text:p>776074</text:p>
          </table:table-cell>
          <table:table-cell office:value-type="float" office:value="3.89877" calcext:value-type="float">
            <text:p>3.89877</text:p>
          </table:table-cell>
          <table:table-cell office:value-type="float" office:value="769903" calcext:value-type="float">
            <text:p>769903</text:p>
          </table:table-cell>
          <table:table-cell office:value-type="float" office:value="34.9805" calcext:value-type="float">
            <text:p>34.9805</text:p>
          </table:table-cell>
        </table:table-row>
        <table:table-row table:style-name="ro1">
          <table:table-cell office:value-type="float" office:value="1386933" calcext:value-type="float">
            <text:p>1386933</text:p>
          </table:table-cell>
          <table:table-cell office:value-type="float" office:value="0.107115" calcext:value-type="float">
            <text:p>0.107115</text:p>
          </table:table-cell>
          <table:table-cell office:value-type="float" office:value="776968" calcext:value-type="float">
            <text:p>776968</text:p>
          </table:table-cell>
          <table:table-cell office:value-type="float" office:value="3.898" calcext:value-type="float">
            <text:p>3.898</text:p>
          </table:table-cell>
          <table:table-cell office:value-type="float" office:value="770780" calcext:value-type="float">
            <text:p>770780</text:p>
          </table:table-cell>
          <table:table-cell office:value-type="float" office:value="34.9602" calcext:value-type="float">
            <text:p>34.9602</text:p>
          </table:table-cell>
        </table:table-row>
        <table:table-row table:style-name="ro1">
          <table:table-cell office:value-type="float" office:value="1388514" calcext:value-type="float">
            <text:p>1388514</text:p>
          </table:table-cell>
          <table:table-cell office:value-type="float" office:value="0.106979" calcext:value-type="float">
            <text:p>0.106979</text:p>
          </table:table-cell>
          <table:table-cell office:value-type="float" office:value="777865" calcext:value-type="float">
            <text:p>777865</text:p>
          </table:table-cell>
          <table:table-cell office:value-type="float" office:value="3.89762" calcext:value-type="float">
            <text:p>3.89762</text:p>
          </table:table-cell>
          <table:table-cell office:value-type="float" office:value="771657" calcext:value-type="float">
            <text:p>771657</text:p>
          </table:table-cell>
          <table:table-cell office:value-type="float" office:value="34.947" calcext:value-type="float">
            <text:p>34.947</text:p>
          </table:table-cell>
        </table:table-row>
        <table:table-row table:style-name="ro1">
          <table:table-cell office:value-type="float" office:value="1390100" calcext:value-type="float">
            <text:p>1390100</text:p>
          </table:table-cell>
          <table:table-cell office:value-type="float" office:value="0.10682" calcext:value-type="float">
            <text:p>0.10682</text:p>
          </table:table-cell>
          <table:table-cell office:value-type="float" office:value="778757" calcext:value-type="float">
            <text:p>778757</text:p>
          </table:table-cell>
          <table:table-cell office:value-type="float" office:value="3.897" calcext:value-type="float">
            <text:p>3.897</text:p>
          </table:table-cell>
          <table:table-cell office:value-type="float" office:value="772533" calcext:value-type="float">
            <text:p>772533</text:p>
          </table:table-cell>
          <table:table-cell office:value-type="float" office:value="34.9303" calcext:value-type="float">
            <text:p>34.9303</text:p>
          </table:table-cell>
        </table:table-row>
        <table:table-row table:style-name="ro1">
          <table:table-cell office:value-type="float" office:value="1391683" calcext:value-type="float">
            <text:p>1391683</text:p>
          </table:table-cell>
          <table:table-cell office:value-type="float" office:value="0.106591" calcext:value-type="float">
            <text:p>0.106591</text:p>
          </table:table-cell>
          <table:table-cell office:value-type="float" office:value="779651" calcext:value-type="float">
            <text:p>779651</text:p>
          </table:table-cell>
          <table:table-cell office:value-type="float" office:value="3.89544" calcext:value-type="float">
            <text:p>3.89544</text:p>
          </table:table-cell>
          <table:table-cell office:value-type="float" office:value="773409" calcext:value-type="float">
            <text:p>773409</text:p>
          </table:table-cell>
          <table:table-cell office:value-type="float" office:value="34.9218" calcext:value-type="float">
            <text:p>34.9218</text:p>
          </table:table-cell>
        </table:table-row>
        <table:table-row table:style-name="ro1">
          <table:table-cell office:value-type="float" office:value="1393261" calcext:value-type="float">
            <text:p>1393261</text:p>
          </table:table-cell>
          <table:table-cell office:value-type="float" office:value="0.106448" calcext:value-type="float">
            <text:p>0.106448</text:p>
          </table:table-cell>
          <table:table-cell office:value-type="float" office:value="780542" calcext:value-type="float">
            <text:p>780542</text:p>
          </table:table-cell>
          <table:table-cell office:value-type="float" office:value="3.89427" calcext:value-type="float">
            <text:p>3.89427</text:p>
          </table:table-cell>
          <table:table-cell office:value-type="float" office:value="774286" calcext:value-type="float">
            <text:p>774286</text:p>
          </table:table-cell>
          <table:table-cell office:value-type="float" office:value="34.9008" calcext:value-type="float">
            <text:p>34.9008</text:p>
          </table:table-cell>
        </table:table-row>
        <table:table-row table:style-name="ro1">
          <table:table-cell office:value-type="float" office:value="1394846" calcext:value-type="float">
            <text:p>1394846</text:p>
          </table:table-cell>
          <table:table-cell office:value-type="float" office:value="0.106237" calcext:value-type="float">
            <text:p>0.106237</text:p>
          </table:table-cell>
          <table:table-cell office:value-type="float" office:value="781435" calcext:value-type="float">
            <text:p>781435</text:p>
          </table:table-cell>
          <table:table-cell office:value-type="float" office:value="3.89293" calcext:value-type="float">
            <text:p>3.89293</text:p>
          </table:table-cell>
          <table:table-cell office:value-type="float" office:value="775161" calcext:value-type="float">
            <text:p>775161</text:p>
          </table:table-cell>
          <table:table-cell office:value-type="float" office:value="34.8729" calcext:value-type="float">
            <text:p>34.8729</text:p>
          </table:table-cell>
        </table:table-row>
        <table:table-row table:style-name="ro1">
          <table:table-cell office:value-type="float" office:value="1396430" calcext:value-type="float">
            <text:p>1396430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782330" calcext:value-type="float">
            <text:p>782330</text:p>
          </table:table-cell>
          <table:table-cell office:value-type="float" office:value="3.89186" calcext:value-type="float">
            <text:p>3.89186</text:p>
          </table:table-cell>
          <table:table-cell office:value-type="float" office:value="776036" calcext:value-type="float">
            <text:p>776036</text:p>
          </table:table-cell>
          <table:table-cell office:value-type="float" office:value="34.8517" calcext:value-type="float">
            <text:p>34.8517</text:p>
          </table:table-cell>
        </table:table-row>
        <table:table-row table:style-name="ro1">
          <table:table-cell office:value-type="float" office:value="1398016" calcext:value-type="float">
            <text:p>1398016</text:p>
          </table:table-cell>
          <table:table-cell office:value-type="float" office:value="0.105996" calcext:value-type="float">
            <text:p>0.105996</text:p>
          </table:table-cell>
          <table:table-cell office:value-type="float" office:value="783223" calcext:value-type="float">
            <text:p>783223</text:p>
          </table:table-cell>
          <table:table-cell office:value-type="float" office:value="3.88526" calcext:value-type="float">
            <text:p>3.88526</text:p>
          </table:table-cell>
          <table:table-cell office:value-type="float" office:value="776913" calcext:value-type="float">
            <text:p>776913</text:p>
          </table:table-cell>
          <table:table-cell office:value-type="float" office:value="34.8315" calcext:value-type="float">
            <text:p>34.8315</text:p>
          </table:table-cell>
        </table:table-row>
        <table:table-row table:style-name="ro1">
          <table:table-cell office:value-type="float" office:value="1399602" calcext:value-type="float">
            <text:p>1399602</text:p>
          </table:table-cell>
          <table:table-cell office:value-type="float" office:value="0.105915" calcext:value-type="float">
            <text:p>0.105915</text:p>
          </table:table-cell>
          <table:table-cell office:value-type="float" office:value="784117" calcext:value-type="float">
            <text:p>784117</text:p>
          </table:table-cell>
          <table:table-cell office:value-type="float" office:value="3.87871" calcext:value-type="float">
            <text:p>3.87871</text:p>
          </table:table-cell>
          <table:table-cell office:value-type="float" office:value="777789" calcext:value-type="float">
            <text:p>777789</text:p>
          </table:table-cell>
          <table:table-cell office:value-type="float" office:value="34.8085" calcext:value-type="float">
            <text:p>34.8085</text:p>
          </table:table-cell>
        </table:table-row>
        <table:table-row table:style-name="ro1">
          <table:table-cell office:value-type="float" office:value="1401184" calcext:value-type="float">
            <text:p>1401184</text:p>
          </table:table-cell>
          <table:table-cell office:value-type="float" office:value="0.105851" calcext:value-type="float">
            <text:p>0.105851</text:p>
          </table:table-cell>
          <table:table-cell office:value-type="float" office:value="785008" calcext:value-type="float">
            <text:p>785008</text:p>
          </table:table-cell>
          <table:table-cell office:value-type="float" office:value="3.87772" calcext:value-type="float">
            <text:p>3.87772</text:p>
          </table:table-cell>
          <table:table-cell office:value-type="float" office:value="778665" calcext:value-type="float">
            <text:p>778665</text:p>
          </table:table-cell>
          <table:table-cell office:value-type="float" office:value="34.7939" calcext:value-type="float">
            <text:p>34.7939</text:p>
          </table:table-cell>
        </table:table-row>
        <table:table-row table:style-name="ro1">
          <table:table-cell office:value-type="float" office:value="1402788" calcext:value-type="float">
            <text:p>1402788</text:p>
          </table:table-cell>
          <table:table-cell office:value-type="float" office:value="0.105782" calcext:value-type="float">
            <text:p>0.105782</text:p>
          </table:table-cell>
          <table:table-cell office:value-type="float" office:value="785903" calcext:value-type="float">
            <text:p>785903</text:p>
          </table:table-cell>
          <table:table-cell office:value-type="float" office:value="3.87742" calcext:value-type="float">
            <text:p>3.87742</text:p>
          </table:table-cell>
          <table:table-cell office:value-type="float" office:value="779541" calcext:value-type="float">
            <text:p>779541</text:p>
          </table:table-cell>
          <table:table-cell office:value-type="float" office:value="34.7798" calcext:value-type="float">
            <text:p>34.7798</text:p>
          </table:table-cell>
        </table:table-row>
        <table:table-row table:style-name="ro1">
          <table:table-cell office:value-type="float" office:value="1404384" calcext:value-type="float">
            <text:p>1404384</text:p>
          </table:table-cell>
          <table:table-cell office:value-type="float" office:value="0.105682" calcext:value-type="float">
            <text:p>0.105682</text:p>
          </table:table-cell>
          <table:table-cell office:value-type="float" office:value="786797" calcext:value-type="float">
            <text:p>786797</text:p>
          </table:table-cell>
          <table:table-cell office:value-type="float" office:value="3.87695" calcext:value-type="float">
            <text:p>3.87695</text:p>
          </table:table-cell>
          <table:table-cell office:value-type="float" office:value="780416" calcext:value-type="float">
            <text:p>780416</text:p>
          </table:table-cell>
          <table:table-cell office:value-type="float" office:value="34.7612" calcext:value-type="float">
            <text:p>34.7612</text:p>
          </table:table-cell>
        </table:table-row>
        <table:table-row table:style-name="ro1">
          <table:table-cell office:value-type="float" office:value="1405984" calcext:value-type="float">
            <text:p>1405984</text:p>
          </table:table-cell>
          <table:table-cell office:value-type="float" office:value="0.105614" calcext:value-type="float">
            <text:p>0.105614</text:p>
          </table:table-cell>
          <table:table-cell office:value-type="float" office:value="787690" calcext:value-type="float">
            <text:p>787690</text:p>
          </table:table-cell>
          <table:table-cell office:value-type="float" office:value="3.87578" calcext:value-type="float">
            <text:p>3.87578</text:p>
          </table:table-cell>
          <table:table-cell office:value-type="float" office:value="781290" calcext:value-type="float">
            <text:p>781290</text:p>
          </table:table-cell>
          <table:table-cell office:value-type="float" office:value="34.7464" calcext:value-type="float">
            <text:p>34.7464</text:p>
          </table:table-cell>
        </table:table-row>
        <table:table-row table:style-name="ro1">
          <table:table-cell office:value-type="float" office:value="1407583" calcext:value-type="float">
            <text:p>1407583</text:p>
          </table:table-cell>
          <table:table-cell office:value-type="float" office:value="0.105548" calcext:value-type="float">
            <text:p>0.105548</text:p>
          </table:table-cell>
          <table:table-cell office:value-type="float" office:value="788583" calcext:value-type="float">
            <text:p>788583</text:p>
          </table:table-cell>
          <table:table-cell office:value-type="float" office:value="3.87541" calcext:value-type="float">
            <text:p>3.87541</text:p>
          </table:table-cell>
          <table:table-cell office:value-type="float" office:value="782167" calcext:value-type="float">
            <text:p>782167</text:p>
          </table:table-cell>
          <table:table-cell office:value-type="float" office:value="34.7203" calcext:value-type="float">
            <text:p>34.7203</text:p>
          </table:table-cell>
        </table:table-row>
        <table:table-row table:style-name="ro1">
          <table:table-cell office:value-type="float" office:value="1409179" calcext:value-type="float">
            <text:p>1409179</text:p>
          </table:table-cell>
          <table:table-cell office:value-type="float" office:value="0.105392" calcext:value-type="float">
            <text:p>0.105392</text:p>
          </table:table-cell>
          <table:table-cell office:value-type="float" office:value="789478" calcext:value-type="float">
            <text:p>789478</text:p>
          </table:table-cell>
          <table:table-cell office:value-type="float" office:value="3.875" calcext:value-type="float">
            <text:p>3.875</text:p>
          </table:table-cell>
          <table:table-cell office:value-type="float" office:value="783042" calcext:value-type="float">
            <text:p>783042</text:p>
          </table:table-cell>
          <table:table-cell office:value-type="float" office:value="34.6849" calcext:value-type="float">
            <text:p>34.6849</text:p>
          </table:table-cell>
        </table:table-row>
        <table:table-row table:style-name="ro1">
          <table:table-cell office:value-type="float" office:value="1410770" calcext:value-type="float">
            <text:p>1410770</text:p>
          </table:table-cell>
          <table:table-cell office:value-type="float" office:value="0.105304" calcext:value-type="float">
            <text:p>0.105304</text:p>
          </table:table-cell>
          <table:table-cell office:value-type="float" office:value="790370" calcext:value-type="float">
            <text:p>790370</text:p>
          </table:table-cell>
          <table:table-cell office:value-type="float" office:value="3.8723" calcext:value-type="float">
            <text:p>3.8723</text:p>
          </table:table-cell>
          <table:table-cell office:value-type="float" office:value="783918" calcext:value-type="float">
            <text:p>783918</text:p>
          </table:table-cell>
          <table:table-cell office:value-type="float" office:value="34.6786" calcext:value-type="float">
            <text:p>34.6786</text:p>
          </table:table-cell>
        </table:table-row>
        <table:table-row table:style-name="ro1">
          <table:table-cell office:value-type="float" office:value="1412360" calcext:value-type="float">
            <text:p>1412360</text:p>
          </table:table-cell>
          <table:table-cell office:value-type="float" office:value="0.105278" calcext:value-type="float">
            <text:p>0.105278</text:p>
          </table:table-cell>
          <table:table-cell office:value-type="float" office:value="791263" calcext:value-type="float">
            <text:p>791263</text:p>
          </table:table-cell>
          <table:table-cell office:value-type="float" office:value="3.87165" calcext:value-type="float">
            <text:p>3.87165</text:p>
          </table:table-cell>
          <table:table-cell office:value-type="float" office:value="784795" calcext:value-type="float">
            <text:p>784795</text:p>
          </table:table-cell>
          <table:table-cell office:value-type="float" office:value="34.6636" calcext:value-type="float">
            <text:p>34.6636</text:p>
          </table:table-cell>
        </table:table-row>
        <table:table-row table:style-name="ro1">
          <table:table-cell office:value-type="float" office:value="1413956" calcext:value-type="float">
            <text:p>1413956</text:p>
          </table:table-cell>
          <table:table-cell office:value-type="float" office:value="0.105176" calcext:value-type="float">
            <text:p>0.105176</text:p>
          </table:table-cell>
          <table:table-cell office:value-type="float" office:value="792157" calcext:value-type="float">
            <text:p>792157</text:p>
          </table:table-cell>
          <table:table-cell office:value-type="float" office:value="3.87117" calcext:value-type="float">
            <text:p>3.87117</text:p>
          </table:table-cell>
          <table:table-cell office:value-type="float" office:value="785670" calcext:value-type="float">
            <text:p>785670</text:p>
          </table:table-cell>
          <table:table-cell office:value-type="float" office:value="34.6355" calcext:value-type="float">
            <text:p>34.6355</text:p>
          </table:table-cell>
        </table:table-row>
        <table:table-row table:style-name="ro1">
          <table:table-cell office:value-type="float" office:value="1415535" calcext:value-type="float">
            <text:p>1415535</text:p>
          </table:table-cell>
          <table:table-cell office:value-type="float" office:value="0.105119" calcext:value-type="float">
            <text:p>0.105119</text:p>
          </table:table-cell>
          <table:table-cell office:value-type="float" office:value="793052" calcext:value-type="float">
            <text:p>793052</text:p>
          </table:table-cell>
          <table:table-cell office:value-type="float" office:value="3.87068" calcext:value-type="float">
            <text:p>3.87068</text:p>
          </table:table-cell>
          <table:table-cell office:value-type="float" office:value="786546" calcext:value-type="float">
            <text:p>786546</text:p>
          </table:table-cell>
          <table:table-cell office:value-type="float" office:value="34.6429" calcext:value-type="float">
            <text:p>34.6429</text:p>
          </table:table-cell>
        </table:table-row>
        <table:table-row table:style-name="ro1">
          <table:table-cell office:value-type="float" office:value="1417131" calcext:value-type="float">
            <text:p>1417131</text:p>
          </table:table-cell>
          <table:table-cell office:value-type="float" office:value="0.105101" calcext:value-type="float">
            <text:p>0.105101</text:p>
          </table:table-cell>
          <table:table-cell office:value-type="float" office:value="793949" calcext:value-type="float">
            <text:p>793949</text:p>
          </table:table-cell>
          <table:table-cell office:value-type="float" office:value="3.86985" calcext:value-type="float">
            <text:p>3.86985</text:p>
          </table:table-cell>
          <table:table-cell office:value-type="float" office:value="787422" calcext:value-type="float">
            <text:p>787422</text:p>
          </table:table-cell>
          <table:table-cell office:value-type="float" office:value="34.634" calcext:value-type="float">
            <text:p>34.634</text:p>
          </table:table-cell>
        </table:table-row>
        <table:table-row table:style-name="ro1">
          <table:table-cell office:value-type="float" office:value="1418731" calcext:value-type="float">
            <text:p>1418731</text:p>
          </table:table-cell>
          <table:table-cell office:value-type="float" office:value="0.105142" calcext:value-type="float">
            <text:p>0.105142</text:p>
          </table:table-cell>
          <table:table-cell office:value-type="float" office:value="794845" calcext:value-type="float">
            <text:p>794845</text:p>
          </table:table-cell>
          <table:table-cell office:value-type="float" office:value="3.86959" calcext:value-type="float">
            <text:p>3.86959</text:p>
          </table:table-cell>
          <table:table-cell office:value-type="float" office:value="788311" calcext:value-type="float">
            <text:p>788311</text:p>
          </table:table-cell>
          <table:table-cell office:value-type="float" office:value="34.6219" calcext:value-type="float">
            <text:p>34.6219</text:p>
          </table:table-cell>
        </table:table-row>
        <table:table-row table:style-name="ro1">
          <table:table-cell office:value-type="float" office:value="1420330" calcext:value-type="float">
            <text:p>1420330</text:p>
          </table:table-cell>
          <table:table-cell office:value-type="float" office:value="0.105155" calcext:value-type="float">
            <text:p>0.105155</text:p>
          </table:table-cell>
          <table:table-cell office:value-type="float" office:value="795739" calcext:value-type="float">
            <text:p>795739</text:p>
          </table:table-cell>
          <table:table-cell office:value-type="float" office:value="3.86887" calcext:value-type="float">
            <text:p>3.86887</text:p>
          </table:table-cell>
          <table:table-cell office:value-type="float" office:value="789193" calcext:value-type="float">
            <text:p>789193</text:p>
          </table:table-cell>
          <table:table-cell office:value-type="float" office:value="34.6088" calcext:value-type="float">
            <text:p>34.6088</text:p>
          </table:table-cell>
        </table:table-row>
        <table:table-row table:style-name="ro1">
          <table:table-cell office:value-type="float" office:value="1421921" calcext:value-type="float">
            <text:p>1421921</text:p>
          </table:table-cell>
          <table:table-cell office:value-type="float" office:value="0.105189" calcext:value-type="float">
            <text:p>0.105189</text:p>
          </table:table-cell>
          <table:table-cell office:value-type="float" office:value="796631" calcext:value-type="float">
            <text:p>796631</text:p>
          </table:table-cell>
          <table:table-cell office:value-type="float" office:value="3.86873" calcext:value-type="float">
            <text:p>3.86873</text:p>
          </table:table-cell>
          <table:table-cell office:value-type="float" office:value="790070" calcext:value-type="float">
            <text:p>790070</text:p>
          </table:table-cell>
          <table:table-cell office:value-type="float" office:value="34.5873" calcext:value-type="float">
            <text:p>34.5873</text:p>
          </table:table-cell>
        </table:table-row>
        <table:table-row table:style-name="ro1">
          <table:table-cell office:value-type="float" office:value="1423513" calcext:value-type="float">
            <text:p>1423513</text:p>
          </table:table-cell>
          <table:table-cell office:value-type="float" office:value="0.104913" calcext:value-type="float">
            <text:p>0.104913</text:p>
          </table:table-cell>
          <table:table-cell office:value-type="float" office:value="797526" calcext:value-type="float">
            <text:p>797526</text:p>
          </table:table-cell>
          <table:table-cell office:value-type="float" office:value="3.86803" calcext:value-type="float">
            <text:p>3.86803</text:p>
          </table:table-cell>
          <table:table-cell office:value-type="float" office:value="790945" calcext:value-type="float">
            <text:p>790945</text:p>
          </table:table-cell>
          <table:table-cell office:value-type="float" office:value="34.5747" calcext:value-type="float">
            <text:p>34.5747</text:p>
          </table:table-cell>
        </table:table-row>
        <table:table-row table:style-name="ro1">
          <table:table-cell office:value-type="float" office:value="1425101" calcext:value-type="float">
            <text:p>1425101</text:p>
          </table:table-cell>
          <table:table-cell office:value-type="float" office:value="0.104656" calcext:value-type="float">
            <text:p>0.104656</text:p>
          </table:table-cell>
          <table:table-cell office:value-type="float" office:value="798419" calcext:value-type="float">
            <text:p>798419</text:p>
          </table:table-cell>
          <table:table-cell office:value-type="float" office:value="3.86795" calcext:value-type="float">
            <text:p>3.86795</text:p>
          </table:table-cell>
          <table:table-cell office:value-type="float" office:value="791822" calcext:value-type="float">
            <text:p>791822</text:p>
          </table:table-cell>
          <table:table-cell office:value-type="float" office:value="34.5475" calcext:value-type="float">
            <text:p>34.5475</text:p>
          </table:table-cell>
        </table:table-row>
        <table:table-row table:style-name="ro1">
          <table:table-cell office:value-type="float" office:value="1426692" calcext:value-type="float">
            <text:p>1426692</text:p>
          </table:table-cell>
          <table:table-cell office:value-type="float" office:value="0.104206" calcext:value-type="float">
            <text:p>0.104206</text:p>
          </table:table-cell>
          <table:table-cell office:value-type="float" office:value="799314" calcext:value-type="float">
            <text:p>799314</text:p>
          </table:table-cell>
          <table:table-cell office:value-type="float" office:value="3.86756" calcext:value-type="float">
            <text:p>3.86756</text:p>
          </table:table-cell>
          <table:table-cell office:value-type="float" office:value="792698" calcext:value-type="float">
            <text:p>792698</text:p>
          </table:table-cell>
          <table:table-cell office:value-type="float" office:value="34.535" calcext:value-type="float">
            <text:p>34.535</text:p>
          </table:table-cell>
        </table:table-row>
        <table:table-row table:style-name="ro1">
          <table:table-cell office:value-type="float" office:value="1428284" calcext:value-type="float">
            <text:p>1428284</text:p>
          </table:table-cell>
          <table:table-cell office:value-type="float" office:value="0.103812" calcext:value-type="float">
            <text:p>0.103812</text:p>
          </table:table-cell>
          <table:table-cell office:value-type="float" office:value="800206" calcext:value-type="float">
            <text:p>800206</text:p>
          </table:table-cell>
          <table:table-cell office:value-type="float" office:value="3.86717" calcext:value-type="float">
            <text:p>3.86717</text:p>
          </table:table-cell>
          <table:table-cell office:value-type="float" office:value="793573" calcext:value-type="float">
            <text:p>793573</text:p>
          </table:table-cell>
          <table:table-cell office:value-type="float" office:value="34.519" calcext:value-type="float">
            <text:p>34.519</text:p>
          </table:table-cell>
        </table:table-row>
        <table:table-row table:style-name="ro1">
          <table:table-cell office:value-type="float" office:value="1429877" calcext:value-type="float">
            <text:p>1429877</text:p>
          </table:table-cell>
          <table:table-cell office:value-type="float" office:value="0.103526" calcext:value-type="float">
            <text:p>0.103526</text:p>
          </table:table-cell>
          <table:table-cell office:value-type="float" office:value="801098" calcext:value-type="float">
            <text:p>801098</text:p>
          </table:table-cell>
          <table:table-cell office:value-type="float" office:value="3.86648" calcext:value-type="float">
            <text:p>3.86648</text:p>
          </table:table-cell>
          <table:table-cell office:value-type="float" office:value="794449" calcext:value-type="float">
            <text:p>794449</text:p>
          </table:table-cell>
          <table:table-cell office:value-type="float" office:value="34.4948" calcext:value-type="float">
            <text:p>34.4948</text:p>
          </table:table-cell>
        </table:table-row>
        <table:table-row table:style-name="ro1">
          <table:table-cell office:value-type="float" office:value="1431476" calcext:value-type="float">
            <text:p>1431476</text:p>
          </table:table-cell>
          <table:table-cell office:value-type="float" office:value="0.103247" calcext:value-type="float">
            <text:p>0.103247</text:p>
          </table:table-cell>
          <table:table-cell office:value-type="float" office:value="801990" calcext:value-type="float">
            <text:p>801990</text:p>
          </table:table-cell>
          <table:table-cell office:value-type="float" office:value="3.86586" calcext:value-type="float">
            <text:p>3.86586</text:p>
          </table:table-cell>
          <table:table-cell office:value-type="float" office:value="795324" calcext:value-type="float">
            <text:p>795324</text:p>
          </table:table-cell>
          <table:table-cell office:value-type="float" office:value="34.4816" calcext:value-type="float">
            <text:p>34.4816</text:p>
          </table:table-cell>
        </table:table-row>
        <table:table-row table:style-name="ro1">
          <table:table-cell office:value-type="float" office:value="1433058" calcext:value-type="float">
            <text:p>1433058</text:p>
          </table:table-cell>
          <table:table-cell office:value-type="float" office:value="0.102897" calcext:value-type="float">
            <text:p>0.102897</text:p>
          </table:table-cell>
          <table:table-cell office:value-type="float" office:value="802887" calcext:value-type="float">
            <text:p>802887</text:p>
          </table:table-cell>
          <table:table-cell office:value-type="float" office:value="3.86519" calcext:value-type="float">
            <text:p>3.86519</text:p>
          </table:table-cell>
          <table:table-cell office:value-type="float" office:value="796201" calcext:value-type="float">
            <text:p>796201</text:p>
          </table:table-cell>
          <table:table-cell office:value-type="float" office:value="34.4628" calcext:value-type="float">
            <text:p>34.4628</text:p>
          </table:table-cell>
        </table:table-row>
        <table:table-row table:style-name="ro1">
          <table:table-cell office:value-type="float" office:value="1434639" calcext:value-type="float">
            <text:p>1434639</text:p>
          </table:table-cell>
          <table:table-cell office:value-type="float" office:value="0.102506" calcext:value-type="float">
            <text:p>0.102506</text:p>
          </table:table-cell>
          <table:table-cell office:value-type="float" office:value="803782" calcext:value-type="float">
            <text:p>803782</text:p>
          </table:table-cell>
          <table:table-cell office:value-type="float" office:value="3.86488" calcext:value-type="float">
            <text:p>3.86488</text:p>
          </table:table-cell>
          <table:table-cell office:value-type="float" office:value="797100" calcext:value-type="float">
            <text:p>797100</text:p>
          </table:table-cell>
          <table:table-cell office:value-type="float" office:value="34.4537" calcext:value-type="float">
            <text:p>34.4537</text:p>
          </table:table-cell>
        </table:table-row>
        <table:table-row table:style-name="ro1">
          <table:table-cell office:value-type="float" office:value="1436221" calcext:value-type="float">
            <text:p>1436221</text:p>
          </table:table-cell>
          <table:table-cell office:value-type="float" office:value="0.102084" calcext:value-type="float">
            <text:p>0.102084</text:p>
          </table:table-cell>
          <table:table-cell office:value-type="float" office:value="804674" calcext:value-type="float">
            <text:p>804674</text:p>
          </table:table-cell>
          <table:table-cell office:value-type="float" office:value="3.86429" calcext:value-type="float">
            <text:p>3.86429</text:p>
          </table:table-cell>
          <table:table-cell office:value-type="float" office:value="797991" calcext:value-type="float">
            <text:p>797991</text:p>
          </table:table-cell>
          <table:table-cell office:value-type="float" office:value="34.4328" calcext:value-type="float">
            <text:p>34.4328</text:p>
          </table:table-cell>
        </table:table-row>
        <table:table-row table:style-name="ro1">
          <table:table-cell office:value-type="float" office:value="1437801" calcext:value-type="float">
            <text:p>1437801</text:p>
          </table:table-cell>
          <table:table-cell office:value-type="float" office:value="0.101697" calcext:value-type="float">
            <text:p>0.101697</text:p>
          </table:table-cell>
          <table:table-cell office:value-type="float" office:value="805565" calcext:value-type="float">
            <text:p>805565</text:p>
          </table:table-cell>
          <table:table-cell office:value-type="float" office:value="3.86329" calcext:value-type="float">
            <text:p>3.86329</text:p>
          </table:table-cell>
          <table:table-cell office:value-type="float" office:value="798888" calcext:value-type="float">
            <text:p>798888</text:p>
          </table:table-cell>
          <table:table-cell office:value-type="float" office:value="34.4107" calcext:value-type="float">
            <text:p>34.4107</text:p>
          </table:table-cell>
        </table:table-row>
        <table:table-row table:style-name="ro1">
          <table:table-cell office:value-type="float" office:value="1439382" calcext:value-type="float">
            <text:p>1439382</text:p>
          </table:table-cell>
          <table:table-cell office:value-type="float" office:value="0.101119" calcext:value-type="float">
            <text:p>0.101119</text:p>
          </table:table-cell>
          <table:table-cell office:value-type="float" office:value="806460" calcext:value-type="float">
            <text:p>806460</text:p>
          </table:table-cell>
          <table:table-cell office:value-type="float" office:value="3.86272" calcext:value-type="float">
            <text:p>3.86272</text:p>
          </table:table-cell>
          <table:table-cell office:value-type="float" office:value="799767" calcext:value-type="float">
            <text:p>799767</text:p>
          </table:table-cell>
          <table:table-cell office:value-type="float" office:value="34.4004" calcext:value-type="float">
            <text:p>34.4004</text:p>
          </table:table-cell>
        </table:table-row>
        <table:table-row table:style-name="ro1">
          <table:table-cell office:value-type="float" office:value="1440963" calcext:value-type="float">
            <text:p>1440963</text:p>
          </table:table-cell>
          <table:table-cell office:value-type="float" office:value="0.100791" calcext:value-type="float">
            <text:p>0.100791</text:p>
          </table:table-cell>
          <table:table-cell office:value-type="float" office:value="807351" calcext:value-type="float">
            <text:p>807351</text:p>
          </table:table-cell>
          <table:table-cell office:value-type="float" office:value="3.86245" calcext:value-type="float">
            <text:p>3.86245</text:p>
          </table:table-cell>
          <table:table-cell office:value-type="float" office:value="800643" calcext:value-type="float">
            <text:p>800643</text:p>
          </table:table-cell>
          <table:table-cell office:value-type="float" office:value="34.3852" calcext:value-type="float">
            <text:p>34.3852</text:p>
          </table:table-cell>
        </table:table-row>
        <table:table-row table:style-name="ro1">
          <table:table-cell office:value-type="float" office:value="1442547" calcext:value-type="float">
            <text:p>1442547</text:p>
          </table:table-cell>
          <table:table-cell office:value-type="float" office:value="0.100568" calcext:value-type="float">
            <text:p>0.100568</text:p>
          </table:table-cell>
          <table:table-cell office:value-type="float" office:value="808238" calcext:value-type="float">
            <text:p>808238</text:p>
          </table:table-cell>
          <table:table-cell office:value-type="float" office:value="3.86167" calcext:value-type="float">
            <text:p>3.86167</text:p>
          </table:table-cell>
          <table:table-cell office:value-type="float" office:value="801519" calcext:value-type="float">
            <text:p>801519</text:p>
          </table:table-cell>
          <table:table-cell office:value-type="float" office:value="34.3686" calcext:value-type="float">
            <text:p>34.3686</text:p>
          </table:table-cell>
        </table:table-row>
        <table:table-row table:style-name="ro1">
          <table:table-cell office:value-type="float" office:value="1444128" calcext:value-type="float">
            <text:p>1444128</text:p>
          </table:table-cell>
          <table:table-cell office:value-type="float" office:value="0.100249" calcext:value-type="float">
            <text:p>0.100249</text:p>
          </table:table-cell>
          <table:table-cell office:value-type="float" office:value="809124" calcext:value-type="float">
            <text:p>809124</text:p>
          </table:table-cell>
          <table:table-cell office:value-type="float" office:value="3.86088" calcext:value-type="float">
            <text:p>3.86088</text:p>
          </table:table-cell>
          <table:table-cell office:value-type="float" office:value="802394" calcext:value-type="float">
            <text:p>802394</text:p>
          </table:table-cell>
          <table:table-cell office:value-type="float" office:value="34.3552" calcext:value-type="float">
            <text:p>34.3552</text:p>
          </table:table-cell>
        </table:table-row>
        <table:table-row table:style-name="ro1">
          <table:table-cell office:value-type="float" office:value="1445709" calcext:value-type="float">
            <text:p>1445709</text:p>
          </table:table-cell>
          <table:table-cell office:value-type="float" office:value="0.0999253" calcext:value-type="float">
            <text:p>0.0999253</text:p>
          </table:table-cell>
          <table:table-cell office:value-type="float" office:value="810010" calcext:value-type="float">
            <text:p>810010</text:p>
          </table:table-cell>
          <table:table-cell office:value-type="float" office:value="3.85957" calcext:value-type="float">
            <text:p>3.85957</text:p>
          </table:table-cell>
          <table:table-cell office:value-type="float" office:value="803270" calcext:value-type="float">
            <text:p>803270</text:p>
          </table:table-cell>
          <table:table-cell office:value-type="float" office:value="34.3385" calcext:value-type="float">
            <text:p>34.3385</text:p>
          </table:table-cell>
        </table:table-row>
        <table:table-row table:style-name="ro1">
          <table:table-cell office:value-type="float" office:value="1447312" calcext:value-type="float">
            <text:p>1447312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810894" calcext:value-type="float">
            <text:p>810894</text:p>
          </table:table-cell>
          <table:table-cell office:value-type="float" office:value="3.85186" calcext:value-type="float">
            <text:p>3.85186</text:p>
          </table:table-cell>
          <table:table-cell office:value-type="float" office:value="804145" calcext:value-type="float">
            <text:p>804145</text:p>
          </table:table-cell>
          <table:table-cell office:value-type="float" office:value="34.3604" calcext:value-type="float">
            <text:p>34.3604</text:p>
          </table:table-cell>
        </table:table-row>
        <table:table-row table:style-name="ro1">
          <table:table-cell office:value-type="float" office:value="1448905" calcext:value-type="float">
            <text:p>1448905</text:p>
          </table:table-cell>
          <table:table-cell office:value-type="float" office:value="0.0994276" calcext:value-type="float">
            <text:p>0.0994276</text:p>
          </table:table-cell>
          <table:table-cell office:value-type="float" office:value="811778" calcext:value-type="float">
            <text:p>811778</text:p>
          </table:table-cell>
          <table:table-cell office:value-type="float" office:value="3.85116" calcext:value-type="float">
            <text:p>3.85116</text:p>
          </table:table-cell>
          <table:table-cell office:value-type="float" office:value="805021" calcext:value-type="float">
            <text:p>805021</text:p>
          </table:table-cell>
          <table:table-cell office:value-type="float" office:value="34.3433" calcext:value-type="float">
            <text:p>34.3433</text:p>
          </table:table-cell>
        </table:table-row>
        <table:table-row table:style-name="ro1">
          <table:table-cell office:value-type="float" office:value="1450505" calcext:value-type="float">
            <text:p>1450505</text:p>
          </table:table-cell>
          <table:table-cell office:value-type="float" office:value="0.099273" calcext:value-type="float">
            <text:p>0.099273</text:p>
          </table:table-cell>
          <table:table-cell office:value-type="float" office:value="812664" calcext:value-type="float">
            <text:p>812664</text:p>
          </table:table-cell>
          <table:table-cell office:value-type="float" office:value="3.85031" calcext:value-type="float">
            <text:p>3.85031</text:p>
          </table:table-cell>
          <table:table-cell office:value-type="float" office:value="805897" calcext:value-type="float">
            <text:p>805897</text:p>
          </table:table-cell>
          <table:table-cell office:value-type="float" office:value="34.3239" calcext:value-type="float">
            <text:p>34.3239</text:p>
          </table:table-cell>
        </table:table-row>
        <table:table-row table:style-name="ro1">
          <table:table-cell office:value-type="float" office:value="1452103" calcext:value-type="float">
            <text:p>1452103</text:p>
          </table:table-cell>
          <table:table-cell office:value-type="float" office:value="0.099179" calcext:value-type="float">
            <text:p>0.099179</text:p>
          </table:table-cell>
          <table:table-cell office:value-type="float" office:value="813549" calcext:value-type="float">
            <text:p>813549</text:p>
          </table:table-cell>
          <table:table-cell office:value-type="float" office:value="3.84962" calcext:value-type="float">
            <text:p>3.84962</text:p>
          </table:table-cell>
          <table:table-cell office:value-type="float" office:value="806771" calcext:value-type="float">
            <text:p>806771</text:p>
          </table:table-cell>
          <table:table-cell office:value-type="float" office:value="34.3113" calcext:value-type="float">
            <text:p>34.3113</text:p>
          </table:table-cell>
        </table:table-row>
        <table:table-row table:style-name="ro1">
          <table:table-cell office:value-type="float" office:value="1453699" calcext:value-type="float">
            <text:p>1453699</text:p>
          </table:table-cell>
          <table:table-cell office:value-type="float" office:value="0.0990913" calcext:value-type="float">
            <text:p>0.0990913</text:p>
          </table:table-cell>
          <table:table-cell office:value-type="float" office:value="814433" calcext:value-type="float">
            <text:p>814433</text:p>
          </table:table-cell>
          <table:table-cell office:value-type="float" office:value="3.84923" calcext:value-type="float">
            <text:p>3.84923</text:p>
          </table:table-cell>
          <table:table-cell office:value-type="float" office:value="807646" calcext:value-type="float">
            <text:p>807646</text:p>
          </table:table-cell>
          <table:table-cell office:value-type="float" office:value="34.2955" calcext:value-type="float">
            <text:p>34.2955</text:p>
          </table:table-cell>
        </table:table-row>
        <table:table-row table:style-name="ro1">
          <table:table-cell office:value-type="float" office:value="1455290" calcext:value-type="float">
            <text:p>1455290</text:p>
          </table:table-cell>
          <table:table-cell office:value-type="float" office:value="0.0990408" calcext:value-type="float">
            <text:p>0.0990408</text:p>
          </table:table-cell>
          <table:table-cell office:value-type="float" office:value="815318" calcext:value-type="float">
            <text:p>815318</text:p>
          </table:table-cell>
          <table:table-cell office:value-type="float" office:value="3.8485" calcext:value-type="float">
            <text:p>3.8485</text:p>
          </table:table-cell>
          <table:table-cell office:value-type="float" office:value="808529" calcext:value-type="float">
            <text:p>808529</text:p>
          </table:table-cell>
          <table:table-cell office:value-type="float" office:value="34.284" calcext:value-type="float">
            <text:p>34.284</text:p>
          </table:table-cell>
        </table:table-row>
        <table:table-row table:style-name="ro1">
          <table:table-cell office:value-type="float" office:value="1456876" calcext:value-type="float">
            <text:p>1456876</text:p>
          </table:table-cell>
          <table:table-cell office:value-type="float" office:value="0.098964" calcext:value-type="float">
            <text:p>0.098964</text:p>
          </table:table-cell>
          <table:table-cell office:value-type="float" office:value="816204" calcext:value-type="float">
            <text:p>816204</text:p>
          </table:table-cell>
          <table:table-cell office:value-type="float" office:value="3.84773" calcext:value-type="float">
            <text:p>3.84773</text:p>
          </table:table-cell>
          <table:table-cell office:value-type="float" office:value="809407" calcext:value-type="float">
            <text:p>809407</text:p>
          </table:table-cell>
          <table:table-cell office:value-type="float" office:value="34.2666" calcext:value-type="float">
            <text:p>34.2666</text:p>
          </table:table-cell>
        </table:table-row>
        <table:table-row table:style-name="ro1">
          <table:table-cell office:value-type="float" office:value="1458474" calcext:value-type="float">
            <text:p>1458474</text:p>
          </table:table-cell>
          <table:table-cell office:value-type="float" office:value="0.0987455" calcext:value-type="float">
            <text:p>0.0987455</text:p>
          </table:table-cell>
          <table:table-cell office:value-type="float" office:value="817089" calcext:value-type="float">
            <text:p>817089</text:p>
          </table:table-cell>
          <table:table-cell office:value-type="float" office:value="3.84713" calcext:value-type="float">
            <text:p>3.84713</text:p>
          </table:table-cell>
          <table:table-cell office:value-type="float" office:value="810286" calcext:value-type="float">
            <text:p>810286</text:p>
          </table:table-cell>
          <table:table-cell office:value-type="float" office:value="34.2483" calcext:value-type="float">
            <text:p>34.2483</text:p>
          </table:table-cell>
        </table:table-row>
        <table:table-row table:style-name="ro1">
          <table:table-cell office:value-type="float" office:value="1460055" calcext:value-type="float">
            <text:p>1460055</text:p>
          </table:table-cell>
          <table:table-cell office:value-type="float" office:value="0.0984005" calcext:value-type="float">
            <text:p>0.0984005</text:p>
          </table:table-cell>
          <table:table-cell office:value-type="float" office:value="817976" calcext:value-type="float">
            <text:p>817976</text:p>
          </table:table-cell>
          <table:table-cell office:value-type="float" office:value="3.84647" calcext:value-type="float">
            <text:p>3.84647</text:p>
          </table:table-cell>
          <table:table-cell office:value-type="float" office:value="811163" calcext:value-type="float">
            <text:p>811163</text:p>
          </table:table-cell>
          <table:table-cell office:value-type="float" office:value="34.2198" calcext:value-type="float">
            <text:p>34.2198</text:p>
          </table:table-cell>
        </table:table-row>
        <table:table-row table:style-name="ro1">
          <table:table-cell office:value-type="float" office:value="1461653" calcext:value-type="float">
            <text:p>1461653</text:p>
          </table:table-cell>
          <table:table-cell office:value-type="float" office:value="0.0981488" calcext:value-type="float">
            <text:p>0.0981488</text:p>
          </table:table-cell>
          <table:table-cell office:value-type="float" office:value="818863" calcext:value-type="float">
            <text:p>818863</text:p>
          </table:table-cell>
          <table:table-cell office:value-type="float" office:value="3.84561" calcext:value-type="float">
            <text:p>3.84561</text:p>
          </table:table-cell>
          <table:table-cell office:value-type="float" office:value="812039" calcext:value-type="float">
            <text:p>812039</text:p>
          </table:table-cell>
          <table:table-cell office:value-type="float" office:value="34.2012" calcext:value-type="float">
            <text:p>34.2012</text:p>
          </table:table-cell>
        </table:table-row>
        <table:table-row table:style-name="ro1">
          <table:table-cell office:value-type="float" office:value="1463253" calcext:value-type="float">
            <text:p>1463253</text:p>
          </table:table-cell>
          <table:table-cell office:value-type="float" office:value="0.0978188" calcext:value-type="float">
            <text:p>0.0978188</text:p>
          </table:table-cell>
          <table:table-cell office:value-type="float" office:value="819746" calcext:value-type="float">
            <text:p>819746</text:p>
          </table:table-cell>
          <table:table-cell office:value-type="float" office:value="3.83435" calcext:value-type="float">
            <text:p>3.83435</text:p>
          </table:table-cell>
          <table:table-cell office:value-type="float" office:value="812914" calcext:value-type="float">
            <text:p>812914</text:p>
          </table:table-cell>
          <table:table-cell office:value-type="float" office:value="34.1801" calcext:value-type="float">
            <text:p>34.1801</text:p>
          </table:table-cell>
        </table:table-row>
        <table:table-row table:style-name="ro1">
          <table:table-cell office:value-type="float" office:value="1464851" calcext:value-type="float">
            <text:p>1464851</text:p>
          </table:table-cell>
          <table:table-cell office:value-type="float" office:value="0.0974706" calcext:value-type="float">
            <text:p>0.0974706</text:p>
          </table:table-cell>
          <table:table-cell office:value-type="float" office:value="820634" calcext:value-type="float">
            <text:p>820634</text:p>
          </table:table-cell>
          <table:table-cell office:value-type="float" office:value="3.83253" calcext:value-type="float">
            <text:p>3.83253</text:p>
          </table:table-cell>
          <table:table-cell office:value-type="float" office:value="813790" calcext:value-type="float">
            <text:p>813790</text:p>
          </table:table-cell>
          <table:table-cell office:value-type="float" office:value="34.1687" calcext:value-type="float">
            <text:p>34.1687</text:p>
          </table:table-cell>
        </table:table-row>
        <table:table-row table:style-name="ro1">
          <table:table-cell office:value-type="float" office:value="1466447" calcext:value-type="float">
            <text:p>1466447</text:p>
          </table:table-cell>
          <table:table-cell office:value-type="float" office:value="0.0972475" calcext:value-type="float">
            <text:p>0.0972475</text:p>
          </table:table-cell>
          <table:table-cell office:value-type="float" office:value="821522" calcext:value-type="float">
            <text:p>821522</text:p>
          </table:table-cell>
          <table:table-cell office:value-type="float" office:value="3.83042" calcext:value-type="float">
            <text:p>3.83042</text:p>
          </table:table-cell>
          <table:table-cell office:value-type="float" office:value="814668" calcext:value-type="float">
            <text:p>814668</text:p>
          </table:table-cell>
          <table:table-cell office:value-type="float" office:value="34.1412" calcext:value-type="float">
            <text:p>34.1412</text:p>
          </table:table-cell>
        </table:table-row>
        <table:table-row table:style-name="ro1">
          <table:table-cell office:value-type="float" office:value="1468038" calcext:value-type="float">
            <text:p>1468038</text:p>
          </table:table-cell>
          <table:table-cell office:value-type="float" office:value="0.0970072" calcext:value-type="float">
            <text:p>0.0970072</text:p>
          </table:table-cell>
          <table:table-cell office:value-type="float" office:value="822409" calcext:value-type="float">
            <text:p>822409</text:p>
          </table:table-cell>
          <table:table-cell office:value-type="float" office:value="3.82992" calcext:value-type="float">
            <text:p>3.82992</text:p>
          </table:table-cell>
          <table:table-cell office:value-type="float" office:value="815544" calcext:value-type="float">
            <text:p>815544</text:p>
          </table:table-cell>
          <table:table-cell office:value-type="float" office:value="34.1086" calcext:value-type="float">
            <text:p>34.1086</text:p>
          </table:table-cell>
        </table:table-row>
        <table:table-row table:style-name="ro1">
          <table:table-cell office:value-type="float" office:value="1469633" calcext:value-type="float">
            <text:p>1469633</text:p>
          </table:table-cell>
          <table:table-cell office:value-type="float" office:value="0.0968642" calcext:value-type="float">
            <text:p>0.0968642</text:p>
          </table:table-cell>
          <table:table-cell office:value-type="float" office:value="823293" calcext:value-type="float">
            <text:p>823293</text:p>
          </table:table-cell>
          <table:table-cell office:value-type="float" office:value="3.82873" calcext:value-type="float">
            <text:p>3.82873</text:p>
          </table:table-cell>
          <table:table-cell office:value-type="float" office:value="816420" calcext:value-type="float">
            <text:p>816420</text:p>
          </table:table-cell>
          <table:table-cell office:value-type="float" office:value="34.1019" calcext:value-type="float">
            <text:p>34.1019</text:p>
          </table:table-cell>
        </table:table-row>
        <table:table-row table:style-name="ro1">
          <table:table-cell office:value-type="float" office:value="1471222" calcext:value-type="float">
            <text:p>1471222</text:p>
          </table:table-cell>
          <table:table-cell office:value-type="float" office:value="0.0967061" calcext:value-type="float">
            <text:p>0.0967061</text:p>
          </table:table-cell>
          <table:table-cell office:value-type="float" office:value="824179" calcext:value-type="float">
            <text:p>824179</text:p>
          </table:table-cell>
          <table:table-cell office:value-type="float" office:value="3.82827" calcext:value-type="float">
            <text:p>3.82827</text:p>
          </table:table-cell>
          <table:table-cell office:value-type="float" office:value="817297" calcext:value-type="float">
            <text:p>817297</text:p>
          </table:table-cell>
          <table:table-cell office:value-type="float" office:value="34.0846" calcext:value-type="float">
            <text:p>34.0846</text:p>
          </table:table-cell>
        </table:table-row>
        <table:table-row table:style-name="ro1">
          <table:table-cell office:value-type="float" office:value="1472811" calcext:value-type="float">
            <text:p>1472811</text:p>
          </table:table-cell>
          <table:table-cell office:value-type="float" office:value="0.096564" calcext:value-type="float">
            <text:p>0.096564</text:p>
          </table:table-cell>
          <table:table-cell office:value-type="float" office:value="825067" calcext:value-type="float">
            <text:p>825067</text:p>
          </table:table-cell>
          <table:table-cell office:value-type="float" office:value="3.82778" calcext:value-type="float">
            <text:p>3.82778</text:p>
          </table:table-cell>
          <table:table-cell office:value-type="float" office:value="818175" calcext:value-type="float">
            <text:p>818175</text:p>
          </table:table-cell>
          <table:table-cell office:value-type="float" office:value="34.0716" calcext:value-type="float">
            <text:p>34.0716</text:p>
          </table:table-cell>
        </table:table-row>
        <table:table-row table:style-name="ro1">
          <table:table-cell office:value-type="float" office:value="1474399" calcext:value-type="float">
            <text:p>1474399</text:p>
          </table:table-cell>
          <table:table-cell office:value-type="float" office:value="0.0963678" calcext:value-type="float">
            <text:p>0.0963678</text:p>
          </table:table-cell>
          <table:table-cell office:value-type="float" office:value="825952" calcext:value-type="float">
            <text:p>825952</text:p>
          </table:table-cell>
          <table:table-cell office:value-type="float" office:value="3.82701" calcext:value-type="float">
            <text:p>3.82701</text:p>
          </table:table-cell>
          <table:table-cell office:value-type="float" office:value="819052" calcext:value-type="float">
            <text:p>819052</text:p>
          </table:table-cell>
          <table:table-cell office:value-type="float" office:value="34.0616" calcext:value-type="float">
            <text:p>34.0616</text:p>
          </table:table-cell>
        </table:table-row>
        <table:table-row table:style-name="ro1">
          <table:table-cell office:value-type="float" office:value="1475999" calcext:value-type="float">
            <text:p>1475999</text:p>
          </table:table-cell>
          <table:table-cell office:value-type="float" office:value="0.0959797" calcext:value-type="float">
            <text:p>0.0959797</text:p>
          </table:table-cell>
          <table:table-cell office:value-type="float" office:value="826838" calcext:value-type="float">
            <text:p>826838</text:p>
          </table:table-cell>
          <table:table-cell office:value-type="float" office:value="3.82271" calcext:value-type="float">
            <text:p>3.82271</text:p>
          </table:table-cell>
          <table:table-cell office:value-type="float" office:value="819928" calcext:value-type="float">
            <text:p>819928</text:p>
          </table:table-cell>
          <table:table-cell office:value-type="float" office:value="34.0492" calcext:value-type="float">
            <text:p>34.0492</text:p>
          </table:table-cell>
        </table:table-row>
        <table:table-row table:style-name="ro1">
          <table:table-cell office:value-type="float" office:value="1477581" calcext:value-type="float">
            <text:p>1477581</text:p>
          </table:table-cell>
          <table:table-cell office:value-type="float" office:value="0.0957912" calcext:value-type="float">
            <text:p>0.0957912</text:p>
          </table:table-cell>
          <table:table-cell office:value-type="float" office:value="827723" calcext:value-type="float">
            <text:p>827723</text:p>
          </table:table-cell>
          <table:table-cell office:value-type="float" office:value="3.81966" calcext:value-type="float">
            <text:p>3.81966</text:p>
          </table:table-cell>
          <table:table-cell office:value-type="float" office:value="820807" calcext:value-type="float">
            <text:p>820807</text:p>
          </table:table-cell>
          <table:table-cell office:value-type="float" office:value="34.0324" calcext:value-type="float">
            <text:p>34.0324</text:p>
          </table:table-cell>
        </table:table-row>
        <table:table-row table:style-name="ro1">
          <table:table-cell office:value-type="float" office:value="1479163" calcext:value-type="float">
            <text:p>1479163</text:p>
          </table:table-cell>
          <table:table-cell office:value-type="float" office:value="0.095691" calcext:value-type="float">
            <text:p>0.095691</text:p>
          </table:table-cell>
          <table:table-cell office:value-type="float" office:value="828608" calcext:value-type="float">
            <text:p>828608</text:p>
          </table:table-cell>
          <table:table-cell office:value-type="float" office:value="3.81924" calcext:value-type="float">
            <text:p>3.81924</text:p>
          </table:table-cell>
          <table:table-cell office:value-type="float" office:value="821684" calcext:value-type="float">
            <text:p>821684</text:p>
          </table:table-cell>
          <table:table-cell office:value-type="float" office:value="34.021" calcext:value-type="float">
            <text:p>34.021</text:p>
          </table:table-cell>
        </table:table-row>
        <table:table-row table:style-name="ro1">
          <table:table-cell office:value-type="float" office:value="1480745" calcext:value-type="float">
            <text:p>1480745</text:p>
          </table:table-cell>
          <table:table-cell office:value-type="float" office:value="0.095599" calcext:value-type="float">
            <text:p>0.095599</text:p>
          </table:table-cell>
          <table:table-cell office:value-type="float" office:value="829493" calcext:value-type="float">
            <text:p>829493</text:p>
          </table:table-cell>
          <table:table-cell office:value-type="float" office:value="3.81883" calcext:value-type="float">
            <text:p>3.81883</text:p>
          </table:table-cell>
          <table:table-cell office:value-type="float" office:value="822563" calcext:value-type="float">
            <text:p>822563</text:p>
          </table:table-cell>
          <table:table-cell office:value-type="float" office:value="34.009" calcext:value-type="float">
            <text:p>34.009</text:p>
          </table:table-cell>
        </table:table-row>
        <table:table-row table:style-name="ro1">
          <table:table-cell office:value-type="float" office:value="1482324" calcext:value-type="float">
            <text:p>1482324</text:p>
          </table:table-cell>
          <table:table-cell office:value-type="float" office:value="0.095509" calcext:value-type="float">
            <text:p>0.095509</text:p>
          </table:table-cell>
          <table:table-cell office:value-type="float" office:value="830377" calcext:value-type="float">
            <text:p>830377</text:p>
          </table:table-cell>
          <table:table-cell office:value-type="float" office:value="3.81829" calcext:value-type="float">
            <text:p>3.81829</text:p>
          </table:table-cell>
          <table:table-cell office:value-type="float" office:value="823443" calcext:value-type="float">
            <text:p>823443</text:p>
          </table:table-cell>
          <table:table-cell office:value-type="float" office:value="33.9838" calcext:value-type="float">
            <text:p>33.9838</text:p>
          </table:table-cell>
        </table:table-row>
        <table:table-row table:style-name="ro1">
          <table:table-cell office:value-type="float" office:value="1483905" calcext:value-type="float">
            <text:p>1483905</text:p>
          </table:table-cell>
          <table:table-cell office:value-type="float" office:value="0.0953071" calcext:value-type="float">
            <text:p>0.0953071</text:p>
          </table:table-cell>
          <table:table-cell office:value-type="float" office:value="831261" calcext:value-type="float">
            <text:p>831261</text:p>
          </table:table-cell>
          <table:table-cell office:value-type="float" office:value="3.81537" calcext:value-type="float">
            <text:p>3.81537</text:p>
          </table:table-cell>
          <table:table-cell office:value-type="float" office:value="824320" calcext:value-type="float">
            <text:p>824320</text:p>
          </table:table-cell>
          <table:table-cell office:value-type="float" office:value="33.9476" calcext:value-type="float">
            <text:p>33.9476</text:p>
          </table:table-cell>
        </table:table-row>
        <table:table-row table:style-name="ro1">
          <table:table-cell office:value-type="float" office:value="1485485" calcext:value-type="float">
            <text:p>1485485</text:p>
          </table:table-cell>
          <table:table-cell office:value-type="float" office:value="0.0951916" calcext:value-type="float">
            <text:p>0.0951916</text:p>
          </table:table-cell>
          <table:table-cell office:value-type="float" office:value="832145" calcext:value-type="float">
            <text:p>832145</text:p>
          </table:table-cell>
          <table:table-cell office:value-type="float" office:value="3.81512" calcext:value-type="float">
            <text:p>3.81512</text:p>
          </table:table-cell>
          <table:table-cell office:value-type="float" office:value="825197" calcext:value-type="float">
            <text:p>825197</text:p>
          </table:table-cell>
          <table:table-cell office:value-type="float" office:value="33.9368" calcext:value-type="float">
            <text:p>33.9368</text:p>
          </table:table-cell>
        </table:table-row>
        <table:table-row table:style-name="ro1">
          <table:table-cell office:value-type="float" office:value="1487069" calcext:value-type="float">
            <text:p>1487069</text:p>
          </table:table-cell>
          <table:table-cell office:value-type="float" office:value="0.0949451" calcext:value-type="float">
            <text:p>0.0949451</text:p>
          </table:table-cell>
          <table:table-cell office:value-type="float" office:value="833027" calcext:value-type="float">
            <text:p>833027</text:p>
          </table:table-cell>
          <table:table-cell office:value-type="float" office:value="3.81393" calcext:value-type="float">
            <text:p>3.81393</text:p>
          </table:table-cell>
          <table:table-cell office:value-type="float" office:value="826087" calcext:value-type="float">
            <text:p>826087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float" office:value="1488651" calcext:value-type="float">
            <text:p>1488651</text:p>
          </table:table-cell>
          <table:table-cell office:value-type="float" office:value="0.0947953" calcext:value-type="float">
            <text:p>0.0947953</text:p>
          </table:table-cell>
          <table:table-cell office:value-type="float" office:value="833909" calcext:value-type="float">
            <text:p>833909</text:p>
          </table:table-cell>
          <table:table-cell office:value-type="float" office:value="3.81344" calcext:value-type="float">
            <text:p>3.81344</text:p>
          </table:table-cell>
          <table:table-cell office:value-type="float" office:value="826971" calcext:value-type="float">
            <text:p>826971</text:p>
          </table:table-cell>
          <table:table-cell office:value-type="float" office:value="33.9049" calcext:value-type="float">
            <text:p>33.9049</text:p>
          </table:table-cell>
        </table:table-row>
        <table:table-row table:style-name="ro1">
          <table:table-cell office:value-type="float" office:value="1490228" calcext:value-type="float">
            <text:p>1490228</text:p>
          </table:table-cell>
          <table:table-cell office:value-type="float" office:value="0.0947835" calcext:value-type="float">
            <text:p>0.0947835</text:p>
          </table:table-cell>
          <table:table-cell office:value-type="float" office:value="834791" calcext:value-type="float">
            <text:p>834791</text:p>
          </table:table-cell>
          <table:table-cell office:value-type="float" office:value="3.81336" calcext:value-type="float">
            <text:p>3.81336</text:p>
          </table:table-cell>
          <table:table-cell office:value-type="float" office:value="827849" calcext:value-type="float">
            <text:p>827849</text:p>
          </table:table-cell>
          <table:table-cell office:value-type="float" office:value="33.8836" calcext:value-type="float">
            <text:p>33.8836</text:p>
          </table:table-cell>
        </table:table-row>
        <table:table-row table:style-name="ro1">
          <table:table-cell office:value-type="float" office:value="1491831" calcext:value-type="float">
            <text:p>1491831</text:p>
          </table:table-cell>
          <table:table-cell office:value-type="float" office:value="0.0947586" calcext:value-type="float">
            <text:p>0.0947586</text:p>
          </table:table-cell>
          <table:table-cell office:value-type="float" office:value="835674" calcext:value-type="float">
            <text:p>835674</text:p>
          </table:table-cell>
          <table:table-cell office:value-type="float" office:value="3.81279" calcext:value-type="float">
            <text:p>3.81279</text:p>
          </table:table-cell>
          <table:table-cell office:value-type="float" office:value="828731" calcext:value-type="float">
            <text:p>828731</text:p>
          </table:table-cell>
          <table:table-cell office:value-type="float" office:value="33.8741" calcext:value-type="float">
            <text:p>33.8741</text:p>
          </table:table-cell>
        </table:table-row>
        <table:table-row table:style-name="ro1">
          <table:table-cell office:value-type="float" office:value="1493421" calcext:value-type="float">
            <text:p>1493421</text:p>
          </table:table-cell>
          <table:table-cell office:value-type="float" office:value="0.0947575" calcext:value-type="float">
            <text:p>0.0947575</text:p>
          </table:table-cell>
          <table:table-cell office:value-type="float" office:value="836559" calcext:value-type="float">
            <text:p>836559</text:p>
          </table:table-cell>
          <table:table-cell office:value-type="float" office:value="3.81242" calcext:value-type="float">
            <text:p>3.81242</text:p>
          </table:table-cell>
          <table:table-cell office:value-type="float" office:value="829609" calcext:value-type="float">
            <text:p>829609</text:p>
          </table:table-cell>
          <table:table-cell office:value-type="float" office:value="33.8452" calcext:value-type="float">
            <text:p>33.8452</text:p>
          </table:table-cell>
        </table:table-row>
        <table:table-row table:style-name="ro1">
          <table:table-cell office:value-type="float" office:value="1495019" calcext:value-type="float">
            <text:p>1495019</text:p>
          </table:table-cell>
          <table:table-cell office:value-type="float" office:value="0.0947173" calcext:value-type="float">
            <text:p>0.0947173</text:p>
          </table:table-cell>
          <table:table-cell office:value-type="float" office:value="837445" calcext:value-type="float">
            <text:p>837445</text:p>
          </table:table-cell>
          <table:table-cell office:value-type="float" office:value="3.8119" calcext:value-type="float">
            <text:p>3.8119</text:p>
          </table:table-cell>
          <table:table-cell office:value-type="float" office:value="830488" calcext:value-type="float">
            <text:p>830488</text:p>
          </table:table-cell>
          <table:table-cell office:value-type="float" office:value="33.8343" calcext:value-type="float">
            <text:p>33.8343</text:p>
          </table:table-cell>
        </table:table-row>
        <table:table-row table:style-name="ro1">
          <table:table-cell office:value-type="float" office:value="1496618" calcext:value-type="float">
            <text:p>1496618</text:p>
          </table:table-cell>
          <table:table-cell office:value-type="float" office:value="0.0946813" calcext:value-type="float">
            <text:p>0.0946813</text:p>
          </table:table-cell>
          <table:table-cell office:value-type="float" office:value="838332" calcext:value-type="float">
            <text:p>838332</text:p>
          </table:table-cell>
          <table:table-cell office:value-type="float" office:value="3.81143" calcext:value-type="float">
            <text:p>3.81143</text:p>
          </table:table-cell>
          <table:table-cell office:value-type="float" office:value="831383" calcext:value-type="float">
            <text:p>831383</text:p>
          </table:table-cell>
          <table:table-cell office:value-type="float" office:value="33.8036" calcext:value-type="float">
            <text:p>33.8036</text:p>
          </table:table-cell>
        </table:table-row>
        <table:table-row table:style-name="ro1">
          <table:table-cell office:value-type="float" office:value="1498211" calcext:value-type="float">
            <text:p>1498211</text:p>
          </table:table-cell>
          <table:table-cell office:value-type="float" office:value="0.0946845" calcext:value-type="float">
            <text:p>0.0946845</text:p>
          </table:table-cell>
          <table:table-cell office:value-type="float" office:value="839220" calcext:value-type="float">
            <text:p>839220</text:p>
          </table:table-cell>
          <table:table-cell office:value-type="float" office:value="3.8107" calcext:value-type="float">
            <text:p>3.8107</text:p>
          </table:table-cell>
          <table:table-cell office:value-type="float" office:value="832269" calcext:value-type="float">
            <text:p>832269</text:p>
          </table:table-cell>
          <table:table-cell office:value-type="float" office:value="33.7864" calcext:value-type="float">
            <text:p>33.7864</text:p>
          </table:table-cell>
        </table:table-row>
        <table:table-row table:style-name="ro1">
          <table:table-cell office:value-type="float" office:value="1499805" calcext:value-type="float">
            <text:p>1499805</text:p>
          </table:table-cell>
          <table:table-cell office:value-type="float" office:value="0.094536" calcext:value-type="float">
            <text:p>0.094536</text:p>
          </table:table-cell>
          <table:table-cell office:value-type="float" office:value="840106" calcext:value-type="float">
            <text:p>840106</text:p>
          </table:table-cell>
          <table:table-cell office:value-type="float" office:value="3.81005" calcext:value-type="float">
            <text:p>3.81005</text:p>
          </table:table-cell>
          <table:table-cell office:value-type="float" office:value="833154" calcext:value-type="float">
            <text:p>833154</text:p>
          </table:table-cell>
          <table:table-cell office:value-type="float" office:value="33.7706" calcext:value-type="float">
            <text:p>33.7706</text:p>
          </table:table-cell>
        </table:table-row>
        <table:table-row table:style-name="ro1">
          <table:table-cell office:value-type="float" office:value="1501392" calcext:value-type="float">
            <text:p>1501392</text:p>
          </table:table-cell>
          <table:table-cell office:value-type="float" office:value="0.0943531" calcext:value-type="float">
            <text:p>0.0943531</text:p>
          </table:table-cell>
          <table:table-cell office:value-type="float" office:value="840989" calcext:value-type="float">
            <text:p>840989</text:p>
          </table:table-cell>
          <table:table-cell office:value-type="float" office:value="3.80944" calcext:value-type="float">
            <text:p>3.80944</text:p>
          </table:table-cell>
          <table:table-cell office:value-type="float" office:value="834038" calcext:value-type="float">
            <text:p>834038</text:p>
          </table:table-cell>
          <table:table-cell office:value-type="float" office:value="33.7558" calcext:value-type="float">
            <text:p>33.7558</text:p>
          </table:table-cell>
        </table:table-row>
        <table:table-row table:style-name="ro1">
          <table:table-cell office:value-type="float" office:value="1502990" calcext:value-type="float">
            <text:p>1502990</text:p>
          </table:table-cell>
          <table:table-cell office:value-type="float" office:value="0.0942669" calcext:value-type="float">
            <text:p>0.0942669</text:p>
          </table:table-cell>
          <table:table-cell office:value-type="float" office:value="841875" calcext:value-type="float">
            <text:p>841875</text:p>
          </table:table-cell>
          <table:table-cell office:value-type="float" office:value="3.80761" calcext:value-type="float">
            <text:p>3.80761</text:p>
          </table:table-cell>
          <table:table-cell office:value-type="float" office:value="834918" calcext:value-type="float">
            <text:p>834918</text:p>
          </table:table-cell>
          <table:table-cell office:value-type="float" office:value="33.7436" calcext:value-type="float">
            <text:p>33.7436</text:p>
          </table:table-cell>
        </table:table-row>
        <table:table-row table:style-name="ro1">
          <table:table-cell office:value-type="float" office:value="1504572" calcext:value-type="float">
            <text:p>1504572</text:p>
          </table:table-cell>
          <table:table-cell office:value-type="float" office:value="0.0942422" calcext:value-type="float">
            <text:p>0.0942422</text:p>
          </table:table-cell>
          <table:table-cell office:value-type="float" office:value="842761" calcext:value-type="float">
            <text:p>842761</text:p>
          </table:table-cell>
          <table:table-cell office:value-type="float" office:value="3.80706" calcext:value-type="float">
            <text:p>3.80706</text:p>
          </table:table-cell>
          <table:table-cell office:value-type="float" office:value="835795" calcext:value-type="float">
            <text:p>835795</text:p>
          </table:table-cell>
          <table:table-cell office:value-type="float" office:value="33.7323" calcext:value-type="float">
            <text:p>33.7323</text:p>
          </table:table-cell>
        </table:table-row>
        <table:table-row table:style-name="ro1">
          <table:table-cell office:value-type="float" office:value="1506174" calcext:value-type="float">
            <text:p>1506174</text:p>
          </table:table-cell>
          <table:table-cell office:value-type="float" office:value="0.0942174" calcext:value-type="float">
            <text:p>0.0942174</text:p>
          </table:table-cell>
          <table:table-cell office:value-type="float" office:value="843646" calcext:value-type="float">
            <text:p>843646</text:p>
          </table:table-cell>
          <table:table-cell office:value-type="float" office:value="3.80642" calcext:value-type="float">
            <text:p>3.80642</text:p>
          </table:table-cell>
          <table:table-cell office:value-type="float" office:value="836673" calcext:value-type="float">
            <text:p>836673</text:p>
          </table:table-cell>
          <table:table-cell office:value-type="float" office:value="33.7195" calcext:value-type="float">
            <text:p>33.7195</text:p>
          </table:table-cell>
        </table:table-row>
        <table:table-row table:style-name="ro1">
          <table:table-cell office:value-type="float" office:value="1507773" calcext:value-type="float">
            <text:p>1507773</text:p>
          </table:table-cell>
          <table:table-cell office:value-type="float" office:value="0.0941791" calcext:value-type="float">
            <text:p>0.0941791</text:p>
          </table:table-cell>
          <table:table-cell office:value-type="float" office:value="844530" calcext:value-type="float">
            <text:p>844530</text:p>
          </table:table-cell>
          <table:table-cell office:value-type="float" office:value="3.80624" calcext:value-type="float">
            <text:p>3.80624</text:p>
          </table:table-cell>
          <table:table-cell office:value-type="float" office:value="837561" calcext:value-type="float">
            <text:p>837561</text:p>
          </table:table-cell>
          <table:table-cell office:value-type="float" office:value="33.7045" calcext:value-type="float">
            <text:p>33.7045</text:p>
          </table:table-cell>
        </table:table-row>
        <table:table-row table:style-name="ro1">
          <table:table-cell office:value-type="float" office:value="1509376" calcext:value-type="float">
            <text:p>1509376</text:p>
          </table:table-cell>
          <table:table-cell office:value-type="float" office:value="0.0940441" calcext:value-type="float">
            <text:p>0.0940441</text:p>
          </table:table-cell>
          <table:table-cell office:value-type="float" office:value="845416" calcext:value-type="float">
            <text:p>845416</text:p>
          </table:table-cell>
          <table:table-cell office:value-type="float" office:value="3.80607" calcext:value-type="float">
            <text:p>3.80607</text:p>
          </table:table-cell>
          <table:table-cell office:value-type="float" office:value="838450" calcext:value-type="float">
            <text:p>838450</text:p>
          </table:table-cell>
          <table:table-cell office:value-type="float" office:value="33.6902" calcext:value-type="float">
            <text:p>33.6902</text:p>
          </table:table-cell>
        </table:table-row>
        <table:table-row table:style-name="ro1">
          <table:table-cell office:value-type="float" office:value="1510970" calcext:value-type="float">
            <text:p>1510970</text:p>
          </table:table-cell>
          <table:table-cell office:value-type="float" office:value="0.093961" calcext:value-type="float">
            <text:p>0.093961</text:p>
          </table:table-cell>
          <table:table-cell office:value-type="float" office:value="846300" calcext:value-type="float">
            <text:p>846300</text:p>
          </table:table-cell>
          <table:table-cell office:value-type="float" office:value="3.80542" calcext:value-type="float">
            <text:p>3.80542</text:p>
          </table:table-cell>
          <table:table-cell office:value-type="float" office:value="839328" calcext:value-type="float">
            <text:p>839328</text:p>
          </table:table-cell>
          <table:table-cell office:value-type="float" office:value="33.6737" calcext:value-type="float">
            <text:p>33.6737</text:p>
          </table:table-cell>
        </table:table-row>
        <table:table-row table:style-name="ro1">
          <table:table-cell office:value-type="float" office:value="1512562" calcext:value-type="float">
            <text:p>1512562</text:p>
          </table:table-cell>
          <table:table-cell office:value-type="float" office:value="0.0939334" calcext:value-type="float">
            <text:p>0.0939334</text:p>
          </table:table-cell>
          <table:table-cell office:value-type="float" office:value="847183" calcext:value-type="float">
            <text:p>847183</text:p>
          </table:table-cell>
          <table:table-cell office:value-type="float" office:value="3.80733" calcext:value-type="float">
            <text:p>3.80733</text:p>
          </table:table-cell>
          <table:table-cell office:value-type="float" office:value="840204" calcext:value-type="float">
            <text:p>840204</text:p>
          </table:table-cell>
          <table:table-cell office:value-type="float" office:value="33.6626" calcext:value-type="float">
            <text:p>33.6626</text:p>
          </table:table-cell>
        </table:table-row>
        <table:table-row table:style-name="ro1">
          <table:table-cell office:value-type="float" office:value="1514151" calcext:value-type="float">
            <text:p>1514151</text:p>
          </table:table-cell>
          <table:table-cell office:value-type="float" office:value="0.0938502" calcext:value-type="float">
            <text:p>0.0938502</text:p>
          </table:table-cell>
          <table:table-cell office:value-type="float" office:value="848067" calcext:value-type="float">
            <text:p>848067</text:p>
          </table:table-cell>
          <table:table-cell office:value-type="float" office:value="3.8065" calcext:value-type="float">
            <text:p>3.8065</text:p>
          </table:table-cell>
          <table:table-cell office:value-type="float" office:value="841081" calcext:value-type="float">
            <text:p>841081</text:p>
          </table:table-cell>
          <table:table-cell office:value-type="float" office:value="33.6494" calcext:value-type="float">
            <text:p>33.6494</text:p>
          </table:table-cell>
        </table:table-row>
        <table:table-row table:style-name="ro1">
          <table:table-cell office:value-type="float" office:value="1515741" calcext:value-type="float">
            <text:p>1515741</text:p>
          </table:table-cell>
          <table:table-cell office:value-type="float" office:value="0.0938157" calcext:value-type="float">
            <text:p>0.0938157</text:p>
          </table:table-cell>
          <table:table-cell office:value-type="float" office:value="848951" calcext:value-type="float">
            <text:p>848951</text:p>
          </table:table-cell>
          <table:table-cell office:value-type="float" office:value="3.80583" calcext:value-type="float">
            <text:p>3.80583</text:p>
          </table:table-cell>
          <table:table-cell office:value-type="float" office:value="841959" calcext:value-type="float">
            <text:p>841959</text:p>
          </table:table-cell>
          <table:table-cell office:value-type="float" office:value="33.6353" calcext:value-type="float">
            <text:p>33.6353</text:p>
          </table:table-cell>
        </table:table-row>
        <table:table-row table:style-name="ro1">
          <table:table-cell office:value-type="float" office:value="1517330" calcext:value-type="float">
            <text:p>1517330</text:p>
          </table:table-cell>
          <table:table-cell office:value-type="float" office:value="0.0938629" calcext:value-type="float">
            <text:p>0.0938629</text:p>
          </table:table-cell>
          <table:table-cell office:value-type="float" office:value="849836" calcext:value-type="float">
            <text:p>849836</text:p>
          </table:table-cell>
          <table:table-cell office:value-type="float" office:value="3.79983" calcext:value-type="float">
            <text:p>3.79983</text:p>
          </table:table-cell>
          <table:table-cell office:value-type="float" office:value="842835" calcext:value-type="float">
            <text:p>842835</text:p>
          </table:table-cell>
          <table:table-cell office:value-type="float" office:value="33.6084" calcext:value-type="float">
            <text:p>33.6084</text:p>
          </table:table-cell>
        </table:table-row>
        <table:table-row table:style-name="ro1">
          <table:table-cell office:value-type="float" office:value="1518923" calcext:value-type="float">
            <text:p>1518923</text:p>
          </table:table-cell>
          <table:table-cell office:value-type="float" office:value="0.0937266" calcext:value-type="float">
            <text:p>0.0937266</text:p>
          </table:table-cell>
          <table:table-cell office:value-type="float" office:value="850721" calcext:value-type="float">
            <text:p>850721</text:p>
          </table:table-cell>
          <table:table-cell office:value-type="float" office:value="3.79306" calcext:value-type="float">
            <text:p>3.79306</text:p>
          </table:table-cell>
          <table:table-cell office:value-type="float" office:value="843711" calcext:value-type="float">
            <text:p>843711</text:p>
          </table:table-cell>
          <table:table-cell office:value-type="float" office:value="33.5983" calcext:value-type="float">
            <text:p>33.5983</text:p>
          </table:table-cell>
        </table:table-row>
        <table:table-row table:style-name="ro1">
          <table:table-cell office:value-type="float" office:value="1520521" calcext:value-type="float">
            <text:p>1520521</text:p>
          </table:table-cell>
          <table:table-cell office:value-type="float" office:value="0.0935951" calcext:value-type="float">
            <text:p>0.0935951</text:p>
          </table:table-cell>
          <table:table-cell office:value-type="float" office:value="851605" calcext:value-type="float">
            <text:p>851605</text:p>
          </table:table-cell>
          <table:table-cell office:value-type="float" office:value="3.79304" calcext:value-type="float">
            <text:p>3.79304</text:p>
          </table:table-cell>
          <table:table-cell office:value-type="float" office:value="844589" calcext:value-type="float">
            <text:p>844589</text:p>
          </table:table-cell>
          <table:table-cell office:value-type="float" office:value="33.5842" calcext:value-type="float">
            <text:p>33.5842</text:p>
          </table:table-cell>
        </table:table-row>
        <table:table-row table:style-name="ro1">
          <table:table-cell office:value-type="float" office:value="1522103" calcext:value-type="float">
            <text:p>1522103</text:p>
          </table:table-cell>
          <table:table-cell office:value-type="float" office:value="0.093553" calcext:value-type="float">
            <text:p>0.093553</text:p>
          </table:table-cell>
          <table:table-cell office:value-type="float" office:value="852488" calcext:value-type="float">
            <text:p>852488</text:p>
          </table:table-cell>
          <table:table-cell office:value-type="float" office:value="3.78976" calcext:value-type="float">
            <text:p>3.78976</text:p>
          </table:table-cell>
          <table:table-cell office:value-type="float" office:value="845465" calcext:value-type="float">
            <text:p>845465</text:p>
          </table:table-cell>
          <table:table-cell office:value-type="float" office:value="33.565" calcext:value-type="float">
            <text:p>33.565</text:p>
          </table:table-cell>
        </table:table-row>
        <table:table-row table:style-name="ro1">
          <table:table-cell office:value-type="float" office:value="1523685" calcext:value-type="float">
            <text:p>1523685</text:p>
          </table:table-cell>
          <table:table-cell office:value-type="float" office:value="0.0935453" calcext:value-type="float">
            <text:p>0.0935453</text:p>
          </table:table-cell>
          <table:table-cell office:value-type="float" office:value="853372" calcext:value-type="float">
            <text:p>853372</text:p>
          </table:table-cell>
          <table:table-cell office:value-type="float" office:value="3.78869" calcext:value-type="float">
            <text:p>3.78869</text:p>
          </table:table-cell>
          <table:table-cell office:value-type="float" office:value="846339" calcext:value-type="float">
            <text:p>846339</text:p>
          </table:table-cell>
          <table:table-cell office:value-type="float" office:value="33.5531" calcext:value-type="float">
            <text:p>33.5531</text:p>
          </table:table-cell>
        </table:table-row>
        <table:table-row table:style-name="ro1">
          <table:table-cell office:value-type="float" office:value="1525271" calcext:value-type="float">
            <text:p>1525271</text:p>
          </table:table-cell>
          <table:table-cell office:value-type="float" office:value="0.0934119" calcext:value-type="float">
            <text:p>0.0934119</text:p>
          </table:table-cell>
          <table:table-cell office:value-type="float" office:value="854257" calcext:value-type="float">
            <text:p>854257</text:p>
          </table:table-cell>
          <table:table-cell office:value-type="float" office:value="3.78321" calcext:value-type="float">
            <text:p>3.78321</text:p>
          </table:table-cell>
          <table:table-cell office:value-type="float" office:value="847214" calcext:value-type="float">
            <text:p>847214</text:p>
          </table:table-cell>
          <table:table-cell office:value-type="float" office:value="33.5303" calcext:value-type="float">
            <text:p>33.5303</text:p>
          </table:table-cell>
        </table:table-row>
        <table:table-row table:style-name="ro1">
          <table:table-cell office:value-type="float" office:value="1526848" calcext:value-type="float">
            <text:p>1526848</text:p>
          </table:table-cell>
          <table:table-cell office:value-type="float" office:value="0.0933307" calcext:value-type="float">
            <text:p>0.0933307</text:p>
          </table:table-cell>
          <table:table-cell office:value-type="float" office:value="855142" calcext:value-type="float">
            <text:p>855142</text:p>
          </table:table-cell>
          <table:table-cell office:value-type="float" office:value="3.77945" calcext:value-type="float">
            <text:p>3.77945</text:p>
          </table:table-cell>
          <table:table-cell office:value-type="float" office:value="848090" calcext:value-type="float">
            <text:p>848090</text:p>
          </table:table-cell>
          <table:table-cell office:value-type="float" office:value="33.5191" calcext:value-type="float">
            <text:p>33.5191</text:p>
          </table:table-cell>
        </table:table-row>
        <table:table-row table:style-name="ro1">
          <table:table-cell office:value-type="float" office:value="1528426" calcext:value-type="float">
            <text:p>1528426</text:p>
          </table:table-cell>
          <table:table-cell office:value-type="float" office:value="0.0932408" calcext:value-type="float">
            <text:p>0.0932408</text:p>
          </table:table-cell>
          <table:table-cell office:value-type="float" office:value="856028" calcext:value-type="float">
            <text:p>856028</text:p>
          </table:table-cell>
          <table:table-cell office:value-type="float" office:value="3.7807" calcext:value-type="float">
            <text:p>3.7807</text:p>
          </table:table-cell>
          <table:table-cell office:value-type="float" office:value="848969" calcext:value-type="float">
            <text:p>848969</text:p>
          </table:table-cell>
          <table:table-cell office:value-type="float" office:value="33.5116" calcext:value-type="float">
            <text:p>33.5116</text:p>
          </table:table-cell>
        </table:table-row>
        <table:table-row table:style-name="ro1">
          <table:table-cell office:value-type="float" office:value="1530006" calcext:value-type="float">
            <text:p>1530006</text:p>
          </table:table-cell>
          <table:table-cell office:value-type="float" office:value="0.0930849" calcext:value-type="float">
            <text:p>0.0930849</text:p>
          </table:table-cell>
          <table:table-cell office:value-type="float" office:value="856913" calcext:value-type="float">
            <text:p>856913</text:p>
          </table:table-cell>
          <table:table-cell office:value-type="float" office:value="3.77719" calcext:value-type="float">
            <text:p>3.77719</text:p>
          </table:table-cell>
          <table:table-cell office:value-type="float" office:value="849843" calcext:value-type="float">
            <text:p>849843</text:p>
          </table:table-cell>
          <table:table-cell office:value-type="float" office:value="33.4933" calcext:value-type="float">
            <text:p>33.4933</text:p>
          </table:table-cell>
        </table:table-row>
        <table:table-row table:style-name="ro1">
          <table:table-cell office:value-type="float" office:value="1531590" calcext:value-type="float">
            <text:p>1531590</text:p>
          </table:table-cell>
          <table:table-cell office:value-type="float" office:value="0.0928961" calcext:value-type="float">
            <text:p>0.0928961</text:p>
          </table:table-cell>
          <table:table-cell office:value-type="float" office:value="857799" calcext:value-type="float">
            <text:p>857799</text:p>
          </table:table-cell>
          <table:table-cell office:value-type="float" office:value="3.77661" calcext:value-type="float">
            <text:p>3.77661</text:p>
          </table:table-cell>
          <table:table-cell office:value-type="float" office:value="850718" calcext:value-type="float">
            <text:p>850718</text:p>
          </table:table-cell>
          <table:table-cell office:value-type="float" office:value="33.4779" calcext:value-type="float">
            <text:p>33.4779</text:p>
          </table:table-cell>
        </table:table-row>
        <table:table-row table:style-name="ro1">
          <table:table-cell office:value-type="float" office:value="1533169" calcext:value-type="float">
            <text:p>1533169</text:p>
          </table:table-cell>
          <table:table-cell office:value-type="float" office:value="0.0927686" calcext:value-type="float">
            <text:p>0.0927686</text:p>
          </table:table-cell>
          <table:table-cell office:value-type="float" office:value="858681" calcext:value-type="float">
            <text:p>858681</text:p>
          </table:table-cell>
          <table:table-cell office:value-type="float" office:value="3.77718" calcext:value-type="float">
            <text:p>3.77718</text:p>
          </table:table-cell>
          <table:table-cell office:value-type="float" office:value="851593" calcext:value-type="float">
            <text:p>851593</text:p>
          </table:table-cell>
          <table:table-cell office:value-type="float" office:value="33.4621" calcext:value-type="float">
            <text:p>33.4621</text:p>
          </table:table-cell>
        </table:table-row>
        <table:table-row table:style-name="ro1">
          <table:table-cell office:value-type="float" office:value="1534748" calcext:value-type="float">
            <text:p>1534748</text:p>
          </table:table-cell>
          <table:table-cell office:value-type="float" office:value="0.0925991" calcext:value-type="float">
            <text:p>0.0925991</text:p>
          </table:table-cell>
          <table:table-cell office:value-type="float" office:value="859564" calcext:value-type="float">
            <text:p>859564</text:p>
          </table:table-cell>
          <table:table-cell office:value-type="float" office:value="3.77894" calcext:value-type="float">
            <text:p>3.77894</text:p>
          </table:table-cell>
          <table:table-cell office:value-type="float" office:value="852468" calcext:value-type="float">
            <text:p>852468</text:p>
          </table:table-cell>
          <table:table-cell office:value-type="float" office:value="33.4483" calcext:value-type="float">
            <text:p>33.4483</text:p>
          </table:table-cell>
        </table:table-row>
        <table:table-row table:style-name="ro1">
          <table:table-cell office:value-type="float" office:value="1536348" calcext:value-type="float">
            <text:p>1536348</text:p>
          </table:table-cell>
          <table:table-cell office:value-type="float" office:value="0.0924951" calcext:value-type="float">
            <text:p>0.0924951</text:p>
          </table:table-cell>
          <table:table-cell office:value-type="float" office:value="860449" calcext:value-type="float">
            <text:p>860449</text:p>
          </table:table-cell>
          <table:table-cell office:value-type="float" office:value="3.77268" calcext:value-type="float">
            <text:p>3.77268</text:p>
          </table:table-cell>
          <table:table-cell office:value-type="float" office:value="853346" calcext:value-type="float">
            <text:p>853346</text:p>
          </table:table-cell>
          <table:table-cell office:value-type="float" office:value="33.4266" calcext:value-type="float">
            <text:p>33.4266</text:p>
          </table:table-cell>
        </table:table-row>
        <table:table-row table:style-name="ro1">
          <table:table-cell office:value-type="float" office:value="1537937" calcext:value-type="float">
            <text:p>1537937</text:p>
          </table:table-cell>
          <table:table-cell office:value-type="float" office:value="0.0924096" calcext:value-type="float">
            <text:p>0.0924096</text:p>
          </table:table-cell>
          <table:table-cell office:value-type="float" office:value="861332" calcext:value-type="float">
            <text:p>861332</text:p>
          </table:table-cell>
          <table:table-cell office:value-type="float" office:value="3.77306" calcext:value-type="float">
            <text:p>3.77306</text:p>
          </table:table-cell>
          <table:table-cell office:value-type="float" office:value="854221" calcext:value-type="float">
            <text:p>854221</text:p>
          </table:table-cell>
          <table:table-cell office:value-type="float" office:value="33.4127" calcext:value-type="float">
            <text:p>33.4127</text:p>
          </table:table-cell>
        </table:table-row>
        <table:table-row table:style-name="ro1">
          <table:table-cell office:value-type="float" office:value="1539539" calcext:value-type="float">
            <text:p>1539539</text:p>
          </table:table-cell>
          <table:table-cell office:value-type="float" office:value="0.0923116" calcext:value-type="float">
            <text:p>0.0923116</text:p>
          </table:table-cell>
          <table:table-cell office:value-type="float" office:value="862218" calcext:value-type="float">
            <text:p>862218</text:p>
          </table:table-cell>
          <table:table-cell office:value-type="float" office:value="3.77238" calcext:value-type="float">
            <text:p>3.77238</text:p>
          </table:table-cell>
          <table:table-cell office:value-type="float" office:value="855097" calcext:value-type="float">
            <text:p>855097</text:p>
          </table:table-cell>
          <table:table-cell office:value-type="float" office:value="33.3976" calcext:value-type="float">
            <text:p>33.3976</text:p>
          </table:table-cell>
        </table:table-row>
        <table:table-row table:style-name="ro1">
          <table:table-cell office:value-type="float" office:value="1541137" calcext:value-type="float">
            <text:p>1541137</text:p>
          </table:table-cell>
          <table:table-cell office:value-type="float" office:value="0.0921681" calcext:value-type="float">
            <text:p>0.0921681</text:p>
          </table:table-cell>
          <table:table-cell office:value-type="float" office:value="863103" calcext:value-type="float">
            <text:p>863103</text:p>
          </table:table-cell>
          <table:table-cell office:value-type="float" office:value="3.77167" calcext:value-type="float">
            <text:p>3.77167</text:p>
          </table:table-cell>
          <table:table-cell office:value-type="float" office:value="855972" calcext:value-type="float">
            <text:p>855972</text:p>
          </table:table-cell>
          <table:table-cell office:value-type="float" office:value="33.3895" calcext:value-type="float">
            <text:p>33.3895</text:p>
          </table:table-cell>
        </table:table-row>
        <table:table-row table:style-name="ro1">
          <table:table-cell office:value-type="float" office:value="1542732" calcext:value-type="float">
            <text:p>1542732</text:p>
          </table:table-cell>
          <table:table-cell office:value-type="float" office:value="0.0919861" calcext:value-type="float">
            <text:p>0.0919861</text:p>
          </table:table-cell>
          <table:table-cell office:value-type="float" office:value="863986" calcext:value-type="float">
            <text:p>863986</text:p>
          </table:table-cell>
          <table:table-cell office:value-type="float" office:value="3.77022" calcext:value-type="float">
            <text:p>3.77022</text:p>
          </table:table-cell>
          <table:table-cell office:value-type="float" office:value="856849" calcext:value-type="float">
            <text:p>856849</text:p>
          </table:table-cell>
          <table:table-cell office:value-type="float" office:value="33.3781" calcext:value-type="float">
            <text:p>33.3781</text:p>
          </table:table-cell>
        </table:table-row>
        <table:table-row table:style-name="ro1">
          <table:table-cell office:value-type="float" office:value="1544322" calcext:value-type="float">
            <text:p>1544322</text:p>
          </table:table-cell>
          <table:table-cell office:value-type="float" office:value="0.0918962" calcext:value-type="float">
            <text:p>0.0918962</text:p>
          </table:table-cell>
          <table:table-cell office:value-type="float" office:value="864868" calcext:value-type="float">
            <text:p>864868</text:p>
          </table:table-cell>
          <table:table-cell office:value-type="float" office:value="3.7697" calcext:value-type="float">
            <text:p>3.7697</text:p>
          </table:table-cell>
          <table:table-cell office:value-type="float" office:value="857727" calcext:value-type="float">
            <text:p>857727</text:p>
          </table:table-cell>
          <table:table-cell office:value-type="float" office:value="33.3482" calcext:value-type="float">
            <text:p>33.3482</text:p>
          </table:table-cell>
        </table:table-row>
        <table:table-row table:style-name="ro1">
          <table:table-cell office:value-type="float" office:value="1545909" calcext:value-type="float">
            <text:p>1545909</text:p>
          </table:table-cell>
          <table:table-cell office:value-type="float" office:value="0.0917597" calcext:value-type="float">
            <text:p>0.0917597</text:p>
          </table:table-cell>
          <table:table-cell office:value-type="float" office:value="865753" calcext:value-type="float">
            <text:p>865753</text:p>
          </table:table-cell>
          <table:table-cell office:value-type="float" office:value="3.76914" calcext:value-type="float">
            <text:p>3.76914</text:p>
          </table:table-cell>
          <table:table-cell office:value-type="float" office:value="858606" calcext:value-type="float">
            <text:p>858606</text:p>
          </table:table-cell>
          <table:table-cell office:value-type="float" office:value="33.3423" calcext:value-type="float">
            <text:p>33.3423</text:p>
          </table:table-cell>
        </table:table-row>
        <table:table-row table:style-name="ro1">
          <table:table-cell office:value-type="float" office:value="1547505" calcext:value-type="float">
            <text:p>1547505</text:p>
          </table:table-cell>
          <table:table-cell office:value-type="float" office:value="0.0917045" calcext:value-type="float">
            <text:p>0.0917045</text:p>
          </table:table-cell>
          <table:table-cell office:value-type="float" office:value="866638" calcext:value-type="float">
            <text:p>866638</text:p>
          </table:table-cell>
          <table:table-cell office:value-type="float" office:value="3.76874" calcext:value-type="float">
            <text:p>3.76874</text:p>
          </table:table-cell>
          <table:table-cell office:value-type="float" office:value="859484" calcext:value-type="float">
            <text:p>859484</text:p>
          </table:table-cell>
          <table:table-cell office:value-type="float" office:value="33.3388" calcext:value-type="float">
            <text:p>33.3388</text:p>
          </table:table-cell>
        </table:table-row>
        <table:table-row table:style-name="ro1">
          <table:table-cell office:value-type="float" office:value="1549087" calcext:value-type="float">
            <text:p>1549087</text:p>
          </table:table-cell>
          <table:table-cell office:value-type="float" office:value="0.0916126" calcext:value-type="float">
            <text:p>0.0916126</text:p>
          </table:table-cell>
          <table:table-cell office:value-type="float" office:value="867523" calcext:value-type="float">
            <text:p>867523</text:p>
          </table:table-cell>
          <table:table-cell office:value-type="float" office:value="3.76826" calcext:value-type="float">
            <text:p>3.76826</text:p>
          </table:table-cell>
          <table:table-cell office:value-type="float" office:value="860360" calcext:value-type="float">
            <text:p>860360</text:p>
          </table:table-cell>
          <table:table-cell office:value-type="float" office:value="33.3312" calcext:value-type="float">
            <text:p>33.3312</text:p>
          </table:table-cell>
        </table:table-row>
        <table:table-row table:style-name="ro1">
          <table:table-cell office:value-type="float" office:value="1550687" calcext:value-type="float">
            <text:p>1550687</text:p>
          </table:table-cell>
          <table:table-cell office:value-type="float" office:value="0.0915177" calcext:value-type="float">
            <text:p>0.0915177</text:p>
          </table:table-cell>
          <table:table-cell office:value-type="float" office:value="868409" calcext:value-type="float">
            <text:p>868409</text:p>
          </table:table-cell>
          <table:table-cell office:value-type="float" office:value="3.76775" calcext:value-type="float">
            <text:p>3.76775</text:p>
          </table:table-cell>
          <table:table-cell office:value-type="float" office:value="861239" calcext:value-type="float">
            <text:p>861239</text:p>
          </table:table-cell>
          <table:table-cell office:value-type="float" office:value="33.3179" calcext:value-type="float">
            <text:p>33.3179</text:p>
          </table:table-cell>
        </table:table-row>
        <table:table-row table:style-name="ro1">
          <table:table-cell office:value-type="float" office:value="1552288" calcext:value-type="float">
            <text:p>1552288</text:p>
          </table:table-cell>
          <table:table-cell office:value-type="float" office:value="0.0914562" calcext:value-type="float">
            <text:p>0.0914562</text:p>
          </table:table-cell>
          <table:table-cell office:value-type="float" office:value="869294" calcext:value-type="float">
            <text:p>869294</text:p>
          </table:table-cell>
          <table:table-cell office:value-type="float" office:value="3.76723" calcext:value-type="float">
            <text:p>3.76723</text:p>
          </table:table-cell>
          <table:table-cell office:value-type="float" office:value="862116" calcext:value-type="float">
            <text:p>862116</text:p>
          </table:table-cell>
          <table:table-cell office:value-type="float" office:value="33.3033" calcext:value-type="float">
            <text:p>33.3033</text:p>
          </table:table-cell>
        </table:table-row>
        <table:table-row table:style-name="ro1">
          <table:table-cell office:value-type="float" office:value="1553888" calcext:value-type="float">
            <text:p>1553888</text:p>
          </table:table-cell>
          <table:table-cell office:value-type="float" office:value="0.0914006" calcext:value-type="float">
            <text:p>0.0914006</text:p>
          </table:table-cell>
          <table:table-cell office:value-type="float" office:value="870179" calcext:value-type="float">
            <text:p>870179</text:p>
          </table:table-cell>
          <table:table-cell office:value-type="float" office:value="3.76673" calcext:value-type="float">
            <text:p>3.76673</text:p>
          </table:table-cell>
          <table:table-cell office:value-type="float" office:value="862994" calcext:value-type="float">
            <text:p>862994</text:p>
          </table:table-cell>
          <table:table-cell office:value-type="float" office:value="33.2946" calcext:value-type="float">
            <text:p>33.2946</text:p>
          </table:table-cell>
        </table:table-row>
        <table:table-row table:style-name="ro1">
          <table:table-cell office:value-type="float" office:value="1555485" calcext:value-type="float">
            <text:p>1555485</text:p>
          </table:table-cell>
          <table:table-cell office:value-type="float" office:value="0.091404" calcext:value-type="float">
            <text:p>0.091404</text:p>
          </table:table-cell>
          <table:table-cell office:value-type="float" office:value="871063" calcext:value-type="float">
            <text:p>871063</text:p>
          </table:table-cell>
          <table:table-cell office:value-type="float" office:value="3.7676" calcext:value-type="float">
            <text:p>3.7676</text:p>
          </table:table-cell>
          <table:table-cell office:value-type="float" office:value="863871" calcext:value-type="float">
            <text:p>863871</text:p>
          </table:table-cell>
          <table:table-cell office:value-type="float" office:value="33.2856" calcext:value-type="float">
            <text:p>33.2856</text:p>
          </table:table-cell>
        </table:table-row>
        <table:table-row table:style-name="ro1">
          <table:table-cell office:value-type="float" office:value="1557077" calcext:value-type="float">
            <text:p>1557077</text:p>
          </table:table-cell>
          <table:table-cell office:value-type="float" office:value="0.0913842" calcext:value-type="float">
            <text:p>0.0913842</text:p>
          </table:table-cell>
          <table:table-cell office:value-type="float" office:value="871949" calcext:value-type="float">
            <text:p>871949</text:p>
          </table:table-cell>
          <table:table-cell office:value-type="float" office:value="3.772" calcext:value-type="float">
            <text:p>3.772</text:p>
          </table:table-cell>
          <table:table-cell office:value-type="float" office:value="864749" calcext:value-type="float">
            <text:p>864749</text:p>
          </table:table-cell>
          <table:table-cell office:value-type="float" office:value="33.2689" calcext:value-type="float">
            <text:p>33.2689</text:p>
          </table:table-cell>
        </table:table-row>
        <table:table-row table:style-name="ro1">
          <table:table-cell office:value-type="float" office:value="1558670" calcext:value-type="float">
            <text:p>1558670</text:p>
          </table:table-cell>
          <table:table-cell office:value-type="float" office:value="0.0913291" calcext:value-type="float">
            <text:p>0.0913291</text:p>
          </table:table-cell>
          <table:table-cell office:value-type="float" office:value="872835" calcext:value-type="float">
            <text:p>872835</text:p>
          </table:table-cell>
          <table:table-cell office:value-type="float" office:value="3.77177" calcext:value-type="float">
            <text:p>3.77177</text:p>
          </table:table-cell>
          <table:table-cell office:value-type="float" office:value="865626" calcext:value-type="float">
            <text:p>865626</text:p>
          </table:table-cell>
          <table:table-cell office:value-type="float" office:value="33.2633" calcext:value-type="float">
            <text:p>33.2633</text:p>
          </table:table-cell>
        </table:table-row>
        <table:table-row table:style-name="ro1">
          <table:table-cell office:value-type="float" office:value="1560262" calcext:value-type="float">
            <text:p>1560262</text:p>
          </table:table-cell>
          <table:table-cell office:value-type="float" office:value="0.0912277" calcext:value-type="float">
            <text:p>0.0912277</text:p>
          </table:table-cell>
          <table:table-cell office:value-type="float" office:value="873720" calcext:value-type="float">
            <text:p>873720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866503" calcext:value-type="float">
            <text:p>866503</text:p>
          </table:table-cell>
          <table:table-cell office:value-type="float" office:value="33.2534" calcext:value-type="float">
            <text:p>33.2534</text:p>
          </table:table-cell>
        </table:table-row>
        <table:table-row table:style-name="ro1">
          <table:table-cell office:value-type="float" office:value="1561852" calcext:value-type="float">
            <text:p>1561852</text:p>
          </table:table-cell>
          <table:table-cell office:value-type="float" office:value="0.0911599" calcext:value-type="float">
            <text:p>0.0911599</text:p>
          </table:table-cell>
          <table:table-cell office:value-type="float" office:value="874603" calcext:value-type="float">
            <text:p>874603</text:p>
          </table:table-cell>
          <table:table-cell office:value-type="float" office:value="3.76658" calcext:value-type="float">
            <text:p>3.76658</text:p>
          </table:table-cell>
          <table:table-cell office:value-type="float" office:value="867380" calcext:value-type="float">
            <text:p>867380</text:p>
          </table:table-cell>
          <table:table-cell office:value-type="float" office:value="33.2454" calcext:value-type="float">
            <text:p>33.2454</text:p>
          </table:table-cell>
        </table:table-row>
        <table:table-row table:style-name="ro1">
          <table:table-cell office:value-type="float" office:value="1563445" calcext:value-type="float">
            <text:p>1563445</text:p>
          </table:table-cell>
          <table:table-cell office:value-type="float" office:value="0.0910866" calcext:value-type="float">
            <text:p>0.0910866</text:p>
          </table:table-cell>
          <table:table-cell office:value-type="float" office:value="875488" calcext:value-type="float">
            <text:p>875488</text:p>
          </table:table-cell>
          <table:table-cell office:value-type="float" office:value="3.76079" calcext:value-type="float">
            <text:p>3.76079</text:p>
          </table:table-cell>
          <table:table-cell office:value-type="float" office:value="868257" calcext:value-type="float">
            <text:p>868257</text:p>
          </table:table-cell>
          <table:table-cell office:value-type="float" office:value="33.2378" calcext:value-type="float">
            <text:p>33.2378</text:p>
          </table:table-cell>
        </table:table-row>
        <table:table-row table:style-name="ro1">
          <table:table-cell office:value-type="float" office:value="1565044" calcext:value-type="float">
            <text:p>1565044</text:p>
          </table:table-cell>
          <table:table-cell office:value-type="float" office:value="0.09105" calcext:value-type="float">
            <text:p>0.09105</text:p>
          </table:table-cell>
          <table:table-cell office:value-type="float" office:value="876374" calcext:value-type="float">
            <text:p>876374</text:p>
          </table:table-cell>
          <table:table-cell office:value-type="float" office:value="3.75907" calcext:value-type="float">
            <text:p>3.75907</text:p>
          </table:table-cell>
          <table:table-cell office:value-type="float" office:value="869137" calcext:value-type="float">
            <text:p>869137</text:p>
          </table:table-cell>
          <table:table-cell office:value-type="float" office:value="33.2156" calcext:value-type="float">
            <text:p>33.2156</text:p>
          </table:table-cell>
        </table:table-row>
        <table:table-row table:style-name="ro1">
          <table:table-cell office:value-type="float" office:value="1566624" calcext:value-type="float">
            <text:p>1566624</text:p>
          </table:table-cell>
          <table:table-cell office:value-type="float" office:value="0.0909861" calcext:value-type="float">
            <text:p>0.0909861</text:p>
          </table:table-cell>
          <table:table-cell office:value-type="float" office:value="877260" calcext:value-type="float">
            <text:p>877260</text:p>
          </table:table-cell>
          <table:table-cell office:value-type="float" office:value="3.7515" calcext:value-type="float">
            <text:p>3.7515</text:p>
          </table:table-cell>
          <table:table-cell office:value-type="float" office:value="870013" calcext:value-type="float">
            <text:p>870013</text:p>
          </table:table-cell>
          <table:table-cell office:value-type="float" office:value="33.2268" calcext:value-type="float">
            <text:p>33.2268</text:p>
          </table:table-cell>
        </table:table-row>
        <table:table-row table:style-name="ro1">
          <table:table-cell office:value-type="float" office:value="1568201" calcext:value-type="float">
            <text:p>1568201</text:p>
          </table:table-cell>
          <table:table-cell office:value-type="float" office:value="0.0909841" calcext:value-type="float">
            <text:p>0.0909841</text:p>
          </table:table-cell>
          <table:table-cell office:value-type="float" office:value="878145" calcext:value-type="float">
            <text:p>878145</text:p>
          </table:table-cell>
          <table:table-cell office:value-type="float" office:value="3.74335" calcext:value-type="float">
            <text:p>3.74335</text:p>
          </table:table-cell>
          <table:table-cell office:value-type="float" office:value="870888" calcext:value-type="float">
            <text:p>870888</text:p>
          </table:table-cell>
          <table:table-cell office:value-type="float" office:value="33.217" calcext:value-type="float">
            <text:p>33.217</text:p>
          </table:table-cell>
        </table:table-row>
        <table:table-row table:style-name="ro1">
          <table:table-cell office:value-type="float" office:value="1569784" calcext:value-type="float">
            <text:p>1569784</text:p>
          </table:table-cell>
          <table:table-cell office:value-type="float" office:value="0.0909309" calcext:value-type="float">
            <text:p>0.0909309</text:p>
          </table:table-cell>
          <table:table-cell office:value-type="float" office:value="879027" calcext:value-type="float">
            <text:p>879027</text:p>
          </table:table-cell>
          <table:table-cell office:value-type="float" office:value="3.74255" calcext:value-type="float">
            <text:p>3.74255</text:p>
          </table:table-cell>
          <table:table-cell office:value-type="float" office:value="871763" calcext:value-type="float">
            <text:p>871763</text:p>
          </table:table-cell>
          <table:table-cell office:value-type="float" office:value="33.2089" calcext:value-type="float">
            <text:p>33.2089</text:p>
          </table:table-cell>
        </table:table-row>
        <table:table-row table:style-name="ro1">
          <table:table-cell office:value-type="float" office:value="1571360" calcext:value-type="float">
            <text:p>1571360</text:p>
          </table:table-cell>
          <table:table-cell office:value-type="float" office:value="0.0908646" calcext:value-type="float">
            <text:p>0.0908646</text:p>
          </table:table-cell>
          <table:table-cell office:value-type="float" office:value="879910" calcext:value-type="float">
            <text:p>879910</text:p>
          </table:table-cell>
          <table:table-cell office:value-type="float" office:value="3.74299" calcext:value-type="float">
            <text:p>3.74299</text:p>
          </table:table-cell>
          <table:table-cell office:value-type="float" office:value="872638" calcext:value-type="float">
            <text:p>872638</text:p>
          </table:table-cell>
          <table:table-cell office:value-type="float" office:value="33.2067" calcext:value-type="float">
            <text:p>33.2067</text:p>
          </table:table-cell>
        </table:table-row>
        <table:table-row table:style-name="ro1">
          <table:table-cell office:value-type="float" office:value="1572936" calcext:value-type="float">
            <text:p>1572936</text:p>
          </table:table-cell>
          <table:table-cell office:value-type="float" office:value="0.090844" calcext:value-type="float">
            <text:p>0.090844</text:p>
          </table:table-cell>
          <table:table-cell office:value-type="float" office:value="880793" calcext:value-type="float">
            <text:p>880793</text:p>
          </table:table-cell>
          <table:table-cell office:value-type="float" office:value="3.74266" calcext:value-type="float">
            <text:p>3.74266</text:p>
          </table:table-cell>
          <table:table-cell office:value-type="float" office:value="873513" calcext:value-type="float">
            <text:p>873513</text:p>
          </table:table-cell>
          <table:table-cell office:value-type="float" office:value="33.2058" calcext:value-type="float">
            <text:p>33.2058</text:p>
          </table:table-cell>
        </table:table-row>
        <table:table-row table:style-name="ro1">
          <table:table-cell office:value-type="float" office:value="1574516" calcext:value-type="float">
            <text:p>1574516</text:p>
          </table:table-cell>
          <table:table-cell office:value-type="float" office:value="0.0907332" calcext:value-type="float">
            <text:p>0.0907332</text:p>
          </table:table-cell>
          <table:table-cell office:value-type="float" office:value="881676" calcext:value-type="float">
            <text:p>881676</text:p>
          </table:table-cell>
          <table:table-cell office:value-type="float" office:value="3.74197" calcext:value-type="float">
            <text:p>3.74197</text:p>
          </table:table-cell>
          <table:table-cell office:value-type="float" office:value="874389" calcext:value-type="float">
            <text:p>874389</text:p>
          </table:table-cell>
          <table:table-cell office:value-type="float" office:value="33.1961" calcext:value-type="float">
            <text:p>33.1961</text:p>
          </table:table-cell>
        </table:table-row>
        <table:table-row table:style-name="ro1">
          <table:table-cell office:value-type="float" office:value="1576097" calcext:value-type="float">
            <text:p>1576097</text:p>
          </table:table-cell>
          <table:table-cell office:value-type="float" office:value="0.0907049" calcext:value-type="float">
            <text:p>0.0907049</text:p>
          </table:table-cell>
          <table:table-cell office:value-type="float" office:value="882563" calcext:value-type="float">
            <text:p>882563</text:p>
          </table:table-cell>
          <table:table-cell office:value-type="float" office:value="3.74136" calcext:value-type="float">
            <text:p>3.74136</text:p>
          </table:table-cell>
          <table:table-cell office:value-type="float" office:value="875263" calcext:value-type="float">
            <text:p>875263</text:p>
          </table:table-cell>
          <table:table-cell office:value-type="float" office:value="33.1931" calcext:value-type="float">
            <text:p>33.1931</text:p>
          </table:table-cell>
        </table:table-row>
        <table:table-row table:style-name="ro1">
          <table:table-cell office:value-type="float" office:value="1577673" calcext:value-type="float">
            <text:p>1577673</text:p>
          </table:table-cell>
          <table:table-cell office:value-type="float" office:value="0.0906744" calcext:value-type="float">
            <text:p>0.0906744</text:p>
          </table:table-cell>
          <table:table-cell office:value-type="float" office:value="883448" calcext:value-type="float">
            <text:p>883448</text:p>
          </table:table-cell>
          <table:table-cell office:value-type="float" office:value="3.7411" calcext:value-type="float">
            <text:p>3.7411</text:p>
          </table:table-cell>
          <table:table-cell office:value-type="float" office:value="876140" calcext:value-type="float">
            <text:p>876140</text:p>
          </table:table-cell>
          <table:table-cell office:value-type="float" office:value="33.1852" calcext:value-type="float">
            <text:p>33.1852</text:p>
          </table:table-cell>
        </table:table-row>
        <table:table-row table:style-name="ro1">
          <table:table-cell office:value-type="float" office:value="1579255" calcext:value-type="float">
            <text:p>1579255</text:p>
          </table:table-cell>
          <table:table-cell office:value-type="float" office:value="0.0906337" calcext:value-type="float">
            <text:p>0.0906337</text:p>
          </table:table-cell>
          <table:table-cell office:value-type="float" office:value="884335" calcext:value-type="float">
            <text:p>884335</text:p>
          </table:table-cell>
          <table:table-cell office:value-type="float" office:value="3.74074" calcext:value-type="float">
            <text:p>3.74074</text:p>
          </table:table-cell>
          <table:table-cell office:value-type="float" office:value="877014" calcext:value-type="float">
            <text:p>877014</text:p>
          </table:table-cell>
          <table:table-cell office:value-type="float" office:value="33.1737" calcext:value-type="float">
            <text:p>33.1737</text:p>
          </table:table-cell>
        </table:table-row>
        <table:table-row table:style-name="ro1">
          <table:table-cell office:value-type="float" office:value="1580862" calcext:value-type="float">
            <text:p>1580862</text:p>
          </table:table-cell>
          <table:table-cell office:value-type="float" office:value="0.0905583" calcext:value-type="float">
            <text:p>0.0905583</text:p>
          </table:table-cell>
          <table:table-cell office:value-type="float" office:value="885220" calcext:value-type="float">
            <text:p>885220</text:p>
          </table:table-cell>
          <table:table-cell office:value-type="float" office:value="3.74012" calcext:value-type="float">
            <text:p>3.74012</text:p>
          </table:table-cell>
          <table:table-cell office:value-type="float" office:value="877889" calcext:value-type="float">
            <text:p>877889</text:p>
          </table:table-cell>
          <table:table-cell office:value-type="float" office:value="33.1526" calcext:value-type="float">
            <text:p>33.1526</text:p>
          </table:table-cell>
        </table:table-row>
        <table:table-row table:style-name="ro1">
          <table:table-cell office:value-type="float" office:value="1582454" calcext:value-type="float">
            <text:p>1582454</text:p>
          </table:table-cell>
          <table:table-cell office:value-type="float" office:value="0.0905478" calcext:value-type="float">
            <text:p>0.0905478</text:p>
          </table:table-cell>
          <table:table-cell office:value-type="float" office:value="886107" calcext:value-type="float">
            <text:p>886107</text:p>
          </table:table-cell>
          <table:table-cell office:value-type="float" office:value="3.73974" calcext:value-type="float">
            <text:p>3.73974</text:p>
          </table:table-cell>
          <table:table-cell office:value-type="float" office:value="878766" calcext:value-type="float">
            <text:p>878766</text:p>
          </table:table-cell>
          <table:table-cell office:value-type="float" office:value="33.1389" calcext:value-type="float">
            <text:p>33.1389</text:p>
          </table:table-cell>
        </table:table-row>
        <table:table-row table:style-name="ro1">
          <table:table-cell office:value-type="float" office:value="1584051" calcext:value-type="float">
            <text:p>1584051</text:p>
          </table:table-cell>
          <table:table-cell office:value-type="float" office:value="0.0905476" calcext:value-type="float">
            <text:p>0.0905476</text:p>
          </table:table-cell>
          <table:table-cell office:value-type="float" office:value="886991" calcext:value-type="float">
            <text:p>886991</text:p>
          </table:table-cell>
          <table:table-cell office:value-type="float" office:value="3.73932" calcext:value-type="float">
            <text:p>3.73932</text:p>
          </table:table-cell>
          <table:table-cell office:value-type="float" office:value="879639" calcext:value-type="float">
            <text:p>879639</text:p>
          </table:table-cell>
          <table:table-cell office:value-type="float" office:value="33.1325" calcext:value-type="float">
            <text:p>33.1325</text:p>
          </table:table-cell>
        </table:table-row>
        <table:table-row table:style-name="ro1">
          <table:table-cell office:value-type="float" office:value="1585651" calcext:value-type="float">
            <text:p>1585651</text:p>
          </table:table-cell>
          <table:table-cell office:value-type="float" office:value="0.0905103" calcext:value-type="float">
            <text:p>0.0905103</text:p>
          </table:table-cell>
          <table:table-cell office:value-type="float" office:value="887874" calcext:value-type="float">
            <text:p>887874</text:p>
          </table:table-cell>
          <table:table-cell office:value-type="float" office:value="3.73899" calcext:value-type="float">
            <text:p>3.73899</text:p>
          </table:table-cell>
          <table:table-cell office:value-type="float" office:value="880515" calcext:value-type="float">
            <text:p>880515</text:p>
          </table:table-cell>
          <table:table-cell office:value-type="float" office:value="33.1475" calcext:value-type="float">
            <text:p>33.1475</text:p>
          </table:table-cell>
        </table:table-row>
        <table:table-row table:style-name="ro1">
          <table:table-cell office:value-type="float" office:value="1587245" calcext:value-type="float">
            <text:p>1587245</text:p>
          </table:table-cell>
          <table:table-cell office:value-type="float" office:value="0.0905213" calcext:value-type="float">
            <text:p>0.0905213</text:p>
          </table:table-cell>
          <table:table-cell office:value-type="float" office:value="888759" calcext:value-type="float">
            <text:p>888759</text:p>
          </table:table-cell>
          <table:table-cell office:value-type="float" office:value="3.73858" calcext:value-type="float">
            <text:p>3.73858</text:p>
          </table:table-cell>
          <table:table-cell office:value-type="float" office:value="881389" calcext:value-type="float">
            <text:p>881389</text:p>
          </table:table-cell>
          <table:table-cell office:value-type="float" office:value="33.1464" calcext:value-type="float">
            <text:p>33.1464</text:p>
          </table:table-cell>
        </table:table-row>
        <table:table-row table:style-name="ro1">
          <table:table-cell office:value-type="float" office:value="1588838" calcext:value-type="float">
            <text:p>1588838</text:p>
          </table:table-cell>
          <table:table-cell office:value-type="float" office:value="0.0905804" calcext:value-type="float">
            <text:p>0.0905804</text:p>
          </table:table-cell>
          <table:table-cell office:value-type="float" office:value="889641" calcext:value-type="float">
            <text:p>889641</text:p>
          </table:table-cell>
          <table:table-cell office:value-type="float" office:value="3.73816" calcext:value-type="float">
            <text:p>3.73816</text:p>
          </table:table-cell>
          <table:table-cell office:value-type="float" office:value="882263" calcext:value-type="float">
            <text:p>882263</text:p>
          </table:table-cell>
          <table:table-cell office:value-type="float" office:value="33.1415" calcext:value-type="float">
            <text:p>33.1415</text:p>
          </table:table-cell>
        </table:table-row>
        <table:table-row table:style-name="ro1">
          <table:table-cell office:value-type="float" office:value="1590426" calcext:value-type="float">
            <text:p>1590426</text:p>
          </table:table-cell>
          <table:table-cell office:value-type="float" office:value="0.0906013" calcext:value-type="float">
            <text:p>0.0906013</text:p>
          </table:table-cell>
          <table:table-cell office:value-type="float" office:value="890525" calcext:value-type="float">
            <text:p>890525</text:p>
          </table:table-cell>
          <table:table-cell office:value-type="float" office:value="3.73801" calcext:value-type="float">
            <text:p>3.73801</text:p>
          </table:table-cell>
          <table:table-cell office:value-type="float" office:value="883140" calcext:value-type="float">
            <text:p>883140</text:p>
          </table:table-cell>
          <table:table-cell office:value-type="float" office:value="33.1322" calcext:value-type="float">
            <text:p>33.1322</text:p>
          </table:table-cell>
        </table:table-row>
        <table:table-row table:style-name="ro1">
          <table:table-cell office:value-type="float" office:value="1592024" calcext:value-type="float">
            <text:p>1592024</text:p>
          </table:table-cell>
          <table:table-cell office:value-type="float" office:value="0.0906548" calcext:value-type="float">
            <text:p>0.0906548</text:p>
          </table:table-cell>
          <table:table-cell office:value-type="float" office:value="891409" calcext:value-type="float">
            <text:p>891409</text:p>
          </table:table-cell>
          <table:table-cell office:value-type="float" office:value="3.73785" calcext:value-type="float">
            <text:p>3.73785</text:p>
          </table:table-cell>
          <table:table-cell office:value-type="float" office:value="884017" calcext:value-type="float">
            <text:p>884017</text:p>
          </table:table-cell>
          <table:table-cell office:value-type="float" office:value="33.1217" calcext:value-type="float">
            <text:p>33.1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Bitstream Vera Sans" fo:language="en" fo:country="US" style:font-name-asian="Bitstream Vera Sans1" style:language-asian="zh" style:country-asian="CN" style:font-name-complex="Bitstream Vera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33:05.334250711</meta:creation-date>
    <meta:generator>LibreOffice/4.3.6.2$Linux_X86_64 LibreOffice_project/430m0$Build-2</meta:generator>
    <dc:date>2015-03-09T17:37:35.878765993</dc:date>
    <meta:editing-duration>PT4M30S</meta:editing-duration>
    <meta:editing-cycles>1</meta:editing-cycles>
    <meta:document-statistic meta:table-count="1" meta:cell-count="6006" meta:object-count="0"/>
  </office:meta>
</office:document-meta>
</file>